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3.7319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2.3457in"/>
    </style:style>
    <style:style style:name="co5" style:family="table-column">
      <style:table-column-properties fo:break-before="auto" style:column-width="2.2154in"/>
    </style:style>
    <style:style style:name="co6" style:family="table-column">
      <style:table-column-properties fo:break-before="auto" style:column-width="2.302in"/>
    </style:style>
    <style:style style:name="co7" style:family="table-column">
      <style:table-column-properties fo:break-before="auto" style:column-width="3.252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2.0728in"/>
    </style:style>
    <style:style style:name="co10" style:family="table-column">
      <style:table-column-properties fo:break-before="auto" style:column-width="0.829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3.6008in"/>
    </style:style>
    <style:style style:name="co13" style:family="table-column">
      <style:table-column-properties fo:break-before="auto" style:column-width="1.4618in"/>
    </style:style>
    <style:style style:name="co14" style:family="table-column">
      <style:table-column-properties fo:break-before="auto" style:column-width="3.5575in"/>
    </style:style>
    <style:style style:name="ro1" style:family="table-row">
      <style:table-row-properties style:row-height="0.2583in" fo:break-before="auto" style:use-optimal-row-height="false"/>
    </style:style>
    <style:style style:name="ro2" style:family="table-row">
      <style:table-row-properties style:row-height="0.2799in" fo:break-before="auto" style:use-optimal-row-height="false"/>
    </style:style>
    <style:style style:name="ro3" style:family="table-row">
      <style:table-row-properties style:row-height="0.2902in" fo:break-before="auto" style:use-optimal-row-height="false"/>
    </style:style>
    <style:style style:name="ta1" style:family="table" style:master-page-name="PageStyle_5f_Catalogo">
      <style:table-properties table:display="true" style:writing-mode="lr-tb"/>
    </style:style>
    <style:style style:name="ta2" style:family="table" style:master-page-name="PageStyle_5f_Clienti">
      <style:table-properties table:display="true" style:writing-mode="lr-tb"/>
    </style:style>
    <style:style style:name="ta3" style:family="table" style:master-page-name="PageStyle_5f_Set">
      <style:table-properties table:display="true" style:writing-mode="lr-tb"/>
    </style:style>
    <style:style style:name="ta4" style:family="table" style:master-page-name="PageStyle_5f_Ot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36"/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atalog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>
            <text:p>Codice</text:p>
          </table:table-cell>
          <table:table-cell table:style-name="ce1" office:value-type="string">
            <text:p>Titolo</text:p>
          </table:table-cell>
          <table:table-cell table:style-name="ce1" office:value-type="string">
            <text:p>Genere</text:p>
          </table:table-cell>
          <table:table-cell table:style-name="ce1" office:value-type="string">
            <text:p>Regista</text:p>
          </table:table-cell>
          <table:table-cell table:style-name="ce1" office:value-type="string">
            <text:p>Attore1</text:p>
          </table:table-cell>
          <table:table-cell table:style-name="ce1" office:value-type="string">
            <text:p>Attore2</text:p>
          </table:table-cell>
          <table:table-cell table:style-name="ce1" office:value-type="string">
            <text:p>Casa produttrice</text:p>
          </table:table-cell>
          <table:table-cell table:number-columns-repeated="24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INTERCEPTOR IL GUERRIERO DELLA STRAD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SPENCE BRU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L'ESORCIST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BLAIR LINDA</text:p>
          </table:table-cell>
          <table:table-cell table:style-name="ce3" office:value-type="string">
            <text:p>VON SIDOW MAX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SHINING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KUBRICK STANLEY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DUVALL SHELL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I 4 DELL'OCA SELVAGGI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CLAGLEN ANDREW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MOORE ROG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BERRETTI VERDI</text:p>
          </table:table-cell>
          <table:table-cell table:style-name="ce3" office:value-type="string">
            <text:p>Guerra</text:p>
          </table:table-cell>
          <table:table-cell table:number-columns-repeated="2" table:style-name="ce3" office:value-type="string">
            <text:p>WAYNE JOHN</text:p>
          </table:table-cell>
          <table:table-cell table:style-name="ce3" office:value-type="string">
            <text:p>JANSSEN DAVI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L'ESORCISTA 2 L'ERETIC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OODHART WILLIAM</text:p>
          </table:table-cell>
          <table:table-cell table:style-name="ce3" office:value-type="string">
            <text:p>BLAIR LINDA</text:p>
          </table:table-cell>
          <table:table-cell table:style-name="ce3" office:value-type="string">
            <text:p>BURTON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QUELLI DELLA NOTTE SOUVENIR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RBORE RENZO</text:p>
          </table:table-cell>
          <table:table-cell table:style-name="ce3" office:value-type="string">
            <text:p>FRASSICA NIN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 office:value-type="string">
            <text:p>DERSU UZAL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UROSAWA AKIRA</text:p>
          </table:table-cell>
          <table:table-cell table:style-name="ce3" office:value-type="string">
            <text:p>SOLOMIN JURI</text:p>
          </table:table-cell>
          <table:table-cell table:style-name="ce3" office:value-type="string">
            <text:p>MUNZUK MAKSI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 office:value-type="string">
            <text:p>GREMLIN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ANTE JOE</text:p>
          </table:table-cell>
          <table:table-cell table:style-name="ce3" office:value-type="string">
            <text:p>CALLIGAN ZACH</text:p>
          </table:table-cell>
          <table:table-cell table:style-name="ce3" office:value-type="string">
            <text:p>CATES PHOEB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3" office:value-type="string">
            <text:p>INTERCEPTO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SAMUEL JOAN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 office:value-type="string">
            <text:p>IL TEXANO DAGLI OCCHI DI GHIACCIO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LOCKE SOND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IL MUCCHIO SELVAGGI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ECKINPAH SAM</text:p>
          </table:table-cell>
          <table:table-cell table:style-name="ce3" office:value-type="string">
            <text:p>HOLDEN WILLIAM</text:p>
          </table:table-cell>
          <table:table-cell table:style-name="ce3" office:value-type="string">
            <text:p>BORGNINE ERNES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I LUNGHI GIORNI DELLE AQUIL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AMILTON GUY</text:p>
          </table:table-cell>
          <table:table-cell table:style-name="ce3" office:value-type="string">
            <text:p>CAINE MICHAEL</text:p>
          </table:table-cell>
          <table:table-cell table:style-name="ce3" office:value-type="string">
            <text:p>SHAW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 office:value-type="string">
            <text:p>DUMB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EXCALIBU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ORMAN JOHN</text:p>
          </table:table-cell>
          <table:table-cell table:style-name="ce3" office:value-type="string">
            <text:p>TERRY NIGEL</text:p>
          </table:table-cell>
          <table:table-cell table:style-name="ce3" office:value-type="string">
            <text:p>MIRREN HELE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 office:value-type="string">
            <text:p>LA BATTAGLIA DEI GIGANT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NNAKIN KEN</text:p>
          </table:table-cell>
          <table:table-cell table:style-name="ce3" office:value-type="string">
            <text:p>FONDA HENRY</text:p>
          </table:table-cell>
          <table:table-cell table:style-name="ce3" office:value-type="string">
            <text:p>SHAW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 office:value-type="string">
            <text:p>BLADE RUNN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UER RUTG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 office:value-type="string">
            <text:p>ALBA ROSS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ILIUS JOHN</text:p>
          </table:table-cell>
          <table:table-cell table:style-name="ce3" office:value-type="string">
            <text:p>JOHNSON BEN</text:p>
          </table:table-cell>
          <table:table-cell table:style-name="ce3" office:value-type="string">
            <text:p>SWAYZE PATRI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3" office:value-type="string">
            <text:p>AMICI MIE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NICELLI MARIO</text:p>
          </table:table-cell>
          <table:table-cell table:style-name="ce3" office:value-type="string">
            <text:p>TOGNAZZI UGO</text:p>
          </table:table-cell>
          <table:table-cell table:style-name="ce3" office:value-type="string">
            <text:p>CELI ADOLF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3" office:value-type="string">
            <text:p>IL SECONDO TRAGICO FANTOZZ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CE LUCIANO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MAZZAMAURO AN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3" office:value-type="string">
            <text:p>CONAN IL BARBA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ILIUS JOH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EARL JONES JAM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3" office:value-type="string">
            <text:p>PROFONDO ROSS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HEMMINGS DAVID</text:p>
          </table:table-cell>
          <table:table-cell table:style-name="ce3" office:value-type="string">
            <text:p>NICOLODI DAR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string">
            <text:p>INFERN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GIORGI ELEONORA</text:p>
          </table:table-cell>
          <table:table-cell table:style-name="ce3" office:value-type="string">
            <text:p>NICOLODI DAR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3" office:value-type="string">
            <text:p>THE DAY AFT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EYER NICHOLAS</text:p>
          </table:table-cell>
          <table:table-cell table:style-name="ce3" office:value-type="string">
            <text:p>ROBARDS JASON</text:p>
          </table:table-cell>
          <table:table-cell table:style-name="ce3" office:value-type="string">
            <text:p>WILLIAMS JOBETH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3" office:value-type="string">
            <text:p>BUTCH CASSIDY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ILL GEORGE ROY</text:p>
          </table:table-cell>
          <table:table-cell table:style-name="ce3" office:value-type="string">
            <text:p>NEWMAN PAUL</text:p>
          </table:table-cell>
          <table:table-cell table:style-name="ce3" office:value-type="string">
            <text:p>REDFORD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3" office:value-type="string">
            <text:p>LA BIBBI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HUSTON JOHN</text:p>
          </table:table-cell>
          <table:table-cell table:style-name="ce3" office:value-type="string">
            <text:p>HARRIS RICHARD</text:p>
          </table:table-cell>
          <table:table-cell table:style-name="ce3" office:value-type="string">
            <text:p>HUSTON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 office:value-type="string">
            <text:p>I DUE INVINCIBILI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CLAGLEN ANDREW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HUDSON RO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 office:value-type="string">
            <text:p>MADONNA CHE SILENZIO C'E STASE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NZI MAURIZIO</text:p>
          </table:table-cell>
          <table:table-cell table:style-name="ce3" office:value-type="string">
            <text:p>NUTI FRANCESCO</text:p>
          </table:table-cell>
          <table:table-cell table:style-name="ce3" office:value-type="string">
            <text:p>ANGELILLO EDI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3" office:value-type="string">
            <text:p>HOMB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RITT MARTIN</text:p>
          </table:table-cell>
          <table:table-cell table:style-name="ce3" office:value-type="string">
            <text:p>NEWMAN PAUL</text:p>
          </table:table-cell>
          <table:table-cell table:style-name="ce3" office:value-type="string">
            <text:p>MARCH FREDERIC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3" office:value-type="string">
            <text:p>IL PICCOLO GRANDE UOM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ENN ARTHUR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DUNAWAY FAY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3" office:value-type="string">
            <text:p>UN UOMO CHIAMATO CAVAL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ILVERSTEIN ELLIOTT</text:p>
          </table:table-cell>
          <table:table-cell table:style-name="ce3" office:value-type="string">
            <text:p>HARRIS RICHARD</text:p>
          </table:table-cell>
          <table:table-cell table:style-name="ce3" office:value-type="string">
            <text:p>ANDERSON DAME JUDITH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3" office:value-type="string">
            <text:p>CLEOPATR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MCMANKIEWICZ JOSEPH</text:p>
          </table:table-cell>
          <table:table-cell table:style-name="ce3" office:value-type="string">
            <text:p>TAYLOR ELISABETH</text:p>
          </table:table-cell>
          <table:table-cell table:style-name="ce3" office:value-type="string">
            <text:p>BURTON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3" office:value-type="string">
            <text:p>ROMMEL LA VOLPE DEL DESERT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ATHAWAY HENRY</text:p>
          </table:table-cell>
          <table:table-cell table:style-name="ce3" office:value-type="string">
            <text:p>MASON JAMES</text:p>
          </table:table-cell>
          <table:table-cell table:style-name="ce3" office:value-type="string">
            <text:p>TANDY JESSIC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3" office:value-type="string">
            <text:p>IL GIORNO PIU LUNG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EGISTI VARI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FONDA HEN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3" office:value-type="string">
            <text:p>I GIOVANI LEON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MYTRYCK EDWARD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MARTIN DE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3" office:value-type="string">
            <text:p>CARTOON DISNEY 4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3" office:value-type="string">
            <text:p>CARTOON DISNEY 6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3" office:value-type="string">
            <text:p>PAPERI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3" office:value-type="string">
            <text:p>LE AVVENTURE DI CACCIA DEL P.DE PAPERI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3" office:value-type="string">
            <text:p>PAPERINO E LA SUA BANDA DI PAPE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3" office:value-type="string">
            <text:p>BUON COMPLEANNO PAPERI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3" office:value-type="string">
            <text:p>PIPPO,PLUTO,PAPERINO SUPERSHOW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3" office:value-type="string">
            <text:p>PAPERINO E I RACCONTI MISTERIOS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3" office:value-type="string">
            <text:p>PIPPO OLIMPION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string">
            <text:p>LE AVVENTURE DI CIP E CIOP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3" office:value-type="string">
            <text:p>ROBIN HOO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3" office:value-type="string">
            <text:p>ALICE NEL PAESE DELLE MERAVIGLI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3" office:value-type="string">
            <text:p>UN DOLLARO D'ONO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WKS HOWARD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MARTIN DE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3" office:value-type="string">
            <text:p>STATI DI ALLUCINAZIO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USSELL KEN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BROWN BRI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3" office:value-type="string">
            <text:p>CAPOBAND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DA COSTA MORTON</text:p>
          </table:table-cell>
          <table:table-cell table:style-name="ce3" office:value-type="string">
            <text:p>PRESTON RICHARD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string">
            <text:p>BREAKDANC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ILBERG JOEL</text:p>
          </table:table-cell>
          <table:table-cell table:style-name="ce3" office:value-type="string">
            <text:p>DICKEY LUCINDA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3" office:value-type="string">
            <text:p>LA CASA 1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AIMI SAMUEL</text:p>
          </table:table-cell>
          <table:table-cell table:style-name="ce3" office:value-type="string">
            <text:p>CAMPBELL BRUCE</text:p>
          </table:table-cell>
          <table:table-cell table:style-name="ce3" office:value-type="string">
            <text:p>SANDWEISS ELL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3" office:value-type="string">
            <text:p>SARANNO FAMOSI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ARKER ALAN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3" office:value-type="string">
            <text:p>2001:ODISSEA N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UBRICK STANLEY</text:p>
          </table:table-cell>
          <table:table-cell table:style-name="ce3" office:value-type="string">
            <text:p>DULLEA KEIR</text:p>
          </table:table-cell>
          <table:table-cell table:style-name="ce3" office:value-type="string">
            <text:p>LOCKWOOD GA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3" office:value-type="string">
            <text:p>QUELLA SPORCA DOZZIN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LDRICH ROBERT</text:p>
          </table:table-cell>
          <table:table-cell table:style-name="ce3" office:value-type="string">
            <text:p>MARVIN LEE</text:p>
          </table:table-cell>
          <table:table-cell table:style-name="ce3" office:value-type="string">
            <text:p>BRONSON CHARL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3" office:value-type="string">
            <text:p>BASE ARTICA ZEBR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TURGES JOHN</text:p>
          </table:table-cell>
          <table:table-cell table:style-name="ce3" office:value-type="string">
            <text:p>HUDSON ROCK</text:p>
          </table:table-cell>
          <table:table-cell table:style-name="ce3" office:value-type="string">
            <text:p>BORGNINE ERNES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3" office:value-type="string">
            <text:p>PAT GARRET E BILLY THE KID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ECKINPAH SAM</text:p>
          </table:table-cell>
          <table:table-cell table:style-name="ce3" office:value-type="string">
            <text:p>COBURN JAMES</text:p>
          </table:table-cell>
          <table:table-cell table:style-name="ce3" office:value-type="string">
            <text:p>KRISTOFFERSON KRI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3" office:value-type="string">
            <text:p>TOM E JERRY VOL.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3" office:value-type="string">
            <text:p>I CANNONI DI SAN SEBASTIAN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ERNEUIL HENN</text:p>
          </table:table-cell>
          <table:table-cell table:style-name="ce3" office:value-type="string">
            <text:p>QUINN ANTHONY</text:p>
          </table:table-cell>
          <table:table-cell table:style-name="ce3" office:value-type="string">
            <text:p>BRONSON CHARL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1">
            <text:p>311</text:p>
          </table:table-cell>
          <table:table-cell table:style-name="ce3" office:value-type="string">
            <text:p>GHOSTBUSTER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MURRAY BIL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3" office:value-type="string">
            <text:p>CONAN IL DISTRUTTO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LEISCHER RICHARD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JONES GRA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3" office:value-type="string">
            <text:p>INCONTRI RAVVICINATI DEL TERZO TIP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DREYFUSS RICHARD</text:p>
          </table:table-cell>
          <table:table-cell table:style-name="ce3" office:value-type="string">
            <text:p>DILLON MELIND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1">
            <text:p>321</text:p>
          </table:table-cell>
          <table:table-cell table:style-name="ce3" office:value-type="string">
            <text:p>NON CI RESTA CHE PIANGER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TROISI MASSIMO</text:p>
          </table:table-cell>
          <table:table-cell table:style-name="ce3" office:value-type="string">
            <text:p>BENIGNI ROBERT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3" office:value-type="string">
            <text:p>GANDH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ATTENBOROUGH RICHARD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BERGEN CANDI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3" office:value-type="string">
            <text:p>I GIGANTI DEL WEST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ANG RICHARD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KEITH BRI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3" office:value-type="string">
            <text:p>CAT BALLOU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ILVERSTEIN ELLIOTT</text:p>
          </table:table-cell>
          <table:table-cell table:style-name="ce3" office:value-type="string">
            <text:p>FONDA JANE</text:p>
          </table:table-cell>
          <table:table-cell table:style-name="ce3" office:value-type="string">
            <text:p>MARVIN L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3" office:value-type="string">
            <text:p>I CANNONI DI NAVARON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THOMPSON J.LEE</text:p>
          </table:table-cell>
          <table:table-cell table:style-name="ce3" office:value-type="string">
            <text:p>PECK GREGORY</text:p>
          </table:table-cell>
          <table:table-cell table:style-name="ce3" office:value-type="string">
            <text:p>NIVEN DAVI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3" office:value-type="string">
            <text:p>L'ORO DI MACKENN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THOMPSON J.LEE</text:p>
          </table:table-cell>
          <table:table-cell table:style-name="ce3" office:value-type="string">
            <text:p>PECK GREGORY</text:p>
          </table:table-cell>
          <table:table-cell table:style-name="ce3" office:value-type="string">
            <text:p>SHARIF OMA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3" office:value-type="string">
            <text:p>PURPLE RAIN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MAGNOLI ALBERT</text:p>
          </table:table-cell>
          <table:table-cell table:style-name="ce3" office:value-type="string">
            <text:p>PRINCE</text:p>
          </table:table-cell>
          <table:table-cell table:style-name="ce3" office:value-type="string">
            <text:p>APOLLON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7">
            <text:p>417</text:p>
          </table:table-cell>
          <table:table-cell table:style-name="ce3" office:value-type="string">
            <text:p>LA CONQUISTA DEL WEST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THAWAY HENRY</text:p>
          </table:table-cell>
          <table:table-cell table:style-name="ce3" office:value-type="string">
            <text:p>STEWART JAMES</text:p>
          </table:table-cell>
          <table:table-cell table:style-name="ce3" office:value-type="string">
            <text:p>FONDA HEN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29">
            <text:p>429</text:p>
          </table:table-cell>
          <table:table-cell table:style-name="ce3" office:value-type="string">
            <text:p>IO,GRANDE CACCIATO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RVEY ANTHONY</text:p>
          </table:table-cell>
          <table:table-cell table:style-name="ce3" office:value-type="string">
            <text:p>SHEEN MARTIN</text:p>
          </table:table-cell>
          <table:table-cell table:style-name="ce3" office:value-type="string">
            <text:p>WATERSON SA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3" office:value-type="string">
            <text:p>BREAKIN' ELECTRIC BOOGALO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FIRSTEMBERG SAM</text:p>
          </table:table-cell>
          <table:table-cell table:style-name="ce3" office:value-type="string">
            <text:p>DICKEY LUCINDA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92">
            <text:p>492</text:p>
          </table:table-cell>
          <table:table-cell table:style-name="ce3" office:value-type="string">
            <text:p>L'ASINELL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3" office:value-type="string">
            <text:p>SILLY SYMPHONIE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98">
            <text:p>498</text:p>
          </table:table-cell>
          <table:table-cell table:style-name="ce3" office:value-type="string">
            <text:p>PHENOMEN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CONNELLY JENNIFER</text:p>
          </table:table-cell>
          <table:table-cell table:style-name="ce3" office:value-type="string">
            <text:p>PLEASANCE DONAL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3" office:value-type="string">
            <text:p>TENEB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FRANCIOSA ANTONY</text:p>
          </table:table-cell>
          <table:table-cell table:style-name="ce3" office:value-type="string">
            <text:p>GEMMA GIULIAN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3" office:value-type="string">
            <text:p>L'UCCELLO DALLE PIUME DI CRISTAL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MUSANTE TONY</text:p>
          </table:table-cell>
          <table:table-cell table:style-name="ce3" office:value-type="string">
            <text:p>SALERNO ENRICO MAR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01">
            <text:p>501</text:p>
          </table:table-cell>
          <table:table-cell table:style-name="ce3" office:value-type="string">
            <text:p>FANTOZZI SUBISCE ANCO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MAZZAMAURO ANNA</text:p>
          </table:table-cell>
          <table:table-cell table:style-name="ce3" office:value-type="string">
            <text:p>VILLAGGIO PAOL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03">
            <text:p>503</text:p>
          </table:table-cell>
          <table:table-cell table:style-name="ce3" office:value-type="string">
            <text:p>IO,CHIARA E LO SCU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NZI MAURIZIO</text:p>
          </table:table-cell>
          <table:table-cell table:style-name="ce3" office:value-type="string">
            <text:p>NUTI FRANCESCO</text:p>
          </table:table-cell>
          <table:table-cell table:style-name="ce3" office:value-type="string">
            <text:p>DE SIO GIULIA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08">
            <text:p>508</text:p>
          </table:table-cell>
          <table:table-cell table:style-name="ce3" office:value-type="string">
            <text:p>SOLE ROSS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YOUNG TERENCE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ANDRESS URSUL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11">
            <text:p>511</text:p>
          </table:table-cell>
          <table:table-cell table:style-name="ce3" office:value-type="string">
            <text:p>IL GATTOPARD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VISCONTI LUCHINO</text:p>
          </table:table-cell>
          <table:table-cell table:style-name="ce3" office:value-type="string">
            <text:p>LANCASTER BURT</text:p>
          </table:table-cell>
          <table:table-cell table:style-name="ce3" office:value-type="string">
            <text:p>CARDINALE CLAUD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3" office:value-type="string">
            <text:p>CAVALCARONO INSIEM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FORD JOHN</text:p>
          </table:table-cell>
          <table:table-cell table:style-name="ce3" office:value-type="string">
            <text:p>STEWART JAMES</text:p>
          </table:table-cell>
          <table:table-cell table:style-name="ce3" office:value-type="string">
            <text:p>WIDMARK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25">
            <text:p>525</text:p>
          </table:table-cell>
          <table:table-cell table:style-name="ce3" office:value-type="string">
            <text:p>RAMB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KOTCHEFF TED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CRENNA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37">
            <text:p>537</text:p>
          </table:table-cell>
          <table:table-cell table:style-name="ce3" office:value-type="string">
            <text:p>IL GATTO A NOVE COD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SPAAK CATHERINE</text:p>
          </table:table-cell>
          <table:table-cell table:style-name="ce3" office:value-type="string">
            <text:p>FRANCISCUS JAM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38">
            <text:p>538</text:p>
          </table:table-cell>
          <table:table-cell table:style-name="ce3" office:value-type="string">
            <text:p>SON CONTEN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NZI MAURIZIO</text:p>
          </table:table-cell>
          <table:table-cell table:style-name="ce3" office:value-type="string">
            <text:p>NUTI FRANCESCO</text:p>
          </table:table-cell>
          <table:table-cell table:style-name="ce3" office:value-type="string">
            <text:p>DE ROSSI BARBA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545">
            <text:p>545</text:p>
          </table:table-cell>
          <table:table-cell table:style-name="ce3" office:value-type="string">
            <text:p>LA GRANDE RAPIN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E JACK</text:p>
          </table:table-cell>
          <table:table-cell table:style-name="ce3" office:value-type="string">
            <text:p>FINCH PETER</text:p>
          </table:table-cell>
          <table:table-cell table:style-name="ce3" office:value-type="string">
            <text:p>LEWIS RONAL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3" office:value-type="string">
            <text:p>CARMEN STORY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AURA CARLOS</text:p>
          </table:table-cell>
          <table:table-cell table:style-name="ce3" office:value-type="string">
            <text:p>GADES ANTONIO</text:p>
          </table:table-cell>
          <table:table-cell table:style-name="ce3" office:value-type="string">
            <text:p>DEL SOL LAU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28">
            <text:p>628</text:p>
          </table:table-cell>
          <table:table-cell table:style-name="ce3" office:value-type="string">
            <text:p>IL SIGNORE DEGLI ANELL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AKSHI RALPH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29">
            <text:p>629</text:p>
          </table:table-cell>
          <table:table-cell table:style-name="ce3" office:value-type="string">
            <text:p>PINK FLOYD-THE WALL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ARKER ALAN</text:p>
          </table:table-cell>
          <table:table-cell table:style-name="ce3" office:value-type="string">
            <text:p>GELDOF BOB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3" office:value-type="string">
            <text:p>LA BALLATA DI GREGORIO CORTEZ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YOUNG ROBERT</text:p>
          </table:table-cell>
          <table:table-cell table:style-name="ce3" office:value-type="string">
            <text:p>OLMOS EDWARD JAMES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3" office:value-type="string">
            <text:p>YES,GIORGI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CHAFFNER FRANKLYN J.</text:p>
          </table:table-cell>
          <table:table-cell table:style-name="ce3" office:value-type="string">
            <text:p>PAVAROTTI LUCIANO</text:p>
          </table:table-cell>
          <table:table-cell table:style-name="ce3" office:value-type="string">
            <text:p>HARROLD KATHRY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3" office:value-type="string">
            <text:p>IVANHO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THORPE RICHARD</text:p>
          </table:table-cell>
          <table:table-cell table:style-name="ce3" office:value-type="string">
            <text:p>TAYLOR ELIZABETH</text:p>
          </table:table-cell>
          <table:table-cell table:style-name="ce3" office:value-type="string">
            <text:p>TAYLOR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3" office:value-type="string">
            <text:p>RAMBO 2 LA VENDETT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COSMATOS GEORGE PAN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CRENNA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3" office:value-type="string">
            <text:p>BATMAN (CARTOONS)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3" office:value-type="string">
            <text:p>SOLDATI A CAVAL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FORD JOHN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HOLDEN WILLIA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3" office:value-type="string">
            <text:p>NEW YORK,NEW YORK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CORSESE MARTIN</text:p>
          </table:table-cell>
          <table:table-cell table:style-name="ce3" office:value-type="string">
            <text:p>MINNELLI LIZA</text:p>
          </table:table-cell>
          <table:table-cell table:style-name="ce3" office:value-type="string">
            <text:p>DE NIRO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696">
            <text:p>696</text:p>
          </table:table-cell>
          <table:table-cell table:style-name="ce3" office:value-type="string">
            <text:p>LE VACANZE DI PIPP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16">
            <text:p>716</text:p>
          </table:table-cell>
          <table:table-cell table:style-name="ce3" office:value-type="string">
            <text:p>LA CASA DI MARY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BERSON JAMES</text:p>
          </table:table-cell>
          <table:table-cell table:style-name="ce3" office:value-type="string">
            <text:p>HOUGNTON JAMES</text:p>
          </table:table-cell>
          <table:table-cell table:style-name="ce3" office:value-type="string">
            <text:p>SALMI AL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3" office:value-type="string">
            <text:p>UN UOMO PER TUTTE LE STAGION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ZINNERMANN FRED</text:p>
          </table:table-cell>
          <table:table-cell table:style-name="ce3" office:value-type="string">
            <text:p>SHAW ROBERT</text:p>
          </table:table-cell>
          <table:table-cell table:style-name="ce3" office:value-type="string">
            <text:p>YORK SUSANNAH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30">
            <text:p>730</text:p>
          </table:table-cell>
          <table:table-cell table:style-name="ce3" office:value-type="string">
            <text:p>MAD MAX OLTRE LA SFERA DEL TUO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TURNER TINA</text:p>
          </table:table-cell>
          <table:table-cell table:style-name="ce3" office:value-type="string">
            <text:p>GIBSON ME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37">
            <text:p>737</text:p>
          </table:table-cell>
          <table:table-cell table:style-name="ce3" office:value-type="string">
            <text:p>TOM E JERRY VOL.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41">
            <text:p>741</text:p>
          </table:table-cell>
          <table:table-cell table:style-name="ce3" office:value-type="string">
            <text:p>I TRE DELL'OPERAZIONE DRAG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LOUSE ROBERT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SAXON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3" office:value-type="string">
            <text:p>ALIEN 1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SKERRITT TOM</text:p>
          </table:table-cell>
          <table:table-cell table:style-name="ce3" office:value-type="string">
            <text:p>WEAVER SIGOURN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48">
            <text:p>748</text:p>
          </table:table-cell>
          <table:table-cell table:style-name="ce3" office:value-type="string">
            <text:p>STAR WARS IV - UNA NUOVA SPERANZ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UCAS GEORGE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MMIL MARK</text:p>
          </table:table-cell>
          <table:table-cell table:style-name="ce3" office:value-type="string">
            <text:p>20TH CENTURY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49">
            <text:p>749</text:p>
          </table:table-cell>
          <table:table-cell table:style-name="ce3" office:value-type="string">
            <text:p>RIO LOB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WKS HOWARD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50">
            <text:p>750</text:p>
          </table:table-cell>
          <table:table-cell table:style-name="ce3" office:value-type="string">
            <text:p>KAGEMUSHA L'OMBRA DEL GUERRIER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KUROSAWA AKIRA</text:p>
          </table:table-cell>
          <table:table-cell table:style-name="ce3" office:value-type="string">
            <text:p>NAKADAI TATSUYA</text:p>
          </table:table-cell>
          <table:table-cell table:style-name="ce3" office:value-type="string">
            <text:p>YAMAZAKI TSUTOMU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3" office:value-type="string">
            <text:p>ALL THAT JAZZ-LO SPETTACOLO COMINCI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FOSSE BOB</text:p>
          </table:table-cell>
          <table:table-cell table:style-name="ce3" office:value-type="string">
            <text:p>SCHEIDER ROY</text:p>
          </table:table-cell>
          <table:table-cell table:style-name="ce3" office:value-type="string">
            <text:p>LANGE JESSIC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55">
            <text:p>755</text:p>
          </table:table-cell>
          <table:table-cell table:style-name="ce3" office:value-type="string">
            <text:p>LADYHAWK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PFEIFFER MICHELL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73">
            <text:p>773</text:p>
          </table:table-cell>
          <table:table-cell table:style-name="ce3" office:value-type="string">
            <text:p>IL PRINCIPE E LA BALLERIN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OLIVIER LAURENCE</text:p>
          </table:table-cell>
          <table:table-cell table:style-name="ce3" office:value-type="string">
            <text:p>MONROE MARILYN</text:p>
          </table:table-cell>
          <table:table-cell table:style-name="ce3" office:value-type="string">
            <text:p>OLIVIER LAUREN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75">
            <text:p>775</text:p>
          </table:table-cell>
          <table:table-cell table:style-name="ce3" office:value-type="string">
            <text:p>IMPICCALO PIU IN ALT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OST TED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STEVENS ING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3" office:value-type="string">
            <text:p>BIANC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ORETTI NANNI</text:p>
          </table:table-cell>
          <table:table-cell table:style-name="ce3" office:value-type="string">
            <text:p>MORANTE LAU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3" office:value-type="string">
            <text:p>CANDY E TERENC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14">
            <text:p>814</text:p>
          </table:table-cell>
          <table:table-cell table:style-name="ce3" office:value-type="string">
            <text:p>PREPARATI LA BARA!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BALDI FERDINANDO</text:p>
          </table:table-cell>
          <table:table-cell table:style-name="ce3" office:value-type="string">
            <text:p>HILL TERENCE</text:p>
          </table:table-cell>
          <table:table-cell table:style-name="ce3" office:value-type="string">
            <text:p>FRANK HORS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3" office:value-type="string">
            <text:p>LA BATTAGLIA DI ALAMO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WAYNE JOHN</text:p>
          </table:table-cell>
          <table:table-cell table:style-name="ce3" office:value-type="string">
            <text:p>WIDMARK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38">
            <text:p>838</text:p>
          </table:table-cell>
          <table:table-cell table:style-name="ce3" office:value-type="string">
            <text:p>CASABLANCA CASABLANC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DE SIO GIULIA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40">
            <text:p>840</text:p>
          </table:table-cell>
          <table:table-cell table:style-name="ce3" office:value-type="string">
            <text:p>AMICO STAMMI LONTANO ALMENO UN PALMO...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UPO MICHELE</text:p>
          </table:table-cell>
          <table:table-cell table:style-name="ce3" office:value-type="string">
            <text:p>GEMMA GIULIANO</text:p>
          </table:table-cell>
          <table:table-cell table:style-name="ce3" office:value-type="string">
            <text:p>EASTMAN GEORG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3" office:value-type="string">
            <text:p>SILVERAD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KASDAN LAWRENCE</text:p>
          </table:table-cell>
          <table:table-cell table:style-name="ce3" office:value-type="string">
            <text:p>KOSTNER KEVIN</text:p>
          </table:table-cell>
          <table:table-cell table:style-name="ce3" office:value-type="string">
            <text:p>GLENN SCOT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55">
            <text:p>855</text:p>
          </table:table-cell>
          <table:table-cell table:style-name="ce3" office:value-type="string">
            <text:p>LE NUOVE AVVENTURE DI PLU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858">
            <text:p>858</text:p>
          </table:table-cell>
          <table:table-cell table:style-name="ce3" office:value-type="string">
            <text:p>LA VITA CON TOPOLI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46">
            <text:p>946</text:p>
          </table:table-cell>
          <table:table-cell table:style-name="ce3" office:value-type="string">
            <text:p>NIGHTMARE 1 DAL PROFONDO DELLA NOTT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RAVEN WES</text:p>
          </table:table-cell>
          <table:table-cell table:style-name="ce3" office:value-type="string">
            <text:p>SAXON JOHN</text:p>
          </table:table-cell>
          <table:table-cell table:style-name="ce3" office:value-type="string">
            <text:p>BLAKELY RON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50">
            <text:p>950</text:p>
          </table:table-cell>
          <table:table-cell table:style-name="ce3" office:value-type="string">
            <text:p>IL CAVALLIERE PALLIDO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MORIARTY MICHAE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51">
            <text:p>951</text:p>
          </table:table-cell>
          <table:table-cell table:style-name="ce3" office:value-type="string">
            <text:p>L'ULTIMO APACH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ALDRICH ROBERT</text:p>
          </table:table-cell>
          <table:table-cell table:style-name="ce3" office:value-type="string">
            <text:p>LANCASTER BURT</text:p>
          </table:table-cell>
          <table:table-cell table:style-name="ce3" office:value-type="string">
            <text:p>PETERS JE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3" office:value-type="string">
            <text:p>LA SPADA NELLA ROCC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69">
            <text:p>969</text:p>
          </table:table-cell>
          <table:table-cell table:style-name="ce3" office:value-type="string">
            <text:p>DOVE OSANO LE AQUIL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UTTON BRIAN G.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EASTWOOD CLIN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84">
            <text:p>984</text:p>
          </table:table-cell>
          <table:table-cell table:style-name="ce3" office:value-type="string">
            <text:p>DEMON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VA LAMBERTO</text:p>
          </table:table-cell>
          <table:table-cell table:style-name="ce3" office:value-type="string">
            <text:p>RHODES BODDY</text:p>
          </table:table-cell>
          <table:table-cell table:style-name="ce3" office:value-type="string">
            <text:p>HOVEY NATASH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3" office:value-type="string">
            <text:p>LANCILLOTTO E GINEVR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BRESSON ROBERT</text:p>
          </table:table-cell>
          <table:table-cell table:style-name="ce3" office:value-type="string">
            <text:p>SIMON LUC</text:p>
          </table:table-cell>
          <table:table-cell table:style-name="ce3" office:value-type="string">
            <text:p>CONDOMINAS LAURA DUK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21">
            <text:p>1021</text:p>
          </table:table-cell>
          <table:table-cell table:style-name="ce3" office:value-type="string">
            <text:p>DA PLUTO CON AMOR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22">
            <text:p>1022</text:p>
          </table:table-cell>
          <table:table-cell table:style-name="ce3" office:value-type="string">
            <text:p>LE MERAVIGLIOSE FIABE DEL GRILLO PARLANT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32">
            <text:p>1032</text:p>
          </table:table-cell>
          <table:table-cell table:style-name="ce3" office:value-type="string">
            <text:p>CARRIE LO SGUARDO DI SATAN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SPACEK SISS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3" office:value-type="string">
            <text:p>IO NON CREDO A NESSUN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GRIES TOM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CRENNA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37">
            <text:p>1037</text:p>
          </table:table-cell>
          <table:table-cell table:style-name="ce3" office:value-type="string">
            <text:p>I GOONIE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ASTIN S.</text:p>
          </table:table-cell>
          <table:table-cell table:style-name="ce3" office:value-type="string">
            <text:p>BROLIN J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81">
            <text:p>1081</text:p>
          </table:table-cell>
          <table:table-cell table:style-name="ce3" office:value-type="string">
            <text:p>POCKET MONEY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ROSENBERG STUART</text:p>
          </table:table-cell>
          <table:table-cell table:style-name="ce3" office:value-type="string">
            <text:p>NEWMAN PAUL</text:p>
          </table:table-cell>
          <table:table-cell table:style-name="ce3" office:value-type="string">
            <text:p>MARVIN L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86">
            <text:p>1086</text:p>
          </table:table-cell>
          <table:table-cell table:style-name="ce3" office:value-type="string">
            <text:p>FANTOZZI CONTRO TUT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LLAGGIO E PARENTI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VUKOTIC MILE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87">
            <text:p>1087</text:p>
          </table:table-cell>
          <table:table-cell table:style-name="ce3" office:value-type="string">
            <text:p>DEGUEJ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WARREN JOSEPH</text:p>
          </table:table-cell>
          <table:table-cell table:style-name="ce3" office:value-type="string">
            <text:p>STUART JACK</text:p>
          </table:table-cell>
          <table:table-cell table:style-name="ce3" office:value-type="string">
            <text:p>VADIS D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094">
            <text:p>1094</text:p>
          </table:table-cell>
          <table:table-cell table:style-name="ce3" office:value-type="string">
            <text:p>IL SEGRETO DELLA SPAD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06">
            <text:p>1106</text:p>
          </table:table-cell>
          <table:table-cell table:style-name="ce3" office:value-type="string">
            <text:p>TERMINATO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09">
            <text:p>1109</text:p>
          </table:table-cell>
          <table:table-cell table:style-name="ce3" office:value-type="string">
            <text:p>CHORUS LIN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ATTENBOROUGH RICHARD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LANDERS AUDR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32">
            <text:p>1132</text:p>
          </table:table-cell>
          <table:table-cell table:style-name="ce3" office:value-type="string">
            <text:p>MISSOURI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ENN ARTHUR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NICHOLSON JA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33">
            <text:p>1133</text:p>
          </table:table-cell>
          <table:table-cell table:style-name="ce3" office:value-type="string">
            <text:p>ALICE'S RESTAURANT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ENN ARTHUR</text:p>
          </table:table-cell>
          <table:table-cell table:style-name="ce3" office:value-type="string">
            <text:p>GUTHRIE ARLO</text:p>
          </table:table-cell>
          <table:table-cell table:style-name="ce3" office:value-type="string">
            <text:p>QUINN PA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46">
            <text:p>1146</text:p>
          </table:table-cell>
          <table:table-cell table:style-name="ce3" office:value-type="string">
            <text:p>MAZINGA CONTRO GOLDRAK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60">
            <text:p>1160</text:p>
          </table:table-cell>
          <table:table-cell table:style-name="ce3" office:value-type="string">
            <text:p>I PREDATORI DELL'ARCA PERDU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ALLEN KAR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68">
            <text:p>1168</text:p>
          </table:table-cell>
          <table:table-cell table:style-name="ce3" office:value-type="string">
            <text:p>LO STRANIERO SENZA NOM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BLOOM VERNA</text:p>
          </table:table-cell>
          <table:table-cell table:style-name="ce3" office:value-type="string">
            <text:p>EASTWOOD CLIN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76">
            <text:p>1176</text:p>
          </table:table-cell>
          <table:table-cell table:style-name="ce3" office:value-type="string">
            <text:p>IL PONTE SUL FIUME KWA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LEAN DAVID</text:p>
          </table:table-cell>
          <table:table-cell table:style-name="ce3" office:value-type="string">
            <text:p>HOLDEN WILLIAM</text:p>
          </table:table-cell>
          <table:table-cell table:style-name="ce3" office:value-type="string">
            <text:p>HAWKINS JA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82">
            <text:p>1182</text:p>
          </table:table-cell>
          <table:table-cell table:style-name="ce3" office:value-type="string">
            <text:p>VITA DA PAPE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84">
            <text:p>1184</text:p>
          </table:table-cell>
          <table:table-cell table:style-name="ce3" office:value-type="string">
            <text:p>PAPERINO &amp; SOCI A CACCIA DI...GUA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85">
            <text:p>1185</text:p>
          </table:table-cell>
          <table:table-cell table:style-name="ce3" office:value-type="string">
            <text:p>LA FABBRICA DEI SOGN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89">
            <text:p>1189</text:p>
          </table:table-cell>
          <table:table-cell table:style-name="ce3" office:value-type="string">
            <text:p>MASSACRO A FORT APACH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FORD JOHN</text:p>
          </table:table-cell>
          <table:table-cell table:style-name="ce3" office:value-type="string">
            <text:p>FONDA HENRY</text:p>
          </table:table-cell>
          <table:table-cell table:style-name="ce3" office:value-type="string">
            <text:p>WAYNE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90">
            <text:p>1190</text:p>
          </table:table-cell>
          <table:table-cell table:style-name="ce3" office:value-type="string">
            <text:p>PER QUALCHE DOLLARO IN PIU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VAN CLEEF L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94">
            <text:p>1194</text:p>
          </table:table-cell>
          <table:table-cell table:style-name="ce3" office:value-type="string">
            <text:p>SUSPIRI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HARPER JESSICA</text:p>
          </table:table-cell>
          <table:table-cell table:style-name="ce3" office:value-type="string">
            <text:p>CASINI STEFAN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199">
            <text:p>1199</text:p>
          </table:table-cell>
          <table:table-cell table:style-name="ce3" office:value-type="string">
            <text:p>AMICI MIEI ATTO I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NICELLI MARIO</text:p>
          </table:table-cell>
          <table:table-cell table:style-name="ce3" office:value-type="string">
            <text:p>TOGNAZZI UGO</text:p>
          </table:table-cell>
          <table:table-cell table:style-name="ce3" office:value-type="string">
            <text:p>MONTAGNANI RENZ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14">
            <text:p>1214</text:p>
          </table:table-cell>
          <table:table-cell table:style-name="ce3" office:value-type="string">
            <text:p>I 50 ANNI FOLLI DI PAPERI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48">
            <text:p>1248</text:p>
          </table:table-cell>
          <table:table-cell table:style-name="ce3" office:value-type="string">
            <text:p>STAR WARS V - L'IMPERO COLPISCE ANCOR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ERSHNER IRVI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MILL MARK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260">
            <text:p>1260</text:p>
          </table:table-cell>
          <table:table-cell table:style-name="ce3" office:value-type="string">
            <text:p>CATLOW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WANAMAKER SAM</text:p>
          </table:table-cell>
          <table:table-cell table:style-name="ce3" office:value-type="string">
            <text:p>BRINNER YUL</text:p>
          </table:table-cell>
          <table:table-cell table:style-name="ce3" office:value-type="string">
            <text:p>CRENNA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66">
            <text:p>1266</text:p>
          </table:table-cell>
          <table:table-cell table:style-name="ce3" office:value-type="string">
            <text:p>RITORNO AL FUTU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FOX MICHAEL J.</text:p>
          </table:table-cell>
          <table:table-cell table:style-name="ce3" office:value-type="string">
            <text:p>LLOYD CHRISTOPH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67">
            <text:p>1267</text:p>
          </table:table-cell>
          <table:table-cell table:style-name="ce3" office:value-type="string">
            <text:p>TUTTOBENIG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ERTOLUCCI GIUSEPPE</text:p>
          </table:table-cell>
          <table:table-cell table:style-name="ce3" office:value-type="string">
            <text:p>BENIGNI ROBERTO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81">
            <text:p>1281</text:p>
          </table:table-cell>
          <table:table-cell table:style-name="ce3" office:value-type="string">
            <text:p>BRING ON THE NIGHT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STING</text:p>
          </table:table-cell>
          <table:table-cell table:style-name="ce3" office:value-type="string">
            <text:p>HAKIM OMA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296">
            <text:p>1296</text:p>
          </table:table-cell>
          <table:table-cell table:style-name="ce3" office:value-type="string">
            <text:p>IL BUONO IL BRUTTO IL CATTIV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VAN CLEEF L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02">
            <text:p>1302</text:p>
          </table:table-cell>
          <table:table-cell table:style-name="ce3" office:value-type="string">
            <text:p>CERCO IL MIO AMORE/CAPPELLO A CILINDR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STAIR FRED</text:p>
          </table:table-cell>
          <table:table-cell table:style-name="ce3" office:value-type="string">
            <text:p>ROGERS GING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03">
            <text:p>1303</text:p>
          </table:table-cell>
          <table:table-cell table:style-name="ce3" office:value-type="string">
            <text:p>KING KONG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UILLERMIN JOHN</text:p>
          </table:table-cell>
          <table:table-cell table:style-name="ce3" office:value-type="string">
            <text:p>LANGE JESSICA</text:p>
          </table:table-cell>
          <table:table-cell table:style-name="ce3" office:value-type="string">
            <text:p>GRODIN CHARL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16">
            <text:p>1316</text:p>
          </table:table-cell>
          <table:table-cell table:style-name="ce3" office:value-type="string">
            <text:p>CHAT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WINNER MICHAEL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PALANCE JA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51">
            <text:p>1351</text:p>
          </table:table-cell>
          <table:table-cell table:style-name="ce3" office:value-type="string">
            <text:p>SILLY SYMPHONIES VOL.2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365">
            <text:p>1365</text:p>
          </table:table-cell>
          <table:table-cell table:style-name="ce3" office:value-type="string">
            <text:p>INDIANA JONES E IL TEMPIO MALEDETT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CAPSHAW KAT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1">
            <text:p>1411</text:p>
          </table:table-cell>
          <table:table-cell table:style-name="ce3" office:value-type="string">
            <text:p>MOS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ONWAY JAMES L.</text:p>
          </table:table-cell>
          <table:table-cell table:style-name="ce3" office:value-type="string">
            <text:p>MARLEY JOHN</text:p>
          </table:table-cell>
          <table:table-cell table:style-name="ce3" office:value-type="string">
            <text:p>ADAMS JULI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2">
            <text:p>1412</text:p>
          </table:table-cell>
          <table:table-cell table:style-name="ce3" office:value-type="string">
            <text:p>GIUSEPPE IN EGITT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ONWAY JAMES L.</text:p>
          </table:table-cell>
          <table:table-cell table:style-name="ce3" office:value-type="string">
            <text:p>BOTTOMS SAM</text:p>
          </table:table-cell>
          <table:table-cell table:style-name="ce3" office:value-type="string">
            <text:p>BROOKE WAL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3">
            <text:p>1413</text:p>
          </table:table-cell>
          <table:table-cell table:style-name="ce3" office:value-type="string">
            <text:p>I DIECI COMANDAMENT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AVIS CHARLES</text:p>
          </table:table-cell>
          <table:table-cell table:style-name="ce3" office:value-type="string">
            <text:p>MARLEY JOHN</text:p>
          </table:table-cell>
          <table:table-cell table:style-name="ce3" office:value-type="string">
            <text:p>FRAZER D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4">
            <text:p>1414</text:p>
          </table:table-cell>
          <table:table-cell table:style-name="ce3" office:value-type="string">
            <text:p>LE MURA DI GERIC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ONWAY JAMES L.</text:p>
          </table:table-cell>
          <table:table-cell table:style-name="ce3" office:value-type="string">
            <text:p>CULP ROBERT</text:p>
          </table:table-cell>
          <table:table-cell table:style-name="ce3" office:value-type="string">
            <text:p>DANIELS WILLIA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5">
            <text:p>1415</text:p>
          </table:table-cell>
          <table:table-cell table:style-name="ce3" office:value-type="string">
            <text:p>SANSONE E DALIL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ONWAY JAMES L.</text:p>
          </table:table-cell>
          <table:table-cell table:style-name="ce3" office:value-type="string">
            <text:p>BECK JOHN</text:p>
          </table:table-cell>
          <table:table-cell table:style-name="ce3" office:value-type="string">
            <text:p>JORY VICTO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17">
            <text:p>1417</text:p>
          </table:table-cell>
          <table:table-cell table:style-name="ce3" office:value-type="string">
            <text:p>I FICHISSIM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CALA JERRY</text:p>
          </table:table-cell>
          <table:table-cell table:style-name="ce3" office:value-type="string">
            <text:p>CREAZION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23">
            <text:p>1423</text:p>
          </table:table-cell>
          <table:table-cell table:style-name="ce3" office:value-type="string">
            <text:p>LA REGINA DELLE NEV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FEDOROV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26">
            <text:p>1426</text:p>
          </table:table-cell>
          <table:table-cell table:style-name="ce3" office:value-type="string">
            <text:p>LE AVVENTURE DI PINOCCHI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OMENCINI LUIGI</text:p>
          </table:table-cell>
          <table:table-cell table:style-name="ce3" office:value-type="string">
            <text:p>MANFREDI NINO</text:p>
          </table:table-cell>
          <table:table-cell table:style-name="ce3" office:value-type="string">
            <text:p>BALESTRI ANDRE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57">
            <text:p>1457</text:p>
          </table:table-cell>
          <table:table-cell table:style-name="ce3" office:value-type="string">
            <text:p>POPEYE SHOW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63">
            <text:p>1463</text:p>
          </table:table-cell>
          <table:table-cell table:style-name="ce3" office:value-type="string">
            <text:p>QUINTA OFFENSIV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ELIC STIPE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PAPAS IRE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70">
            <text:p>1470</text:p>
          </table:table-cell>
          <table:table-cell table:style-name="ce3" office:value-type="string">
            <text:p>ULISS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AMERINI MARIO</text:p>
          </table:table-cell>
          <table:table-cell table:style-name="ce3" office:value-type="string">
            <text:p>DOUGLAS KIRK</text:p>
          </table:table-cell>
          <table:table-cell table:style-name="ce3" office:value-type="string">
            <text:p>MANGANO SILVAN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78">
            <text:p>1478</text:p>
          </table:table-cell>
          <table:table-cell table:style-name="ce3" office:value-type="string">
            <text:p>EROI ALL'INFERN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WOTRUBA MICHAEL</text:p>
          </table:table-cell>
          <table:table-cell table:style-name="ce3" office:value-type="string">
            <text:p>KINSKY KLAUS</text:p>
          </table:table-cell>
          <table:table-cell table:style-name="ce3" office:value-type="string">
            <text:p>BLOCH LAR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85">
            <text:p>1485</text:p>
          </table:table-cell>
          <table:table-cell table:style-name="ce3" office:value-type="string">
            <text:p>IL MIO NOME E'NESSUN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ALERII TONINO</text:p>
          </table:table-cell>
          <table:table-cell table:style-name="ce3" office:value-type="string">
            <text:p>HILL TERENCE</text:p>
          </table:table-cell>
          <table:table-cell table:style-name="ce3" office:value-type="string">
            <text:p>FONDA HEN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486">
            <text:p>1486</text:p>
          </table:table-cell>
          <table:table-cell table:style-name="ce3" office:value-type="string">
            <text:p>BARABB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FLEISCHER RICHARD</text:p>
          </table:table-cell>
          <table:table-cell table:style-name="ce3" office:value-type="string">
            <text:p>QUINN ANTHONY</text:p>
          </table:table-cell>
          <table:table-cell table:style-name="ce3" office:value-type="string">
            <text:p>MANGANO SILVA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42">
            <text:p>1542</text:p>
          </table:table-cell>
          <table:table-cell table:style-name="ce3" office:value-type="string">
            <text:p>STAR WARS VI - IL RITORNO DELLO JED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RQUAND RICHARD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MILL MARK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549">
            <text:p>1549</text:p>
          </table:table-cell>
          <table:table-cell table:style-name="ce3" office:value-type="string">
            <text:p>L'ULTIMO COLPO IN CANN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THORPE JERRY</text:p>
          </table:table-cell>
          <table:table-cell table:style-name="ce3" office:value-type="string">
            <text:p>FORD GLENN</text:p>
          </table:table-cell>
          <table:table-cell table:style-name="ce3" office:value-type="string">
            <text:p>KENNEDY ARTHU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75">
            <text:p>1575</text:p>
          </table:table-cell>
          <table:table-cell table:style-name="ce3" office:value-type="string">
            <text:p>LA BATTAGLIA DI MIDWAY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MIGHT JACK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FONDA HEN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80">
            <text:p>1580</text:p>
          </table:table-cell>
          <table:table-cell table:style-name="ce3" office:value-type="string">
            <text:p>LA BATTAGLIA DI FORT APACH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FREGONESE HUGO</text:p>
          </table:table-cell>
          <table:table-cell table:style-name="ce3" office:value-type="string">
            <text:p>BARKER LEX</text:p>
          </table:table-cell>
          <table:table-cell table:style-name="ce3" office:value-type="string">
            <text:p>BRICE PIERR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81">
            <text:p>1581</text:p>
          </table:table-cell>
          <table:table-cell table:style-name="ce3" office:value-type="string">
            <text:p>DJANGO NATO PER UCCIDE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ULLIGAN TONY</text:p>
          </table:table-cell>
          <table:table-cell table:style-name="ce3" office:value-type="string">
            <text:p>MITCHELL GORDON</text:p>
          </table:table-cell>
          <table:table-cell table:style-name="ce3" office:value-type="string">
            <text:p>BENUSSI FEMI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02">
            <text:p>1602</text:p>
          </table:table-cell>
          <table:table-cell table:style-name="ce3" office:value-type="string">
            <text:p>SANDOKAN <text:s text:c="12"/>1 PART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LLIMA SERGIO</text:p>
          </table:table-cell>
          <table:table-cell table:style-name="ce3" office:value-type="string">
            <text:p>BEDI KABIR</text:p>
          </table:table-cell>
          <table:table-cell table:style-name="ce3" office:value-type="string">
            <text:p>ANDRE CAROL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27">
            <text:p>1627</text:p>
          </table:table-cell>
          <table:table-cell table:style-name="ce3" office:value-type="string">
            <text:p>MI CHIAMERO GIOVANN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ZANONI PIER PAOLO</text:p>
          </table:table-cell>
          <table:table-cell table:style-name="ce3" office:value-type="string">
            <text:p>RONCALLI MARIOLINO</text:p>
          </table:table-cell>
          <table:table-cell table:style-name="ce3" office:value-type="string">
            <text:p>LUSSIGNOLY GIUS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29">
            <text:p>1629</text:p>
          </table:table-cell>
          <table:table-cell table:style-name="ce3" office:value-type="string">
            <text:p>APOCALYPSE NOW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COPPOLA FRANCIS FORD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DUVALL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30">
            <text:p>1630</text:p>
          </table:table-cell>
          <table:table-cell table:style-name="ce3" office:value-type="string">
            <text:p>AMADEU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ORMAN MILOS</text:p>
          </table:table-cell>
          <table:table-cell table:style-name="ce3" office:value-type="string">
            <text:p>ABRAHAM MURRAY</text:p>
          </table:table-cell>
          <table:table-cell table:style-name="ce3" office:value-type="string">
            <text:p>HULCE TO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37">
            <text:p>1637</text:p>
          </table:table-cell>
          <table:table-cell table:style-name="ce3" office:value-type="string">
            <text:p>GESU DI NAZARETH (1 PARTE)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ZEFFIRELLI FRANCO</text:p>
          </table:table-cell>
          <table:table-cell table:style-name="ce3" office:value-type="string">
            <text:p>POWELL ROBERT</text:p>
          </table:table-cell>
          <table:table-cell table:style-name="ce3" office:value-type="string">
            <text:p>HUSSEY OLIV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38">
            <text:p>1638</text:p>
          </table:table-cell>
          <table:table-cell table:style-name="ce3" office:value-type="string">
            <text:p>GESU DI NAZARETH (2 PARTE)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ZEFFIRELLI FRANCO</text:p>
          </table:table-cell>
          <table:table-cell table:style-name="ce3" office:value-type="string">
            <text:p>POWELL ROBERT</text:p>
          </table:table-cell>
          <table:table-cell table:style-name="ce3" office:value-type="string">
            <text:p>HUSSEY OLIV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66">
            <text:p>1666</text:p>
          </table:table-cell>
          <table:table-cell table:style-name="ce3" office:value-type="string">
            <text:p>FRATELLO SOLE SORELLA LUN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ZEFFIRELLI FRANCO</text:p>
          </table:table-cell>
          <table:table-cell table:style-name="ce3" office:value-type="string">
            <text:p>FAULKNER GRAHAM</text:p>
          </table:table-cell>
          <table:table-cell table:style-name="ce3" office:value-type="string">
            <text:p>BOWKER JUDI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72">
            <text:p>1672</text:p>
          </table:table-cell>
          <table:table-cell table:style-name="ce3" office:value-type="string">
            <text:p>GLI EROI DEL PACIFIC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MYTRYK EDWARD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QUINN ANTHO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92">
            <text:p>1692</text:p>
          </table:table-cell>
          <table:table-cell table:style-name="ce3" office:value-type="string">
            <text:p>DU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STING</text:p>
          </table:table-cell>
          <table:table-cell table:style-name="ce3" office:value-type="string">
            <text:p>MACLACHLAN K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3" office:value-type="string">
            <text:p>L'ULTIMO CACCIATOR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AWSON ANTHONY M.</text:p>
          </table:table-cell>
          <table:table-cell table:style-name="ce3" office:value-type="string">
            <text:p>WARBECK DAVID</text:p>
          </table:table-cell>
          <table:table-cell table:style-name="ce3" office:value-type="string">
            <text:p>FARROW TIS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47">
            <text:p>1747</text:p>
          </table:table-cell>
          <table:table-cell table:style-name="ce3" office:value-type="string">
            <text:p>DIO IN CIELO...ARIZONA IN TERR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WOOD JOHN</text:p>
          </table:table-cell>
          <table:table-cell table:style-name="ce3" office:value-type="string">
            <text:p>LAWRENCE PETER LEE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3" office:value-type="string">
            <text:p>ANIMAL HOUS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BELUSHI JOHN</text:p>
          </table:table-cell>
          <table:table-cell table:style-name="ce3" office:value-type="string">
            <text:p>MATHESON TI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3" office:value-type="string">
            <text:p>THE LION IN WINTER</text:p>
          </table:table-cell>
          <table:table-cell table:style-name="ce4" office:value-type="string">
            <text:p>Lingua originale</text:p>
          </table:table-cell>
          <table:table-cell table:style-name="ce3" office:value-type="string">
            <text:p>HARVEY ANTHONY</text:p>
          </table:table-cell>
          <table:table-cell table:style-name="ce3" office:value-type="string">
            <text:p>O'TOOLE PETER</text:p>
          </table:table-cell>
          <table:table-cell table:style-name="ce3" office:value-type="string">
            <text:p>HEPBURN KATHERI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5">
            <text:p>1755</text:p>
          </table:table-cell>
          <table:table-cell table:style-name="ce3" office:value-type="string">
            <text:p>CHRISTIANE F.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EDEL ULRICH</text:p>
          </table:table-cell>
          <table:table-cell table:style-name="ce3" office:value-type="string">
            <text:p>BOWIE DAVID</text:p>
          </table:table-cell>
          <table:table-cell table:style-name="ce3" office:value-type="string">
            <text:p>BRUNKHORST NADJ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3" office:value-type="string">
            <text:p>SOLDIER BLU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NELSON RALPH</text:p>
          </table:table-cell>
          <table:table-cell table:style-name="ce3" office:value-type="string">
            <text:p>BERGEN CANDICE</text:p>
          </table:table-cell>
          <table:table-cell table:style-name="ce3" office:value-type="string">
            <text:p>STRAUSS PE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7">
            <text:p>1757</text:p>
          </table:table-cell>
          <table:table-cell table:style-name="ce3" office:value-type="string">
            <text:p>DIVA <text:s text:c="17"/>( FRENCH )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EINEIX JEAN JACQUES</text:p>
          </table:table-cell>
          <table:table-cell table:style-name="ce3" office:value-type="string">
            <text:p>BERTIN ROLAND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3" office:value-type="string">
            <text:p>GLI AVVENTURIERI DELLA GALASS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OWARDS JOHNNY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3" office:value-type="string">
            <text:p>I VIOLENTI DI RIO BRAV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IODMAK ROBERT</text:p>
          </table:table-cell>
          <table:table-cell table:style-name="ce3" office:value-type="string">
            <text:p>BARKER LEX</text:p>
          </table:table-cell>
          <table:table-cell table:style-name="ce3" office:value-type="string">
            <text:p>BARRAY GER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764">
            <text:p>1764</text:p>
          </table:table-cell>
          <table:table-cell table:style-name="ce3" office:value-type="string">
            <text:p>ROCK HOTEL MAJESTIC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WEINSTEIN BOB &amp; HARVEY</text:p>
          </table:table-cell>
          <table:table-cell table:style-name="ce3" office:value-type="string">
            <text:p>GIORDANO DANIEL</text:p>
          </table:table-cell>
          <table:table-cell table:style-name="ce3" office:value-type="string">
            <text:p>PENN MATTHEW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13">
            <text:p>1813</text:p>
          </table:table-cell>
          <table:table-cell table:style-name="ce3" office:value-type="string">
            <text:p>VIETNAM GUERRA SENZA FRONT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PERRONE ALESSANDRO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14">
            <text:p>1814</text:p>
          </table:table-cell>
          <table:table-cell table:style-name="ce3" office:value-type="string">
            <text:p>1997: FUGA DA NEW YOR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RUSSEL KURT</text:p>
          </table:table-cell>
          <table:table-cell table:style-name="ce3" office:value-type="string">
            <text:p>VAN CLEEF LE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41">
            <text:p>1841</text:p>
          </table:table-cell>
          <table:table-cell table:style-name="ce3" office:value-type="string">
            <text:p>C'ERA UNA VOLTA IL WEST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FONDA HENRY</text:p>
          </table:table-cell>
          <table:table-cell table:style-name="ce3" office:value-type="string">
            <text:p>BRONSON CHARL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49">
            <text:p>1849</text:p>
          </table:table-cell>
          <table:table-cell table:style-name="ce3" office:value-type="string">
            <text:p>UN GENIO, DUE COMPARI, UN POL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DAMIANI DAMIANO</text:p>
          </table:table-cell>
          <table:table-cell table:style-name="ce3" office:value-type="string">
            <text:p>HILL TERENCE</text:p>
          </table:table-cell>
          <table:table-cell table:style-name="ce3" office:value-type="string">
            <text:p>KINSKI KLAU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3">
            <text:p>1853</text:p>
          </table:table-cell>
          <table:table-cell table:style-name="ce3" office:value-type="string">
            <text:p>THE GRADUAT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NICHOLS MIKE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BANCROFT AN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3" office:value-type="string">
            <text:p>SOPHIE'S CHOI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AKULA ALAN J.</text:p>
          </table:table-cell>
          <table:table-cell table:style-name="ce3" office:value-type="string">
            <text:p>STREEP MERYL</text:p>
          </table:table-cell>
          <table:table-cell table:style-name="ce3" office:value-type="string">
            <text:p>KLINE KEVI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3" office:value-type="string">
            <text:p>BECKE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GLENVILLE PETER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O'TOOLE PE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3" office:value-type="string">
            <text:p>FORT APACH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ORD JOHN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FONDA HEN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58">
            <text:p>1858</text:p>
          </table:table-cell>
          <table:table-cell table:style-name="ce3" office:value-type="string">
            <text:p>48 HOU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NOLTE NI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3" office:value-type="string">
            <text:p>BLACK KILLER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OORE LUCKY</text:p>
          </table:table-cell>
          <table:table-cell table:style-name="ce3" office:value-type="string">
            <text:p>KINSKY KLAUS</text:p>
          </table:table-cell>
          <table:table-cell table:style-name="ce3" office:value-type="string">
            <text:p>ROBSAHM FRE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3" office:value-type="string">
            <text:p>STAR TREK 3 ALLA RICERCA DI SPOC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IMOY LEONARD</text:p>
          </table:table-cell>
          <table:table-cell table:style-name="ce3" office:value-type="string">
            <text:p>SHATNER WILLIAM</text:p>
          </table:table-cell>
          <table:table-cell table:style-name="ce3" office:value-type="string">
            <text:p>KELLEY DE FORES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04">
            <text:p>1904</text:p>
          </table:table-cell>
          <table:table-cell table:style-name="ce3" office:value-type="string">
            <text:p>L'ASSEDIO DELLE SETTE FRECC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URGES JOHN</text:p>
          </table:table-cell>
          <table:table-cell table:style-name="ce3" office:value-type="string">
            <text:p>HOLDEN WILLIAM</text:p>
          </table:table-cell>
          <table:table-cell table:style-name="ce3" office:value-type="string">
            <text:p>PARKER ELEANO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3" office:value-type="string">
            <text:p>PANCHO VILLA - I 3 DEL MAZZO SELVAGGI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ARTIN GENE</text:p>
          </table:table-cell>
          <table:table-cell table:style-name="ce3" office:value-type="string">
            <text:p>SAVALAS TELLY</text:p>
          </table:table-cell>
          <table:table-cell table:style-name="ce3" office:value-type="string">
            <text:p>CONNORS CHU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3" office:value-type="string">
            <text:p>SHALAK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DMYTRYCK EDWARD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BARDOT BRIGITT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3" office:value-type="string">
            <text:p>RAN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KUROSAWA AKIRA</text:p>
          </table:table-cell>
          <table:table-cell table:style-name="ce3" office:value-type="string">
            <text:p>NAKADAI TATSUYA</text:p>
          </table:table-cell>
          <table:table-cell table:style-name="ce3" office:value-type="string">
            <text:p>TERAO AKI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3" office:value-type="string">
            <text:p>MIAO...MIAO...ARRIBA,ARRIBA!!! 1 PART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3" office:value-type="string">
            <text:p>MIAO...MIAO...ARRIBA,ARRIBA!!! 2 PART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3" office:value-type="string">
            <text:p>MISHIM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HRADER PAUL</text:p>
          </table:table-cell>
          <table:table-cell table:style-name="ce3" office:value-type="string">
            <text:p>SAWADA KENJI</text:p>
          </table:table-cell>
          <table:table-cell table:style-name="ce3" office:value-type="string">
            <text:p>NAGASHIMA TOSHIYUKI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3" office:value-type="string">
            <text:p>GLI AVVOLTOI HANNO FAM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IEGEL DON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MACLAINE SHIRL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3" office:value-type="string">
            <text:p>IL NOME DELLA RO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NAUD JEAN JACQUES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ABRAHAM MURRAY F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3" office:value-type="string">
            <text:p>BEAT STREET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LATHAN STAN</text:p>
          </table:table-cell>
          <table:table-cell table:style-name="ce3" office:value-type="string">
            <text:p>CHONG RAE DAWN</text:p>
          </table:table-cell>
          <table:table-cell table:style-name="ce3" office:value-type="string">
            <text:p>DAVIS GU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23">
            <text:p>2023</text:p>
          </table:table-cell>
          <table:table-cell table:style-name="ce3" office:value-type="string">
            <text:p>ASTERIX IL GALL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OSCINNY E UDERZO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27">
            <text:p>2027</text:p>
          </table:table-cell>
          <table:table-cell table:style-name="ce3" office:value-type="string">
            <text:p>SOLDATO BLU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NELSON RALPH</text:p>
          </table:table-cell>
          <table:table-cell table:style-name="ce3" office:value-type="string">
            <text:p>BERGEN CANDICE</text:p>
          </table:table-cell>
          <table:table-cell table:style-name="ce3" office:value-type="string">
            <text:p>STRAUSS PE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38">
            <text:p>2038</text:p>
          </table:table-cell>
          <table:table-cell table:style-name="ce3" office:value-type="string">
            <text:p>ZELIG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FARROW M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41">
            <text:p>2041</text:p>
          </table:table-cell>
          <table:table-cell table:style-name="ce3" office:value-type="string">
            <text:p>ROAD RUNNER VS. WILE E.COYOT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3" office:value-type="string">
            <text:p>ALIEN 2 - ALIENS SCONTRO FIN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65">
            <text:p>2065</text:p>
          </table:table-cell>
          <table:table-cell table:style-name="ce3" office:value-type="string">
            <text:p>GUMMI'S-IL SEGRETO DEL SUCCO DI GUMMI...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098">
            <text:p>2098</text:p>
          </table:table-cell>
          <table:table-cell table:style-name="ce3" office:value-type="string">
            <text:p>ELVIS CREPACUORE,RITAGLI DI UN MIT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RESLEY ELVIS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101">
            <text:p>2101</text:p>
          </table:table-cell>
          <table:table-cell table:style-name="ce3" office:value-type="string">
            <text:p>PIERINO MEDICO DELLA S.A.U.B.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RNIMEO GIULIANO</text:p>
          </table:table-cell>
          <table:table-cell table:style-name="ce3" office:value-type="string">
            <text:p>VITALI ALVARO</text:p>
          </table:table-cell>
          <table:table-cell table:style-name="ce3" office:value-type="string">
            <text:p>CAROTENUTO MARI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136">
            <text:p>2136</text:p>
          </table:table-cell>
          <table:table-cell table:style-name="ce3" office:value-type="string">
            <text:p>TOP GU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MCGILLIS KELL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165">
            <text:p>2165</text:p>
          </table:table-cell>
          <table:table-cell table:style-name="ce3" office:value-type="string">
            <text:p>CARAVAGGI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JARMAN DEREK</text:p>
          </table:table-cell>
          <table:table-cell table:style-name="ce3" office:value-type="string">
            <text:p>TERRY NIGEL</text:p>
          </table:table-cell>
          <table:table-cell table:style-name="ce3" office:value-type="string">
            <text:p>BEAN SE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182">
            <text:p>2182</text:p>
          </table:table-cell>
          <table:table-cell table:style-name="ce3" office:value-type="string">
            <text:p>WARTIME - TEMPI DI GUERR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LENZI UMBERTO</text:p>
          </table:table-cell>
          <table:table-cell table:style-name="ce3" office:value-type="string">
            <text:p>HOOTEN PETER</text:p>
          </table:table-cell>
          <table:table-cell table:style-name="ce3" office:value-type="string">
            <text:p>POCHAT WERN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3" office:value-type="string">
            <text:p>PINOCCHIO - DI WALT DISNEY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95">
            <text:p>2195</text:p>
          </table:table-cell>
          <table:table-cell table:style-name="ce3" office:value-type="string">
            <text:p>DEMONI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VA LAMBERTO</text:p>
          </table:table-cell>
          <table:table-cell table:style-name="ce3" office:value-type="string">
            <text:p>KNIGHT DAVID</text:p>
          </table:table-cell>
          <table:table-cell table:style-name="ce3" office:value-type="string">
            <text:p>BRILLI NANC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203">
            <text:p>2203</text:p>
          </table:table-cell>
          <table:table-cell table:style-name="ce3" office:value-type="string">
            <text:p>BEN HUR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WYLER WILLIAM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HAWKINS JA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204">
            <text:p>2204</text:p>
          </table:table-cell>
          <table:table-cell table:style-name="ce3" office:value-type="string">
            <text:p>MY FAIR LADY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CUKOR GEORGE</text:p>
          </table:table-cell>
          <table:table-cell table:style-name="ce3" office:value-type="string">
            <text:p>HEPBURN AUDREY</text:p>
          </table:table-cell>
          <table:table-cell table:style-name="ce3" office:value-type="string">
            <text:p>HARRISON REX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207">
            <text:p>2207</text:p>
          </table:table-cell>
          <table:table-cell table:style-name="ce3" office:value-type="string">
            <text:p>IL GRANDE CIE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WKS HOWARD W.</text:p>
          </table:table-cell>
          <table:table-cell table:style-name="ce3" office:value-type="string">
            <text:p>DOUGLAS KIRK</text:p>
          </table:table-cell>
          <table:table-cell table:style-name="ce3" office:value-type="string">
            <text:p>MARTIN DEW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18">
            <text:p>2318</text:p>
          </table:table-cell>
          <table:table-cell table:style-name="ce3" office:value-type="string">
            <text:p>LO SQUALO 3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OE ALVES</text:p>
          </table:table-cell>
          <table:table-cell table:style-name="ce3" office:value-type="string">
            <text:p>DENNIS QUAID</text:p>
          </table:table-cell>
          <table:table-cell table:style-name="ce3" office:value-type="string">
            <text:p>BESS ARMSTRONG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20">
            <text:p>2320</text:p>
          </table:table-cell>
          <table:table-cell table:style-name="ce3" office:value-type="string">
            <text:p>ORSETTI DEL CUORE I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CHOTT DALE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28">
            <text:p>2328</text:p>
          </table:table-cell>
          <table:table-cell table:style-name="ce3" office:value-type="string">
            <text:p>JOE KIDD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TURGES JOHN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DUVALL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40">
            <text:p>2340</text:p>
          </table:table-cell>
          <table:table-cell table:style-name="ce3" office:value-type="string">
            <text:p>DUCK TALES - PAPERRREMO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41">
            <text:p>2341</text:p>
          </table:table-cell>
          <table:table-cell table:style-name="ce3" office:value-type="string">
            <text:p>DUCK TALES - MICROPAPE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42">
            <text:p>2342</text:p>
          </table:table-cell>
          <table:table-cell table:style-name="ce3" office:value-type="string">
            <text:p>DUCK TALES - LA CORONA PERDUTA DI GENGI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60">
            <text:p>2360</text:p>
          </table:table-cell>
          <table:table-cell table:style-name="ce3" office:value-type="string">
            <text:p>PER UN PUGNO DI DOLLARI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KOCH MARIAN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374">
            <text:p>2374</text:p>
          </table:table-cell>
          <table:table-cell table:style-name="ce3" office:value-type="string">
            <text:p>PLATOO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DAFOE WILLEM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16">
            <text:p>2416</text:p>
          </table:table-cell>
          <table:table-cell table:style-name="ce3" office:value-type="string">
            <text:p>TEMPO DI TERRO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KENNEDY BURT</text:p>
          </table:table-cell>
          <table:table-cell table:style-name="ce3" office:value-type="string">
            <text:p>FONDA HENRY</text:p>
          </table:table-cell>
          <table:table-cell table:style-name="ce3" office:value-type="string">
            <text:p>RULE JANI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26">
            <text:p>2426</text:p>
          </table:table-cell>
          <table:table-cell table:style-name="ce3" office:value-type="string">
            <text:p>LABYRINTH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ENSON JIM</text:p>
          </table:table-cell>
          <table:table-cell table:style-name="ce3" office:value-type="string">
            <text:p>BOWIE DAVID</text:p>
          </table:table-cell>
          <table:table-cell table:style-name="ce3" office:value-type="string">
            <text:p>CONNELLY JENNIF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32">
            <text:p>2432</text:p>
          </table:table-cell>
          <table:table-cell table:style-name="ce3" office:value-type="string">
            <text:p>DUCK TALES - IL MISTERO DEL FANTASM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51">
            <text:p>2451</text:p>
          </table:table-cell>
          <table:table-cell table:style-name="ce3" office:value-type="string">
            <text:p>L'INCHIEST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AMIANI DAMIANO</text:p>
          </table:table-cell>
          <table:table-cell table:style-name="ce3" office:value-type="string">
            <text:p>CARRADINE KEITH</text:p>
          </table:table-cell>
          <table:table-cell table:style-name="ce3" office:value-type="string">
            <text:p>KEITEL HARV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61">
            <text:p>2461</text:p>
          </table:table-cell>
          <table:table-cell table:style-name="ce3" office:value-type="string">
            <text:p>HIGHLANDER - L'ULTIMO IMMORT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ULCAHY RUSSELL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MULT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2470">
            <text:p>2470</text:p>
          </table:table-cell>
          <table:table-cell table:style-name="ce3" office:value-type="string">
            <text:p>IL LEONE D'INVERN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HARVEY ANTHONY</text:p>
          </table:table-cell>
          <table:table-cell table:style-name="ce3" office:value-type="string">
            <text:p>O'TOOLE PETER</text:p>
          </table:table-cell>
          <table:table-cell table:style-name="ce3" office:value-type="string">
            <text:p>HEPBURN KATHARI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486">
            <text:p>2486</text:p>
          </table:table-cell>
          <table:table-cell table:style-name="ce3" office:value-type="string">
            <text:p>SUPER BUNNY IN ORBITA!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568">
            <text:p>2568</text:p>
          </table:table-cell>
          <table:table-cell table:style-name="ce3" office:value-type="string">
            <text:p>KING DAVID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BERESFORD BRUCE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WOODWARD EDW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580">
            <text:p>2580</text:p>
          </table:table-cell>
          <table:table-cell table:style-name="ce3" office:value-type="string">
            <text:p>CHITTY CHITTY BANG BANG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HUGHES KEN</text:p>
          </table:table-cell>
          <table:table-cell table:style-name="ce3" office:value-type="string">
            <text:p>VAN DYKE DICK</text:p>
          </table:table-cell>
          <table:table-cell table:style-name="ce3" office:value-type="string">
            <text:p>HOWES SALLY AN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582">
            <text:p>2582</text:p>
          </table:table-cell>
          <table:table-cell table:style-name="ce3" office:value-type="string">
            <text:p>DALLA CINA CON FURO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EI LO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MIAO NO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614">
            <text:p>2614</text:p>
          </table:table-cell>
          <table:table-cell table:style-name="ce3" office:value-type="string">
            <text:p>PIPPO NEL PALLON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656">
            <text:p>2656</text:p>
          </table:table-cell>
          <table:table-cell table:style-name="ce3" office:value-type="string">
            <text:p>DUCK TALES - LA MALEDIZIONE DEL CASTELL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657">
            <text:p>2657</text:p>
          </table:table-cell>
          <table:table-cell table:style-name="ce3" office:value-type="string">
            <text:p>DUCK TALES - PAPERINO E LA MUMMIA VIVENT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658">
            <text:p>2658</text:p>
          </table:table-cell>
          <table:table-cell table:style-name="ce3" office:value-type="string">
            <text:p>BUON COMPLEANNO TOPOLI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670">
            <text:p>2670</text:p>
          </table:table-cell>
          <table:table-cell table:style-name="ce3" office:value-type="string">
            <text:p>ALFREDO IL GRAND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ONNER CLIVE</text:p>
          </table:table-cell>
          <table:table-cell table:style-name="ce3" office:value-type="string">
            <text:p>HEMMINGS DAVID</text:p>
          </table:table-cell>
          <table:table-cell table:style-name="ce3" office:value-type="string">
            <text:p>YORK MICHAE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676">
            <text:p>2676</text:p>
          </table:table-cell>
          <table:table-cell table:style-name="ce3" office:value-type="string">
            <text:p>LA FEBBRE DEL SABATO SER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GORNEY KAR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24">
            <text:p>2724</text:p>
          </table:table-cell>
          <table:table-cell table:style-name="ce3" office:value-type="string">
            <text:p>GUNNY</text:p>
          </table:table-cell>
          <table:table-cell table:style-name="ce3" office:value-type="string">
            <text:p>Guerra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MASON MARSH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26">
            <text:p>2726</text:p>
          </table:table-cell>
          <table:table-cell table:style-name="ce3" office:value-type="string">
            <text:p>HONKYTONK MAN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EASTWOOD KYL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29">
            <text:p>2729</text:p>
          </table:table-cell>
          <table:table-cell table:style-name="ce3" office:value-type="string">
            <text:p>IL PONTE DI REMAGE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GUILLERMIN JOHN</text:p>
          </table:table-cell>
          <table:table-cell table:style-name="ce3" office:value-type="string">
            <text:p>SEGAL GEORGE</text:p>
          </table:table-cell>
          <table:table-cell table:style-name="ce3" office:value-type="string">
            <text:p>VAUGHN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30">
            <text:p>2730</text:p>
          </table:table-cell>
          <table:table-cell table:style-name="ce3" office:value-type="string">
            <text:p>L'URLO DELLA BATTAGLI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FULLER SAMUEL</text:p>
          </table:table-cell>
          <table:table-cell table:style-name="ce3" office:value-type="string">
            <text:p>CHANDLER JEFF</text:p>
          </table:table-cell>
          <table:table-cell table:style-name="ce3" office:value-type="string">
            <text:p>AKINS CLAUD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40">
            <text:p>2740</text:p>
          </table:table-cell>
          <table:table-cell table:style-name="ce3" office:value-type="string">
            <text:p>MISSISSIPI ADVENTU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MACCHIO RALPH</text:p>
          </table:table-cell>
          <table:table-cell table:style-name="ce3" office:value-type="string">
            <text:p>SENECA JO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59">
            <text:p>2759</text:p>
          </table:table-cell>
          <table:table-cell table:style-name="ce3" office:value-type="string">
            <text:p>L'URLO DI CHEN TERRORIZZA ANCHE L'OCCID.</text:p>
          </table:table-cell>
          <table:table-cell table:style-name="ce3" office:value-type="string">
            <text:p>Azione</text:p>
          </table:table-cell>
          <table:table-cell table:number-columns-repeated="2" table:style-name="ce3" office:value-type="string">
            <text:p>LEE BRUCE</text:p>
          </table:table-cell>
          <table:table-cell table:style-name="ce3" office:value-type="string">
            <text:p>NORRIS CHU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68">
            <text:p>2768</text:p>
          </table:table-cell>
          <table:table-cell table:style-name="ce3" office:value-type="string">
            <text:p>DUCK TALES - CENERENTOL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69">
            <text:p>2769</text:p>
          </table:table-cell>
          <table:table-cell table:style-name="ce3" office:value-type="string">
            <text:p>DUCK TALES - DUELLO ALL'ULTIMO DOLLAR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70">
            <text:p>2770</text:p>
          </table:table-cell>
          <table:table-cell table:style-name="ce3" office:value-type="string">
            <text:p>SALUDOS AMIGO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88">
            <text:p>2788</text:p>
          </table:table-cell>
          <table:table-cell table:style-name="ce3" office:value-type="string">
            <text:p>IL FURORE DELLA CINA COLPISCE ANCOR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HOW RAYMOND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YI YI MAR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790">
            <text:p>2790</text:p>
          </table:table-cell>
          <table:table-cell table:style-name="ce3" office:value-type="string">
            <text:p>MISSISSIPI BLUE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TRAVERNIER BERTRAND</text:p>
          </table:table-cell>
          <table:table-cell table:style-name="ce3" office:value-type="string">
            <text:p>BEAR LITTLE</text:p>
          </table:table-cell>
          <table:table-cell table:style-name="ce3" office:value-type="string">
            <text:p>DESROIS MICHEL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05">
            <text:p>2905</text:p>
          </table:table-cell>
          <table:table-cell table:style-name="ce3" office:value-type="string">
            <text:p>METROPOLI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LANG FRITZ</text:p>
          </table:table-cell>
          <table:table-cell table:style-name="ce3" office:value-type="string">
            <text:p>FROHLICH GUSTAV</text:p>
          </table:table-cell>
          <table:table-cell table:style-name="ce3" office:value-type="string">
            <text:p>HELM BRIGITT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06">
            <text:p>2906</text:p>
          </table:table-cell>
          <table:table-cell table:style-name="ce3" office:value-type="string">
            <text:p>JESUS CHRIST SUPERSTAR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JEWISON NORMAN</text:p>
          </table:table-cell>
          <table:table-cell table:style-name="ce3" office:value-type="string">
            <text:p>NEELEY TED</text:p>
          </table:table-cell>
          <table:table-cell table:style-name="ce3" office:value-type="string">
            <text:p>ANDERSON CAR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08">
            <text:p>2908</text:p>
          </table:table-cell>
          <table:table-cell table:style-name="ce3" office:value-type="string">
            <text:p>KIM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AVIES JOHN</text:p>
          </table:table-cell>
          <table:table-cell table:style-name="ce3" office:value-type="string">
            <text:p>O'TOOLE PETER</text:p>
          </table:table-cell>
          <table:table-cell table:style-name="ce3" office:value-type="string">
            <text:p>BROWN BRY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09">
            <text:p>2909</text:p>
          </table:table-cell>
          <table:table-cell table:style-name="ce3" office:value-type="string">
            <text:p>THE COTTON CLUB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OPPOLA FRANCIS FORD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HINES GREGOR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11">
            <text:p>2911</text:p>
          </table:table-cell>
          <table:table-cell table:style-name="ce3" office:value-type="string">
            <text:p>DJANG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ORBUCCI SERGIO</text:p>
          </table:table-cell>
          <table:table-cell table:style-name="ce3" office:value-type="string">
            <text:p>NERO FRANCO</text:p>
          </table:table-cell>
          <table:table-cell table:style-name="ce3" office:value-type="string">
            <text:p>BADALO JOS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18">
            <text:p>2918</text:p>
          </table:table-cell>
          <table:table-cell table:style-name="ce3" office:value-type="string">
            <text:p>AMORE E MUSIC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CHOVRAQUI ELIE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DENEUVE CATHERI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24">
            <text:p>2924</text:p>
          </table:table-cell>
          <table:table-cell table:style-name="ce3" office:value-type="string">
            <text:p>Z ME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BURSTALL TIM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PHILIP LAW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65">
            <text:p>2965</text:p>
          </table:table-cell>
          <table:table-cell table:style-name="ce3" office:value-type="string">
            <text:p>ABSOLUTE BEGINNER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TEMPLE JULIEN</text:p>
          </table:table-cell>
          <table:table-cell table:style-name="ce3" office:value-type="string">
            <text:p>KENSIT PATSY</text:p>
          </table:table-cell>
          <table:table-cell table:style-name="ce3" office:value-type="string">
            <text:p>BOWIE DAVI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69">
            <text:p>2969</text:p>
          </table:table-cell>
          <table:table-cell table:style-name="ce3" office:value-type="string">
            <text:p>ARI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ALTMAN ROBERT</text:p>
          </table:table-cell>
          <table:table-cell table:style-name="ce3" office:value-type="string">
            <text:p>BERESFORD BRUCE</text:p>
          </table:table-cell>
          <table:table-cell table:style-name="ce3" office:value-type="string">
            <text:p>BRYDEN BIL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2975">
            <text:p>2975</text:p>
          </table:table-cell>
          <table:table-cell table:style-name="ce3" office:value-type="string">
            <text:p>AMICI MIEI ATTO II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OY NANNI</text:p>
          </table:table-cell>
          <table:table-cell table:style-name="ce3" office:value-type="string">
            <text:p>TOGNAZZI UGO</text:p>
          </table:table-cell>
          <table:table-cell table:style-name="ce3" office:value-type="string">
            <text:p>MOSCHIN GASTO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012">
            <text:p>3012</text:p>
          </table:table-cell>
          <table:table-cell table:style-name="ce3" office:value-type="string">
            <text:p>IL TEMPO DELLE ME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INOTEAU CLAUDE</text:p>
          </table:table-cell>
          <table:table-cell table:style-name="ce3" office:value-type="string">
            <text:p>BRASSEUR CLAUDE</text:p>
          </table:table-cell>
          <table:table-cell table:style-name="ce3" office:value-type="string">
            <text:p>FOSSEY BRIGITTE</text:p>
          </table:table-cell>
          <table:table-cell table:style-name="ce3" office:value-type="string">
            <text:p>GENERAL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043">
            <text:p>3043</text:p>
          </table:table-cell>
          <table:table-cell table:style-name="ce3" office:value-type="string">
            <text:p>BRIVID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ING STEPHEN</text:p>
          </table:table-cell>
          <table:table-cell table:style-name="ce3" office:value-type="string">
            <text:p>ESTEVEZ EMILIO</text:p>
          </table:table-cell>
          <table:table-cell table:style-name="ce3" office:value-type="string">
            <text:p>HINGLE PA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044">
            <text:p>3044</text:p>
          </table:table-cell>
          <table:table-cell table:style-name="ce3" office:value-type="string">
            <text:p>REVOLUTION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HUDSON HUGH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KINSKI NASTASSJ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054">
            <text:p>3054</text:p>
          </table:table-cell>
          <table:table-cell table:style-name="ce3" office:value-type="string">
            <text:p>HELLRAISE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RKER CLIVE</text:p>
          </table:table-cell>
          <table:table-cell table:style-name="ce3" office:value-type="string">
            <text:p>ROBINSON ANDREW</text:p>
          </table:table-cell>
          <table:table-cell table:style-name="ce3" office:value-type="string">
            <text:p>HIGGINS CLAR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073">
            <text:p>3073</text:p>
          </table:table-cell>
          <table:table-cell table:style-name="ce3" office:value-type="string">
            <text:p>PREDATO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WEATHERS CAR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20">
            <text:p>3120</text:p>
          </table:table-cell>
          <table:table-cell table:style-name="ce3" office:value-type="string">
            <text:p>DUCK TALES - IL TESORO DEL SOLE D'OR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25">
            <text:p>3125</text:p>
          </table:table-cell>
          <table:table-cell table:style-name="ce3" office:value-type="string">
            <text:p>BEVERLY HILLS COP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REST MARTIN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26">
            <text:p>3126</text:p>
          </table:table-cell>
          <table:table-cell table:style-name="ce3" office:value-type="string">
            <text:p>AN AMERICAN WEREWOLF IN LONDO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NAUGHTON DAVID</text:p>
          </table:table-cell>
          <table:table-cell table:style-name="ce3" office:value-type="string">
            <text:p>AGUTTER JEN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142">
            <text:p>3142</text:p>
          </table:table-cell>
          <table:table-cell table:style-name="ce3" office:value-type="string">
            <text:p>ARMA LET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143">
            <text:p>3143</text:p>
          </table:table-cell>
          <table:table-cell table:style-name="ce3" office:value-type="string">
            <text:p>RATBOY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3163">
            <text:p>3163</text:p>
          </table:table-cell>
          <table:table-cell table:style-name="ce3" office:value-type="string">
            <text:p>DUCK TALES - FUGA NEL TEMP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09">
            <text:p>3209</text:p>
          </table:table-cell>
          <table:table-cell table:style-name="ce3" office:value-type="string">
            <text:p>LA STORIA INFINIT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HATWHAWAY NOATH</text:p>
          </table:table-cell>
          <table:table-cell table:style-name="ce3" office:value-type="string">
            <text:p>OLIVER BARRET</text:p>
          </table:table-cell>
          <table:table-cell table:style-name="ce3" office:value-type="string">
            <text:p>GENERAL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210">
            <text:p>3210</text:p>
          </table:table-cell>
          <table:table-cell table:style-name="ce3" office:value-type="string">
            <text:p>LA BELLA ADDORMENTATA NEL BOS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16">
            <text:p>3216</text:p>
          </table:table-cell>
          <table:table-cell table:style-name="ce3" office:value-type="string">
            <text:p>HAMBURGER HILL COLLINA 937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IRVIN JOHN</text:p>
          </table:table-cell>
          <table:table-cell table:style-name="ce3" office:value-type="string">
            <text:p>BARRILE ANTHONY</text:p>
          </table:table-cell>
          <table:table-cell table:style-name="ce3" office:value-type="string">
            <text:p>BOATMAN MICHAEL PATRI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18">
            <text:p>3218</text:p>
          </table:table-cell>
          <table:table-cell table:style-name="ce3" office:value-type="string">
            <text:p>L'ULTIMA SFIDA DI BRUCE LE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YUEN NG SEE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LUNG TONG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19">
            <text:p>3219</text:p>
          </table:table-cell>
          <table:table-cell table:style-name="ce3" office:value-type="string">
            <text:p>L'ULTIMO COMBATTIMENTO DI CHE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LOUSE ROBERT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30">
            <text:p>3230</text:p>
          </table:table-cell>
          <table:table-cell table:style-name="ce3" office:value-type="string">
            <text:p>LA CASA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CAMPBELL BRUCE</text:p>
          </table:table-cell>
          <table:table-cell table:style-name="ce3" office:value-type="string">
            <text:p>BERRY SARAH</text:p>
          </table:table-cell>
          <table:table-cell table:style-name="ce3" office:value-type="string">
            <text:p>DE LAURENTIIS RICORDI</text:p>
          </table:table-cell>
          <table:table-cell table:number-columns-repeated="249"/>
        </table:table-row>
        <table:table-row table:style-name="ro1">
          <table:table-cell table:style-name="ce2" office:value-type="float" office:value="3261">
            <text:p>3261</text:p>
          </table:table-cell>
          <table:table-cell table:style-name="ce3" office:value-type="string">
            <text:p>LO SQUALO 4 - LA VENDET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ARGENT JOSEPH</text:p>
          </table:table-cell>
          <table:table-cell table:style-name="ce3" office:value-type="string">
            <text:p>GARY LORRAINE</text:p>
          </table:table-cell>
          <table:table-cell table:style-name="ce3" office:value-type="string">
            <text:p>CAINE MICHAEL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62">
            <text:p>3262</text:p>
          </table:table-cell>
          <table:table-cell table:style-name="ce3" office:value-type="string">
            <text:p>OPE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MARSILLACH CRISTINA</text:p>
          </table:table-cell>
          <table:table-cell table:style-name="ce3" office:value-type="string">
            <text:p>CHARLESON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265">
            <text:p>3265</text:p>
          </table:table-cell>
          <table:table-cell table:style-name="ce3" office:value-type="string">
            <text:p>E.T. L'EXTRATERREST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THOMAS HENR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332">
            <text:p>3332</text:p>
          </table:table-cell>
          <table:table-cell table:style-name="ce3" office:value-type="string">
            <text:p>FIUME ROSS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RICHARD MICHAELS</text:p>
          </table:table-cell>
          <table:table-cell table:style-name="ce3" office:value-type="string">
            <text:p>JAMES ARNESS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339">
            <text:p>3339</text:p>
          </table:table-cell>
          <table:table-cell table:style-name="ce3" office:value-type="string">
            <text:p>LA BATTAGLIA DI ALGER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PONTECORVO GILLO</text:p>
          </table:table-cell>
          <table:table-cell table:style-name="ce3" office:value-type="string">
            <text:p>MARTIN JEAN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358">
            <text:p>3358</text:p>
          </table:table-cell>
          <table:table-cell table:style-name="ce3" office:value-type="string">
            <text:p>LA RIPETENTE FA L'OCCHIETTO AL PRESID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ANFI LINO</text:p>
          </table:table-cell>
          <table:table-cell table:style-name="ce3" office:value-type="string">
            <text:p>VITALI ALVAR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367">
            <text:p>3367</text:p>
          </table:table-cell>
          <table:table-cell table:style-name="ce3" office:value-type="string">
            <text:p>KING KONG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UILLERMIN JOHN</text:p>
          </table:table-cell>
          <table:table-cell table:style-name="ce3" office:value-type="string">
            <text:p>KERWIN BRIAN</text:p>
          </table:table-cell>
          <table:table-cell table:style-name="ce3" office:value-type="string">
            <text:p>HAMILTON LIND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387">
            <text:p>3387</text:p>
          </table:table-cell>
          <table:table-cell table:style-name="ce3" office:value-type="string">
            <text:p>PIERINO CONTRO TUT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ROLAMI MARINO</text:p>
          </table:table-cell>
          <table:table-cell table:style-name="ce3" office:value-type="string">
            <text:p>MITI MICHELA</text:p>
          </table:table-cell>
          <table:table-cell table:style-name="ce3" office:value-type="string">
            <text:p>VITALI ALVAR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12">
            <text:p>3412</text:p>
          </table:table-cell>
          <table:table-cell table:style-name="ce3" office:value-type="string">
            <text:p>AMERICAN GIGOLO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HRADER PAUL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HUTTON LAUR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38">
            <text:p>3438</text:p>
          </table:table-cell>
          <table:table-cell table:style-name="ce3" office:value-type="string">
            <text:p>IL SIGNORE DEL M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PLEASENCE DONALD</text:p>
          </table:table-cell>
          <table:table-cell table:style-name="ce3" office:value-type="string">
            <text:p>BLOUNT LIS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494">
            <text:p>3494</text:p>
          </table:table-cell>
          <table:table-cell table:style-name="ce3" office:value-type="string">
            <text:p>HAIL! HAIL! ROCK'N'ROLL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HACKFORD TAYLOR</text:p>
          </table:table-cell>
          <table:table-cell table:style-name="ce3" office:value-type="string">
            <text:p>CLAPTON ERIC</text:p>
          </table:table-cell>
          <table:table-cell table:style-name="ce3" office:value-type="string">
            <text:p>CRAY R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09">
            <text:p>3509</text:p>
          </table:table-cell>
          <table:table-cell table:style-name="ce3" office:value-type="string">
            <text:p>FINAL REPRISAL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EMINGWAY TEDD</text:p>
          </table:table-cell>
          <table:table-cell table:style-name="ce3" office:value-type="string">
            <text:p>DANIELS GARRY</text:p>
          </table:table-cell>
          <table:table-cell table:style-name="ce3" office:value-type="string">
            <text:p>GAINES JAM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12">
            <text:p>3512</text:p>
          </table:table-cell>
          <table:table-cell table:style-name="ce3" office:value-type="string">
            <text:p>AGUIRRE FURORE DI DI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HERZOG WERNER</text:p>
          </table:table-cell>
          <table:table-cell table:style-name="ce3" office:value-type="string">
            <text:p>KINSKI KLAUS</text:p>
          </table:table-cell>
          <table:table-cell table:style-name="ce3" office:value-type="string">
            <text:p>ROJO DEL NEGRO HELE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29">
            <text:p>3529</text:p>
          </table:table-cell>
          <table:table-cell table:style-name="ce3" office:value-type="string">
            <text:p>I PUFFI - I PIRATI DEL PEP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47">
            <text:p>3547</text:p>
          </table:table-cell>
          <table:table-cell table:style-name="ce3" office:value-type="string">
            <text:p>IL MONDO NUOV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SCOLA ETTORE</text:p>
          </table:table-cell>
          <table:table-cell table:style-name="ce3" office:value-type="string">
            <text:p>MASTROIANNI MARCELLO</text:p>
          </table:table-cell>
          <table:table-cell table:style-name="ce3" office:value-type="string">
            <text:p>SCHYGULLA HANN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71">
            <text:p>3571</text:p>
          </table:table-cell>
          <table:table-cell table:style-name="ce3" office:value-type="string">
            <text:p>VIETNAM ADDI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NORTON BILL</text:p>
          </table:table-cell>
          <table:table-cell table:style-name="ce3" office:value-type="string">
            <text:p>KNOX TERENCE</text:p>
          </table:table-cell>
          <table:table-cell table:style-name="ce3" office:value-type="string">
            <text:p>CAFFREY STEPH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74">
            <text:p>3574</text:p>
          </table:table-cell>
          <table:table-cell table:style-name="ce3" office:value-type="string">
            <text:p>DUCK TALES - I PREDATORI DELL'ARPA ...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82">
            <text:p>3582</text:p>
          </table:table-cell>
          <table:table-cell table:style-name="ce3" office:value-type="string">
            <text:p>I PUFFI - L'ALBUM DI FAMIGL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83">
            <text:p>3583</text:p>
          </table:table-cell>
          <table:table-cell table:style-name="ce3" office:value-type="string">
            <text:p>I PUFFI - LA MACCHINA DEL TEMP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88">
            <text:p>3588</text:p>
          </table:table-cell>
          <table:table-cell table:style-name="ce3" office:value-type="string">
            <text:p>SUPERCONCENTRATO DI " INDIETRO TUTTA! "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RENZO ARBORE</text:p>
          </table:table-cell>
          <table:table-cell table:style-name="ce3" office:value-type="string">
            <text:p>NINO FRASSIC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596">
            <text:p>3596</text:p>
          </table:table-cell>
          <table:table-cell table:style-name="ce3" office:value-type="string">
            <text:p>IL RITORNO DI DESPERAD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WACKHAMER E.W.</text:p>
          </table:table-cell>
          <table:table-cell table:style-name="ce3" office:value-type="string">
            <text:p>MCARTHUR ALEX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00">
            <text:p>3600</text:p>
          </table:table-cell>
          <table:table-cell table:style-name="ce3" office:value-type="string">
            <text:p>SPIRITIK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TENNEY KEVIN S.</text:p>
          </table:table-cell>
          <table:table-cell table:style-name="ce3" office:value-type="string">
            <text:p>ALLER TODD</text:p>
          </table:table-cell>
          <table:table-cell table:style-name="ce3" office:value-type="string">
            <text:p>KITAEN TAW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06">
            <text:p>3606</text:p>
          </table:table-cell>
          <table:table-cell table:style-name="ce3" office:value-type="string">
            <text:p>RAMBO - FIRST BLOOD PART II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OSMATOS GEORGE P.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CRENNA RICH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07">
            <text:p>3607</text:p>
          </table:table-cell>
          <table:table-cell table:style-name="ce3" office:value-type="string">
            <text:p>CUJO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TEAGUE LEWIS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08">
            <text:p>3608</text:p>
          </table:table-cell>
          <table:table-cell table:style-name="ce3" office:value-type="string">
            <text:p>JAWS 2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ZWARC JEANNOT</text:p>
          </table:table-cell>
          <table:table-cell table:style-name="ce3" office:value-type="string">
            <text:p>SCHEIDER ROY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09">
            <text:p>3609</text:p>
          </table:table-cell>
          <table:table-cell table:style-name="ce3" office:value-type="string">
            <text:p>TRADING PLAC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MURPHY EDDI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0">
            <text:p>3610</text:p>
          </table:table-cell>
          <table:table-cell table:style-name="ce3" office:value-type="string">
            <text:p>THE ELEPHANT M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HURT J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1">
            <text:p>3611</text:p>
          </table:table-cell>
          <table:table-cell table:style-name="ce3" office:value-type="string">
            <text:p>PSYCHO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ITCHCOCK'S ALFRED</text:p>
          </table:table-cell>
          <table:table-cell table:style-name="ce3" office:value-type="string">
            <text:p>PERKINS ANTHONY</text:p>
          </table:table-cell>
          <table:table-cell table:style-name="ce3" office:value-type="string">
            <text:p>MILES VER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2">
            <text:p>3612</text:p>
          </table:table-cell>
          <table:table-cell table:style-name="ce3" office:value-type="string">
            <text:p>THE BIRD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ITCHCOCK ALFRED</text:p>
          </table:table-cell>
          <table:table-cell table:style-name="ce3" office:value-type="string">
            <text:p>TAYLOR ROD</text:p>
          </table:table-cell>
          <table:table-cell table:style-name="ce3" office:value-type="string">
            <text:p>TANDY JESSIC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3">
            <text:p>3613</text:p>
          </table:table-cell>
          <table:table-cell table:style-name="ce3" office:value-type="string">
            <text:p>RAZORBAC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ULCAHY RUSSELL</text:p>
          </table:table-cell>
          <table:table-cell table:style-name="ce3" office:value-type="string">
            <text:p>HARRISON GREGORY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4">
            <text:p>3614</text:p>
          </table:table-cell>
          <table:table-cell table:style-name="ce3" office:value-type="string">
            <text:p>ERASERHEA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YNCH DAVID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5">
            <text:p>3615</text:p>
          </table:table-cell>
          <table:table-cell table:style-name="ce3" office:value-type="string">
            <text:p>DIRTY DANCING-BALLI PROIBI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RDOLINO EMILE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GREY JENNIFER</text:p>
          </table:table-cell>
          <table:table-cell table:style-name="ce3" office:value-type="string">
            <text:p>DOMOVIDEO</text:p>
          </table:table-cell>
          <table:table-cell table:number-columns-repeated="249"/>
        </table:table-row>
        <table:table-row table:style-name="ro1">
          <table:table-cell table:style-name="ce2" office:value-type="float" office:value="3616">
            <text:p>3616</text:p>
          </table:table-cell>
          <table:table-cell table:style-name="ce3" office:value-type="string">
            <text:p>ATTRAZIONE FAT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YNE ADRIAN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CLOSE GLEN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3618">
            <text:p>3618</text:p>
          </table:table-cell>
          <table:table-cell table:style-name="ce3" office:value-type="string">
            <text:p>GREYSTOKE THE LEGEND OF TARZ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UDSON HUGH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19">
            <text:p>3619</text:p>
          </table:table-cell>
          <table:table-cell table:style-name="ce3" office:value-type="string">
            <text:p>JAW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SCHEIDER ROY</text:p>
          </table:table-cell>
          <table:table-cell table:style-name="ce3" office:value-type="string">
            <text:p>SHAW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22">
            <text:p>3622</text:p>
          </table:table-cell>
          <table:table-cell table:style-name="ce3" office:value-type="string">
            <text:p>CONSOLLE COMPLETA NINTENDO NES 8 BIT</text:p>
          </table:table-cell>
          <table:table-cell table:style-name="ce3" office:value-type="string">
            <text:p>Vari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78">
            <text:p>3678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SARA M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79">
            <text:p>3679</text:p>
          </table:table-cell>
          <table:table-cell table:style-name="ce3" office:value-type="string">
            <text:p>BAD BOY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OSENTHAL RICK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SANTONI RENI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82">
            <text:p>3682</text:p>
          </table:table-cell>
          <table:table-cell table:style-name="ce3" office:value-type="string">
            <text:p>SECONDO PONZIO PILAT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MAGNI LUIGI</text:p>
          </table:table-cell>
          <table:table-cell table:style-name="ce3" office:value-type="string">
            <text:p>MANFREDI NINO</text:p>
          </table:table-cell>
          <table:table-cell table:style-name="ce3" office:value-type="string">
            <text:p>SANDRELLI STEFANI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84">
            <text:p>3684</text:p>
          </table:table-cell>
          <table:table-cell table:style-name="ce3" office:value-type="string">
            <text:p>BREAKTHROUGH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CLAGLEN ANDREW V.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MITCHUM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85">
            <text:p>3685</text:p>
          </table:table-cell>
          <table:table-cell table:style-name="ce3" office:value-type="string">
            <text:p>THE CHIPMUNK ADVENTUR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ARMAN JANICE</text:p>
          </table:table-cell>
          <table:table-cell table:style-name="ce3" office:value-type="string">
            <text:p>EDELMAN RANDY</text:p>
          </table:table-cell>
          <table:table-cell table:style-name="ce3" office:value-type="string">
            <text:p>BAGDASARIAN ROS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696">
            <text:p>3696</text:p>
          </table:table-cell>
          <table:table-cell table:style-name="ce3" office:value-type="string">
            <text:p>DANTON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WAJDA ANDRZEJ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PSZONIAK WOJCIECH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08">
            <text:p>3708</text:p>
          </table:table-cell>
          <table:table-cell table:style-name="ce3" office:value-type="string">
            <text:p>THE WARRIO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GORDON LAWRENCE</text:p>
          </table:table-cell>
          <table:table-cell table:style-name="ce3" office:value-type="string">
            <text:p>HILL WAL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09">
            <text:p>3709</text:p>
          </table:table-cell>
          <table:table-cell table:style-name="ce3" office:value-type="string">
            <text:p>FRIDAY THE 13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UNNINGHAM SEAN S.</text:p>
          </table:table-cell>
          <table:table-cell table:style-name="ce3" office:value-type="string">
            <text:p>PALMER BESTY</text:p>
          </table:table-cell>
          <table:table-cell table:style-name="ce3" office:value-type="string">
            <text:p>KING ADRIEN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10">
            <text:p>3710</text:p>
          </table:table-cell>
          <table:table-cell table:style-name="ce3" office:value-type="string">
            <text:p>THE POSTMAN ALWAYS RINGS TWI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AFELSON BOB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LANGE JESSIC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11">
            <text:p>3711</text:p>
          </table:table-cell>
          <table:table-cell table:style-name="ce3" office:value-type="string">
            <text:p>THE WAY WE WER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OLLACK SYDNEY</text:p>
          </table:table-cell>
          <table:table-cell table:style-name="ce3" office:value-type="string">
            <text:p>STREISAND BARBRA</text:p>
          </table:table-cell>
          <table:table-cell table:style-name="ce3" office:value-type="string">
            <text:p>REDFORD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20">
            <text:p>3720</text:p>
          </table:table-cell>
          <table:table-cell table:style-name="ce3" office:value-type="string">
            <text:p>THE KILLING FIELD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JOFFE ROLAND</text:p>
          </table:table-cell>
          <table:table-cell table:style-name="ce3" office:value-type="string">
            <text:p>WATERSTON SAM</text:p>
          </table:table-cell>
          <table:table-cell table:style-name="ce3" office:value-type="string">
            <text:p>S.NGOR HANG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721">
            <text:p>3721</text:p>
          </table:table-cell>
          <table:table-cell table:style-name="ce3" office:value-type="string">
            <text:p>ROSEMARY'S BAB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OLANSKI ROMAN</text:p>
          </table:table-cell>
          <table:table-cell table:style-name="ce3" office:value-type="string">
            <text:p>FARROW MIA</text:p>
          </table:table-cell>
          <table:table-cell table:style-name="ce3" office:value-type="string">
            <text:p>CASSAVETES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811">
            <text:p>3811</text:p>
          </table:table-cell>
          <table:table-cell table:style-name="ce3" office:value-type="string">
            <text:p>LA CODA DEL DIAVOL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TREVES GIORGIO</text:p>
          </table:table-cell>
          <table:table-cell table:style-name="ce3" office:value-type="string">
            <text:p>BOUQUET CAROLE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826">
            <text:p>3826</text:p>
          </table:table-cell>
          <table:table-cell table:style-name="ce3" office:value-type="string">
            <text:p>L'UOMO DELLE GRANDI PIANU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IERCIE CHARLES</text:p>
          </table:table-cell>
          <table:table-cell table:style-name="ce3" office:value-type="string">
            <text:p>FONDA PETER</text:p>
          </table:table-cell>
          <table:table-cell table:style-name="ce3" office:value-type="string">
            <text:p>HEDIN SERE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841">
            <text:p>3841</text:p>
          </table:table-cell>
          <table:table-cell table:style-name="ce3" office:value-type="string">
            <text:p>DUCK TALES - PAPER HORROR PICTURE SHOW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890">
            <text:p>3890</text:p>
          </table:table-cell>
          <table:table-cell table:style-name="ce3" office:value-type="string">
            <text:p>PIERINO COLPISCE ANCO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ROLAMI MARINO</text:p>
          </table:table-cell>
          <table:table-cell table:style-name="ce3" office:value-type="string">
            <text:p>VITALI ALVARO</text:p>
          </table:table-cell>
          <table:table-cell table:style-name="ce3" office:value-type="string">
            <text:p>MITI MICHELA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03">
            <text:p>3903</text:p>
          </table:table-cell>
          <table:table-cell table:style-name="ce3" office:value-type="string">
            <text:p>SFIDA A WHITE BUFFA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THOMPSON J.LEE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WARDEN JACK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16">
            <text:p>3916</text:p>
          </table:table-cell>
          <table:table-cell table:style-name="ce3" office:value-type="string">
            <text:p>LA VENDETTA DELL'UOMO CHIAMATO CAVALL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KERSHNER IRVIN</text:p>
          </table:table-cell>
          <table:table-cell table:style-name="ce3" office:value-type="string">
            <text:p>HARRIS RICHARD</text:p>
          </table:table-cell>
          <table:table-cell table:style-name="ce3" office:value-type="string">
            <text:p>SONDERGAARD GAL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54">
            <text:p>3954</text:p>
          </table:table-cell>
          <table:table-cell table:style-name="ce3" office:value-type="string">
            <text:p>LA COLLINA DEI CONIGL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OSEN MARTIN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1">
            <text:p>3991</text:p>
          </table:table-cell>
          <table:table-cell table:style-name="ce3" office:value-type="string">
            <text:p>ROMEO &amp; JULIE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ZEFFIRELLI FRANCO</text:p>
          </table:table-cell>
          <table:table-cell table:style-name="ce3" office:value-type="string">
            <text:p>HUSSEY OLIVIA</text:p>
          </table:table-cell>
          <table:table-cell table:style-name="ce3" office:value-type="string">
            <text:p>WHTING LEONARD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2">
            <text:p>3992</text:p>
          </table:table-cell>
          <table:table-cell table:style-name="ce3" office:value-type="string">
            <text:p>LETHAL WEAPON 1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3" office:value-type="string">
            <text:p>CROCODILE DUNDE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OGAN PAUL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4">
            <text:p>3994</text:p>
          </table:table-cell>
          <table:table-cell table:style-name="ce3" office:value-type="string">
            <text:p>PLATOO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BERENGER T.</text:p>
          </table:table-cell>
          <table:table-cell table:style-name="ce3" office:value-type="string">
            <text:p>DAFOE W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5">
            <text:p>3995</text:p>
          </table:table-cell>
          <table:table-cell table:style-name="ce3" office:value-type="string">
            <text:p>EXCALIBU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OORMAN JOHN</text:p>
          </table:table-cell>
          <table:table-cell table:style-name="ce3" office:value-type="string">
            <text:p>TERRY NIGEL</text:p>
          </table:table-cell>
          <table:table-cell table:style-name="ce3" office:value-type="string">
            <text:p>MIRREN HEL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6">
            <text:p>3996</text:p>
          </table:table-cell>
          <table:table-cell table:style-name="ce3" office:value-type="string">
            <text:p>ONCE UPON A TIME IN AMERIC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WOODS JAM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3997">
            <text:p>3997</text:p>
          </table:table-cell>
          <table:table-cell table:style-name="ce3" office:value-type="string">
            <text:p>THE YEAR OF LIVING DANGEROUSL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WEIR PETER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WEAVER SIGOURN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45">
            <text:p>4045</text:p>
          </table:table-cell>
          <table:table-cell table:style-name="ce3" office:value-type="string">
            <text:p>DOPPIO GIOCO A DEVIL'S RIDG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OMPTON RICHARD</text:p>
          </table:table-cell>
          <table:table-cell table:style-name="ce3" office:value-type="string">
            <text:p>AXTON HOYTE</text:p>
          </table:table-cell>
          <table:table-cell table:style-name="ce3" office:value-type="string">
            <text:p>ADAIR ALIC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47">
            <text:p>4047</text:p>
          </table:table-cell>
          <table:table-cell table:style-name="ce3" office:value-type="string">
            <text:p>SUPERMAN 4 THE QUEST FOR PEA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URIE SIDNEY J.</text:p>
          </table:table-cell>
          <table:table-cell table:style-name="ce3" office:value-type="string">
            <text:p>REEVE CHRISTOPHER</text:p>
          </table:table-cell>
          <table:table-cell table:style-name="ce3" office:value-type="string">
            <text:p>CRIER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48">
            <text:p>4048</text:p>
          </table:table-cell>
          <table:table-cell table:style-name="ce3" office:value-type="string">
            <text:p>A SHOT IN THE DARK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EDWARDS BLAKE</text:p>
          </table:table-cell>
          <table:table-cell table:style-name="ce3" office:value-type="string">
            <text:p>BLATTY WILLIAM PE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49">
            <text:p>4049</text:p>
          </table:table-cell>
          <table:table-cell table:style-name="ce3" office:value-type="string">
            <text:p>BRAZIL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GILLIAM TERRY</text:p>
          </table:table-cell>
          <table:table-cell table:style-name="ce3" office:value-type="string">
            <text:p>PRYCE JONATHAN</text:p>
          </table:table-cell>
          <table:table-cell table:style-name="ce3" office:value-type="string">
            <text:p>DE NIRO ROBE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58">
            <text:p>4058</text:p>
          </table:table-cell>
          <table:table-cell table:style-name="ce3" office:value-type="string">
            <text:p>DEAR AMERIC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COUTURIE BILL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59">
            <text:p>4059</text:p>
          </table:table-cell>
          <table:table-cell table:style-name="ce3" office:value-type="string">
            <text:p>MACABR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VA LAMBERTO</text:p>
          </table:table-cell>
          <table:table-cell table:style-name="ce3" office:value-type="string">
            <text:p>STEGERS BERNICE</text:p>
          </table:table-cell>
          <table:table-cell table:style-name="ce3" office:value-type="string">
            <text:p>MOLNAR STANK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60">
            <text:p>4060</text:p>
          </table:table-cell>
          <table:table-cell table:style-name="ce3" office:value-type="string">
            <text:p>NIC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75">
            <text:p>4075</text:p>
          </table:table-cell>
          <table:table-cell table:style-name="ce3" office:value-type="string">
            <text:p>ASTERIX E LA SORPRESA DI CESAR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098">
            <text:p>4098</text:p>
          </table:table-cell>
          <table:table-cell table:style-name="ce3" office:value-type="string">
            <text:p>IL MAGO DI OZ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FLEMING VICTOR</text:p>
          </table:table-cell>
          <table:table-cell table:style-name="ce3" office:value-type="string">
            <text:p>GARLAND JUDY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08">
            <text:p>4108</text:p>
          </table:table-cell>
          <table:table-cell table:style-name="ce3" office:value-type="string">
            <text:p>I RAGAZZI DEL 42°PLOTON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AVIS MARK</text:p>
          </table:table-cell>
          <table:table-cell table:style-name="ce3" office:value-type="string">
            <text:p>ALAN CHRISTOPHER</text:p>
          </table:table-cell>
          <table:table-cell table:style-name="ce3" office:value-type="string">
            <text:p>ROSE SHERRI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19">
            <text:p>4119</text:p>
          </table:table-cell>
          <table:table-cell table:style-name="ce3" office:value-type="string">
            <text:p>ORWELL 1984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DFORD MICHAEL</text:p>
          </table:table-cell>
          <table:table-cell table:style-name="ce3" office:value-type="string">
            <text:p>BURTON RICHARD</text:p>
          </table:table-cell>
          <table:table-cell table:style-name="ce3" office:value-type="string">
            <text:p>HURT JOH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34">
            <text:p>4134</text:p>
          </table:table-cell>
          <table:table-cell table:style-name="ce3" office:value-type="string">
            <text:p>ORDINARY HER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COOPER PETER H.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BERTINELLI VALERI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141">
            <text:p>4141</text:p>
          </table:table-cell>
          <table:table-cell table:style-name="ce3" office:value-type="string">
            <text:p>ANIMAL HOUS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BELUSHI JOHN</text:p>
          </table:table-cell>
          <table:table-cell table:style-name="ce3" office:value-type="string">
            <text:p>MATHESON TIM</text:p>
          </table:table-cell>
          <table:table-cell table:style-name="ce3" office:value-type="string">
            <text:p>CIC VIDEO -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4176">
            <text:p>4176</text:p>
          </table:table-cell>
          <table:table-cell table:style-name="ce3" office:value-type="string">
            <text:p>ZOMB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MERO GEORGE A.</text:p>
          </table:table-cell>
          <table:table-cell table:style-name="ce3" office:value-type="string">
            <text:p>EMGE DAVID</text:p>
          </table:table-cell>
          <table:table-cell table:style-name="ce3" office:value-type="string">
            <text:p>FOREE K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200">
            <text:p>4200</text:p>
          </table:table-cell>
          <table:table-cell table:style-name="ce3" office:value-type="string">
            <text:p>I CAVALIERI DELLE LUNGHE OMB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CARRADINE DAVID</text:p>
          </table:table-cell>
          <table:table-cell table:style-name="ce3" office:value-type="string">
            <text:p>CARRADINE KEITH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205">
            <text:p>4205</text:p>
          </table:table-cell>
          <table:table-cell table:style-name="ce3" office:value-type="string">
            <text:p>BELVA DI GUERR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EYNOLDS KEVIN</text:p>
          </table:table-cell>
          <table:table-cell table:style-name="ce3" office:value-type="string">
            <text:p>PATRICK JASON</text:p>
          </table:table-cell>
          <table:table-cell table:style-name="ce3" office:value-type="string">
            <text:p>BAUER STAPH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208">
            <text:p>4208</text:p>
          </table:table-cell>
          <table:table-cell table:style-name="ce3" office:value-type="string">
            <text:p>PROVACI ANCORA,SA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SS HERBERT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KEATON DIA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211">
            <text:p>4211</text:p>
          </table:table-cell>
          <table:table-cell table:style-name="ce3" office:value-type="string">
            <text:p>IL TEMPO DELLE MELE 3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IRE ALAIN</text:p>
          </table:table-cell>
          <table:table-cell table:style-name="ce3" office:value-type="string">
            <text:p>MARCEAU SOPHIE</text:p>
          </table:table-cell>
          <table:table-cell table:style-name="ce3" office:value-type="string">
            <text:p>LINDON VINCEN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14">
            <text:p>4314</text:p>
          </table:table-cell>
          <table:table-cell table:style-name="ce3" office:value-type="string">
            <text:p>ALEXANDER NEVSKI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EISENSTEIN SERGHEI</text:p>
          </table:table-cell>
          <table:table-cell table:style-name="ce3" office:value-type="string">
            <text:p>CERKASSOV NIKOLAJ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18">
            <text:p>4318</text:p>
          </table:table-cell>
          <table:table-cell table:style-name="ce3" office:value-type="string">
            <text:p>IMAGINE - JOHN LENNON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OLT ANDREW</text:p>
          </table:table-cell>
          <table:table-cell table:style-name="ce3" office:value-type="string">
            <text:p>LENNON JOHN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19">
            <text:p>4319</text:p>
          </table:table-cell>
          <table:table-cell table:style-name="ce3" office:value-type="string">
            <text:p>PAULO ROBERTO COTECHINO CENTRAVANTI DI..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ICERO NANDO</text:p>
          </table:table-cell>
          <table:table-cell table:style-name="ce3" office:value-type="string">
            <text:p>VITALI ALVARO</text:p>
          </table:table-cell>
          <table:table-cell table:style-name="ce3" office:value-type="string">
            <text:p>RUSSO CARME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33">
            <text:p>4333</text:p>
          </table:table-cell>
          <table:table-cell table:style-name="ce3" office:value-type="string">
            <text:p>LA VERA STORIA DI JACK LO SQUARTAT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ICKES DAVID</text:p>
          </table:table-cell>
          <table:table-cell table:style-name="ce3" office:value-type="string">
            <text:p>CAINE MICHAEL</text:p>
          </table:table-cell>
          <table:table-cell table:style-name="ce3" office:value-type="string">
            <text:p>.</text:p>
          </table:table-cell>
          <table:table-cell table:style-name="ce3" office:value-type="string">
            <text:p>RCA 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4342">
            <text:p>4342</text:p>
          </table:table-cell>
          <table:table-cell table:style-name="ce3" office:value-type="string">
            <text:p>BRAZI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ILIAM TERRY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PRYCE JONATH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44">
            <text:p>4344</text:p>
          </table:table-cell>
          <table:table-cell table:style-name="ce3" office:value-type="string">
            <text:p>ZIGGY STARDUST AND THE SPIDERS FROM MAR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ENNEBAKER D.A.</text:p>
          </table:table-cell>
          <table:table-cell table:style-name="ce3" office:value-type="string">
            <text:p>BOWIE DAVID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50">
            <text:p>4350</text:p>
          </table:table-cell>
          <table:table-cell table:style-name="ce3" office:value-type="string">
            <text:p>IL PICCOLO DIAVOL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IGNI ROBERTO</text:p>
          </table:table-cell>
          <table:table-cell table:style-name="ce3" office:value-type="string">
            <text:p>MATTHAU WALTER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59">
            <text:p>4359</text:p>
          </table:table-cell>
          <table:table-cell table:style-name="ce3" office:value-type="string">
            <text:p>LA PANTERA ROSA - AMORE A PRIMA VIST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67">
            <text:p>4367</text:p>
          </table:table-cell>
          <table:table-cell table:style-name="ce3" office:value-type="string">
            <text:p>LA SFIDA DI ALCATRAZ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ENDKOS PAUL</text:p>
          </table:table-cell>
          <table:table-cell table:style-name="ce3" office:value-type="string">
            <text:p>CARRADINE DAVID</text:p>
          </table:table-cell>
          <table:table-cell table:style-name="ce3" office:value-type="string">
            <text:p>HAID CHARLES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369">
            <text:p>4369</text:p>
          </table:table-cell>
          <table:table-cell table:style-name="ce3" office:value-type="string">
            <text:p>LE AVVENTURE DI TITTI E GATTO SILVESTR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438">
            <text:p>4438</text:p>
          </table:table-cell>
          <table:table-cell table:style-name="ce3" office:value-type="string">
            <text:p>WINNY PUH - AMICI PER LA PELL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16">
            <text:p>4516</text:p>
          </table:table-cell>
          <table:table-cell table:style-name="ce3" office:value-type="string">
            <text:p>L'INCREDIBILE HULK VOL.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19">
            <text:p>4519</text:p>
          </table:table-cell>
          <table:table-cell table:style-name="ce3" office:value-type="string">
            <text:p>L'INCREDIBILE HULK VOL.4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25">
            <text:p>4525</text:p>
          </table:table-cell>
          <table:table-cell table:style-name="ce3" office:value-type="string">
            <text:p>HELLRAISER II - HELLBOUN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ANDEL TONY</text:p>
          </table:table-cell>
          <table:table-cell table:style-name="ce3" office:value-type="string">
            <text:p>HIGGINS CLARE</text:p>
          </table:table-cell>
          <table:table-cell table:style-name="ce3" office:value-type="string">
            <text:p>LAURENCE ASHLE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64">
            <text:p>4564</text:p>
          </table:table-cell>
          <table:table-cell table:style-name="ce3" office:value-type="string">
            <text:p>WINNY PUH - CHI RUBA IL MIELE ?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79">
            <text:p>4579</text:p>
          </table:table-cell>
          <table:table-cell table:style-name="ce3" office:value-type="string">
            <text:p>TOM E JERRY IL MACHO DELLA SPIAGG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582">
            <text:p>4582</text:p>
          </table:table-cell>
          <table:table-cell table:style-name="ce3" office:value-type="string">
            <text:p>MATADO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SERNA ASSUMPTA</text:p>
          </table:table-cell>
          <table:table-cell table:style-name="ce3" office:value-type="string">
            <text:p>BANDERAS ANTONIO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00">
            <text:p>4600</text:p>
          </table:table-cell>
          <table:table-cell table:style-name="ce3" office:value-type="string">
            <text:p>BAT 21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ARKLE PETER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GLOVER DAN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03">
            <text:p>4603</text:p>
          </table:table-cell>
          <table:table-cell table:style-name="ce3" office:value-type="string">
            <text:p>L'ORS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NNAUD JEAN JACQUES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11">
            <text:p>4611</text:p>
          </table:table-cell>
          <table:table-cell table:style-name="ce3" office:value-type="string">
            <text:p>COLLI DI CUOI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OBINSON PAUL D.</text:p>
          </table:table-cell>
          <table:table-cell table:style-name="ce3" office:value-type="string">
            <text:p>HATCH RICHARD</text:p>
          </table:table-cell>
          <table:table-cell table:style-name="ce3" office:value-type="string">
            <text:p>MARSINA TON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13">
            <text:p>4613</text:p>
          </table:table-cell>
          <table:table-cell table:style-name="ce3" office:value-type="string">
            <text:p>WILLOW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WHALLEY JOANNE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21">
            <text:p>4621</text:p>
          </table:table-cell>
          <table:table-cell table:style-name="ce3" office:value-type="string">
            <text:p>LE NUOVE AVVENTURE DI PIPPI CALZELUNGH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ANNAKIN KEN</text:p>
          </table:table-cell>
          <table:table-cell table:style-name="ce3" office:value-type="string">
            <text:p>ERIN TAMI</text:p>
          </table:table-cell>
          <table:table-cell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30">
            <text:p>4630</text:p>
          </table:table-cell>
          <table:table-cell table:style-name="ce3" office:value-type="string">
            <text:p>CARUSO PASCOSCK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TOGNAZZI RICKY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76">
            <text:p>4676</text:p>
          </table:table-cell>
          <table:table-cell table:style-name="ce3" office:value-type="string">
            <text:p>DUCK TALES - LO SPECCHIO MAG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691">
            <text:p>4691</text:p>
          </table:table-cell>
          <table:table-cell table:style-name="ce3" office:value-type="string">
            <text:p>HAMBURGER HILL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IRVIN <text:s/>JOH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VESTRON VIDEO INTERNATIO</text:p>
          </table:table-cell>
          <table:table-cell table:number-columns-repeated="249"/>
        </table:table-row>
        <table:table-row table:style-name="ro1">
          <table:table-cell table:style-name="ce2" office:value-type="float" office:value="4692">
            <text:p>4692</text:p>
          </table:table-cell>
          <table:table-cell table:style-name="ce3" office:value-type="string">
            <text:p>ESCAPE TO VICTOR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USTON JOHN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CAINE MICHAEL</text:p>
          </table:table-cell>
          <table:table-cell table:style-name="ce3" office:value-type="string">
            <text:p>CINEMA CLUB</text:p>
          </table:table-cell>
          <table:table-cell table:number-columns-repeated="249"/>
        </table:table-row>
        <table:table-row table:style-name="ro1">
          <table:table-cell table:style-name="ce2" office:value-type="float" office:value="4693">
            <text:p>4693</text:p>
          </table:table-cell>
          <table:table-cell table:style-name="ce3" office:value-type="string">
            <text:p>STAR WARS - RETURN OF THE JEDI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ARQUAND RICHARD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MILL MARK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694">
            <text:p>4694</text:p>
          </table:table-cell>
          <table:table-cell table:style-name="ce3" office:value-type="string">
            <text:p>SHORT CIRCUI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GUTTENBERG STEVE</text:p>
          </table:table-cell>
          <table:table-cell table:style-name="ce3"/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695">
            <text:p>4695</text:p>
          </table:table-cell>
          <table:table-cell table:style-name="ce3" office:value-type="string">
            <text:p>PARIS,TEXA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WENDERS WIM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STANTON HARRY DEAN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4696">
            <text:p>4696</text:p>
          </table:table-cell>
          <table:table-cell table:style-name="ce3" office:value-type="string">
            <text:p>GANDHI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TTENBOROUGH RICHARD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BERGEN CANDICE</text:p>
          </table:table-cell>
          <table:table-cell table:style-name="ce3" office:value-type="string">
            <text:p>RCA</text:p>
          </table:table-cell>
          <table:table-cell table:number-columns-repeated="249"/>
        </table:table-row>
        <table:table-row table:style-name="ro1">
          <table:table-cell table:style-name="ce2" office:value-type="float" office:value="4697">
            <text:p>4697</text:p>
          </table:table-cell>
          <table:table-cell table:style-name="ce3" office:value-type="string">
            <text:p>OUT OF AFRIC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OLLACK SYDNEY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STREEP MERYL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698">
            <text:p>4698</text:p>
          </table:table-cell>
          <table:table-cell table:style-name="ce3" office:value-type="string">
            <text:p>CHARIOTS OF FIR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UDSON HUGH</text:p>
          </table:table-cell>
          <table:table-cell table:style-name="ce3" office:value-type="string">
            <text:p>CROSS BEN</text:p>
          </table:table-cell>
          <table:table-cell table:style-name="ce3" office:value-type="string">
            <text:p>CHARLESON IAN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699">
            <text:p>4699</text:p>
          </table:table-cell>
          <table:table-cell table:style-name="ce3" office:value-type="string">
            <text:p>WITNES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WEIR PETER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MCGILLIS KELLY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00">
            <text:p>4700</text:p>
          </table:table-cell>
          <table:table-cell table:style-name="ce3" office:value-type="string">
            <text:p>THE WITCHES OF EASTWIC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CHER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01">
            <text:p>4701</text:p>
          </table:table-cell>
          <table:table-cell table:style-name="ce3" office:value-type="string">
            <text:p>STAR WARS - THE EMPIRE STRIKES BAC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KERSHNER IRVI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MILL MARK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04">
            <text:p>4704</text:p>
          </table:table-cell>
          <table:table-cell table:style-name="ce3" office:value-type="string">
            <text:p>SEXTETT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DALTON TIMOTHY</text:p>
          </table:table-cell>
          <table:table-cell table:style-name="ce3" office:value-type="string">
            <text:p>RINGO STARR</text:p>
          </table:table-cell>
          <table:table-cell table:style-name="ce3" office:value-type="string">
            <text:p>IMAG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06">
            <text:p>4706</text:p>
          </table:table-cell>
          <table:table-cell table:style-name="ce3" office:value-type="string">
            <text:p>COPPIA DI JACK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TERN STEVEN HILLIARD</text:p>
          </table:table-cell>
          <table:table-cell table:style-name="ce3" office:value-type="string">
            <text:p>DOUGLAS KIRK</text:p>
          </table:table-cell>
          <table:table-cell table:style-name="ce3" office:value-type="string">
            <text:p>COBURN JAMES</text:p>
          </table:table-cell>
          <table:table-cell table:style-name="ce3" office:value-type="string">
            <text:p>IMAG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13">
            <text:p>4713</text:p>
          </table:table-cell>
          <table:table-cell table:style-name="ce3" office:value-type="string">
            <text:p>GATTI,SORCI...E FANTASIA 1 PART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4714">
            <text:p>4714</text:p>
          </table:table-cell>
          <table:table-cell table:style-name="ce3" office:value-type="string">
            <text:p>GATTI,SORCI...E FANTASIA 2 PART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4726">
            <text:p>4726</text:p>
          </table:table-cell>
          <table:table-cell table:style-name="ce3" office:value-type="string">
            <text:p>TOM E JERRY VOL.6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3">
            <text:p>4733</text:p>
          </table:table-cell>
          <table:table-cell table:style-name="ce3" office:value-type="string">
            <text:p>ROCKY 1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VILDSEN JOHN G.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SHIRE TAL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4">
            <text:p>4734</text:p>
          </table:table-cell>
          <table:table-cell table:style-name="ce3" office:value-type="string">
            <text:p>ROCKY 2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STALLONE SYLVESTER</text:p>
          </table:table-cell>
          <table:table-cell table:style-name="ce3" office:value-type="string">
            <text:p>SHIRE TAL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5">
            <text:p>4735</text:p>
          </table:table-cell>
          <table:table-cell table:style-name="ce3" office:value-type="string">
            <text:p>ROCKY 3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STALLONE SYLVESTER</text:p>
          </table:table-cell>
          <table:table-cell table:style-name="ce3" office:value-type="string">
            <text:p>SHIRE TAL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6">
            <text:p>4736</text:p>
          </table:table-cell>
          <table:table-cell table:style-name="ce3" office:value-type="string">
            <text:p>ROCKY 4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STALLONE SYLVESTER</text:p>
          </table:table-cell>
          <table:table-cell table:style-name="ce3" office:value-type="string">
            <text:p>SHIRE TAL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7">
            <text:p>4737</text:p>
          </table:table-cell>
          <table:table-cell table:style-name="ce3" office:value-type="string">
            <text:p>THE GOOD,THE BAD AND THE UGL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VAN CLEEF LE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8">
            <text:p>4738</text:p>
          </table:table-cell>
          <table:table-cell table:style-name="ce3" office:value-type="string">
            <text:p>FOR A FEW DOLLARS MOR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VOLONTE GIAN MAR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39">
            <text:p>4739</text:p>
          </table:table-cell>
          <table:table-cell table:style-name="ce3" office:value-type="string">
            <text:p>A FISTFUL OF DOLLLA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ONE SERGI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KOCH MARIANN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40">
            <text:p>4740</text:p>
          </table:table-cell>
          <table:table-cell table:style-name="ce3" office:value-type="string">
            <text:p>ROBIN HOO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 CLASSICS</text:p>
          </table:table-cell>
          <table:table-cell table:number-columns-repeated="249"/>
        </table:table-row>
        <table:table-row table:style-name="ro1">
          <table:table-cell table:style-name="ce2" office:value-type="float" office:value="4741">
            <text:p>4741</text:p>
          </table:table-cell>
          <table:table-cell table:style-name="ce3" office:value-type="string">
            <text:p>THE SWORD IN THE STON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 CLASSICS</text:p>
          </table:table-cell>
          <table:table-cell table:number-columns-repeated="249"/>
        </table:table-row>
        <table:table-row table:style-name="ro1">
          <table:table-cell table:style-name="ce2" office:value-type="float" office:value="4742">
            <text:p>4742</text:p>
          </table:table-cell>
          <table:table-cell table:style-name="ce3" office:value-type="string">
            <text:p>SLEEPING BEAUT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 CLASSICS</text:p>
          </table:table-cell>
          <table:table-cell table:number-columns-repeated="249"/>
        </table:table-row>
        <table:table-row table:style-name="ro1">
          <table:table-cell table:style-name="ce2" office:value-type="float" office:value="4743">
            <text:p>4743</text:p>
          </table:table-cell>
          <table:table-cell table:style-name="ce3" office:value-type="string">
            <text:p>ALICE IN WONDERLAN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 CLASSICS</text:p>
          </table:table-cell>
          <table:table-cell table:number-columns-repeated="249"/>
        </table:table-row>
        <table:table-row table:style-name="ro1">
          <table:table-cell table:style-name="ce2" office:value-type="float" office:value="4744">
            <text:p>4744</text:p>
          </table:table-cell>
          <table:table-cell table:style-name="ce3" office:value-type="string">
            <text:p>THE DEER HUNTE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IMINO MICHAEL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SAVAGE SAVAGE</text:p>
          </table:table-cell>
          <table:table-cell table:style-name="ce3" office:value-type="string">
            <text:p>WEINTRAUB ENT.GROUP</text:p>
          </table:table-cell>
          <table:table-cell table:number-columns-repeated="249"/>
        </table:table-row>
        <table:table-row table:style-name="ro1">
          <table:table-cell table:style-name="ce2" office:value-type="float" office:value="4745">
            <text:p>4745</text:p>
          </table:table-cell>
          <table:table-cell table:style-name="ce3" office:value-type="string">
            <text:p>RAIN M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VINSON BARRY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46">
            <text:p>4746</text:p>
          </table:table-cell>
          <table:table-cell table:style-name="ce3" office:value-type="string">
            <text:p>RAIDERS OF THE LOST AR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ALLEN KARE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47">
            <text:p>4747</text:p>
          </table:table-cell>
          <table:table-cell table:style-name="ce3" office:value-type="string">
            <text:p>INDIANA JONES AND THE TEMPLE OF DOOM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CAPSHAW KAT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48">
            <text:p>4748</text:p>
          </table:table-cell>
          <table:table-cell table:style-name="ce3" office:value-type="string">
            <text:p>ROBOCOP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WELLER PETER</text:p>
          </table:table-cell>
          <table:table-cell table:style-name="ce3" office:value-type="string">
            <text:p>ALLEN NANCY</text:p>
          </table:table-cell>
          <table:table-cell table:style-name="ce3" office:value-type="string">
            <text:p>VIRGIN FILM COLLECTION</text:p>
          </table:table-cell>
          <table:table-cell table:number-columns-repeated="249"/>
        </table:table-row>
        <table:table-row table:style-name="ro1">
          <table:table-cell table:style-name="ce2" office:value-type="float" office:value="4749">
            <text:p>4749</text:p>
          </table:table-cell>
          <table:table-cell table:style-name="ce3" office:value-type="string">
            <text:p>10 TO MIDNIGH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THOMPSON J.LEE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EILBACHER LISA</text:p>
          </table:table-cell>
          <table:table-cell table:style-name="ce3" office:value-type="string">
            <text:p>CINEMA CLUB</text:p>
          </table:table-cell>
          <table:table-cell table:number-columns-repeated="249"/>
        </table:table-row>
        <table:table-row table:style-name="ro1">
          <table:table-cell table:style-name="ce2" office:value-type="float" office:value="4750">
            <text:p>4750</text:p>
          </table:table-cell>
          <table:table-cell table:style-name="ce3" office:value-type="string">
            <text:p>INVASION OF THE BODY SNATCHE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IEGEL DON</text:p>
          </table:table-cell>
          <table:table-cell table:style-name="ce3" office:value-type="string">
            <text:p>WYNTER DANA</text:p>
          </table:table-cell>
          <table:table-cell table:style-name="ce3" office:value-type="string">
            <text:p>MCCARTHY KEVIN</text:p>
          </table:table-cell>
          <table:table-cell table:style-name="ce3" office:value-type="string">
            <text:p>CINEMA CLUB</text:p>
          </table:table-cell>
          <table:table-cell table:number-columns-repeated="249"/>
        </table:table-row>
        <table:table-row table:style-name="ro1">
          <table:table-cell table:style-name="ce2" office:value-type="float" office:value="4751">
            <text:p>4751</text:p>
          </table:table-cell>
          <table:table-cell table:style-name="ce3" office:value-type="string">
            <text:p>NO WAY OU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ONALDSON ROGER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THE HOLLYWOOD THRILLER C</text:p>
          </table:table-cell>
          <table:table-cell table:number-columns-repeated="249"/>
        </table:table-row>
        <table:table-row table:style-name="ro1">
          <table:table-cell table:style-name="ce2" office:value-type="float" office:value="4752">
            <text:p>4752</text:p>
          </table:table-cell>
          <table:table-cell table:style-name="ce3" office:value-type="string">
            <text:p>COMMANDO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STER MARK L.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CHONG RAE DAWN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53">
            <text:p>4753</text:p>
          </table:table-cell>
          <table:table-cell table:style-name="ce3" office:value-type="string">
            <text:p>FIREFOX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54">
            <text:p>4754</text:p>
          </table:table-cell>
          <table:table-cell table:style-name="ce3" office:value-type="string">
            <text:p>COBR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OSMATOS GEORGE P.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NIELSEN BRIGITT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55">
            <text:p>4755</text:p>
          </table:table-cell>
          <table:table-cell table:style-name="ce3" office:value-type="string">
            <text:p>ALIEN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56">
            <text:p>4756</text:p>
          </table:table-cell>
          <table:table-cell table:style-name="ce3" office:value-type="string">
            <text:p>BACK TO THE FUTUR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FOX MICHAEL J.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78">
            <text:p>4778</text:p>
          </table:table-cell>
          <table:table-cell table:style-name="ce3" office:value-type="string">
            <text:p>RAMBO 3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ACDONALD PETER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CRENNA RICHARD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80">
            <text:p>4780</text:p>
          </table:table-cell>
          <table:table-cell table:style-name="ce3" office:value-type="string">
            <text:p>LA CHIES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OAVI MICHELE</text:p>
          </table:table-cell>
          <table:table-cell table:style-name="ce3" office:value-type="string">
            <text:p>ARANA TOMAS</text:p>
          </table:table-cell>
          <table:table-cell table:style-name="ce3" office:value-type="string">
            <text:p>CHALIAPIN FEODOR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81">
            <text:p>4781</text:p>
          </table:table-cell>
          <table:table-cell table:style-name="ce3" office:value-type="string">
            <text:p>MARRAKECH EXPRES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BENTIVOGLIO FABRIZIO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4784">
            <text:p>4784</text:p>
          </table:table-cell>
          <table:table-cell table:style-name="ce3" office:value-type="string">
            <text:p>BIANCO,ROSSO E VERDON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EN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4801">
            <text:p>4801</text:p>
          </table:table-cell>
          <table:table-cell table:style-name="ce3" office:value-type="string">
            <text:p>ENRICO VIII - TUTTE LE DONNE DEL R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HUSSEIN WARIS</text:p>
          </table:table-cell>
          <table:table-cell table:style-name="ce3" office:value-type="string">
            <text:p>MICHELL KEITH</text:p>
          </table:table-cell>
          <table:table-cell table:style-name="ce3" office:value-type="string">
            <text:p>PLEASANCE DONALD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4810">
            <text:p>4810</text:p>
          </table:table-cell>
          <table:table-cell table:style-name="ce3" office:value-type="string">
            <text:p>PISTOLA ZAPPER NINTENDO COMPLETA</text:p>
          </table:table-cell>
          <table:table-cell table:style-name="ce3" office:value-type="string">
            <text:p>Vari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ATTEL</text:p>
          </table:table-cell>
          <table:table-cell table:number-columns-repeated="249"/>
        </table:table-row>
        <table:table-row table:style-name="ro1">
          <table:table-cell table:style-name="ce2" office:value-type="float" office:value="4860">
            <text:p>4860</text:p>
          </table:table-cell>
          <table:table-cell table:style-name="ce3" office:value-type="string">
            <text:p>TEQUILA CONNECTI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WNE ROBERT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4883">
            <text:p>4883</text:p>
          </table:table-cell>
          <table:table-cell table:style-name="ce3" office:value-type="string">
            <text:p>LA GRANDE FUGA 2 - CAPITOLO FINAL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HIRSCH JUDD</text:p>
          </table:table-cell>
          <table:table-cell table:style-name="ce3" office:value-type="string">
            <text:p>DENISON ANTHONY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4895">
            <text:p>4895</text:p>
          </table:table-cell>
          <table:table-cell table:style-name="ce3" office:value-type="string">
            <text:p>BRACCATO A VIT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ORA PHILIPPE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THOMPSON JACK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4917">
            <text:p>4917</text:p>
          </table:table-cell>
          <table:table-cell table:style-name="ce3" office:value-type="string">
            <text:p>EL DORAD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SAURA CARLOS</text:p>
          </table:table-cell>
          <table:table-cell table:style-name="ce3" office:value-type="string">
            <text:p>ANTONUTTI OMERO</text:p>
          </table:table-cell>
          <table:table-cell table:style-name="ce3" office:value-type="string">
            <text:p>WILSON LAMBERT</text:p>
          </table:table-cell>
          <table:table-cell table:style-name="ce3" office:value-type="string">
            <text:p>DOMOVIDEO</text:p>
          </table:table-cell>
          <table:table-cell table:number-columns-repeated="249"/>
        </table:table-row>
        <table:table-row table:style-name="ro1">
          <table:table-cell table:style-name="ce2" office:value-type="float" office:value="4988">
            <text:p>4988</text:p>
          </table:table-cell>
          <table:table-cell table:style-name="ce3" office:value-type="string">
            <text:p>I DIMENTICAT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KEACH JAMES</text:p>
          </table:table-cell>
          <table:table-cell table:style-name="ce3" office:value-type="string">
            <text:p>CARRADINE KEITH</text:p>
          </table:table-cell>
          <table:table-cell table:style-name="ce3" office:value-type="string">
            <text:p>RAILSBACK STEVE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4992">
            <text:p>4992</text:p>
          </table:table-cell>
          <table:table-cell table:style-name="ce3" office:value-type="string">
            <text:p>ANGEL HILL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OBINSON PAUL D.</text:p>
          </table:table-cell>
          <table:table-cell table:style-name="ce3" office:value-type="string">
            <text:p>HATCH RICHARD</text:p>
          </table:table-cell>
          <table:table-cell table:style-name="ce3" office:value-type="string">
            <text:p>KARIS VASSILI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038">
            <text:p>5038</text:p>
          </table:table-cell>
          <table:table-cell table:style-name="ce3" office:value-type="string">
            <text:p>LA FATTORIA DEGLI ANIMAL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049">
            <text:p>5049</text:p>
          </table:table-cell>
          <table:table-cell table:style-name="ce3" office:value-type="string">
            <text:p>DIE HARD - TRAPPOLA DI CRISTALL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RICKMAN ALAN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053">
            <text:p>5053</text:p>
          </table:table-cell>
          <table:table-cell table:style-name="ce3" office:value-type="string">
            <text:p>I COMANCHERO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URTIZ MICHAEL</text:p>
          </table:table-cell>
          <table:table-cell table:style-name="ce3" office:value-type="string">
            <text:p>WAYNE JOHN</text:p>
          </table:table-cell>
          <table:table-cell table:style-name="ce3" office:value-type="string">
            <text:p>MARVIN LEE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057">
            <text:p>5057</text:p>
          </table:table-cell>
          <table:table-cell table:style-name="ce3" office:value-type="string">
            <text:p>VIETNAM MISSIONE TONKI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ARON PAUL</text:p>
          </table:table-cell>
          <table:table-cell table:style-name="ce3" office:value-type="string">
            <text:p>WOODS JAMES</text:p>
          </table:table-cell>
          <table:table-cell table:style-name="ce3" office:value-type="string">
            <text:p>ALEXANDER JANE</text:p>
          </table:table-cell>
          <table:table-cell table:style-name="ce3" office:value-type="string">
            <text:p>KFE</text:p>
          </table:table-cell>
          <table:table-cell table:number-columns-repeated="249"/>
        </table:table-row>
        <table:table-row table:style-name="ro1">
          <table:table-cell table:style-name="ce2" office:value-type="float" office:value="5067">
            <text:p>5067</text:p>
          </table:table-cell>
          <table:table-cell table:style-name="ce3" office:value-type="string">
            <text:p>LA DOTTORESSA DEL DISTRETTO MILITA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ICERO NANDO</text:p>
          </table:table-cell>
          <table:table-cell table:style-name="ce3" office:value-type="string">
            <text:p>FENECH EDWIGE</text:p>
          </table:table-cell>
          <table:table-cell table:style-name="ce3" office:value-type="string">
            <text:p>PEA ALFREDO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5083">
            <text:p>5083</text:p>
          </table:table-cell>
          <table:table-cell table:style-name="ce3" office:value-type="string">
            <text:p>TONGARM LA PISTOLA PIU VELOCE DEL WEST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OGEL VIRGIL</text:p>
          </table:table-cell>
          <table:table-cell table:style-name="ce3" office:value-type="string">
            <text:p>TERLESKY JOHN T.</text:p>
          </table:table-cell>
          <table:table-cell table:style-name="ce3" office:value-type="string">
            <text:p>KERSHAW WHITNEY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093">
            <text:p>5093</text:p>
          </table:table-cell>
          <table:table-cell table:style-name="ce3" office:value-type="string">
            <text:p>CAGLIOSTR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PETTINARI DANIELE</text:p>
          </table:table-cell>
          <table:table-cell table:style-name="ce3" office:value-type="string">
            <text:p>SCHIAFFINO ROSANNA</text:p>
          </table:table-cell>
          <table:table-cell table:style-name="ce3" office:value-type="string">
            <text:p>JURGENS CURT</text:p>
          </table:table-cell>
          <table:table-cell table:style-name="ce3" office:value-type="string">
            <text:p>PANARECORD</text:p>
          </table:table-cell>
          <table:table-cell table:number-columns-repeated="249"/>
        </table:table-row>
        <table:table-row table:style-name="ro1">
          <table:table-cell table:style-name="ce2" office:value-type="float" office:value="5151">
            <text:p>5151</text:p>
          </table:table-cell>
          <table:table-cell table:style-name="ce3" office:value-type="string">
            <text:p>THE HATFIELDS &amp; THE MC.COY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ALANCE JACK</text:p>
          </table:table-cell>
          <table:table-cell table:style-name="ce3" office:value-type="string">
            <text:p>FORREST STEVE</text:p>
          </table:table-cell>
          <table:table-cell table:style-name="ce3" office:value-type="string">
            <text:p>LINEA FILM</text:p>
          </table:table-cell>
          <table:table-cell table:number-columns-repeated="249"/>
        </table:table-row>
        <table:table-row table:style-name="ro1">
          <table:table-cell table:style-name="ce2" office:value-type="float" office:value="5155">
            <text:p>5155</text:p>
          </table:table-cell>
          <table:table-cell table:style-name="ce3" office:value-type="string">
            <text:p>ORE 10:CALMA PIAT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YCE PHILLYP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160">
            <text:p>5160</text:p>
          </table:table-cell>
          <table:table-cell table:style-name="ce3" office:value-type="string">
            <text:p>UNA PALLOTTOLA SPUNTA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UCKER DAVID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PRESLEY PRISCILL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257">
            <text:p>5257</text:p>
          </table:table-cell>
          <table:table-cell table:style-name="ce3" office:value-type="string">
            <text:p>GLI AMICI CERCAFAMIGL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ECELLES PIERR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5317">
            <text:p>5317</text:p>
          </table:table-cell>
          <table:table-cell table:style-name="ce3" office:value-type="string">
            <text:p>CIMITERO VIVENTE - PET SEMATARY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LAMBERT MA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323">
            <text:p>5323</text:p>
          </table:table-cell>
          <table:table-cell table:style-name="ce3" office:value-type="string">
            <text:p>TAP SULLE STRADE DI BROADWAY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CASTLE NICK</text:p>
          </table:table-cell>
          <table:table-cell table:style-name="ce3" office:value-type="string">
            <text:p>HINES GREGORY</text:p>
          </table:table-cell>
          <table:table-cell table:style-name="ce3" office:value-type="string">
            <text:p>DOUGLAS SUZANNE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353">
            <text:p>5353</text:p>
          </table:table-cell>
          <table:table-cell table:style-name="ce3" office:value-type="string">
            <text:p>NIENTE DI NUOVO SUL FRONTE OCCIDENTAL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ANN DELBERT</text:p>
          </table:table-cell>
          <table:table-cell table:style-name="ce3" office:value-type="string">
            <text:p>THOMAS RICHARD</text:p>
          </table:table-cell>
          <table:table-cell table:style-name="ce3" office:value-type="string">
            <text:p>BORGNINE ERNEST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376">
            <text:p>5376</text:p>
          </table:table-cell>
          <table:table-cell table:style-name="ce3" office:value-type="string">
            <text:p>LAMBADA MUNDIAL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LVES TANI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RCA</text:p>
          </table:table-cell>
          <table:table-cell table:number-columns-repeated="249"/>
        </table:table-row>
        <table:table-row table:style-name="ro1">
          <table:table-cell table:style-name="ce2" office:value-type="float" office:value="5429">
            <text:p>5429</text:p>
          </table:table-cell>
          <table:table-cell table:style-name="ce3" office:value-type="string">
            <text:p>IL RITORNO DAL FIUME KWA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CLAGLEN ANDREW V.</text:p>
          </table:table-cell>
          <table:table-cell table:style-name="ce3" office:value-type="string">
            <text:p>PENN CHRISTOPHER</text:p>
          </table:table-cell>
          <table:table-cell table:style-name="ce3" office:value-type="string">
            <text:p>ELIOTT DENHOLM</text:p>
          </table:table-cell>
          <table:table-cell table:style-name="ce3" office:value-type="string">
            <text:p>TITANUS DISTRIBUZIONE</text:p>
          </table:table-cell>
          <table:table-cell table:number-columns-repeated="249"/>
        </table:table-row>
        <table:table-row table:style-name="ro1">
          <table:table-cell table:style-name="ce2" office:value-type="float" office:value="5436">
            <text:p>5436</text:p>
          </table:table-cell>
          <table:table-cell table:style-name="ce3" office:value-type="string">
            <text:p>YOUNG GUN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AIN CHRISTOPHER</text:p>
          </table:table-cell>
          <table:table-cell table:style-name="ce3" office:value-type="string">
            <text:p>ESTEVEZ EMILIO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VESTRO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440">
            <text:p>5440</text:p>
          </table:table-cell>
          <table:table-cell table:style-name="ce3" office:value-type="string">
            <text:p>DJANGO 2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ARCHER TED</text:p>
          </table:table-cell>
          <table:table-cell table:style-name="ce3" office:value-type="string">
            <text:p>CONNELLY CHRISTOPHER</text:p>
          </table:table-cell>
          <table:table-cell table:style-name="ce3" office:value-type="string">
            <text:p>LEE LYON LICI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497">
            <text:p>5497</text:p>
          </table:table-cell>
          <table:table-cell table:style-name="ce3" office:value-type="string">
            <text:p>OLD GRINGO - IL VECCHIO GRING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UENZO LUIS</text:p>
          </table:table-cell>
          <table:table-cell table:style-name="ce3" office:value-type="string">
            <text:p>FONDA JANE</text:p>
          </table:table-cell>
          <table:table-cell table:style-name="ce3" office:value-type="string">
            <text:p>PECK GREGORY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507">
            <text:p>5507</text:p>
          </table:table-cell>
          <table:table-cell table:style-name="ce3" office:value-type="string">
            <text:p>LAMBAD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CURI GIANDOMENICO</text:p>
          </table:table-cell>
          <table:table-cell table:style-name="ce3" office:value-type="string">
            <text:p>FORREST ANDREW J.</text:p>
          </table:table-cell>
          <table:table-cell table:style-name="ce3" office:value-type="string">
            <text:p>SELLERS MARY</text:p>
          </table:table-cell>
          <table:table-cell table:style-name="ce3" office:value-type="string">
            <text:p>PANARECORD</text:p>
          </table:table-cell>
          <table:table-cell table:number-columns-repeated="249"/>
        </table:table-row>
        <table:table-row table:style-name="ro1">
          <table:table-cell table:style-name="ce2" office:value-type="float" office:value="5518">
            <text:p>5518</text:p>
          </table:table-cell>
          <table:table-cell table:style-name="ce3" office:value-type="string">
            <text:p>SOLDATI 365 ALL'ALB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ISI MARCO</text:p>
          </table:table-cell>
          <table:table-cell table:style-name="ce3" office:value-type="string">
            <text:p>AMENDOLA CLAUDIO</text:p>
          </table:table-cell>
          <table:table-cell table:style-name="ce3" office:value-type="string">
            <text:p>BELLI AGOSTIN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35">
            <text:p>5535</text:p>
          </table:table-cell>
          <table:table-cell table:style-name="ce3" office:value-type="string">
            <text:p>THE NEVERENDING STOR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HATHAWAY NOAH</text:p>
          </table:table-cell>
          <table:table-cell table:style-name="ce3" office:value-type="string">
            <text:p>OLIVER BARRET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36">
            <text:p>5536</text:p>
          </table:table-cell>
          <table:table-cell table:style-name="ce3" office:value-type="string">
            <text:p>THE GOONI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ONNER RICH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37">
            <text:p>5537</text:p>
          </table:table-cell>
          <table:table-cell table:style-name="ce3" office:value-type="string">
            <text:p>MASTERS OF THE UNIVERS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GODDARD GARY</text:p>
          </table:table-cell>
          <table:table-cell table:style-name="ce3" office:value-type="string">
            <text:p>COX COURTNEY</text:p>
          </table:table-cell>
          <table:table-cell table:style-name="ce3" office:value-type="string">
            <text:p>TOLKAN JAMES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38">
            <text:p>5538</text:p>
          </table:table-cell>
          <table:table-cell table:style-name="ce3" office:value-type="string">
            <text:p>AN AMERICAN TAIL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39">
            <text:p>5539</text:p>
          </table:table-cell>
          <table:table-cell table:style-name="ce3" office:value-type="string">
            <text:p>SCARFA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40">
            <text:p>5540</text:p>
          </table:table-cell>
          <table:table-cell table:style-name="ce3" office:value-type="string">
            <text:p>THE THING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41">
            <text:p>5541</text:p>
          </table:table-cell>
          <table:table-cell table:style-name="ce3" office:value-type="string">
            <text:p>CHILDREN OF A LESSER GO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AINES RANDA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MATLIN MARLE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42">
            <text:p>5542</text:p>
          </table:table-cell>
          <table:table-cell table:style-name="ce3" office:value-type="string">
            <text:p>GREAS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KLEISER RANDAL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NEWTON JOHN OLIVI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43">
            <text:p>5543</text:p>
          </table:table-cell>
          <table:table-cell table:style-name="ce3" office:value-type="string">
            <text:p>BETTY BLUE <text:s text:c="11"/>( FRENCH )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OSSARD CLAUDIE</text:p>
          </table:table-cell>
          <table:table-cell table:style-name="ce3" office:value-type="string">
            <text:p>ANGLADE JEAN HUGHES</text:p>
          </table:table-cell>
          <table:table-cell table:style-name="ce3" office:value-type="string">
            <text:p>DALLE BEATRICE</text:p>
          </table:table-cell>
          <table:table-cell table:style-name="ce3" office:value-type="string">
            <text:p>CBS FOX</text:p>
          </table:table-cell>
          <table:table-cell table:number-columns-repeated="249"/>
        </table:table-row>
        <table:table-row table:style-name="ro1">
          <table:table-cell table:style-name="ce2" office:value-type="float" office:value="5544">
            <text:p>5544</text:p>
          </table:table-cell>
          <table:table-cell table:style-name="ce3" office:value-type="string">
            <text:p>CASANOV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ELLINI FEDERICO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AUMONT TINA</text:p>
          </table:table-cell>
          <table:table-cell table:style-name="ce3" office:value-type="string">
            <text:p>CBS FOX</text:p>
          </table:table-cell>
          <table:table-cell table:number-columns-repeated="249"/>
        </table:table-row>
        <table:table-row table:style-name="ro1">
          <table:table-cell table:style-name="ce2" office:value-type="float" office:value="5545">
            <text:p>5545</text:p>
          </table:table-cell>
          <table:table-cell table:style-name="ce3" office:value-type="string">
            <text:p>BIG TROUBLE IN LITTLE CHIN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KATTRAL KIM</text:p>
          </table:table-cell>
          <table:table-cell table:style-name="ce3" office:value-type="string">
            <text:p>CBS FOX</text:p>
          </table:table-cell>
          <table:table-cell table:number-columns-repeated="249"/>
        </table:table-row>
        <table:table-row table:style-name="ro1">
          <table:table-cell table:style-name="ce2" office:value-type="float" office:value="5546">
            <text:p>5546</text:p>
          </table:table-cell>
          <table:table-cell table:style-name="ce3" office:value-type="string">
            <text:p>THE FL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CBS FOX</text:p>
          </table:table-cell>
          <table:table-cell table:number-columns-repeated="249"/>
        </table:table-row>
        <table:table-row table:style-name="ro1">
          <table:table-cell table:style-name="ce2" office:value-type="float" office:value="5547">
            <text:p>5547</text:p>
          </table:table-cell>
          <table:table-cell table:style-name="ce3" office:value-type="string">
            <text:p>SUSPEC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YATES PETER</text:p>
          </table:table-cell>
          <table:table-cell table:style-name="ce3" office:value-type="string">
            <text:p>CHER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563">
            <text:p>5563</text:p>
          </table:table-cell>
          <table:table-cell table:style-name="ce3" office:value-type="string">
            <text:p>THE BLUES BROTHER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BELUSHI JOHN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590">
            <text:p>5590</text:p>
          </table:table-cell>
          <table:table-cell table:style-name="ce3" office:value-type="string">
            <text:p>IL DURO DEL ROAD HOUS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ERRINGTON ROWDY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GAZZARA BEN</text:p>
          </table:table-cell>
          <table:table-cell table:style-name="ce3" office:value-type="string">
            <text:p>UNITED ARTISTS</text:p>
          </table:table-cell>
          <table:table-cell table:number-columns-repeated="249"/>
        </table:table-row>
        <table:table-row table:style-name="ro1">
          <table:table-cell table:style-name="ce2" office:value-type="float" office:value="5594">
            <text:p>5594</text:p>
          </table:table-cell>
          <table:table-cell table:style-name="ce3" office:value-type="string">
            <text:p>SHOCK TREATMENT...TRATTAMENTO DA SBALLO!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HARMAN JIM</text:p>
          </table:table-cell>
          <table:table-cell table:style-name="ce3" office:value-type="string">
            <text:p>QUINN PATRICIA</text:p>
          </table:table-cell>
          <table:table-cell table:style-name="ce3" office:value-type="string">
            <text:p>O'BRIEN RICHARD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5597">
            <text:p>5597</text:p>
          </table:table-cell>
          <table:table-cell table:style-name="ce3" office:value-type="string">
            <text:p>PEPI,LUCI,BOM E LE ALTRE DEL...(SPANISH)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MAURA CARMEN</text:p>
          </table:table-cell>
          <table:table-cell table:style-name="ce3" office:value-type="string">
            <text:p>SIVA EVA</text:p>
          </table:table-cell>
          <table:table-cell table:style-name="ce3" office:value-type="string">
            <text:p>EMPIR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601">
            <text:p>5601</text:p>
          </table:table-cell>
          <table:table-cell table:style-name="ce3" office:value-type="string">
            <text:p>GREAT BALLS OF FIRE! VAMPATE DI FUOC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MCBRIDE JIM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MCBRIDE JIM</text:p>
          </table:table-cell>
          <table:table-cell table:style-name="ce3" office:value-type="string">
            <text:p>ORION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666">
            <text:p>5666</text:p>
          </table:table-cell>
          <table:table-cell table:style-name="ce3" office:value-type="string">
            <text:p>LA TIGRE VENUTA DAL FIUME KWAIT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ATTANZI FRANCO</text:p>
          </table:table-cell>
          <table:table-cell table:style-name="ce3" office:value-type="string">
            <text:p>EASTMAN GEORGE</text:p>
          </table:table-cell>
          <table:table-cell table:style-name="ce3" office:value-type="string">
            <text:p>SRIVILAI KRUNG</text:p>
          </table:table-cell>
          <table:table-cell table:style-name="ce3" office:value-type="string">
            <text:p>VIDEO CIAK</text:p>
          </table:table-cell>
          <table:table-cell table:number-columns-repeated="249"/>
        </table:table-row>
        <table:table-row table:style-name="ro1">
          <table:table-cell table:style-name="ce2" office:value-type="float" office:value="5703">
            <text:p>5703</text:p>
          </table:table-cell>
          <table:table-cell table:style-name="ce3" office:value-type="string">
            <text:p>RITORNO AL FUTURO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FOX MICHAEL J.</text:p>
          </table:table-cell>
          <table:table-cell table:style-name="ce3" office:value-type="string">
            <text:p>LLOYD CHRISTOPHE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5734">
            <text:p>5734</text:p>
          </table:table-cell>
          <table:table-cell table:style-name="ce3" office:value-type="string">
            <text:p>ASTERIX E LA GRANDE GUERR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RIMOND PHILIPP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740">
            <text:p>5740</text:p>
          </table:table-cell>
          <table:table-cell table:style-name="ce3" office:value-type="string">
            <text:p>IL GIGANTE AM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COSGROVE BRI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LINEAFILM</text:p>
          </table:table-cell>
          <table:table-cell table:number-columns-repeated="249"/>
        </table:table-row>
        <table:table-row table:style-name="ro1">
          <table:table-cell table:style-name="ce2" office:value-type="float" office:value="5743">
            <text:p>5743</text:p>
          </table:table-cell>
          <table:table-cell table:style-name="ce3" office:value-type="string">
            <text:p>BATMA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750">
            <text:p>5750</text:p>
          </table:table-cell>
          <table:table-cell table:style-name="ce3" office:value-type="string">
            <text:p>INDIANA JONES E L'ULTIMA CROCIA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769">
            <text:p>5769</text:p>
          </table:table-cell>
          <table:table-cell table:style-name="ce3" office:value-type="string">
            <text:p>LA VERA STORIA DI BILLY THE KID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A.GRAHAM WILLIAM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REGEHR DUNCAN</text:p>
          </table:table-cell>
          <table:table-cell table:style-name="ce3" office:value-type="string">
            <text:p>TURNER HOME ENTERTAINMEN</text:p>
          </table:table-cell>
          <table:table-cell table:number-columns-repeated="249"/>
        </table:table-row>
        <table:table-row table:style-name="ro1">
          <table:table-cell table:style-name="ce2" office:value-type="float" office:value="5774">
            <text:p>5774</text:p>
          </table:table-cell>
          <table:table-cell table:style-name="ce3" office:value-type="string">
            <text:p>LA CASA STREGAT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HANNA BARBERA</text:p>
          </table:table-cell>
          <table:table-cell table:number-columns-repeated="249"/>
        </table:table-row>
        <table:table-row table:style-name="ro1">
          <table:table-cell table:style-name="ce2" office:value-type="float" office:value="5775">
            <text:p>5775</text:p>
          </table:table-cell>
          <table:table-cell table:style-name="ce3" office:value-type="string">
            <text:p>SCOOBY DOO INCONTRA I FRATELLI BO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HANNA BARBERA</text:p>
          </table:table-cell>
          <table:table-cell table:number-columns-repeated="249"/>
        </table:table-row>
        <table:table-row table:style-name="ro1">
          <table:table-cell table:style-name="ce2" office:value-type="float" office:value="5779">
            <text:p>5779</text:p>
          </table:table-cell>
          <table:table-cell table:style-name="ce3" office:value-type="string">
            <text:p>LA PANTERA ROSA IN ARANCIATA ROS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813">
            <text:p>5813</text:p>
          </table:table-cell>
          <table:table-cell table:style-name="ce3" office:value-type="string">
            <text:p>ABYS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HARRIS ED</text:p>
          </table:table-cell>
          <table:table-cell table:style-name="ce3" office:value-type="string">
            <text:p>MASTRANTONIO MARY ELIS.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814">
            <text:p>5814</text:p>
          </table:table-cell>
          <table:table-cell table:style-name="ce3" office:value-type="string">
            <text:p>IL FANTASMA DEL PALCOSCENIC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MEMMOLI GEORGE</text:p>
          </table:table-cell>
          <table:table-cell table:style-name="ce3" office:value-type="string">
            <text:p>OBLONG HAROLD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826">
            <text:p>5826</text:p>
          </table:table-cell>
          <table:table-cell table:style-name="ce3" office:value-type="string">
            <text:p>GLI UFO ROBOT CONTRO GLI INVASORI SPAZ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5827">
            <text:p>5827</text:p>
          </table:table-cell>
          <table:table-cell table:style-name="ce3" office:value-type="string">
            <text:p>REM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5834">
            <text:p>5834</text:p>
          </table:table-cell>
          <table:table-cell table:style-name="ce3" office:value-type="string">
            <text:p>MAZINGA CONTRO GLI UFO ROBOT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5839">
            <text:p>5839</text:p>
          </table:table-cell>
          <table:table-cell table:style-name="ce3" office:value-type="string">
            <text:p>LA FORESTA SCOMPARS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5936">
            <text:p>5936</text:p>
          </table:table-cell>
          <table:table-cell table:style-name="ce3" office:value-type="string">
            <text:p>ARMA LETALE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954">
            <text:p>5954</text:p>
          </table:table-cell>
          <table:table-cell table:style-name="ce3" office:value-type="string">
            <text:p>GHOSTBUSTERS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MURRAY BILL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955">
            <text:p>5955</text:p>
          </table:table-cell>
          <table:table-cell table:style-name="ce3" office:value-type="string">
            <text:p>VITTIME DI GUERR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J.FOX MICHAEL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958">
            <text:p>5958</text:p>
          </table:table-cell>
          <table:table-cell table:style-name="ce3" office:value-type="string">
            <text:p>CHOUANS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E BROCA PHILIPPE</text:p>
          </table:table-cell>
          <table:table-cell table:style-name="ce3" office:value-type="string">
            <text:p>NOIRET PHILIPPE</text:p>
          </table:table-cell>
          <table:table-cell table:style-name="ce3" office:value-type="string">
            <text:p>WILSON LAMBERT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961">
            <text:p>5961</text:p>
          </table:table-cell>
          <table:table-cell table:style-name="ce3" office:value-type="string">
            <text:p>IL BALLO PROIBIT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CLARK GREYDON</text:p>
          </table:table-cell>
          <table:table-cell table:style-name="ce3" office:value-type="string">
            <text:p>CREOLE KID</text:p>
          </table:table-cell>
          <table:table-cell table:style-name="ce3" office:value-type="string">
            <text:p>COCONUTS THE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5965">
            <text:p>5965</text:p>
          </table:table-cell>
          <table:table-cell table:style-name="ce3" office:value-type="string">
            <text:p>QUARTO COMANDAMENT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TAVERNIER BERTRAND</text:p>
          </table:table-cell>
          <table:table-cell table:style-name="ce3" office:value-type="string">
            <text:p>PIERRE BERNARD</text:p>
          </table:table-cell>
          <table:table-cell table:style-name="ce3" office:value-type="string">
            <text:p>JULIE DELPY DONNADIEU</text:p>
          </table:table-cell>
          <table:table-cell table:style-name="ce3" office:value-type="string">
            <text:p>EMPIR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967">
            <text:p>5967</text:p>
          </table:table-cell>
          <table:table-cell table:style-name="ce3" office:value-type="string">
            <text:p>BLACK RAIN PIOGGIA SPORC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TAKAKURA KE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979">
            <text:p>5979</text:p>
          </table:table-cell>
          <table:table-cell table:style-name="ce3" office:value-type="string">
            <text:p>KICKBOXER 1 IL NUOVO GUERRIER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ISALLE MARK WORTH DAVID</text:p>
          </table:table-cell>
          <table:table-cell table:style-name="ce3" office:value-type="string">
            <text:p>DAMME VAN JEAN CLAUDE</text:p>
          </table:table-cell>
          <table:table-cell table:style-name="ce3" office:value-type="string">
            <text:p>ALEXIO DENNIS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5990">
            <text:p>5990</text:p>
          </table:table-cell>
          <table:table-cell table:style-name="ce3" office:value-type="string">
            <text:p>WILLY SIGNOR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FERRARI ISABELLA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6038">
            <text:p>6038</text:p>
          </table:table-cell>
          <table:table-cell table:style-name="ce3" office:value-type="string">
            <text:p>HARRY TI PRESENTO SALL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INER ROBERT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CRYSTAL ROB</text:p>
          </table:table-cell>
          <table:table-cell table:style-name="ce3" office:value-type="string">
            <text:p>VIDEOGRAM</text:p>
          </table:table-cell>
          <table:table-cell table:number-columns-repeated="249"/>
        </table:table-row>
        <table:table-row table:style-name="ro1">
          <table:table-cell table:style-name="ce2" office:value-type="float" office:value="6045">
            <text:p>6045</text:p>
          </table:table-cell>
          <table:table-cell table:style-name="ce3" office:value-type="string">
            <text:p>L'INCREDIBILE UOMO RAGN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067">
            <text:p>6067</text:p>
          </table:table-cell>
          <table:table-cell table:style-name="ce3" office:value-type="string">
            <text:p>GLORY UOMINI DI GLORI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ZWICK EDWARD</text:p>
          </table:table-cell>
          <table:table-cell table:style-name="ce3" office:value-type="string">
            <text:p>BRODERICK MATTHEW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RCA COLUM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6070">
            <text:p>6070</text:p>
          </table:table-cell>
          <table:table-cell table:style-name="ce3" office:value-type="string">
            <text:p>ALLA RICERCA DELLA VALLE INCANTATA 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CI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092">
            <text:p>6092</text:p>
          </table:table-cell>
          <table:table-cell table:style-name="ce3" office:value-type="string">
            <text:p>VENDETTA TRASVERS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IRVIN JOHN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BALDWIN ADAM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109">
            <text:p>6109</text:p>
          </table:table-cell>
          <table:table-cell table:style-name="ce3" office:value-type="string">
            <text:p>RED SCORPIO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ZITO JOSEPH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WALSH M.EMMET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6161">
            <text:p>6161</text:p>
          </table:table-cell>
          <table:table-cell table:style-name="ce3" office:value-type="string">
            <text:p>I SUPER EROI MARVEL COMPILATION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198">
            <text:p>6198</text:p>
          </table:table-cell>
          <table:table-cell table:style-name="ce3" office:value-type="string">
            <text:p>RAGTIM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FORMAN MILOS</text:p>
          </table:table-cell>
          <table:table-cell table:style-name="ce3" office:value-type="string">
            <text:p>MCGOVERN ELIZABETH</text:p>
          </table:table-cell>
          <table:table-cell table:style-name="ce3" office:value-type="string">
            <text:p>CAGNEY JAMES</text:p>
          </table:table-cell>
          <table:table-cell table:style-name="ce3" office:value-type="string">
            <text:p>DOMOVIDEO</text:p>
          </table:table-cell>
          <table:table-cell table:number-columns-repeated="249"/>
        </table:table-row>
        <table:table-row table:style-name="ro1">
          <table:table-cell table:style-name="ce2" office:value-type="float" office:value="6260">
            <text:p>6260</text:p>
          </table:table-cell>
          <table:table-cell table:style-name="ce3" office:value-type="string">
            <text:p>RASHOMON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KUROSAWA AKIRA</text:p>
          </table:table-cell>
          <table:table-cell table:style-name="ce3" office:value-type="string">
            <text:p>MIFUNE TOSHIR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6261">
            <text:p>6261</text:p>
          </table:table-cell>
          <table:table-cell table:style-name="ce3" office:value-type="string">
            <text:p>ROMER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UIGAN JOHN</text:p>
          </table:table-cell>
          <table:table-cell table:style-name="ce3" office:value-type="string">
            <text:p>JULIA RAUL</text:p>
          </table:table-cell>
          <table:table-cell table:style-name="ce3" office:value-type="string">
            <text:p>JORDAN RICHARD</text:p>
          </table:table-cell>
          <table:table-cell table:style-name="ce3" office:value-type="string">
            <text:p>TITANUS</text:p>
          </table:table-cell>
          <table:table-cell table:number-columns-repeated="249"/>
        </table:table-row>
        <table:table-row table:style-name="ro1">
          <table:table-cell table:style-name="ce2" office:value-type="float" office:value="6349">
            <text:p>6349</text:p>
          </table:table-cell>
          <table:table-cell table:style-name="ce3" office:value-type="string">
            <text:p>COUNTDOWN DIMENSIONE ZE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AYLOR DON</text:p>
          </table:table-cell>
          <table:table-cell table:style-name="ce3" office:value-type="string">
            <text:p>DOUGLAS KIRK</text:p>
          </table:table-cell>
          <table:table-cell table:style-name="ce3" office:value-type="string">
            <text:p>SHEEN MARTIN</text:p>
          </table:table-cell>
          <table:table-cell table:style-name="ce3" office:value-type="string">
            <text:p>AZZURR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428">
            <text:p>6428</text:p>
          </table:table-cell>
          <table:table-cell table:style-name="ce3" office:value-type="string">
            <text:p>FLASH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ISCOVE ROBERT</text:p>
          </table:table-cell>
          <table:table-cell table:style-name="ce3" office:value-type="string">
            <text:p>SHIPP JOHN WESLEY</text:p>
          </table:table-cell>
          <table:table-cell table:style-name="ce3" office:value-type="string">
            <text:p>PAYS AMAND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436">
            <text:p>6436</text:p>
          </table:table-cell>
          <table:table-cell table:style-name="ce3" office:value-type="string">
            <text:p>L'ISOLA DEL TESOR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.HESTON FRASER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BALE CHRISTIA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480">
            <text:p>6480</text:p>
          </table:table-cell>
          <table:table-cell table:style-name="ce3" office:value-type="string">
            <text:p>L'ULTIMO UNICORN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TC</text:p>
          </table:table-cell>
          <table:table-cell table:number-columns-repeated="249"/>
        </table:table-row>
        <table:table-row table:style-name="ro1">
          <table:table-cell table:style-name="ce2" office:value-type="float" office:value="6482">
            <text:p>6482</text:p>
          </table:table-cell>
          <table:table-cell table:style-name="ce3" office:value-type="string">
            <text:p>U-BOOT 96 DAS BOOT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PROCHNOW JURGEN</text:p>
          </table:table-cell>
          <table:table-cell table:style-name="ce3" office:value-type="string">
            <text:p>GRONEMEYER HERBERT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493">
            <text:p>6493</text:p>
          </table:table-cell>
          <table:table-cell table:style-name="ce3" office:value-type="string">
            <text:p>PRETTY WOMA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RSHALL GARRY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13">
            <text:p>6513</text:p>
          </table:table-cell>
          <table:table-cell table:style-name="ce3" office:value-type="string">
            <text:p>ENRICO V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BLESSED BRIAN</text:p>
          </table:table-cell>
          <table:table-cell table:style-name="ce3" office:value-type="string">
            <text:p>THOMPSON EMMA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16">
            <text:p>6516</text:p>
          </table:table-cell>
          <table:table-cell table:style-name="ce3" office:value-type="string">
            <text:p>SENZA ESCLUSIONI DI COLP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RNOLD NEWT</text:p>
          </table:table-cell>
          <table:table-cell table:style-name="ce3" office:value-type="string">
            <text:p>CLAUDE JEAN</text:p>
          </table:table-cell>
          <table:table-cell table:style-name="ce3" office:value-type="string">
            <text:p>GIBB DONALD</text:p>
          </table:table-cell>
          <table:table-cell table:style-name="ce3" office:value-type="string">
            <text:p>CANNON</text:p>
          </table:table-cell>
          <table:table-cell table:number-columns-repeated="249"/>
        </table:table-row>
        <table:table-row table:style-name="ro1">
          <table:table-cell table:style-name="ce2" office:value-type="float" office:value="6535">
            <text:p>6535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ORMAN MILOS</text:p>
          </table:table-cell>
          <table:table-cell table:style-name="ce3" office:value-type="string">
            <text:p>SAVAGE JOHN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36">
            <text:p>6536</text:p>
          </table:table-cell>
          <table:table-cell table:style-name="ce3" office:value-type="string">
            <text:p>LAST TANGO IN PARI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ERTOLUCCI BERNARDO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SCHNEIDER MAR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37">
            <text:p>6537</text:p>
          </table:table-cell>
          <table:table-cell table:style-name="ce3" office:value-type="string">
            <text:p>LETHAL WEAPON 2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38">
            <text:p>6538</text:p>
          </table:table-cell>
          <table:table-cell table:style-name="ce3" office:value-type="string">
            <text:p>TWIN PEAK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MACLACHLAN KYLE</text:p>
          </table:table-cell>
          <table:table-cell table:style-name="ce3" office:value-type="string">
            <text:p>ONTKEAN MICHAEL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39">
            <text:p>6539</text:p>
          </table:table-cell>
          <table:table-cell table:style-name="ce3" office:value-type="string">
            <text:p>PRETTY WOM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ARSHALL GARRY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40">
            <text:p>6540</text:p>
          </table:table-cell>
          <table:table-cell table:style-name="ce3" office:value-type="string">
            <text:p>WHEN HARRY MET SALLY...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EINER ROB</text:p>
          </table:table-cell>
          <table:table-cell table:style-name="ce3" office:value-type="string">
            <text:p>CRYSTAL BILLY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PALACE PREMIERE</text:p>
          </table:table-cell>
          <table:table-cell table:number-columns-repeated="249"/>
        </table:table-row>
        <table:table-row table:style-name="ro1">
          <table:table-cell table:style-name="ce2" office:value-type="float" office:value="6541">
            <text:p>6541</text:p>
          </table:table-cell>
          <table:table-cell table:style-name="ce3" office:value-type="string">
            <text:p>THE ROCKY HORROR PICTURE SHOW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HARMAN JIM</text:p>
          </table:table-cell>
          <table:table-cell table:style-name="ce3" office:value-type="string">
            <text:p>CURRY TIM</text:p>
          </table:table-cell>
          <table:table-cell table:style-name="ce3" office:value-type="string">
            <text:p>SARANDON SUSAN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89">
            <text:p>6589</text:p>
          </table:table-cell>
          <table:table-cell table:style-name="ce3" office:value-type="string">
            <text:p>CACCIA A OTTOBRE ROSS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91">
            <text:p>6591</text:p>
          </table:table-cell>
          <table:table-cell table:style-name="ce3" office:value-type="string">
            <text:p>TREMOR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UNDERWOOD RON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WARD FRED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593">
            <text:p>6593</text:p>
          </table:table-cell>
          <table:table-cell table:style-name="ce3" office:value-type="string">
            <text:p>DIE HARD 2 - 58 MINUTI PER MORI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BEDELIA BONNIE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610">
            <text:p>6610</text:p>
          </table:table-cell>
          <table:table-cell table:style-name="ce3" office:value-type="string">
            <text:p>DURO DA UCCID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LMUTH BRUCE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LE BROCK KELL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611">
            <text:p>6611</text:p>
          </table:table-cell>
          <table:table-cell table:style-name="ce3" office:value-type="string">
            <text:p>IT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LEE WALLACE TOMMY</text:p>
          </table:table-cell>
          <table:table-cell table:style-name="ce3" office:value-type="string">
            <text:p>ANDERSON HARRY</text:p>
          </table:table-cell>
          <table:table-cell table:style-name="ce3" office:value-type="string">
            <text:p>CHRISTOPHER DENNIS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627">
            <text:p>6627</text:p>
          </table:table-cell>
          <table:table-cell table:style-name="ce3" office:value-type="string">
            <text:p>CALIFORNIA SKAT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LIFFORD GRAEME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BAUER STEVEN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631">
            <text:p>6631</text:p>
          </table:table-cell>
          <table:table-cell table:style-name="ce3" office:value-type="string">
            <text:p>CUNICOLI DI MORT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BENJAMIN BRIGGS</text:p>
          </table:table-cell>
          <table:table-cell table:style-name="ce3" office:value-type="string">
            <text:p>NOCUM MYLENE</text:p>
          </table:table-cell>
          <table:table-cell table:style-name="ce3" office:value-type="string">
            <text:p>JOHN PAUL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6663">
            <text:p>6663</text:p>
          </table:table-cell>
          <table:table-cell table:style-name="ce3" office:value-type="string">
            <text:p>ANCORA 48 O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679">
            <text:p>6679</text:p>
          </table:table-cell>
          <table:table-cell table:style-name="ce3" office:value-type="string">
            <text:p>L'ESORCISTA 3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LATTY PETER WILLIAM</text:p>
          </table:table-cell>
          <table:table-cell table:style-name="ce3" office:value-type="string">
            <text:p>C.SCOTT GEORGE</text:p>
          </table:table-cell>
          <table:table-cell table:style-name="ce3" office:value-type="string">
            <text:p>FLANDERS ED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744">
            <text:p>6744</text:p>
          </table:table-cell>
          <table:table-cell table:style-name="ce3" office:value-type="string">
            <text:p>LA NOTTE DEI GENERALI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JARROTT CHARLES</text:p>
          </table:table-cell>
          <table:table-cell table:style-name="ce3" office:value-type="string">
            <text:p>PEPPARD GEORGE</text:p>
          </table:table-cell>
          <table:table-cell table:style-name="ce3" office:value-type="string">
            <text:p>RAFFIN DEBORA</text:p>
          </table:table-cell>
          <table:table-cell table:style-name="ce3" office:value-type="string">
            <text:p>PRIMAVIDEO</text:p>
          </table:table-cell>
          <table:table-cell table:number-columns-repeated="249"/>
        </table:table-row>
        <table:table-row table:style-name="ro1">
          <table:table-cell table:style-name="ce2" office:value-type="float" office:value="6795">
            <text:p>6795</text:p>
          </table:table-cell>
          <table:table-cell table:style-name="ce3" office:value-type="string">
            <text:p>CANICHE <text:s text:c="13"/>( SPANISH )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UNA BIGAS</text:p>
          </table:table-cell>
          <table:table-cell table:style-name="ce3" office:value-type="string">
            <text:p>JOVE ANGEL</text:p>
          </table:table-cell>
          <table:table-cell table:style-name="ce3" office:value-type="string">
            <text:p>TURA CANSOL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828">
            <text:p>6828</text:p>
          </table:table-cell>
          <table:table-cell table:style-name="ce3" office:value-type="string">
            <text:p>AFGHAN BREAKDOW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BORTKO VLADIMIR</text:p>
          </table:table-cell>
          <table:table-cell table:style-name="ce3" office:value-type="string">
            <text:p>PLACIDO MICHE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F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838">
            <text:p>6838</text:p>
          </table:table-cell>
          <table:table-cell table:style-name="ce3" office:value-type="string">
            <text:p>CODICE TRINITI:ATTACCO ALL'ALB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HOLDER JACK</text:p>
          </table:table-cell>
          <table:table-cell table:style-name="ce3" office:value-type="string">
            <text:p>BOOTHE POWERS</text:p>
          </table:table-cell>
          <table:table-cell table:style-name="ce3" office:value-type="string">
            <text:p>DEMORNAY REBECCA</text:p>
          </table:table-cell>
          <table:table-cell table:style-name="ce3" office:value-type="string">
            <text:p>HBO</text:p>
          </table:table-cell>
          <table:table-cell table:number-columns-repeated="249"/>
        </table:table-row>
        <table:table-row table:style-name="ro1">
          <table:table-cell table:style-name="ce2" office:value-type="float" office:value="6846">
            <text:p>6846</text:p>
          </table:table-cell>
          <table:table-cell table:style-name="ce3" office:value-type="string">
            <text:p>AQUILA NERA-BLACK EAG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ARSON ERIC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KOSUGI SHO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6851">
            <text:p>6851</text:p>
          </table:table-cell>
          <table:table-cell table:style-name="ce3" office:value-type="string">
            <text:p>DUE NEL MIRIN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HAWN GOLDI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20">
            <text:p>6920</text:p>
          </table:table-cell>
          <table:table-cell table:style-name="ce3" office:value-type="string">
            <text:p>NIKI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PARILLAUD ANNE</text:p>
          </table:table-cell>
          <table:table-cell table:style-name="ce3" office:value-type="string">
            <text:p>ANGLADE JEAN-HUGUES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38">
            <text:p>6938</text:p>
          </table:table-cell>
          <table:table-cell table:style-name="ce3" office:value-type="string">
            <text:p>FULL METAL JACKET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KUBRICK STANLEY</text:p>
          </table:table-cell>
          <table:table-cell table:style-name="ce3" office:value-type="string">
            <text:p>MODINE MATTHEW</text:p>
          </table:table-cell>
          <table:table-cell table:style-name="ce3" office:value-type="string">
            <text:p>BALDWIN ALA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39">
            <text:p>6939</text:p>
          </table:table-cell>
          <table:table-cell table:style-name="ce3" office:value-type="string">
            <text:p>GREMLINS 2 - LA NUOVA STIRP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ANTE JOE</text:p>
          </table:table-cell>
          <table:table-cell table:style-name="ce3" office:value-type="string">
            <text:p>GALLIGAN ZACH</text:p>
          </table:table-cell>
          <table:table-cell table:style-name="ce3" office:value-type="string">
            <text:p>CATES PHOEB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46">
            <text:p>6946</text:p>
          </table:table-cell>
          <table:table-cell table:style-name="ce3" office:value-type="string">
            <text:p>THE WANDERERS I NUOVI GUERRIER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AUFMAN PHILIP</text:p>
          </table:table-cell>
          <table:table-cell table:style-name="ce3" office:value-type="string">
            <text:p>WAHL KEN</text:p>
          </table:table-cell>
          <table:table-cell table:style-name="ce3" office:value-type="string">
            <text:p>FRIEDRICH JOHN</text:p>
          </table:table-cell>
          <table:table-cell table:style-name="ce3" office:value-type="string">
            <text:p>MF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59">
            <text:p>6959</text:p>
          </table:table-cell>
          <table:table-cell table:style-name="ce3" office:value-type="string">
            <text:p>PREDATOR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OPKINS STEPHEN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BUDEY RUBEN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62">
            <text:p>6962</text:p>
          </table:table-cell>
          <table:table-cell table:style-name="ce3" office:value-type="string">
            <text:p>GUNSMOKE:SFIDA A DODGE CITY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CEVEETY VINCENT</text:p>
          </table:table-cell>
          <table:table-cell table:style-name="ce3" office:value-type="string">
            <text:p>ARNESS JAMES</text:p>
          </table:table-cell>
          <table:table-cell table:style-name="ce3" office:value-type="string">
            <text:p>BLAKE AMANDA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6966">
            <text:p>6966</text:p>
          </table:table-cell>
          <table:table-cell table:style-name="ce3" office:value-type="string">
            <text:p>IN NOME DEL POPOLO SOVRAN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MAGNI LUIGI</text:p>
          </table:table-cell>
          <table:table-cell table:style-name="ce3" office:value-type="string">
            <text:p>SORDI ALBERTO</text:p>
          </table:table-cell>
          <table:table-cell table:style-name="ce3" office:value-type="string">
            <text:p>MANFREDI NINO</text:p>
          </table:table-cell>
          <table:table-cell table:style-name="ce3" office:value-type="string">
            <text:p>RICORDI</text:p>
          </table:table-cell>
          <table:table-cell table:number-columns-repeated="249"/>
        </table:table-row>
        <table:table-row table:style-name="ro1">
          <table:table-cell table:style-name="ce2" office:value-type="float" office:value="6992">
            <text:p>6992</text:p>
          </table:table-cell>
          <table:table-cell table:style-name="ce3" office:value-type="string">
            <text:p>BALLA COI LUPI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COSTNER KEVIN</text:p>
          </table:table-cell>
          <table:table-cell table:style-name="ce3" office:value-type="string">
            <text:p>MCDONNELL MARY</text:p>
          </table:table-cell>
          <table:table-cell table:style-name="ce3" office:value-type="string">
            <text:p>LIFE INTERNATIONAL</text:p>
          </table:table-cell>
          <table:table-cell table:number-columns-repeated="249"/>
        </table:table-row>
        <table:table-row table:style-name="ro1">
          <table:table-cell table:style-name="ce2" office:value-type="float" office:value="7000">
            <text:p>7000</text:p>
          </table:table-cell>
          <table:table-cell table:style-name="ce3" office:value-type="string">
            <text:p>BENVENUTI IN CASA GOR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VENUTI ALESSANDRO</text:p>
          </table:table-cell>
          <table:table-cell table:style-name="ce3" office:value-type="string">
            <text:p>CENCI ATHINA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09">
            <text:p>7009</text:p>
          </table:table-cell>
          <table:table-cell table:style-name="ce3" office:value-type="string">
            <text:p>L'ULTIMO ATTACC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ILIUS JOHN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17">
            <text:p>7017</text:p>
          </table:table-cell>
          <table:table-cell table:style-name="ce3" office:value-type="string">
            <text:p>GRAFFITI BRIDGE</text:p>
          </table:table-cell>
          <table:table-cell table:style-name="ce3" office:value-type="string">
            <text:p>Musica</text:p>
          </table:table-cell>
          <table:table-cell table:number-columns-repeated="2" table:style-name="ce3" office:value-type="string">
            <text:p>PRINCE</text:p>
          </table:table-cell>
          <table:table-cell table:style-name="ce3" office:value-type="string">
            <text:p>DAY MORRIS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18">
            <text:p>7018</text:p>
          </table:table-cell>
          <table:table-cell table:style-name="ce3" office:value-type="string">
            <text:p>TARTARUGHE NINJA 1 ALLA RISCOSS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BARRON STEVE</text:p>
          </table:table-cell>
          <table:table-cell table:style-name="ce3" office:value-type="string">
            <text:p>HOAG JUDITH</text:p>
          </table:table-cell>
          <table:table-cell table:style-name="ce3" office:value-type="string">
            <text:p>KOTEAS ELIAS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22">
            <text:p>7022</text:p>
          </table:table-cell>
          <table:table-cell table:style-name="ce3" office:value-type="string">
            <text:p>BRIAN DI NAZARETH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ONE TERRY</text:p>
          </table:table-cell>
          <table:table-cell table:style-name="ce3" office:value-type="string">
            <text:p>CHAPMAN GRAHAM</text:p>
          </table:table-cell>
          <table:table-cell table:style-name="ce3" office:value-type="string">
            <text:p>CLEESE JOHN</text:p>
          </table:table-cell>
          <table:table-cell table:style-name="ce3" office:value-type="string">
            <text:p>SKORPIO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29">
            <text:p>7029</text:p>
          </table:table-cell>
          <table:table-cell table:style-name="ce3" office:value-type="string">
            <text:p>ATTO DI FORZ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SCHWARZENERGER ARNOLD</text:p>
          </table:table-cell>
          <table:table-cell table:style-name="ce3" office:value-type="string">
            <text:p>TICOTIN MARIO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92">
            <text:p>7092</text:p>
          </table:table-cell>
          <table:table-cell table:style-name="ce3" office:value-type="string">
            <text:p>EDWARD MANI DI FORBIC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93">
            <text:p>7093</text:p>
          </table:table-cell>
          <table:table-cell table:style-name="ce3" office:value-type="string">
            <text:p>YOUNG GUNS 2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URPHY GEOFF</text:p>
          </table:table-cell>
          <table:table-cell table:style-name="ce3" office:value-type="string">
            <text:p>ESTEVEZ EMILIO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096">
            <text:p>7096</text:p>
          </table:table-cell>
          <table:table-cell table:style-name="ce3" office:value-type="string">
            <text:p>I GUERRIERI DELLA NOT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ILL WALTER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16">
            <text:p>7116</text:p>
          </table:table-cell>
          <table:table-cell table:style-name="ce3" office:value-type="string">
            <text:p>LA STORIA INFINITA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BRANDIS JONATHAN</text:p>
          </table:table-cell>
          <table:table-cell table:style-name="ce3" office:value-type="string">
            <text:p>MORRISON KENNY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50">
            <text:p>7150</text:p>
          </table:table-cell>
          <table:table-cell table:style-name="ce3" office:value-type="string">
            <text:p>TURTLES:I TOPI ROBOT-I NEUTRIN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Y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51">
            <text:p>7151</text:p>
          </table:table-cell>
          <table:table-cell table:style-name="ce3" office:value-type="string">
            <text:p>TURTLES:SHREDDER CONTRO SPLINTER-IL RIT.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52">
            <text:p>7152</text:p>
          </table:table-cell>
          <table:table-cell table:style-name="ce3" office:value-type="string">
            <text:p>TURTLES:L'INVASIONE DELLE RANE..-IL POT.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Y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53">
            <text:p>7153</text:p>
          </table:table-cell>
          <table:table-cell table:style-name="ce3" office:value-type="string">
            <text:p>TURTLES:UNA PIANTA..PERICOLOSA-SHREDDER.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67">
            <text:p>7167</text:p>
          </table:table-cell>
          <table:table-cell table:style-name="ce3" office:value-type="string">
            <text:p>THE RESCUE DOWN UNDER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CLASSIC</text:p>
          </table:table-cell>
          <table:table-cell table:number-columns-repeated="249"/>
        </table:table-row>
        <table:table-row table:style-name="ro1">
          <table:table-cell table:style-name="ce2" office:value-type="float" office:value="7168">
            <text:p>7168</text:p>
          </table:table-cell>
          <table:table-cell table:style-name="ce3" office:value-type="string">
            <text:p>BAMBI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CLASSIC</text:p>
          </table:table-cell>
          <table:table-cell table:number-columns-repeated="249"/>
        </table:table-row>
        <table:table-row table:style-name="ro1">
          <table:table-cell table:style-name="ce2" office:value-type="float" office:value="7169">
            <text:p>7169</text:p>
          </table:table-cell>
          <table:table-cell table:style-name="ce3" office:value-type="string">
            <text:p>PETER PAN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CLASSIC</text:p>
          </table:table-cell>
          <table:table-cell table:number-columns-repeated="249"/>
        </table:table-row>
        <table:table-row table:style-name="ro1">
          <table:table-cell table:style-name="ce2" office:value-type="float" office:value="7170">
            <text:p>7170</text:p>
          </table:table-cell>
          <table:table-cell table:style-name="ce3" office:value-type="string">
            <text:p>THE JUNGLE BOOK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CLASSIC</text:p>
          </table:table-cell>
          <table:table-cell table:number-columns-repeated="249"/>
        </table:table-row>
        <table:table-row table:style-name="ro1">
          <table:table-cell table:style-name="ce2" office:value-type="float" office:value="7171">
            <text:p>7171</text:p>
          </table:table-cell>
          <table:table-cell table:style-name="ce3" office:value-type="string">
            <text:p>CINDERELLA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CLASSIC</text:p>
          </table:table-cell>
          <table:table-cell table:number-columns-repeated="249"/>
        </table:table-row>
        <table:table-row table:style-name="ro1">
          <table:table-cell table:style-name="ce2" office:value-type="float" office:value="7173">
            <text:p>7173</text:p>
          </table:table-cell>
          <table:table-cell table:style-name="ce3" office:value-type="string">
            <text:p>TOM &amp; JERRY KIDS GIOCATTILAND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TURNER HOME ENTERTAINMEN</text:p>
          </table:table-cell>
          <table:table-cell table:number-columns-repeated="249"/>
        </table:table-row>
        <table:table-row table:style-name="ro1">
          <table:table-cell table:style-name="ce2" office:value-type="float" office:value="7178">
            <text:p>7178</text:p>
          </table:table-cell>
          <table:table-cell table:style-name="ce3" office:value-type="string">
            <text:p>PROGRAMMATO PER UCCID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.LITTLE DWIGHT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PACULA JOANNA</text:p>
          </table:table-cell>
          <table:table-cell table:style-name="ce3" office:value-type="string">
            <text:p>CBS 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3">
            <text:p>7183</text:p>
          </table:table-cell>
          <table:table-cell table:style-name="ce3" office:value-type="string">
            <text:p>TERMINATOR 2 - JUDGMENT DA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HAMILTON LINDA</text:p>
          </table:table-cell>
          <table:table-cell table:style-name="ce3" office:value-type="string">
            <text:p>CAROLCO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4">
            <text:p>7184</text:p>
          </table:table-cell>
          <table:table-cell table:style-name="ce3" office:value-type="string">
            <text:p>OUT FOR JUSTI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LYNN JOHN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FORSYTHE GEN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5">
            <text:p>7185</text:p>
          </table:table-cell>
          <table:table-cell table:style-name="ce3" office:value-type="string">
            <text:p>ROBIN HOOD - PRINCE OF THIEV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EYNOLDS KEVIN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6">
            <text:p>7186</text:p>
          </table:table-cell>
          <table:table-cell table:style-name="ce3" office:value-type="string">
            <text:p>STONE COL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.BAXLEY CRAIG</text:p>
          </table:table-cell>
          <table:table-cell table:style-name="ce3" office:value-type="string">
            <text:p>BOSWORTH BRIAN</text:p>
          </table:table-cell>
          <table:table-cell table:style-name="ce3" office:value-type="string">
            <text:p>HENRIKSEN LANCE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7187">
            <text:p>7187</text:p>
          </table:table-cell>
          <table:table-cell table:style-name="ce3" office:value-type="string">
            <text:p>THE DOO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CAROLCO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8">
            <text:p>7188</text:p>
          </table:table-cell>
          <table:table-cell table:style-name="ce3" office:value-type="string">
            <text:p>TEENAGE MUTANT NINJA TURTLES II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RESSMAN MICHAE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EW LI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189">
            <text:p>7189</text:p>
          </table:table-cell>
          <table:table-cell table:style-name="ce3" office:value-type="string">
            <text:p>KICKBOXERS - NO RETRAIT NO SURREND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YUEN COREY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MCKINNEY KURT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7214">
            <text:p>7214</text:p>
          </table:table-cell>
          <table:table-cell table:style-name="ce3" office:value-type="string">
            <text:p>MO'BETTER BLUE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232">
            <text:p>7232</text:p>
          </table:table-cell>
          <table:table-cell table:style-name="ce3" office:value-type="string">
            <text:p>UN POLIZIOTTO ALLE ELEMENTAR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ANN MILLER PENELOPE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238">
            <text:p>7238</text:p>
          </table:table-cell>
          <table:table-cell table:style-name="ce3" office:value-type="string">
            <text:p>MEDITERRANE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BIGAGLI CLAUDIO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331">
            <text:p>7331</text:p>
          </table:table-cell>
          <table:table-cell table:style-name="ce3" office:value-type="string">
            <text:p>AIR AMERIC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POTTISWOODE ROGER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DOWNER JR.ROBERT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373">
            <text:p>7373</text:p>
          </table:table-cell>
          <table:table-cell table:style-name="ce3" office:value-type="string">
            <text:p>LOUIS L'AMOURS'CONAGHER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ILLABOS REYNALDO</text:p>
          </table:table-cell>
          <table:table-cell table:style-name="ce3" office:value-type="string">
            <text:p>ELLIOTT SAM</text:p>
          </table:table-cell>
          <table:table-cell table:style-name="ce3" office:value-type="string">
            <text:p>BOSS KATHARINE</text:p>
          </table:table-cell>
          <table:table-cell table:style-name="ce3" office:value-type="string">
            <text:p>TURNER HOME ENTERTAINMEN</text:p>
          </table:table-cell>
          <table:table-cell table:number-columns-repeated="249"/>
        </table:table-row>
        <table:table-row table:style-name="ro1">
          <table:table-cell table:style-name="ce2" office:value-type="float" office:value="7376">
            <text:p>7376</text:p>
          </table:table-cell>
          <table:table-cell table:style-name="ce3" office:value-type="string">
            <text:p>HOT SHOT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BRAHAMS JIM</text:p>
          </table:table-cell>
          <table:table-cell table:style-name="ce3" office:value-type="string">
            <text:p>SHEEN CHARLIE</text:p>
          </table:table-cell>
          <table:table-cell table:style-name="ce3" office:value-type="string">
            <text:p>ELWES CARY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377">
            <text:p>7377</text:p>
          </table:table-cell>
          <table:table-cell table:style-name="ce3" office:value-type="string">
            <text:p>POINT BREA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IGELOW KATHRYN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378">
            <text:p>7378</text:p>
          </table:table-cell>
          <table:table-cell table:style-name="ce3" office:value-type="string">
            <text:p>DOUBLE IMPAC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TTICH SHELDO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7393">
            <text:p>7393</text:p>
          </table:table-cell>
          <table:table-cell table:style-name="ce3" office:value-type="string">
            <text:p>TARTARUGHE NINJA 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394">
            <text:p>7394</text:p>
          </table:table-cell>
          <table:table-cell table:style-name="ce3" office:value-type="string">
            <text:p>TARTARUGHE NINJA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408">
            <text:p>7408</text:p>
          </table:table-cell>
          <table:table-cell table:style-name="ce3" office:value-type="string">
            <text:p>IL SILENZIO DEGLI INNOCEN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MME JONATHAN</text:p>
          </table:table-cell>
          <table:table-cell table:style-name="ce3" office:value-type="string">
            <text:p>FOSTER JODIE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7409">
            <text:p>7409</text:p>
          </table:table-cell>
          <table:table-cell table:style-name="ce3" office:value-type="string">
            <text:p>APACHE - PIOGGIA DI FUOC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GREEN DAVID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YOUNG SEAN</text:p>
          </table:table-cell>
          <table:table-cell table:style-name="ce3" office:value-type="string">
            <text:p>TITANUS</text:p>
          </table:table-cell>
          <table:table-cell table:number-columns-repeated="249"/>
        </table:table-row>
        <table:table-row table:style-name="ro1">
          <table:table-cell table:style-name="ce2" office:value-type="float" office:value="7426">
            <text:p>7426</text:p>
          </table:table-cell>
          <table:table-cell table:style-name="ce3" office:value-type="string">
            <text:p>BLUES METROPOLITANO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ISCICELLI SALVATORE</text:p>
          </table:table-cell>
          <table:table-cell table:style-name="ce3" office:value-type="string">
            <text:p>BONETTI CLAUDIO</text:p>
          </table:table-cell>
          <table:table-cell table:style-name="ce3" office:value-type="string">
            <text:p>DI BENEDETTO ID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03">
            <text:p>7503</text:p>
          </table:table-cell>
          <table:table-cell table:style-name="ce3" office:value-type="string">
            <text:p>MISERY NON DEVE MORI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EINER ROB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BATES KATHY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08">
            <text:p>7508</text:p>
          </table:table-cell>
          <table:table-cell table:style-name="ce3" office:value-type="string">
            <text:p>DONNE CON LE GONN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BOUQUET CAROLE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29">
            <text:p>7529</text:p>
          </table:table-cell>
          <table:table-cell table:style-name="ce3" office:value-type="string">
            <text:p>CARTOON SERIE ORO 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VOFILM</text:p>
          </table:table-cell>
          <table:table-cell table:number-columns-repeated="249"/>
        </table:table-row>
        <table:table-row table:style-name="ro1">
          <table:table-cell table:style-name="ce2" office:value-type="float" office:value="7530">
            <text:p>7530</text:p>
          </table:table-cell>
          <table:table-cell table:style-name="ce3" office:value-type="string">
            <text:p>CARTOON SERIE ORO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VOFILM</text:p>
          </table:table-cell>
          <table:table-cell table:number-columns-repeated="249"/>
        </table:table-row>
        <table:table-row table:style-name="ro1">
          <table:table-cell table:style-name="ce2" office:value-type="float" office:value="7536">
            <text:p>7536</text:p>
          </table:table-cell>
          <table:table-cell table:style-name="ce3" office:value-type="string">
            <text:p>IL VENDICATO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OLDBLATT MARK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GOSSETT JR LOUIS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53">
            <text:p>7553</text:p>
          </table:table-cell>
          <table:table-cell table:style-name="ce3" office:value-type="string">
            <text:p>A VOLTE RITORNA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LOUGHLIN TOM</text:p>
          </table:table-cell>
          <table:table-cell table:style-name="ce3" office:value-type="string">
            <text:p>MATHESON TIM</text:p>
          </table:table-cell>
          <table:table-cell table:style-name="ce3" office:value-type="string">
            <text:p>ADAMS BROOKE</text:p>
          </table:table-cell>
          <table:table-cell table:style-name="ce3" office:value-type="string">
            <text:p>PANARECORD</text:p>
          </table:table-cell>
          <table:table-cell table:number-columns-repeated="249"/>
        </table:table-row>
        <table:table-row table:style-name="ro1">
          <table:table-cell table:style-name="ce2" office:value-type="float" office:value="7569">
            <text:p>7569</text:p>
          </table:table-cell>
          <table:table-cell table:style-name="ce3" office:value-type="string">
            <text:p>THE LAST BOYSCOU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WAYANS DAMO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70">
            <text:p>7570</text:p>
          </table:table-cell>
          <table:table-cell table:style-name="ce3" office:value-type="string">
            <text:p>101 DALMATIAN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582">
            <text:p>7582</text:p>
          </table:table-cell>
          <table:table-cell table:style-name="ce3" office:value-type="string">
            <text:p>GIUSTIZIA A TUTTI I COS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LYNN JOHN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FORSYTHE WILLIAM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670">
            <text:p>7670</text:p>
          </table:table-cell>
          <table:table-cell table:style-name="ce3" office:value-type="string">
            <text:p>ROSEMARY'S BABY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OLANSKI ROMAN</text:p>
          </table:table-cell>
          <table:table-cell table:style-name="ce3" office:value-type="string">
            <text:p>FARROWN MIA</text:p>
          </table:table-cell>
          <table:table-cell table:style-name="ce3" office:value-type="string">
            <text:p>CASSAVETES JOH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672">
            <text:p>7672</text:p>
          </table:table-cell>
          <table:table-cell table:style-name="ce3" office:value-type="string">
            <text:p>LADY JANE ALL'OMBRA DELL'ASCI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NUNN TREVOR</text:p>
          </table:table-cell>
          <table:table-cell table:style-name="ce3" office:value-type="string">
            <text:p>BONHAM CARTER HELENA</text:p>
          </table:table-cell>
          <table:table-cell table:style-name="ce3" office:value-type="string">
            <text:p>ELWES CARY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688">
            <text:p>7688</text:p>
          </table:table-cell>
          <table:table-cell table:style-name="ce3" office:value-type="string">
            <text:p>THE COMMITMENT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ARKER AL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7692">
            <text:p>7692</text:p>
          </table:table-cell>
          <table:table-cell table:style-name="ce3" office:value-type="string">
            <text:p>LA NOTTE DEI MORTI VIVENT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AVINI TOM</text:p>
          </table:table-cell>
          <table:table-cell table:style-name="ce3" office:value-type="string">
            <text:p>TODD TONY</text:p>
          </table:table-cell>
          <table:table-cell table:style-name="ce3" office:value-type="string">
            <text:p>TALLMAN PATRICI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7698">
            <text:p>7698</text:p>
          </table:table-cell>
          <table:table-cell table:style-name="ce3" office:value-type="string">
            <text:p>NEW JACK CIT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T IC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06">
            <text:p>7706</text:p>
          </table:table-cell>
          <table:table-cell table:style-name="ce3" office:value-type="string">
            <text:p>THE DOOR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17">
            <text:p>7717</text:p>
          </table:table-cell>
          <table:table-cell table:style-name="ce3" office:value-type="string">
            <text:p>LIONHEAR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TTICH SHELTO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PAGE HARRISO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7718">
            <text:p>7718</text:p>
          </table:table-cell>
          <table:table-cell table:style-name="ce3" office:value-type="string">
            <text:p>JF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19">
            <text:p>7719</text:p>
          </table:table-cell>
          <table:table-cell table:style-name="ce3" office:value-type="string">
            <text:p>CAPE FEA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ORSESE MARTIN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7756">
            <text:p>7756</text:p>
          </table:table-cell>
          <table:table-cell table:style-name="ce3" office:value-type="string">
            <text:p>THE MAHABHARAT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ROOK PETER</text:p>
          </table:table-cell>
          <table:table-cell table:style-name="ce3" office:value-type="string">
            <text:p>MYERS BRUCE</text:p>
          </table:table-cell>
          <table:table-cell table:style-name="ce3" office:value-type="string">
            <text:p>MEZZOGIORNO VITTORIO</text:p>
          </table:table-cell>
          <table:table-cell table:style-name="ce3" office:value-type="string">
            <text:p>GENERAL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76">
            <text:p>7776</text:p>
          </table:table-cell>
          <table:table-cell table:style-name="ce3" office:value-type="string">
            <text:p>BROWN AWA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ITZIG PAUL</text:p>
          </table:table-cell>
          <table:table-cell table:style-name="ce3" office:value-type="string">
            <text:p>NAISH ROBBY</text:p>
          </table:table-cell>
          <table:table-cell table:style-name="ce3" office:value-type="string">
            <text:p>MCTAVISH BOB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95">
            <text:p>7795</text:p>
          </table:table-cell>
          <table:table-cell table:style-name="ce3" office:value-type="string">
            <text:p>KICKBOXER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BOYLE PETER</text:p>
          </table:table-cell>
          <table:table-cell table:style-name="ce3" office:value-type="string">
            <text:p>CHAN DENNIS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796">
            <text:p>7796</text:p>
          </table:table-cell>
          <table:table-cell table:style-name="ce3" office:value-type="string">
            <text:p>THE FIVE HEARTBEATS</text:p>
          </table:table-cell>
          <table:table-cell table:style-name="ce3" office:value-type="string">
            <text:p>Musica</text:p>
          </table:table-cell>
          <table:table-cell table:number-columns-repeated="2" table:style-name="ce3" office:value-type="string">
            <text:p>TOWNSEND ROBERT</text:p>
          </table:table-cell>
          <table:table-cell table:style-name="ce3" office:value-type="string">
            <text:p>WRIGHT MICHAEL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831">
            <text:p>7831</text:p>
          </table:table-cell>
          <table:table-cell table:style-name="ce3" office:value-type="string">
            <text:p>ATLANTI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ESSON LUC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ENTA FILM</text:p>
          </table:table-cell>
          <table:table-cell table:number-columns-repeated="249"/>
        </table:table-row>
        <table:table-row table:style-name="ro1">
          <table:table-cell table:style-name="ce2" office:value-type="float" office:value="7841">
            <text:p>7841</text:p>
          </table:table-cell>
          <table:table-cell table:style-name="ce3" office:value-type="string">
            <text:p>HOO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RCA</text:p>
          </table:table-cell>
          <table:table-cell table:number-columns-repeated="249"/>
        </table:table-row>
        <table:table-row table:style-name="ro1">
          <table:table-cell table:style-name="ce2" office:value-type="float" office:value="7842">
            <text:p>7842</text:p>
          </table:table-cell>
          <table:table-cell table:style-name="ce3" office:value-type="string">
            <text:p>THE GREAT MOUSE DETECTIV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HE WALT DISNEY COMPANY</text:p>
          </table:table-cell>
          <table:table-cell table:number-columns-repeated="249"/>
        </table:table-row>
        <table:table-row table:style-name="ro1">
          <table:table-cell table:style-name="ce2" office:value-type="float" office:value="7853">
            <text:p>7853</text:p>
          </table:table-cell>
          <table:table-cell table:style-name="ce3" office:value-type="string">
            <text:p>JOHNNY STECCHIN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IGNI ROBERTO</text:p>
          </table:table-cell>
          <table:table-cell table:style-name="ce3" office:value-type="string">
            <text:p>BRASCO NICOLETT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863">
            <text:p>7863</text:p>
          </table:table-cell>
          <table:table-cell table:style-name="ce3" office:value-type="string">
            <text:p>COOL AS I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ELLOGG DAVID</text:p>
          </table:table-cell>
          <table:table-cell table:style-name="ce3" office:value-type="string">
            <text:p>ICE VANILLA</text:p>
          </table:table-cell>
          <table:table-cell table:style-name="ce3" office:value-type="string">
            <text:p>MINTER KRISTI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869">
            <text:p>7869</text:p>
          </table:table-cell>
          <table:table-cell table:style-name="ce3" office:value-type="string">
            <text:p>POINT BREA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IGELOW KATHRYN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896">
            <text:p>7896</text:p>
          </table:table-cell>
          <table:table-cell table:style-name="ce3" office:value-type="string">
            <text:p>HUDSON HAWK IL MAGO DEL FURT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EHMANN MICHAEL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AIELLO DANNY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7957">
            <text:p>7957</text:p>
          </table:table-cell>
          <table:table-cell table:style-name="ce3" office:value-type="string">
            <text:p>LA GRANDE ONDA TUTTI GLI UOMINI DEL SURF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ITZIG PAUL</text:p>
          </table:table-cell>
          <table:table-cell table:style-name="ce3" office:value-type="string">
            <text:p>CARROLL TOM</text:p>
          </table:table-cell>
          <table:table-cell table:style-name="ce3" office:value-type="string">
            <text:p>MACAULAY DAVE</text:p>
          </table:table-cell>
          <table:table-cell table:style-name="ce3" office:value-type="string">
            <text:p>IMPACT VIDEO</text:p>
          </table:table-cell>
          <table:table-cell table:number-columns-repeated="249"/>
        </table:table-row>
        <table:table-row table:style-name="ro1">
          <table:table-cell table:style-name="ce2" office:value-type="float" office:value="7974">
            <text:p>7974</text:p>
          </table:table-cell>
          <table:table-cell table:style-name="ce3" office:value-type="string">
            <text:p>AIRPORT 77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AMESON JERRY</text:p>
          </table:table-cell>
          <table:table-cell table:style-name="ce3" office:value-type="string">
            <text:p>LEMMON JACK</text:p>
          </table:table-cell>
          <table:table-cell table:style-name="ce3" office:value-type="string">
            <text:p>GRANT LE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7975">
            <text:p>7975</text:p>
          </table:table-cell>
          <table:table-cell table:style-name="ce3" office:value-type="string">
            <text:p>FIEVEL CONQUISTA IL WEST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NIBBELINK/WELL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7976">
            <text:p>7976</text:p>
          </table:table-cell>
          <table:table-cell table:style-name="ce3" office:value-type="string">
            <text:p>CHARLIE-ANCHE I CANI VANNO IN PARADIS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ITANUS</text:p>
          </table:table-cell>
          <table:table-cell table:number-columns-repeated="249"/>
        </table:table-row>
        <table:table-row table:style-name="ro1">
          <table:table-cell table:style-name="ce2" office:value-type="float" office:value="7977">
            <text:p>7977</text:p>
          </table:table-cell>
          <table:table-cell table:style-name="ce3" office:value-type="string">
            <text:p>LA LEGGENDA DEL RE PESCATO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ILLIAM TERRY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RCA 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7979">
            <text:p>7979</text:p>
          </table:table-cell>
          <table:table-cell table:style-name="ce3" office:value-type="string">
            <text:p>PARENTI SERPEN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NICELLI MARIO</text:p>
          </table:table-cell>
          <table:table-cell table:style-name="ce3" office:value-type="string">
            <text:p>BIANCO TOMMASO</text:p>
          </table:table-cell>
          <table:table-cell table:style-name="ce3" office:value-type="string">
            <text:p>CECCHETTO RENATO</text:p>
          </table:table-cell>
          <table:table-cell table:style-name="ce3" office:value-type="string">
            <text:p>MF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016">
            <text:p>8016</text:p>
          </table:table-cell>
          <table:table-cell table:style-name="ce3" office:value-type="string">
            <text:p>TERMINATOR 2 IL GIORNO DEL GIUDI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HAMILTON LIND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033">
            <text:p>8033</text:p>
          </table:table-cell>
          <table:table-cell table:style-name="ce3" office:value-type="string">
            <text:p>BASIC INSTINC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CAROLCO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034">
            <text:p>8034</text:p>
          </table:table-cell>
          <table:table-cell table:style-name="ce3" office:value-type="string">
            <text:p>BATMAN RETURN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055">
            <text:p>8055</text:p>
          </table:table-cell>
          <table:table-cell table:style-name="ce3" office:value-type="string">
            <text:p>AKIR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OTOMO KATSUHI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ULT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8096">
            <text:p>8096</text:p>
          </table:table-cell>
          <table:table-cell table:style-name="ce3" office:value-type="string">
            <text:p>LA LEGGE DI HOLLISTER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GILLUM VERN</text:p>
          </table:table-cell>
          <table:table-cell table:style-name="ce3" office:value-type="string">
            <text:p>BLOOM BRIAN</text:p>
          </table:table-cell>
          <table:table-cell table:style-name="ce3" office:value-type="string">
            <text:p>ROSE JAM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8116">
            <text:p>8116</text:p>
          </table:table-cell>
          <table:table-cell table:style-name="ce3" office:value-type="string">
            <text:p>CHAIN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.BARSKI ROGER</text:p>
          </table:table-cell>
          <table:table-cell table:style-name="ce3" office:value-type="string">
            <text:p>JOURDAN JIMI</text:p>
          </table:table-cell>
          <table:table-cell table:style-name="ce3" office:value-type="string">
            <text:p>DIXON MICHAEL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146">
            <text:p>8146</text:p>
          </table:table-cell>
          <table:table-cell table:style-name="ce3" office:value-type="string">
            <text:p>PENSAVO FOSSE AMORE INVECE ERA UN CALESS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TROISI MASSIMO</text:p>
          </table:table-cell>
          <table:table-cell table:style-name="ce3" office:value-type="string">
            <text:p>NERI FRANCESC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159">
            <text:p>8159</text:p>
          </table:table-cell>
          <table:table-cell table:style-name="ce3" office:value-type="string">
            <text:p>HOOK CAPITAN UNCIN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RCA</text:p>
          </table:table-cell>
          <table:table-cell table:number-columns-repeated="249"/>
        </table:table-row>
        <table:table-row table:style-name="ro1">
          <table:table-cell table:style-name="ce2" office:value-type="float" office:value="8208">
            <text:p>8208</text:p>
          </table:table-cell>
          <table:table-cell table:style-name="ce3" office:value-type="string">
            <text:p>ANALISI FIN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JOANOU PHIL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209">
            <text:p>8209</text:p>
          </table:table-cell>
          <table:table-cell table:style-name="ce3" office:value-type="string">
            <text:p>L'ULTIMO BOYSCOU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WAYANS DAMO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292">
            <text:p>8292</text:p>
          </table:table-cell>
          <table:table-cell table:style-name="ce3" office:value-type="string">
            <text:p>BEAUTY AND THE BEAS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8293">
            <text:p>8293</text:p>
          </table:table-cell>
          <table:table-cell table:style-name="ce3" office:value-type="string">
            <text:p>ALIEN 3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294">
            <text:p>8294</text:p>
          </table:table-cell>
          <table:table-cell table:style-name="ce3" office:value-type="string">
            <text:p>LETHAL WEAPON 3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8295">
            <text:p>8295</text:p>
          </table:table-cell>
          <table:table-cell table:style-name="ce3" office:value-type="string">
            <text:p>PATRIOT GAM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8322">
            <text:p>8322</text:p>
          </table:table-cell>
          <table:table-cell table:style-name="ce3" office:value-type="string">
            <text:p>UNIVERSAL SOLDIE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CAROLCO</text:p>
          </table:table-cell>
          <table:table-cell table:number-columns-repeated="249"/>
        </table:table-row>
        <table:table-row table:style-name="ro1">
          <table:table-cell table:style-name="ce2" office:value-type="float" office:value="8341">
            <text:p>8341</text:p>
          </table:table-cell>
          <table:table-cell table:style-name="ce3" office:value-type="string">
            <text:p>RESA DEI CONTI A LITTLE TOKY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.LESTER MARK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LEE BRANDO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8344">
            <text:p>8344</text:p>
          </table:table-cell>
          <table:table-cell table:style-name="ce3" office:value-type="string">
            <text:p>PLATOON LEADER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NORRIS AARON</text:p>
          </table:table-cell>
          <table:table-cell table:style-name="ce3" office:value-type="string">
            <text:p>DUDIKOFF MICHAEL</text:p>
          </table:table-cell>
          <table:table-cell table:style-name="ce3" office:value-type="string">
            <text:p>F.LYONS ROBERT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8357">
            <text:p>8357</text:p>
          </table:table-cell>
          <table:table-cell table:style-name="ce3" office:value-type="string">
            <text:p>LIONHEART:SCOMMESSA VINCEN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TTICH SHELDO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PAGE HARRISON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362">
            <text:p>8362</text:p>
          </table:table-cell>
          <table:table-cell table:style-name="ce3" office:value-type="string">
            <text:p>IL PADRE DELLA SPOS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YER CHARLES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KEATON DIAN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434">
            <text:p>8434</text:p>
          </table:table-cell>
          <table:table-cell table:style-name="ce3" office:value-type="string">
            <text:p>TACCHI A SPILL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ABRIL VICTORIA</text:p>
          </table:table-cell>
          <table:table-cell table:style-name="ce3" office:value-type="string">
            <text:p>PAREDES MARIS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8435">
            <text:p>8435</text:p>
          </table:table-cell>
          <table:table-cell table:style-name="ce3" office:value-type="string">
            <text:p>FORZA D'URTO LA SUA LEGG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XLEY CRAIG R.</text:p>
          </table:table-cell>
          <table:table-cell table:style-name="ce3" office:value-type="string">
            <text:p>BOSWORTH BRIAN</text:p>
          </table:table-cell>
          <table:table-cell table:style-name="ce3" office:value-type="string">
            <text:p>HENRICKSEN LANC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8471">
            <text:p>8471</text:p>
          </table:table-cell>
          <table:table-cell table:style-name="ce3" office:value-type="string">
            <text:p>DETECTIVE STO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YLAM TONY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CATTRAL KIM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8519">
            <text:p>8519</text:p>
          </table:table-cell>
          <table:table-cell table:style-name="ce3" office:value-type="string">
            <text:p>SCACCO MORT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ENKEL CARL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8543">
            <text:p>8543</text:p>
          </table:table-cell>
          <table:table-cell table:style-name="ce3" office:value-type="string">
            <text:p>LA CASA NE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RAVEN WES</text:p>
          </table:table-cell>
          <table:table-cell table:style-name="ce3" office:value-type="string">
            <text:p>ADAMS BRANDON</text:p>
          </table:table-cell>
          <table:table-cell table:style-name="ce3" office:value-type="string">
            <text:p>MCGILL EVERETT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8547">
            <text:p>8547</text:p>
          </table:table-cell>
          <table:table-cell table:style-name="ce3" office:value-type="string">
            <text:p>MIO CUGINO VINCENZ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YNN JONATHAN</text:p>
          </table:table-cell>
          <table:table-cell table:style-name="ce3" office:value-type="string">
            <text:p>PESCI JOE</text:p>
          </table:table-cell>
          <table:table-cell table:style-name="ce3" office:value-type="string">
            <text:p>MACCHIO RALPH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548">
            <text:p>8548</text:p>
          </table:table-cell>
          <table:table-cell table:style-name="ce3" office:value-type="string">
            <text:p>1492 LA CONQUISTA DEL PARADIS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CAPANNA JACOPO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554">
            <text:p>8554</text:p>
          </table:table-cell>
          <table:table-cell table:style-name="ce3" office:value-type="string">
            <text:p>BASIL L'INVESTIGATOP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R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8589">
            <text:p>8589</text:p>
          </table:table-cell>
          <table:table-cell table:style-name="ce3" office:value-type="string">
            <text:p>IL TAGLIAERB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ONARD BRETT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619">
            <text:p>8619</text:p>
          </table:table-cell>
          <table:table-cell table:style-name="ce3" office:value-type="string">
            <text:p>DOUBLE IMPACT LA VENDETTA F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TTICH SHELDO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LEWIS GEOFFREY</text:p>
          </table:table-cell>
          <table:table-cell table:style-name="ce3" office:value-type="string">
            <text:p>MULT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8655">
            <text:p>8655</text:p>
          </table:table-cell>
          <table:table-cell table:style-name="ce3" office:value-type="string">
            <text:p>ALIEN 3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DANCE CHARLES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716">
            <text:p>8716</text:p>
          </table:table-cell>
          <table:table-cell table:style-name="ce3" office:value-type="string">
            <text:p>SUPERMAN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STER RICHARD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REEVE CHRISTOPHER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717">
            <text:p>8717</text:p>
          </table:table-cell>
          <table:table-cell table:style-name="ce3" office:value-type="string">
            <text:p>STAYING ALIV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RHODES CYNTHI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784">
            <text:p>8784</text:p>
          </table:table-cell>
          <table:table-cell table:style-name="ce3" office:value-type="string">
            <text:p>IL PASTO NUD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WELLER PETER</text:p>
          </table:table-cell>
          <table:table-cell table:style-name="ce3" office:value-type="string">
            <text:p>DAVIS JUDY</text:p>
          </table:table-cell>
          <table:table-cell table:style-name="ce3" office:value-type="string">
            <text:p>VIVIVIDEO</text:p>
          </table:table-cell>
          <table:table-cell table:number-columns-repeated="249"/>
        </table:table-row>
        <table:table-row table:style-name="ro1">
          <table:table-cell table:style-name="ce2" office:value-type="float" office:value="8785">
            <text:p>8785</text:p>
          </table:table-cell>
          <table:table-cell table:style-name="ce3" office:value-type="string">
            <text:p>BATMAN IL RITOR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8791">
            <text:p>8791</text:p>
          </table:table-cell>
          <table:table-cell table:style-name="ce3" office:value-type="string">
            <text:p>HANSEL E GRETEL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TALLAN LEN</text:p>
          </table:table-cell>
          <table:table-cell table:style-name="ce3" office:value-type="string">
            <text:p>WARNER DAVID</text:p>
          </table:table-cell>
          <table:table-cell table:style-name="ce3" office:value-type="string">
            <text:p>POLLARD HUGH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8792">
            <text:p>8792</text:p>
          </table:table-cell>
          <table:table-cell table:style-name="ce3" office:value-type="string">
            <text:p>DRAGO D'ACCIAI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.LITTLE DWIGHT</text:p>
          </table:table-cell>
          <table:table-cell table:style-name="ce3" office:value-type="string">
            <text:p>LEE BRANDON</text:p>
          </table:table-cell>
          <table:table-cell table:style-name="ce3" office:value-type="string">
            <text:p>BOOTHE POWERS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8863">
            <text:p>8863</text:p>
          </table:table-cell>
          <table:table-cell table:style-name="ce3" office:value-type="string">
            <text:p>THE TOXIC AVENGER - IL VENDICATORE TOSS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ERZ MICHAEL-WEIL SAMUEL</text:p>
          </table:table-cell>
          <table:table-cell table:style-name="ce3" office:value-type="string">
            <text:p>MARANDA ANDREE</text:p>
          </table:table-cell>
          <table:table-cell table:style-name="ce3" office:value-type="string">
            <text:p>COHEN MITCHELL</text:p>
          </table:table-cell>
          <table:table-cell table:style-name="ce3" office:value-type="string">
            <text:p>TROMA ITALY</text:p>
          </table:table-cell>
          <table:table-cell table:number-columns-repeated="249"/>
        </table:table-row>
        <table:table-row table:style-name="ro1">
          <table:table-cell table:style-name="ce2" office:value-type="float" office:value="8998">
            <text:p>8998</text:p>
          </table:table-cell>
          <table:table-cell table:style-name="ce3" office:value-type="string">
            <text:p>GAMEKEY ( ADATTATORE NES USA )</text:p>
          </table:table-cell>
          <table:table-cell table:style-name="ce3" office:value-type="string">
            <text:p>Vari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HORELEG</text:p>
          </table:table-cell>
          <table:table-cell table:number-columns-repeated="249"/>
        </table:table-row>
        <table:table-row table:style-name="ro1">
          <table:table-cell table:style-name="ce2" office:value-type="float" office:value="9077">
            <text:p>9077</text:p>
          </table:table-cell>
          <table:table-cell table:style-name="ce3" office:value-type="string">
            <text:p>BASIC INSTINC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CAROLCO</text:p>
          </table:table-cell>
          <table:table-cell table:number-columns-repeated="249"/>
        </table:table-row>
        <table:table-row table:style-name="ro1">
          <table:table-cell table:style-name="ce2" office:value-type="float" office:value="9091">
            <text:p>9091</text:p>
          </table:table-cell>
          <table:table-cell table:style-name="ce3" office:value-type="string">
            <text:p>PAOLO ROSSI IN RECITAL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OLARI GIAMPIERO</text:p>
          </table:table-cell>
          <table:table-cell table:style-name="ce3" office:value-type="string">
            <text:p>ROSSI PAOLO</text:p>
          </table:table-cell>
          <table:table-cell table:style-name="ce3"/>
          <table:table-cell table:style-name="ce3" office:value-type="string">
            <text:p>POLYGR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098">
            <text:p>9098</text:p>
          </table:table-cell>
          <table:table-cell table:style-name="ce3" office:value-type="string">
            <text:p>ARMA LETALE 3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9105">
            <text:p>9105</text:p>
          </table:table-cell>
          <table:table-cell table:style-name="ce3" office:value-type="string">
            <text:p>STEPHEN KING'S GOLDEN YEAR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SZARABAJKA KEITH</text:p>
          </table:table-cell>
          <table:table-cell table:style-name="ce3" office:value-type="string">
            <text:p>HUFFMAN KEITH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9115">
            <text:p>9115</text:p>
          </table:table-cell>
          <table:table-cell table:style-name="ce3" office:value-type="string">
            <text:p>L'ULTIMO DEI MOHICAN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NN MICHAEL</text:p>
          </table:table-cell>
          <table:table-cell table:style-name="ce3" office:value-type="string">
            <text:p>LEWIS DANIEL DAY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MORGAN CREEK</text:p>
          </table:table-cell>
          <table:table-cell table:number-columns-repeated="249"/>
        </table:table-row>
        <table:table-row table:style-name="ro1">
          <table:table-cell table:style-name="ce2" office:value-type="float" office:value="9162">
            <text:p>9162</text:p>
          </table:table-cell>
          <table:table-cell table:style-name="ce3" office:value-type="string">
            <text:p>SISTER ACT-UNA SVITATA IN ABITO DA SUO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RDOLINO EMILE</text:p>
          </table:table-cell>
          <table:table-cell table:style-name="ce3" office:value-type="string">
            <text:p>GOLDBERG WHOOPI</text:p>
          </table:table-cell>
          <table:table-cell table:style-name="ce3" office:value-type="string">
            <text:p>SMITH MAGGIE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9164">
            <text:p>9164</text:p>
          </table:table-cell>
          <table:table-cell table:style-name="ce3" office:value-type="string">
            <text:p>L'ARMATA DELLE TENEB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CAMPBELL BRUCE</text:p>
          </table:table-cell>
          <table:table-cell table:style-name="ce3" office:value-type="string">
            <text:p>DAVIDTZ EMBETH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9169">
            <text:p>9169</text:p>
          </table:table-cell>
          <table:table-cell table:style-name="ce3" office:value-type="string">
            <text:p>LE IENE- CANI DA RAPIN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ROTH TIM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218">
            <text:p>9218</text:p>
          </table:table-cell>
          <table:table-cell table:style-name="ce3" office:value-type="string">
            <text:p>GIOCHI DI POT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266">
            <text:p>9266</text:p>
          </table:table-cell>
          <table:table-cell table:style-name="ce3" office:value-type="string">
            <text:p>ALIVE SOPRAVVISSUT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RSHALL FRANK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SPANO VINCEN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267">
            <text:p>9267</text:p>
          </table:table-cell>
          <table:table-cell table:style-name="ce3" office:value-type="string">
            <text:p>FUGA DAL MONDO DEI SOG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AKSHI RALPH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278">
            <text:p>9278</text:p>
          </table:table-cell>
          <table:table-cell table:style-name="ce3" office:value-type="string">
            <text:p>WINGS CONVERTER SNES</text:p>
          </table:table-cell>
          <table:table-cell table:style-name="ce3" office:value-type="string">
            <text:p>Vari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9290">
            <text:p>9290</text:p>
          </table:table-cell>
          <table:table-cell table:style-name="ce3" office:value-type="string">
            <text:p>PUERTO ESCONDI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GOLINO VALERIA</text:p>
          </table:table-cell>
          <table:table-cell table:style-name="ce3" office:value-type="string">
            <text:p>PENTA</text:p>
          </table:table-cell>
          <table:table-cell table:number-columns-repeated="249"/>
        </table:table-row>
        <table:table-row table:style-name="ro1">
          <table:table-cell table:style-name="ce2" office:value-type="float" office:value="9313">
            <text:p>9313</text:p>
          </table:table-cell>
          <table:table-cell table:style-name="ce3" office:value-type="string">
            <text:p>CANDYMAN 1 - TERRORE DIETRO LO SPECCH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SE BERNARD</text:p>
          </table:table-cell>
          <table:table-cell table:style-name="ce3" office:value-type="string">
            <text:p>MADSEN VIRGINIA</text:p>
          </table:table-cell>
          <table:table-cell table:style-name="ce3" office:value-type="string">
            <text:p>TODD TONY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9321">
            <text:p>9321</text:p>
          </table:table-cell>
          <table:table-cell table:style-name="ce3" office:value-type="string">
            <text:p>ANTONIO ALBANESE IN "UOMO"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BANESE ANTONI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9322">
            <text:p>9322</text:p>
          </table:table-cell>
          <table:table-cell table:style-name="ce3" office:value-type="string">
            <text:p>ALADDI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9336">
            <text:p>9336</text:p>
          </table:table-cell>
          <table:table-cell table:style-name="ce3" office:value-type="string">
            <text:p>DRACULA DI BRAM STOKE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OPPOLA FRANCIS FORD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9346">
            <text:p>9346</text:p>
          </table:table-cell>
          <table:table-cell table:style-name="ce3" office:value-type="string">
            <text:p>I SIGNORI DELLA TRUFF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OBINSON PHIL ALDEN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9347">
            <text:p>9347</text:p>
          </table:table-cell>
          <table:table-cell table:style-name="ce3" office:value-type="string">
            <text:p>GLI OCCHI DEL DELIT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BINSON BRUCE</text:p>
          </table:table-cell>
          <table:table-cell table:style-name="ce3" office:value-type="string">
            <text:p>GARCIA ANDY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357">
            <text:p>9357</text:p>
          </table:table-cell>
          <table:table-cell table:style-name="ce3" office:value-type="string">
            <text:p>GLI SPIETATI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9372">
            <text:p>9372</text:p>
          </table:table-cell>
          <table:table-cell table:style-name="ce3" office:value-type="string">
            <text:p>FERNGULLY LE AVVENTURE DI ZAC E CRYST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ROYER BIL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374">
            <text:p>9374</text:p>
          </table:table-cell>
          <table:table-cell table:style-name="ce3" office:value-type="string">
            <text:p>UNIVERSAL SOLDIER - I NUOVI ERO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CAROLCO</text:p>
          </table:table-cell>
          <table:table-cell table:number-columns-repeated="249"/>
        </table:table-row>
        <table:table-row table:style-name="ro1">
          <table:table-cell table:style-name="ce2" office:value-type="float" office:value="9410">
            <text:p>9410</text:p>
          </table:table-cell>
          <table:table-cell table:style-name="ce3" office:value-type="string">
            <text:p>TRAPPOLA IN ALTO MA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9529">
            <text:p>9529</text:p>
          </table:table-cell>
          <table:table-cell table:style-name="ce3" office:value-type="string">
            <text:p>I CAVALIERI DELLO ZODIAC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555">
            <text:p>9555</text:p>
          </table:table-cell>
          <table:table-cell table:style-name="ce3" office:value-type="string">
            <text:p>EDDY E LA BANDA DEL SOLE LUMINOS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9557">
            <text:p>9557</text:p>
          </table:table-cell>
          <table:table-cell table:style-name="ce3" office:value-type="string">
            <text:p>STALINGRAD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VILSMAIER JOSEPH</text:p>
          </table:table-cell>
          <table:table-cell table:style-name="ce3" office:value-type="string">
            <text:p>HORWITZ DOMINIQUE</text:p>
          </table:table-cell>
          <table:table-cell table:style-name="ce3" office:value-type="string">
            <text:p>KRETSCHMANN THOMAS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9562">
            <text:p>9562</text:p>
          </table:table-cell>
          <table:table-cell table:style-name="ce3" office:value-type="string">
            <text:p>TARTARUGHE NINJA 3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GILLARD STUART</text:p>
          </table:table-cell>
          <table:table-cell table:style-name="ce3" office:value-type="string">
            <text:p>KOTEAS ELIAS</text:p>
          </table:table-cell>
          <table:table-cell table:style-name="ce3" office:value-type="string">
            <text:p>TURCO PAIG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595">
            <text:p>9595</text:p>
          </table:table-cell>
          <table:table-cell table:style-name="ce3" office:value-type="string">
            <text:p>TRAUM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RYDELL CHRISTOPHER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603">
            <text:p>9603</text:p>
          </table:table-cell>
          <table:table-cell table:style-name="ce3" office:value-type="string">
            <text:p>NOME IN CODICE NIN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9604">
            <text:p>9604</text:p>
          </table:table-cell>
          <table:table-cell table:style-name="ce3" office:value-type="string">
            <text:p>CYBORG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RICHTER DEBORAH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9605">
            <text:p>9605</text:p>
          </table:table-cell>
          <table:table-cell table:style-name="ce3" office:value-type="string">
            <text:p>HANOI HILTO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CHETWYND LIONEL</text:p>
          </table:table-cell>
          <table:table-cell table:style-name="ce3" office:value-type="string">
            <text:p>MORIARTY MICHAEL</text:p>
          </table:table-cell>
          <table:table-cell table:style-name="ce3" office:value-type="string">
            <text:p>JONES JEFFRE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9663">
            <text:p>9663</text:p>
          </table:table-cell>
          <table:table-cell table:style-name="ce3" office:value-type="string">
            <text:p>THE SEA WOLF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DERSON MICHAEL</text:p>
          </table:table-cell>
          <table:table-cell table:style-name="ce3" office:value-type="string">
            <text:p>BRONSON CHARLES</text:p>
          </table:table-cell>
          <table:table-cell table:style-name="ce3" office:value-type="string">
            <text:p>REEVE CHRISTOPHER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9667">
            <text:p>9667</text:p>
          </table:table-cell>
          <table:table-cell table:style-name="ce3" office:value-type="string">
            <text:p>BAGLIORI NEL BU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IEBERMAN ROBERT</text:p>
          </table:table-cell>
          <table:table-cell table:style-name="ce3" office:value-type="string">
            <text:p>PATRICK ROBERT</text:p>
          </table:table-cell>
          <table:table-cell table:style-name="ce3" office:value-type="string">
            <text:p>SWEENEY D.B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728">
            <text:p>9728</text:p>
          </table:table-cell>
          <table:table-cell table:style-name="ce3" office:value-type="string">
            <text:p>BLADE RUNNER DIRECTOR'S CU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9730">
            <text:p>9730</text:p>
          </table:table-cell>
          <table:table-cell table:style-name="ce3" office:value-type="string">
            <text:p>IL TEMPO DELLE MELE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INOTEAU CLAUDE</text:p>
          </table:table-cell>
          <table:table-cell table:style-name="ce3" office:value-type="string">
            <text:p>MARCEAU SOPHIE</text:p>
          </table:table-cell>
          <table:table-cell table:style-name="ce3" office:value-type="string">
            <text:p>BRASSEUR CLAUDE</text:p>
          </table:table-cell>
          <table:table-cell table:style-name="ce3" office:value-type="string">
            <text:p>SAN PAOLO</text:p>
          </table:table-cell>
          <table:table-cell table:number-columns-repeated="249"/>
        </table:table-row>
        <table:table-row table:style-name="ro1">
          <table:table-cell table:style-name="ce2" office:value-type="float" office:value="9745">
            <text:p>9745</text:p>
          </table:table-cell>
          <table:table-cell table:style-name="ce3" office:value-type="string">
            <text:p>LADY OSCA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DEMY JACQUES</text:p>
          </table:table-cell>
          <table:table-cell table:style-name="ce3" office:value-type="string">
            <text:p>MACCOLL CATRIONA</text:p>
          </table:table-cell>
          <table:table-cell table:style-name="ce3" office:value-type="string">
            <text:p>KENSIT PATSY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746">
            <text:p>9746</text:p>
          </table:table-cell>
          <table:table-cell table:style-name="ce3" office:value-type="string">
            <text:p>MACROS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AWAMORI SHOJ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748">
            <text:p>9748</text:p>
          </table:table-cell>
          <table:table-cell table:style-name="ce3" office:value-type="string">
            <text:p>APPLESEE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ATAYAMA KAZUYOSH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749">
            <text:p>9749</text:p>
          </table:table-cell>
          <table:table-cell table:style-name="ce3" office:value-type="string">
            <text:p>ROCKY <text:s/>JOE L'ULTIMO ROUN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EZAKI OSAMU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750">
            <text:p>9750</text:p>
          </table:table-cell>
          <table:table-cell table:style-name="ce3" office:value-type="string">
            <text:p>KAMASUTR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OZEKI MASAYUK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768">
            <text:p>9768</text:p>
          </table:table-cell>
          <table:table-cell table:style-name="ce3" office:value-type="string">
            <text:p>PASSENGER 57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OOKS KEVI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PAYNE BRUC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9773">
            <text:p>9773</text:p>
          </table:table-cell>
          <table:table-cell table:style-name="ce3" office:value-type="string">
            <text:p>DRAGON LA STORIA DI BRUCE LE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LEE JASON SCOTT</text:p>
          </table:table-cell>
          <table:table-cell table:style-name="ce3" office:value-type="string">
            <text:p>HOLLY LAURE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9815">
            <text:p>9815</text:p>
          </table:table-cell>
          <table:table-cell table:style-name="ce3" office:value-type="string">
            <text:p>VICINO ALLA FIN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GORDON KEITH</text:p>
          </table:table-cell>
          <table:table-cell table:style-name="ce3" office:value-type="string">
            <text:p>BERG PETER</text:p>
          </table:table-cell>
          <table:table-cell table:style-name="ce3" office:value-type="string">
            <text:p>DILLON KEVIN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9825">
            <text:p>9825</text:p>
          </table:table-cell>
          <table:table-cell table:style-name="ce3" office:value-type="string">
            <text:p>OR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BONZI FABIO</text:p>
          </table:table-cell>
          <table:table-cell table:style-name="ce3" office:value-type="string">
            <text:p>NERO FRANCO</text:p>
          </table:table-cell>
          <table:table-cell table:style-name="ce3" office:value-type="string">
            <text:p>BELVEDERE VITTORIA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9834">
            <text:p>9834</text:p>
          </table:table-cell>
          <table:table-cell table:style-name="ce3" office:value-type="string">
            <text:p>I TRE MOSCHETTIER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TURNER</text:p>
          </table:table-cell>
          <table:table-cell table:number-columns-repeated="249"/>
        </table:table-row>
        <table:table-row table:style-name="ro1">
          <table:table-cell table:style-name="ce2" office:value-type="float" office:value="9850">
            <text:p>9850</text:p>
          </table:table-cell>
          <table:table-cell table:style-name="ce3" office:value-type="string">
            <text:p>PATTO DI SANGU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CKFORD TAYLOR</text:p>
          </table:table-cell>
          <table:table-cell table:style-name="ce3" office:value-type="string">
            <text:p>BORREGO JESSE</text:p>
          </table:table-cell>
          <table:table-cell table:style-name="ce3" office:value-type="string">
            <text:p>BRATT BENJAMIN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9892">
            <text:p>9892</text:p>
          </table:table-cell>
          <table:table-cell table:style-name="ce3" office:value-type="string">
            <text:p>I GUASTATORI DELLE DIGH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NDERSON MICHAEL</text:p>
          </table:table-cell>
          <table:table-cell table:style-name="ce3" office:value-type="string">
            <text:p>JEANS URSULA</text:p>
          </table:table-cell>
          <table:table-cell table:style-name="ce3" office:value-type="string">
            <text:p>SYDNEY BASIL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9903">
            <text:p>9903</text:p>
          </table:table-cell>
          <table:table-cell table:style-name="ce3" office:value-type="string">
            <text:p>IL SOCIO - THE FIR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OLLACK SYDNEY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9913">
            <text:p>9913</text:p>
          </table:table-cell>
          <table:table-cell table:style-name="ce3" office:value-type="string">
            <text:p>TAZ MANIA 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9915">
            <text:p>9915</text:p>
          </table:table-cell>
          <table:table-cell table:style-name="ce3" office:value-type="string">
            <text:p>TAZ MANIA 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M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9916">
            <text:p>9916</text:p>
          </table:table-cell>
          <table:table-cell table:style-name="ce3" office:value-type="string">
            <text:p>MOLTO RUMORE PER NULL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RANAGH KENNETH</text:p>
          </table:table-cell>
          <table:table-cell table:style-name="ce3" office:value-type="string">
            <text:p>THOMPSON EMMA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9921">
            <text:p>9921</text:p>
          </table:table-cell>
          <table:table-cell table:style-name="ce3" office:value-type="string">
            <text:p>ROBOCOP 3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EKKER FRED</text:p>
          </table:table-cell>
          <table:table-cell table:style-name="ce3" office:value-type="string">
            <text:p>BURKE ROBERT</text:p>
          </table:table-cell>
          <table:table-cell table:style-name="ce3" office:value-type="string">
            <text:p>ALLEN NANC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9936">
            <text:p>9936</text:p>
          </table:table-cell>
          <table:table-cell table:style-name="ce3" office:value-type="string">
            <text:p>THE FOX AND THE HOUN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9988">
            <text:p>9988</text:p>
          </table:table-cell>
          <table:table-cell table:style-name="ce3" office:value-type="string">
            <text:p>LAST ACTION HE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O'BRIEN AUST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9990">
            <text:p>9990</text:p>
          </table:table-cell>
          <table:table-cell table:style-name="ce3" office:value-type="string">
            <text:p>CARLO MAGN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ONNER CLIVE</text:p>
          </table:table-cell>
          <table:table-cell table:style-name="ce3" office:value-type="string">
            <text:p>CAPOLICCHIO LINO</text:p>
          </table:table-cell>
          <table:table-cell table:style-name="ce3" office:value-type="string">
            <text:p>COSSO PIERRE</text:p>
          </table:table-cell>
          <table:table-cell table:style-name="ce3" office:value-type="string">
            <text:p>SAN PAOLO</text:p>
          </table:table-cell>
          <table:table-cell table:number-columns-repeated="249"/>
        </table:table-row>
        <table:table-row table:style-name="ro1">
          <table:table-cell table:style-name="ce2" office:value-type="float" office:value="9994">
            <text:p>9994</text:p>
          </table:table-cell>
          <table:table-cell table:style-name="ce3" office:value-type="string">
            <text:p>NINJA SCROLL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AWAJIRI YOSHIAK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000">
            <text:p>10000</text:p>
          </table:table-cell>
          <table:table-cell table:style-name="ce3" office:value-type="string">
            <text:p>LETTORE DVD PHILIPS MODELLO 730</text:p>
          </table:table-cell>
          <table:table-cell table:style-name="ce3" office:value-type="string">
            <text:p>Varie</text:p>
          </table:table-cell>
          <table:table-cell table:style-name="ce3" office:value-type="string">
            <text:p>HARDWAR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HILIPS</text:p>
          </table:table-cell>
          <table:table-cell table:number-columns-repeated="249"/>
        </table:table-row>
        <table:table-row table:style-name="ro1">
          <table:table-cell table:style-name="ce2" office:value-type="float" office:value="10015">
            <text:p>10015</text:p>
          </table:table-cell>
          <table:table-cell table:style-name="ce3" office:value-type="string">
            <text:p>IL FUGGITIV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LEE JONES TOMM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0018">
            <text:p>10018</text:p>
          </table:table-cell>
          <table:table-cell table:style-name="ce3" office:value-type="string">
            <text:p>CLIFFHANGER L'ULTIMA SFID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LITHGOW JOHN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025">
            <text:p>10025</text:p>
          </table:table-cell>
          <table:table-cell table:style-name="ce3" office:value-type="string">
            <text:p>SLIV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0031">
            <text:p>10031</text:p>
          </table:table-cell>
          <table:table-cell table:style-name="ce3" office:value-type="string">
            <text:p>SOL LEVAN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UFMAN PHILIP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051">
            <text:p>10051</text:p>
          </table:table-cell>
          <table:table-cell table:style-name="ce3" office:value-type="string">
            <text:p>DEMOLITION M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RAMBILLA MARCO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0052">
            <text:p>10052</text:p>
          </table:table-cell>
          <table:table-cell table:style-name="ce3" office:value-type="string">
            <text:p>MRS.DOUBTFIR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FIELD SALLY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060">
            <text:p>10060</text:p>
          </table:table-cell>
          <table:table-cell table:style-name="ce3" office:value-type="string">
            <text:p>TRIANGOLO D'ACCIAI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WESTON ERIC</text:p>
          </table:table-cell>
          <table:table-cell table:style-name="ce3" office:value-type="string">
            <text:p>BRIDGES BEAU</text:p>
          </table:table-cell>
          <table:table-cell table:style-name="ce3" office:value-type="string">
            <text:p>S.NGOR HAING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0094">
            <text:p>10094</text:p>
          </table:table-cell>
          <table:table-cell table:style-name="ce3" office:value-type="string">
            <text:p>LA META' OSCU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MERO GEORGE A.</text:p>
          </table:table-cell>
          <table:table-cell table:style-name="ce3" office:value-type="string">
            <text:p>HUTTON TIMOTHY</text:p>
          </table:table-cell>
          <table:table-cell table:style-name="ce3" office:value-type="string">
            <text:p>MADIGAN AMY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0112">
            <text:p>10112</text:p>
          </table:table-cell>
          <table:table-cell table:style-name="ce3" office:value-type="string">
            <text:p>SENZA TREGU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HENRIKSEN LANC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117">
            <text:p>10117</text:p>
          </table:table-cell>
          <table:table-cell table:style-name="ce3" office:value-type="string">
            <text:p>STAR TREK <text:s/>DEEP SPACE NI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RSON DAVID</text:p>
          </table:table-cell>
          <table:table-cell table:style-name="ce3" office:value-type="string">
            <text:p>BROOKS AVERY</text:p>
          </table:table-cell>
          <table:table-cell table:style-name="ce3" office:value-type="string">
            <text:p>AUBER JONOIS REN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0189">
            <text:p>10189</text:p>
          </table:table-cell>
          <table:table-cell table:style-name="ce3" office:value-type="string">
            <text:p>IN MEZZO SCORRE IL FIUM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SHEFFER CRAIG</text:p>
          </table:table-cell>
          <table:table-cell table:style-name="ce3" office:value-type="string">
            <text:p>PITT BRADD</text:p>
          </table:table-cell>
          <table:table-cell table:style-name="ce3" office:value-type="string">
            <text:p>PEN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194">
            <text:p>10194</text:p>
          </table:table-cell>
          <table:table-cell table:style-name="ce3" office:value-type="string">
            <text:p>TOPO GIGIO MIX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PEN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208">
            <text:p>10208</text:p>
          </table:table-cell>
          <table:table-cell table:style-name="ce3" office:value-type="string">
            <text:p>APPUNTAMENTO CON LA MOR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INNER MICHAEL</text:p>
          </table:table-cell>
          <table:table-cell table:style-name="ce3" office:value-type="string">
            <text:p>BACALL LAUREN</text:p>
          </table:table-cell>
          <table:table-cell table:style-name="ce3" office:value-type="string">
            <text:p>FISHER CARRI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0227">
            <text:p>10227</text:p>
          </table:table-cell>
          <table:table-cell table:style-name="ce3" office:value-type="string">
            <text:p>THE RETURN OF JAFA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0250">
            <text:p>10250</text:p>
          </table:table-cell>
          <table:table-cell table:style-name="ce3" office:value-type="string">
            <text:p>LUPIN III - IL CASTELLO DI CAGLIOSTR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EDEN</text:p>
          </table:table-cell>
          <table:table-cell table:number-columns-repeated="249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3" office:value-type="string">
            <text:p>LUPIN III - LA PIETRA DELLA SAGGEZZ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EDE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267">
            <text:p>10267</text:p>
          </table:table-cell>
          <table:table-cell table:style-name="ce3" office:value-type="string">
            <text:p>TESTE DI CO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ARRON STEVE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CURTIN JAN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0268">
            <text:p>10268</text:p>
          </table:table-cell>
          <table:table-cell table:style-name="ce3" office:value-type="string">
            <text:p>2007 ODISSEA NEGLI ABISS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ERSHNER IRVIN</text:p>
          </table:table-cell>
          <table:table-cell table:style-name="ce3" office:value-type="string">
            <text:p>SCHEIDER ROY</text:p>
          </table:table-cell>
          <table:table-cell table:style-name="ce3" office:value-type="string">
            <text:p>BEACHAM STEPHAN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279">
            <text:p>10279</text:p>
          </table:table-cell>
          <table:table-cell table:style-name="ce3" office:value-type="string">
            <text:p>POSSE 1 - LA LEGGENDA DI JESSIE LE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GANT RICHARD</text:p>
          </table:table-cell>
          <table:table-cell table:style-name="ce3" office:value-type="string">
            <text:p>ISTITUTO LUCE</text:p>
          </table:table-cell>
          <table:table-cell table:number-columns-repeated="249"/>
        </table:table-row>
        <table:table-row table:style-name="ro1">
          <table:table-cell table:style-name="ce2" office:value-type="float" office:value="10280">
            <text:p>10280</text:p>
          </table:table-cell>
          <table:table-cell table:style-name="ce3" office:value-type="string">
            <text:p>GERONIM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YOUNG ROGER</text:p>
          </table:table-cell>
          <table:table-cell table:style-name="ce3" office:value-type="string">
            <text:p>RUNNINGFOX JOSEPH</text:p>
          </table:table-cell>
          <table:table-cell table:style-name="ce3" office:value-type="string">
            <text:p>RAMUS NICK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295">
            <text:p>10295</text:p>
          </table:table-cell>
          <table:table-cell table:style-name="ce3" office:value-type="string">
            <text:p>SISTER ACT 2 PIU SVITATA CHE MA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UKE BILL</text:p>
          </table:table-cell>
          <table:table-cell table:style-name="ce3" office:value-type="string">
            <text:p>GOLDBERG WHOOPI</text:p>
          </table:table-cell>
          <table:table-cell table:style-name="ce3" office:value-type="string">
            <text:p>NAJIMY KATHY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0299">
            <text:p>10299</text:p>
          </table:table-cell>
          <table:table-cell table:style-name="ce3" office:value-type="string">
            <text:p>L'OMBRA DEL LUP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ORFMANN JACQUES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PHILLIPS LOU DIAMOND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0300">
            <text:p>10300</text:p>
          </table:table-cell>
          <table:table-cell table:style-name="ce3" office:value-type="string">
            <text:p>EL MARIACH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GALLARDO CARLOS</text:p>
          </table:table-cell>
          <table:table-cell table:style-name="ce3" office:value-type="string">
            <text:p>GOMEZ CONSUELO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0321">
            <text:p>10321</text:p>
          </table:table-cell>
          <table:table-cell table:style-name="ce3" office:value-type="string">
            <text:p>BATMAN - LA MASCHERA DEL FANTASM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0323">
            <text:p>10323</text:p>
          </table:table-cell>
          <table:table-cell table:style-name="ce3" office:value-type="string">
            <text:p>CARO DIARI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ORETTI NANNI</text:p>
          </table:table-cell>
          <table:table-cell table:style-name="ce3" office:value-type="string">
            <text:p>CARPENTIERI RENATO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324">
            <text:p>10324</text:p>
          </table:table-cell>
          <table:table-cell table:style-name="ce3" office:value-type="string">
            <text:p>DIEN BIEN PHU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CHOENDOERFFER PIERRE</text:p>
          </table:table-cell>
          <table:table-cell table:style-name="ce3" office:value-type="string">
            <text:p>PLEASANCE DONALD</text:p>
          </table:table-cell>
          <table:table-cell table:style-name="ce3" office:value-type="string">
            <text:p>MIKAEL LUDMILA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337">
            <text:p>10337</text:p>
          </table:table-cell>
          <table:table-cell table:style-name="ce3" office:value-type="string">
            <text:p>C'ERA UNA VOLTA NELLA FOREST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ROSVENOR CHARLE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341">
            <text:p>10341</text:p>
          </table:table-cell>
          <table:table-cell table:style-name="ce3" office:value-type="string">
            <text:p>TIMESCAP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WOHY DAVID N.</text:p>
          </table:table-cell>
          <table:table-cell table:style-name="ce3" office:value-type="string">
            <text:p>DANIELS JEFF</text:p>
          </table:table-cell>
          <table:table-cell table:style-name="ce3"/>
          <table:table-cell table:style-name="ce3" office:value-type="string">
            <text:p>PENTA</text:p>
          </table:table-cell>
          <table:table-cell table:number-columns-repeated="249"/>
        </table:table-row>
        <table:table-row table:style-name="ro1">
          <table:table-cell table:style-name="ce2" office:value-type="float" office:value="10348">
            <text:p>10348</text:p>
          </table:table-cell>
          <table:table-cell table:style-name="ce3" office:value-type="string">
            <text:p>MIA E' LA VENDETT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VI ALAN J.</text:p>
          </table:table-cell>
          <table:table-cell table:style-name="ce3" office:value-type="string">
            <text:p>DERN BRUCE</text:p>
          </table:table-cell>
          <table:table-cell table:style-name="ce3" office:value-type="string">
            <text:p>IRONSIDE MICHAE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382">
            <text:p>10382</text:p>
          </table:table-cell>
          <table:table-cell table:style-name="ce3" office:value-type="string">
            <text:p>JURASSIC PARK 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DERN LAURA</text:p>
          </table:table-cell>
          <table:table-cell table:style-name="ce3" office:value-type="string">
            <text:p>NEIL SA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383">
            <text:p>10383</text:p>
          </table:table-cell>
          <table:table-cell table:style-name="ce3" office:value-type="string">
            <text:p>WE'RE BACK! 4 DINOSAURI A NEW YORK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ZONDAG DICK &amp; RALPH ETC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410">
            <text:p>10410</text:p>
          </table:table-cell>
          <table:table-cell table:style-name="ce3" office:value-type="string">
            <text:p>GETAWA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ALDSON ROGER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445">
            <text:p>10445</text:p>
          </table:table-cell>
          <table:table-cell table:style-name="ce3" office:value-type="string">
            <text:p>GRANO ROSSO SANGUE II IL SACRIFICIO FIN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.</text:p>
          </table:table-cell>
          <table:table-cell table:style-name="ce3" office:value-type="string">
            <text:p>KNOX TERENC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VIDEORAI</text:p>
          </table:table-cell>
          <table:table-cell table:number-columns-repeated="249"/>
        </table:table-row>
        <table:table-row table:style-name="ro1">
          <table:table-cell table:style-name="ce2" office:value-type="float" office:value="10446">
            <text:p>10446</text:p>
          </table:table-cell>
          <table:table-cell table:style-name="ce3" office:value-type="string">
            <text:p>SUPER MARIO BROS ( THE MOVIE 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ORTON ROCKY &amp; JANKEL AN</text:p>
          </table:table-cell>
          <table:table-cell table:style-name="ce3" office:value-type="string">
            <text:p>HOSKINS BOB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LIFE</text:p>
          </table:table-cell>
          <table:table-cell table:number-columns-repeated="249"/>
        </table:table-row>
        <table:table-row table:style-name="ro1">
          <table:table-cell table:style-name="ce2" office:value-type="float" office:value="10453">
            <text:p>10453</text:p>
          </table:table-cell>
          <table:table-cell table:style-name="ce3" office:value-type="string">
            <text:p>GETTYSBURG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F.MAXWELL RONALD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456">
            <text:p>10456</text:p>
          </table:table-cell>
          <table:table-cell table:style-name="ce3" office:value-type="string">
            <text:p>DELLAMORTE DELLAMO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OAVI MICHELE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FALCHI ANNA</text:p>
          </table:table-cell>
          <table:table-cell table:style-name="ce3" office:value-type="string">
            <text:p>PEN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463">
            <text:p>10463</text:p>
          </table:table-cell>
          <table:table-cell table:style-name="ce3" office:value-type="string">
            <text:p>L'OMBRA DELLO SCORPI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RRIS MICK</text:p>
          </table:table-cell>
          <table:table-cell table:style-name="ce3" office:value-type="string">
            <text:p>SINISE GARY</text:p>
          </table:table-cell>
          <table:table-cell table:style-name="ce3" office:value-type="string">
            <text:p>RINGWALD MOLL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465">
            <text:p>10465</text:p>
          </table:table-cell>
          <table:table-cell table:style-name="ce3" office:value-type="string">
            <text:p>BATMAN VOL.1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IRKLAND BOY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466">
            <text:p>10466</text:p>
          </table:table-cell>
          <table:table-cell table:style-name="ce3" office:value-type="string">
            <text:p>BATMAN VOL.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467">
            <text:p>10467</text:p>
          </table:table-cell>
          <table:table-cell table:style-name="ce3" office:value-type="string">
            <text:p>BATMAN VOL.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468">
            <text:p>10468</text:p>
          </table:table-cell>
          <table:table-cell table:style-name="ce3" office:value-type="string">
            <text:p>RAPA NU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EYNOLDS KEVIN</text:p>
          </table:table-cell>
          <table:table-cell table:style-name="ce3" office:value-type="string">
            <text:p>SCOTT LEE JASON</text:p>
          </table:table-cell>
          <table:table-cell table:style-name="ce3" office:value-type="string">
            <text:p>MORALES ESAI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472">
            <text:p>10472</text:p>
          </table:table-cell>
          <table:table-cell table:style-name="ce3" office:value-type="string">
            <text:p>PICCOLO NEM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ATA MASAMI &amp; HURTZ W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479">
            <text:p>10479</text:p>
          </table:table-cell>
          <table:table-cell table:style-name="ce3" office:value-type="string">
            <text:p>ANNO 2237 : PRIGIONIERI DELL'EDE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ETZGER ALAN</text:p>
          </table:table-cell>
          <table:table-cell table:style-name="ce3" office:value-type="string">
            <text:p>BALDWIN STEPHEN</text:p>
          </table:table-cell>
          <table:table-cell table:style-name="ce3"/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482">
            <text:p>10482</text:p>
          </table:table-cell>
          <table:table-cell table:style-name="ce3" office:value-type="string">
            <text:p>WIND PIU' FORTE DEL VENT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ALLARD CARROL</text:p>
          </table:table-cell>
          <table:table-cell table:style-name="ce3" office:value-type="string">
            <text:p>MODINE MATTHEW</text:p>
          </table:table-cell>
          <table:table-cell table:style-name="ce3" office:value-type="string">
            <text:p>GREY JENNIFER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549">
            <text:p>10549</text:p>
          </table:table-cell>
          <table:table-cell table:style-name="ce3" office:value-type="string">
            <text:p>CARLITO'S WA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550">
            <text:p>10550</text:p>
          </table:table-cell>
          <table:table-cell table:style-name="ce3" office:value-type="string">
            <text:p>TOM E JERRY IL FILM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OMAN PHI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556">
            <text:p>10556</text:p>
          </table:table-cell>
          <table:table-cell table:style-name="ce3" office:value-type="string">
            <text:p>CHI NON SALTA BIANCO E'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ELTON RO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HARRELSON WOODY</text:p>
          </table:table-cell>
          <table:table-cell table:style-name="ce3" office:value-type="string">
            <text:p>PENTA</text:p>
          </table:table-cell>
          <table:table-cell table:number-columns-repeated="249"/>
        </table:table-row>
        <table:table-row table:style-name="ro1">
          <table:table-cell table:style-name="ce2" office:value-type="float" office:value="10572">
            <text:p>10572</text:p>
          </table:table-cell>
          <table:table-cell table:style-name="ce3" office:value-type="string">
            <text:p>DEMOLITION MA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RAMBILLA MARCO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586">
            <text:p>10586</text:p>
          </table:table-cell>
          <table:table-cell table:style-name="ce3" office:value-type="string">
            <text:p>PHILADELPHIA EXPERIMENT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ORNWELL STEPHEN</text:p>
          </table:table-cell>
          <table:table-cell table:style-name="ce3" office:value-type="string">
            <text:p>JOHNSON BRAD</text:p>
          </table:table-cell>
          <table:table-cell table:style-name="ce3"/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0592">
            <text:p>10592</text:p>
          </table:table-cell>
          <table:table-cell table:style-name="ce3" office:value-type="string">
            <text:p>TEKWAR 2 - TEKLORD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LOOMFIELD GEORGE</text:p>
          </table:table-cell>
          <table:table-cell table:style-name="ce3" office:value-type="string">
            <text:p>EVIGAN GREG</text:p>
          </table:table-cell>
          <table:table-cell table:style-name="ce3" office:value-type="string">
            <text:p>CLARK EUGE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637">
            <text:p>10637</text:p>
          </table:table-cell>
          <table:table-cell table:style-name="ce3" office:value-type="string">
            <text:p>TOMBSTON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OSMATOS GEORGE P.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638">
            <text:p>10638</text:p>
          </table:table-cell>
          <table:table-cell table:style-name="ce3" office:value-type="string">
            <text:p>FANTOZZI VA IN PARADI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VUKOTIC MILE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668">
            <text:p>10668</text:p>
          </table:table-cell>
          <table:table-cell table:style-name="ce3" office:value-type="string">
            <text:p>X-MEN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0669">
            <text:p>10669</text:p>
          </table:table-cell>
          <table:table-cell table:style-name="ce3" office:value-type="string">
            <text:p>IL RAPPORTO PELICA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KULA ALAN J.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0670">
            <text:p>10670</text:p>
          </table:table-cell>
          <table:table-cell table:style-name="ce3" office:value-type="string">
            <text:p>FREE WILLY 1 UN AMICO DA SALVAR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WINCER SIMON</text:p>
          </table:table-cell>
          <table:table-cell table:style-name="ce3" office:value-type="string">
            <text:p>RICHTER JASON JAMES</text:p>
          </table:table-cell>
          <table:table-cell table:style-name="ce3" office:value-type="string">
            <text:p>PETTY LORI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0675">
            <text:p>10675</text:p>
          </table:table-cell>
          <table:table-cell table:style-name="ce3" office:value-type="string">
            <text:p>IMPATTO IMMINEN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ERRINGTON ROWD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PARKER SARAH JESSICA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0748">
            <text:p>10748</text:p>
          </table:table-cell>
          <table:table-cell table:style-name="ce3" office:value-type="string">
            <text:p>IL GIARDINO SEGRET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OLLAND AGNIEZSKA</text:p>
          </table:table-cell>
          <table:table-cell table:style-name="ce3" office:value-type="string">
            <text:p>MABERLY KATE</text:p>
          </table:table-cell>
          <table:table-cell table:style-name="ce3" office:value-type="string">
            <text:p>PRWOSE HEYDO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756">
            <text:p>10756</text:p>
          </table:table-cell>
          <table:table-cell table:style-name="ce3" office:value-type="string">
            <text:p>ONE SHOT ONE KILL - A COLPO SICUR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LOSA LOUIS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ZANE BILL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0832">
            <text:p>10832</text:p>
          </table:table-cell>
          <table:table-cell table:style-name="ce3" office:value-type="string">
            <text:p>THUMBELIN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0833">
            <text:p>10833</text:p>
          </table:table-cell>
          <table:table-cell table:style-name="ce3" office:value-type="string">
            <text:p>SPEED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0834">
            <text:p>10834</text:p>
          </table:table-cell>
          <table:table-cell table:style-name="ce3" office:value-type="string">
            <text:p>THE FLINTSTON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VANT BRIAN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MORANIS RICK</text:p>
          </table:table-cell>
          <table:table-cell table:style-name="ce3" office:value-type="string">
            <text:p>MCA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0859">
            <text:p>10859</text:p>
          </table:table-cell>
          <table:table-cell table:style-name="ce3" office:value-type="string">
            <text:p>KILLER MACHI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ALALAY RACHEL</text:p>
          </table:table-cell>
          <table:table-cell table:style-name="ce3" office:value-type="string">
            <text:p>ALLEN KAREN</text:p>
          </table:table-cell>
          <table:table-cell table:style-name="ce3" office:value-type="string">
            <text:p>MULKEY CHRIS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0890">
            <text:p>10890</text:p>
          </table:table-cell>
          <table:table-cell table:style-name="ce3" office:value-type="string">
            <text:p>ROLLERBLADES SULLE ALI DEL VENT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MCDERMOTT SHANE</text:p>
          </table:table-cell>
          <table:table-cell table:style-name="ce3" office:value-type="string">
            <text:p>GREEN SETH</text:p>
          </table:table-cell>
          <table:table-cell table:style-name="ce3" office:value-type="string">
            <text:p>PANARECORD</text:p>
          </table:table-cell>
          <table:table-cell table:number-columns-repeated="249"/>
        </table:table-row>
        <table:table-row table:style-name="ro1">
          <table:table-cell table:style-name="ce2" office:value-type="float" office:value="10958">
            <text:p>10958</text:p>
          </table:table-cell>
          <table:table-cell table:style-name="ce3" office:value-type="string">
            <text:p>JACK COLPO DI FULMIN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WINCER SIMON</text:p>
          </table:table-cell>
          <table:table-cell table:style-name="ce3" office:value-type="string">
            <text:p>HOGAN PAUL</text:p>
          </table:table-cell>
          <table:table-cell table:style-name="ce3" office:value-type="string">
            <text:p>COOTE GREG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0960">
            <text:p>10960</text:p>
          </table:table-cell>
          <table:table-cell table:style-name="ce3" office:value-type="string">
            <text:p>I TRE PORCELLIN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VO FILM</text:p>
          </table:table-cell>
          <table:table-cell table:number-columns-repeated="249"/>
        </table:table-row>
        <table:table-row table:style-name="ro1">
          <table:table-cell table:style-name="ce2" office:value-type="float" office:value="10962">
            <text:p>10962</text:p>
          </table:table-cell>
          <table:table-cell table:style-name="ce3" office:value-type="string">
            <text:p>UFO ALLARME ROSSO...ATTACCO ALLA TERRA!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RAY BARRY</text:p>
          </table:table-cell>
          <table:table-cell table:style-name="ce3" office:value-type="string">
            <text:p>BISHOP ED</text:p>
          </table:table-cell>
          <table:table-cell table:style-name="ce3" office:value-type="string">
            <text:p>BILLINGTON MIKE</text:p>
          </table:table-cell>
          <table:table-cell table:style-name="ce3" office:value-type="string">
            <text:p>AVOFILM</text:p>
          </table:table-cell>
          <table:table-cell table:number-columns-repeated="249"/>
        </table:table-row>
        <table:table-row table:style-name="ro1">
          <table:table-cell table:style-name="ce2" office:value-type="float" office:value="10963">
            <text:p>10963</text:p>
          </table:table-cell>
          <table:table-cell table:style-name="ce3" office:value-type="string">
            <text:p>UFO DISTRUGGETE BASE LUN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URNER LAXIE</text:p>
          </table:table-cell>
          <table:table-cell table:style-name="ce3" office:value-type="string">
            <text:p>BISHOP ED</text:p>
          </table:table-cell>
          <table:table-cell table:style-name="ce3" office:value-type="string">
            <text:p>NEVE SUZANNE</text:p>
          </table:table-cell>
          <table:table-cell table:style-name="ce3" office:value-type="string">
            <text:p>AVO FILM</text:p>
          </table:table-cell>
          <table:table-cell table:number-columns-repeated="249"/>
        </table:table-row>
        <table:table-row table:style-name="ro1">
          <table:table-cell table:style-name="ce2" office:value-type="float" office:value="10974">
            <text:p>10974</text:p>
          </table:table-cell>
          <table:table-cell table:style-name="ce3" office:value-type="string">
            <text:p>COSE PREZIOS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ESTON FRASER C.</text:p>
          </table:table-cell>
          <table:table-cell table:style-name="ce3" office:value-type="string">
            <text:p>VON SIDOW MAX</text:p>
          </table:table-cell>
          <table:table-cell table:style-name="ce3" office:value-type="string">
            <text:p>HARRIS ED</text:p>
          </table:table-cell>
          <table:table-cell table:style-name="ce3" office:value-type="string">
            <text:p>PENTA</text:p>
          </table:table-cell>
          <table:table-cell table:number-columns-repeated="249"/>
        </table:table-row>
        <table:table-row table:style-name="ro1">
          <table:table-cell table:style-name="ce2" office:value-type="float" office:value="10981">
            <text:p>10981</text:p>
          </table:table-cell>
          <table:table-cell table:style-name="ce3" office:value-type="string">
            <text:p>GERONIM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DUVALL ROBERT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1010">
            <text:p>11010</text:p>
          </table:table-cell>
          <table:table-cell table:style-name="ce3" office:value-type="string">
            <text:p>BABY BIRBA UN GIORNO IN LIBERTA'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OHNSON PATRICK READ</text:p>
          </table:table-cell>
          <table:table-cell table:style-name="ce3" office:value-type="string">
            <text:p>MANTEGNA JOE</text:p>
          </table:table-cell>
          <table:table-cell table:style-name="ce3" office:value-type="string">
            <text:p>FLYNN BOYLE LARA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013">
            <text:p>11013</text:p>
          </table:table-cell>
          <table:table-cell table:style-name="ce3" office:value-type="string">
            <text:p>CONFESSIONS OF A SERIAL KILL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LAIR MARK</text:p>
          </table:table-cell>
          <table:table-cell table:style-name="ce3" office:value-type="string">
            <text:p>A BURNS ROBERT</text:p>
          </table:table-cell>
          <table:table-cell table:style-name="ce3" office:value-type="string">
            <text:p>HILL DENN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1038">
            <text:p>11038</text:p>
          </table:table-cell>
          <table:table-cell table:style-name="ce3" office:value-type="string">
            <text:p>UNA PALLOTTOLA SPUNTATA 33 1/3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EGAL PETER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PRESLEY PRISCILL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092">
            <text:p>11092</text:p>
          </table:table-cell>
          <table:table-cell table:style-name="ce3" office:value-type="string">
            <text:p>RITORNO A OZ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VOFILM</text:p>
          </table:table-cell>
          <table:table-cell table:number-columns-repeated="249"/>
        </table:table-row>
        <table:table-row table:style-name="ro1">
          <table:table-cell table:style-name="ce2" office:value-type="float" office:value="11112">
            <text:p>11112</text:p>
          </table:table-cell>
          <table:table-cell table:style-name="ce3" office:value-type="string">
            <text:p>THE MASK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USSELL CHARLES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RIEGERT PETER</text:p>
          </table:table-cell>
          <table:table-cell table:style-name="ce3" office:value-type="string">
            <text:p>TURNER HOME ENTERTAINMEN</text:p>
          </table:table-cell>
          <table:table-cell table:number-columns-repeated="249"/>
        </table:table-row>
        <table:table-row table:style-name="ro1">
          <table:table-cell table:style-name="ce2" office:value-type="float" office:value="11118">
            <text:p>11118</text:p>
          </table:table-cell>
          <table:table-cell table:style-name="ce3" office:value-type="string">
            <text:p>POLLYANN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BIM BUM B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119">
            <text:p>11119</text:p>
          </table:table-cell>
          <table:table-cell table:style-name="ce3" office:value-type="string">
            <text:p>ACE VENTURA <text:s/>L'ACCHIAPPANIMAL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YOUNG SEA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1134">
            <text:p>11134</text:p>
          </table:table-cell>
          <table:table-cell table:style-name="ce3" office:value-type="string">
            <text:p>TEXAS L'ULTIMA FRONTIER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ANG RICHARD</text:p>
          </table:table-cell>
          <table:table-cell table:style-name="ce3" office:value-type="string">
            <text:p>DUFFY PATRICK</text:p>
          </table:table-cell>
          <table:table-cell table:style-name="ce3" office:value-type="string">
            <text:p>KEACH STACY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161">
            <text:p>11161</text:p>
          </table:table-cell>
          <table:table-cell table:style-name="ce3" office:value-type="string">
            <text:p>BACKBEAT "TUTTI HANNO BISOGNO D'AMORE"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OFTLEY IAIN</text:p>
          </table:table-cell>
          <table:table-cell table:style-name="ce3" office:value-type="string">
            <text:p>HART IAN</text:p>
          </table:table-cell>
          <table:table-cell table:style-name="ce3" office:value-type="string">
            <text:p>BAKEWELL GARY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1182">
            <text:p>11182</text:p>
          </table:table-cell>
          <table:table-cell table:style-name="ce3" office:value-type="string">
            <text:p>BASTA VINCERE - BLUE CHIP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O'NEAL SHAQUILL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188">
            <text:p>11188</text:p>
          </table:table-cell>
          <table:table-cell table:style-name="ce3" office:value-type="string">
            <text:p>STAR TREK <text:s/>NEXT G. L'ATTACCO DEI BORG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LE CLIFF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189">
            <text:p>11189</text:p>
          </table:table-cell>
          <table:table-cell table:style-name="ce3" office:value-type="string">
            <text:p>IL COLORE DELLA NOT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USH RICHARD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MARCH JAN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1190">
            <text:p>11190</text:p>
          </table:table-cell>
          <table:table-cell table:style-name="ce3" office:value-type="string">
            <text:p>LE NUOVE COMICH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POZZETTO RENAT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1209">
            <text:p>11209</text:p>
          </table:table-cell>
          <table:table-cell table:style-name="ce3" office:value-type="string">
            <text:p>THE LION KING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1210">
            <text:p>11210</text:p>
          </table:table-cell>
          <table:table-cell table:style-name="ce3" office:value-type="string">
            <text:p>IL CORVO - THE CROW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ROYAS ALEX</text:p>
          </table:table-cell>
          <table:table-cell table:style-name="ce3" office:value-type="string">
            <text:p>LEE BRANDON</text:p>
          </table:table-cell>
          <table:table-cell table:style-name="ce3" office:value-type="string">
            <text:p>WINCOTT MICHAEL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211">
            <text:p>11211</text:p>
          </table:table-cell>
          <table:table-cell table:style-name="ce3" office:value-type="string">
            <text:p>DRAGON LORD - I DUE CUGINI</text:p>
          </table:table-cell>
          <table:table-cell table:style-name="ce3" office:value-type="string">
            <text:p>Azione</text:p>
          </table:table-cell>
          <table:table-cell table:number-columns-repeated="2" table:style-name="ce3" office:value-type="string">
            <text:p>CHAN JACKIE</text:p>
          </table:table-cell>
          <table:table-cell table:style-name="ce3" office:value-type="string">
            <text:p>CHEN MARS</text:p>
          </table:table-cell>
          <table:table-cell table:style-name="ce3" office:value-type="string">
            <text:p>SIRIO</text:p>
          </table:table-cell>
          <table:table-cell table:number-columns-repeated="249"/>
        </table:table-row>
        <table:table-row table:style-name="ro1">
          <table:table-cell table:style-name="ce2" office:value-type="float" office:value="11212">
            <text:p>11212</text:p>
          </table:table-cell>
          <table:table-cell table:style-name="ce3" office:value-type="string">
            <text:p>IL MISTERO DEL CONTE LOBO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SIRIO</text:p>
          </table:table-cell>
          <table:table-cell table:number-columns-repeated="249"/>
        </table:table-row>
        <table:table-row table:style-name="ro1">
          <table:table-cell table:style-name="ce2" office:value-type="float" office:value="11213">
            <text:p>11213</text:p>
          </table:table-cell>
          <table:table-cell table:style-name="ce3" office:value-type="string">
            <text:p>MY LUCKY STAR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SIRIO</text:p>
          </table:table-cell>
          <table:table-cell table:number-columns-repeated="249"/>
        </table:table-row>
        <table:table-row table:style-name="ro1">
          <table:table-cell table:style-name="ce2" office:value-type="float" office:value="11214">
            <text:p>11214</text:p>
          </table:table-cell>
          <table:table-cell table:style-name="ce3" office:value-type="string">
            <text:p>OPERAZIONE PIRATI</text:p>
          </table:table-cell>
          <table:table-cell table:style-name="ce3" office:value-type="string">
            <text:p>Azione</text:p>
          </table:table-cell>
          <table:table-cell table:number-columns-repeated="2" table:style-name="ce3" office:value-type="string">
            <text:p>CHAN JACKI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SIRIO</text:p>
          </table:table-cell>
          <table:table-cell table:number-columns-repeated="249"/>
        </table:table-row>
        <table:table-row table:style-name="ro1">
          <table:table-cell table:style-name="ce2" office:value-type="float" office:value="11315">
            <text:p>11315</text:p>
          </table:table-cell>
          <table:table-cell table:style-name="ce3" office:value-type="string">
            <text:p>FREAKED - SGORB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TERN E WINTER</text:p>
          </table:table-cell>
          <table:table-cell table:style-name="ce3" office:value-type="string">
            <text:p>WINTER ALEX</text:p>
          </table:table-cell>
          <table:table-cell table:style-name="ce3" office:value-type="string">
            <text:p>SHIELDS BROOKE</text:p>
          </table:table-cell>
          <table:table-cell table:style-name="ce3" office:value-type="string">
            <text:p>CLEMI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324">
            <text:p>11324</text:p>
          </table:table-cell>
          <table:table-cell table:style-name="ce3" office:value-type="string">
            <text:p>LA VIA DI KLING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LE E CARSON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351">
            <text:p>11351</text:p>
          </table:table-cell>
          <table:table-cell table:style-name="ce3" office:value-type="string">
            <text:p>TRUE LIE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MEON JAMES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LEE CURTIS JAMI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359">
            <text:p>11359</text:p>
          </table:table-cell>
          <table:table-cell table:style-name="ce3" office:value-type="string">
            <text:p>ASTERIX E CLEOPATR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OSCINNY E UDERZ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360">
            <text:p>11360</text:p>
          </table:table-cell>
          <table:table-cell table:style-name="ce3" office:value-type="string">
            <text:p>ASTERIX E LE DODICI FATICH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OSCINNY E UDERZ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371">
            <text:p>11371</text:p>
          </table:table-cell>
          <table:table-cell table:style-name="ce3" office:value-type="string">
            <text:p>GIUSEPP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YOUNG ROGER</text:p>
          </table:table-cell>
          <table:table-cell table:style-name="ce3" office:value-type="string">
            <text:p>MERCURIO PAUL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SAN PAOLO</text:p>
          </table:table-cell>
          <table:table-cell table:number-columns-repeated="249"/>
        </table:table-row>
        <table:table-row table:style-name="ro1">
          <table:table-cell table:style-name="ce2" office:value-type="float" office:value="11372">
            <text:p>11372</text:p>
          </table:table-cell>
          <table:table-cell table:style-name="ce3" office:value-type="string">
            <text:p>WOLF - LA BELVA E' FUOR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NICHOLS MIKE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1390">
            <text:p>11390</text:p>
          </table:table-cell>
          <table:table-cell table:style-name="ce3" office:value-type="string">
            <text:p>PICCOLE DONN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BIM BUM B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403">
            <text:p>11403</text:p>
          </table:table-cell>
          <table:table-cell table:style-name="ce3" office:value-type="string">
            <text:p>FRAGOLA E CIOCCOLA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EA/TABIO</text:p>
          </table:table-cell>
          <table:table-cell table:style-name="ce3" office:value-type="string">
            <text:p>PERUGORRIA JORGE</text:p>
          </table:table-cell>
          <table:table-cell table:style-name="ce3" office:value-type="string">
            <text:p>CRUZ VLADIMIR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1412">
            <text:p>11412</text:p>
          </table:table-cell>
          <table:table-cell table:style-name="ce3" office:value-type="string">
            <text:p>THE LANGOLIER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LLAND TOM</text:p>
          </table:table-cell>
          <table:table-cell table:style-name="ce3" office:value-type="string">
            <text:p>WETTIG PATRICIA</text:p>
          </table:table-cell>
          <table:table-cell table:style-name="ce3" office:value-type="string">
            <text:p>STOCKWELL DEAN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433">
            <text:p>11433</text:p>
          </table:table-cell>
          <table:table-cell table:style-name="ce3" office:value-type="string">
            <text:p>PULP FICTI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1451">
            <text:p>11451</text:p>
          </table:table-cell>
          <table:table-cell table:style-name="ce3" office:value-type="string">
            <text:p>SPEE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BONT JAN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FO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460">
            <text:p>11460</text:p>
          </table:table-cell>
          <table:table-cell table:style-name="ce3" office:value-type="string">
            <text:p>MAVERICK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FOSTER JODIE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1533">
            <text:p>11533</text:p>
          </table:table-cell>
          <table:table-cell table:style-name="ce3" office:value-type="string">
            <text:p>OCCHI NELLE TENEB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QUINN AIDAN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580">
            <text:p>11580</text:p>
          </table:table-cell>
          <table:table-cell table:style-name="ce3" office:value-type="string">
            <text:p>STAR TREK <text:s/>NEXT G. VIAGGIO NEL TEMP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ANDAU LES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581">
            <text:p>11581</text:p>
          </table:table-cell>
          <table:table-cell table:style-name="ce3" office:value-type="string">
            <text:p>IL FAGIOLO MAGIC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DAVIS MICHAEL PAUL</text:p>
          </table:table-cell>
          <table:table-cell table:style-name="ce3" office:value-type="string">
            <text:p>DANIELS J.D.</text:p>
          </table:table-cell>
          <table:table-cell table:style-name="ce3" office:value-type="string">
            <text:p>STOCK-POYNTON AM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587">
            <text:p>11587</text:p>
          </table:table-cell>
          <table:table-cell table:style-name="ce3" office:value-type="string">
            <text:p>MIRACOLO ITALIA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LDOINI ENRICO</text:p>
          </table:table-cell>
          <table:table-cell table:style-name="ce3" office:value-type="string">
            <text:p>GREGIO EZIO</text:p>
          </table:table-cell>
          <table:table-cell table:style-name="ce3" office:value-type="string">
            <text:p>POZZETTO RENAT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1608">
            <text:p>11608</text:p>
          </table:table-cell>
          <table:table-cell table:style-name="ce3" office:value-type="string">
            <text:p>STARGAT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TRI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1649">
            <text:p>11649</text:p>
          </table:table-cell>
          <table:table-cell table:style-name="ce3" office:value-type="string">
            <text:p>CLERKS - COMMESS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MITH KEVIN</text:p>
          </table:table-cell>
          <table:table-cell table:style-name="ce3" office:value-type="string">
            <text:p>O'HALLORAN BRIAN</text:p>
          </table:table-cell>
          <table:table-cell table:style-name="ce3" office:value-type="string">
            <text:p>ANDERSON JEFF</text:p>
          </table:table-cell>
          <table:table-cell table:style-name="ce3" office:value-type="string">
            <text:p>POLYGR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651">
            <text:p>11651</text:p>
          </table:table-cell>
          <table:table-cell table:style-name="ce3" office:value-type="string">
            <text:p>GENESI LA CREAZIONE E IL DILUVI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OLMI ERMANNO</text:p>
          </table:table-cell>
          <table:table-cell table:style-name="ce3" office:value-type="string">
            <text:p>ANTONUTTI OMERO</text:p>
          </table:table-cell>
          <table:table-cell table:style-name="ce3"/>
          <table:table-cell table:style-name="ce3" office:value-type="string">
            <text:p>SAN PAOLO</text:p>
          </table:table-cell>
          <table:table-cell table:number-columns-repeated="249"/>
        </table:table-row>
        <table:table-row table:style-name="ro1">
          <table:table-cell table:style-name="ce2" office:value-type="float" office:value="11668">
            <text:p>11668</text:p>
          </table:table-cell>
          <table:table-cell table:style-name="ce3" office:value-type="string">
            <text:p>BABYLON 5 - UNA VOCE DA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REEK JANET</text:p>
          </table:table-cell>
          <table:table-cell table:style-name="ce3" office:value-type="string">
            <text:p>O'HARE MICHAEL</text:p>
          </table:table-cell>
          <table:table-cell table:style-name="ce3" office:value-type="string">
            <text:p>CHRISTIAN CLAUDIA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669">
            <text:p>11669</text:p>
          </table:table-cell>
          <table:table-cell table:style-name="ce3" office:value-type="string">
            <text:p>2035 MUTAZIONE IMMORT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ONTESI JORGE</text:p>
          </table:table-cell>
          <table:table-cell table:style-name="ce3" office:value-type="string">
            <text:p>CONROY KEVIN</text:p>
          </table:table-cell>
          <table:table-cell table:style-name="ce3" office:value-type="string">
            <text:p>STRONG BREND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1678">
            <text:p>11678</text:p>
          </table:table-cell>
          <table:table-cell table:style-name="ce3" office:value-type="string">
            <text:p>IL COLONNELLO CHABERT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ANGELO YVES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ARDANT FANNY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11685">
            <text:p>11685</text:p>
          </table:table-cell>
          <table:table-cell table:style-name="ce3" office:value-type="string">
            <text:p>UN ESERCITO DI 5 UOMINI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TAYLOR DON</text:p>
          </table:table-cell>
          <table:table-cell table:style-name="ce3" office:value-type="string">
            <text:p>SPENCER BUD</text:p>
          </table:table-cell>
          <table:table-cell table:style-name="ce3" office:value-type="string">
            <text:p>CASTELNUOVO NIONO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686">
            <text:p>11686</text:p>
          </table:table-cell>
          <table:table-cell table:style-name="ce3" office:value-type="string">
            <text:p>JOHNNY YUM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GUERRIERI ROMOLO</text:p>
          </table:table-cell>
          <table:table-cell table:style-name="ce3" office:value-type="string">
            <text:p>DAMON MARK</text:p>
          </table:table-cell>
          <table:table-cell table:style-name="ce3" office:value-type="string">
            <text:p>DOBKIN LAWRENC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687">
            <text:p>11687</text:p>
          </table:table-cell>
          <table:table-cell table:style-name="ce3" office:value-type="string">
            <text:p>PRIMA TI SUONO E POI TI SPAR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LEGRAND FRANCOIS</text:p>
          </table:table-cell>
          <table:table-cell table:style-name="ce3" office:value-type="string">
            <text:p>HILTON GEORGE</text:p>
          </table:table-cell>
          <table:table-cell table:style-name="ce3" office:value-type="string">
            <text:p>LINDER CHRISTA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721">
            <text:p>11721</text:p>
          </table:table-cell>
          <table:table-cell table:style-name="ce3" office:value-type="string">
            <text:p>STAR TREK <text:s/>NEXT G. IL DESTINO DI PICAR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774">
            <text:p>11774</text:p>
          </table:table-cell>
          <table:table-cell table:style-name="ce3" office:value-type="string">
            <text:p>STAR TREK <text:s/>NEXT G. EREDITA DI SANGU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N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808">
            <text:p>11808</text:p>
          </table:table-cell>
          <table:table-cell table:style-name="ce3" office:value-type="string">
            <text:p>STARGAT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809">
            <text:p>11809</text:p>
          </table:table-cell>
          <table:table-cell table:style-name="ce3" office:value-type="string">
            <text:p>WYATT EARP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KASDAN LAWRENCE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810">
            <text:p>11810</text:p>
          </table:table-cell>
          <table:table-cell table:style-name="ce3" office:value-type="string">
            <text:p>IL VERDETTO DELLA PAU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OULD HEYWOOD</text:p>
          </table:table-cell>
          <table:table-cell table:style-name="ce3" office:value-type="string">
            <text:p>WHALLEY-KILMER JOANNE</text:p>
          </table:table-cell>
          <table:table-cell table:style-name="ce3" office:value-type="string">
            <text:p>ASSANTE ARMAND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1811">
            <text:p>11811</text:p>
          </table:table-cell>
          <table:table-cell table:style-name="ce3" office:value-type="string">
            <text:p>THUMBELINA ( POLLICINA )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1819">
            <text:p>11819</text:p>
          </table:table-cell>
          <table:table-cell table:style-name="ce3" office:value-type="string">
            <text:p>NIGHTMARE BEFORE CHRISTMA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BURTON TIM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824">
            <text:p>11824</text:p>
          </table:table-cell>
          <table:table-cell table:style-name="ce3" office:value-type="string">
            <text:p>BAD GIRL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KAPLAN JONATHAN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MACDOWELL ANDI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832">
            <text:p>11832</text:p>
          </table:table-cell>
          <table:table-cell table:style-name="ce3" office:value-type="string">
            <text:p>TIMECOP INDAGINE DAL FUTU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YAMS PETER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ENTA FILM</text:p>
          </table:table-cell>
          <table:table-cell table:number-columns-repeated="249"/>
        </table:table-row>
        <table:table-row table:style-name="ro1">
          <table:table-cell table:style-name="ce2" office:value-type="float" office:value="11836">
            <text:p>11836</text:p>
          </table:table-cell>
          <table:table-cell table:style-name="ce3" office:value-type="string">
            <text:p>AMICI PER GIOCO AMICI PER SES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LEMING ANDREW</text:p>
          </table:table-cell>
          <table:table-cell table:style-name="ce3" office:value-type="string">
            <text:p>FLYNN BOYLE LARA</text:p>
          </table:table-cell>
          <table:table-cell table:style-name="ce3" office:value-type="string">
            <text:p>CHARLES JOSH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1843">
            <text:p>11843</text:p>
          </table:table-cell>
          <table:table-cell table:style-name="ce3" office:value-type="string">
            <text:p>PAGEMASTER L'AVVENTURA MERAVIGLIOS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JOHNSTON JOE-HUNT MAURIC</text:p>
          </table:table-cell>
          <table:table-cell table:style-name="ce3" office:value-type="string">
            <text:p>CULKIN MCCAULAY</text:p>
          </table:table-cell>
          <table:table-cell table:style-name="ce3" office:value-type="string">
            <text:p>LLOYD CHRISTOPHER</text:p>
          </table:table-cell>
          <table:table-cell table:style-name="ce3" office:value-type="string">
            <text:p>TURNER PICTURES WORLDWID</text:p>
          </table:table-cell>
          <table:table-cell table:number-columns-repeated="249"/>
        </table:table-row>
        <table:table-row table:style-name="ro1">
          <table:table-cell table:style-name="ce2" office:value-type="float" office:value="11844">
            <text:p>11844</text:p>
          </table:table-cell>
          <table:table-cell table:style-name="ce3" office:value-type="string">
            <text:p>SOLAR CRISI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MITHEE ALAN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PALANCE JACK</text:p>
          </table:table-cell>
          <table:table-cell table:style-name="ce3" office:value-type="string">
            <text:p>TRIMARK</text:p>
          </table:table-cell>
          <table:table-cell table:number-columns-repeated="249"/>
        </table:table-row>
        <table:table-row table:style-name="ro1">
          <table:table-cell table:style-name="ce2" office:value-type="float" office:value="11846">
            <text:p>11846</text:p>
          </table:table-cell>
          <table:table-cell table:style-name="ce3" office:value-type="string">
            <text:p>SPLATTERS GLI SCHIZZACERVELL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JACKSON PETER</text:p>
          </table:table-cell>
          <table:table-cell table:style-name="ce3" office:value-type="string">
            <text:p>BALME TIMOTHY</text:p>
          </table:table-cell>
          <table:table-cell table:style-name="ce3" office:value-type="string">
            <text:p>PENALVER DIANA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848">
            <text:p>11848</text:p>
          </table:table-cell>
          <table:table-cell table:style-name="ce3" office:value-type="string">
            <text:p>UN UOMO CHIAMATO FLINTSTONE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ARBERA E HANN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URNER PICTURES WORLDWID</text:p>
          </table:table-cell>
          <table:table-cell table:number-columns-repeated="249"/>
        </table:table-row>
        <table:table-row table:style-name="ro1">
          <table:table-cell table:style-name="ce2" office:value-type="float" office:value="11850">
            <text:p>11850</text:p>
          </table:table-cell>
          <table:table-cell table:style-name="ce3" office:value-type="string">
            <text:p>ALLA RICERCA DELLA VALLE INCANTATA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1876">
            <text:p>11876</text:p>
          </table:table-cell>
          <table:table-cell table:style-name="ce3" office:value-type="string">
            <text:p>GREAS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LEISER RANDAL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NEWTON JOHN OLIVI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879">
            <text:p>11879</text:p>
          </table:table-cell>
          <table:table-cell table:style-name="ce3" office:value-type="string">
            <text:p>STAR TREK <text:s/>NEXT G. IL RITORNO DEI BORG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INGER ALEXANDER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880">
            <text:p>11880</text:p>
          </table:table-cell>
          <table:table-cell table:style-name="ce3" office:value-type="string">
            <text:p>FORREST GUM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WRIGHT ROBI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1898">
            <text:p>11898</text:p>
          </table:table-cell>
          <table:table-cell table:style-name="ce3" office:value-type="string">
            <text:p>CAPPUCCETTO ROSS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1899">
            <text:p>11899</text:p>
          </table:table-cell>
          <table:table-cell table:style-name="ce3" office:value-type="string">
            <text:p>HEID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1900">
            <text:p>11900</text:p>
          </table:table-cell>
          <table:table-cell table:style-name="ce3" office:value-type="string">
            <text:p>BIKER MICE - ROCK &amp; RID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1901">
            <text:p>11901</text:p>
          </table:table-cell>
          <table:table-cell table:style-name="ce3" office:value-type="string">
            <text:p>FARINELLI - VOCE REGINA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CORBIAU GERARD</text:p>
          </table:table-cell>
          <table:table-cell table:style-name="ce3" office:value-type="string">
            <text:p>DIONISI STEFANO</text:p>
          </table:table-cell>
          <table:table-cell table:style-name="ce3" office:value-type="string">
            <text:p>LO VERSO ENRICO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11913">
            <text:p>11913</text:p>
          </table:table-cell>
          <table:table-cell table:style-name="ce3" office:value-type="string">
            <text:p>THE MASK - DA ZERO A MI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USSELL CHARLES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PENTA FILM</text:p>
          </table:table-cell>
          <table:table-cell table:number-columns-repeated="249"/>
        </table:table-row>
        <table:table-row table:style-name="ro1">
          <table:table-cell table:style-name="ce2" office:value-type="float" office:value="11943">
            <text:p>11943</text:p>
          </table:table-cell>
          <table:table-cell table:style-name="ce3" office:value-type="string">
            <text:p>INTERVISTA COL VAMPIR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JORDAN NEIL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PITT BRADD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944">
            <text:p>11944</text:p>
          </table:table-cell>
          <table:table-cell table:style-name="ce3" office:value-type="string">
            <text:p>110 E LOD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ESHISHIAN ALEK</text:p>
          </table:table-cell>
          <table:table-cell table:style-name="ce3" office:value-type="string">
            <text:p>PESCI JOE</text:p>
          </table:table-cell>
          <table:table-cell table:style-name="ce3" office:value-type="string">
            <text:p>DEMPSEY PATRICK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946">
            <text:p>11946</text:p>
          </table:table-cell>
          <table:table-cell table:style-name="ce3" office:value-type="string">
            <text:p>IL MEGLIO DI TOM &amp; JERRY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1952">
            <text:p>11952</text:p>
          </table:table-cell>
          <table:table-cell table:style-name="ce3" office:value-type="string">
            <text:p>CASPER - IL CIRCO SPAZIAL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RCS TURNER</text:p>
          </table:table-cell>
          <table:table-cell table:number-columns-repeated="249"/>
        </table:table-row>
        <table:table-row table:style-name="ro1">
          <table:table-cell table:style-name="ce2" office:value-type="float" office:value="11953">
            <text:p>11953</text:p>
          </table:table-cell>
          <table:table-cell table:style-name="ce3" office:value-type="string">
            <text:p>CASPER - CAMPIONE PER UN GIORN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RCS TURNER</text:p>
          </table:table-cell>
          <table:table-cell table:number-columns-repeated="249"/>
        </table:table-row>
        <table:table-row table:style-name="ro1">
          <table:table-cell table:style-name="ce2" office:value-type="float" office:value="11984">
            <text:p>11984</text:p>
          </table:table-cell>
          <table:table-cell table:style-name="ce3" office:value-type="string">
            <text:p>WALLACE &amp; GROMIT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PARK NICK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BMG VIDEO - BBC</text:p>
          </table:table-cell>
          <table:table-cell table:number-columns-repeated="249"/>
        </table:table-row>
        <table:table-row table:style-name="ro1">
          <table:table-cell table:style-name="ce2" office:value-type="float" office:value="11989">
            <text:p>11989</text:p>
          </table:table-cell>
          <table:table-cell table:style-name="ce3" office:value-type="string">
            <text:p>BUON COMPLEANNO MR.GRAP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LLSTROM LASSE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LEWIS JULIETT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015">
            <text:p>12015</text:p>
          </table:table-cell>
          <table:table-cell table:style-name="ce3" office:value-type="string">
            <text:p>SOTTO IL SEGNO DEL PERICOL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OYCE PHILIP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2017">
            <text:p>12017</text:p>
          </table:table-cell>
          <table:table-cell table:style-name="ce3" office:value-type="string">
            <text:p>STAR TREK <text:s/>NEXT G. L'ARMA PERDUT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AURITSON <text:s/>E SINGER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N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2018">
            <text:p>12018</text:p>
          </table:table-cell>
          <table:table-cell table:style-name="ce3" office:value-type="string">
            <text:p>LASSI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PETRIE DANIEL</text:p>
          </table:table-cell>
          <table:table-cell table:style-name="ce3" office:value-type="string">
            <text:p>GUIRY THOMAS</text:p>
          </table:table-cell>
          <table:table-cell table:style-name="ce3" office:value-type="string">
            <text:p>SLATER HELE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2032">
            <text:p>12032</text:p>
          </table:table-cell>
          <table:table-cell table:style-name="ce3" office:value-type="string">
            <text:p>THE RIVER WILD - IL FIUME DELLA PAUR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ANSON CURTIS</text:p>
          </table:table-cell>
          <table:table-cell table:style-name="ce3" office:value-type="string">
            <text:p>STREEP MERYL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051">
            <text:p>12051</text:p>
          </table:table-cell>
          <table:table-cell table:style-name="ce3" office:value-type="string">
            <text:p>LO SPECIALIS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LOSA LUIS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2054">
            <text:p>12054</text:p>
          </table:table-cell>
          <table:table-cell table:style-name="ce3" office:value-type="string">
            <text:p>L'UOMO OMBR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ULCAHY RUSSELL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LONE JOHN</text:p>
          </table:table-cell>
          <table:table-cell table:style-name="ce3" office:value-type="string">
            <text:p>PENTA FILM</text:p>
          </table:table-cell>
          <table:table-cell table:number-columns-repeated="249"/>
        </table:table-row>
        <table:table-row table:style-name="ro1">
          <table:table-cell table:style-name="ce2" office:value-type="float" office:value="12060">
            <text:p>12060</text:p>
          </table:table-cell>
          <table:table-cell table:style-name="ce3" office:value-type="string">
            <text:p>IL FLAUTO MAGIC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KORPION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2113">
            <text:p>12113</text:p>
          </table:table-cell>
          <table:table-cell table:style-name="ce3" office:value-type="string">
            <text:p>RIVELAZION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VINSON BARRY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MOORE DEMI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114">
            <text:p>12114</text:p>
          </table:table-cell>
          <table:table-cell table:style-name="ce3" office:value-type="string">
            <text:p>LA GIUSTA CAU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LIMCHER ARNE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118">
            <text:p>12118</text:p>
          </table:table-cell>
          <table:table-cell table:style-name="ce3" office:value-type="string">
            <text:p>PSYCH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ITCHCOCK ALFRED</text:p>
          </table:table-cell>
          <table:table-cell table:style-name="ce3" office:value-type="string">
            <text:p>PERKINS ANTHONY</text:p>
          </table:table-cell>
          <table:table-cell table:style-name="ce3" office:value-type="string">
            <text:p>MILES VER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119">
            <text:p>12119</text:p>
          </table:table-cell>
          <table:table-cell table:style-name="ce3" office:value-type="string">
            <text:p>FAHRENHEIT 451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RUFFAUT FRANCOIS</text:p>
          </table:table-cell>
          <table:table-cell table:style-name="ce3" office:value-type="string">
            <text:p>CHRISTIE JULIE</text:p>
          </table:table-cell>
          <table:table-cell table:style-name="ce3" office:value-type="string">
            <text:p>WERNER OSKA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133">
            <text:p>12133</text:p>
          </table:table-cell>
          <table:table-cell table:style-name="ce3" office:value-type="string">
            <text:p>DON JUAN DE MAR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VEN JEREMY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134">
            <text:p>12134</text:p>
          </table:table-cell>
          <table:table-cell table:style-name="ce3" office:value-type="string">
            <text:p>IL BACIO DELLA MOR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HROEDER BARBET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CARUSO DAVID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136">
            <text:p>12136</text:p>
          </table:table-cell>
          <table:table-cell table:style-name="ce3" office:value-type="string">
            <text:p>GIUSTIZIA CIECA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SPENCE RICHARD</text:p>
          </table:table-cell>
          <table:table-cell table:style-name="ce3" office:value-type="string">
            <text:p>ASSANTE ARMAND</text:p>
          </table:table-cell>
          <table:table-cell table:style-name="ce3" office:value-type="string">
            <text:p>SHUE ELISABETH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142">
            <text:p>12142</text:p>
          </table:table-cell>
          <table:table-cell table:style-name="ce3" office:value-type="string">
            <text:p>S.P.Q.R. 2000 E 1/2 ANNI F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2147">
            <text:p>12147</text:p>
          </table:table-cell>
          <table:table-cell table:style-name="ce3" office:value-type="string">
            <text:p>FRANKENSTEIN DI MARY SHELLEY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2171">
            <text:p>12171</text:p>
          </table:table-cell>
          <table:table-cell table:style-name="ce3" office:value-type="string">
            <text:p>VIVA SAN ISIDRO !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PPELLETTI ALESSANDRO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CAVAZOS LUMI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185">
            <text:p>12185</text:p>
          </table:table-cell>
          <table:table-cell table:style-name="ce3" office:value-type="string">
            <text:p>OMICIDIO NEL VUO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BUSEY GARY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186">
            <text:p>12186</text:p>
          </table:table-cell>
          <table:table-cell table:style-name="ce3" office:value-type="string">
            <text:p>STAR TREK 7 GENERAZIO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RSON DAVID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SHATNER WILLIAM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187">
            <text:p>12187</text:p>
          </table:table-cell>
          <table:table-cell table:style-name="ce3" office:value-type="string">
            <text:p>STAR TREK <text:s/>NEXT G. IERI,OGGI E DOMA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OLBE WINRICH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205">
            <text:p>12205</text:p>
          </table:table-cell>
          <table:table-cell table:style-name="ce3" office:value-type="string">
            <text:p>IL MOSTR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IGNI ROBERTO</text:p>
          </table:table-cell>
          <table:table-cell table:style-name="ce3" office:value-type="string">
            <text:p>BRASCHI NICOLETTA</text:p>
          </table:table-cell>
          <table:table-cell table:style-name="ce3" office:value-type="string">
            <text:p>BMG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208">
            <text:p>12208</text:p>
          </table:table-cell>
          <table:table-cell table:style-name="ce3" office:value-type="string">
            <text:p>PECOS BILL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HECHIK JEREMIAH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GLEEN SCOTT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2209">
            <text:p>12209</text:p>
          </table:table-cell>
          <table:table-cell table:style-name="ce3" office:value-type="string">
            <text:p>PRIMA DELL'ALB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INKLATER RICHARD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DELPY JULI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239">
            <text:p>12239</text:p>
          </table:table-cell>
          <table:table-cell table:style-name="ce3" office:value-type="string">
            <text:p>VIRUS LETAL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PETERSON WOLFGANG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2250">
            <text:p>12250</text:p>
          </table:table-cell>
          <table:table-cell table:style-name="ce3" office:value-type="string">
            <text:p>L'ULTIMO FUORILEGG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URPHY GEOFF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DAVID KEITH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252">
            <text:p>12252</text:p>
          </table:table-cell>
          <table:table-cell table:style-name="ce3" office:value-type="string">
            <text:p>SLIPSTREAM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ISBERGER STEVEN M.</text:p>
          </table:table-cell>
          <table:table-cell table:style-name="ce3" office:value-type="string">
            <text:p>HAMILL MARK</text:p>
          </table:table-cell>
          <table:table-cell table:style-name="ce3" office:value-type="string">
            <text:p>PAXTON BILL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255">
            <text:p>12255</text:p>
          </table:table-cell>
          <table:table-cell table:style-name="ce3" office:value-type="string">
            <text:p>ECCE BOMB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ORETTI NANNI</text:p>
          </table:table-cell>
          <table:table-cell table:style-name="ce3" office:value-type="string">
            <text:p>ROSSI LUISA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318">
            <text:p>12318</text:p>
          </table:table-cell>
          <table:table-cell table:style-name="ce3" office:value-type="string">
            <text:p>PICCOLE CANAGLI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PHEERIS PENELOP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323">
            <text:p>12323</text:p>
          </table:table-cell>
          <table:table-cell table:style-name="ce3" office:value-type="string">
            <text:p>KILLING BOX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ICKENLOOPER GEORGE</text:p>
          </table:table-cell>
          <table:table-cell table:style-name="ce3" office:value-type="string">
            <text:p>SHEEN MARTIN</text:p>
          </table:table-cell>
          <table:table-cell table:style-name="ce3" office:value-type="string">
            <text:p>BERNSEN CORBIN</text:p>
          </table:table-cell>
          <table:table-cell table:style-name="ce3" office:value-type="string">
            <text:p>EAGLE</text:p>
          </table:table-cell>
          <table:table-cell table:number-columns-repeated="249"/>
        </table:table-row>
        <table:table-row table:style-name="ro1">
          <table:table-cell table:style-name="ce2" office:value-type="float" office:value="12352">
            <text:p>12352</text:p>
          </table:table-cell>
          <table:table-cell table:style-name="ce3" office:value-type="string">
            <text:p>ROB RO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ATON-JONES MICHAEL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LANGE JESSICA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354">
            <text:p>12354</text:p>
          </table:table-cell>
          <table:table-cell table:style-name="ce3" office:value-type="string">
            <text:p>LE AVVENTURE DI STANLEY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407">
            <text:p>12407</text:p>
          </table:table-cell>
          <table:table-cell table:style-name="ce3" office:value-type="string">
            <text:p>GLI SCORPION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ARAFIN DERAN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SHEFFER CRAIG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424">
            <text:p>12424</text:p>
          </table:table-cell>
          <table:table-cell table:style-name="ce3" office:value-type="string">
            <text:p>BATMAN FOREVE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425">
            <text:p>12425</text:p>
          </table:table-cell>
          <table:table-cell table:style-name="ce3" office:value-type="string">
            <text:p>APOLLO 13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MCA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455">
            <text:p>12455</text:p>
          </table:table-cell>
          <table:table-cell table:style-name="ce3" office:value-type="string">
            <text:p>CINQUE DITA DI VIOLENZ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O CHENG CHANG</text:p>
          </table:table-cell>
          <table:table-cell table:style-name="ce3" office:value-type="string">
            <text:p>LIEH LO</text:p>
          </table:table-cell>
          <table:table-cell table:style-name="ce3" office:value-type="string">
            <text:p>PING WANG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2456">
            <text:p>12456</text:p>
          </table:table-cell>
          <table:table-cell table:style-name="ce3" office:value-type="string">
            <text:p>HUBIE ALL'INSEGUIMENTO DELLA PIETRA VER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2461">
            <text:p>12461</text:p>
          </table:table-cell>
          <table:table-cell table:style-name="ce3" office:value-type="string">
            <text:p>BUFFALO GIRL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ARDY ROD</text:p>
          </table:table-cell>
          <table:table-cell table:style-name="ce3" office:value-type="string">
            <text:p>HUSTON ANJELICA</text:p>
          </table:table-cell>
          <table:table-cell table:style-name="ce3" office:value-type="string">
            <text:p>GRIFFITH MELANIE</text:p>
          </table:table-cell>
          <table:table-cell table:style-name="ce3" office:value-type="string">
            <text:p>CBS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477">
            <text:p>12477</text:p>
          </table:table-cell>
          <table:table-cell table:style-name="ce3" office:value-type="string">
            <text:p>I VISITATOR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IRE JEAN-MARIE</text:p>
          </table:table-cell>
          <table:table-cell table:style-name="ce3" office:value-type="string">
            <text:p>CLAVIER CHRISTIAN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2483">
            <text:p>12483</text:p>
          </table:table-cell>
          <table:table-cell table:style-name="ce3" office:value-type="string">
            <text:p>BAD COMPAN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RIS DAMIAN</text:p>
          </table:table-cell>
          <table:table-cell table:style-name="ce3" office:value-type="string">
            <text:p>BARKIN ELLEN</text:p>
          </table:table-cell>
          <table:table-cell table:style-name="ce3" office:value-type="string">
            <text:p>FISHBURNE LAWRENCE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2496">
            <text:p>12496</text:p>
          </table:table-cell>
          <table:table-cell table:style-name="ce3" office:value-type="string">
            <text:p>KILLING ZO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VARY ROGER</text:p>
          </table:table-cell>
          <table:table-cell table:style-name="ce3" office:value-type="string">
            <text:p>STOLTZ ERIC</text:p>
          </table:table-cell>
          <table:table-cell table:style-name="ce3" office:value-type="string">
            <text:p>ANGLADE KEAN-HUGU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499">
            <text:p>12499</text:p>
          </table:table-cell>
          <table:table-cell table:style-name="ce3" office:value-type="string">
            <text:p>FRANK E JESS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BORIS ROBERT</text:p>
          </table:table-cell>
          <table:table-cell table:style-name="ce3" office:value-type="string">
            <text:p>LOWE ROB</text:p>
          </table:table-cell>
          <table:table-cell table:style-name="ce3" office:value-type="string">
            <text:p>PAXTON BILL</text:p>
          </table:table-cell>
          <table:table-cell table:style-name="ce3" office:value-type="string">
            <text:p>TRIMARK</text:p>
          </table:table-cell>
          <table:table-cell table:number-columns-repeated="249"/>
        </table:table-row>
        <table:table-row table:style-name="ro1">
          <table:table-cell table:style-name="ce2" office:value-type="float" office:value="12513">
            <text:p>12513</text:p>
          </table:table-cell>
          <table:table-cell table:style-name="ce3" office:value-type="string">
            <text:p>LA NOTTE DELLA VERITA'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IMONEAU YVES</text:p>
          </table:table-cell>
          <table:table-cell table:style-name="ce3" office:value-type="string">
            <text:p>CURTIS JAMIE LEE</text:p>
          </table:table-cell>
          <table:table-cell table:style-name="ce3" office:value-type="string">
            <text:p>GALLAGHER PETER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516">
            <text:p>12516</text:p>
          </table:table-cell>
          <table:table-cell table:style-name="ce3" office:value-type="string">
            <text:p>SENTIERI DISPERATI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PESCE P.J.</text:p>
          </table:table-cell>
          <table:table-cell table:style-name="ce3" office:value-type="string">
            <text:p>ELLIOT SAM</text:p>
          </table:table-cell>
          <table:table-cell table:style-name="ce3" office:value-type="string">
            <text:p>SHEFFER CRAIG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525">
            <text:p>12525</text:p>
          </table:table-cell>
          <table:table-cell table:style-name="ce3" office:value-type="string">
            <text:p>SCACCO AL RE NER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ICHASO LEO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WRIGHT MICHA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531">
            <text:p>12531</text:p>
          </table:table-cell>
          <table:table-cell table:style-name="ce3" office:value-type="string">
            <text:p>CLASS OF 1999 PART II:THE SUBSTITUT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ZATOS SPIRO</text:p>
          </table:table-cell>
          <table:table-cell table:style-name="ce3" office:value-type="string">
            <text:p>MITCHEL SASHA</text:p>
          </table:table-cell>
          <table:table-cell table:style-name="ce3" office:value-type="string">
            <text:p>CASSAVETES NICK</text:p>
          </table:table-cell>
          <table:table-cell table:style-name="ce3" office:value-type="string">
            <text:p>CECCHI GORI GIGLIO VERDE</text:p>
          </table:table-cell>
          <table:table-cell table:number-columns-repeated="249"/>
        </table:table-row>
        <table:table-row table:style-name="ro1">
          <table:table-cell table:style-name="ce2" office:value-type="float" office:value="12600">
            <text:p>12600</text:p>
          </table:table-cell>
          <table:table-cell table:style-name="ce3" office:value-type="string">
            <text:p>IL TERRORE DALLA SESTA LUN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ORME STUART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THAL ERIC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606">
            <text:p>12606</text:p>
          </table:table-cell>
          <table:table-cell table:style-name="ce3" office:value-type="string">
            <text:p>FREE WILLY 2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ITTLE DWIGHT</text:p>
          </table:table-cell>
          <table:table-cell table:style-name="ce3" office:value-type="string">
            <text:p>RICHTER JASON JAMES</text:p>
          </table:table-cell>
          <table:table-cell table:style-name="ce3" office:value-type="string">
            <text:p>SCHELLENBERG AUGUST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610">
            <text:p>12610</text:p>
          </table:table-cell>
          <table:table-cell table:style-name="ce3" office:value-type="string">
            <text:p>LE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BMG 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2616">
            <text:p>12616</text:p>
          </table:table-cell>
          <table:table-cell table:style-name="ce3" office:value-type="string">
            <text:p>ALLA RICERCA DELLA VALLE INCANTATA 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618">
            <text:p>12618</text:p>
          </table:table-cell>
          <table:table-cell table:style-name="ce3" office:value-type="string">
            <text:p>CANDYMAN 2 - L'INFERNO NELLO SPECCHI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ONDON BILL</text:p>
          </table:table-cell>
          <table:table-cell table:style-name="ce3" office:value-type="string">
            <text:p>TODD TONY</text:p>
          </table:table-cell>
          <table:table-cell table:style-name="ce3" office:value-type="string">
            <text:p>ROWAN KELLY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627">
            <text:p>12627</text:p>
          </table:table-cell>
          <table:table-cell table:style-name="ce3" office:value-type="string">
            <text:p>PETER IL CONIGLI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RCS SONY WONDER</text:p>
          </table:table-cell>
          <table:table-cell table:number-columns-repeated="249"/>
        </table:table-row>
        <table:table-row table:style-name="ro1">
          <table:table-cell table:style-name="ce2" office:value-type="float" office:value="12637">
            <text:p>12637</text:p>
          </table:table-cell>
          <table:table-cell table:style-name="ce3" office:value-type="string">
            <text:p>POWER RANGERS - IL FILM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PICER BRYAN</text:p>
          </table:table-cell>
          <table:table-cell table:style-name="ce3" office:value-type="string">
            <text:p>ASHLEY KARAN</text:p>
          </table:table-cell>
          <table:table-cell table:style-name="ce3" office:value-type="string">
            <text:p>YONG BOSCH JOHNNY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2638">
            <text:p>12638</text:p>
          </table:table-cell>
          <table:table-cell table:style-name="ce3" office:value-type="string">
            <text:p>THE X FILES 01 - THE UNOPENED FI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DUCH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2639">
            <text:p>12639</text:p>
          </table:table-cell>
          <table:table-cell table:style-name="ce3" office:value-type="string">
            <text:p>QUANDO IL RAMO SI SPEZZ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HN MICHAEL</text:p>
          </table:table-cell>
          <table:table-cell table:style-name="ce3" office:value-type="string">
            <text:p>WALKER ALLY</text:p>
          </table:table-cell>
          <table:table-cell table:style-name="ce3" office:value-type="string">
            <text:p>SHEEN MARTI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651">
            <text:p>12651</text:p>
          </table:table-cell>
          <table:table-cell table:style-name="ce3" office:value-type="string">
            <text:p>STREETFIGHTER - SFIDA F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 SOUZA STEVEN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JULIA RAU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2654">
            <text:p>12654</text:p>
          </table:table-cell>
          <table:table-cell table:style-name="ce3" office:value-type="string">
            <text:p>L'INCANTESIMO DEL LAG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CH RICH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2658">
            <text:p>12658</text:p>
          </table:table-cell>
          <table:table-cell table:style-name="ce3" office:value-type="string">
            <text:p>SHADOWCHASER 3 - TERRORE SULL'ASTRONAV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YRES JOHN</text:p>
          </table:table-cell>
          <table:table-cell table:style-name="ce3" office:value-type="string">
            <text:p>ZAGARINO FRANK</text:p>
          </table:table-cell>
          <table:table-cell table:style-name="ce3" office:value-type="string">
            <text:p>BOTTOMS SAM</text:p>
          </table:table-cell>
          <table:table-cell table:style-name="ce3" office:value-type="string">
            <text:p>NUMBER ON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659">
            <text:p>12659</text:p>
          </table:table-cell>
          <table:table-cell table:style-name="ce3" office:value-type="string">
            <text:p>THE MANGLER - LA MACCHINA INFERN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OPER TOBE</text:p>
          </table:table-cell>
          <table:table-cell table:style-name="ce3" office:value-type="string">
            <text:p>ENGLUND ROBERT</text:p>
          </table:table-cell>
          <table:table-cell table:style-name="ce3" office:value-type="string">
            <text:p>LEVINE TED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665">
            <text:p>12665</text:p>
          </table:table-cell>
          <table:table-cell table:style-name="ce3" office:value-type="string">
            <text:p>SCEMO &amp; PIU SCEM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RRELLY PETER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666">
            <text:p>12666</text:p>
          </table:table-cell>
          <table:table-cell table:style-name="ce3" office:value-type="string">
            <text:p>CYBORG LA VENDETT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GRUNER OLIVIER</text:p>
          </table:table-cell>
          <table:table-cell table:style-name="ce3" office:value-type="string">
            <text:p>THOMERSON TI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667">
            <text:p>12667</text:p>
          </table:table-cell>
          <table:table-cell table:style-name="ce3" office:value-type="string">
            <text:p>LA STORIA INFINITA 3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CDONALD PETER</text:p>
          </table:table-cell>
          <table:table-cell table:style-name="ce3" office:value-type="string">
            <text:p>RICHTER JASON JAMES</text:p>
          </table:table-cell>
          <table:table-cell table:style-name="ce3" office:value-type="string">
            <text:p>KAY MELOD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669">
            <text:p>12669</text:p>
          </table:table-cell>
          <table:table-cell table:style-name="ce3" office:value-type="string">
            <text:p>L'ULTIMO TATUAGG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EID JOHN</text:p>
          </table:table-cell>
          <table:table-cell table:style-name="ce3" office:value-type="string">
            <text:p>FOX KERRY</text:p>
          </table:table-cell>
          <table:table-cell table:style-name="ce3" office:value-type="string">
            <text:p>GOLDWYN TON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721">
            <text:p>12721</text:p>
          </table:table-cell>
          <table:table-cell table:style-name="ce3" office:value-type="string">
            <text:p>DA MORI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AN SANT GUS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DILLON MATT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739">
            <text:p>12739</text:p>
          </table:table-cell>
          <table:table-cell table:style-name="ce3" office:value-type="string">
            <text:p>PRONTI A MORI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2744">
            <text:p>12744</text:p>
          </table:table-cell>
          <table:table-cell table:style-name="ce3" office:value-type="string">
            <text:p>BATMAN FOREV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O'DONNELL CHRIS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2771">
            <text:p>12771</text:p>
          </table:table-cell>
          <table:table-cell table:style-name="ce3" office:value-type="string">
            <text:p>NINE MONTHS - IMPREVISTI D'AMO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MOORE JULIAN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2772">
            <text:p>12772</text:p>
          </table:table-cell>
          <table:table-cell table:style-name="ce3" office:value-type="string">
            <text:p>THE X FILES 02 - TOOM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DUCH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2784">
            <text:p>12784</text:p>
          </table:table-cell>
          <table:table-cell table:style-name="ce3" office:value-type="string">
            <text:p>STAR TREK - VOYAGER 1. 1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OLBE WINRICH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2785">
            <text:p>12785</text:p>
          </table:table-cell>
          <table:table-cell table:style-name="ce3" office:value-type="string">
            <text:p>PROGETTO EDEN - CONTATTO AVVENUT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INANT SCOTT</text:p>
          </table:table-cell>
          <table:table-cell table:style-name="ce3" office:value-type="string">
            <text:p>FARENTINO DEBRAH</text:p>
          </table:table-cell>
          <table:table-cell table:style-name="ce3" office:value-type="string">
            <text:p>BROWN CLANCY</text:p>
          </table:table-cell>
          <table:table-cell table:style-name="ce3" office:value-type="string">
            <text:p>AMBLIN TELEVISION</text:p>
          </table:table-cell>
          <table:table-cell table:number-columns-repeated="249"/>
        </table:table-row>
        <table:table-row table:style-name="ro1">
          <table:table-cell table:style-name="ce2" office:value-type="float" office:value="12796">
            <text:p>12796</text:p>
          </table:table-cell>
          <table:table-cell table:style-name="ce3" office:value-type="string">
            <text:p>DIE HARD 3 - DURI A MORI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IRONS KEREM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801">
            <text:p>12801</text:p>
          </table:table-cell>
          <table:table-cell table:style-name="ce3" office:value-type="string">
            <text:p>ALLARME ROSSO - IL PERICOLO CORRE SUL F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2805">
            <text:p>12805</text:p>
          </table:table-cell>
          <table:table-cell table:style-name="ce3" office:value-type="string">
            <text:p>LA BELLA VI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RZI PAOLO</text:p>
          </table:table-cell>
          <table:table-cell table:style-name="ce3" office:value-type="string">
            <text:p>BIGAGLI CLAUDIO</text:p>
          </table:table-cell>
          <table:table-cell table:style-name="ce3" office:value-type="string">
            <text:p>FERILLI SABRINA</text:p>
          </table:table-cell>
          <table:table-cell table:style-name="ce3" office:value-type="string">
            <text:p>BUENA VIST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844">
            <text:p>12844</text:p>
          </table:table-cell>
          <table:table-cell table:style-name="ce3" office:value-type="string">
            <text:p>AZIONE MUTANT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E LA IGLESIA ALEX</text:p>
          </table:table-cell>
          <table:table-cell table:style-name="ce3" office:value-type="string">
            <text:p>RESINES ANTONIO</text:p>
          </table:table-cell>
          <table:table-cell table:style-name="ce3" office:value-type="string">
            <text:p>ANGULO ALEZ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2846">
            <text:p>12846</text:p>
          </table:table-cell>
          <table:table-cell table:style-name="ce3" office:value-type="string">
            <text:p>IL ROVESCIO DELLA MEDAGLI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AKANO DESMOND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BELAFONTE HARRY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847">
            <text:p>12847</text:p>
          </table:table-cell>
          <table:table-cell table:style-name="ce3" office:value-type="string">
            <text:p>IVO IL TARDIV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VENUTI ALESSANDRO</text:p>
          </table:table-cell>
          <table:table-cell table:style-name="ce3" office:value-type="string">
            <text:p>NERI FRANCESCA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2871">
            <text:p>12871</text:p>
          </table:table-cell>
          <table:table-cell table:style-name="ce3" office:value-type="string">
            <text:p>THE X FILES 03 - ABDUCT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2874">
            <text:p>12874</text:p>
          </table:table-cell>
          <table:table-cell table:style-name="ce3" office:value-type="string">
            <text:p>MOWGLI IL LIBRO DELLA GIUNGL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MMERS STEPHEN</text:p>
          </table:table-cell>
          <table:table-cell table:style-name="ce3" office:value-type="string">
            <text:p>SCOTT LEE JASON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2887">
            <text:p>12887</text:p>
          </table:table-cell>
          <table:table-cell table:style-name="ce3" office:value-type="string">
            <text:p>ANIMANIACS VOL.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888">
            <text:p>12888</text:p>
          </table:table-cell>
          <table:table-cell table:style-name="ce3" office:value-type="string">
            <text:p>ANIMANIACS VOL.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889">
            <text:p>12889</text:p>
          </table:table-cell>
          <table:table-cell table:style-name="ce3" office:value-type="string">
            <text:p>ANIMANIACS VOL.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896">
            <text:p>12896</text:p>
          </table:table-cell>
          <table:table-cell table:style-name="ce3" office:value-type="string">
            <text:p>IL VILLAGGIO DEI DANNAT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REEVE CHRISTOPHER</text:p>
          </table:table-cell>
          <table:table-cell table:style-name="ce3" office:value-type="string">
            <text:p>ALLEY KIRST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2914">
            <text:p>12914</text:p>
          </table:table-cell>
          <table:table-cell table:style-name="ce3" office:value-type="string">
            <text:p>IL PRIMO CAVALIE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ZUCKER JERRY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2921">
            <text:p>12921</text:p>
          </table:table-cell>
          <table:table-cell table:style-name="ce3" office:value-type="string">
            <text:p>L'INGLESE CHE SALI LA COLLINA E SCESE D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NGER CHRISTOPHER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FITZGERALD TAR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2929">
            <text:p>12929</text:p>
          </table:table-cell>
          <table:table-cell table:style-name="ce3" office:value-type="string">
            <text:p>GODZILLA - GLI EREDI DI KING KONG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VIDEO PIU'</text:p>
          </table:table-cell>
          <table:table-cell table:number-columns-repeated="249"/>
        </table:table-row>
        <table:table-row table:style-name="ro1">
          <table:table-cell table:style-name="ce2" office:value-type="float" office:value="12930">
            <text:p>12930</text:p>
          </table:table-cell>
          <table:table-cell table:style-name="ce3" office:value-type="string">
            <text:p>GODZILLA CONTRO I GIGANTI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VIDEO PIU'</text:p>
          </table:table-cell>
          <table:table-cell table:number-columns-repeated="249"/>
        </table:table-row>
        <table:table-row table:style-name="ro1">
          <table:table-cell table:style-name="ce2" office:value-type="float" office:value="12931">
            <text:p>12931</text:p>
          </table:table-cell>
          <table:table-cell table:style-name="ce3" office:value-type="string">
            <text:p>GODZILLA - DOGORA IL MOSTRO DELLA PALUDE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VIDEO PIU'</text:p>
          </table:table-cell>
          <table:table-cell table:number-columns-repeated="249"/>
        </table:table-row>
        <table:table-row table:style-name="ro1">
          <table:table-cell table:style-name="ce2" office:value-type="float" office:value="12943">
            <text:p>12943</text:p>
          </table:table-cell>
          <table:table-cell table:style-name="ce3" office:value-type="string">
            <text:p>DUNGEONS &amp; DRAGONS - I CAVALIERI SONO T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ODSON JAMES</text:p>
          </table:table-cell>
          <table:table-cell table:style-name="ce3" office:value-type="string">
            <text:p>WARNER DAVID</text:p>
          </table:table-cell>
          <table:table-cell table:style-name="ce3" office:value-type="string">
            <text:p>ALLRED CORBIN</text:p>
          </table:table-cell>
          <table:table-cell table:style-name="ce3" office:value-type="string">
            <text:p>PYRAMID</text:p>
          </table:table-cell>
          <table:table-cell table:number-columns-repeated="249"/>
        </table:table-row>
        <table:table-row table:style-name="ro1">
          <table:table-cell table:style-name="ce2" office:value-type="float" office:value="12963">
            <text:p>12963</text:p>
          </table:table-cell>
          <table:table-cell table:style-name="ce3" office:value-type="string">
            <text:p>BIANCANEVE E I 7 NANI (80+20M) *RIMASTER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2964">
            <text:p>12964</text:p>
          </table:table-cell>
          <table:table-cell table:style-name="ce3" office:value-type="string">
            <text:p>GLI ARISTOGATT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2965">
            <text:p>12965</text:p>
          </table:table-cell>
          <table:table-cell table:style-name="ce3" office:value-type="string">
            <text:p>IL RE LEON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2979">
            <text:p>12979</text:p>
          </table:table-cell>
          <table:table-cell table:style-name="ce3" office:value-type="string">
            <text:p>DREDD - LA LEGGE SONO 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NNON DANNY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ASSANTE ARMAN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982">
            <text:p>12982</text:p>
          </table:table-cell>
          <table:table-cell table:style-name="ce3" office:value-type="string">
            <text:p>TUTTOBENIGNI 95/96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IGNI ROBERT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2992">
            <text:p>12992</text:p>
          </table:table-cell>
          <table:table-cell table:style-name="ce3" office:value-type="string">
            <text:p>TRAPPOLA SULLE MONTAGNE ROCCIOS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URPHY GEOFF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BOGOSIAN ERIC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2996">
            <text:p>12996</text:p>
          </table:table-cell>
          <table:table-cell table:style-name="ce3" office:value-type="string">
            <text:p>JOHNNY MNEMONIC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ONGO ROBERT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000">
            <text:p>13000</text:p>
          </table:table-cell>
          <table:table-cell table:style-name="ce3" office:value-type="string">
            <text:p>TRINITA' &amp; BAMBINO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CLUCHER E.B.</text:p>
          </table:table-cell>
          <table:table-cell table:style-name="ce3" office:value-type="string">
            <text:p>NEUBERT KEITH</text:p>
          </table:table-cell>
          <table:table-cell table:style-name="ce3" office:value-type="string">
            <text:p>KIZZER HEAT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001">
            <text:p>13001</text:p>
          </table:table-cell>
          <table:table-cell table:style-name="ce3" office:value-type="string">
            <text:p>LUPIN III - VIAGGIO NEL PERICOL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NIMACTION</text:p>
          </table:table-cell>
          <table:table-cell table:number-columns-repeated="249"/>
        </table:table-row>
        <table:table-row table:style-name="ro1">
          <table:table-cell table:style-name="ce2" office:value-type="float" office:value="13002">
            <text:p>13002</text:p>
          </table:table-cell>
          <table:table-cell table:style-name="ce3" office:value-type="string">
            <text:p>BAD BOY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Y MICHAEL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005">
            <text:p>13005</text:p>
          </table:table-cell>
          <table:table-cell table:style-name="ce3" office:value-type="string">
            <text:p>LA MACH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UPEYRON FRANCOIS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BAYE NATHALIE</text:p>
          </table:table-cell>
          <table:table-cell table:style-name="ce3" office:value-type="string">
            <text:p>IIF</text:p>
          </table:table-cell>
          <table:table-cell table:number-columns-repeated="249"/>
        </table:table-row>
        <table:table-row table:style-name="ro1">
          <table:table-cell table:style-name="ce2" office:value-type="float" office:value="13036">
            <text:p>13036</text:p>
          </table:table-cell>
          <table:table-cell table:style-name="ce3" office:value-type="string">
            <text:p>FACCIA DA BASTARD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IMMER KURT</text:p>
          </table:table-cell>
          <table:table-cell table:style-name="ce3" office:value-type="string">
            <text:p>BOSWORTH BRIAN</text:p>
          </table:table-cell>
          <table:table-cell table:style-name="ce3" office:value-type="string">
            <text:p>PAYNE BRUC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037">
            <text:p>13037</text:p>
          </table:table-cell>
          <table:table-cell table:style-name="ce3" office:value-type="string">
            <text:p>THE X FILES 04 - COLON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064">
            <text:p>13064</text:p>
          </table:table-cell>
          <table:table-cell table:style-name="ce3" office:value-type="string">
            <text:p>WATERWORLD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COSTNER KEVIN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079">
            <text:p>13079</text:p>
          </table:table-cell>
          <table:table-cell table:style-name="ce3" office:value-type="string">
            <text:p>MORTAL KOMBA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NDERSON PAUL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SHOU ROBI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083">
            <text:p>13083</text:p>
          </table:table-cell>
          <table:table-cell table:style-name="ce3" office:value-type="string">
            <text:p>IL REGNO D'INVER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LUM OLA</text:p>
          </table:table-cell>
          <table:table-cell table:style-name="ce3" office:value-type="string">
            <text:p>FJELDSTAD JACK</text:p>
          </table:table-cell>
          <table:table-cell table:style-name="ce3" office:value-type="string">
            <text:p>BONNEVIE MAR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099">
            <text:p>13099</text:p>
          </table:table-cell>
          <table:table-cell table:style-name="ce3" office:value-type="string">
            <text:p>LA CARICA DEI 10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3100">
            <text:p>13100</text:p>
          </table:table-cell>
          <table:table-cell table:style-name="ce3" office:value-type="string">
            <text:p>RED E TOBY - NEMICIAMIC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3110">
            <text:p>13110</text:p>
          </table:table-cell>
          <table:table-cell table:style-name="ce3" office:value-type="string">
            <text:p>OLTRE LA MENT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USSELL KEN</text:p>
          </table:table-cell>
          <table:table-cell table:style-name="ce3" office:value-type="string">
            <text:p>STAMP TERENCE</text:p>
          </table:table-cell>
          <table:table-cell table:style-name="ce3" office:value-type="string">
            <text:p>GOLAN ISHAI</text:p>
          </table:table-cell>
          <table:table-cell table:style-name="ce3" office:value-type="string">
            <text:p>BMG 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3126">
            <text:p>13126</text:p>
          </table:table-cell>
          <table:table-cell table:style-name="ce3" office:value-type="string">
            <text:p>CASPE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ILBERLING BRAD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RICCI CHRISTINA</text:p>
          </table:table-cell>
          <table:table-cell table:style-name="ce3" office:value-type="string">
            <text:p>MCA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127">
            <text:p>13127</text:p>
          </table:table-cell>
          <table:table-cell table:style-name="ce3" office:value-type="string">
            <text:p>BRAVEHEART</text:p>
          </table:table-cell>
          <table:table-cell table:style-name="ce3" office:value-type="string">
            <text:p>Lingua originale</text:p>
          </table:table-cell>
          <table:table-cell table:number-columns-repeated="2" table:style-name="ce3" office:value-type="string">
            <text:p>GIBSON MEL</text:p>
          </table:table-cell>
          <table:table-cell table:style-name="ce3" office:value-type="string">
            <text:p>MARCEAU SOPHIE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3128">
            <text:p>13128</text:p>
          </table:table-cell>
          <table:table-cell table:style-name="ce3" office:value-type="string">
            <text:p>POCAHONTA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CLASSICS</text:p>
          </table:table-cell>
          <table:table-cell table:number-columns-repeated="249"/>
        </table:table-row>
        <table:table-row table:style-name="ro1">
          <table:table-cell table:style-name="ce2" office:value-type="float" office:value="13149">
            <text:p>13149</text:p>
          </table:table-cell>
          <table:table-cell table:style-name="ce3" office:value-type="string">
            <text:p>FORGET PARIS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RYSTAL BILLY</text:p>
          </table:table-cell>
          <table:table-cell table:style-name="ce3" office:value-type="string">
            <text:p>WINGER DEBRA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151">
            <text:p>13151</text:p>
          </table:table-cell>
          <table:table-cell table:style-name="ce3" office:value-type="string">
            <text:p>RAGAZZI DELLA NOTT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ALA' JERRY</text:p>
          </table:table-cell>
          <table:table-cell table:style-name="ce3" office:value-type="string">
            <text:p>RETTONDINI FRANCES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157">
            <text:p>13157</text:p>
          </table:table-cell>
          <table:table-cell table:style-name="ce3" office:value-type="string">
            <text:p>DOLORES CLAIBORNE - L'ULTIMA ECLIS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CKFORD TAYLOR</text:p>
          </table:table-cell>
          <table:table-cell table:style-name="ce3" office:value-type="string">
            <text:p>BATES KATHY</text:p>
          </table:table-cell>
          <table:table-cell table:style-name="ce3" office:value-type="string">
            <text:p>LEIGH JENNIFER JASON</text:p>
          </table:table-cell>
          <table:table-cell table:style-name="ce3" office:value-type="string">
            <text:p>CASTLE ROCK</text:p>
          </table:table-cell>
          <table:table-cell table:number-columns-repeated="249"/>
        </table:table-row>
        <table:table-row table:style-name="ro1">
          <table:table-cell table:style-name="ce2" office:value-type="float" office:value="13174">
            <text:p>13174</text:p>
          </table:table-cell>
          <table:table-cell table:style-name="ce3" office:value-type="string">
            <text:p>BAMB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175">
            <text:p>13175</text:p>
          </table:table-cell>
          <table:table-cell table:style-name="ce3" office:value-type="string">
            <text:p>LIMITE ESTREM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RIS JAMES B.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3180">
            <text:p>13180</text:p>
          </table:table-cell>
          <table:table-cell table:style-name="ce3" office:value-type="string">
            <text:p>JAD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CARUSO DAVID</text:p>
          </table:table-cell>
          <table:table-cell table:style-name="ce3" office:value-type="string">
            <text:p>FIORENTINO LINDA</text:p>
          </table:table-cell>
          <table:table-cell table:style-name="ce3" office:value-type="string">
            <text:p>CIC</text:p>
          </table:table-cell>
          <table:table-cell table:number-columns-repeated="249"/>
        </table:table-row>
        <table:table-row table:style-name="ro1">
          <table:table-cell table:style-name="ce2" office:value-type="float" office:value="13183">
            <text:p>13183</text:p>
          </table:table-cell>
          <table:table-cell table:style-name="ce3" office:value-type="string">
            <text:p>BEASTMASTER - L'OCCHIO DI BRAXU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EAUMONT GABRIELLE</text:p>
          </table:table-cell>
          <table:table-cell table:style-name="ce3" office:value-type="string">
            <text:p>SINGER MARC</text:p>
          </table:table-cell>
          <table:table-cell table:style-name="ce3" office:value-type="string">
            <text:p>TODD TONY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187">
            <text:p>13187</text:p>
          </table:table-cell>
          <table:table-cell table:style-name="ce3" office:value-type="string">
            <text:p>SPAC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RTIN SMITH CHARLE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217">
            <text:p>13217</text:p>
          </table:table-cell>
          <table:table-cell table:style-name="ce3" office:value-type="string">
            <text:p>2049 L'ULTIMA FRONTIER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ORA PHILIPPE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CHEN JOAN</text:p>
          </table:table-cell>
          <table:table-cell table:style-name="ce3" office:value-type="string">
            <text:p>BMG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231">
            <text:p>13231</text:p>
          </table:table-cell>
          <table:table-cell table:style-name="ce3" office:value-type="string">
            <text:p>IL DIAVOLO IN BLU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ANKLIN CARL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SIZEMORE TOM</text:p>
          </table:table-cell>
          <table:table-cell table:style-name="ce3" office:value-type="string">
            <text:p>TRISTAR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3232">
            <text:p>13232</text:p>
          </table:table-cell>
          <table:table-cell table:style-name="ce3" office:value-type="string">
            <text:p>HEAVY METAL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POTTERTON GERAL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3237">
            <text:p>13237</text:p>
          </table:table-cell>
          <table:table-cell table:style-name="ce3" office:value-type="string">
            <text:p>TANK GIR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ALALAY RACHEL</text:p>
          </table:table-cell>
          <table:table-cell table:style-name="ce3" office:value-type="string">
            <text:p>PETTY LORI</text:p>
          </table:table-cell>
          <table:table-cell table:style-name="ce3" office:value-type="string">
            <text:p>ICE-T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238">
            <text:p>13238</text:p>
          </table:table-cell>
          <table:table-cell table:style-name="ce3" office:value-type="string">
            <text:p>SANDKINGS - CREATURE DELLA SABBI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ILLARD STUART</text:p>
          </table:table-cell>
          <table:table-cell table:style-name="ce3" office:value-type="string">
            <text:p>BRIDGES BEAU</text:p>
          </table:table-cell>
          <table:table-cell table:style-name="ce3" office:value-type="string">
            <text:p>SHAVER HELE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240">
            <text:p>13240</text:p>
          </table:table-cell>
          <table:table-cell table:style-name="ce3" office:value-type="string">
            <text:p>LA GUERRA DEI BOTTONI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ROBERTS JOH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3241">
            <text:p>13241</text:p>
          </table:table-cell>
          <table:table-cell table:style-name="ce3" office:value-type="string">
            <text:p>MORTAL KOMBAT 3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ILLIAMS - MIDWAY</text:p>
          </table:table-cell>
          <table:table-cell table:number-columns-repeated="249"/>
        </table:table-row>
        <table:table-row table:style-name="ro1">
          <table:table-cell table:style-name="ce2" office:value-type="float" office:value="13242">
            <text:p>13242</text:p>
          </table:table-cell>
          <table:table-cell table:style-name="ce3" office:value-type="string">
            <text:p>TEKKEN <text:s text:c="2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3243">
            <text:p>13243</text:p>
          </table:table-cell>
          <table:table-cell table:style-name="ce3" office:value-type="string">
            <text:p>RIDGE RACER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3244">
            <text:p>13244</text:p>
          </table:table-cell>
          <table:table-cell table:style-name="ce3" office:value-type="string">
            <text:p>KILEAK THE BLOOD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LABIRIN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245">
            <text:p>13245</text:p>
          </table:table-cell>
          <table:table-cell table:style-name="ce3" office:value-type="string">
            <text:p>ESPN EXTREME GAMES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ORT ESTREM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250">
            <text:p>13250</text:p>
          </table:table-cell>
          <table:table-cell table:style-name="ce3" office:value-type="string">
            <text:p>WARLOCK:IL SIGNORE DELLE TENEB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INER STEVE</text:p>
          </table:table-cell>
          <table:table-cell table:style-name="ce3" office:value-type="string">
            <text:p>SANDS JULIAN</text:p>
          </table:table-cell>
          <table:table-cell table:style-name="ce3" office:value-type="string">
            <text:p>SINGER LORI</text:p>
          </table:table-cell>
          <table:table-cell table:style-name="ce3" office:value-type="string">
            <text:p>FILMSCALE</text:p>
          </table:table-cell>
          <table:table-cell table:number-columns-repeated="249"/>
        </table:table-row>
        <table:table-row table:style-name="ro1">
          <table:table-cell table:style-name="ce2" office:value-type="float" office:value="13253">
            <text:p>13253</text:p>
          </table:table-cell>
          <table:table-cell table:style-name="ce3" office:value-type="string">
            <text:p>MAI CON UNO SCONOSCIU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LL PETER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DE MORNAY REBEC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256">
            <text:p>13256</text:p>
          </table:table-cell>
          <table:table-cell table:style-name="ce3" office:value-type="string">
            <text:p>IL MIGLIOR AMICO DELL'UOM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AFIA JOHN</text:p>
          </table:table-cell>
          <table:table-cell table:style-name="ce3" office:value-type="string">
            <text:p>SHEEDY ALLY</text:p>
          </table:table-cell>
          <table:table-cell table:style-name="ce3" office:value-type="string">
            <text:p>HENRIKSEN LANC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257">
            <text:p>13257</text:p>
          </table:table-cell>
          <table:table-cell table:style-name="ce3" office:value-type="string">
            <text:p>CRITTERS 4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ARVEY RUPERT</text:p>
          </table:table-cell>
          <table:table-cell table:style-name="ce3" office:value-type="string">
            <text:p>OPPER DON</text:p>
          </table:table-cell>
          <table:table-cell table:style-name="ce3" office:value-type="string">
            <text:p>WITTHORNE PAUL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259">
            <text:p>13259</text:p>
          </table:table-cell>
          <table:table-cell table:style-name="ce3" office:value-type="string">
            <text:p>CINQUE MATTI,UN COMPUTER E UNA LOCOMOTIV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AAG GERD</text:p>
          </table:table-cell>
          <table:table-cell table:style-name="ce3" office:value-type="string">
            <text:p>HOPPE ROLF</text:p>
          </table:table-cell>
          <table:table-cell table:style-name="ce3" office:value-type="string">
            <text:p>FLEISCHER MARCUS</text:p>
          </table:table-cell>
          <table:table-cell table:style-name="ce3" office:value-type="string">
            <text:p>GIFFONI</text:p>
          </table:table-cell>
          <table:table-cell table:number-columns-repeated="249"/>
        </table:table-row>
        <table:table-row table:style-name="ro1">
          <table:table-cell table:style-name="ce2" office:value-type="float" office:value="13269">
            <text:p>13269</text:p>
          </table:table-cell>
          <table:table-cell table:style-name="ce3" office:value-type="string">
            <text:p>TIMEMAST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LICKENHAUS JAMES</text:p>
          </table:table-cell>
          <table:table-cell table:style-name="ce3" office:value-type="string">
            <text:p>PACULA JOANNA</text:p>
          </table:table-cell>
          <table:table-cell table:style-name="ce3" office:value-type="string">
            <text:p>GLICKENHAUS JESSE CAMER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272">
            <text:p>13272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RSHALL FRANK</text:p>
          </table:table-cell>
          <table:table-cell table:style-name="ce3" office:value-type="string">
            <text:p>WALSH DYLAN</text:p>
          </table:table-cell>
          <table:table-cell table:style-name="ce3" office:value-type="string">
            <text:p>LINNEY LAUR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3273">
            <text:p>13273</text:p>
          </table:table-cell>
          <table:table-cell table:style-name="ce3" office:value-type="string">
            <text:p>CLOCKER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TURTURRO JOH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275">
            <text:p>13275</text:p>
          </table:table-cell>
          <table:table-cell table:style-name="ce3" office:value-type="string">
            <text:p>RACCONTI DALLA CRYPTA - <text:s/>IL CAVALIERE D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ICKERSON ERNEST</text:p>
          </table:table-cell>
          <table:table-cell table:style-name="ce3" office:value-type="string">
            <text:p>ZANE BILLY</text:p>
          </table:table-cell>
          <table:table-cell table:style-name="ce3" office:value-type="string">
            <text:p>SADLER WILLIA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331">
            <text:p>13331</text:p>
          </table:table-cell>
          <table:table-cell table:style-name="ce3" office:value-type="string">
            <text:p>OLTRE RANGOO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OORMAN JOHN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MCDORMAND FRANCIS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340">
            <text:p>13340</text:p>
          </table:table-cell>
          <table:table-cell table:style-name="ce3" office:value-type="string">
            <text:p>CASPE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RICCI CHRISTIN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341">
            <text:p>13341</text:p>
          </table:table-cell>
          <table:table-cell table:style-name="ce3" office:value-type="string">
            <text:p>TREMORS 2 - AFTERSHOCK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ILSON S.S.</text:p>
          </table:table-cell>
          <table:table-cell table:style-name="ce3" office:value-type="string">
            <text:p>WARD FRED</text:p>
          </table:table-cell>
          <table:table-cell table:style-name="ce3" office:value-type="string">
            <text:p>GROSS MICHAE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344">
            <text:p>13344</text:p>
          </table:table-cell>
          <table:table-cell table:style-name="ce3" office:value-type="string">
            <text:p>VIAGGI DI NOZZ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GERINI CLAUD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346">
            <text:p>13346</text:p>
          </table:table-cell>
          <table:table-cell table:style-name="ce3" office:value-type="string">
            <text:p>SMOK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NG WAYNE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349">
            <text:p>13349</text:p>
          </table:table-cell>
          <table:table-cell table:style-name="ce3" office:value-type="string">
            <text:p>ACE VENTURA 2 - MISSIONE AFRIC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EDEKERK STEVE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MCNEICE IAN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373">
            <text:p>13373</text:p>
          </table:table-cell>
          <table:table-cell table:style-name="ce3" office:value-type="string">
            <text:p>CORSAR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MODINE MATTHEW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3382">
            <text:p>13382</text:p>
          </table:table-cell>
          <table:table-cell table:style-name="ce3" office:value-type="string">
            <text:p>ASSASSIN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3385">
            <text:p>13385</text:p>
          </table:table-cell>
          <table:table-cell table:style-name="ce3" office:value-type="string">
            <text:p>JUMANJ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OHNSTON JOE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DUNST KIRSTE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387">
            <text:p>13387</text:p>
          </table:table-cell>
          <table:table-cell table:style-name="ce3" office:value-type="string">
            <text:p>UN AMORE TUTTO SU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URTELTAUB JON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HOLLYWOOD PICTURES HOME</text:p>
          </table:table-cell>
          <table:table-cell table:number-columns-repeated="249"/>
        </table:table-row>
        <table:table-row table:style-name="ro1">
          <table:table-cell table:style-name="ce2" office:value-type="float" office:value="13388">
            <text:p>13388</text:p>
          </table:table-cell>
          <table:table-cell table:style-name="ce3" office:value-type="string">
            <text:p>IL PADRE DELLA SPOSA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YR CHARLES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KEATON DIAN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397">
            <text:p>13397</text:p>
          </table:table-cell>
          <table:table-cell table:style-name="ce3" office:value-type="string">
            <text:p>I SOLITI SOSPET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INGER BRYAN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BRYNE GABRIEL</text:p>
          </table:table-cell>
          <table:table-cell table:style-name="ce3" office:value-type="string">
            <text:p>DEL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398">
            <text:p>13398</text:p>
          </table:table-cell>
          <table:table-cell table:style-name="ce3" office:value-type="string">
            <text:p>THE INVADERS - GLI INVASORI SONO TRA NO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HAPIRO PAUL</text:p>
          </table:table-cell>
          <table:table-cell table:style-name="ce3" office:value-type="string">
            <text:p>BAKULA SCOTT</text:p>
          </table:table-cell>
          <table:table-cell table:style-name="ce3" office:value-type="string">
            <text:p>PENA ELIZABETH</text:p>
          </table:table-cell>
          <table:table-cell table:style-name="ce3" office:value-type="string">
            <text:p>DELT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400">
            <text:p>13400</text:p>
          </table:table-cell>
          <table:table-cell table:style-name="ce3" office:value-type="string">
            <text:p>STRANGE DAY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IGELOW KATHRYN</text:p>
          </table:table-cell>
          <table:table-cell table:style-name="ce3" office:value-type="string">
            <text:p>FIENNES RALPH</text:p>
          </table:table-cell>
          <table:table-cell table:style-name="ce3" office:value-type="string">
            <text:p>BASSET ANGELA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401">
            <text:p>13401</text:p>
          </table:table-cell>
          <table:table-cell table:style-name="ce3" office:value-type="string">
            <text:p>THE X FILES 05 - 82517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403">
            <text:p>13403</text:p>
          </table:table-cell>
          <table:table-cell table:style-name="ce3" office:value-type="string">
            <text:p>L'UOMO DEL DOMA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'ELIA BILL</text:p>
          </table:table-cell>
          <table:table-cell table:style-name="ce3" office:value-type="string">
            <text:p>SANDS JULIAN</text:p>
          </table:table-cell>
          <table:table-cell table:style-name="ce3" office:value-type="string">
            <text:p>ESPOSITO GIANCARLO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411">
            <text:p>13411</text:p>
          </table:table-cell>
          <table:table-cell table:style-name="ce3" office:value-type="string">
            <text:p>SPIRITIKA 2 - IL GIOCO DEL DIAVOL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TENNEY KEVIN S.</text:p>
          </table:table-cell>
          <table:table-cell table:style-name="ce3" office:value-type="string">
            <text:p>DOLENZ AMI</text:p>
          </table:table-cell>
          <table:table-cell table:style-name="ce3" office:value-type="string">
            <text:p>GIBBS TIMOTH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412">
            <text:p>13412</text:p>
          </table:table-cell>
          <table:table-cell table:style-name="ce3" office:value-type="string">
            <text:p>APOLLO 13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415">
            <text:p>13415</text:p>
          </table:table-cell>
          <table:table-cell table:style-name="ce3" office:value-type="string">
            <text:p>TOPOLINO E LE SUE AVVENTURE <text:s text:c="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DISNE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3416">
            <text:p>13416</text:p>
          </table:table-cell>
          <table:table-cell table:style-name="ce3" office:value-type="string">
            <text:p>RAPID RELOAD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RATUTTO PLATFORM 2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417">
            <text:p>13417</text:p>
          </table:table-cell>
          <table:table-cell table:style-name="ce3" office:value-type="string">
            <text:p>WARHAWK <text:s text:c="2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UER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418">
            <text:p>13418</text:p>
          </table:table-cell>
          <table:table-cell table:style-name="ce3" office:value-type="string">
            <text:p>JUMPING FLASH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464">
            <text:p>13464</text:p>
          </table:table-cell>
          <table:table-cell table:style-name="ce3" office:value-type="string">
            <text:p>SEVE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465">
            <text:p>13465</text:p>
          </table:table-cell>
          <table:table-cell table:style-name="ce3" office:value-type="string">
            <text:p>I LAUREAT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CUCINOTTA MARIA GRAZ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478">
            <text:p>13478</text:p>
          </table:table-cell>
          <table:table-cell table:style-name="ce3" office:value-type="string">
            <text:p>IL TAGLIAERBE 2 - THE CYBERSPAC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NN FARHAD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FREWER MATT</text:p>
          </table:table-cell>
          <table:table-cell table:style-name="ce3" office:value-type="string">
            <text:p>BUENA VISTA</text:p>
          </table:table-cell>
          <table:table-cell table:number-columns-repeated="249"/>
        </table:table-row>
        <table:table-row table:style-name="ro1">
          <table:table-cell table:style-name="ce2" office:value-type="float" office:value="13481">
            <text:p>13481</text:p>
          </table:table-cell>
          <table:table-cell table:style-name="ce3" office:value-type="string">
            <text:p>BABE MAIALINO CORAGGIO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NOONAN CHRIS</text:p>
          </table:table-cell>
          <table:table-cell table:style-name="ce3" office:value-type="string">
            <text:p>CROMWELL JAMES</text:p>
          </table:table-cell>
          <table:table-cell table:style-name="ce3" office:value-type="string">
            <text:p>SZUBANSKI MAGD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484">
            <text:p>13484</text:p>
          </table:table-cell>
          <table:table-cell table:style-name="ce3" office:value-type="string">
            <text:p>STAR TREK <text:s/>NEXT G. IL SEGRETO DI SPOC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ANDAU LES - BOLE CLIFF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N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3485">
            <text:p>13485</text:p>
          </table:table-cell>
          <table:table-cell table:style-name="ce3" office:value-type="string">
            <text:p>SPECIE MORTALE - SPECIE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ONALDSON ROGER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486">
            <text:p>13486</text:p>
          </table:table-cell>
          <table:table-cell table:style-name="ce3" office:value-type="string">
            <text:p>IL PICCOLO PAND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AIN CHRISTOPHER</text:p>
          </table:table-cell>
          <table:table-cell table:style-name="ce3" office:value-type="string">
            <text:p>LANG STEPHEN</text:p>
          </table:table-cell>
          <table:table-cell table:style-name="ce3" office:value-type="string">
            <text:p>DING YI</text:p>
          </table:table-cell>
          <table:table-cell table:style-name="ce3" office:value-type="string">
            <text:p>FAMILY ENTER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3489">
            <text:p>13489</text:p>
          </table:table-cell>
          <table:table-cell table:style-name="ce3" office:value-type="string">
            <text:p>DESPERAD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DE ALMEIDA JOAQUIM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510">
            <text:p>13510</text:p>
          </table:table-cell>
          <table:table-cell table:style-name="ce3" office:value-type="string">
            <text:p>BRAVEHEART - CUORE IMPAVIDO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GIBSON MEL</text:p>
          </table:table-cell>
          <table:table-cell table:style-name="ce3" office:value-type="string">
            <text:p>MARCEAU SOPHI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516">
            <text:p>13516</text:p>
          </table:table-cell>
          <table:table-cell table:style-name="ce3" office:value-type="string">
            <text:p>LA SINDROME DI STENDHA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KRETSCHMANN THOMA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521">
            <text:p>13521</text:p>
          </table:table-cell>
          <table:table-cell table:style-name="ce3" office:value-type="string">
            <text:p>ESTATE SENZA FINE (ENDLESS SUMMER 2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ROWN BRUCE</text:p>
          </table:table-cell>
          <table:table-cell table:style-name="ce3" office:value-type="string">
            <text:p>WEAVER "WINGNUT" ROBERT</text:p>
          </table:table-cell>
          <table:table-cell table:style-name="ce3" office:value-type="string">
            <text:p>O'CONNELL PATRICK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522">
            <text:p>13522</text:p>
          </table:table-cell>
          <table:table-cell table:style-name="ce3" office:value-type="string">
            <text:p>PICCOLO LORD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BIM BUM BAM</text:p>
          </table:table-cell>
          <table:table-cell table:number-columns-repeated="249"/>
        </table:table-row>
        <table:table-row table:style-name="ro1">
          <table:table-cell table:style-name="ce2" office:value-type="float" office:value="13523">
            <text:p>13523</text:p>
          </table:table-cell>
          <table:table-cell table:style-name="ce3" office:value-type="string">
            <text:p>AGENTE 007 GOLDENEY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MBPEL MARTIN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BEAN SEA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524">
            <text:p>13524</text:p>
          </table:table-cell>
          <table:table-cell table:style-name="ce3" office:value-type="string">
            <text:p>FLUK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ARLEI CARLO</text:p>
          </table:table-cell>
          <table:table-cell table:style-name="ce3" office:value-type="string">
            <text:p>MODINE MATTHEW</text:p>
          </table:table-cell>
          <table:table-cell table:style-name="ce3" office:value-type="string">
            <text:p>TRAVIS NANC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539">
            <text:p>13539</text:p>
          </table:table-cell>
          <table:table-cell table:style-name="ce3" office:value-type="string">
            <text:p>LA DEA DELL'AMORE (MIGHTY APHRODITE)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SORVINO MIR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541">
            <text:p>13541</text:p>
          </table:table-cell>
          <table:table-cell table:style-name="ce3" office:value-type="string">
            <text:p>BLUE IN THE FA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NG/AUSTER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MADON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542">
            <text:p>13542</text:p>
          </table:table-cell>
          <table:table-cell table:style-name="ce3" office:value-type="string">
            <text:p>CATASTROFE (PROPHECIES OF NOSTRADAMUS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SUDA TOSHIO</text:p>
          </table:table-cell>
          <table:table-cell table:style-name="ce3" office:value-type="string">
            <text:p>ROCHEN ROBERT</text:p>
          </table:table-cell>
          <table:table-cell table:style-name="ce3" office:value-type="string">
            <text:p>CONNEY GEORG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562">
            <text:p>13562</text:p>
          </table:table-cell>
          <table:table-cell table:style-name="ce3" office:value-type="string">
            <text:p>DARKMAN III - DARKMAN,MORIRAI !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Y BRADFORD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FLUEGEL DARLAN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570">
            <text:p>13570</text:p>
          </table:table-cell>
          <table:table-cell table:style-name="ce3" office:value-type="string">
            <text:p>GLI OCCHI DEL TESTIM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LLER ANTHONY</text:p>
          </table:table-cell>
          <table:table-cell table:style-name="ce3" office:value-type="string">
            <text:p>WITNESS MUTE</text:p>
          </table:table-cell>
          <table:table-cell table:style-name="ce3" office:value-type="string">
            <text:p>SUDINA MARINA</text:p>
          </table:table-cell>
          <table:table-cell table:style-name="ce3" office:value-type="string">
            <text:p>RCA</text:p>
          </table:table-cell>
          <table:table-cell table:number-columns-repeated="249"/>
        </table:table-row>
        <table:table-row table:style-name="ro1">
          <table:table-cell table:style-name="ce2" office:value-type="float" office:value="13617">
            <text:p>13617</text:p>
          </table:table-cell>
          <table:table-cell table:style-name="ce3" office:value-type="string">
            <text:p>PRIMA E DOP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RODER BARBET</text:p>
          </table:table-cell>
          <table:table-cell table:style-name="ce3" office:value-type="string">
            <text:p>STREEP MERYL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3627">
            <text:p>13627</text:p>
          </table:table-cell>
          <table:table-cell table:style-name="ce3" office:value-type="string">
            <text:p>HEAT LA SFI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NN MICHAEL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628">
            <text:p>13628</text:p>
          </table:table-cell>
          <table:table-cell table:style-name="ce3" office:value-type="string">
            <text:p>UOMINI SENZA DONNE US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ONGONI ANGELO</text:p>
          </table:table-cell>
          <table:table-cell table:style-name="ce3" office:value-type="string">
            <text:p>GASSMAN ALESSANDRO</text:p>
          </table:table-cell>
          <table:table-cell table:style-name="ce3" office:value-type="string">
            <text:p>TOGNAZZI GIANMARC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630">
            <text:p>13630</text:p>
          </table:table-cell>
          <table:table-cell table:style-name="ce3" office:value-type="string">
            <text:p>MATANGO IL MOSTRO (MATANGO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ONDA ISHIRO</text:p>
          </table:table-cell>
          <table:table-cell table:style-name="ce3" office:value-type="string">
            <text:p>KOIZUMI ROISHI</text:p>
          </table:table-cell>
          <table:table-cell table:style-name="ce3" office:value-type="string">
            <text:p>KUBO AKIR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631">
            <text:p>13631</text:p>
          </table:table-cell>
          <table:table-cell table:style-name="ce3" office:value-type="string">
            <text:p>FACILE PRE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PES ANDREW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CRAWFORS CIND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3632">
            <text:p>13632</text:p>
          </table:table-cell>
          <table:table-cell table:style-name="ce3" office:value-type="string">
            <text:p>GET SHOR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ONNENFELD BARRY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634">
            <text:p>13634</text:p>
          </table:table-cell>
          <table:table-cell table:style-name="ce3" office:value-type="string">
            <text:p>THE X FILES 06 - MASTER PLA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OODWIN R.W.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640">
            <text:p>13640</text:p>
          </table:table-cell>
          <table:table-cell table:style-name="ce3" office:value-type="string">
            <text:p>COPYCAT OMICIDI IN SERI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MIEL JON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HUNTER HOLL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3641">
            <text:p>13641</text:p>
          </table:table-cell>
          <table:table-cell table:style-name="ce3" office:value-type="string">
            <text:p>THAT'S AMORE! DUE IMPROBABILI SEDUTTOR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UTCH HOWARD</text:p>
          </table:table-cell>
          <table:table-cell table:style-name="ce3" office:value-type="string">
            <text:p>MATTHAU WALTER</text:p>
          </table:table-cell>
          <table:table-cell table:style-name="ce3" office:value-type="string">
            <text:p>LEMMON JACK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3645">
            <text:p>13645</text:p>
          </table:table-cell>
          <table:table-cell table:style-name="ce3" office:value-type="string">
            <text:p>NAMCO MUSEUM VOL.1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RACCOLTA BEST SELLER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3646">
            <text:p>13646</text:p>
          </table:table-cell>
          <table:table-cell table:style-name="ce3" office:value-type="string">
            <text:p>FORMULA ONE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3651">
            <text:p>13651</text:p>
          </table:table-cell>
          <table:table-cell table:style-name="ce3" office:value-type="string">
            <text:p>IO BALLO DA SOL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ERTOLUCCI BERANRDO</text:p>
          </table:table-cell>
          <table:table-cell table:style-name="ce3" office:value-type="string">
            <text:p>TYLER LIV</text:p>
          </table:table-cell>
          <table:table-cell table:style-name="ce3" office:value-type="string">
            <text:p>IRONS JEREM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653">
            <text:p>13653</text:p>
          </table:table-cell>
          <table:table-cell table:style-name="ce3" office:value-type="string">
            <text:p>IL FIORE DEL MIO SEGRE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PAREDES MARISA</text:p>
          </table:table-cell>
          <table:table-cell table:style-name="ce3" office:value-type="string">
            <text:p>ACHANOVE JU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655">
            <text:p>13655</text:p>
          </table:table-cell>
          <table:table-cell table:style-name="ce3" office:value-type="string">
            <text:p>CITY HAL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CKER HAROLD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658">
            <text:p>13658</text:p>
          </table:table-cell>
          <table:table-cell table:style-name="ce3" office:value-type="string">
            <text:p>VOLA PIU IN AL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LLACK JEFF</text:p>
          </table:table-cell>
          <table:table-cell table:style-name="ce3" office:value-type="string">
            <text:p>MARTIN DUANE</text:p>
          </table:table-cell>
          <table:table-cell table:style-name="ce3" office:value-type="string">
            <text:p>TUPAC SHAKUR LEO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660">
            <text:p>13660</text:p>
          </table:table-cell>
          <table:table-cell table:style-name="ce3" office:value-type="string">
            <text:p>JASON VA ALL'INFERN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ARCUS ADAM</text:p>
          </table:table-cell>
          <table:table-cell table:style-name="ce3" office:value-type="string">
            <text:p>LEMAY JOHN</text:p>
          </table:table-cell>
          <table:table-cell table:style-name="ce3" office:value-type="string">
            <text:p>KEEGAN KARI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3661">
            <text:p>13661</text:p>
          </table:table-cell>
          <table:table-cell table:style-name="ce3" office:value-type="string">
            <text:p>SAILOR MOON - LA LUNA SPLEND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BIM BUM BAM</text:p>
          </table:table-cell>
          <table:table-cell table:number-columns-repeated="249"/>
        </table:table-row>
        <table:table-row table:style-name="ro1">
          <table:table-cell table:style-name="ce2" office:value-type="float" office:value="13692">
            <text:p>13692</text:p>
          </table:table-cell>
          <table:table-cell table:style-name="ce3" office:value-type="string">
            <text:p>A RISCHIO DELLA VI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YAMS PETER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BOOTHE POWERS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693">
            <text:p>13693</text:p>
          </table:table-cell>
          <table:table-cell table:style-name="ce3" office:value-type="string">
            <text:p>SABRI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LLACK SYDNEY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ORMOND JULI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07">
            <text:p>13707</text:p>
          </table:table-cell>
          <table:table-cell table:style-name="ce3" office:value-type="string">
            <text:p>FARG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EN JOEL &amp; ETHAN</text:p>
          </table:table-cell>
          <table:table-cell table:style-name="ce3" office:value-type="string">
            <text:p>MCDORMAND FRANCES</text:p>
          </table:table-cell>
          <table:table-cell table:style-name="ce3" office:value-type="string">
            <text:p>MACY WILLIAM H.</text:p>
          </table:table-cell>
          <table:table-cell table:style-name="ce3" office:value-type="string">
            <text:p>RC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11">
            <text:p>13711</text:p>
          </table:table-cell>
          <table:table-cell table:style-name="ce3" office:value-type="string">
            <text:p>DIFESA AD OLTRANZA - LAST DANC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RESFORD BRUCE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MORROW ROB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13">
            <text:p>13713</text:p>
          </table:table-cell>
          <table:table-cell table:style-name="ce3" office:value-type="string">
            <text:p>POWD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ALVA VICTOR</text:p>
          </table:table-cell>
          <table:table-cell table:style-name="ce3" office:value-type="string">
            <text:p>STEENBURGEN MARY</text:p>
          </table:table-cell>
          <table:table-cell table:style-name="ce3" office:value-type="string">
            <text:p>FLANERY SEAN PATRICK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3727">
            <text:p>13727</text:p>
          </table:table-cell>
          <table:table-cell table:style-name="ce3" office:value-type="string">
            <text:p>FIEVEL'S AMERICAN TAILS-IL REGALO-IL R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KORPIO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28">
            <text:p>13728</text:p>
          </table:table-cell>
          <table:table-cell table:style-name="ce3" office:value-type="string">
            <text:p>FIEVEL'S AMERICAN TAILS-UN CASO DI SING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KORPIO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29">
            <text:p>13729</text:p>
          </table:table-cell>
          <table:table-cell table:style-name="ce3" office:value-type="string">
            <text:p>DECISIONE CRITIC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IRD STUART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3732">
            <text:p>13732</text:p>
          </table:table-cell>
          <table:table-cell table:style-name="ce3" office:value-type="string">
            <text:p>THE NET - INTRAPPOLATA NELA RE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INKLER IRWIN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NORTHAM JEREM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756">
            <text:p>13756</text:p>
          </table:table-cell>
          <table:table-cell table:style-name="ce3" office:value-type="string">
            <text:p>DIABOLIQU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ECHIN JEREMIAH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PALMINTERI CHAZZ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58">
            <text:p>13758</text:p>
          </table:table-cell>
          <table:table-cell table:style-name="ce3" office:value-type="string">
            <text:p>JACK FRUSCIANTE E' USCITO DAL GRUPP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NEGRONI ENZA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PLACIDO VIOLANT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795">
            <text:p>13795</text:p>
          </table:table-cell>
          <table:table-cell table:style-name="ce3" office:value-type="string">
            <text:p>MINUTI CONTA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PART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3799">
            <text:p>13799</text:p>
          </table:table-cell>
          <table:table-cell table:style-name="ce3" office:value-type="string">
            <text:p>BAL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WELLS SIM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820">
            <text:p>13820</text:p>
          </table:table-cell>
          <table:table-cell table:style-name="ce3" office:value-type="string">
            <text:p>DOOM GENERA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AKI GREGG</text:p>
          </table:table-cell>
          <table:table-cell table:style-name="ce3" office:value-type="string">
            <text:p>DUVAL JAMES</text:p>
          </table:table-cell>
          <table:table-cell table:style-name="ce3" office:value-type="string">
            <text:p>MCGOWAN ROSE</text:p>
          </table:table-cell>
          <table:table-cell table:style-name="ce3" office:value-type="string">
            <text:p>LUCKY RED</text:p>
          </table:table-cell>
          <table:table-cell table:number-columns-repeated="249"/>
        </table:table-row>
        <table:table-row table:style-name="ro1">
          <table:table-cell table:style-name="ce2" office:value-type="float" office:value="13846">
            <text:p>13846</text:p>
          </table:table-cell>
          <table:table-cell table:style-name="ce3" office:value-type="string">
            <text:p>THE NUTTY PROFESSO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PINKETT JAD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3847">
            <text:p>13847</text:p>
          </table:table-cell>
          <table:table-cell table:style-name="ce3" office:value-type="string">
            <text:p>MISSION:IMPOSSIBL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VOIGHT JO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3848">
            <text:p>13848</text:p>
          </table:table-cell>
          <table:table-cell table:style-name="ce3" office:value-type="string">
            <text:p>INDEPENDENCE DA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849">
            <text:p>13849</text:p>
          </table:table-cell>
          <table:table-cell table:style-name="ce3" office:value-type="string">
            <text:p>TWISTER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PAXTON BILL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880">
            <text:p>13880</text:p>
          </table:table-cell>
          <table:table-cell table:style-name="ce3" office:value-type="string">
            <text:p>TERREMOTO NEL BRONX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NG STANLEY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3884">
            <text:p>13884</text:p>
          </table:table-cell>
          <table:table-cell table:style-name="ce3" office:value-type="string">
            <text:p>MONEY TRAI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UBEN JOSEPH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HARRELSON WOOD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3895">
            <text:p>13895</text:p>
          </table:table-cell>
          <table:table-cell table:style-name="ce3" office:value-type="string">
            <text:p>LOCHNES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ENDERSON JOHN</text:p>
          </table:table-cell>
          <table:table-cell table:style-name="ce3" office:value-type="string">
            <text:p>DANSON TED</text:p>
          </table:table-cell>
          <table:table-cell table:style-name="ce3" office:value-type="string">
            <text:p>RICHARDSON JOELY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01">
            <text:p>13901</text:p>
          </table:table-cell>
          <table:table-cell table:style-name="ce3" office:value-type="string">
            <text:p>NOME IN CODICE: BROKEN ARROW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3920">
            <text:p>13920</text:p>
          </table:table-cell>
          <table:table-cell table:style-name="ce3" office:value-type="string">
            <text:p>BOUND - TORBIDO INGAN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CHOWSKI BROTHERS</text:p>
          </table:table-cell>
          <table:table-cell table:style-name="ce3" office:value-type="string">
            <text:p>TILLY JENNIFER</text:p>
          </table:table-cell>
          <table:table-cell table:style-name="ce3" office:value-type="string">
            <text:p>GERSHON GINA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27">
            <text:p>13927</text:p>
          </table:table-cell>
          <table:table-cell table:style-name="ce3" office:value-type="string">
            <text:p>TRE VITE ALLO SPECCH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ER</text:p>
          </table:table-cell>
          <table:table-cell table:style-name="ce3" office:value-type="string">
            <text:p>MOORE DEMI</text:p>
          </table:table-cell>
          <table:table-cell table:style-name="ce3" office:value-type="string">
            <text:p>SPACEK SISSY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3936">
            <text:p>13936</text:p>
          </table:table-cell>
          <table:table-cell table:style-name="ce3" office:value-type="string">
            <text:p>SCHEGGE DI PAU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BLIT GREGORY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LINNEY LAUR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38">
            <text:p>13938</text:p>
          </table:table-cell>
          <table:table-cell table:style-name="ce3" office:value-type="string">
            <text:p>DOCTOR WH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AX GEOFFREY</text:p>
          </table:table-cell>
          <table:table-cell table:style-name="ce3" office:value-type="string">
            <text:p>MCGANN PAUL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47">
            <text:p>13947</text:p>
          </table:table-cell>
          <table:table-cell table:style-name="ce3" office:value-type="string">
            <text:p>EMPIRE RECORD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YLE ALLAN</text:p>
          </table:table-cell>
          <table:table-cell table:style-name="ce3" office:value-type="string">
            <text:p>BLOSSOMS GIN</text:p>
          </table:table-cell>
          <table:table-cell table:style-name="ce3" office:value-type="string">
            <text:p>COLLINS EDWY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48">
            <text:p>13948</text:p>
          </table:table-cell>
          <table:table-cell table:style-name="ce3" office:value-type="string">
            <text:p>WILD BILL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BARKIN ELLE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3970">
            <text:p>13970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EMPLE JULIEN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SHAKUR TUPAC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3978">
            <text:p>13978</text:p>
          </table:table-cell>
          <table:table-cell table:style-name="ce3" office:value-type="string">
            <text:p>POCAHONTAS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3979">
            <text:p>13979</text:p>
          </table:table-cell>
          <table:table-cell table:style-name="ce3" office:value-type="string">
            <text:p>I VIAGGI DI GULLIV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TURRIDGE CHARLES</text:p>
          </table:table-cell>
          <table:table-cell table:style-name="ce3" office:value-type="string">
            <text:p>DANSON TED</text:p>
          </table:table-cell>
          <table:table-cell table:style-name="ce3" office:value-type="string">
            <text:p>STEENBURGEN MARY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000">
            <text:p>14000</text:p>
          </table:table-cell>
          <table:table-cell table:style-name="ce3" office:value-type="string">
            <text:p>SCREAMER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UGUAY CHRISTIAN</text:p>
          </table:table-cell>
          <table:table-cell table:style-name="ce3" office:value-type="string">
            <text:p>WELLER PETER</text:p>
          </table:table-cell>
          <table:table-cell table:style-name="ce3" office:value-type="string">
            <text:p>DUPUIS RO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013">
            <text:p>14013</text:p>
          </table:table-cell>
          <table:table-cell table:style-name="ce3" office:value-type="string">
            <text:p>HIGHLANDER 3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ORAHAN ANDY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4035">
            <text:p>14035</text:p>
          </table:table-cell>
          <table:table-cell table:style-name="ce3" office:value-type="string">
            <text:p>CRYING FREEMA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ANS CHRISTOPHE</text:p>
          </table:table-cell>
          <table:table-cell table:style-name="ce3" office:value-type="string">
            <text:p>DACASCOS MARK</text:p>
          </table:table-cell>
          <table:table-cell table:style-name="ce3" office:value-type="string">
            <text:p>CONDRA JULIE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4042">
            <text:p>14042</text:p>
          </table:table-cell>
          <table:table-cell table:style-name="ce3" office:value-type="string">
            <text:p>ROSSO D'AUTUNNO (SILENT FALL)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RESFORD BRUCE</text:p>
          </table:table-cell>
          <table:table-cell table:style-name="ce3" office:value-type="string">
            <text:p>TYLER LIV</text:p>
          </table:table-cell>
          <table:table-cell table:style-name="ce3" office:value-type="string">
            <text:p>DREYFUSS RICHARD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046">
            <text:p>14046</text:p>
          </table:table-cell>
          <table:table-cell table:style-name="ce3" office:value-type="string">
            <text:p>HACKER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FTLEY IAIN</text:p>
          </table:table-cell>
          <table:table-cell table:style-name="ce3" office:value-type="string">
            <text:p>MILLER JONNY LEE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051">
            <text:p>14051</text:p>
          </table:table-cell>
          <table:table-cell table:style-name="ce3" office:value-type="string">
            <text:p>L'ESERCITO DELLE 12 SCIMMI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ILLIAM TERR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052">
            <text:p>14052</text:p>
          </table:table-cell>
          <table:table-cell table:style-name="ce3" office:value-type="string">
            <text:p>IL GIURA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BSON BRIAN</text:p>
          </table:table-cell>
          <table:table-cell table:style-name="ce3" office:value-type="string">
            <text:p>MOORE DEMI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053">
            <text:p>14053</text:p>
          </table:table-cell>
          <table:table-cell table:style-name="ce3" office:value-type="string">
            <text:p>PREMONIZION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ONARD BRETT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LAHTI CHRISTIN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055">
            <text:p>14055</text:p>
          </table:table-cell>
          <table:table-cell table:style-name="ce3" office:value-type="string">
            <text:p>FLIPPE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HAPIRO ALAN</text:p>
          </table:table-cell>
          <table:table-cell table:style-name="ce3" office:value-type="string">
            <text:p>HOGAN PAUL</text:p>
          </table:table-cell>
          <table:table-cell table:style-name="ce3" office:value-type="string">
            <text:p>WOOD ELIJAH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060">
            <text:p>14060</text:p>
          </table:table-cell>
          <table:table-cell table:style-name="ce3" office:value-type="string">
            <text:p>CYBERSEX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ZILLER PAUL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DOLENZ AMI</text:p>
          </table:table-cell>
          <table:table-cell table:style-name="ce3" office:value-type="string">
            <text:p>MI GROUP</text:p>
          </table:table-cell>
          <table:table-cell table:number-columns-repeated="249"/>
        </table:table-row>
        <table:table-row table:style-name="ro1">
          <table:table-cell table:style-name="ce2" office:value-type="float" office:value="14065">
            <text:p>14065</text:p>
          </table:table-cell>
          <table:table-cell table:style-name="ce3" office:value-type="string">
            <text:p>DEAD MAN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JARMUSCH JIM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FARMER GARY</text:p>
          </table:table-cell>
          <table:table-cell table:style-name="ce3" office:value-type="string">
            <text:p>DELTA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067">
            <text:p>14067</text:p>
          </table:table-cell>
          <table:table-cell table:style-name="ce3" office:value-type="string">
            <text:p>NEW CRIME CITY - LOS ANGELES 2020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INFREY JONATHAN</text:p>
          </table:table-cell>
          <table:table-cell table:style-name="ce3" office:value-type="string">
            <text:p>ROSSOVICH RICK</text:p>
          </table:table-cell>
          <table:table-cell table:style-name="ce3" office:value-type="string">
            <text:p>KEACH STACEY</text:p>
          </table:table-cell>
          <table:table-cell table:style-name="ce3" office:value-type="string">
            <text:p>NUMBER ON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102">
            <text:p>14102</text:p>
          </table:table-cell>
          <table:table-cell table:style-name="ce3" office:value-type="string">
            <text:p>THE ROC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Y MICHAEL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103">
            <text:p>14103</text:p>
          </table:table-cell>
          <table:table-cell table:style-name="ce3" office:value-type="string">
            <text:p>TOY STORY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106">
            <text:p>14106</text:p>
          </table:table-cell>
          <table:table-cell table:style-name="ce3" office:value-type="string">
            <text:p>THE X FILES 07 - TUNGUSK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129">
            <text:p>14129</text:p>
          </table:table-cell>
          <table:table-cell table:style-name="ce3" office:value-type="string">
            <text:p>THE FAN - IL MI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137">
            <text:p>14137</text:p>
          </table:table-cell>
          <table:table-cell table:style-name="ce3" office:value-type="string">
            <text:p>MARIO AND THE MAGICIAN - MARIO E IL MAGO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BRANDAUER KLAUS MARIA</text:p>
          </table:table-cell>
          <table:table-cell table:style-name="ce3" office:value-type="string">
            <text:p>SANDS JULIAN</text:p>
          </table:table-cell>
          <table:table-cell table:style-name="ce3" office:value-type="string">
            <text:p>GALIENA ANNA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14140">
            <text:p>14140</text:p>
          </table:table-cell>
          <table:table-cell table:style-name="ce3" office:value-type="string">
            <text:p>STRIPTEA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RGMAN ANDREW</text:p>
          </table:table-cell>
          <table:table-cell table:style-name="ce3" office:value-type="string">
            <text:p>MOORE DEMI</text:p>
          </table:table-cell>
          <table:table-cell table:style-name="ce3" office:value-type="string">
            <text:p>ASSANTE ARMAN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141">
            <text:p>14141</text:p>
          </table:table-cell>
          <table:table-cell table:style-name="ce3" office:value-type="string">
            <text:p>CITTADINO X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EROLMO CHRIS</text:p>
          </table:table-cell>
          <table:table-cell table:style-name="ce3" office:value-type="string">
            <text:p>REA STEPHEN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143">
            <text:p>14143</text:p>
          </table:table-cell>
          <table:table-cell table:style-name="ce3" office:value-type="string">
            <text:p>L'ELIMINATORE - ERAS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USSELL CHARLES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4148">
            <text:p>14148</text:p>
          </table:table-cell>
          <table:table-cell table:style-name="ce3" office:value-type="string">
            <text:p>A WONG FOO - GRAZIE DI TU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IDRON BEEBA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152">
            <text:p>14152</text:p>
          </table:table-cell>
          <table:table-cell table:style-name="ce3" office:value-type="string">
            <text:p>LA GUERRA DEI MOND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ASKIN BYRON</text:p>
          </table:table-cell>
          <table:table-cell table:style-name="ce3" office:value-type="string">
            <text:p>BARRY GENE</text:p>
          </table:table-cell>
          <table:table-cell table:style-name="ce3" office:value-type="string">
            <text:p>ROBINSON AN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153">
            <text:p>14153</text:p>
          </table:table-cell>
          <table:table-cell table:style-name="ce3" office:value-type="string">
            <text:p>ALLA RICERCA DELLA VALLE INCANTATA 4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168">
            <text:p>14168</text:p>
          </table:table-cell>
          <table:table-cell table:style-name="ce3" office:value-type="string">
            <text:p>LO ZIO DI BROOKLY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IPRI D. E MARESCO F.</text:p>
          </table:table-cell>
          <table:table-cell table:style-name="ce3" office:value-type="string">
            <text:p>AUGUSTA PIPPO</text:p>
          </table:table-cell>
          <table:table-cell table:style-name="ce3" office:value-type="string">
            <text:p>BRUNO ANTONIN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4169">
            <text:p>14169</text:p>
          </table:table-cell>
          <table:table-cell table:style-name="ce3" office:value-type="string">
            <text:p>SILENZIO SI NAS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CASTELLITTO SERGIO</text:p>
          </table:table-cell>
          <table:table-cell table:style-name="ce3" office:value-type="string">
            <text:p>ROSSI PAOL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4170">
            <text:p>14170</text:p>
          </table:table-cell>
          <table:table-cell table:style-name="ce3" office:value-type="string">
            <text:p>GIOVANI STREGH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LEMING ANDREW</text:p>
          </table:table-cell>
          <table:table-cell table:style-name="ce3" office:value-type="string">
            <text:p>BLAK FAIRUZA</text:p>
          </table:table-cell>
          <table:table-cell table:style-name="ce3" office:value-type="string">
            <text:p>TUNNEY ROB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200">
            <text:p>14200</text:p>
          </table:table-cell>
          <table:table-cell table:style-name="ce3" office:value-type="string">
            <text:p>BABYSITTER..UN THRILL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ERLAND GUY</text:p>
          </table:table-cell>
          <table:table-cell table:style-name="ce3" office:value-type="string">
            <text:p>SILVERSTONE ALICIA</text:p>
          </table:table-cell>
          <table:table-cell table:style-name="ce3" office:value-type="string">
            <text:p>LONDON JEREM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207">
            <text:p>14207</text:p>
          </table:table-cell>
          <table:table-cell table:style-name="ce3" office:value-type="string">
            <text:p>PROTEU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EEN BOB</text:p>
          </table:table-cell>
          <table:table-cell table:style-name="ce3" office:value-type="string">
            <text:p>FAIRBRASS CRAIG</text:p>
          </table:table-cell>
          <table:table-cell table:style-name="ce3" office:value-type="string">
            <text:p>BARRY TONY</text:p>
          </table:table-cell>
          <table:table-cell table:style-name="ce3" office:value-type="string">
            <text:p>NUMBER ON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218">
            <text:p>14218</text:p>
          </table:table-cell>
          <table:table-cell table:style-name="ce3" office:value-type="string">
            <text:p>IL CORVO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OPE TIM</text:p>
          </table:table-cell>
          <table:table-cell table:style-name="ce3" office:value-type="string">
            <text:p>PEREZ VINCENT</text:p>
          </table:table-cell>
          <table:table-cell table:style-name="ce3" office:value-type="string">
            <text:p>KIRSHNER M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219">
            <text:p>14219</text:p>
          </table:table-cell>
          <table:table-cell table:style-name="ce3" office:value-type="string">
            <text:p>IL BARBIERE DI RI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PAPALEO ROCC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226">
            <text:p>14226</text:p>
          </table:table-cell>
          <table:table-cell table:style-name="ce3" office:value-type="string">
            <text:p>SPIA E LASCIA SPIA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RIEDBERG RICK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SHERIDAN NICOLLETTE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228">
            <text:p>14228</text:p>
          </table:table-cell>
          <table:table-cell table:style-name="ce3" office:value-type="string">
            <text:p>I MUPPET NELL'ISOLA DEL TESOR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ENSON BRI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4265">
            <text:p>14265</text:p>
          </table:table-cell>
          <table:table-cell table:style-name="ce3" office:value-type="string">
            <text:p>DESTRUCTION DERBY 2 <text:s text:c="1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4266">
            <text:p>14266</text:p>
          </table:table-cell>
          <table:table-cell table:style-name="ce3" office:value-type="string">
            <text:p>NAMCO TENNIS SMASH COURT <text:s text:c="1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ORT TENNI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4267">
            <text:p>14267</text:p>
          </table:table-cell>
          <table:table-cell table:style-name="ce3" office:value-type="string">
            <text:p>COOL BOARDERS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ORTIVO SNOW BO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4288">
            <text:p>14288</text:p>
          </table:table-cell>
          <table:table-cell table:style-name="ce3" office:value-type="string">
            <text:p>INDEPENDENCE DA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22">
            <text:p>14322</text:p>
          </table:table-cell>
          <table:table-cell table:style-name="ce3" office:value-type="string">
            <text:p>TIN CUP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HELTON RON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23">
            <text:p>14323</text:p>
          </table:table-cell>
          <table:table-cell table:style-name="ce3" office:value-type="string">
            <text:p>DUELLO TRA I GHIACCI - NORTH STA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GAUP NILS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24">
            <text:p>14324</text:p>
          </table:table-cell>
          <table:table-cell table:style-name="ce3" office:value-type="string">
            <text:p>IL MEGLIO DI SILVESTRO E TITTI DETECTIV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WALKER JAMES T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26">
            <text:p>14326</text:p>
          </table:table-cell>
          <table:table-cell table:style-name="ce3" office:value-type="string">
            <text:p>ALBERGO ROM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ITI UGO</text:p>
          </table:table-cell>
          <table:table-cell table:style-name="ce3" office:value-type="string">
            <text:p>BENVENUTI ALESSANDRO</text:p>
          </table:table-cell>
          <table:table-cell table:style-name="ce3" office:value-type="string">
            <text:p>CAPRIOGLIO DEBORA</text:p>
          </table:table-cell>
          <table:table-cell table:style-name="ce3" office:value-type="string">
            <text:p>RCS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33">
            <text:p>14333</text:p>
          </table:table-cell>
          <table:table-cell table:style-name="ce3" office:value-type="string">
            <text:p>STAR TREK - VOYAGER 1.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IEDMAN - LANDAU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340">
            <text:p>14340</text:p>
          </table:table-cell>
          <table:table-cell table:style-name="ce3" office:value-type="string">
            <text:p>L'ARCANO INCANTAT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VATI PUPI</text:p>
          </table:table-cell>
          <table:table-cell table:style-name="ce3" office:value-type="string">
            <text:p>CECCHI CARLO</text:p>
          </table:table-cell>
          <table:table-cell table:style-name="ce3" office:value-type="string">
            <text:p>DIONIDI STEFANO</text:p>
          </table:table-cell>
          <table:table-cell table:style-name="ce3" office:value-type="string">
            <text:p>FILMAURO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351">
            <text:p>14351</text:p>
          </table:table-cell>
          <table:table-cell table:style-name="ce3" office:value-type="string">
            <text:p>THE KINGDOM - IL REGNO <text:s/>(1 E 2 PARTE)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ON TRIER LARS</text:p>
          </table:table-cell>
          <table:table-cell table:style-name="ce3" office:value-type="string">
            <text:p>JAREGARD ERNST-HUGO</text:p>
          </table:table-cell>
          <table:table-cell table:style-name="ce3" office:value-type="string">
            <text:p>ROLFFES KIRSTE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362">
            <text:p>14362</text:p>
          </table:table-cell>
          <table:table-cell table:style-name="ce3" office:value-type="string">
            <text:p>ANCORA VIV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DERN BRUC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363">
            <text:p>14363</text:p>
          </table:table-cell>
          <table:table-cell table:style-name="ce3" office:value-type="string">
            <text:p>SCOMODI OMICID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AMAHORI LEE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GRIFFITH MELANI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364">
            <text:p>14364</text:p>
          </table:table-cell>
          <table:table-cell table:style-name="ce3" office:value-type="string">
            <text:p>RITORNO A CASA GOR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VENUTI ALESSANDRO</text:p>
          </table:table-cell>
          <table:table-cell table:style-name="ce3" office:value-type="string">
            <text:p>CENCI ATHI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365">
            <text:p>14365</text:p>
          </table:table-cell>
          <table:table-cell table:style-name="ce3" office:value-type="string">
            <text:p>GEORGI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GROSBARD ULU</text:p>
          </table:table-cell>
          <table:table-cell table:style-name="ce3" office:value-type="string">
            <text:p>JASON LEIGH JENNIFER</text:p>
          </table:table-cell>
          <table:table-cell table:style-name="ce3" office:value-type="string">
            <text:p>WINNINGHAM MAR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370">
            <text:p>14370</text:p>
          </table:table-cell>
          <table:table-cell table:style-name="ce3" office:value-type="string">
            <text:p>IL ROMPISCATO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TILLER REN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BRODERICK MATTHEW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387">
            <text:p>14387</text:p>
          </table:table-cell>
          <table:table-cell table:style-name="ce3" office:value-type="string">
            <text:p>SQUIL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DEGAN RAZ</text:p>
          </table:table-cell>
          <table:table-cell table:style-name="ce3" office:value-type="string">
            <text:p>DRIVER JENNIFER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388">
            <text:p>14388</text:p>
          </table:table-cell>
          <table:table-cell table:style-name="ce3" office:value-type="string">
            <text:p>L'ORA DELLA VIOLENZ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NDEL ROBERT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HUDSON ERNI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439">
            <text:p>14439</text:p>
          </table:table-cell>
          <table:table-cell table:style-name="ce3" office:value-type="string">
            <text:p>LA PROV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MOORE ROGER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440">
            <text:p>14440</text:p>
          </table:table-cell>
          <table:table-cell table:style-name="ce3" office:value-type="string">
            <text:p>PANARE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IPOLO</text:p>
          </table:table-cell>
          <table:table-cell table:style-name="ce3" office:value-type="string">
            <text:p>BORSELLI HOARA</text:p>
          </table:table-cell>
          <table:table-cell table:style-name="ce3" office:value-type="string">
            <text:p>BULLA MASSIM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444">
            <text:p>14444</text:p>
          </table:table-cell>
          <table:table-cell table:style-name="ce3" office:value-type="string">
            <text:p>MISSION: IMPOSSIB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VOIGHT JO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448">
            <text:p>14448</text:p>
          </table:table-cell>
          <table:table-cell table:style-name="ce3" office:value-type="string">
            <text:p>IL MOMENTO DI UCCIDE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4450">
            <text:p>14450</text:p>
          </table:table-cell>
          <table:table-cell table:style-name="ce3" office:value-type="string">
            <text:p>L'ALBATROSS - OLTRE LA TEMPES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GOODALL CAROLIN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452">
            <text:p>14452</text:p>
          </table:table-cell>
          <table:table-cell table:style-name="ce3" office:value-type="string">
            <text:p>CRESCERANNO I CARCIOFI A MIMONG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TTAVIANO FULVIO</text:p>
          </table:table-cell>
          <table:table-cell table:style-name="ce3" office:value-type="string">
            <text:p>LIOTTI DANIELE</text:p>
          </table:table-cell>
          <table:table-cell table:style-name="ce3" office:value-type="string">
            <text:p>SCHIAVO FRANCESC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457">
            <text:p>14457</text:p>
          </table:table-cell>
          <table:table-cell table:style-name="ce3" office:value-type="string">
            <text:p>I FALCHI DELLA NOT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LMUTH BRUCE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DEE WILLIAMS BILL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473">
            <text:p>14473</text:p>
          </table:table-cell>
          <table:table-cell table:style-name="ce3" office:value-type="string">
            <text:p>FINO ALLA F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PPELLO FRANK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SLATER HELE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476">
            <text:p>14476</text:p>
          </table:table-cell>
          <table:table-cell table:style-name="ce3" office:value-type="string">
            <text:p>CRAS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HUNTER HOLLY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4507">
            <text:p>14507</text:p>
          </table:table-cell>
          <table:table-cell table:style-name="ce3" office:value-type="string">
            <text:p>OLIVER E COMPANY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4528">
            <text:p>14528</text:p>
          </table:table-cell>
          <table:table-cell table:style-name="ce3" office:value-type="string">
            <text:p>THE HUNCHBACK OF NOTRE DAM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TROUSDALE GA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42">
            <text:p>14542</text:p>
          </table:table-cell>
          <table:table-cell table:style-name="ce3" office:value-type="string">
            <text:p>DRIV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ANG STEVE</text:p>
          </table:table-cell>
          <table:table-cell table:style-name="ce3" office:value-type="string">
            <text:p>FACASCOS MARK</text:p>
          </table:table-cell>
          <table:table-cell table:style-name="ce3" office:value-type="string">
            <text:p>HARDISON KADEEM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4546">
            <text:p>14546</text:p>
          </table:table-cell>
          <table:table-cell table:style-name="ce3" office:value-type="string">
            <text:p>SABOTAG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KACS TIBOR</text:p>
          </table:table-cell>
          <table:table-cell table:style-name="ce3" office:value-type="string">
            <text:p>DACASCOS MARK</text:p>
          </table:table-cell>
          <table:table-cell table:style-name="ce3" office:value-type="string">
            <text:p>MOSS CARRIE ANN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557">
            <text:p>14557</text:p>
          </table:table-cell>
          <table:table-cell table:style-name="ce3" office:value-type="string">
            <text:p>ALASK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ESTON FRASHER C.</text:p>
          </table:table-cell>
          <table:table-cell table:style-name="ce3" office:value-type="string">
            <text:p>BIRCH THORA</text:p>
          </table:table-cell>
          <table:table-cell table:style-name="ce3" office:value-type="string">
            <text:p>HESTON CHARLTON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58">
            <text:p>14558</text:p>
          </table:table-cell>
          <table:table-cell table:style-name="ce3" office:value-type="string">
            <text:p>EXTREME MEASURES - SOLUZIONI ESTRE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70">
            <text:p>14570</text:p>
          </table:table-cell>
          <table:table-cell table:style-name="ce3" office:value-type="string">
            <text:p>TWIST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PAXTON BILL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71">
            <text:p>14571</text:p>
          </table:table-cell>
          <table:table-cell table:style-name="ce3" office:value-type="string">
            <text:p>THE ASSASSINATION FI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RRISON JOHN</text:p>
          </table:table-cell>
          <table:table-cell table:style-name="ce3" office:value-type="string">
            <text:p>FENN SHERILYN</text:p>
          </table:table-cell>
          <table:table-cell table:style-name="ce3" office:value-type="string">
            <text:p>VERICA TOM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72">
            <text:p>14572</text:p>
          </table:table-cell>
          <table:table-cell table:style-name="ce3" office:value-type="string">
            <text:p>STAR TREK - VOYAGER 1. 3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593">
            <text:p>14593</text:p>
          </table:table-cell>
          <table:table-cell table:style-name="ce3" office:value-type="string">
            <text:p>THE X FILES 08 - TEMPUS FUGI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OWMAN ROB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C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643">
            <text:p>14643</text:p>
          </table:table-cell>
          <table:table-cell table:style-name="ce3" office:value-type="string">
            <text:p>SOULBLADE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 3D CON ARM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4644">
            <text:p>14644</text:p>
          </table:table-cell>
          <table:table-cell table:style-name="ce3" office:value-type="string">
            <text:p>PORSCHE CHALLENGE <text:s text:c="1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UIDA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 COMPUTER</text:p>
          </table:table-cell>
          <table:table-cell table:number-columns-repeated="249"/>
        </table:table-row>
        <table:table-row table:style-name="ro1">
          <table:table-cell table:style-name="ce2" office:value-type="float" office:value="14645">
            <text:p>14645</text:p>
          </table:table-cell>
          <table:table-cell table:style-name="ce3" office:value-type="string">
            <text:p>ADIDAS POWER SOCCER INTERNAT. 97 <text:s text:c="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4670">
            <text:p>14670</text:p>
          </table:table-cell>
          <table:table-cell table:style-name="ce3" office:value-type="string">
            <text:p>THE DENTIST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YUZNA BRIAN</text:p>
          </table:table-cell>
          <table:table-cell table:style-name="ce3" office:value-type="string">
            <text:p>BERNSEN CORBIN</text:p>
          </table:table-cell>
          <table:table-cell table:style-name="ce3" office:value-type="string">
            <text:p>HOFFMAN LINDA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4687">
            <text:p>14687</text:p>
          </table:table-cell>
          <table:table-cell table:style-name="ce3" office:value-type="string">
            <text:p>GYPSY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ARDOLINO EMILE</text:p>
          </table:table-cell>
          <table:table-cell table:style-name="ce3" office:value-type="string">
            <text:p>MIDLER BETTE</text:p>
          </table:table-cell>
          <table:table-cell table:style-name="ce3" office:value-type="string">
            <text:p>GIBB CYNTHIA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689">
            <text:p>14689</text:p>
          </table:table-cell>
          <table:table-cell table:style-name="ce3" office:value-type="string">
            <text:p>SPIRITI NELLE TENEB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OPKINS STEPHEN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727">
            <text:p>14727</text:p>
          </table:table-cell>
          <table:table-cell table:style-name="ce3" office:value-type="string">
            <text:p>DELITTI INQUIETAN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RAY JOHN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WAYANS KEENEN IVOR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731">
            <text:p>14731</text:p>
          </table:table-cell>
          <table:table-cell table:style-name="ce3" office:value-type="string">
            <text:p>GRACE OF MY HEART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ANDERS ALLISON</text:p>
          </table:table-cell>
          <table:table-cell table:style-name="ce3" office:value-type="string">
            <text:p>TURTURRO JOHN</text:p>
          </table:table-cell>
          <table:table-cell table:style-name="ce3" office:value-type="string">
            <text:p>DILLON MATT</text:p>
          </table:table-cell>
          <table:table-cell table:style-name="ce3" office:value-type="string">
            <text:p>UNIVERSAL - 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732">
            <text:p>14732</text:p>
          </table:table-cell>
          <table:table-cell table:style-name="ce3" office:value-type="string">
            <text:p>IL PROFESSORE MA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PINKETT JADA</text:p>
          </table:table-cell>
          <table:table-cell table:style-name="ce3" office:value-type="string">
            <text:p>UNIVERSAL - 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734">
            <text:p>14734</text:p>
          </table:table-cell>
          <table:table-cell table:style-name="ce3" office:value-type="string">
            <text:p>LA PECORA NE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PHEERIS PENELOPE</text:p>
          </table:table-cell>
          <table:table-cell table:style-name="ce3" office:value-type="string">
            <text:p>FARLEY CHRIS</text:p>
          </table:table-cell>
          <table:table-cell table:style-name="ce3" office:value-type="string">
            <text:p>SPADE DAVID</text:p>
          </table:table-cell>
          <table:table-cell table:style-name="ce3" office:value-type="string">
            <text:p>PARAMOUNT - 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743">
            <text:p>14743</text:p>
          </table:table-cell>
          <table:table-cell table:style-name="ce3" office:value-type="string">
            <text:p>SAMURAI SHODOWN III <text:s text:c="1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 2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 SNK</text:p>
          </table:table-cell>
          <table:table-cell table:number-columns-repeated="249"/>
        </table:table-row>
        <table:table-row table:style-name="ro1">
          <table:table-cell table:style-name="ce2" office:value-type="float" office:value="14758">
            <text:p>14758</text:p>
          </table:table-cell>
          <table:table-cell table:style-name="ce3" office:value-type="string">
            <text:p>MICHAE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PHRON NORA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MACDOWELL ANDI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4784">
            <text:p>14784</text:p>
          </table:table-cell>
          <table:table-cell table:style-name="ce3" office:value-type="string">
            <text:p>REAZIONE A CATENA - CHAIN REACTIO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4786">
            <text:p>14786</text:p>
          </table:table-cell>
          <table:table-cell table:style-name="ce3" office:value-type="string">
            <text:p>ESCORIANDOL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ZZA/MASTRELLA</text:p>
          </table:table-cell>
          <table:table-cell table:style-name="ce3" office:value-type="string">
            <text:p>FERRARI ISABELLA</text:p>
          </table:table-cell>
          <table:table-cell table:style-name="ce3" office:value-type="string">
            <text:p>GOLINO VALERI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787">
            <text:p>14787</text:p>
          </table:table-cell>
          <table:table-cell table:style-name="ce3" office:value-type="string">
            <text:p>EVIT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PARKER ALAN</text:p>
          </table:table-cell>
          <table:table-cell table:style-name="ce3" office:value-type="string">
            <text:p>MADONNA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788">
            <text:p>14788</text:p>
          </table:table-cell>
          <table:table-cell table:style-name="ce3" office:value-type="string">
            <text:p>SONO PAZZO DI IRIS BLOND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GERINI CLAUD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791">
            <text:p>14791</text:p>
          </table:table-cell>
          <table:table-cell table:style-name="ce3" office:value-type="string">
            <text:p>RANSOM IL RISCAT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4792">
            <text:p>14792</text:p>
          </table:table-cell>
          <table:table-cell table:style-name="ce3" office:value-type="string">
            <text:p>LA MOGLIE DI UN UOMO RIC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LDEN JONES AMY</text:p>
          </table:table-cell>
          <table:table-cell table:style-name="ce3" office:value-type="string">
            <text:p>BERRY HALLE</text:p>
          </table:table-cell>
          <table:table-cell table:style-name="ce3" office:value-type="string">
            <text:p>GREENE PETER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793">
            <text:p>14793</text:p>
          </table:table-cell>
          <table:table-cell table:style-name="ce3" office:value-type="string">
            <text:p>DAYLIGHT - TRAPPOLA NEL TUNNEL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BRENNEMAN AMY</text:p>
          </table:table-cell>
          <table:table-cell table:style-name="ce3" office:value-type="string">
            <text:p>CIC VIDEO -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4796">
            <text:p>14796</text:p>
          </table:table-cell>
          <table:table-cell table:style-name="ce3" office:value-type="string">
            <text:p>LE AVVENTURE DI BIANCA E BERNI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4798">
            <text:p>14798</text:p>
          </table:table-cell>
          <table:table-cell table:style-name="ce3" office:value-type="string">
            <text:p>MATILDA 6 MITIC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DE VITO DANN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800">
            <text:p>14800</text:p>
          </table:table-cell>
          <table:table-cell table:style-name="ce3" office:value-type="string">
            <text:p>MARS ATTACKS !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DEVITO DANNY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830">
            <text:p>14830</text:p>
          </table:table-cell>
          <table:table-cell table:style-name="ce3" office:value-type="string">
            <text:p>L'AGGUA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EINER ROB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GOLDBERG WHOOPI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834">
            <text:p>14834</text:p>
          </table:table-cell>
          <table:table-cell table:style-name="ce3" office:value-type="string">
            <text:p>IL CLUB DELLE PRIME MOGL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ILSON HUGH</text:p>
          </table:table-cell>
          <table:table-cell table:style-name="ce3" office:value-type="string">
            <text:p>HAWN GOLDIE</text:p>
          </table:table-cell>
          <table:table-cell table:style-name="ce3" office:value-type="string">
            <text:p>MIDLER BETT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835">
            <text:p>14835</text:p>
          </table:table-cell>
          <table:table-cell table:style-name="ce3" office:value-type="string">
            <text:p>THE PHANTOM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INCER SIMON</text:p>
          </table:table-cell>
          <table:table-cell table:style-name="ce3" office:value-type="string">
            <text:p>ZANE BILL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844">
            <text:p>14844</text:p>
          </table:table-cell>
          <table:table-cell table:style-name="ce3" office:value-type="string">
            <text:p>IL CICLON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FORTEZA LORENA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855">
            <text:p>14855</text:p>
          </table:table-cell>
          <table:table-cell table:style-name="ce3" office:value-type="string">
            <text:p>CASPER 2 - UN FANTASMAGORICO INIZI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CNAMARA SEAN</text:p>
          </table:table-cell>
          <table:table-cell table:style-name="ce3" office:value-type="string">
            <text:p>GUTTENBERG STEVE</text:p>
          </table:table-cell>
          <table:table-cell table:style-name="ce3" office:value-type="string">
            <text:p>LOUGHLIN LORI</text:p>
          </table:table-cell>
          <table:table-cell table:style-name="ce3" office:value-type="string">
            <text:p>TWENTIE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4867">
            <text:p>14867</text:p>
          </table:table-cell>
          <table:table-cell table:style-name="ce3" office:value-type="string">
            <text:p>SPECCHIO DELLA MEMOR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HL JOHN</text:p>
          </table:table-cell>
          <table:table-cell table:style-name="ce3" office:value-type="string">
            <text:p>LIOTTA RAY</text:p>
          </table:table-cell>
          <table:table-cell table:style-name="ce3" office:value-type="string">
            <text:p>FIORENTINO LINDA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869">
            <text:p>14869</text:p>
          </table:table-cell>
          <table:table-cell table:style-name="ce3" office:value-type="string">
            <text:p>STAR TREK - VOYAGER 1. 4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CIC - 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870">
            <text:p>14870</text:p>
          </table:table-cell>
          <table:table-cell table:style-name="ce3" office:value-type="string">
            <text:p>FUGA DA LOS ANGELE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KEACH STACY</text:p>
          </table:table-cell>
          <table:table-cell table:style-name="ce3" office:value-type="string">
            <text:p>CIC - 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4913">
            <text:p>14913</text:p>
          </table:table-cell>
          <table:table-cell table:style-name="ce3" office:value-type="string">
            <text:p>THE INVAD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OSMAN MARK</text:p>
          </table:table-cell>
          <table:table-cell table:style-name="ce3" office:value-type="string">
            <text:p>YOUNG SEAN</text:p>
          </table:table-cell>
          <table:table-cell table:style-name="ce3" office:value-type="string">
            <text:p>CROSS BEN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4916">
            <text:p>14916</text:p>
          </table:table-cell>
          <table:table-cell table:style-name="ce3" office:value-type="string">
            <text:p>SPACE JAM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PYTKA JOE</text:p>
          </table:table-cell>
          <table:table-cell table:style-name="ce3" office:value-type="string">
            <text:p>JORDAN MICHAEL</text:p>
          </table:table-cell>
          <table:table-cell table:style-name="ce3" office:value-type="string">
            <text:p>KNIGHT WAYN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17">
            <text:p>14917</text:p>
          </table:table-cell>
          <table:table-cell table:style-name="ce3" office:value-type="string">
            <text:p>IL SENSO DI SMILLA PER LA NEV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UGUST BILLE</text:p>
          </table:table-cell>
          <table:table-cell table:style-name="ce3" office:value-type="string">
            <text:p>ORMOND JULIA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18">
            <text:p>14918</text:p>
          </table:table-cell>
          <table:table-cell table:style-name="ce3" office:value-type="string">
            <text:p>TUTTI GIU' PER TER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ERRARIO DAVIDE</text:p>
          </table:table-cell>
          <table:table-cell table:style-name="ce3" office:value-type="string">
            <text:p>MASTANDREA VALERIO</text:p>
          </table:table-cell>
          <table:table-cell table:style-name="ce3" office:value-type="string">
            <text:p>MONNI CARLO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20">
            <text:p>14920</text:p>
          </table:table-cell>
          <table:table-cell table:style-name="ce3" office:value-type="string">
            <text:p>IL RICHIAMO DELLA FORES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VATEK PETER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BOOTH BRONWE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4926">
            <text:p>14926</text:p>
          </table:table-cell>
          <table:table-cell table:style-name="ce3" office:value-type="string">
            <text:p>CHEYENNE WARRIOR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GRIFFITHS MARK</text:p>
          </table:table-cell>
          <table:table-cell table:style-name="ce3" office:value-type="string">
            <text:p>PRESTON KELLY</text:p>
          </table:table-cell>
          <table:table-cell table:style-name="ce3" office:value-type="string">
            <text:p>HOPKINS BO</text:p>
          </table:table-cell>
          <table:table-cell table:style-name="ce3" office:value-type="string">
            <text:p>SKORPION</text:p>
          </table:table-cell>
          <table:table-cell table:number-columns-repeated="249"/>
        </table:table-row>
        <table:table-row table:style-name="ro1">
          <table:table-cell table:style-name="ce2" office:value-type="float" office:value="14942">
            <text:p>14942</text:p>
          </table:table-cell>
          <table:table-cell table:style-name="ce3" office:value-type="string">
            <text:p>IL VIAGGIO FANTAST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CHOEMANN MICHAE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LFADEDIS</text:p>
          </table:table-cell>
          <table:table-cell table:number-columns-repeated="249"/>
        </table:table-row>
        <table:table-row table:style-name="ro1">
          <table:table-cell table:style-name="ce2" office:value-type="float" office:value="14943">
            <text:p>14943</text:p>
          </table:table-cell>
          <table:table-cell table:style-name="ce3" office:value-type="string">
            <text:p>LA GRANDE AVVENTURA DI JUNGLE JACK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FJIELMARK STEF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LFADEDIS</text:p>
          </table:table-cell>
          <table:table-cell table:number-columns-repeated="249"/>
        </table:table-row>
        <table:table-row table:style-name="ro1">
          <table:table-cell table:style-name="ce2" office:value-type="float" office:value="14944">
            <text:p>14944</text:p>
          </table:table-cell>
          <table:table-cell table:style-name="ce3" office:value-type="string">
            <text:p>LA LEGGENDA DEL VENTO DEL NOR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VARELA CARLO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LFADEDIS</text:p>
          </table:table-cell>
          <table:table-cell table:number-columns-repeated="249"/>
        </table:table-row>
        <table:table-row table:style-name="ro1">
          <table:table-cell table:style-name="ce2" office:value-type="float" office:value="14945">
            <text:p>14945</text:p>
          </table:table-cell>
          <table:table-cell table:style-name="ce3" office:value-type="string">
            <text:p>DAL TRAMONTO ALL'ALB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946">
            <text:p>14946</text:p>
          </table:table-cell>
          <table:table-cell table:style-name="ce3" office:value-type="string">
            <text:p>NIRVAN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947">
            <text:p>14947</text:p>
          </table:table-cell>
          <table:table-cell table:style-name="ce3" office:value-type="string">
            <text:p>FINALMENTE SOL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RINO UMBERTO</text:p>
          </table:table-cell>
          <table:table-cell table:style-name="ce3" office:value-type="string">
            <text:p>PAPALEO ROCCO</text:p>
          </table:table-cell>
          <table:table-cell table:style-name="ce3" office:value-type="string">
            <text:p>PANARIELLO GIORG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4955">
            <text:p>14955</text:p>
          </table:table-cell>
          <table:table-cell table:style-name="ce3" office:value-type="string">
            <text:p>AMORE E ALTRE CATASTROF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ROGHAM EMMA-KATE</text:p>
          </table:table-cell>
          <table:table-cell table:style-name="ce3" office:value-type="string">
            <text:p>O'CONNOR FRANCES</text:p>
          </table:table-cell>
          <table:table-cell table:style-name="ce3" office:value-type="string">
            <text:p>GARNER ALICE</text:p>
          </table:table-cell>
          <table:table-cell table:style-name="ce3" office:value-type="string">
            <text:p>LUCKY RED</text:p>
          </table:table-cell>
          <table:table-cell table:number-columns-repeated="249"/>
        </table:table-row>
        <table:table-row table:style-name="ro1">
          <table:table-cell table:style-name="ce2" office:value-type="float" office:value="14982">
            <text:p>14982</text:p>
          </table:table-cell>
          <table:table-cell table:style-name="ce3" office:value-type="string">
            <text:p>DARK SKIES "THE AWAKENING"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HOOPER TOBE</text:p>
          </table:table-cell>
          <table:table-cell table:style-name="ce3" office:value-type="string">
            <text:p>CLOSE ERIC</text:p>
          </table:table-cell>
          <table:table-cell table:style-name="ce3" office:value-type="string">
            <text:p>WARD MEGAN</text:p>
          </table:table-cell>
          <table:table-cell table:style-name="ce3" office:value-type="string">
            <text:p>SKORPIO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83">
            <text:p>14983</text:p>
          </table:table-cell>
          <table:table-cell table:style-name="ce3" office:value-type="string">
            <text:p>FANTOZZI IL RITOR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VUKOTIC MILENA</text:p>
          </table:table-cell>
          <table:table-cell table:style-name="ce3" office:value-type="string">
            <text:p>SKORPIO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84">
            <text:p>14984</text:p>
          </table:table-cell>
          <table:table-cell table:style-name="ce3" office:value-type="string">
            <text:p>STAR TREK 8 PRIMO CONTATT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ERMAN RICK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85">
            <text:p>14985</text:p>
          </table:table-cell>
          <table:table-cell table:style-name="ce3" office:value-type="string">
            <text:p>DRAGONHEAR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THEWLIS DAVID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89">
            <text:p>14989</text:p>
          </table:table-cell>
          <table:table-cell table:style-name="ce3" office:value-type="string">
            <text:p>FUGA DA ALCATRAZ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EGEL DON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MCGOOHAN PATRICK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91">
            <text:p>14991</text:p>
          </table:table-cell>
          <table:table-cell table:style-name="ce3" office:value-type="string">
            <text:p>JERRY MAGUI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ROWE CAMERO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GOODING CUB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992">
            <text:p>14992</text:p>
          </table:table-cell>
          <table:table-cell table:style-name="ce3" office:value-type="string">
            <text:p>SFIDA N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O GILBERT</text:p>
          </table:table-cell>
          <table:table-cell table:style-name="ce3" office:value-type="string">
            <text:p>CAMPBELL BRUCE</text:p>
          </table:table-cell>
          <table:table-cell table:style-name="ce3" office:value-type="string">
            <text:p>CULP JOSEPH</text:p>
          </table:table-cell>
          <table:table-cell table:style-name="ce3" office:value-type="string">
            <text:p>IF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94">
            <text:p>14994</text:p>
          </table:table-cell>
          <table:table-cell table:style-name="ce3" office:value-type="string">
            <text:p>UN INVERNO FREDDO FRED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IMPANELLI ROBERTO</text:p>
          </table:table-cell>
          <table:table-cell table:style-name="ce3" office:value-type="string">
            <text:p>DAZZI CECILIA</text:p>
          </table:table-cell>
          <table:table-cell table:style-name="ce3" office:value-type="string">
            <text:p>NATOLI CARLOTT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4995">
            <text:p>14995</text:p>
          </table:table-cell>
          <table:table-cell table:style-name="ce3" office:value-type="string">
            <text:p>LE AVVENTURE DI BATMAN &amp; ROBIN <text:s/>POISON 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IRKLAND BOY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96">
            <text:p>14996</text:p>
          </table:table-cell>
          <table:table-cell table:style-name="ce3" office:value-type="string">
            <text:p>LE AVVENTURE DI BATMAN &amp; ROBIN MR. FREE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BA D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4997">
            <text:p>14997</text:p>
          </table:table-cell>
          <table:table-cell table:style-name="ce3" office:value-type="string">
            <text:p>IL VOLO DEI DRAGH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ANKIN ARTHUR &amp; BASS J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004">
            <text:p>15004</text:p>
          </table:table-cell>
          <table:table-cell table:style-name="ce3" office:value-type="string">
            <text:p>RAGE RACER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5005">
            <text:p>15005</text:p>
          </table:table-cell>
          <table:table-cell table:style-name="ce3" office:value-type="string">
            <text:p>LIFEFORCE TENKA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IN SOGGETTIV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5025">
            <text:p>15025</text:p>
          </table:table-cell>
          <table:table-cell table:style-name="ce3" office:value-type="string">
            <text:p>UNA PROMESSA E' UNA PROMESS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EVANT BRIA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SIMBAD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031">
            <text:p>15031</text:p>
          </table:table-cell>
          <table:table-cell table:style-name="ce3" office:value-type="string">
            <text:p>IL PRIGIONIERO DEL CAUCAS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BODROV SERGEI</text:p>
          </table:table-cell>
          <table:table-cell table:style-name="ce3" office:value-type="string">
            <text:p>MENSHIKOV OLEG</text:p>
          </table:table-cell>
          <table:table-cell table:style-name="ce3" office:value-type="string">
            <text:p>MEKHRALIEVA SUSANNA</text:p>
          </table:table-cell>
          <table:table-cell table:style-name="ce3" office:value-type="string">
            <text:p>VIDEO CLUB LUCE</text:p>
          </table:table-cell>
          <table:table-cell table:number-columns-repeated="249"/>
        </table:table-row>
        <table:table-row table:style-name="ro1">
          <table:table-cell table:style-name="ce2" office:value-type="float" office:value="15032">
            <text:p>15032</text:p>
          </table:table-cell>
          <table:table-cell table:style-name="ce3" office:value-type="string">
            <text:p>OMBRE ALIE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ND TIMOTHY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FENN SHERILYN</text:p>
          </table:table-cell>
          <table:table-cell table:style-name="ce3" office:value-type="string">
            <text:p>SPECTACOR</text:p>
          </table:table-cell>
          <table:table-cell table:number-columns-repeated="249"/>
        </table:table-row>
        <table:table-row table:style-name="ro1">
          <table:table-cell table:style-name="ce2" office:value-type="float" office:value="15040">
            <text:p>15040</text:p>
          </table:table-cell>
          <table:table-cell table:style-name="ce3" office:value-type="string">
            <text:p>UOMO D'ACQUA DOLC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BANESE ANTONIO</text:p>
          </table:table-cell>
          <table:table-cell table:style-name="ce3" office:value-type="string">
            <text:p>MILILLO VALER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041">
            <text:p>15041</text:p>
          </table:table-cell>
          <table:table-cell table:style-name="ce3" office:value-type="string">
            <text:p>TUTTI DICONO I LOVE YOU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042">
            <text:p>15042</text:p>
          </table:table-cell>
          <table:table-cell table:style-name="ce3" office:value-type="string">
            <text:p>EMM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CGRATH DOUGLAS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COLETTE TONI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083">
            <text:p>15083</text:p>
          </table:table-cell>
          <table:table-cell table:style-name="ce3" office:value-type="string">
            <text:p>DANTE'S PEAK - LA FURIA DELLA MONTAGN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ONALDSON ROGER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HAMILTON LIND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5088">
            <text:p>15088</text:p>
          </table:table-cell>
          <table:table-cell table:style-name="ce3" office:value-type="string">
            <text:p>FORMULA 1 '97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5089">
            <text:p>15089</text:p>
          </table:table-cell>
          <table:table-cell table:style-name="ce3" office:value-type="string">
            <text:p>PROVE APPAREN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UMET SIDNEY</text:p>
          </table:table-cell>
          <table:table-cell table:style-name="ce3" office:value-type="string">
            <text:p>GARCIA ANDY</text:p>
          </table:table-cell>
          <table:table-cell table:style-name="ce3" office:value-type="string">
            <text:p>DREYFUSS RICHAR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5133">
            <text:p>15133</text:p>
          </table:table-cell>
          <table:table-cell table:style-name="ce3" office:value-type="string">
            <text:p>UNO SBIRRO TUTTOFA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RTER THOMAS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RAPAPORT MICHAEL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35">
            <text:p>15135</text:p>
          </table:table-cell>
          <table:table-cell table:style-name="ce3" office:value-type="string">
            <text:p>MISSIONE SENZA NOME - RED SCORPION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ENNEDY MICHAEL</text:p>
          </table:table-cell>
          <table:table-cell table:style-name="ce3" office:value-type="string">
            <text:p>MCCOLM MATT</text:p>
          </table:table-cell>
          <table:table-cell table:style-name="ce3" office:value-type="string">
            <text:p>SAVAGE JOHN</text:p>
          </table:table-cell>
          <table:table-cell table:style-name="ce3" office:value-type="string">
            <text:p>IF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43">
            <text:p>15143</text:p>
          </table:table-cell>
          <table:table-cell table:style-name="ce3" office:value-type="string">
            <text:p>SHINING DI STEPHEN KING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ARRIS MICK</text:p>
          </table:table-cell>
          <table:table-cell table:style-name="ce3" office:value-type="string">
            <text:p>DE MORNAY REBECCA</text:p>
          </table:table-cell>
          <table:table-cell table:style-name="ce3" office:value-type="string">
            <text:p>WEBER STEVEN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44">
            <text:p>15144</text:p>
          </table:table-cell>
          <table:table-cell table:style-name="ce3" office:value-type="string">
            <text:p>L'OCCHIO DEL M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LLAND TOM</text:p>
          </table:table-cell>
          <table:table-cell table:style-name="ce3" office:value-type="string">
            <text:p>BURKE JOHN BURKE</text:p>
          </table:table-cell>
          <table:table-cell table:style-name="ce3" office:value-type="string">
            <text:p>MANTEGNA JO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45">
            <text:p>15145</text:p>
          </table:table-cell>
          <table:table-cell table:style-name="ce3" office:value-type="string">
            <text:p>VIAGGIO A TOYLAN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ABELLA PAU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5148">
            <text:p>15148</text:p>
          </table:table-cell>
          <table:table-cell table:style-name="ce3" office:value-type="string">
            <text:p>STAR TREK - VOYAGER 1. 5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66">
            <text:p>15166</text:p>
          </table:table-cell>
          <table:table-cell table:style-name="ce3" office:value-type="string">
            <text:p>THE NIGHT FLIE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AVIA MARK</text:p>
          </table:table-cell>
          <table:table-cell table:style-name="ce3" office:value-type="string">
            <text:p>FERRER MIGUEL</text:p>
          </table:table-cell>
          <table:table-cell table:style-name="ce3" office:value-type="string">
            <text:p>ENTWISLE JULI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95">
            <text:p>15195</text:p>
          </table:table-cell>
          <table:table-cell table:style-name="ce3" office:value-type="string">
            <text:p>CAMERE DA LE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IZZO SIMONA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CUCINOTTA MARIA GRAZIA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198">
            <text:p>15198</text:p>
          </table:table-cell>
          <table:table-cell table:style-name="ce3" office:value-type="string">
            <text:p>TRUE BLUE - SFIDA SUL TAMIG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FAIRFAX FERDINAND</text:p>
          </table:table-cell>
          <table:table-cell table:style-name="ce3" office:value-type="string">
            <text:p>LUCAS JOSH</text:p>
          </table:table-cell>
          <table:table-cell table:style-name="ce3" office:value-type="string">
            <text:p>LEYSEN JOHAN</text:p>
          </table:table-cell>
          <table:table-cell table:style-name="ce3" office:value-type="string">
            <text:p>BUENA VIST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0">
            <text:p>15200</text:p>
          </table:table-cell>
          <table:table-cell table:style-name="ce3" office:value-type="string">
            <text:p>UNDERWORLD - VENDETTA SOTTERRANE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RISTIAN ROGER</text:p>
          </table:table-cell>
          <table:table-cell table:style-name="ce3" office:value-type="string">
            <text:p>MANTEGNA JOE</text:p>
          </table:table-cell>
          <table:table-cell table:style-name="ce3" office:value-type="string">
            <text:p>SCIORRA ANNABELLA</text:p>
          </table:table-cell>
          <table:table-cell table:style-name="ce3" office:value-type="string">
            <text:p>BUENA VIST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2">
            <text:p>15202</text:p>
          </table:table-cell>
          <table:table-cell table:style-name="ce3" office:value-type="string">
            <text:p>TURBULENC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UTLER ROBERT</text:p>
          </table:table-cell>
          <table:table-cell table:style-name="ce3" office:value-type="string">
            <text:p>LIOTTA RAY</text:p>
          </table:table-cell>
          <table:table-cell table:style-name="ce3" office:value-type="string">
            <text:p>HOLLY LAUREN</text:p>
          </table:table-cell>
          <table:table-cell table:style-name="ce3" office:value-type="string">
            <text:p>IF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5">
            <text:p>15205</text:p>
          </table:table-cell>
          <table:table-cell table:style-name="ce3" office:value-type="string">
            <text:p>U-BOOT96 - THE DIRECTOR'S CUT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PROCHNOW JURGEN</text:p>
          </table:table-cell>
          <table:table-cell table:style-name="ce3" office:value-type="string">
            <text:p>GRONEMEYER HERBER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206">
            <text:p>15206</text:p>
          </table:table-cell>
          <table:table-cell table:style-name="ce3" office:value-type="string">
            <text:p>MEGALOPOLIS - LA SFIDA FINAL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UME KAZUSHIG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7">
            <text:p>15207</text:p>
          </table:table-cell>
          <table:table-cell table:style-name="ce3" office:value-type="string">
            <text:p>3X3 OCCHI PARTE 3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TAKENOUCHI KAZUHIS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8">
            <text:p>15208</text:p>
          </table:table-cell>
          <table:table-cell table:style-name="ce3" office:value-type="string">
            <text:p>DOMINION TANK POLICE ATTO 3 &amp; 4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09">
            <text:p>15209</text:p>
          </table:table-cell>
          <table:table-cell table:style-name="ce3" office:value-type="string">
            <text:p>DNA - UNA STORIA CHE NON DEVE ACCADE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ESA WILLIAM</text:p>
          </table:table-cell>
          <table:table-cell table:style-name="ce3" office:value-type="string">
            <text:p>DACASCOS MARK</text:p>
          </table:table-cell>
          <table:table-cell table:style-name="ce3" office:value-type="string">
            <text:p>PROCHNOW JURGEN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5214">
            <text:p>15214</text:p>
          </table:table-cell>
          <table:table-cell table:style-name="ce3" office:value-type="string">
            <text:p>UN GIORNO...PER CA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FFMAN MICHAEL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CENTURY FON</text:p>
          </table:table-cell>
          <table:table-cell table:number-columns-repeated="249"/>
        </table:table-row>
        <table:table-row table:style-name="ro1">
          <table:table-cell table:style-name="ce2" office:value-type="float" office:value="15220">
            <text:p>15220</text:p>
          </table:table-cell>
          <table:table-cell table:style-name="ce3" office:value-type="string">
            <text:p>BUGIARDO BUGIAR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TIERNEY MAURA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21">
            <text:p>15221</text:p>
          </table:table-cell>
          <table:table-cell table:style-name="ce3" office:value-type="string">
            <text:p>EFFETTO BLACK OU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OEPP DAVID</text:p>
          </table:table-cell>
          <table:table-cell table:style-name="ce3" office:value-type="string">
            <text:p>MACLACHLAN KYLE</text:p>
          </table:table-cell>
          <table:table-cell table:style-name="ce3" office:value-type="string">
            <text:p>SHUE ELISABETH</text:p>
          </table:table-cell>
          <table:table-cell table:style-name="ce3" office:value-type="string">
            <text:p>CIC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25">
            <text:p>15225</text:p>
          </table:table-cell>
          <table:table-cell table:style-name="ce3" office:value-type="string">
            <text:p>ALLA RICERCA DELLA VALLE INCANTATA 5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5226">
            <text:p>15226</text:p>
          </table:table-cell>
          <table:table-cell table:style-name="ce3" office:value-type="string">
            <text:p>HEMOGLOBIN - CREATURE DELL'INFER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VATEK PETER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DUPUIS RO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5228">
            <text:p>15228</text:p>
          </table:table-cell>
          <table:table-cell table:style-name="ce3" office:value-type="string">
            <text:p>INSEGUI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OOKS KEVIN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5231">
            <text:p>15231</text:p>
          </table:table-cell>
          <table:table-cell table:style-name="ce3" office:value-type="string">
            <text:p>TO SHIN DEN I GUERRIE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OHBARI MASAM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BMG</text:p>
          </table:table-cell>
          <table:table-cell table:number-columns-repeated="249"/>
        </table:table-row>
        <table:table-row table:style-name="ro1">
          <table:table-cell table:style-name="ce2" office:value-type="float" office:value="15261">
            <text:p>15261</text:p>
          </table:table-cell>
          <table:table-cell table:style-name="ce3" office:value-type="string">
            <text:p>DARK SKIES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RIGHT TOM</text:p>
          </table:table-cell>
          <table:table-cell table:style-name="ce3" office:value-type="string">
            <text:p>CLOSE ERIC</text:p>
          </table:table-cell>
          <table:table-cell table:style-name="ce3" office:value-type="string">
            <text:p>WARD MEGAN</text:p>
          </table:table-cell>
          <table:table-cell table:style-name="ce3" office:value-type="string">
            <text:p>BETA FILM</text:p>
          </table:table-cell>
          <table:table-cell table:number-columns-repeated="249"/>
        </table:table-row>
        <table:table-row table:style-name="ro1">
          <table:table-cell table:style-name="ce2" office:value-type="float" office:value="15265">
            <text:p>15265</text:p>
          </table:table-cell>
          <table:table-cell table:style-name="ce3" office:value-type="string">
            <text:p>SPACE TRUCKERS - CAMIONISTI D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ORDON STUART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DORF STEPHEN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69">
            <text:p>15269</text:p>
          </table:table-cell>
          <table:table-cell table:style-name="ce3" office:value-type="string">
            <text:p>L'OLANDESE VOLANTE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STELLING JOS</text:p>
          </table:table-cell>
          <table:table-cell table:style-name="ce3" office:value-type="string">
            <text:p>MANFREDI NINO</text:p>
          </table:table-cell>
          <table:table-cell table:style-name="ce3" office:value-type="string">
            <text:p>GROOTHOF RENE</text:p>
          </table:table-cell>
          <table:table-cell table:style-name="ce3" office:value-type="string">
            <text:p>MONDADORI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279">
            <text:p>15279</text:p>
          </table:table-cell>
          <table:table-cell table:style-name="ce3" office:value-type="string">
            <text:p>L'OMBRA DEL DIAVO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KULA ALAN J.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281">
            <text:p>15281</text:p>
          </table:table-cell>
          <table:table-cell table:style-name="ce3" office:value-type="string">
            <text:p>L'INCREDIBILE VOL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ALLAR CARROLL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PAQUIN AN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5282">
            <text:p>15282</text:p>
          </table:table-cell>
          <table:table-cell table:style-name="ce3" office:value-type="string">
            <text:p>L'INCANTESIMO DEL LAGO 2 - IL SEGRETO D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CH RICH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5283">
            <text:p>15283</text:p>
          </table:table-cell>
          <table:table-cell table:style-name="ce3" office:value-type="string">
            <text:p>RELIC - L'EVOLUZIONE DEL TERRO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YAMS PETER</text:p>
          </table:table-cell>
          <table:table-cell table:style-name="ce3" office:value-type="string">
            <text:p>MILLER PENELOPE ANN</text:p>
          </table:table-cell>
          <table:table-cell table:style-name="ce3" office:value-type="string">
            <text:p>SIZEMORE TO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320">
            <text:p>15320</text:p>
          </table:table-cell>
          <table:table-cell table:style-name="ce3" office:value-type="string">
            <text:p>BUBSY 3D <text:s text:c="2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CCOLADE</text:p>
          </table:table-cell>
          <table:table-cell table:number-columns-repeated="249"/>
        </table:table-row>
        <table:table-row table:style-name="ro1">
          <table:table-cell table:style-name="ce2" office:value-type="float" office:value="15329">
            <text:p>15329</text:p>
          </table:table-cell>
          <table:table-cell table:style-name="ce3" office:value-type="string">
            <text:p>MAXIMUM RIS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M RINGO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HENSTRIDGE NATASH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331">
            <text:p>15331</text:p>
          </table:table-cell>
          <table:table-cell table:style-name="ce3" office:value-type="string">
            <text:p>POTERE ASSOLUTO</text:p>
          </table:table-cell>
          <table:table-cell table:style-name="ce3" office:value-type="string">
            <text:p>Azione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5334">
            <text:p>15334</text:p>
          </table:table-cell>
          <table:table-cell table:style-name="ce3" office:value-type="string">
            <text:p>CAPITAN CONA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TAVERNIER BERTRAND</text:p>
          </table:table-cell>
          <table:table-cell table:style-name="ce3" office:value-type="string">
            <text:p>TORRETON PHILIPPE</text:p>
          </table:table-cell>
          <table:table-cell table:style-name="ce3" office:value-type="string">
            <text:p>LE BIHAN SAMUEL</text:p>
          </table:table-cell>
          <table:table-cell table:style-name="ce3" office:value-type="string">
            <text:p>MONDADORI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335">
            <text:p>15335</text:p>
          </table:table-cell>
          <table:table-cell table:style-name="ce3" office:value-type="string">
            <text:p>IL SAN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CHUE ELISABETH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5339">
            <text:p>15339</text:p>
          </table:table-cell>
          <table:table-cell table:style-name="ce3" office:value-type="string">
            <text:p>STAR TREK - VOYAGER 1. 6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HEERER R.-LANDAU LES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5345">
            <text:p>15345</text:p>
          </table:table-cell>
          <table:table-cell table:style-name="ce3" office:value-type="string">
            <text:p>THE PEACEKEEPER - IL PACIFICATO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ORESTIER FREDERIC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SCHEIDER ROY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5350">
            <text:p>15350</text:p>
          </table:table-cell>
          <table:table-cell table:style-name="ce3" office:value-type="string">
            <text:p>PATLABOR 2 - THE MOVI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353">
            <text:p>15353</text:p>
          </table:table-cell>
          <table:table-cell table:style-name="ce3" office:value-type="string">
            <text:p>FREE WILLY 3 - IL SALVATAGGI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PILLSBURY SAM</text:p>
          </table:table-cell>
          <table:table-cell table:style-name="ce3" office:value-type="string">
            <text:p>RICHTER JASON JAMES</text:p>
          </table:table-cell>
          <table:table-cell table:style-name="ce3" office:value-type="string">
            <text:p>SCHELLENBERG AUGUS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5368">
            <text:p>15368</text:p>
          </table:table-cell>
          <table:table-cell table:style-name="ce3" office:value-type="string">
            <text:p>LE AVVENTURE DI WINNIE THE POOH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369">
            <text:p>15369</text:p>
          </table:table-cell>
          <table:table-cell table:style-name="ce3" office:value-type="string">
            <text:p>BIANCA E BERNIE NELLA TERRA DEI CANGU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370">
            <text:p>15370</text:p>
          </table:table-cell>
          <table:table-cell table:style-name="ce3" office:value-type="string">
            <text:p>IL GOBBO DI NOTRE DAME (DISNEY)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377">
            <text:p>15377</text:p>
          </table:table-cell>
          <table:table-cell table:style-name="ce3" office:value-type="string">
            <text:p>PISTOLE SPORCH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T ICE</text:p>
          </table:table-cell>
          <table:table-cell table:style-name="ce3" office:value-type="string">
            <text:p>TWENTIE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5402">
            <text:p>15402</text:p>
          </table:table-cell>
          <table:table-cell table:style-name="ce3" office:value-type="string">
            <text:p>A SPASSO NEL TEMP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5459">
            <text:p>15459</text:p>
          </table:table-cell>
          <table:table-cell table:style-name="ce3" office:value-type="string">
            <text:p>TERRORE N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UNNICLIFFE GARY J.</text:p>
          </table:table-cell>
          <table:table-cell table:style-name="ce3" office:value-type="string">
            <text:p>BERKELEY XANDER</text:p>
          </table:table-cell>
          <table:table-cell table:style-name="ce3" office:value-type="string">
            <text:p>BARCLAY CAROLI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475">
            <text:p>15475</text:p>
          </table:table-cell>
          <table:table-cell table:style-name="ce3" office:value-type="string">
            <text:p>SUPERCOP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NG STANLEY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KHAN MICHELLE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484">
            <text:p>15484</text:p>
          </table:table-cell>
          <table:table-cell table:style-name="ce3" office:value-type="string">
            <text:p>BATMAN &amp; ROBI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SCHARZENEGGER ARNOLD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486">
            <text:p>15486</text:p>
          </table:table-cell>
          <table:table-cell table:style-name="ce3" office:value-type="string">
            <text:p>SOL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RBA NORBERTO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SADLER CHRIS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489">
            <text:p>15489</text:p>
          </table:table-cell>
          <table:table-cell table:style-name="ce3" office:value-type="string">
            <text:p>MAI DIRE NINJ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UGAN DENNIS</text:p>
          </table:table-cell>
          <table:table-cell table:style-name="ce3" office:value-type="string">
            <text:p>FARLEY CHRIS</text:p>
          </table:table-cell>
          <table:table-cell table:style-name="ce3" office:value-type="string">
            <text:p>SHERIDAN NICOLETT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504">
            <text:p>15504</text:p>
          </table:table-cell>
          <table:table-cell table:style-name="ce3" office:value-type="string">
            <text:p>CON AI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EST SIMON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507">
            <text:p>15507</text:p>
          </table:table-cell>
          <table:table-cell table:style-name="ce3" office:value-type="string">
            <text:p>L'ULTIMO CONTRAT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RMITAGE GEORGE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DRIVER MINNIE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5510">
            <text:p>15510</text:p>
          </table:table-cell>
          <table:table-cell table:style-name="ce3" office:value-type="string">
            <text:p>CHI PESCA TROV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IN CHRISTOPHER</text:p>
          </table:table-cell>
          <table:table-cell table:style-name="ce3" office:value-type="string">
            <text:p>PESCI JOE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5511">
            <text:p>15511</text:p>
          </table:table-cell>
          <table:table-cell table:style-name="ce3" office:value-type="string">
            <text:p>SCREA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AVEN WES</text:p>
          </table:table-cell>
          <table:table-cell table:style-name="ce3" office:value-type="string">
            <text:p>ARQUETTE DAVID</text:p>
          </table:table-cell>
          <table:table-cell table:style-name="ce3" office:value-type="string">
            <text:p>CAMPBELL NEVE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512">
            <text:p>15512</text:p>
          </table:table-cell>
          <table:table-cell table:style-name="ce3" office:value-type="string">
            <text:p>L'ISOLA PERDUT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ANKENHEIMER JOHN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514">
            <text:p>15514</text:p>
          </table:table-cell>
          <table:table-cell table:style-name="ce3" office:value-type="string">
            <text:p>SHADOW PROGRAM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OSMATOS GEORGE P.</text:p>
          </table:table-cell>
          <table:table-cell table:style-name="ce3" office:value-type="string">
            <text:p>SHEEN CHARLIE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CECCHI GORI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533">
            <text:p>15533</text:p>
          </table:table-cell>
          <table:table-cell table:style-name="ce3" office:value-type="string">
            <text:p>MILLENNIUM III - THE BEGINNING &amp; THE E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RIGHT THOMAS J.</text:p>
          </table:table-cell>
          <table:table-cell table:style-name="ce3" office:value-type="string">
            <text:p>HENRIKSEN LANCE</text:p>
          </table:table-cell>
          <table:table-cell table:style-name="ce3" office:value-type="string">
            <text:p>GALLAGHER MEG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534">
            <text:p>15534</text:p>
          </table:table-cell>
          <table:table-cell table:style-name="ce3" office:value-type="string">
            <text:p>THE X FILES 09 - REDUX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NNERS HIM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591">
            <text:p>15591</text:p>
          </table:table-cell>
          <table:table-cell table:style-name="ce3" office:value-type="string">
            <text:p>JURASSIC PARK II - IL MONDO PERDUT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MOORE JULIANNE</text:p>
          </table:table-cell>
          <table:table-cell table:style-name="ce3" office:value-type="string">
            <text:p>CIC</text:p>
          </table:table-cell>
          <table:table-cell table:number-columns-repeated="249"/>
        </table:table-row>
        <table:table-row table:style-name="ro1">
          <table:table-cell table:style-name="ce2" office:value-type="float" office:value="15596">
            <text:p>15596</text:p>
          </table:table-cell>
          <table:table-cell table:style-name="ce3" office:value-type="string">
            <text:p>MIB - MEN IN BLAC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NNENFIELD BARRY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633">
            <text:p>15633</text:p>
          </table:table-cell>
          <table:table-cell table:style-name="ce3" office:value-type="string">
            <text:p>CONTAC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FOSTER JUDIE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5687">
            <text:p>15687</text:p>
          </table:table-cell>
          <table:table-cell table:style-name="ce3" office:value-type="string">
            <text:p>COPLAN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NGOLD JAMES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688">
            <text:p>15688</text:p>
          </table:table-cell>
          <table:table-cell table:style-name="ce3" office:value-type="string">
            <text:p>AUSTIN POWERS 2 - IL CONTROSPIO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ACH JAY</text:p>
          </table:table-cell>
          <table:table-cell table:style-name="ce3" office:value-type="string">
            <text:p>MYERS MIKE</text:p>
          </table:table-cell>
          <table:table-cell table:style-name="ce3" office:value-type="string">
            <text:p>HURLEY ELIZABET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691">
            <text:p>15691</text:p>
          </table:table-cell>
          <table:table-cell table:style-name="ce3" office:value-type="string">
            <text:p>FERMI TUTTI QUESTO E UNO SPETTACOL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ECCHERINI E PACI</text:p>
          </table:table-cell>
          <table:table-cell table:style-name="ce3" office:value-type="string">
            <text:p>CECCHERINI MASSIMO</text:p>
          </table:table-cell>
          <table:table-cell table:style-name="ce3" office:value-type="string">
            <text:p>PACI ALESSANDR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692">
            <text:p>15692</text:p>
          </table:table-cell>
          <table:table-cell table:style-name="ce3" office:value-type="string">
            <text:p>AIR FORCE ON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ETERSON WOLFGANG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697">
            <text:p>15697</text:p>
          </table:table-cell>
          <table:table-cell table:style-name="ce3" office:value-type="string">
            <text:p>LILLI E IL VAGABOND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D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720">
            <text:p>15720</text:p>
          </table:table-cell>
          <table:table-cell table:style-name="ce3" office:value-type="string">
            <text:p>INNAMORATI CRONI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UNNE GRIFFIN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BRODERICK MATTHEW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22">
            <text:p>15722</text:p>
          </table:table-cell>
          <table:table-cell table:style-name="ce3" office:value-type="string">
            <text:p>LE AVVENTURE DI CHARLI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ABELLA PAU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5724">
            <text:p>15724</text:p>
          </table:table-cell>
          <table:table-cell table:style-name="ce3" office:value-type="string">
            <text:p>LE OLIMPIADI DEI PUFF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5725">
            <text:p>15725</text:p>
          </table:table-cell>
          <table:table-cell table:style-name="ce3" office:value-type="string">
            <text:p>IL PUFFO DI PASQU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5727">
            <text:p>15727</text:p>
          </table:table-cell>
          <table:table-cell table:style-name="ce3" office:value-type="string">
            <text:p>IN BARCA A VELA CONTROMA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ALI STEFANO</text:p>
          </table:table-cell>
          <table:table-cell table:style-name="ce3" office:value-type="string">
            <text:p>MASTRANDREA VALERIO</text:p>
          </table:table-cell>
          <table:table-cell table:style-name="ce3" office:value-type="string">
            <text:p>CATANIA ANTONIO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30">
            <text:p>15730</text:p>
          </table:table-cell>
          <table:table-cell table:style-name="ce3" office:value-type="string">
            <text:p>FERNGULLY - CUCCIOLI DA SALVAR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31">
            <text:p>15731</text:p>
          </table:table-cell>
          <table:table-cell table:style-name="ce3" office:value-type="string">
            <text:p>IL QUINTO ELEMENT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FILMAURO - BMG</text:p>
          </table:table-cell>
          <table:table-cell table:number-columns-repeated="249"/>
        </table:table-row>
        <table:table-row table:style-name="ro1">
          <table:table-cell table:style-name="ce2" office:value-type="float" office:value="15733">
            <text:p>15733</text:p>
          </table:table-cell>
          <table:table-cell table:style-name="ce3" office:value-type="string">
            <text:p>TANO DA MORIR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TORRE ROBERTA</text:p>
          </table:table-cell>
          <table:table-cell table:style-name="ce3" office:value-type="string">
            <text:p>GUARINO CICCIO</text:p>
          </table:table-cell>
          <table:table-cell table:style-name="ce3" office:value-type="string">
            <text:p>PAGLINO ENZO</text:p>
          </table:table-cell>
          <table:table-cell table:style-name="ce3" office:value-type="string">
            <text:p>LUCHY RE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36">
            <text:p>15736</text:p>
          </table:table-cell>
          <table:table-cell table:style-name="ce3" office:value-type="string">
            <text:p>BEAN - THE ULTIMATE DISASTER MOVI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MITH MEL</text:p>
          </table:table-cell>
          <table:table-cell table:style-name="ce3" office:value-type="string">
            <text:p>ATKINSON RPWAN</text:p>
          </table:table-cell>
          <table:table-cell table:style-name="ce3" office:value-type="string">
            <text:p>MACNICOL PETER</text:p>
          </table:table-cell>
          <table:table-cell table:style-name="ce3" office:value-type="string">
            <text:p>POLYGRAM FILMED ENTERTAI</text:p>
          </table:table-cell>
          <table:table-cell table:number-columns-repeated="249"/>
        </table:table-row>
        <table:table-row table:style-name="ro1">
          <table:table-cell table:style-name="ce2" office:value-type="float" office:value="15737">
            <text:p>15737</text:p>
          </table:table-cell>
          <table:table-cell table:style-name="ce3" office:value-type="string">
            <text:p>MURDER AT 1600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ITTLE DWIGHT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38">
            <text:p>15738</text:p>
          </table:table-cell>
          <table:table-cell table:style-name="ce3" office:value-type="string">
            <text:p>DONNIE BRASCO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NEWELL MIKE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ENTERTAINMENT I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39">
            <text:p>15739</text:p>
          </table:table-cell>
          <table:table-cell table:style-name="ce3" office:value-type="string">
            <text:p>THE FULL MONT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TTANEO PETER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WILKINSON TOM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52">
            <text:p>15752</text:p>
          </table:table-cell>
          <table:table-cell table:style-name="ce3" office:value-type="string">
            <text:p>THE PEACEMAK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DER MIMI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DREAMWWORKS</text:p>
          </table:table-cell>
          <table:table-cell table:number-columns-repeated="249"/>
        </table:table-row>
        <table:table-row table:style-name="ro1">
          <table:table-cell table:style-name="ce2" office:value-type="float" office:value="15755">
            <text:p>15755</text:p>
          </table:table-cell>
          <table:table-cell table:style-name="ce3" office:value-type="string">
            <text:p>STAR TREK - VOYAGER 1. 7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IEDMAN E KOLBE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5764">
            <text:p>15764</text:p>
          </table:table-cell>
          <table:table-cell table:style-name="ce3" office:value-type="string">
            <text:p>IPOTESI DI COMPLOT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5772">
            <text:p>15772</text:p>
          </table:table-cell>
          <table:table-cell table:style-name="ce3" office:value-type="string">
            <text:p>SPEED 2 - SENZA LIMI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PATRIC JASO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773">
            <text:p>15773</text:p>
          </table:table-cell>
          <table:table-cell table:style-name="ce3" office:value-type="string">
            <text:p>TEMPO DI FUOCO - TIME UNDER FI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VY SCOTT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TYSON RICHARD</text:p>
          </table:table-cell>
          <table:table-cell table:style-name="ce3" office:value-type="string">
            <text:p>ROYADOAKS</text:p>
          </table:table-cell>
          <table:table-cell table:number-columns-repeated="249"/>
        </table:table-row>
        <table:table-row table:style-name="ro1">
          <table:table-cell table:style-name="ce2" office:value-type="float" office:value="15777">
            <text:p>15777</text:p>
          </table:table-cell>
          <table:table-cell table:style-name="ce3" office:value-type="string">
            <text:p>THE X FILES 10 - EMIL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NNERS KIM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778">
            <text:p>15778</text:p>
          </table:table-cell>
          <table:table-cell table:style-name="ce3" office:value-type="string">
            <text:p>TURBO POWEWR RANGERS - IL FILM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WINNING D. - LEVY S.</text:p>
          </table:table-cell>
          <table:table-cell table:style-name="ce3" office:value-type="string">
            <text:p>YONG JHONNY</text:p>
          </table:table-cell>
          <table:table-cell table:style-name="ce3" office:value-type="string">
            <text:p>NAKIA BOSCH</text:p>
          </table:table-cell>
          <table:table-cell table:style-name="ce3" office:value-type="string">
            <text:p>SABAN</text:p>
          </table:table-cell>
          <table:table-cell table:number-columns-repeated="249"/>
        </table:table-row>
        <table:table-row table:style-name="ro1">
          <table:table-cell table:style-name="ce2" office:value-type="float" office:value="15788">
            <text:p>15788</text:p>
          </table:table-cell>
          <table:table-cell table:style-name="ce3" office:value-type="string">
            <text:p>SPAWN - THE DIRECTOR'S CU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.Z.DIPPE MARK</text:p>
          </table:table-cell>
          <table:table-cell table:style-name="ce3" office:value-type="string">
            <text:p>LEGUIZAMO JOHN</text:p>
          </table:table-cell>
          <table:table-cell table:style-name="ce3" office:value-type="string">
            <text:p>JAI WHITE MICHAEL</text:p>
          </table:table-cell>
          <table:table-cell table:style-name="ce3" office:value-type="string">
            <text:p>NEW LI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89">
            <text:p>15789</text:p>
          </table:table-cell>
          <table:table-cell table:style-name="ce3" office:value-type="string">
            <text:p>SPICEWORLD THE MOVI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PIERS BOB</text:p>
          </table:table-cell>
          <table:table-cell table:style-name="ce3" office:value-type="string">
            <text:p>VICTORIA</text:p>
          </table:table-cell>
          <table:table-cell table:style-name="ce3" office:value-type="string">
            <text:p>EMMA</text:p>
          </table:table-cell>
          <table:table-cell table:style-name="ce3" office:value-type="string">
            <text:p>POLYGRAM FILMED ENTERTAI</text:p>
          </table:table-cell>
          <table:table-cell table:number-columns-repeated="249"/>
        </table:table-row>
        <table:table-row table:style-name="ro1">
          <table:table-cell table:style-name="ce2" office:value-type="float" office:value="15790">
            <text:p>15790</text:p>
          </table:table-cell>
          <table:table-cell table:style-name="ce3" office:value-type="string">
            <text:p>MR.BEAN - THE COMPLETE MR. BEAN 1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TKINSON ROWA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THAMES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91">
            <text:p>15791</text:p>
          </table:table-cell>
          <table:table-cell table:style-name="ce3" office:value-type="string">
            <text:p>MR.BEAN - THE COMPLETE MR. BEAN 2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TKINSON ROWA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THAMES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92">
            <text:p>15792</text:p>
          </table:table-cell>
          <table:table-cell table:style-name="ce3" office:value-type="string">
            <text:p>THE LONG KISS GOODNIGHT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NEW LI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793">
            <text:p>15793</text:p>
          </table:table-cell>
          <table:table-cell table:style-name="ce3" office:value-type="string">
            <text:p>THE BIG BLU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ARQUETTE ROSANNA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5794">
            <text:p>15794</text:p>
          </table:table-cell>
          <table:table-cell table:style-name="ce3" office:value-type="string">
            <text:p>PAMELA ANDERSON WITH THE GIRLS OF EDENQU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NDERSON PAMELA</text:p>
          </table:table-cell>
          <table:table-cell table:style-name="ce3"/>
          <table:table-cell table:style-name="ce3" office:value-type="string">
            <text:p>IMC VIDEO LIMITED</text:p>
          </table:table-cell>
          <table:table-cell table:number-columns-repeated="249"/>
        </table:table-row>
        <table:table-row table:style-name="ro1">
          <table:table-cell table:style-name="ce2" office:value-type="float" office:value="15800">
            <text:p>15800</text:p>
          </table:table-cell>
          <table:table-cell table:style-name="ce3" office:value-type="string">
            <text:p>ANACOND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LOSA LUIS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CUBE IC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801">
            <text:p>15801</text:p>
          </table:table-cell>
          <table:table-cell table:style-name="ce3" office:value-type="string">
            <text:p>REGENERATIO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ACKINNON GILLIES</text:p>
          </table:table-cell>
          <table:table-cell table:style-name="ce3" office:value-type="string">
            <text:p>PRYCE JONATHAN</text:p>
          </table:table-cell>
          <table:table-cell table:style-name="ce3" office:value-type="string">
            <text:p>WILBY JAMES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812">
            <text:p>15812</text:p>
          </table:table-cell>
          <table:table-cell table:style-name="ce3" office:value-type="string">
            <text:p>SOLDATO JAN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MOORE DEMI</text:p>
          </table:table-cell>
          <table:table-cell table:style-name="ce3" office:value-type="string">
            <text:p>MORTENSEN VIGGO</text:p>
          </table:table-cell>
          <table:table-cell table:style-name="ce3" office:value-type="string">
            <text:p>LARGO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5813">
            <text:p>15813</text:p>
          </table:table-cell>
          <table:table-cell table:style-name="ce3" office:value-type="string">
            <text:p>OVOSO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RZI PAOLO</text:p>
          </table:table-cell>
          <table:table-cell table:style-name="ce3" office:value-type="string">
            <text:p>GABRIELLINI EDOARDO</text:p>
          </table:table-cell>
          <table:table-cell table:style-name="ce3" office:value-type="string">
            <text:p>PANDOLFI CLAUD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814">
            <text:p>15814</text:p>
          </table:table-cell>
          <table:table-cell table:style-name="ce3" office:value-type="string">
            <text:p>BANZA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DE ROSA FRANCESCO</text:p>
          </table:table-cell>
          <table:table-cell table:style-name="ce3" office:value-type="string">
            <text:p>IIF</text:p>
          </table:table-cell>
          <table:table-cell table:number-columns-repeated="249"/>
        </table:table-row>
        <table:table-row table:style-name="ro1">
          <table:table-cell table:style-name="ce2" office:value-type="float" office:value="15817">
            <text:p>15817</text:p>
          </table:table-cell>
          <table:table-cell table:style-name="ce3" office:value-type="string">
            <text:p>MILLENOVECENTONOVANTADIE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 MARCHI CORRADO</text:p>
          </table:table-cell>
          <table:table-cell table:style-name="ce3" office:value-type="string">
            <text:p>GUZZANTI CORRAD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NGELI CUSTODI</text:p>
          </table:table-cell>
          <table:table-cell table:number-columns-repeated="249"/>
        </table:table-row>
        <table:table-row table:style-name="ro1">
          <table:table-cell table:style-name="ce2" office:value-type="float" office:value="15819">
            <text:p>15819</text:p>
          </table:table-cell>
          <table:table-cell table:style-name="ce3" office:value-type="string">
            <text:p>PROVE D'ACCU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IGNAM ERIN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5845">
            <text:p>15845</text:p>
          </table:table-cell>
          <table:table-cell table:style-name="ce3" office:value-type="string">
            <text:p>AD UN PASSO DAL PARADIS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ILLIAMS LARRY</text:p>
          </table:table-cell>
          <table:table-cell table:style-name="ce3" office:value-type="string">
            <text:p>GALLAGHER PETER</text:p>
          </table:table-cell>
          <table:table-cell table:style-name="ce3" office:value-type="string">
            <text:p>MALIK ART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5852">
            <text:p>15852</text:p>
          </table:table-cell>
          <table:table-cell table:style-name="ce3" office:value-type="string">
            <text:p>FACE/OFF - DUE FACCE DI UN ASSASSIN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854">
            <text:p>15854</text:p>
          </table:table-cell>
          <table:table-cell table:style-name="ce3" office:value-type="string">
            <text:p>NIENTE DA PERD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EDEKERK STEVE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5876">
            <text:p>15876</text:p>
          </table:table-cell>
          <table:table-cell table:style-name="ce3" office:value-type="string">
            <text:p>DOBERMAN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OUNEN JAN</text:p>
          </table:table-cell>
          <table:table-cell table:style-name="ce3" office:value-type="string">
            <text:p>CASSELL VINCENT</text:p>
          </table:table-cell>
          <table:table-cell table:style-name="ce3" office:value-type="string">
            <text:p>KARYO TCHEK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5878">
            <text:p>15878</text:p>
          </table:table-cell>
          <table:table-cell table:style-name="ce3" office:value-type="string">
            <text:p>HANA-BI - FIORI DI FUOC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ITANO TAKESHI</text:p>
          </table:table-cell>
          <table:table-cell table:style-name="ce3" office:value-type="string">
            <text:p>TAKESHI BEAT</text:p>
          </table:table-cell>
          <table:table-cell table:style-name="ce3" office:value-type="string">
            <text:p>KISHIMOTO KAYOKO</text:p>
          </table:table-cell>
          <table:table-cell table:style-name="ce3" office:value-type="string">
            <text:p>VIDEO CLUB LUCE</text:p>
          </table:table-cell>
          <table:table-cell table:number-columns-repeated="249"/>
        </table:table-row>
        <table:table-row table:style-name="ro1">
          <table:table-cell table:style-name="ce2" office:value-type="float" office:value="15880">
            <text:p>15880</text:p>
          </table:table-cell>
          <table:table-cell table:style-name="ce3" office:value-type="string">
            <text:p>JOHNNY 2.0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EARNELEY NEILL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WELCH TAHNEE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5903">
            <text:p>15903</text:p>
          </table:table-cell>
          <table:table-cell table:style-name="ce3" office:value-type="string">
            <text:p>COMPLICE LA NOT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IGGIS MIKE</text:p>
          </table:table-cell>
          <table:table-cell table:style-name="ce3" office:value-type="string">
            <text:p>KINSKI NASTASSIA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904">
            <text:p>15904</text:p>
          </table:table-cell>
          <table:table-cell table:style-name="ce3" office:value-type="string">
            <text:p>SPICE GIRLS - IL FILM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SPIERS BOB</text:p>
          </table:table-cell>
          <table:table-cell table:style-name="ce3" office:value-type="string">
            <text:p>VICTORIA</text:p>
          </table:table-cell>
          <table:table-cell table:style-name="ce3" office:value-type="string">
            <text:p>EMM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905">
            <text:p>15905</text:p>
          </table:table-cell>
          <table:table-cell table:style-name="ce3" office:value-type="string">
            <text:p>FORZA D'URTO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ORA PHILIPPE</text:p>
          </table:table-cell>
          <table:table-cell table:style-name="ce3" office:value-type="string">
            <text:p>BOSWORTH BRIAN</text:p>
          </table:table-cell>
          <table:table-cell table:style-name="ce3" office:value-type="string">
            <text:p>TORRY JO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908">
            <text:p>15908</text:p>
          </table:table-cell>
          <table:table-cell table:style-name="ce3" office:value-type="string">
            <text:p>SEPTEMBER SONGS: LA MUSICA DI KURT WEILL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WEINSTEIN LARRY</text:p>
          </table:table-cell>
          <table:table-cell table:style-name="ce3" office:value-type="string">
            <text:p>REED LOU</text:p>
          </table:table-cell>
          <table:table-cell table:style-name="ce3" office:value-type="string">
            <text:p>HADEN CHARLI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5909">
            <text:p>15909</text:p>
          </table:table-cell>
          <table:table-cell table:style-name="ce3" office:value-type="string">
            <text:p>L.A. CONFIDENTIAL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NSON CURTIS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5910">
            <text:p>15910</text:p>
          </table:table-cell>
          <table:table-cell table:style-name="ce3" office:value-type="string">
            <text:p>BAD MOON - LUNA MORT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ED ERIC</text:p>
          </table:table-cell>
          <table:table-cell table:style-name="ce3" office:value-type="string">
            <text:p>HEMINGWAY MARIEL</text:p>
          </table:table-cell>
          <table:table-cell table:style-name="ce3" office:value-type="string">
            <text:p>PARE MICHAEL</text:p>
          </table:table-cell>
          <table:table-cell table:style-name="ce3" office:value-type="string">
            <text:p>MORGAN CREEK</text:p>
          </table:table-cell>
          <table:table-cell table:number-columns-repeated="249"/>
        </table:table-row>
        <table:table-row table:style-name="ro1">
          <table:table-cell table:style-name="ce2" office:value-type="float" office:value="15913">
            <text:p>15913</text:p>
          </table:table-cell>
          <table:table-cell table:style-name="ce3" office:value-type="string">
            <text:p>SOSPESI NEL TEMPO - THE FRIGHTENER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JACKSON PETER</text:p>
          </table:table-cell>
          <table:table-cell table:style-name="ce3" office:value-type="string">
            <text:p>FOX MICHAEL J.</text:p>
          </table:table-cell>
          <table:table-cell table:style-name="ce3" office:value-type="string">
            <text:p>ALVARADO TRINI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5917">
            <text:p>15917</text:p>
          </table:table-cell>
          <table:table-cell table:style-name="ce3" office:value-type="string">
            <text:p>STAR TREK - VOYAGER 1. 8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IEDMAN E LIVINGSTON</text:p>
          </table:table-cell>
          <table:table-cell table:style-name="ce3" office:value-type="string">
            <text:p>MULGR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5941">
            <text:p>15941</text:p>
          </table:table-cell>
          <table:table-cell table:style-name="ce3" office:value-type="string">
            <text:p>GRAN TURISMO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 SIMULAZIONE REAL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5942">
            <text:p>15942</text:p>
          </table:table-cell>
          <table:table-cell table:style-name="ce3" office:value-type="string">
            <text:p>L'INCARIC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UGUAY CHRISTIAN</text:p>
          </table:table-cell>
          <table:table-cell table:style-name="ce3" office:value-type="string">
            <text:p>QUINN AIDAN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5944">
            <text:p>15944</text:p>
          </table:table-cell>
          <table:table-cell table:style-name="ce3" office:value-type="string">
            <text:p>FIRE DOWN BELOW - L'INFERNO SEPOL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LCALA FELIX ENRIWUEZ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HELGENBERGER MARG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5945">
            <text:p>15945</text:p>
          </table:table-cell>
          <table:table-cell table:style-name="ce3" office:value-type="string">
            <text:p>LA PAROLA AI GIURA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VANCE COURTNEY B.</text:p>
          </table:table-cell>
          <table:table-cell table:style-name="ce3" office:value-type="string">
            <text:p>DAVIS OSSI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5946">
            <text:p>15946</text:p>
          </table:table-cell>
          <table:table-cell table:style-name="ce3" office:value-type="string">
            <text:p>EVENT HORIZO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NDERSON PAUL</text:p>
          </table:table-cell>
          <table:table-cell table:style-name="ce3" office:value-type="string">
            <text:p>FISHBURNE LAWRENCE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5947">
            <text:p>15947</text:p>
          </table:table-cell>
          <table:table-cell table:style-name="ce3" office:value-type="string">
            <text:p>THE GAME ( ENGLISH VERSION )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5948">
            <text:p>15948</text:p>
          </table:table-cell>
          <table:table-cell table:style-name="ce3" office:value-type="string">
            <text:p>LOST HIGHWA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5949">
            <text:p>15949</text:p>
          </table:table-cell>
          <table:table-cell table:style-name="ce3" office:value-type="string">
            <text:p>HERCUL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DISNEY WAL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957">
            <text:p>15957</text:p>
          </table:table-cell>
          <table:table-cell table:style-name="ce3" office:value-type="string">
            <text:p>MR.BEAN - L'ULTIMA CATASTROF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MITH MEL</text:p>
          </table:table-cell>
          <table:table-cell table:style-name="ce3" office:value-type="string">
            <text:p>ATKINSON ROWAN</text:p>
          </table:table-cell>
          <table:table-cell table:style-name="ce3" office:value-type="string">
            <text:p>MCNICOL PETER</text:p>
          </table:table-cell>
          <table:table-cell table:style-name="ce3" office:value-type="string">
            <text:p>POLYGRAM FILMED ENTERTAI</text:p>
          </table:table-cell>
          <table:table-cell table:number-columns-repeated="249"/>
        </table:table-row>
        <table:table-row table:style-name="ro1">
          <table:table-cell table:style-name="ce2" office:value-type="float" office:value="15963">
            <text:p>15963</text:p>
          </table:table-cell>
          <table:table-cell table:style-name="ce3" office:value-type="string">
            <text:p>COPPIA OMICI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RAGASSO CLAUDIO</text:p>
          </table:table-cell>
          <table:table-cell table:style-name="ce3" office:value-type="string">
            <text:p>BOVA RAOUL</text:p>
          </table:table-cell>
          <table:table-cell table:style-name="ce3" office:value-type="string">
            <text:p>DEGAN RAZ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5986">
            <text:p>15986</text:p>
          </table:table-cell>
          <table:table-cell table:style-name="ce3" office:value-type="string">
            <text:p>THE HUNTERS - LA CACC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UNDVALL KJELL</text:p>
          </table:table-cell>
          <table:table-cell table:style-name="ce3" office:value-type="string">
            <text:p>LASSGARD ROLF</text:p>
          </table:table-cell>
          <table:table-cell table:style-name="ce3" office:value-type="string">
            <text:p>JAHKEL LENNART</text:p>
          </table:table-cell>
          <table:table-cell table:style-name="ce3" office:value-type="string">
            <text:p>RCS</text:p>
          </table:table-cell>
          <table:table-cell table:number-columns-repeated="249"/>
        </table:table-row>
        <table:table-row table:style-name="ro1">
          <table:table-cell table:style-name="ce2" office:value-type="float" office:value="15990">
            <text:p>15990</text:p>
          </table:table-cell>
          <table:table-cell table:style-name="ce3" office:value-type="string">
            <text:p>CENERENTOL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5991">
            <text:p>15991</text:p>
          </table:table-cell>
          <table:table-cell table:style-name="ce3" office:value-type="string">
            <text:p>PETER PAN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NEY</text:p>
          </table:table-cell>
          <table:table-cell table:number-columns-repeated="249"/>
        </table:table-row>
        <table:table-row table:style-name="ro1">
          <table:table-cell table:style-name="ce2" office:value-type="float" office:value="15992">
            <text:p>15992</text:p>
          </table:table-cell>
          <table:table-cell table:style-name="ce3" office:value-type="string">
            <text:p>SP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020">
            <text:p>16020</text:p>
          </table:table-cell>
          <table:table-cell table:style-name="ce3" office:value-type="string">
            <text:p>HABITA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AALDER RENE</text:p>
          </table:table-cell>
          <table:table-cell table:style-name="ce3" office:value-type="string">
            <text:p>GETTY BALTHAZAR</text:p>
          </table:table-cell>
          <table:table-cell table:style-name="ce3" office:value-type="string">
            <text:p>KARYO TCHEKY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027">
            <text:p>16027</text:p>
          </table:table-cell>
          <table:table-cell table:style-name="ce3" office:value-type="string">
            <text:p>A SPASSO NEL TEMPO - L'AVVENTURA CONTINU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028">
            <text:p>16028</text:p>
          </table:table-cell>
          <table:table-cell table:style-name="ce3" office:value-type="string">
            <text:p>FEBBRE A 90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VANS DAVID</text:p>
          </table:table-cell>
          <table:table-cell table:style-name="ce3" office:value-type="string">
            <text:p>FIRTH COLIN</text:p>
          </table:table-cell>
          <table:table-cell table:style-name="ce3" office:value-type="string">
            <text:p>GEMMELL RUTH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042">
            <text:p>16042</text:p>
          </table:table-cell>
          <table:table-cell table:style-name="ce3" office:value-type="string">
            <text:p>BREAKING U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RRENWALD ROBERT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HAYEK SALMA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044">
            <text:p>16044</text:p>
          </table:table-cell>
          <table:table-cell table:style-name="ce3" office:value-type="string">
            <text:p>STEE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JOHNSON KENNETH</text:p>
          </table:table-cell>
          <table:table-cell table:style-name="ce3" office:value-type="string">
            <text:p>O'NEAL SHAQUILLE</text:p>
          </table:table-cell>
          <table:table-cell table:style-name="ce3" office:value-type="string">
            <text:p>GISH ANNABETH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045">
            <text:p>16045</text:p>
          </table:table-cell>
          <table:table-cell table:style-name="ce3" office:value-type="string">
            <text:p>PAURA - FEA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OLEY JAMES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WITHERSPOON REES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054">
            <text:p>16054</text:p>
          </table:table-cell>
          <table:table-cell table:style-name="ce3" office:value-type="string">
            <text:p>CARNE TREMUL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NERI FRANCESCA</text:p>
          </table:table-cell>
          <table:table-cell table:style-name="ce3" office:value-type="string">
            <text:p>MOLINA ANGEL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058">
            <text:p>16058</text:p>
          </table:table-cell>
          <table:table-cell table:style-name="ce3" office:value-type="string">
            <text:p>VULCANO - LOS ANGELES 1997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ACKSON MICK</text:p>
          </table:table-cell>
          <table:table-cell table:style-name="ce3" office:value-type="string">
            <text:p>LEE JONES TOMMY</text:p>
          </table:table-cell>
          <table:table-cell table:style-name="ce3" office:value-type="string">
            <text:p>HECHE AN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059">
            <text:p>16059</text:p>
          </table:table-cell>
          <table:table-cell table:style-name="ce3" office:value-type="string">
            <text:p>POINT BLANK - APPUNTAMENTO CON LA MOR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EESLEY MATT EARL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CAGE KEVI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060">
            <text:p>16060</text:p>
          </table:table-cell>
          <table:table-cell table:style-name="ce3" office:value-type="string">
            <text:p>THE X FILES 11 - PATIENT X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NNERS H.-CARTER CRIS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065">
            <text:p>16065</text:p>
          </table:table-cell>
          <table:table-cell table:style-name="ce3" office:value-type="string">
            <text:p>L'ALIENO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INSKER SETH</text:p>
          </table:table-cell>
          <table:table-cell table:style-name="ce3" office:value-type="string">
            <text:p>SBARGE RAPHAEL</text:p>
          </table:table-cell>
          <table:table-cell table:style-name="ce3" office:value-type="string">
            <text:p>HODGE KAT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111">
            <text:p>16111</text:p>
          </table:table-cell>
          <table:table-cell table:style-name="ce3" office:value-type="string">
            <text:p>TRE UOMINI E UNA GAMB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DO GIOVANNI E GIACOM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113">
            <text:p>16113</text:p>
          </table:table-cell>
          <table:table-cell table:style-name="ce3" office:value-type="string">
            <text:p>L'ULTIMO DEI TEMPLAR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ICHE JEAN-MARC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ROBERTSON FRANCOIS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115">
            <text:p>16115</text:p>
          </table:table-cell>
          <table:table-cell table:style-name="ce3" office:value-type="string">
            <text:p>LA TERRA E IN PERICOLO - FALLING FI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I.HORTON G.PHILIP</text:p>
          </table:table-cell>
          <table:table-cell table:style-name="ce3" office:value-type="string">
            <text:p>PARE MICHAEL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117">
            <text:p>16117</text:p>
          </table:table-cell>
          <table:table-cell table:style-name="ce3" office:value-type="string">
            <text:p>ALIEN RESURRECTIO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JEUNET JEAN-PIERRE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118">
            <text:p>16118</text:p>
          </table:table-cell>
          <table:table-cell table:style-name="ce3" office:value-type="string">
            <text:p>A LIFE LESS ORDINAR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OYLE DANNY</text:p>
          </table:table-cell>
          <table:table-cell table:style-name="ce3" office:value-type="string">
            <text:p>MCGREGORY EWAN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6119">
            <text:p>16119</text:p>
          </table:table-cell>
          <table:table-cell table:style-name="ce3" office:value-type="string">
            <text:p>MY BEST FRIEND'S WEDDING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OGAN P.J.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148">
            <text:p>16148</text:p>
          </table:table-cell>
          <table:table-cell table:style-name="ce3" office:value-type="string">
            <text:p>MURDER AT 1600-DELITTO ALLA CASA BIANC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ITTLE DWIGHT</text:p>
          </table:table-cell>
          <table:table-cell table:style-name="ce3" office:value-type="string">
            <text:p>SNIPER WESLEY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149">
            <text:p>16149</text:p>
          </table:table-cell>
          <table:table-cell table:style-name="ce3" office:value-type="string">
            <text:p>STARGATE SG.1 - I FIGLI DEGLI DE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ZZOPARDI MARIO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6151">
            <text:p>16151</text:p>
          </table:table-cell>
          <table:table-cell table:style-name="ce3" office:value-type="string">
            <text:p>FACCIAMO FIES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ONGONI ANGELO</text:p>
          </table:table-cell>
          <table:table-cell table:style-name="ce3" office:value-type="string">
            <text:p>GASSMAN ALESSANDRO</text:p>
          </table:table-cell>
          <table:table-cell table:style-name="ce3" office:value-type="string">
            <text:p>FORTEZA LORE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154">
            <text:p>16154</text:p>
          </table:table-cell>
          <table:table-cell table:style-name="ce3" office:value-type="string">
            <text:p>CAPSULA DI SALVATAGG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ILVER RON</text:p>
          </table:table-cell>
          <table:table-cell table:style-name="ce3" office:value-type="string">
            <text:p>LOGGIA ROBERT</text:p>
          </table:table-cell>
          <table:table-cell table:style-name="ce3" office:value-type="string">
            <text:p>SILVER RO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156">
            <text:p>16156</text:p>
          </table:table-cell>
          <table:table-cell table:style-name="ce3" office:value-type="string">
            <text:p>PUNTO DI NON RITORNO - EVENT HORIZ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NDERSON PAUL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6159">
            <text:p>16159</text:p>
          </table:table-cell>
          <table:table-cell table:style-name="ce3" office:value-type="string">
            <text:p>STAR TREK - VOYAGER 1. 9</text:p>
          </table:table-cell>
          <table:table-cell table:style-name="ce3" office:value-type="string">
            <text:p>Fantascienza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C</text:p>
          </table:table-cell>
          <table:table-cell table:number-columns-repeated="249"/>
        </table:table-row>
        <table:table-row table:style-name="ro1">
          <table:table-cell table:style-name="ce2" office:value-type="float" office:value="16160">
            <text:p>16160</text:p>
          </table:table-cell>
          <table:table-cell table:style-name="ce3" office:value-type="string">
            <text:p>I DILETTANTI - CRIMINALI DISORGANIZZA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REATHNACH PADDY</text:p>
          </table:table-cell>
          <table:table-cell table:style-name="ce3" office:value-type="string">
            <text:p>MCDONALD PETER</text:p>
          </table:table-cell>
          <table:table-cell table:style-name="ce3" office:value-type="string">
            <text:p>GLEESON BREND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167">
            <text:p>16167</text:p>
          </table:table-cell>
          <table:table-cell table:style-name="ce3" office:value-type="string">
            <text:p>IL MAGO ORONZO - RAUL CREMONA METAFISI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RACHETTI ARTURO</text:p>
          </table:table-cell>
          <table:table-cell table:style-name="ce3" office:value-type="string">
            <text:p>CREMONA RAUL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OLYGR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169">
            <text:p>16169</text:p>
          </table:table-cell>
          <table:table-cell table:style-name="ce3" office:value-type="string">
            <text:p>I RAGAZZI IRRESISTIBIL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RMAN JOHN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FALK PETER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218">
            <text:p>16218</text:p>
          </table:table-cell>
          <table:table-cell table:style-name="ce3" office:value-type="string">
            <text:p>L'AVVOCATO DEL DIAVO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CKFORD TAYLOR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REGENCY</text:p>
          </table:table-cell>
          <table:table-cell table:number-columns-repeated="249"/>
        </table:table-row>
        <table:table-row table:style-name="ro1">
          <table:table-cell table:style-name="ce2" office:value-type="float" office:value="16227">
            <text:p>16227</text:p>
          </table:table-cell>
          <table:table-cell table:style-name="ce3" office:value-type="string">
            <text:p>SIMPATICI &amp; ANTIPATI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GULLOTTA LEO</text:p>
          </table:table-cell>
          <table:table-cell table:style-name="ce3" office:value-type="string">
            <text:p>FUNARI GIANFRAN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231">
            <text:p>16231</text:p>
          </table:table-cell>
          <table:table-cell table:style-name="ce3" office:value-type="string">
            <text:p>MAMMA HO PRESO IL MORBILLO-HOME ALONE 3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GOSNELL RAJA</text:p>
          </table:table-cell>
          <table:table-cell table:style-name="ce3" office:value-type="string">
            <text:p>LINZ ALEX D.</text:p>
          </table:table-cell>
          <table:table-cell table:style-name="ce3" office:value-type="string">
            <text:p>MORRIS HAVILAND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6236">
            <text:p>16236</text:p>
          </table:table-cell>
          <table:table-cell table:style-name="ce3" office:value-type="string">
            <text:p>IL COLLEZIONISTA - KISS THE GIRL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LEDER GARY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6238">
            <text:p>16238</text:p>
          </table:table-cell>
          <table:table-cell table:style-name="ce3" office:value-type="string">
            <text:p>IN &amp; OU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Z FRANK</text:p>
          </table:table-cell>
          <table:table-cell table:style-name="ce3" office:value-type="string">
            <text:p>KLINE KEVIN</text:p>
          </table:table-cell>
          <table:table-cell table:style-name="ce3" office:value-type="string">
            <text:p>CUSACK JOAN</text:p>
          </table:table-cell>
          <table:table-cell table:style-name="ce3" office:value-type="string">
            <text:p>LUCKY RED - BMG</text:p>
          </table:table-cell>
          <table:table-cell table:number-columns-repeated="249"/>
        </table:table-row>
        <table:table-row table:style-name="ro1">
          <table:table-cell table:style-name="ce2" office:value-type="float" office:value="16240">
            <text:p>16240</text:p>
          </table:table-cell>
          <table:table-cell table:style-name="ce3" office:value-type="string">
            <text:p>SETTE ANNI IN TIBET-SEVEN YEARS IN TIBE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NNAUD JEAN JACQUES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THELWIS DAVI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241">
            <text:p>16241</text:p>
          </table:table-cell>
          <table:table-cell table:style-name="ce3" office:value-type="string">
            <text:p>SPAW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IPPE' MARK A.Z.</text:p>
          </table:table-cell>
          <table:table-cell table:style-name="ce3" office:value-type="string">
            <text:p>LEGUIZAMO JOHN</text:p>
          </table:table-cell>
          <table:table-cell table:style-name="ce3" office:value-type="string">
            <text:p>JAIWHITE MICHA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242">
            <text:p>16242</text:p>
          </table:table-cell>
          <table:table-cell table:style-name="ce3" office:value-type="string">
            <text:p>CRIMINI INVISIBILI-THE END OF VIOLENC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ENDERS WIM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MACDOWELL ANDI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245">
            <text:p>16245</text:p>
          </table:table-cell>
          <table:table-cell table:style-name="ce3" office:value-type="string">
            <text:p>I CORTI - ALDO GIOVANNI E GIACOM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ALDO GIOVANNI E GIACOM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6259">
            <text:p>16259</text:p>
          </table:table-cell>
          <table:table-cell table:style-name="ce3" office:value-type="string">
            <text:p>IL MATRIMONIO DEL MIO MIGLIOR AMI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GAN P.J.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270">
            <text:p>16270</text:p>
          </table:table-cell>
          <table:table-cell table:style-name="ce3" office:value-type="string">
            <text:p>STARSHIP TROOPERS-FANTERIA D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VAN DIEN CASPER</text:p>
          </table:table-cell>
          <table:table-cell table:style-name="ce3" office:value-type="string">
            <text:p>MEYER DIN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273">
            <text:p>16273</text:p>
          </table:table-cell>
          <table:table-cell table:style-name="ce3" office:value-type="string">
            <text:p>IMPLICAT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LATECHE IRVING</text:p>
          </table:table-cell>
          <table:table-cell table:style-name="ce3" office:value-type="string">
            <text:p>MCNAMARA WILLIAM</text:p>
          </table:table-cell>
          <table:table-cell table:style-name="ce3" office:value-type="string">
            <text:p>LOCANE AM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274">
            <text:p>16274</text:p>
          </table:table-cell>
          <table:table-cell table:style-name="ce3" office:value-type="string">
            <text:p>HERCULE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USKER J. &amp; CLEMENTS R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6297">
            <text:p>16297</text:p>
          </table:table-cell>
          <table:table-cell table:style-name="ce3" office:value-type="string">
            <text:p>JET RIDER 2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RATUTTO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298">
            <text:p>16298</text:p>
          </table:table-cell>
          <table:table-cell table:style-name="ce3" office:value-type="string">
            <text:p>DEAD OR ALIVE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ECMO</text:p>
          </table:table-cell>
          <table:table-cell table:number-columns-repeated="249"/>
        </table:table-row>
        <table:table-row table:style-name="ro1">
          <table:table-cell table:style-name="ce2" office:value-type="float" office:value="16299">
            <text:p>16299</text:p>
          </table:table-cell>
          <table:table-cell table:style-name="ce3" office:value-type="string">
            <text:p>CRASH BANDICOOT 2 <text:s text:c="1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 - 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301">
            <text:p>16301</text:p>
          </table:table-cell>
          <table:table-cell table:style-name="ce3" office:value-type="string">
            <text:p>BATMAN &amp; MR.FREEZE - SUBZER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IRKLAND BOY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6302">
            <text:p>16302</text:p>
          </table:table-cell>
          <table:table-cell table:style-name="ce3" office:value-type="string">
            <text:p>LA STORIA DI PETER CONIGLIO-SAMUEL BAFF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POTTER BEATRIX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6305">
            <text:p>16305</text:p>
          </table:table-cell>
          <table:table-cell table:style-name="ce3" office:value-type="string">
            <text:p>STAR TREK - VOYAGER 1.10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IEDMAN KIM</text:p>
          </table:table-cell>
          <table:table-cell table:style-name="ce3" office:value-type="string">
            <text:p>MULGREEW KATE</text:p>
          </table:table-cell>
          <table:table-cell table:style-name="ce3" office:value-type="string">
            <text:p>BELTRAN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6306">
            <text:p>16306</text:p>
          </table:table-cell>
          <table:table-cell table:style-name="ce3" office:value-type="string">
            <text:p>LA LEGGE DELLA VIOLENZA NEL BRONX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EVIZIA WILLIAM</text:p>
          </table:table-cell>
          <table:table-cell table:style-name="ce3" office:value-type="string">
            <text:p>TURTURRO JOHN</text:p>
          </table:table-cell>
          <table:table-cell table:style-name="ce3" office:value-type="string">
            <text:p>GLENN SCOTT</text:p>
          </table:table-cell>
          <table:table-cell table:style-name="ce3" office:value-type="string">
            <text:p>LION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6307">
            <text:p>16307</text:p>
          </table:table-cell>
          <table:table-cell table:style-name="ce3" office:value-type="string">
            <text:p>BREAK UP - PUNTO DI ROTTU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RCUS PAUL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SUTHERLAD KIEFER</text:p>
          </table:table-cell>
          <table:table-cell table:style-name="ce3" office:value-type="string">
            <text:p>LION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6308">
            <text:p>16308</text:p>
          </table:table-cell>
          <table:table-cell table:style-name="ce3" office:value-type="string">
            <text:p>IL TESTIMONE DELLO SPO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VATI PUPI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SASTRE INES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310">
            <text:p>16310</text:p>
          </table:table-cell>
          <table:table-cell table:style-name="ce3" office:value-type="string">
            <text:p>FUOCHI D'ARTIFICI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LORENZO VANESS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311">
            <text:p>16311</text:p>
          </table:table-cell>
          <table:table-cell table:style-name="ce3" office:value-type="string">
            <text:p>BOOGIE NIGHT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NDERSON PAUL THOMAS</text:p>
          </table:table-cell>
          <table:table-cell table:style-name="ce3" office:value-type="string">
            <text:p>REYNOLDS BURT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312">
            <text:p>16312</text:p>
          </table:table-cell>
          <table:table-cell table:style-name="ce3" office:value-type="string">
            <text:p>TEKKEN 3 <text:s text:c="2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CCHIADUR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6328">
            <text:p>16328</text:p>
          </table:table-cell>
          <table:table-cell table:style-name="ce3" office:value-type="string">
            <text:p>L'UOMO DELLA PIOGGIA - THE RAINMAK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PPOLA FRANCIS FORD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DE VITO DANN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393">
            <text:p>16393</text:p>
          </table:table-cell>
          <table:table-cell table:style-name="ce3" office:value-type="string">
            <text:p>UN LUPO MANNARO AMERICANO A PARIG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ALLER ANTHONY</text:p>
          </table:table-cell>
          <table:table-cell table:style-name="ce3" office:value-type="string">
            <text:p>SCOTT TOM EVERETT</text:p>
          </table:table-cell>
          <table:table-cell table:style-name="ce3" office:value-type="string">
            <text:p>COSSO PIERRE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395">
            <text:p>16395</text:p>
          </table:table-cell>
          <table:table-cell table:style-name="ce3" office:value-type="string">
            <text:p>THE JACKAL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TON-JASON MICHAEL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396">
            <text:p>16396</text:p>
          </table:table-cell>
          <table:table-cell table:style-name="ce3" office:value-type="string">
            <text:p>UNA DONNA SENZA SCRUPOLI-BAD TO THE B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RTON BILL L.</text:p>
          </table:table-cell>
          <table:table-cell table:style-name="ce3" office:value-type="string">
            <text:p>SWANSON KRISTY</text:p>
          </table:table-cell>
          <table:table-cell table:style-name="ce3" office:value-type="string">
            <text:p>LONDON JEREM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6402">
            <text:p>16402</text:p>
          </table:table-cell>
          <table:table-cell table:style-name="ce3" office:value-type="string">
            <text:p>LANDLOCK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ATSUMURA YASUHI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403">
            <text:p>16403</text:p>
          </table:table-cell>
          <table:table-cell table:style-name="ce3" office:value-type="string">
            <text:p>ALIEN 3 ( masterizzato THX 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INCHE DAVID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DANCE CHARLES</text:p>
          </table:table-cell>
          <table:table-cell table:style-name="ce3" office:value-type="string">
            <text:p>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6404">
            <text:p>16404</text:p>
          </table:table-cell>
          <table:table-cell table:style-name="ce3" office:value-type="string">
            <text:p>L'UOMO DEL GIORNO DOPO - THE POSTMAN</text:p>
          </table:table-cell>
          <table:table-cell table:style-name="ce3" office:value-type="string">
            <text:p>Fantascienza</text:p>
          </table:table-cell>
          <table:table-cell table:number-columns-repeated="2" table:style-name="ce3" office:value-type="string">
            <text:p>COSTNER KEVIN</text:p>
          </table:table-cell>
          <table:table-cell table:style-name="ce3" office:value-type="string">
            <text:p>PATTON WILL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415">
            <text:p>16415</text:p>
          </table:table-cell>
          <table:table-cell table:style-name="ce3" office:value-type="string">
            <text:p>DONNIE BRASC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EWELL MIKE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CECCHO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416">
            <text:p>16416</text:p>
          </table:table-cell>
          <table:table-cell table:style-name="ce3" office:value-type="string">
            <text:p>WILL HUNTING - GENIO RIBEL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 SANT GUS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417">
            <text:p>16417</text:p>
          </table:table-cell>
          <table:table-cell table:style-name="ce3" office:value-type="string">
            <text:p>VIOLA BACIA TUT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CECCHERINI MASSIM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452">
            <text:p>16452</text:p>
          </table:table-cell>
          <table:table-cell table:style-name="ce3" office:value-type="string">
            <text:p>FIGLI DI ANNIBA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ERRARIO DAVID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ORLANDO SILV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463">
            <text:p>16463</text:p>
          </table:table-cell>
          <table:table-cell table:style-name="ce3" office:value-type="string">
            <text:p>CODICE MERCURY - MERCURY RISING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ECKER HAROLD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466">
            <text:p>16466</text:p>
          </table:table-cell>
          <table:table-cell table:style-name="ce3" office:value-type="string">
            <text:p>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KADY ALEXANDRE</text:p>
          </table:table-cell>
          <table:table-cell table:style-name="ce3" office:value-type="string">
            <text:p>BRUEL PATRICK</text:p>
          </table:table-cell>
          <table:table-cell table:style-name="ce3" office:value-type="string">
            <text:p>FERRARI ISABELL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469">
            <text:p>16469</text:p>
          </table:table-cell>
          <table:table-cell table:style-name="ce3" office:value-type="string">
            <text:p>U TURN - INVERSIONE DI MARC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481">
            <text:p>16481</text:p>
          </table:table-cell>
          <table:table-cell table:style-name="ce3" office:value-type="string">
            <text:p>LA MASCHERA DI FERRO-THE MAN IN THE IRO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ALLACE RANDAL</text:p>
          </table:table-cell>
          <table:table-cell table:style-name="ce3" office:value-type="string">
            <text:p>DI CAPRIO LEONARDO</text:p>
          </table:table-cell>
          <table:table-cell table:style-name="ce3" office:value-type="string">
            <text:p>IRONS JEREM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6486">
            <text:p>16486</text:p>
          </table:table-cell>
          <table:table-cell table:style-name="ce3" office:value-type="string">
            <text:p>FOLLIA OMICIDA - UNDER PRESSURE</text:p>
          </table:table-cell>
          <table:table-cell table:style-name="ce3" office:value-type="string">
            <text:p>Giallo</text:p>
          </table:table-cell>
          <table:table-cell table:number-columns-repeated="3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6511">
            <text:p>16511</text:p>
          </table:table-cell>
          <table:table-cell table:style-name="ce3" office:value-type="string">
            <text:p>TREASURE OF THE DEEP <text:s text:c="1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6512">
            <text:p>16512</text:p>
          </table:table-cell>
          <table:table-cell table:style-name="ce3" office:value-type="string">
            <text:p>KULA WORLD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LABIRINT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513">
            <text:p>16513</text:p>
          </table:table-cell>
          <table:table-cell table:style-name="ce3" office:value-type="string">
            <text:p>TOMBI ! WHOOPEECAMP <text:s text:c="1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/GIOCO DI RUOL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514">
            <text:p>16514</text:p>
          </table:table-cell>
          <table:table-cell table:style-name="ce3" office:value-type="string">
            <text:p>GHOST IN THE SHELL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RATUTT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515">
            <text:p>16515</text:p>
          </table:table-cell>
          <table:table-cell table:style-name="ce3" office:value-type="string">
            <text:p>SESSO &amp; POTERE - WAG THE DO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VINSON BARRY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516">
            <text:p>16516</text:p>
          </table:table-cell>
          <table:table-cell table:style-name="ce3" office:value-type="string">
            <text:p>SO COSA HAI FATTO-I KNOW WHAT YOU DID L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LLESPIE JIM</text:p>
          </table:table-cell>
          <table:table-cell table:style-name="ce3" office:value-type="string">
            <text:p>HEWITT JENNIFER LOVE</text:p>
          </table:table-cell>
          <table:table-cell table:style-name="ce3" office:value-type="string">
            <text:p>GELLAR SARAH MICHELLE</text:p>
          </table:table-cell>
          <table:table-cell table:style-name="ce3" office:value-type="string">
            <text:p>MANDALAY</text:p>
          </table:table-cell>
          <table:table-cell table:number-columns-repeated="249"/>
        </table:table-row>
        <table:table-row table:style-name="ro1">
          <table:table-cell table:style-name="ce2" office:value-type="float" office:value="16517">
            <text:p>16517</text:p>
          </table:table-cell>
          <table:table-cell table:style-name="ce3" office:value-type="string">
            <text:p>MIDNIGHT MA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BRIDE JIM</text:p>
          </table:table-cell>
          <table:table-cell table:style-name="ce3" office:value-type="string">
            <text:p>HUTTON TIMOTHY</text:p>
          </table:table-cell>
          <table:table-cell table:style-name="ce3" office:value-type="string">
            <text:p>AMIS SUZY</text:p>
          </table:table-cell>
          <table:table-cell table:style-name="ce3" office:value-type="string">
            <text:p>BOSSA</text:p>
          </table:table-cell>
          <table:table-cell table:number-columns-repeated="249"/>
        </table:table-row>
        <table:table-row table:style-name="ro1">
          <table:table-cell table:style-name="ce2" office:value-type="float" office:value="16518">
            <text:p>16518</text:p>
          </table:table-cell>
          <table:table-cell table:style-name="ce3" office:value-type="string">
            <text:p>ABBIAMO SOLO FATTO L'AMO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TTAVIANO FULVIO</text:p>
          </table:table-cell>
          <table:table-cell table:style-name="ce3" office:value-type="string">
            <text:p>MASTANDREA VALERIO</text:p>
          </table:table-cell>
          <table:table-cell table:style-name="ce3" office:value-type="string">
            <text:p>LIOTTI DANIEL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519">
            <text:p>16519</text:p>
          </table:table-cell>
          <table:table-cell table:style-name="ce3" office:value-type="string">
            <text:p>HARRY A PEZZI-DECONSTRUCTING HARRY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CRYSTAL BILL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520">
            <text:p>16520</text:p>
          </table:table-cell>
          <table:table-cell table:style-name="ce3" office:value-type="string">
            <text:p>GATTACA - LA PORTA DELL'UNIVERS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ICCOL ANDREW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521">
            <text:p>16521</text:p>
          </table:table-cell>
          <table:table-cell table:style-name="ce3" office:value-type="string">
            <text:p>LE FAREMO TANTO MAL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QUARTULLO PINO</text:p>
          </table:table-cell>
          <table:table-cell table:style-name="ce3" office:value-type="string">
            <text:p>SANDRELLI STEFANIA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527">
            <text:p>16527</text:p>
          </table:table-cell>
          <table:table-cell table:style-name="ce3" office:value-type="string">
            <text:p>UN TOPOLINO SOTTO SFRATTO-MOUSE HUNT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VERBINSKI GORE</text:p>
          </table:table-cell>
          <table:table-cell table:style-name="ce3" office:value-type="string">
            <text:p>LANE NATHAN</text:p>
          </table:table-cell>
          <table:table-cell table:style-name="ce3" office:value-type="string">
            <text:p>EVANS LEE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6530">
            <text:p>16530</text:p>
          </table:table-cell>
          <table:table-cell table:style-name="ce3" office:value-type="string">
            <text:p>THE X FILES 12 - THE EN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OODWIN R.W.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540">
            <text:p>16540</text:p>
          </table:table-cell>
          <table:table-cell table:style-name="ce3" office:value-type="string">
            <text:p>INCONTRI PROIBIT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ORDI ALBERTO</text:p>
          </table:table-cell>
          <table:table-cell table:style-name="ce3" office:value-type="string">
            <text:p>MARINI VALERI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543">
            <text:p>16543</text:p>
          </table:table-cell>
          <table:table-cell table:style-name="ce3" office:value-type="string">
            <text:p>ALIEN 4 LA CLONAZIONE(ALIEN RESURRECT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JEUNET JEAN-PIERRE</text:p>
          </table:table-cell>
          <table:table-cell table:style-name="ce3" office:value-type="string">
            <text:p>WEAVER SIGOUNEY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544">
            <text:p>16544</text:p>
          </table:table-cell>
          <table:table-cell table:style-name="ce3" office:value-type="string">
            <text:p>PLAGIO MORTALE - UNDER THE INFLUENC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RDNER ERIC</text:p>
          </table:table-cell>
          <table:table-cell table:style-name="ce3" office:value-type="string">
            <text:p>GREENE PETER</text:p>
          </table:table-cell>
          <table:table-cell table:style-name="ce3" office:value-type="string">
            <text:p>OVERBYE ROOS CAMILL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547">
            <text:p>16547</text:p>
          </table:table-cell>
          <table:table-cell table:style-name="ce3" office:value-type="string">
            <text:p>AGENTE 007 IL DOMANI NON MUORE MA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POTTISWOODE ROGER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6548">
            <text:p>16548</text:p>
          </table:table-cell>
          <table:table-cell table:style-name="ce3" office:value-type="string">
            <text:p>DENNIS COLPISCE ANCORA-DENNIS THE MENAC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KANGANIS CHARLES T.</text:p>
          </table:table-cell>
          <table:table-cell table:style-name="ce3" office:value-type="string">
            <text:p>RICKLES DON</text:p>
          </table:table-cell>
          <table:table-cell table:style-name="ce3" office:value-type="string">
            <text:p>KENNEDY GEORGE</text:p>
          </table:table-cell>
          <table:table-cell table:style-name="ce3" office:value-type="string">
            <text:p>WARNER FAMILY ENTERTAINM</text:p>
          </table:table-cell>
          <table:table-cell table:number-columns-repeated="249"/>
        </table:table-row>
        <table:table-row table:style-name="ro1">
          <table:table-cell table:style-name="ce2" office:value-type="float" office:value="16557">
            <text:p>16557</text:p>
          </table:table-cell>
          <table:table-cell table:style-name="ce3" office:value-type="string">
            <text:p>DESPERATE MEASURE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CHROEDER BARBET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GARCIA ANDY</text:p>
          </table:table-cell>
          <table:table-cell table:style-name="ce3" office:value-type="string">
            <text:p>ENTERTAINMENT I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558">
            <text:p>16558</text:p>
          </table:table-cell>
          <table:table-cell table:style-name="ce3" office:value-type="string">
            <text:p>FEELING MINNESOTA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AIGELMAN STEVEN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ENTERTAINMENT I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559">
            <text:p>16559</text:p>
          </table:table-cell>
          <table:table-cell table:style-name="ce3" office:value-type="string">
            <text:p>CATS</text:p>
          </table:table-cell>
          <table:table-cell table:style-name="ce3" office:value-type="string">
            <text:p>Lingua original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POLYGR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560">
            <text:p>16560</text:p>
          </table:table-cell>
          <table:table-cell table:style-name="ce3" office:value-type="string">
            <text:p>AS GOOD AS IT GET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BROOKS JAMES L.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561">
            <text:p>16561</text:p>
          </table:table-cell>
          <table:table-cell table:style-name="ce3" office:value-type="string">
            <text:p>TITANIC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DICAPRIO LEONARDO</text:p>
          </table:table-cell>
          <table:table-cell table:style-name="ce3" office:value-type="string">
            <text:p>WINSLET KAT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581">
            <text:p>16581</text:p>
          </table:table-cell>
          <table:table-cell table:style-name="ce3" office:value-type="string">
            <text:p>BLACKJAC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VERNON KAT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585">
            <text:p>16585</text:p>
          </table:table-cell>
          <table:table-cell table:style-name="ce3" office:value-type="string">
            <text:p>SFERA - SPHE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VINSON BARRY</text:p>
          </table:table-cell>
          <table:table-cell table:style-name="ce3" office:value-type="string">
            <text:p>HOFFMAN DUSTIN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6586">
            <text:p>16586</text:p>
          </table:table-cell>
          <table:table-cell table:style-name="ce3" office:value-type="string">
            <text:p>MEZZANOTTE NEL GIARDINO DEL BENE E DEL 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6587">
            <text:p>16587</text:p>
          </table:table-cell>
          <table:table-cell table:style-name="ce3" office:value-type="string">
            <text:p>DEEP IMPAC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DER MIMI</text:p>
          </table:table-cell>
          <table:table-cell table:style-name="ce3" office:value-type="string">
            <text:p>DUVALL ROBERT</text:p>
          </table:table-cell>
          <table:table-cell table:style-name="ce3" office:value-type="string">
            <text:p>LEONI TEA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6589">
            <text:p>16589</text:p>
          </table:table-cell>
          <table:table-cell table:style-name="ce3" office:value-type="string">
            <text:p>LINEA DI SANGU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TUART JEB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IIF HOME VIDO</text:p>
          </table:table-cell>
          <table:table-cell table:number-columns-repeated="249"/>
        </table:table-row>
        <table:table-row table:style-name="ro1">
          <table:table-cell table:style-name="ce2" office:value-type="float" office:value="16592">
            <text:p>16592</text:p>
          </table:table-cell>
          <table:table-cell table:style-name="ce3" office:value-type="string">
            <text:p>ANASTAS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 &amp; GOLDMAN GA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6600">
            <text:p>16600</text:p>
          </table:table-cell>
          <table:table-cell table:style-name="ce3" office:value-type="string">
            <text:p>BREAKDOWN - LA TRAPPOL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STOW JONATHA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WALSH J.T.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601">
            <text:p>16601</text:p>
          </table:table-cell>
          <table:table-cell table:style-name="ce3" office:value-type="string">
            <text:p>TARZAN IL MISTERO DELLA CITTA PERDU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HENKEL CARL</text:p>
          </table:table-cell>
          <table:table-cell table:style-name="ce3" office:value-type="string">
            <text:p>VAN DIER CASPER</text:p>
          </table:table-cell>
          <table:table-cell table:style-name="ce3" office:value-type="string">
            <text:p>MARCH JAN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6615">
            <text:p>16615</text:p>
          </table:table-cell>
          <table:table-cell table:style-name="ce3" office:value-type="string">
            <text:p>THE GA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616">
            <text:p>16616</text:p>
          </table:table-cell>
          <table:table-cell table:style-name="ce3" office:value-type="string">
            <text:p>SOLUZIONE ESTREMA - DESPERATE MEASURE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HROEDER BARBET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GARCIA AND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617">
            <text:p>16617</text:p>
          </table:table-cell>
          <table:table-cell table:style-name="ce3" office:value-type="string">
            <text:p>STRADE PERDUTE - LOST HIGHWA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619">
            <text:p>16619</text:p>
          </table:table-cell>
          <table:table-cell table:style-name="ce3" office:value-type="string">
            <text:p>APRIL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ORETTI NANNI</text:p>
          </table:table-cell>
          <table:table-cell table:style-name="ce3" office:value-type="string">
            <text:p>.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656">
            <text:p>16656</text:p>
          </table:table-cell>
          <table:table-cell table:style-name="ce3" office:value-type="string">
            <text:p>U.S. MARSHALL - CACCIA SENZA TREGU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IRD STUART</text:p>
          </table:table-cell>
          <table:table-cell table:style-name="ce3" office:value-type="string">
            <text:p>LEE JONES TOMMY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657">
            <text:p>16657</text:p>
          </table:table-cell>
          <table:table-cell table:style-name="ce3" office:value-type="string">
            <text:p>IL TOCCO DEL M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BLIT GREGORY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658">
            <text:p>16658</text:p>
          </table:table-cell>
          <table:table-cell table:style-name="ce3" office:value-type="string">
            <text:p>THE ARRIVA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WOHY DAVID</text:p>
          </table:table-cell>
          <table:table-cell table:style-name="ce3" office:value-type="string">
            <text:p>SHEEN CHARLIE</text:p>
          </table:table-cell>
          <table:table-cell table:style-name="ce3" office:value-type="string">
            <text:p>CROUSE LINDSA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659">
            <text:p>16659</text:p>
          </table:table-cell>
          <table:table-cell table:style-name="ce3" office:value-type="string">
            <text:p>CRIMINI SELVAGG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ISIOROWSKY BOB</text:p>
          </table:table-cell>
          <table:table-cell table:style-name="ce3" office:value-type="string">
            <text:p>VAN DIEN CASPER</text:p>
          </table:table-cell>
          <table:table-cell table:style-name="ce3" office:value-type="string">
            <text:p>BROWN BRIA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681">
            <text:p>16681</text:p>
          </table:table-cell>
          <table:table-cell table:style-name="ce3" office:value-type="string">
            <text:p>TEMPESTA DI FUOCO - FIRESTORM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EMLER DEAN</text:p>
          </table:table-cell>
          <table:table-cell table:style-name="ce3" office:value-type="string">
            <text:p>LONG HOWIE</text:p>
          </table:table-cell>
          <table:table-cell table:style-name="ce3" office:value-type="string">
            <text:p>GLEN SCOTT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686">
            <text:p>16686</text:p>
          </table:table-cell>
          <table:table-cell table:style-name="ce3" office:value-type="string">
            <text:p>PAOLO ROSSI - RABELAI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ROSSI PAO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OLYGRA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689">
            <text:p>16689</text:p>
          </table:table-cell>
          <table:table-cell table:style-name="ce3" office:value-type="string">
            <text:p>ALLA RICERCA DELLA VALLE INCANTATA 6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 CARTOON STUDIO</text:p>
          </table:table-cell>
          <table:table-cell table:number-columns-repeated="249"/>
        </table:table-row>
        <table:table-row table:style-name="ro1">
          <table:table-cell table:style-name="ce2" office:value-type="float" office:value="16700">
            <text:p>16700</text:p>
          </table:table-cell>
          <table:table-cell table:style-name="ce3" office:value-type="string">
            <text:p>VIAGGIO SENZA RITORN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GALLO VINCENT</text:p>
          </table:table-cell>
          <table:table-cell table:style-name="ce3" office:value-type="string">
            <text:p>WILLIAMSON MYKELTI</text:p>
          </table:table-cell>
          <table:table-cell table:style-name="ce3" office:value-type="string">
            <text:p>TRIUMPH FILMS</text:p>
          </table:table-cell>
          <table:table-cell table:number-columns-repeated="249"/>
        </table:table-row>
        <table:table-row table:style-name="ro1">
          <table:table-cell table:style-name="ce2" office:value-type="float" office:value="16703">
            <text:p>16703</text:p>
          </table:table-cell>
          <table:table-cell table:style-name="ce3" office:value-type="string">
            <text:p>A TUTTO GA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BRADSHAW NICOLAS</text:p>
          </table:table-cell>
          <table:table-cell table:style-name="ce3" office:value-type="string">
            <text:p>BONIFANT J.EVAN</text:p>
          </table:table-cell>
          <table:table-cell table:style-name="ce3" office:value-type="string">
            <text:p>CARRADINE ROBERT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705">
            <text:p>16705</text:p>
          </table:table-cell>
          <table:table-cell table:style-name="ce3" office:value-type="string">
            <text:p>SPYRO THE DRAGON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NOMNIAC GAMES</text:p>
          </table:table-cell>
          <table:table-cell table:number-columns-repeated="249"/>
        </table:table-row>
        <table:table-row table:style-name="ro1">
          <table:table-cell table:style-name="ce2" office:value-type="float" office:value="16706">
            <text:p>16706</text:p>
          </table:table-cell>
          <table:table-cell table:style-name="ce3" office:value-type="string">
            <text:p>THE FIFTH ELEMENT <text:s text:c="1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KALISTO</text:p>
          </table:table-cell>
          <table:table-cell table:number-columns-repeated="249"/>
        </table:table-row>
        <table:table-row table:style-name="ro1">
          <table:table-cell table:style-name="ce2" office:value-type="float" office:value="16707">
            <text:p>16707</text:p>
          </table:table-cell>
          <table:table-cell table:style-name="ce3" office:value-type="string">
            <text:p>MEDIEVIL <text:s text:c="2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708">
            <text:p>16708</text:p>
          </table:table-cell>
          <table:table-cell table:style-name="ce3" office:value-type="string">
            <text:p>POSTMORTE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SHEEN CHARLIE</text:p>
          </table:table-cell>
          <table:table-cell table:style-name="ce3" office:value-type="string">
            <text:p>HALSEY MICHA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710">
            <text:p>16710</text:p>
          </table:table-cell>
          <table:table-cell table:style-name="ce3" office:value-type="string">
            <text:p>LA BELLA E LA BESTIA - UN MAGICO NATAL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6711">
            <text:p>16711</text:p>
          </table:table-cell>
          <table:table-cell table:style-name="ce3" office:value-type="string">
            <text:p>DEEP RISING - PRESENZE DAL PROFOND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MMERS STEPHEN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JANSSEN FAMKE</text:p>
          </table:table-cell>
          <table:table-cell table:style-name="ce3" office:value-type="string">
            <text:p>CINERGI</text:p>
          </table:table-cell>
          <table:table-cell table:number-columns-repeated="249"/>
        </table:table-row>
        <table:table-row table:style-name="ro1">
          <table:table-cell table:style-name="ce2" office:value-type="float" office:value="16733">
            <text:p>16733</text:p>
          </table:table-cell>
          <table:table-cell table:style-name="ce3" office:value-type="string">
            <text:p>FULL MON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TTANEO PETER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WILKINSONS TOM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734">
            <text:p>16734</text:p>
          </table:table-cell>
          <table:table-cell table:style-name="ce3" office:value-type="string">
            <text:p>MARE LARG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ORGNANI FERDINANDO VINCE</text:p>
          </table:table-cell>
          <table:table-cell table:style-name="ce3" office:value-type="string">
            <text:p>AMENDOLA CLAUDIO</text:p>
          </table:table-cell>
          <table:table-cell table:style-name="ce3" office:value-type="string">
            <text:p>FERRARI ISABELL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736">
            <text:p>16736</text:p>
          </table:table-cell>
          <table:table-cell table:style-name="ce3" office:value-type="string">
            <text:p>BLUES BROTHERS - IL MITO CONTINUA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LANDIS JOHN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753">
            <text:p>16753</text:p>
          </table:table-cell>
          <table:table-cell table:style-name="ce3" office:value-type="string">
            <text:p>IL GRANDE LEBOWSKI - SESSO,BOWLING &amp; I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EN JOEL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754">
            <text:p>16754</text:p>
          </table:table-cell>
          <table:table-cell table:style-name="ce3" office:value-type="string">
            <text:p>MIMIC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EL TORO GUILLERMO</text:p>
          </table:table-cell>
          <table:table-cell table:style-name="ce3" office:value-type="string">
            <text:p>SORVINO MIRA</text:p>
          </table:table-cell>
          <table:table-cell table:style-name="ce3" office:value-type="string">
            <text:p>NORTHAM JEREM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755">
            <text:p>16755</text:p>
          </table:table-cell>
          <table:table-cell table:style-name="ce3" office:value-type="string">
            <text:p>ADRENALINA (ADRENALIN - FEAR THE RUSH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HENSTRIDGE NATASH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756">
            <text:p>16756</text:p>
          </table:table-cell>
          <table:table-cell table:style-name="ce3" office:value-type="string">
            <text:p>I MIEI PIU CARI AMICI - BENVENUTI NEL C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VENUTI ALESSANDRO</text:p>
          </table:table-cell>
          <table:table-cell table:style-name="ce3" office:value-type="string">
            <text:p>ROBIN'S EV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6764">
            <text:p>16764</text:p>
          </table:table-cell>
          <table:table-cell table:style-name="ce3" office:value-type="string">
            <text:p>L'ANGOLO ROSSO "RED CORNER" - COLPEVO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VNET JON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LING BAI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6765">
            <text:p>16765</text:p>
          </table:table-cell>
          <table:table-cell table:style-name="ce3" office:value-type="string">
            <text:p>EVIDENTI TRACCE DI SANGUE "EVIDENCE OF B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NDSHEIN ANDREW</text:p>
          </table:table-cell>
          <table:table-cell table:style-name="ce3" office:value-type="string">
            <text:p>STRATHAIRN DAVID</text:p>
          </table:table-cell>
          <table:table-cell table:style-name="ce3" office:value-type="string">
            <text:p>MCDONNELL MAR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6766">
            <text:p>16766</text:p>
          </table:table-cell>
          <table:table-cell table:style-name="ce3" office:value-type="string">
            <text:p>RICHIE RICH E IL DESIDERIO DI NATAL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URLOWSKI JOHN</text:p>
          </table:table-cell>
          <table:table-cell table:style-name="ce3" office:value-type="string">
            <text:p>GALLAGHER DAVID</text:p>
          </table:table-cell>
          <table:table-cell table:style-name="ce3" office:value-type="string">
            <text:p>MULL MARTIN</text:p>
          </table:table-cell>
          <table:table-cell table:style-name="ce3" office:value-type="string">
            <text:p>WARNER BROS FAMILY ENTER</text:p>
          </table:table-cell>
          <table:table-cell table:number-columns-repeated="249"/>
        </table:table-row>
        <table:table-row table:style-name="ro1">
          <table:table-cell table:style-name="ce2" office:value-type="float" office:value="16775">
            <text:p>16775</text:p>
          </table:table-cell>
          <table:table-cell table:style-name="ce3" office:value-type="string">
            <text:p>ASSASSIN(S)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SSOVITZ MATHIEU</text:p>
          </table:table-cell>
          <table:table-cell table:style-name="ce3" office:value-type="string">
            <text:p>BENOUFA MEHOI</text:p>
          </table:table-cell>
          <table:table-cell table:style-name="ce3" office:value-type="string">
            <text:p>GENDREU ROBERT</text:p>
          </table:table-cell>
          <table:table-cell table:style-name="ce3" office:value-type="string">
            <text:p>CVC-MIKADO</text:p>
          </table:table-cell>
          <table:table-cell table:number-columns-repeated="249"/>
        </table:table-row>
        <table:table-row table:style-name="ro1">
          <table:table-cell table:style-name="ce2" office:value-type="float" office:value="16779">
            <text:p>16779</text:p>
          </table:table-cell>
          <table:table-cell table:style-name="ce3" office:value-type="string">
            <text:p>IL FANTASTICO MONDO DI ALADIN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EVY ROBERT L.</text:p>
          </table:table-cell>
          <table:table-cell table:style-name="ce3" office:value-type="string">
            <text:p>NICHOLAS THOMAS IAN</text:p>
          </table:table-cell>
          <table:table-cell table:style-name="ce3" office:value-type="string">
            <text:p>FAULKNER JAMES</text:p>
          </table:table-cell>
          <table:table-cell table:style-name="ce3" office:value-type="string">
            <text:p>CVC-LION</text:p>
          </table:table-cell>
          <table:table-cell table:number-columns-repeated="249"/>
        </table:table-row>
        <table:table-row table:style-name="ro1">
          <table:table-cell table:style-name="ce2" office:value-type="float" office:value="16821">
            <text:p>16821</text:p>
          </table:table-cell>
          <table:table-cell table:style-name="ce3" office:value-type="string">
            <text:p>NIGHT WATC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ORNEDAL OLE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824">
            <text:p>16824</text:p>
          </table:table-cell>
          <table:table-cell table:style-name="ce3" office:value-type="string">
            <text:p>IL MAESTRO DEL TERRO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VA LAMBERTO</text:p>
          </table:table-cell>
          <table:table-cell table:style-name="ce3" office:value-type="string">
            <text:p>ARANA TOMAS</text:p>
          </table:table-cell>
          <table:table-cell table:style-name="ce3" office:value-type="string">
            <text:p>ANDRE CAROL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825">
            <text:p>16825</text:p>
          </table:table-cell>
          <table:table-cell table:style-name="ce3" office:value-type="string">
            <text:p>FAVOLE - FAIRY TALE A TRUE STOR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TURRIDGE CHARLES</text:p>
          </table:table-cell>
          <table:table-cell table:style-name="ce3" office:value-type="string">
            <text:p>HOATH FLORENCE</text:p>
          </table:table-cell>
          <table:table-cell table:style-name="ce3" office:value-type="string">
            <text:p>EARL ELIZABETH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828">
            <text:p>16828</text:p>
          </table:table-cell>
          <table:table-cell table:style-name="ce3" office:value-type="string">
            <text:p>QUALCOSA E' CAMBIA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ROOKS JAMES L.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6829">
            <text:p>16829</text:p>
          </table:table-cell>
          <table:table-cell table:style-name="ce3" office:value-type="string">
            <text:p>BUDDY - UN GORILLA PER AMIC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THOMPSON CAROLINE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COLTRANE ROBBIE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6832">
            <text:p>16832</text:p>
          </table:table-cell>
          <table:table-cell table:style-name="ce3" office:value-type="string">
            <text:p>L'OCCHIO DEI SENS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IENSTOCK MARC</text:p>
          </table:table-cell>
          <table:table-cell table:style-name="ce3" office:value-type="string">
            <text:p>PERRY LUKE</text:p>
          </table:table-cell>
          <table:table-cell table:style-name="ce3" office:value-type="string">
            <text:p>REUBEN GLORIA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16833">
            <text:p>16833</text:p>
          </table:table-cell>
          <table:table-cell table:style-name="ce3" office:value-type="string">
            <text:p>BUST-A-GROOVE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ARA DI BALL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834">
            <text:p>16834</text:p>
          </table:table-cell>
          <table:table-cell table:style-name="ce3" office:value-type="string">
            <text:p>CRASH BANDICOOT 3 <text:s text:c="1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6882">
            <text:p>16882</text:p>
          </table:table-cell>
          <table:table-cell table:style-name="ce3" office:value-type="string">
            <text:p>LIBEROGRANDE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6883">
            <text:p>16883</text:p>
          </table:table-cell>
          <table:table-cell table:style-name="ce3" office:value-type="string">
            <text:p>FORMULA KARTS SPECIAL EDITION <text:s text:c="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KART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ELSTAR</text:p>
          </table:table-cell>
          <table:table-cell table:number-columns-repeated="249"/>
        </table:table-row>
        <table:table-row table:style-name="ro1">
          <table:table-cell table:style-name="ce2" office:value-type="float" office:value="16886">
            <text:p>16886</text:p>
          </table:table-cell>
          <table:table-cell table:style-name="ce3" office:value-type="string">
            <text:p>ONE <text:s text:c="3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RATUTT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AKE 2</text:p>
          </table:table-cell>
          <table:table-cell table:number-columns-repeated="249"/>
        </table:table-row>
        <table:table-row table:style-name="ro1">
          <table:table-cell table:style-name="ce2" office:value-type="float" office:value="16893">
            <text:p>16893</text:p>
          </table:table-cell>
          <table:table-cell table:style-name="ce3" office:value-type="string">
            <text:p>ASSAULT <text:s text:c="2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RATUTT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6894">
            <text:p>16894</text:p>
          </table:table-cell>
          <table:table-cell table:style-name="ce3" office:value-type="string">
            <text:p>V2000 <text:s text:c="2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6895">
            <text:p>16895</text:p>
          </table:table-cell>
          <table:table-cell table:style-name="ce3" office:value-type="string">
            <text:p>ACTUA SOCCER 3 <text:s text:c="2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-GREMLIN</text:p>
          </table:table-cell>
          <table:table-cell table:number-columns-repeated="249"/>
        </table:table-row>
        <table:table-row table:style-name="ro1">
          <table:table-cell table:style-name="ce2" office:value-type="float" office:value="16902">
            <text:p>16902</text:p>
          </table:table-cell>
          <table:table-cell table:style-name="ce3" office:value-type="string">
            <text:p>SLIDING DOOR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WITT PETER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HANNAH JOH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6933">
            <text:p>16933</text:p>
          </table:table-cell>
          <table:table-cell table:style-name="ce3" office:value-type="string">
            <text:p>EBENEZER SCROOGE <text:s/>(EBENEZER)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JUBENVILLE KEN</text:p>
          </table:table-cell>
          <table:table-cell table:style-name="ce3" office:value-type="string">
            <text:p>PALANCE JACK</text:p>
          </table:table-cell>
          <table:table-cell table:style-name="ce3" office:value-type="string">
            <text:p>SCHRODER RICK</text:p>
          </table:table-cell>
          <table:table-cell table:style-name="ce3" office:value-type="string">
            <text:p>PRISMA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6937">
            <text:p>16937</text:p>
          </table:table-cell>
          <table:table-cell table:style-name="ce3" office:value-type="string">
            <text:p>PUNIZIONE ESTREMA - SUPREME SANC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ERLESKY JOHN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SWANSON KRIST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6939">
            <text:p>16939</text:p>
          </table:table-cell>
          <table:table-cell table:style-name="ce3" office:value-type="string">
            <text:p>KULL IL CONQUISTATORE - KULL THE CONQU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ICOLELLA JOHN</text:p>
          </table:table-cell>
          <table:table-cell table:style-name="ce3" office:value-type="string">
            <text:p>SORBO KEVIN</text:p>
          </table:table-cell>
          <table:table-cell table:style-name="ce3" office:value-type="string">
            <text:p>CARRERA TI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6957">
            <text:p>16957</text:p>
          </table:table-cell>
          <table:table-cell table:style-name="ce3" office:value-type="string">
            <text:p>INCOGNI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PATRIC JASON</text:p>
          </table:table-cell>
          <table:table-cell table:style-name="ce3" office:value-type="string">
            <text:p>JACOB IRENE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6966">
            <text:p>16966</text:p>
          </table:table-cell>
          <table:table-cell table:style-name="ce3" office:value-type="string">
            <text:p>JACKIE BROW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MIRAMAX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6975">
            <text:p>16975</text:p>
          </table:table-cell>
          <table:table-cell table:style-name="ce3" office:value-type="string">
            <text:p>LA CASA DALLE FINESTRE CHE RIDON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VATI PUPI</text:p>
          </table:table-cell>
          <table:table-cell table:style-name="ce3" office:value-type="string">
            <text:p>CAPOLICCHIO LINO</text:p>
          </table:table-cell>
          <table:table-cell table:style-name="ce3" office:value-type="string">
            <text:p>MARCIANO FRANCESC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6976">
            <text:p>16976</text:p>
          </table:table-cell>
          <table:table-cell table:style-name="ce3" office:value-type="string">
            <text:p>HARD RAI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ALOMON MIKAEL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6977">
            <text:p>16977</text:p>
          </table:table-cell>
          <table:table-cell table:style-name="ce3" office:value-type="string">
            <text:p>DARK CITY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PROYAS ALEX</text:p>
          </table:table-cell>
          <table:table-cell table:style-name="ce3" office:value-type="string">
            <text:p>SEWELL RUFUS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NEW LI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6978">
            <text:p>16978</text:p>
          </table:table-cell>
          <table:table-cell table:style-name="ce3" office:value-type="string">
            <text:p>CITY OF ANGEL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SILBERLING BRAD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REGENCY</text:p>
          </table:table-cell>
          <table:table-cell table:number-columns-repeated="249"/>
        </table:table-row>
        <table:table-row table:style-name="ro1">
          <table:table-cell table:style-name="ce2" office:value-type="float" office:value="16979">
            <text:p>16979</text:p>
          </table:table-cell>
          <table:table-cell table:style-name="ce3" office:value-type="string">
            <text:p>WILD THING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CWAGON JOHN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DILLON MATT</text:p>
          </table:table-cell>
          <table:table-cell table:style-name="ce3" office:value-type="string">
            <text:p>MANDALA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6980">
            <text:p>16980</text:p>
          </table:table-cell>
          <table:table-cell table:style-name="ce3" office:value-type="string">
            <text:p>DOUBLE TEAM - GIOCO DI SQUADR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K TSUI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RODMAN DENNIS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6993">
            <text:p>16993</text:p>
          </table:table-cell>
          <table:table-cell table:style-name="ce3" office:value-type="string">
            <text:p>L'URLO DELL'ODIO (THE EDGE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TAMAHORI LEE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7026">
            <text:p>17026</text:p>
          </table:table-cell>
          <table:table-cell table:style-name="ce3" office:value-type="string">
            <text:p>THE PATRIO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EMLER DEAN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SARTAIN GAILARD</text:p>
          </table:table-cell>
          <table:table-cell table:style-name="ce3" office:value-type="string">
            <text:p>MFD</text:p>
          </table:table-cell>
          <table:table-cell table:number-columns-repeated="249"/>
        </table:table-row>
        <table:table-row table:style-name="ro1">
          <table:table-cell table:style-name="ce2" office:value-type="float" office:value="17029">
            <text:p>17029</text:p>
          </table:table-cell>
          <table:table-cell table:style-name="ce3" office:value-type="string">
            <text:p>GODZILL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BRODERICK MATTHEW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055">
            <text:p>17055</text:p>
          </table:table-cell>
          <table:table-cell table:style-name="ce3" office:value-type="string">
            <text:p>PAULIE IL PAPAGALLO CHE PARLAVA TROPP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ROBERTS JOHN</text:p>
          </table:table-cell>
          <table:table-cell table:style-name="ce3" office:value-type="string">
            <text:p>ROWLANDS GENA</text:p>
          </table:table-cell>
          <table:table-cell table:style-name="ce3" office:value-type="string">
            <text:p>SHALHOUB TONY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7058">
            <text:p>17058</text:p>
          </table:table-cell>
          <table:table-cell table:style-name="ce3" office:value-type="string">
            <text:p>QUANDO I MONDI SI SCONTRANO - WHEN WORL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TE RUDOLPH</text:p>
          </table:table-cell>
          <table:table-cell table:style-name="ce3" office:value-type="string">
            <text:p>DERR RICHARD</text:p>
          </table:table-cell>
          <table:table-cell table:style-name="ce3" office:value-type="string">
            <text:p>RUSH BARBAR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059">
            <text:p>17059</text:p>
          </table:table-cell>
          <table:table-cell table:style-name="ce3" office:value-type="string">
            <text:p>ARMAGEDDON - GIUDIZIO FIN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AY MICHAEL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THORTON BILLY BOB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069">
            <text:p>17069</text:p>
          </table:table-cell>
          <table:table-cell table:style-name="ce3" office:value-type="string">
            <text:p>MATRIMO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MENCINI CRISTINA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NERI FRANCESC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072">
            <text:p>17072</text:p>
          </table:table-cell>
          <table:table-cell table:style-name="ce3" office:value-type="string">
            <text:p>APRI GLI OCCHI - ABRE LOS OJO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MENABAR ALEJANDRO</text:p>
          </table:table-cell>
          <table:table-cell table:style-name="ce3" office:value-type="string">
            <text:p>CRUZ PENELOPE</text:p>
          </table:table-cell>
          <table:table-cell table:style-name="ce3" office:value-type="string">
            <text:p>NORIEGA EDUARDO</text:p>
          </table:table-cell>
          <table:table-cell table:style-name="ce3" office:value-type="string">
            <text:p>LUCKY RED</text:p>
          </table:table-cell>
          <table:table-cell table:number-columns-repeated="249"/>
        </table:table-row>
        <table:table-row table:style-name="ro1">
          <table:table-cell table:style-name="ce2" office:value-type="float" office:value="17082">
            <text:p>17082</text:p>
          </table:table-cell>
          <table:table-cell table:style-name="ce3" office:value-type="string">
            <text:p>ARMA LETALE 4 (LETHAL WEAPON 4)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NER RICHAR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7086">
            <text:p>17086</text:p>
          </table:table-cell>
          <table:table-cell table:style-name="ce3" office:value-type="string">
            <text:p>COSTRETTI AD UCCID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UQUA ANTOINE</text:p>
          </table:table-cell>
          <table:table-cell table:style-name="ce3" office:value-type="string">
            <text:p>FAT-YUN CHOW</text:p>
          </table:table-cell>
          <table:table-cell table:style-name="ce3" office:value-type="string">
            <text:p>SORVINO MIR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090">
            <text:p>17090</text:p>
          </table:table-cell>
          <table:table-cell table:style-name="ce3" office:value-type="string">
            <text:p>RADIOFRECCI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IGABUE LUCIANO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GUCCINI FRANCES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094">
            <text:p>17094</text:p>
          </table:table-cell>
          <table:table-cell table:style-name="ce3" office:value-type="string">
            <text:p>SCREAM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AVEN WES</text:p>
          </table:table-cell>
          <table:table-cell table:style-name="ce3" office:value-type="string">
            <text:p>ARQUETTE DAVID</text:p>
          </table:table-cell>
          <table:table-cell table:style-name="ce3" office:value-type="string">
            <text:p>CAMPBELL NEV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095">
            <text:p>17095</text:p>
          </table:table-cell>
          <table:table-cell table:style-name="ce3" office:value-type="string">
            <text:p>PIOGGIA INFERNALE <text:s/>(HARD RAIN)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ALOMON MIKAEL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124">
            <text:p>17124</text:p>
          </table:table-cell>
          <table:table-cell table:style-name="ce3" office:value-type="string">
            <text:p>IL PASSATO RITORNA - UN SEGRETO NON DU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ESCO ROB</text:p>
          </table:table-cell>
          <table:table-cell table:style-name="ce3" office:value-type="string">
            <text:p>GOLD TRACEY</text:p>
          </table:table-cell>
          <table:table-cell table:style-name="ce3" office:value-type="string">
            <text:p>WAGNER JACK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128">
            <text:p>17128</text:p>
          </table:table-cell>
          <table:table-cell table:style-name="ce3" office:value-type="string">
            <text:p>POSSE 2 - LA BANDA DEI FOLLI "LOS LOCOS"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VALLEE JEAN-MARC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AUBERJONOIS RENE</text:p>
          </table:table-cell>
          <table:table-cell table:style-name="ce3" office:value-type="string">
            <text:p>POLYGRAM VIDEO ENTERTAIN</text:p>
          </table:table-cell>
          <table:table-cell table:number-columns-repeated="249"/>
        </table:table-row>
        <table:table-row table:style-name="ro1">
          <table:table-cell table:style-name="ce2" office:value-type="float" office:value="17129">
            <text:p>17129</text:p>
          </table:table-cell>
          <table:table-cell table:style-name="ce3" office:value-type="string">
            <text:p>CASPER E WENDY - UNA MAGICA AMICIZI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CNAMARA SEAN</text:p>
          </table:table-cell>
          <table:table-cell table:style-name="ce3" office:value-type="string">
            <text:p>DUFF HILARY</text:p>
          </table:table-cell>
          <table:table-cell table:style-name="ce3" office:value-type="string">
            <text:p>HAMILTON GEORGE</text:p>
          </table:table-cell>
          <table:table-cell table:style-name="ce3" office:value-type="string">
            <text:p>SABAN E HARVEY ENTERTAIN</text:p>
          </table:table-cell>
          <table:table-cell table:number-columns-repeated="249"/>
        </table:table-row>
        <table:table-row table:style-name="ro1">
          <table:table-cell table:style-name="ce2" office:value-type="float" office:value="17133">
            <text:p>17133</text:p>
          </table:table-cell>
          <table:table-cell table:style-name="ce3" office:value-type="string">
            <text:p>KABU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FUJIMOTO YOSHITAK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ANG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165">
            <text:p>17165</text:p>
          </table:table-cell>
          <table:table-cell table:style-name="ce3" office:value-type="string">
            <text:p>LOST IN SPAC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OPKINS STEPHEN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ENTERTAINMNET I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166">
            <text:p>17166</text:p>
          </table:table-cell>
          <table:table-cell table:style-name="ce3" office:value-type="string">
            <text:p>DR.DOLITTL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THOMAS BETTY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DAVIS OSSIE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7167">
            <text:p>17167</text:p>
          </table:table-cell>
          <table:table-cell table:style-name="ce3" office:value-type="string">
            <text:p>JENNY MCCARTHY THE PLAYBOY YEA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CCARTHY JENN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LAYBOY</text:p>
          </table:table-cell>
          <table:table-cell table:number-columns-repeated="249"/>
        </table:table-row>
        <table:table-row table:style-name="ro1">
          <table:table-cell table:style-name="ce2" office:value-type="float" office:value="17168">
            <text:p>17168</text:p>
          </table:table-cell>
          <table:table-cell table:style-name="ce3" office:value-type="string">
            <text:p>SPECIES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EDAK PETER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HENSTRIDGE NATASHA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7170">
            <text:p>17170</text:p>
          </table:table-cell>
          <table:table-cell table:style-name="ce3" office:value-type="string">
            <text:p>LA SPADA MAGICA - ALLA RICERCA DI CAMEL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U CHAU FREDERIK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 FAMILY ENTER</text:p>
          </table:table-cell>
          <table:table-cell table:number-columns-repeated="249"/>
        </table:table-row>
        <table:table-row table:style-name="ro1">
          <table:table-cell table:style-name="ce2" office:value-type="float" office:value="17189">
            <text:p>17189</text:p>
          </table:table-cell>
          <table:table-cell table:style-name="ce3" office:value-type="string">
            <text:p>CODICE OMICIDIO 187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EYNOLDS KEVIN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HEARD JOHN</text:p>
          </table:table-cell>
          <table:table-cell table:style-name="ce3" office:value-type="string">
            <text:p>ICON</text:p>
          </table:table-cell>
          <table:table-cell table:number-columns-repeated="249"/>
        </table:table-row>
        <table:table-row table:style-name="ro1">
          <table:table-cell table:style-name="ce2" office:value-type="float" office:value="17193">
            <text:p>17193</text:p>
          </table:table-cell>
          <table:table-cell table:style-name="ce3" office:value-type="string">
            <text:p>LUPIN III - IL TESORO DI ARIMA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NIMACTION</text:p>
          </table:table-cell>
          <table:table-cell table:number-columns-repeated="249"/>
        </table:table-row>
        <table:table-row table:style-name="ro1">
          <table:table-cell table:style-name="ce2" office:value-type="float" office:value="17194">
            <text:p>17194</text:p>
          </table:table-cell>
          <table:table-cell table:style-name="ce3" office:value-type="string">
            <text:p>SEX CRIMES - GIOCHI PERICOLOS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NAUGHTON JOHN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DILLON MATT</text:p>
          </table:table-cell>
          <table:table-cell table:style-name="ce3" office:value-type="string">
            <text:p>MANDALA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7195">
            <text:p>17195</text:p>
          </table:table-cell>
          <table:table-cell table:style-name="ce3" office:value-type="string">
            <text:p>DARK CIT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ROYAS ALEX</text:p>
          </table:table-cell>
          <table:table-cell table:style-name="ce3" office:value-type="string">
            <text:p>SEWELL RUFUS</text:p>
          </table:table-cell>
          <table:table-cell table:style-name="ce3" office:value-type="string">
            <text:p>SUTHERLAND KEIFER</text:p>
          </table:table-cell>
          <table:table-cell table:style-name="ce3" office:value-type="string">
            <text:p>NEW LINE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7196">
            <text:p>17196</text:p>
          </table:table-cell>
          <table:table-cell table:style-name="ce3" office:value-type="string">
            <text:p>ANCORA PIU SCEMO - TRIAL AND ERRO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YNN JONATHAN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RICHARDS MICHAEL</text:p>
          </table:table-cell>
          <table:table-cell table:style-name="ce3" office:value-type="string">
            <text:p>NEW LINE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7197">
            <text:p>17197</text:p>
          </table:table-cell>
          <table:table-cell table:style-name="ce3" office:value-type="string">
            <text:p>BOATI DI SILENZIO - GIORGIO PANARIELL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OLARI GIAMPIERO</text:p>
          </table:table-cell>
          <table:table-cell table:style-name="ce3" office:value-type="string">
            <text:p>PANARIELLO GIORGIO</text:p>
          </table:table-cell>
          <table:table-cell table:style-name="ce3"/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198">
            <text:p>17198</text:p>
          </table:table-cell>
          <table:table-cell table:style-name="ce3" office:value-type="string">
            <text:p>I PICCOLI MAESTR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UCHETTI DANIELE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MONTORSI STEFAN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215">
            <text:p>17215</text:p>
          </table:table-cell>
          <table:table-cell table:style-name="ce3" office:value-type="string">
            <text:p>MORTAL KOMBAT - IL MITO "CONQUEST"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ASSONE OLEY</text:p>
          </table:table-cell>
          <table:table-cell table:style-name="ce3" office:value-type="string">
            <text:p>MONTALBAN PAOLO</text:p>
          </table:table-cell>
          <table:table-cell table:style-name="ce3" office:value-type="string">
            <text:p>BERNHARDT DANIEL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216">
            <text:p>17216</text:p>
          </table:table-cell>
          <table:table-cell table:style-name="ce3" office:value-type="string">
            <text:p>GLI ULTIMI EROI - WHEN TRUMPETS FAD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IRVIN JOHN</text:p>
          </table:table-cell>
          <table:table-cell table:style-name="ce3" office:value-type="string">
            <text:p>ELDARD RON</text:p>
          </table:table-cell>
          <table:table-cell table:style-name="ce3" office:value-type="string">
            <text:p>WHALEY FRANK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220">
            <text:p>17220</text:p>
          </table:table-cell>
          <table:table-cell table:style-name="ce3" office:value-type="string">
            <text:p>THE LEGION - LEG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ESS JON</text:p>
          </table:table-cell>
          <table:table-cell table:style-name="ce3" office:value-type="string">
            <text:p>STEVENSON PARKER</text:p>
          </table:table-cell>
          <table:table-cell table:style-name="ce3" office:value-type="string">
            <text:p>FARRELL TERR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221">
            <text:p>17221</text:p>
          </table:table-cell>
          <table:table-cell table:style-name="ce3" office:value-type="string">
            <text:p>LA LEGGENDA DI ZORR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222">
            <text:p>17222</text:p>
          </table:table-cell>
          <table:table-cell table:style-name="ce3" office:value-type="string">
            <text:p>PAPARAZZ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224">
            <text:p>17224</text:p>
          </table:table-cell>
          <table:table-cell table:style-name="ce3" office:value-type="string">
            <text:p>THE TRUMAN SHOW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EIR PETER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LINNEY LAUR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225">
            <text:p>17225</text:p>
          </table:table-cell>
          <table:table-cell table:style-name="ce3" office:value-type="string">
            <text:p>SMALL SOLDIER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DANTE JOE</text:p>
          </table:table-cell>
          <table:table-cell table:style-name="ce3" office:value-type="string">
            <text:p>DUNST KIRSTEN</text:p>
          </table:table-cell>
          <table:table-cell table:style-name="ce3" office:value-type="string">
            <text:p>SMITH GREGOR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251">
            <text:p>17251</text:p>
          </table:table-cell>
          <table:table-cell table:style-name="ce3" office:value-type="string">
            <text:p>SEI GIORNI SETTE NOT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ECHE ANNE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7252">
            <text:p>17252</text:p>
          </table:table-cell>
          <table:table-cell table:style-name="ce3" office:value-type="string">
            <text:p>IL RE LEONE 2 - IL REGNO DI SIMB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7255">
            <text:p>17255</text:p>
          </table:table-cell>
          <table:table-cell table:style-name="ce3" office:value-type="string">
            <text:p>GLI IMPENITENTI <text:s/>(OUT OF SEA)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OLIDGE MARTHA</text:p>
          </table:table-cell>
          <table:table-cell table:style-name="ce3" office:value-type="string">
            <text:p>MATTHAU WALTER</text:p>
          </table:table-cell>
          <table:table-cell table:style-name="ce3" office:value-type="string">
            <text:p>LEMMON JACK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7265">
            <text:p>17265</text:p>
          </table:table-cell>
          <table:table-cell table:style-name="ce3" office:value-type="string">
            <text:p>MR.NICE GU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UNG SAMO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266">
            <text:p>17266</text:p>
          </table:table-cell>
          <table:table-cell table:style-name="ce3" office:value-type="string">
            <text:p>I GIARDINI DELL'EDEN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D'ALATRI ALESSANDRO</text:p>
          </table:table-cell>
          <table:table-cell table:style-name="ce3" office:value-type="string">
            <text:p>ROSSI STUART KIM</text:p>
          </table:table-cell>
          <table:table-cell table:style-name="ce3" office:value-type="string">
            <text:p>GHINI MASSIMO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287">
            <text:p>17287</text:p>
          </table:table-cell>
          <table:table-cell table:style-name="ce3" office:value-type="string">
            <text:p>GALLO CEDRON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ORIOLI REGI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288">
            <text:p>17288</text:p>
          </table:table-cell>
          <table:table-cell table:style-name="ce3" office:value-type="string">
            <text:p>VAMPIRE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WOODS JAMES</text:p>
          </table:table-cell>
          <table:table-cell table:style-name="ce3" office:value-type="string">
            <text:p>BALDWIN DANIEL</text:p>
          </table:table-cell>
          <table:table-cell table:style-name="ce3" office:value-type="string">
            <text:p>LARGO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7289">
            <text:p>17289</text:p>
          </table:table-cell>
          <table:table-cell table:style-name="ce3" office:value-type="string">
            <text:p>GRIDLOCK'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LL VONDIE CURTIS</text:p>
          </table:table-cell>
          <table:table-cell table:style-name="ce3" office:value-type="string">
            <text:p>ROTH TIM</text:p>
          </table:table-cell>
          <table:table-cell table:style-name="ce3" office:value-type="string">
            <text:p>SHAKUR TUPAC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7292">
            <text:p>17292</text:p>
          </table:table-cell>
          <table:table-cell table:style-name="ce3" office:value-type="string">
            <text:p>HONG KONG COLPO SU COLPO - KNOCK OFF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K TSUI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SCHNEIDER ROB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295">
            <text:p>17295</text:p>
          </table:table-cell>
          <table:table-cell table:style-name="ce3" office:value-type="string">
            <text:p>KILLING TI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ALLURI BHARAT</text:p>
          </table:table-cell>
          <table:table-cell table:style-name="ce3" office:value-type="string">
            <text:p>FAIRBRASS CRAIG</text:p>
          </table:table-cell>
          <table:table-cell table:style-name="ce3" office:value-type="string">
            <text:p>TORGAN KENDR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297">
            <text:p>17297</text:p>
          </table:table-cell>
          <table:table-cell table:style-name="ce3" office:value-type="string">
            <text:p>BLACK SCORPION - GROUND ZER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INFREY JONATHAN</text:p>
          </table:table-cell>
          <table:table-cell table:style-name="ce3" office:value-type="string">
            <text:p>SEVERANCE JOAN</text:p>
          </table:table-cell>
          <table:table-cell table:style-name="ce3" office:value-type="string">
            <text:p>HUBLEY WHIP</text:p>
          </table:table-cell>
          <table:table-cell table:style-name="ce3" office:value-type="string">
            <text:p>MI GROUP</text:p>
          </table:table-cell>
          <table:table-cell table:number-columns-repeated="249"/>
        </table:table-row>
        <table:table-row table:style-name="ro1">
          <table:table-cell table:style-name="ce2" office:value-type="float" office:value="17298">
            <text:p>17298</text:p>
          </table:table-cell>
          <table:table-cell table:style-name="ce3" office:value-type="string">
            <text:p>DEVIL DICE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UZZL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7299">
            <text:p>17299</text:p>
          </table:table-cell>
          <table:table-cell table:style-name="ce3" office:value-type="string">
            <text:p>WILD ARMS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7319">
            <text:p>17319</text:p>
          </table:table-cell>
          <table:table-cell table:style-name="ce3" office:value-type="string">
            <text:p>IL DOTTOR DOLITT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HOMAS BETTY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DAVID OSSI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7320">
            <text:p>17320</text:p>
          </table:table-cell>
          <table:table-cell table:style-name="ce3" office:value-type="string">
            <text:p>ECCO FA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UCCINO GABRIELE</text:p>
          </table:table-cell>
          <table:table-cell table:style-name="ce3" office:value-type="string">
            <text:p>SILVESTRIN ENRICO</text:p>
          </table:table-cell>
          <table:table-cell table:style-name="ce3" office:value-type="string">
            <text:p>BOBULOVA BARBOR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7350">
            <text:p>17350</text:p>
          </table:table-cell>
          <table:table-cell table:style-name="ce3" office:value-type="string">
            <text:p>IL SIGNOR QUINDICIPALL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FERILLI SABRIN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353">
            <text:p>17353</text:p>
          </table:table-cell>
          <table:table-cell table:style-name="ce3" office:value-type="string">
            <text:p>OUT OF SIGHT - GLI OPPOSTI SI ATTRAGON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355">
            <text:p>17355</text:p>
          </table:table-cell>
          <table:table-cell table:style-name="ce3" office:value-type="string">
            <text:p>IL CORVO - LA RESURREZION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KOGLAND KARI</text:p>
          </table:table-cell>
          <table:table-cell table:style-name="ce3" office:value-type="string">
            <text:p>DACASCOS MARK</text:p>
          </table:table-cell>
          <table:table-cell table:style-name="ce3" office:value-type="string">
            <text:p>GOMES MARC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356">
            <text:p>17356</text:p>
          </table:table-cell>
          <table:table-cell table:style-name="ce3" office:value-type="string">
            <text:p>TRAIN DE VIE - UN TRENO PER VIV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HAILEANU RADU</text:p>
          </table:table-cell>
          <table:table-cell table:style-name="ce3" office:value-type="string">
            <text:p>ABELANSKI LIONEL</text:p>
          </table:table-cell>
          <table:table-cell table:style-name="ce3" office:value-type="string">
            <text:p>HARARI RUFUSCLEMENT</text:p>
          </table:table-cell>
          <table:table-cell table:style-name="ce3" office:value-type="string">
            <text:p>ISTITUTO LUCE</text:p>
          </table:table-cell>
          <table:table-cell table:number-columns-repeated="249"/>
        </table:table-row>
        <table:table-row table:style-name="ro1">
          <table:table-cell table:style-name="ce2" office:value-type="float" office:value="17357">
            <text:p>17357</text:p>
          </table:table-cell>
          <table:table-cell table:style-name="ce3" office:value-type="string">
            <text:p>DELITTO PERFETTO - A PERFECT MURD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7377">
            <text:p>17377</text:p>
          </table:table-cell>
          <table:table-cell table:style-name="ce3" office:value-type="string">
            <text:p>MORTAL KOMBAT - DISTRUZIONE TOT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ONETTI JOHN R.</text:p>
          </table:table-cell>
          <table:table-cell table:style-name="ce3" office:value-type="string">
            <text:p>SHOU ROBIN</text:p>
          </table:table-cell>
          <table:table-cell table:style-name="ce3" office:value-type="string">
            <text:p>SOTO TALIS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379">
            <text:p>17379</text:p>
          </table:table-cell>
          <table:table-cell table:style-name="ce3" office:value-type="string">
            <text:p>FIRST STRIK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NG STANLEY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CHUN WU CHE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381">
            <text:p>17381</text:p>
          </table:table-cell>
          <table:table-cell table:style-name="ce3" office:value-type="string">
            <text:p>LA SECONDA MOGL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ITI UGO</text:p>
          </table:table-cell>
          <table:table-cell table:style-name="ce3" office:value-type="string">
            <text:p>CUCINOTTA MARIA GRAZIA</text:p>
          </table:table-cell>
          <table:table-cell table:style-name="ce3" office:value-type="string">
            <text:p>RISOVSKI LAZAR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382">
            <text:p>17382</text:p>
          </table:table-cell>
          <table:table-cell table:style-name="ce3" office:value-type="string">
            <text:p>CENTRAL DO BRASIL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ALLES WALTER</text:p>
          </table:table-cell>
          <table:table-cell table:style-name="ce3" office:value-type="string">
            <text:p>MONTENEGRO FERNANDA</text:p>
          </table:table-cell>
          <table:table-cell table:style-name="ce3" office:value-type="string">
            <text:p>PERA MARILIA</text:p>
          </table:table-cell>
          <table:table-cell table:style-name="ce3" office:value-type="string">
            <text:p>MIKADO FILM</text:p>
          </table:table-cell>
          <table:table-cell table:number-columns-repeated="249"/>
        </table:table-row>
        <table:table-row table:style-name="ro1">
          <table:table-cell table:style-name="ce2" office:value-type="float" office:value="17383">
            <text:p>17383</text:p>
          </table:table-cell>
          <table:table-cell table:style-name="ce3" office:value-type="string">
            <text:p>RICOMINCIARE A VIVERE - HOPE FLOAT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HITAKER FOREST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CONNICK HARRY JR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7389">
            <text:p>17389</text:p>
          </table:table-cell>
          <table:table-cell table:style-name="ce3" office:value-type="string">
            <text:p>I SIMPSON - TOO HOT FOR TV (TROPPO PER L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ROENING MAT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7391">
            <text:p>17391</text:p>
          </table:table-cell>
          <table:table-cell table:style-name="ce3" office:value-type="string">
            <text:p>SVEGLIATI NED - WAKING NE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ONES KIRK</text:p>
          </table:table-cell>
          <table:table-cell table:style-name="ce3" office:value-type="string">
            <text:p>BANNEN LAN</text:p>
          </table:table-cell>
          <table:table-cell table:style-name="ce3" office:value-type="string">
            <text:p>KELLY DAVID</text:p>
          </table:table-cell>
          <table:table-cell table:style-name="ce3" office:value-type="string">
            <text:p>LUCKY RED</text:p>
          </table:table-cell>
          <table:table-cell table:number-columns-repeated="249"/>
        </table:table-row>
        <table:table-row table:style-name="ro1">
          <table:table-cell table:style-name="ce2" office:value-type="float" office:value="17416">
            <text:p>17416</text:p>
          </table:table-cell>
          <table:table-cell table:style-name="ce3" office:value-type="string">
            <text:p>THE LAST DAYS OF DIS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TILLMAN WHIT</text:p>
          </table:table-cell>
          <table:table-cell table:style-name="ce3" office:value-type="string">
            <text:p>SEVIGNY CHLOE</text:p>
          </table:table-cell>
          <table:table-cell table:style-name="ce3" office:value-type="string">
            <text:p>BECKINSALE KAT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7417">
            <text:p>17417</text:p>
          </table:table-cell>
          <table:table-cell table:style-name="ce3" office:value-type="string">
            <text:p>I MAGNIFICI SETTE - LE NUOVE AVVENTU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URPHY GEOFF</text:p>
          </table:table-cell>
          <table:table-cell table:style-name="ce3" office:value-type="string">
            <text:p>BIEHN MICHAEL</text:p>
          </table:table-cell>
          <table:table-cell table:style-name="ce3" office:value-type="string">
            <text:p>CLOSE ERIC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7418">
            <text:p>17418</text:p>
          </table:table-cell>
          <table:table-cell table:style-name="ce3" office:value-type="string">
            <text:p>OBSESS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RBY JONATHAN</text:p>
          </table:table-cell>
          <table:table-cell table:style-name="ce3" office:value-type="string">
            <text:p>LANGE JESSICA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419">
            <text:p>17419</text:p>
          </table:table-cell>
          <table:table-cell table:style-name="ce3" office:value-type="string">
            <text:p>L'ULTIMO CAPODAN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ISI MARCO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HABER ALESSANDRO</text:p>
          </table:table-cell>
          <table:table-cell table:style-name="ce3" office:value-type="string">
            <text:p>MI GROUP</text:p>
          </table:table-cell>
          <table:table-cell table:number-columns-repeated="249"/>
        </table:table-row>
        <table:table-row table:style-name="ro1">
          <table:table-cell table:style-name="ce2" office:value-type="float" office:value="17421">
            <text:p>17421</text:p>
          </table:table-cell>
          <table:table-cell table:style-name="ce3" office:value-type="string">
            <text:p>ANATOMIA DI UN RAPIMENTO - ABDUCTION OF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NTNER JAMES A.</text:p>
          </table:table-cell>
          <table:table-cell table:style-name="ce3" office:value-type="string">
            <text:p>WRIGHT KATIE</text:p>
          </table:table-cell>
          <table:table-cell table:style-name="ce3" office:value-type="string">
            <text:p>BENEDICT DIRK</text:p>
          </table:table-cell>
          <table:table-cell table:style-name="ce3" office:value-type="string">
            <text:p>MI GROUP</text:p>
          </table:table-cell>
          <table:table-cell table:number-columns-repeated="249"/>
        </table:table-row>
        <table:table-row table:style-name="ro1">
          <table:table-cell table:style-name="ce2" office:value-type="float" office:value="17425">
            <text:p>17425</text:p>
          </table:table-cell>
          <table:table-cell table:style-name="ce3" office:value-type="string">
            <text:p>RALLY CROSS 2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UIDA RALL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989 STUDIOS - IDOL MINOS</text:p>
          </table:table-cell>
          <table:table-cell table:number-columns-repeated="249"/>
        </table:table-row>
        <table:table-row table:style-name="ro1">
          <table:table-cell table:style-name="ce2" office:value-type="float" office:value="17426">
            <text:p>17426</text:p>
          </table:table-cell>
          <table:table-cell table:style-name="ce3" office:value-type="string">
            <text:p>THE GRANSTREAM SAGA <text:s text:c="1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RC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7437">
            <text:p>17437</text:p>
          </table:table-cell>
          <table:table-cell table:style-name="ce3" office:value-type="string">
            <text:p>THE GINGERBREAD MAN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ALTMAN ROBERT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DOWNEY ROBERT JR.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7438">
            <text:p>17438</text:p>
          </table:table-cell>
          <table:table-cell table:style-name="ce3" office:value-type="string">
            <text:p>SIX DAYS SEVEN NIGHT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ECHE ANNE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7439">
            <text:p>17439</text:p>
          </table:table-cell>
          <table:table-cell table:style-name="ce3" office:value-type="string">
            <text:p>THE BORROWERS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EWITT PETER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BROADBENT JIM</text:p>
          </table:table-cell>
          <table:table-cell table:style-name="ce3" office:value-type="string">
            <text:p>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7440">
            <text:p>17440</text:p>
          </table:table-cell>
          <table:table-cell table:style-name="ce3" office:value-type="string">
            <text:p>VELVET GOLDMIN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HAYNES TODD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RHYS MEYERS JONATHAN</text:p>
          </table:table-cell>
          <table:table-cell table:style-name="ce3" office:value-type="string">
            <text:p>FILMFOUR 4</text:p>
          </table:table-cell>
          <table:table-cell table:number-columns-repeated="249"/>
        </table:table-row>
        <table:table-row table:style-name="ro1">
          <table:table-cell table:style-name="ce2" office:value-type="float" office:value="17484">
            <text:p>17484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IRD ANTONIA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WINSTONE RAY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530">
            <text:p>17530</text:p>
          </table:table-cell>
          <table:table-cell table:style-name="ce3" office:value-type="string">
            <text:p>NHL FACE OFF 99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HOCKEY SU GHIAC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KILLEX GAME</text:p>
          </table:table-cell>
          <table:table-cell table:number-columns-repeated="249"/>
        </table:table-row>
        <table:table-row table:style-name="ro1">
          <table:table-cell table:style-name="ce2" office:value-type="float" office:value="17531">
            <text:p>17531</text:p>
          </table:table-cell>
          <table:table-cell table:style-name="ce3" office:value-type="string">
            <text:p>RUNNING WILD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ESTREM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532">
            <text:p>17532</text:p>
          </table:table-cell>
          <table:table-cell table:style-name="ce3" office:value-type="string">
            <text:p>OMICIDIO IN DIRETTA - SNAKE EY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SINISE GARY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533">
            <text:p>17533</text:p>
          </table:table-cell>
          <table:table-cell table:style-name="ce3" office:value-type="string">
            <text:p>POCAHONTAS 2 - VIAGGIO NEL NUOVO MOND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7534">
            <text:p>17534</text:p>
          </table:table-cell>
          <table:table-cell table:style-name="ce3" office:value-type="string">
            <text:p>THE CONFESS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JONES DAVID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MFD</text:p>
          </table:table-cell>
          <table:table-cell table:number-columns-repeated="249"/>
        </table:table-row>
        <table:table-row table:style-name="ro1">
          <table:table-cell table:style-name="ce2" office:value-type="float" office:value="17536">
            <text:p>17536</text:p>
          </table:table-cell>
          <table:table-cell table:style-name="ce3" office:value-type="string">
            <text:p>REW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OBBI SERGIO</text:p>
          </table:table-cell>
          <table:table-cell table:style-name="ce3" office:value-type="string">
            <text:p>BOVA RAOUL</text:p>
          </table:table-cell>
          <table:table-cell table:style-name="ce3" office:value-type="string">
            <text:p>DETMERS MARUSCHK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545">
            <text:p>17545</text:p>
          </table:table-cell>
          <table:table-cell table:style-name="ce3" office:value-type="string">
            <text:p>CI PENSA BEAVER - LEAVE IT TO BEAVE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ADIFF ANDY</text:p>
          </table:table-cell>
          <table:table-cell table:style-name="ce3" office:value-type="string">
            <text:p>MCDONALD CHRISTOPHER</text:p>
          </table:table-cell>
          <table:table-cell table:style-name="ce3" office:value-type="string">
            <text:p>TURNER JANI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550">
            <text:p>17550</text:p>
          </table:table-cell>
          <table:table-cell table:style-name="ce3" office:value-type="string">
            <text:p>IL COMPLOTTO - THE LOTTER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ACKHEIM DANIEL</text:p>
          </table:table-cell>
          <table:table-cell table:style-name="ce3" office:value-type="string">
            <text:p>CORTESE DAN</text:p>
          </table:table-cell>
          <table:table-cell table:style-name="ce3" office:value-type="string">
            <text:p>RUSSELL KERI</text:p>
          </table:table-cell>
          <table:table-cell table:style-name="ce3" office:value-type="string">
            <text:p>PRISMA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7553">
            <text:p>17553</text:p>
          </table:table-cell>
          <table:table-cell table:style-name="ce3" office:value-type="string">
            <text:p>CONGIURA MORTALE - OUT IN FIFT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RISTOPHER B. &amp; LEE S.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CHRISTOPHER BOJESS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557">
            <text:p>17557</text:p>
          </table:table-cell>
          <table:table-cell table:style-name="ce3" office:value-type="string">
            <text:p>UN UOMO, UN EROE - ONE MAN'S HER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OOL LANCE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DE ALMEIDA JOAQUIM</text:p>
          </table:table-cell>
          <table:table-cell table:style-name="ce3" office:value-type="string">
            <text:p>LION</text:p>
          </table:table-cell>
          <table:table-cell table:number-columns-repeated="249"/>
        </table:table-row>
        <table:table-row table:style-name="ro1">
          <table:table-cell table:style-name="ce2" office:value-type="float" office:value="17566">
            <text:p>17566</text:p>
          </table:table-cell>
          <table:table-cell table:style-name="ce3" office:value-type="string">
            <text:p>IL NEGOZIATORE - THE NEGOTIATO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RAY F.GARY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7604">
            <text:p>17604</text:p>
          </table:table-cell>
          <table:table-cell table:style-name="ce3" office:value-type="string">
            <text:p>LOST IN SPACE - PERDUTI N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OPKINS STEPHEN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NEW LINE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7608">
            <text:p>17608</text:p>
          </table:table-cell>
          <table:table-cell table:style-name="ce3" office:value-type="string">
            <text:p>L'ALLIEVO - APT PUPI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INGER BRYAN</text:p>
          </table:table-cell>
          <table:table-cell table:style-name="ce3" office:value-type="string">
            <text:p>MCKELLEN IAN</text:p>
          </table:table-cell>
          <table:table-cell table:style-name="ce3" office:value-type="string">
            <text:p>RENFRO BRA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609">
            <text:p>17609</text:p>
          </table:table-cell>
          <table:table-cell table:style-name="ce3" office:value-type="string">
            <text:p>I LOVE YOU, I LOVE YOU NO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PKINS BILLY</text:p>
          </table:table-cell>
          <table:table-cell table:style-name="ce3" office:value-type="string">
            <text:p>MOREAU JEANNE</text:p>
          </table:table-cell>
          <table:table-cell table:style-name="ce3" office:value-type="string">
            <text:p>DANES CLAIR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636">
            <text:p>17636</text:p>
          </table:table-cell>
          <table:table-cell table:style-name="ce3" office:value-type="string">
            <text:p>VELVET GOLDMINE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HAYNES TODD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BALE CHRISTIAN</text:p>
          </table:table-cell>
          <table:table-cell table:style-name="ce3" office:value-type="string">
            <text:p>LUCHY RED</text:p>
          </table:table-cell>
          <table:table-cell table:number-columns-repeated="249"/>
        </table:table-row>
        <table:table-row table:style-name="ro1">
          <table:table-cell table:style-name="ce2" office:value-type="float" office:value="17637">
            <text:p>17637</text:p>
          </table:table-cell>
          <table:table-cell table:style-name="ce3" office:value-type="string">
            <text:p>IL FUGGITIVO DELLA MISSIONE IMPOSSIBI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ROFT PAT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CRENNA RICHARD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638">
            <text:p>17638</text:p>
          </table:table-cell>
          <table:table-cell table:style-name="ce3" office:value-type="string">
            <text:p>SLAM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LEVIN MARC</text:p>
          </table:table-cell>
          <table:table-cell table:style-name="ce3" office:value-type="string">
            <text:p>WILLIAMS SAUL</text:p>
          </table:table-cell>
          <table:table-cell table:style-name="ce3" office:value-type="string">
            <text:p>SOHN SONJA</text:p>
          </table:table-cell>
          <table:table-cell table:style-name="ce3" office:value-type="string">
            <text:p>LUCHY RED</text:p>
          </table:table-cell>
          <table:table-cell table:number-columns-repeated="249"/>
        </table:table-row>
        <table:table-row table:style-name="ro1">
          <table:table-cell table:style-name="ce2" office:value-type="float" office:value="17639">
            <text:p>17639</text:p>
          </table:table-cell>
          <table:table-cell table:style-name="ce3" office:value-type="string">
            <text:p>IL MIO WES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PIERACCIONI LEONARDO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640">
            <text:p>17640</text:p>
          </table:table-cell>
          <table:table-cell table:style-name="ce3" office:value-type="string">
            <text:p>BASTA GUARDARE IL CIELO - THE MIGHT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HELSOM PETER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ROWLANDS GENA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7641">
            <text:p>17641</text:p>
          </table:table-cell>
          <table:table-cell table:style-name="ce3" office:value-type="string">
            <text:p>LAMA TAGLIENTE - SLING BLADE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THORNTON BILLY BOB</text:p>
          </table:table-cell>
          <table:table-cell table:style-name="ce3" office:value-type="string">
            <text:p>YOAKAM DWIGHT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7642">
            <text:p>17642</text:p>
          </table:table-cell>
          <table:table-cell table:style-name="ce3" office:value-type="string">
            <text:p>HELLRAISER IV - LA STIRPE MALEDETT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MITHEE ALAN</text:p>
          </table:table-cell>
          <table:table-cell table:style-name="ce3" office:value-type="string">
            <text:p>RAMSAY BRUCE</text:p>
          </table:table-cell>
          <table:table-cell table:style-name="ce3" office:value-type="string">
            <text:p>VARGAS VALENTINA</text:p>
          </table:table-cell>
          <table:table-cell table:style-name="ce3" office:value-type="string">
            <text:p>DIMENSION FILM</text:p>
          </table:table-cell>
          <table:table-cell table:number-columns-repeated="249"/>
        </table:table-row>
        <table:table-row table:style-name="ro1">
          <table:table-cell table:style-name="ce2" office:value-type="float" office:value="17643">
            <text:p>17643</text:p>
          </table:table-cell>
          <table:table-cell table:style-name="ce3" office:value-type="string">
            <text:p>L'AGENTE SEGRETO DI JOSEPH CONRA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MPTON CHRISTOPHER</text:p>
          </table:table-cell>
          <table:table-cell table:style-name="ce3" office:value-type="string">
            <text:p>HOSKINS BOB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CAPITOL</text:p>
          </table:table-cell>
          <table:table-cell table:number-columns-repeated="249"/>
        </table:table-row>
        <table:table-row table:style-name="ro1">
          <table:table-cell table:style-name="ce2" office:value-type="float" office:value="17678">
            <text:p>17678</text:p>
          </table:table-cell>
          <table:table-cell table:style-name="ce3" office:value-type="string">
            <text:p>IL GRANDE COLPO - THE BIG HI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NG CHE-KIRK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PHILLIPS LOU DIAMON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680">
            <text:p>17680</text:p>
          </table:table-cell>
          <table:table-cell table:style-name="ce3" office:value-type="string">
            <text:p>POINT BLANK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SHOTGU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7681">
            <text:p>17681</text:p>
          </table:table-cell>
          <table:table-cell table:style-name="ce3" office:value-type="string">
            <text:p>RIDGE RACER TYPE 4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7682">
            <text:p>17682</text:p>
          </table:table-cell>
          <table:table-cell table:style-name="ce3" office:value-type="string">
            <text:p>R-TYPE DELTA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ZIAL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REM</text:p>
          </table:table-cell>
          <table:table-cell table:number-columns-repeated="249"/>
        </table:table-row>
        <table:table-row table:style-name="ro1">
          <table:table-cell table:style-name="ce2" office:value-type="float" office:value="17683">
            <text:p>17683</text:p>
          </table:table-cell>
          <table:table-cell table:style-name="ce3" office:value-type="string">
            <text:p>BLOOD LINES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ORT FUTURISTIC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7702">
            <text:p>17702</text:p>
          </table:table-cell>
          <table:table-cell table:style-name="ce3" office:value-type="string">
            <text:p>WISHMASTER - IL SIGNORE DEI DESIDER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KURTZMAN ROBERT</text:p>
          </table:table-cell>
          <table:table-cell table:style-name="ce3" office:value-type="string">
            <text:p>LAUREN TAMMY</text:p>
          </table:table-cell>
          <table:table-cell table:style-name="ce3" office:value-type="string">
            <text:p>DIVOFF ANDREW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703">
            <text:p>17703</text:p>
          </table:table-cell>
          <table:table-cell table:style-name="ce3" office:value-type="string">
            <text:p>OMEGA DOOM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YUN ALBERT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WHIRRY SHANNON</text:p>
          </table:table-cell>
          <table:table-cell table:style-name="ce3" office:value-type="string">
            <text:p>MEDUSA-MF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704">
            <text:p>17704</text:p>
          </table:table-cell>
          <table:table-cell table:style-name="ce3" office:value-type="string">
            <text:p>BARBA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RLANDO ANGELO</text:p>
          </table:table-cell>
          <table:table-cell table:style-name="ce3" office:value-type="string">
            <text:p>MASTRANDREA VALERIO</text:p>
          </table:table-cell>
          <table:table-cell table:style-name="ce3" office:value-type="string">
            <text:p>GIALLINI MAR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705">
            <text:p>17705</text:p>
          </table:table-cell>
          <table:table-cell table:style-name="ce3" office:value-type="string">
            <text:p>SAVIOR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NTONIJEVIC PETER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706">
            <text:p>17706</text:p>
          </table:table-cell>
          <table:table-cell table:style-name="ce3" office:value-type="string">
            <text:p>LUPIN III - LE PROFEZIE DI NOSTRADAMUS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EDUSA--ANIMACTION</text:p>
          </table:table-cell>
          <table:table-cell table:number-columns-repeated="249"/>
        </table:table-row>
        <table:table-row table:style-name="ro1">
          <table:table-cell table:style-name="ce2" office:value-type="float" office:value="17710">
            <text:p>17710</text:p>
          </table:table-cell>
          <table:table-cell table:style-name="ce3" office:value-type="string">
            <text:p>SHADOW SKILL THE MOVI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MANGA-POLYGRAM</text:p>
          </table:table-cell>
          <table:table-cell table:number-columns-repeated="249"/>
        </table:table-row>
        <table:table-row table:style-name="ro1">
          <table:table-cell table:style-name="ce2" office:value-type="float" office:value="17711">
            <text:p>17711</text:p>
          </table:table-cell>
          <table:table-cell table:style-name="ce3" office:value-type="string">
            <text:p>TWILIGH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NTON ROBERT</text:p>
          </table:table-cell>
          <table:table-cell table:style-name="ce3" office:value-type="string">
            <text:p>NEWMAN PAUL</text:p>
          </table:table-cell>
          <table:table-cell table:style-name="ce3" office:value-type="string">
            <text:p>SARANDON SUS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712">
            <text:p>17712</text:p>
          </table:table-cell>
          <table:table-cell table:style-name="ce3" office:value-type="string">
            <text:p>COMMANDMENT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APLITZ DANIEL</text:p>
          </table:table-cell>
          <table:table-cell table:style-name="ce3" office:value-type="string">
            <text:p>QUINN AIDAN</text:p>
          </table:table-cell>
          <table:table-cell table:style-name="ce3" office:value-type="string">
            <text:p>COX COURTNE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721">
            <text:p>17721</text:p>
          </table:table-cell>
          <table:table-cell table:style-name="ce3" office:value-type="string">
            <text:p>IL CIELO IN UNA STANZ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GERMANO ELIO</text:p>
          </table:table-cell>
          <table:table-cell table:style-name="ce3" office:value-type="string">
            <text:p>MANETTI GABRIEL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724">
            <text:p>17724</text:p>
          </table:table-cell>
          <table:table-cell table:style-name="ce3" office:value-type="string">
            <text:p>C'E' POST@ PER TE <text:s text:c="3"/>(YOU'VE GOT MAIL)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PHRON NORA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7737">
            <text:p>17737</text:p>
          </table:table-cell>
          <table:table-cell table:style-name="ce3" office:value-type="string">
            <text:p>THE LEGIONARY - FUGA ALL'INFERN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CDONALD PETER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AKINNUOYE ADEWAL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740">
            <text:p>17740</text:p>
          </table:table-cell>
          <table:table-cell table:style-name="ce3" office:value-type="string">
            <text:p>DOUBLE DRAG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YUKICH JAMES</text:p>
          </table:table-cell>
          <table:table-cell table:style-name="ce3" office:value-type="string">
            <text:p>PATRICK ROBERT</text:p>
          </table:table-cell>
          <table:table-cell table:style-name="ce3" office:value-type="string">
            <text:p>DACASCOS MARK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741">
            <text:p>17741</text:p>
          </table:table-cell>
          <table:table-cell table:style-name="ce3" office:value-type="string">
            <text:p>GATTO NERO GATTO BIANCO - BLACK CAT ...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USTURICA EMIR</text:p>
          </table:table-cell>
          <table:table-cell table:style-name="ce3" office:value-type="string">
            <text:p>SEVERDZAN BAJRAM</text:p>
          </table:table-cell>
          <table:table-cell table:style-name="ce3" office:value-type="string">
            <text:p>TODOROVIC SDRJA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742">
            <text:p>17742</text:p>
          </table:table-cell>
          <table:table-cell table:style-name="ce3" office:value-type="string">
            <text:p>CONFESSIONE FINALE (MOTHER NIGHT)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ORDON KEITH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LEE SHERY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774">
            <text:p>17774</text:p>
          </table:table-cell>
          <table:table-cell table:style-name="ce3" office:value-type="string">
            <text:p>LA FINESTRA SUL CORTILE - REAR WINDOW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LECKNER JEFF</text:p>
          </table:table-cell>
          <table:table-cell table:style-name="ce3" office:value-type="string">
            <text:p>REEVE CHRISTOPHER</text:p>
          </table:table-cell>
          <table:table-cell table:style-name="ce3" office:value-type="string">
            <text:p>HANNAH DARYL</text:p>
          </table:table-cell>
          <table:table-cell table:style-name="ce3" office:value-type="string">
            <text:p>"E" MOTION</text:p>
          </table:table-cell>
          <table:table-cell table:number-columns-repeated="249"/>
        </table:table-row>
        <table:table-row table:style-name="ro1">
          <table:table-cell table:style-name="ce2" office:value-type="float" office:value="17777">
            <text:p>17777</text:p>
          </table:table-cell>
          <table:table-cell table:style-name="ce3" office:value-type="string">
            <text:p>AL DI SOPRA DELLA LEGGE - QUESTION OF P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TEVENSON RICK</text:p>
          </table:table-cell>
          <table:table-cell table:style-name="ce3" office:value-type="string">
            <text:p>IRONSIDE MICHAEL</text:p>
          </table:table-cell>
          <table:table-cell table:style-name="ce3" office:value-type="string">
            <text:p>MANCUSO NICK</text:p>
          </table:table-cell>
          <table:table-cell table:style-name="ce3" office:value-type="string">
            <text:p>"E" MOTION</text:p>
          </table:table-cell>
          <table:table-cell table:number-columns-repeated="249"/>
        </table:table-row>
        <table:table-row table:style-name="ro1">
          <table:table-cell table:style-name="ce2" office:value-type="float" office:value="17780">
            <text:p>17780</text:p>
          </table:table-cell>
          <table:table-cell table:style-name="ce3" office:value-type="string">
            <text:p>FUTURE SPOR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IKERSON ERNEST</text:p>
          </table:table-cell>
          <table:table-cell table:style-name="ce3" office:value-type="string">
            <text:p>CAIN DEA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794">
            <text:p>17794</text:p>
          </table:table-cell>
          <table:table-cell table:style-name="ce3" office:value-type="string">
            <text:p>COSI E' LA VITA - UNA STORIA VER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DO GIOVANNI E GIACOMO</text:p>
          </table:table-cell>
          <table:table-cell table:style-name="ce3" office:value-type="string">
            <text:p>MASSIRONI MARINA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836">
            <text:p>17836</text:p>
          </table:table-cell>
          <table:table-cell table:style-name="ce3" office:value-type="string">
            <text:p>X-FILES IL FILM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7850">
            <text:p>17850</text:p>
          </table:table-cell>
          <table:table-cell table:style-name="ce3" office:value-type="string">
            <text:p>THE AVENGERS - AGENTI SPECIAL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HECHIK JEREMIAH</text:p>
          </table:table-cell>
          <table:table-cell table:style-name="ce3" office:value-type="string">
            <text:p>FIENNES RALPH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7851">
            <text:p>17851</text:p>
          </table:table-cell>
          <table:table-cell table:style-name="ce3" office:value-type="string">
            <text:p>PALMETTO - UN TORBIDO INGAN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LONDORFF VOLKER</text:p>
          </table:table-cell>
          <table:table-cell table:style-name="ce3" office:value-type="string">
            <text:p>HARRELSON WOODY</text:p>
          </table:table-cell>
          <table:table-cell table:style-name="ce3" office:value-type="string">
            <text:p>SHUE ELISABETH</text:p>
          </table:table-cell>
          <table:table-cell table:style-name="ce3" office:value-type="string">
            <text:p>CASTLEROCK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7852">
            <text:p>17852</text:p>
          </table:table-cell>
          <table:table-cell table:style-name="ce3" office:value-type="string">
            <text:p>IL FANTASMA DELL'OPE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SANDS JULIAN</text:p>
          </table:table-cell>
          <table:table-cell table:style-name="ce3" office:value-type="string">
            <text:p>CINE CITTA</text:p>
          </table:table-cell>
          <table:table-cell table:number-columns-repeated="249"/>
        </table:table-row>
        <table:table-row table:style-name="ro1">
          <table:table-cell table:style-name="ce2" office:value-type="float" office:value="17853">
            <text:p>17853</text:p>
          </table:table-cell>
          <table:table-cell table:style-name="ce3" office:value-type="string">
            <text:p>SVITA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REGGIO EZIO</text:p>
          </table:table-cell>
          <table:table-cell table:style-name="ce3" office:value-type="string">
            <text:p>BROOKS MEL</text:p>
          </table:table-cell>
          <table:table-cell table:style-name="ce3" office:value-type="string">
            <text:p>GREGGIO EZ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856">
            <text:p>17856</text:p>
          </table:table-cell>
          <table:table-cell table:style-name="ce3" office:value-type="string">
            <text:p>L'UCCELLO DI FUOCO 2772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UGIYAMA TAKU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858">
            <text:p>17858</text:p>
          </table:table-cell>
          <table:table-cell table:style-name="ce3" office:value-type="string">
            <text:p>L'AMICO DEL CUOR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ALEMME VINCENZO</text:p>
          </table:table-cell>
          <table:table-cell table:style-name="ce3" office:value-type="string">
            <text:p>HERZIGOVA EV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861">
            <text:p>17861</text:p>
          </table:table-cell>
          <table:table-cell table:style-name="ce3" office:value-type="string">
            <text:p>DELITTO TRA LE RIGHE - TIRE A PAR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PP BERNARD</text:p>
          </table:table-cell>
          <table:table-cell table:style-name="ce3" office:value-type="string">
            <text:p>STAMP TERENCE</text:p>
          </table:table-cell>
          <table:table-cell table:style-name="ce3" office:value-type="string">
            <text:p>MESGUVICH DANI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7864">
            <text:p>17864</text:p>
          </table:table-cell>
          <table:table-cell table:style-name="ce3" office:value-type="string">
            <text:p>COSE MOLTO CATTIVE - VERY BAD THING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ERG PETER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870">
            <text:p>17870</text:p>
          </table:table-cell>
          <table:table-cell table:style-name="ce3" office:value-type="string">
            <text:p>IL PONTE DEL DRAGONE - BRIDGE OF DRAGON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LORENTINE ISAAC</text:p>
          </table:table-cell>
          <table:table-cell table:style-name="ce3" office:value-type="string">
            <text:p>LUNGREN DOLPH</text:p>
          </table:table-cell>
          <table:table-cell table:style-name="ce3" office:value-type="string">
            <text:p>TAGAWA CARY-HIROYUKI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873">
            <text:p>17873</text:p>
          </table:table-cell>
          <table:table-cell table:style-name="ce3" office:value-type="string">
            <text:p>SHARK ATTACK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ISIOROWSKI BOB</text:p>
          </table:table-cell>
          <table:table-cell table:style-name="ce3" office:value-type="string">
            <text:p>VAN DIEN CASPER</text:p>
          </table:table-cell>
          <table:table-cell table:style-name="ce3" office:value-type="string">
            <text:p>HUDSON ERNI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7884">
            <text:p>17884</text:p>
          </table:table-cell>
          <table:table-cell table:style-name="ce3" office:value-type="string">
            <text:p>NEMICO PUBBLICO - ENEMY OF THE STA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886">
            <text:p>17886</text:p>
          </table:table-cell>
          <table:table-cell table:style-name="ce3" office:value-type="string">
            <text:p>PROGEN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YUZNA BRYAN</text:p>
          </table:table-cell>
          <table:table-cell table:style-name="ce3" office:value-type="string">
            <text:p>VOSLOO ARNOLD</text:p>
          </table:table-cell>
          <table:table-cell table:style-name="ce3" office:value-type="string">
            <text:p>DOURIF BRAD</text:p>
          </table:table-cell>
          <table:table-cell table:style-name="ce3" office:value-type="string">
            <text:p>E MOTION</text:p>
          </table:table-cell>
          <table:table-cell table:number-columns-repeated="249"/>
        </table:table-row>
        <table:table-row table:style-name="ro1">
          <table:table-cell table:style-name="ce2" office:value-type="float" office:value="17891">
            <text:p>17891</text:p>
          </table:table-cell>
          <table:table-cell table:style-name="ce3" office:value-type="string">
            <text:p>L'IMPOST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TE JONH E JONAS</text:p>
          </table:table-cell>
          <table:table-cell table:style-name="ce3" office:value-type="string">
            <text:p>ROTH TIM</text:p>
          </table:table-cell>
          <table:table-cell table:style-name="ce3" office:value-type="string">
            <text:p>PENN CHRIS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7916">
            <text:p>17916</text:p>
          </table:table-cell>
          <table:table-cell table:style-name="ce3" office:value-type="string">
            <text:p>ANNA KOURNIKOVA'S SMASH C.TENNIS <text:s text:c="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TENNI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7917">
            <text:p>17917</text:p>
          </table:table-cell>
          <table:table-cell table:style-name="ce3" office:value-type="string">
            <text:p>TUTTI PAZZI PER MAR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RRELLY BOBBY E PETER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DILLON MAT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7918">
            <text:p>17918</text:p>
          </table:table-cell>
          <table:table-cell table:style-name="ce3" office:value-type="string">
            <text:p>MOBY DICK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ODDAM FRANK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THOMAS HENR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7920">
            <text:p>17920</text:p>
          </table:table-cell>
          <table:table-cell table:style-name="ce3" office:value-type="string">
            <text:p>ODISSEA - THE ODYSSE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ONCHALOVSKY ANDREI</text:p>
          </table:table-cell>
          <table:table-cell table:style-name="ce3" office:value-type="string">
            <text:p>ASSANTE ARMAND</text:p>
          </table:table-cell>
          <table:table-cell table:style-name="ce3" office:value-type="string">
            <text:p>ROSSELLINI ISABELL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7922">
            <text:p>17922</text:p>
          </table:table-cell>
          <table:table-cell table:style-name="ce3" office:value-type="string">
            <text:p>IL MONDO PERDUTO - THE LOST WORL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EEN BOB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HEITMETER JAYN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7924">
            <text:p>17924</text:p>
          </table:table-cell>
          <table:table-cell table:style-name="ce3" office:value-type="string">
            <text:p>I PIANTASOLDI - HOMEGROW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YLLENHAAL STEPHEN</text:p>
          </table:table-cell>
          <table:table-cell table:style-name="ce3" office:value-type="string">
            <text:p>THORTON BILLY BOB</text:p>
          </table:table-cell>
          <table:table-cell table:style-name="ce3" office:value-type="string">
            <text:p>AZARIA HANK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7926">
            <text:p>17926</text:p>
          </table:table-cell>
          <table:table-cell table:style-name="ce3" office:value-type="string">
            <text:p>LUPO ALBERTO - MC KENZIE PARK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7927">
            <text:p>17927</text:p>
          </table:table-cell>
          <table:table-cell table:style-name="ce3" office:value-type="string">
            <text:p>LUPO ALBERTO - AMORE VUOL DIRE GELOS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TARDUST</text:p>
          </table:table-cell>
          <table:table-cell table:number-columns-repeated="249"/>
        </table:table-row>
        <table:table-row table:style-name="ro1">
          <table:table-cell table:style-name="ce2" office:value-type="float" office:value="17941">
            <text:p>17941</text:p>
          </table:table-cell>
          <table:table-cell table:style-name="ce3" office:value-type="string">
            <text:p>ARLINGTON ROAD - L'INGAN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LLINGTON MARK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942">
            <text:p>17942</text:p>
          </table:table-cell>
          <table:table-cell table:style-name="ce3" office:value-type="string">
            <text:p>I FOBI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CARCHILLI GIANCARLO</text:p>
          </table:table-cell>
          <table:table-cell table:style-name="ce3" office:value-type="string">
            <text:p>FERILLI SBRINA</text:p>
          </table:table-cell>
          <table:table-cell table:style-name="ce3" office:value-type="string">
            <text:p>LAGANA RODOLF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943">
            <text:p>17943</text:p>
          </table:table-cell>
          <table:table-cell table:style-name="ce3" office:value-type="string">
            <text:p>GIALLO PARM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VILACQUA ALBERTO</text:p>
          </table:table-cell>
          <table:table-cell table:style-name="ce3" office:value-type="string">
            <text:p>AMAL NATACHA</text:p>
          </table:table-cell>
          <table:table-cell table:style-name="ce3" office:value-type="string">
            <text:p>HOSSEIN ROBERT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7944">
            <text:p>17944</text:p>
          </table:table-cell>
          <table:table-cell table:style-name="ce3" office:value-type="string">
            <text:p>MORBUD D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TAKENOUCHI KAZUHIS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945">
            <text:p>17945</text:p>
          </table:table-cell>
          <table:table-cell table:style-name="ce3" office:value-type="string">
            <text:p>SHURANOSUKE - FALCE DI MORT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EZAKI OSAMU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946">
            <text:p>17946</text:p>
          </table:table-cell>
          <table:table-cell table:style-name="ce3" office:value-type="string">
            <text:p>RONI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RANKENHEIMER JOHN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7991">
            <text:p>17991</text:p>
          </table:table-cell>
          <table:table-cell table:style-name="ce3" office:value-type="string">
            <text:p>SALVATE IL SOLDATO RYA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DAON MAT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992">
            <text:p>17992</text:p>
          </table:table-cell>
          <table:table-cell table:style-name="ce3" office:value-type="string">
            <text:p>NAKED CITY-UN SERIAL KILLER A NEW YOR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OGDANOVICH PETER</text:p>
          </table:table-cell>
          <table:table-cell table:style-name="ce3" office:value-type="string">
            <text:p>GLENN SCOTT</text:p>
          </table:table-cell>
          <table:table-cell table:style-name="ce3" office:value-type="string">
            <text:p>VANCE COURTNEY B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7993">
            <text:p>17993</text:p>
          </table:table-cell>
          <table:table-cell table:style-name="ce3" office:value-type="string">
            <text:p>BABE VA IN CITTA'(BABE PIG IN THE CITY)</text:p>
          </table:table-cell>
          <table:table-cell table:style-name="ce3" office:value-type="string">
            <text:p>Ragazzi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7994">
            <text:p>17994</text:p>
          </table:table-cell>
          <table:table-cell table:style-name="ce3" office:value-type="string">
            <text:p>THE CORRUPTOR - INDAGINE A CHINATOW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OLEY JAMES</text:p>
          </table:table-cell>
          <table:table-cell table:style-name="ce3" office:value-type="string">
            <text:p>YUN-FAT CHOW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7999">
            <text:p>17999</text:p>
          </table:table-cell>
          <table:table-cell table:style-name="ce3" office:value-type="string">
            <text:p>BAGNOMARI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ANARIELLO GIORGIO</text:p>
          </table:table-cell>
          <table:table-cell table:style-name="ce3" office:value-type="string">
            <text:p>GIACCHETTI GIAN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000">
            <text:p>18000</text:p>
          </table:table-cell>
          <table:table-cell table:style-name="ce3" office:value-type="string">
            <text:p>LA PROPOSTA - THE PROPOSI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LATTER LESLI LINKA</text:p>
          </table:table-cell>
          <table:table-cell table:style-name="ce3" office:value-type="string">
            <text:p>BRANAGH HENNETH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001">
            <text:p>18001</text:p>
          </table:table-cell>
          <table:table-cell table:style-name="ce3" office:value-type="string">
            <text:p>PAURA E DELIRIO A LAS VEGAS - FEAR AND 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LLIAM TERRY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DEL TORO BENIC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003">
            <text:p>18003</text:p>
          </table:table-cell>
          <table:table-cell table:style-name="ce3" office:value-type="string">
            <text:p>WILD MAN BLUES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KOPPLE BARBARA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004">
            <text:p>18004</text:p>
          </table:table-cell>
          <table:table-cell table:style-name="ce3" office:value-type="string">
            <text:p>LA MASCHERA DI ZORRO - THE MASK OF ZORR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AMPBELL MARTIN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005">
            <text:p>18005</text:p>
          </table:table-cell>
          <table:table-cell table:style-name="ce3" office:value-type="string">
            <text:p>LA LEGGENDA DI UN AMORE - EVER AFT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TENNANT ANDY</text:p>
          </table:table-cell>
          <table:table-cell table:style-name="ce3" office:value-type="string">
            <text:p>BARRYMORE DREW</text:p>
          </table:table-cell>
          <table:table-cell table:style-name="ce3" office:value-type="string">
            <text:p>HUSTON ANJELIC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040">
            <text:p>18040</text:p>
          </table:table-cell>
          <table:table-cell table:style-name="ce3" office:value-type="string">
            <text:p>AMORI &amp; INCANTESIM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UNNE GRIFFIN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8041">
            <text:p>18041</text:p>
          </table:table-cell>
          <table:table-cell table:style-name="ce3" office:value-type="string">
            <text:p>IL SEGRETO DI NIMH 2 - TIMMY ALLA RISCO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EBAST DICK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GM FAMILY</text:p>
          </table:table-cell>
          <table:table-cell table:number-columns-repeated="249"/>
        </table:table-row>
        <table:table-row table:style-name="ro1">
          <table:table-cell table:style-name="ce2" office:value-type="float" office:value="18055">
            <text:p>18055</text:p>
          </table:table-cell>
          <table:table-cell table:style-name="ce3" office:value-type="string">
            <text:p>MULAN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COOK B. &amp; BANCROFT TON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8057">
            <text:p>18057</text:p>
          </table:table-cell>
          <table:table-cell table:style-name="ce3" office:value-type="string">
            <text:p>I RUBACCHIOTTI - THE BORROWER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EWITT PETER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BROADBENT JI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060">
            <text:p>18060</text:p>
          </table:table-cell>
          <table:table-cell table:style-name="ce3" office:value-type="string">
            <text:p>GIOCHI SPORCHI - TH BIG BRASS RING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ICKENLOOPER GEORGE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RICHARDSON MIRAND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8064">
            <text:p>18064</text:p>
          </table:table-cell>
          <table:table-cell table:style-name="ce3" office:value-type="string">
            <text:p>BRACCIO DI FERRO E OLIVI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PASSWORLD</text:p>
          </table:table-cell>
          <table:table-cell table:number-columns-repeated="249"/>
        </table:table-row>
        <table:table-row table:style-name="ro1">
          <table:table-cell table:style-name="ce2" office:value-type="float" office:value="18065">
            <text:p>18065</text:p>
          </table:table-cell>
          <table:table-cell table:style-name="ce3" office:value-type="string">
            <text:p>BRACCIO DI FERRO E LA LAMPADA DI ALADIN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PASSWORLD</text:p>
          </table:table-cell>
          <table:table-cell table:number-columns-repeated="249"/>
        </table:table-row>
        <table:table-row table:style-name="ro1">
          <table:table-cell table:style-name="ce2" office:value-type="float" office:value="18089">
            <text:p>18089</text:p>
          </table:table-cell>
          <table:table-cell table:style-name="ce3" office:value-type="string">
            <text:p>ANALISI DI UN DELITTO - A MURDERS OF C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ERRINGTON ROWDY</text:p>
          </table:table-cell>
          <table:table-cell table:style-name="ce3" office:value-type="string">
            <text:p>JR. GOODING CUBA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MFD</text:p>
          </table:table-cell>
          <table:table-cell table:number-columns-repeated="249"/>
        </table:table-row>
        <table:table-row table:style-name="ro1">
          <table:table-cell table:style-name="ce2" office:value-type="float" office:value="18090">
            <text:p>18090</text:p>
          </table:table-cell>
          <table:table-cell table:style-name="ce3" office:value-type="string">
            <text:p>PLEASANTVIL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SS GARY</text:p>
          </table:table-cell>
          <table:table-cell table:style-name="ce3" office:value-type="string">
            <text:p>MAGUIR TOBEY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NEW LINE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8091">
            <text:p>18091</text:p>
          </table:table-cell>
          <table:table-cell table:style-name="ce3" office:value-type="string">
            <text:p>NEW ROSE HOTE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ERRARA ABEL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18093">
            <text:p>18093</text:p>
          </table:table-cell>
          <table:table-cell table:style-name="ce3" office:value-type="string">
            <text:p>CAMPFIRE TALES - RACCONTI DEL TERRO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EMEL - KUNERT - COOPER</text:p>
          </table:table-cell>
          <table:table-cell table:style-name="ce3" office:value-type="string">
            <text:p>TAYLOR CHRISTINE</text:p>
          </table:table-cell>
          <table:table-cell table:style-name="ce3" office:value-type="string">
            <text:p>K.MASTERSON CHRISTOPHER</text:p>
          </table:table-cell>
          <table:table-cell table:style-name="ce3" office:value-type="string">
            <text:p>IEG</text:p>
          </table:table-cell>
          <table:table-cell table:number-columns-repeated="249"/>
        </table:table-row>
        <table:table-row table:style-name="ro1">
          <table:table-cell table:style-name="ce2" office:value-type="float" office:value="18094">
            <text:p>18094</text:p>
          </table:table-cell>
          <table:table-cell table:style-name="ce3" office:value-type="string">
            <text:p>LUPIN III - LA LEGGENDA DELL'ORO DI BAB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UZUKI S. - YOSHIDA S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095">
            <text:p>18095</text:p>
          </table:table-cell>
          <table:table-cell table:style-name="ce3" office:value-type="string">
            <text:p>YOMA LA STIRPE DELLE TENEBR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ANNO TAKASH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125">
            <text:p>18125</text:p>
          </table:table-cell>
          <table:table-cell table:style-name="ce3" office:value-type="string">
            <text:p>BACI E ABBRAC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RZI PAOLO</text:p>
          </table:table-cell>
          <table:table-cell table:style-name="ce3" office:value-type="string">
            <text:p>PAOLANTONI FRANCESCO</text:p>
          </table:table-cell>
          <table:table-cell table:style-name="ce3" office:value-type="string">
            <text:p>GABRIELLINI EDOARD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27">
            <text:p>18127</text:p>
          </table:table-cell>
          <table:table-cell table:style-name="ce3" office:value-type="string">
            <text:p>CELEBRI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AZARIA HANK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41">
            <text:p>18141</text:p>
          </table:table-cell>
          <table:table-cell table:style-name="ce3" office:value-type="string">
            <text:p>A BUG'S LIFE - MEGAMINIMOND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8142">
            <text:p>18142</text:p>
          </table:table-cell>
          <table:table-cell table:style-name="ce3" office:value-type="string">
            <text:p>ATTACCO AL POTERE - THE SIEG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ZWICK EDWARD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143">
            <text:p>18143</text:p>
          </table:table-cell>
          <table:table-cell table:style-name="ce3" office:value-type="string">
            <text:p>JUDGMENT DA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ERLESKY JOHN</text:p>
          </table:table-cell>
          <table:table-cell table:style-name="ce3" office:value-type="string">
            <text:p>T ICE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144">
            <text:p>18144</text:p>
          </table:table-cell>
          <table:table-cell table:style-name="ce3" office:value-type="string">
            <text:p>I SIMPSON - THE SIMPSON GO TO HOLLYWOOD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145">
            <text:p>18145</text:p>
          </table:table-cell>
          <table:table-cell table:style-name="ce3" office:value-type="string">
            <text:p>A CIVIL ACTION - LA GIUSTIZIA HA IL SU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ZAILLIAN STEVE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DUVALL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148">
            <text:p>18148</text:p>
          </table:table-cell>
          <table:table-cell table:style-name="ce3" office:value-type="string">
            <text:p>IDIO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ON TRIER LARS</text:p>
          </table:table-cell>
          <table:table-cell table:style-name="ce3" office:value-type="string">
            <text:p>JORGENSEN BODIL</text:p>
          </table:table-cell>
          <table:table-cell table:style-name="ce3" office:value-type="string">
            <text:p>ALBINUS JENS</text:p>
          </table:table-cell>
          <table:table-cell table:style-name="ce3" office:value-type="string">
            <text:p>MI GROUP</text:p>
          </table:table-cell>
          <table:table-cell table:number-columns-repeated="249"/>
        </table:table-row>
        <table:table-row table:style-name="ro1">
          <table:table-cell table:style-name="ce2" office:value-type="float" office:value="18153">
            <text:p>18153</text:p>
          </table:table-cell>
          <table:table-cell table:style-name="ce3" office:value-type="string">
            <text:p>Z LA FORMICA - ANTZ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ARNELL ERIC &amp; JOHNSON 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8180">
            <text:p>18180</text:p>
          </table:table-cell>
          <table:table-cell table:style-name="ce3" office:value-type="string">
            <text:p>PAYBACK - LA RIVINCITA DI PORT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ELGELAND BRIAN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HENRY GREGG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8181">
            <text:p>18181</text:p>
          </table:table-cell>
          <table:table-cell table:style-name="ce3" office:value-type="string">
            <text:p>IL RE ED I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CH RICH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FAMILY ENTERTAINM</text:p>
          </table:table-cell>
          <table:table-cell table:number-columns-repeated="249"/>
        </table:table-row>
        <table:table-row table:style-name="ro1">
          <table:table-cell table:style-name="ce2" office:value-type="float" office:value="18182">
            <text:p>18182</text:p>
          </table:table-cell>
          <table:table-cell table:style-name="ce3" office:value-type="string">
            <text:p>LUCIGNOL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ECCHERINI MASSIMO</text:p>
          </table:table-cell>
          <table:table-cell table:style-name="ce3" office:value-type="string">
            <text:p>GERINI CLAUD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83">
            <text:p>18183</text:p>
          </table:table-cell>
          <table:table-cell table:style-name="ce3" office:value-type="string">
            <text:p>CONFLITTO DI INTERESSI - THE GINGERBREA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LTMAN ROBERT</text:p>
          </table:table-cell>
          <table:table-cell table:style-name="ce3" office:value-type="string">
            <text:p>BRANAGH KENNETH</text:p>
          </table:table-cell>
          <table:table-cell table:style-name="ce3" office:value-type="string">
            <text:p>DAVIDTZ EMBET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85">
            <text:p>18185</text:p>
          </table:table-cell>
          <table:table-cell table:style-name="ce3" office:value-type="string">
            <text:p>LA FORMULA - THE SPANISH PRISON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MET DAVID</text:p>
          </table:table-cell>
          <table:table-cell table:style-name="ce3" office:value-type="string">
            <text:p>GAZZARA BEN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CECCG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86">
            <text:p>18186</text:p>
          </table:table-cell>
          <table:table-cell table:style-name="ce3" office:value-type="string">
            <text:p>IDEUS KINKY - UN TRENO PER MARRAKECH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CKINNON GILLIES</text:p>
          </table:table-cell>
          <table:table-cell table:style-name="ce3" office:value-type="string">
            <text:p>WINSLET KATE</text:p>
          </table:table-cell>
          <table:table-cell table:style-name="ce3" office:value-type="string">
            <text:p>TAGHMAOUI SAID</text:p>
          </table:table-cell>
          <table:table-cell table:style-name="ce3" office:value-type="string">
            <text:p>MIKADO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187">
            <text:p>18187</text:p>
          </table:table-cell>
          <table:table-cell table:style-name="ce3" office:value-type="string">
            <text:p>PILLOLE, CAPSULE &amp; SUPPOST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190">
            <text:p>18190</text:p>
          </table:table-cell>
          <table:table-cell table:style-name="ce3" office:value-type="string">
            <text:p>APE ESCAPE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8191">
            <text:p>18191</text:p>
          </table:table-cell>
          <table:table-cell table:style-name="ce3" office:value-type="string">
            <text:p>SYPHON FILTER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8192">
            <text:p>18192</text:p>
          </table:table-cell>
          <table:table-cell table:style-name="ce3" office:value-type="string">
            <text:p>ATTACK OF THE SAUCERMAN ! <text:s text:c="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8193">
            <text:p>18193</text:p>
          </table:table-cell>
          <table:table-cell table:style-name="ce3" office:value-type="string">
            <text:p>OMEGA BOOST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UERRA SPAZIAL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OLYPHONY DIGITAL</text:p>
          </table:table-cell>
          <table:table-cell table:number-columns-repeated="249"/>
        </table:table-row>
        <table:table-row table:style-name="ro1">
          <table:table-cell table:style-name="ce2" office:value-type="float" office:value="18194">
            <text:p>18194</text:p>
          </table:table-cell>
          <table:table-cell table:style-name="ce3" office:value-type="string">
            <text:p>LADRI PER LA PELLE - THICKS AS THIEVE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ANDERS SCOTT</text:p>
          </table:table-cell>
          <table:table-cell table:style-name="ce3" office:value-type="string">
            <text:p>BALDWIN ALEC</text:p>
          </table:table-cell>
          <table:table-cell table:style-name="ce3" office:value-type="string">
            <text:p>BRAUGHER ANDRE</text:p>
          </table:table-cell>
          <table:table-cell table:style-name="ce3" office:value-type="string">
            <text:p>CDI</text:p>
          </table:table-cell>
          <table:table-cell table:number-columns-repeated="249"/>
        </table:table-row>
        <table:table-row table:style-name="ro1">
          <table:table-cell table:style-name="ce2" office:value-type="float" office:value="18199">
            <text:p>18199</text:p>
          </table:table-cell>
          <table:table-cell table:style-name="ce3" office:value-type="string">
            <text:p>PERFECT BLU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ON SATOSH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200">
            <text:p>18200</text:p>
          </table:table-cell>
          <table:table-cell table:style-name="ce3" office:value-type="string">
            <text:p>SOL BIANC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AKIYAMA KATSUHI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204">
            <text:p>18204</text:p>
          </table:table-cell>
          <table:table-cell table:style-name="ce3" office:value-type="string">
            <text:p>NEMICHE AMICHE - STEPMO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SARANDON SUSA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206">
            <text:p>18206</text:p>
          </table:table-cell>
          <table:table-cell table:style-name="ce3" office:value-type="string">
            <text:p>LA SVOLTA - DETOU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RAVOLTA JOEY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RUSSO JAMES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207">
            <text:p>18207</text:p>
          </table:table-cell>
          <table:table-cell table:style-name="ce3" office:value-type="string">
            <text:p>PARTITA COL DESTINO - THE FLORENT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TAGLIANO NICK</text:p>
          </table:table-cell>
          <table:table-cell table:style-name="ce3" office:value-type="string">
            <text:p>PENN CHRIS</text:p>
          </table:table-cell>
          <table:table-cell table:style-name="ce3" office:value-type="string">
            <text:p>PERRY LUK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208">
            <text:p>18208</text:p>
          </table:table-cell>
          <table:table-cell table:style-name="ce3" office:value-type="string">
            <text:p>TRA LE GAMBE - ENTRE LAS PIERNA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REIRA MANUEL GOMEZ</text:p>
          </table:table-cell>
          <table:table-cell table:style-name="ce3" office:value-type="string">
            <text:p>ABRIL VICTORIA</text:p>
          </table:table-cell>
          <table:table-cell table:style-name="ce3" office:value-type="string">
            <text:p>BARDEM JAVIER</text:p>
          </table:table-cell>
          <table:table-cell table:style-name="ce3" office:value-type="string">
            <text:p>ACCADEMY</text:p>
          </table:table-cell>
          <table:table-cell table:number-columns-repeated="249"/>
        </table:table-row>
        <table:table-row table:style-name="ro1">
          <table:table-cell table:style-name="ce2" office:value-type="float" office:value="18211">
            <text:p>18211</text:p>
          </table:table-cell>
          <table:table-cell table:style-name="ce3" office:value-type="string">
            <text:p>HALLOWEEN H 20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INER STEVE</text:p>
          </table:table-cell>
          <table:table-cell table:style-name="ce3" office:value-type="string">
            <text:p>LEE CURTIS JAMES</text:p>
          </table:table-cell>
          <table:table-cell table:style-name="ce3" office:value-type="string">
            <text:p>ARKIN ADAM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212">
            <text:p>18212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NORRINGTON STEPHE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DORFF STEPHEN</text:p>
          </table:table-cell>
          <table:table-cell table:style-name="ce3" office:value-type="string">
            <text:p>ENTERTAINMENT IN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213">
            <text:p>18213</text:p>
          </table:table-cell>
          <table:table-cell table:style-name="ce3" office:value-type="string">
            <text:p>THE ACID HOUSE</text:p>
          </table:table-cell>
          <table:table-cell table:style-name="ce3" office:value-type="string">
            <text:p>Lingua originale</text:p>
          </table:table-cell>
          <table:table-cell table:style-name="ce3" office:value-type="string">
            <text:p>MCGUIGAN PAUL</text:p>
          </table:table-cell>
          <table:table-cell table:style-name="ce3" office:value-type="string">
            <text:p>BREMNER EWEN</text:p>
          </table:table-cell>
          <table:table-cell table:style-name="ce3" office:value-type="string">
            <text:p>MCKIDD KEVIN</text:p>
          </table:table-cell>
          <table:table-cell table:style-name="ce3" office:value-type="string">
            <text:p>FILM FOUR</text:p>
          </table:table-cell>
          <table:table-cell table:number-columns-repeated="249"/>
        </table:table-row>
        <table:table-row table:style-name="ro1">
          <table:table-cell table:style-name="ce2" office:value-type="float" office:value="18254">
            <text:p>18254</text:p>
          </table:table-cell>
          <table:table-cell table:style-name="ce3" office:value-type="string">
            <text:p>PATCH ADAM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POTTER MONICA</text:p>
          </table:table-cell>
          <table:table-cell table:style-name="ce3" office:value-type="string">
            <text:p>UNIVERSAL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256">
            <text:p>18256</text:p>
          </table:table-cell>
          <table:table-cell table:style-name="ce3" office:value-type="string">
            <text:p>IL GENIO - HOLY MA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EREK STEPHEN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257">
            <text:p>18257</text:p>
          </table:table-cell>
          <table:table-cell table:style-name="ce3" office:value-type="string">
            <text:p>IL GRANDE JOE - MIGHTY JOE YOUNG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UNDERWOOD RON</text:p>
          </table:table-cell>
          <table:table-cell table:style-name="ce3" office:value-type="string">
            <text:p>PAXTON BILL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WALT DISNEY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287">
            <text:p>18287</text:p>
          </table:table-cell>
          <table:table-cell table:style-name="ce3" office:value-type="string">
            <text:p>FINO A PROVA CONTRARIA <text:s text:c="2"/>(TRUE CRIME)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WOODS JAMES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8288">
            <text:p>18288</text:p>
          </table:table-cell>
          <table:table-cell table:style-name="ce3" office:value-type="string">
            <text:p>JACK FROST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ILLER TROY</text:p>
          </table:table-cell>
          <table:table-cell table:style-name="ce3" office:value-type="string">
            <text:p>KEATON MICHAEL</text:p>
          </table:table-cell>
          <table:table-cell table:style-name="ce3" office:value-type="string">
            <text:p>PRESTON KELL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8291">
            <text:p>18291</text:p>
          </table:table-cell>
          <table:table-cell table:style-name="ce3" office:value-type="string">
            <text:p>LA SOTTILE LINEA ROSS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ALICK TERENCE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293">
            <text:p>18293</text:p>
          </table:table-cell>
          <table:table-cell table:style-name="ce3" office:value-type="string">
            <text:p>INCUBO FINALE - SO COSA HAI FATTO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NNON DANNY</text:p>
          </table:table-cell>
          <table:table-cell table:style-name="ce3" office:value-type="string">
            <text:p>HEWITT JENNIFER LOVE</text:p>
          </table:table-cell>
          <table:table-cell table:style-name="ce3" office:value-type="string">
            <text:p>PRINZE FREDDIE</text:p>
          </table:table-cell>
          <table:table-cell table:style-name="ce3" office:value-type="string">
            <text:p>MONDALA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8296">
            <text:p>18296</text:p>
          </table:table-cell>
          <table:table-cell table:style-name="ce3" office:value-type="string">
            <text:p>AUTOPSIA DI UN SOGNO - SHATTERED IMAG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UIZ RAUL</text:p>
          </table:table-cell>
          <table:table-cell table:style-name="ce3" office:value-type="string">
            <text:p>PARILLAUD ANNE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318">
            <text:p>18318</text:p>
          </table:table-cell>
          <table:table-cell table:style-name="ce3" office:value-type="string">
            <text:p>BUIO OMEG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'AMATO JOE</text:p>
          </table:table-cell>
          <table:table-cell table:style-name="ce3" office:value-type="string">
            <text:p>CANTER KIERAN</text:p>
          </table:table-cell>
          <table:table-cell table:style-name="ce3" office:value-type="string">
            <text:p>MONREALE CINZIA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319">
            <text:p>18319</text:p>
          </table:table-cell>
          <table:table-cell table:style-name="ce3" office:value-type="string">
            <text:p>LA BELVA COL MIT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RIECO SERGIO</text:p>
          </table:table-cell>
          <table:table-cell table:style-name="ce3" office:value-type="string">
            <text:p>BERGER HELMUT</text:p>
          </table:table-cell>
          <table:table-cell table:style-name="ce3" office:value-type="string">
            <text:p>MELL MARISA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320">
            <text:p>18320</text:p>
          </table:table-cell>
          <table:table-cell table:style-name="ce3" office:value-type="string">
            <text:p>SATANIK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VIVARELLI PIERO</text:p>
          </table:table-cell>
          <table:table-cell table:style-name="ce3" office:value-type="string">
            <text:p>PENA JULIO</text:p>
          </table:table-cell>
          <table:table-cell table:style-name="ce3" office:value-type="string">
            <text:p>MONTINI LUIGI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321">
            <text:p>18321</text:p>
          </table:table-cell>
          <table:table-cell table:style-name="ce3" office:value-type="string">
            <text:p>IL GIOCATORE - ROUNDER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AHL JOHN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8322">
            <text:p>18322</text:p>
          </table:table-cell>
          <table:table-cell table:style-name="ce3" office:value-type="string">
            <text:p>LA FAME E LA SET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BANESE ANTONI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323">
            <text:p>18323</text:p>
          </table:table-cell>
          <table:table-cell table:style-name="ce3" office:value-type="string">
            <text:p>AFFLIC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RADER PAUL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COBURN JAMES</text:p>
          </table:table-cell>
          <table:table-cell table:style-name="ce3" office:value-type="string">
            <text:p>LARGO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8324">
            <text:p>18324</text:p>
          </table:table-cell>
          <table:table-cell table:style-name="ce3" office:value-type="string">
            <text:p>TRAFFICO DI DIAMANTI - MONEY TALK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ATNER BRETT</text:p>
          </table:table-cell>
          <table:table-cell table:style-name="ce3" office:value-type="string">
            <text:p>SHEEN CHARLIE</text:p>
          </table:table-cell>
          <table:table-cell table:style-name="ce3" office:value-type="string">
            <text:p>TUCKER CHRIS</text:p>
          </table:table-cell>
          <table:table-cell table:style-name="ce3" office:value-type="string">
            <text:p>NEW LINE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8330">
            <text:p>18330</text:p>
          </table:table-cell>
          <table:table-cell table:style-name="ce3" office:value-type="string">
            <text:p>ORMAI E'FAT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ONTELEONE ENZO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ESPOSITO GIOVANNI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8332">
            <text:p>18332</text:p>
          </table:table-cell>
          <table:table-cell table:style-name="ce3" office:value-type="string">
            <text:p>LA PRIMA VOL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RTELLA MASSIM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8333">
            <text:p>18333</text:p>
          </table:table-cell>
          <table:table-cell table:style-name="ce3" office:value-type="string">
            <text:p>SPIRITI RIBELLI - STILL BREATHIN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BINSON JAMES F.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GOING JOANN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334">
            <text:p>18334</text:p>
          </table:table-cell>
          <table:table-cell table:style-name="ce3" office:value-type="string">
            <text:p>NEL CUORE DELLA CITTA - MIDAQ ALLE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ONS JORGE</text:p>
          </table:table-cell>
          <table:table-cell table:style-name="ce3" office:value-type="string">
            <text:p>CRUZ ERNESTO GOMEZ</text:p>
          </table:table-cell>
          <table:table-cell table:style-name="ce3" office:value-type="string">
            <text:p>HAYEK SALM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353">
            <text:p>18353</text:p>
          </table:table-cell>
          <table:table-cell table:style-name="ce3" office:value-type="string">
            <text:p>TRAPPOLA ESPLOSIVA - ENEMY OF MY ENEM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RINO GUSTAVO GRAEF</text:p>
          </table:table-cell>
          <table:table-cell table:style-name="ce3" office:value-type="string">
            <text:p>WELLER PETER</text:p>
          </table:table-cell>
          <table:table-cell table:style-name="ce3" office:value-type="string">
            <text:p>HANNAH DARYL</text:p>
          </table:table-cell>
          <table:table-cell table:style-name="ce3" office:value-type="string">
            <text:p>TRIMARK</text:p>
          </table:table-cell>
          <table:table-cell table:number-columns-repeated="249"/>
        </table:table-row>
        <table:table-row table:style-name="ro1">
          <table:table-cell table:style-name="ce2" office:value-type="float" office:value="18356">
            <text:p>18356</text:p>
          </table:table-cell>
          <table:table-cell table:style-name="ce3" office:value-type="string">
            <text:p>GORG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OURIE EUGENE</text:p>
          </table:table-cell>
          <table:table-cell table:style-name="ce3" office:value-type="string">
            <text:p>TRAVERS BILL</text:p>
          </table:table-cell>
          <table:table-cell table:style-name="ce3" office:value-type="string">
            <text:p>WINTER VINCENT</text:p>
          </table:table-cell>
          <table:table-cell table:style-name="ce3" office:value-type="string">
            <text:p>PULP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371">
            <text:p>18371</text:p>
          </table:table-cell>
          <table:table-cell table:style-name="ce3" office:value-type="string">
            <text:p>URBAN LEGEN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LANKS JAMIE</text:p>
          </table:table-cell>
          <table:table-cell table:style-name="ce3" office:value-type="string">
            <text:p>LETO JARED</text:p>
          </table:table-cell>
          <table:table-cell table:style-name="ce3" office:value-type="string">
            <text:p>WITT ALICI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372">
            <text:p>18372</text:p>
          </table:table-cell>
          <table:table-cell table:style-name="ce3" office:value-type="string">
            <text:p>DELITTO IMPERFETTO - IN HER DEFEN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URIE SIDNEY J.</text:p>
          </table:table-cell>
          <table:table-cell table:style-name="ce3" office:value-type="string">
            <text:p>DUDIKOFF MICHAEL</text:p>
          </table:table-cell>
          <table:table-cell table:style-name="ce3" office:value-type="string">
            <text:p>PILON DANIE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375">
            <text:p>18375</text:p>
          </table:table-cell>
          <table:table-cell table:style-name="ce3" office:value-type="string">
            <text:p>MATRIX - THE MATRIX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ROTHERS THE WACHOWSKI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8376">
            <text:p>18376</text:p>
          </table:table-cell>
          <table:table-cell table:style-name="ce3" office:value-type="string">
            <text:p>ANCHE I CANI VANNO IN PARADISO - UN RACC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ABELLA PAU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GM/FAMIL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8377">
            <text:p>18377</text:p>
          </table:table-cell>
          <table:table-cell table:style-name="ce3" office:value-type="string">
            <text:p>PSYCH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AN SANT GUS</text:p>
          </table:table-cell>
          <table:table-cell table:style-name="ce3" office:value-type="string">
            <text:p>VAUGHN VINCE</text:p>
          </table:table-cell>
          <table:table-cell table:style-name="ce3" office:value-type="string">
            <text:p>MOORE JULIAN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378">
            <text:p>18378</text:p>
          </table:table-cell>
          <table:table-cell table:style-name="ce3" office:value-type="string">
            <text:p>PLUNKETT &amp; MACLEAN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JAKE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LEE MILLER JONN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381">
            <text:p>18381</text:p>
          </table:table-cell>
          <table:table-cell table:style-name="ce3" office:value-type="string">
            <text:p>IL PRINCIPE D'EGIT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CHAPMAN/HICKNER/WELL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 WORKS</text:p>
          </table:table-cell>
          <table:table-cell table:number-columns-repeated="249"/>
        </table:table-row>
        <table:table-row table:style-name="ro1">
          <table:table-cell table:style-name="ce2" office:value-type="float" office:value="18431">
            <text:p>18431</text:p>
          </table:table-cell>
          <table:table-cell table:style-name="ce3" office:value-type="string">
            <text:p>EXTREME SNOW BROAK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NOWBOARDING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ICROIDS</text:p>
          </table:table-cell>
          <table:table-cell table:number-columns-repeated="249"/>
        </table:table-row>
        <table:table-row table:style-name="ro1">
          <table:table-cell table:style-name="ce2" office:value-type="float" office:value="18432">
            <text:p>18432</text:p>
          </table:table-cell>
          <table:table-cell table:style-name="ce3" office:value-type="string">
            <text:p>ACTUA GOLF 3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OLF 3D REALISTIC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CTUA</text:p>
          </table:table-cell>
          <table:table-cell table:number-columns-repeated="249"/>
        </table:table-row>
        <table:table-row table:style-name="ro1">
          <table:table-cell table:style-name="ce2" office:value-type="float" office:value="18434">
            <text:p>18434</text:p>
          </table:table-cell>
          <table:table-cell table:style-name="ce3" office:value-type="string">
            <text:p>PRO PINBALL BIG RACE USA <text:s text:c="1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FLIPPER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EMPIRE</text:p>
          </table:table-cell>
          <table:table-cell table:number-columns-repeated="249"/>
        </table:table-row>
        <table:table-row table:style-name="ro1">
          <table:table-cell table:style-name="ce2" office:value-type="float" office:value="18435">
            <text:p>18435</text:p>
          </table:table-cell>
          <table:table-cell table:style-name="ce3" office:value-type="string">
            <text:p>GTA GRAND THEFT AUTO <text:s text:c="1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INSEGUIMENTO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36">
            <text:p>18436</text:p>
          </table:table-cell>
          <table:table-cell table:style-name="ce3" office:value-type="string">
            <text:p>GTA2 <text:s text:c="3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INSEGUIMENTO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38">
            <text:p>18438</text:p>
          </table:table-cell>
          <table:table-cell table:style-name="ce3" office:value-type="string">
            <text:p>DAVIS CUP COMPLETE TENNIS <text:s text:c="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TENNIS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39">
            <text:p>18439</text:p>
          </table:table-cell>
          <table:table-cell table:style-name="ce3" office:value-type="string">
            <text:p>EXCALIBUR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0">
            <text:p>18440</text:p>
          </table:table-cell>
          <table:table-cell table:style-name="ce3" office:value-type="string">
            <text:p>AIRONAUTS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VOL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1">
            <text:p>18441</text:p>
          </table:table-cell>
          <table:table-cell table:style-name="ce3" office:value-type="string">
            <text:p>ACTUA POOL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GIOCO DEL BILIARD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2">
            <text:p>18442</text:p>
          </table:table-cell>
          <table:table-cell table:style-name="ce3" office:value-type="string">
            <text:p>HARD EDGE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3">
            <text:p>18443</text:p>
          </table:table-cell>
          <table:table-cell table:style-name="ce3" office:value-type="string">
            <text:p>MEN IN BLACK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 DAL FILM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4">
            <text:p>18444</text:p>
          </table:table-cell>
          <table:table-cell table:style-name="ce3" office:value-type="string">
            <text:p>MONKEY HERO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IATTAFORM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IDIVERTE</text:p>
          </table:table-cell>
          <table:table-cell table:number-columns-repeated="249"/>
        </table:table-row>
        <table:table-row table:style-name="ro1">
          <table:table-cell table:style-name="ce2" office:value-type="float" office:value="18446">
            <text:p>18446</text:p>
          </table:table-cell>
          <table:table-cell table:style-name="ce3" office:value-type="string">
            <text:p>BEOWULF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AKER GRAHAM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COTTON OLIVER</text:p>
          </table:table-cell>
          <table:table-cell table:style-name="ce3" office:value-type="string">
            <text:p>MFD</text:p>
          </table:table-cell>
          <table:table-cell table:number-columns-repeated="249"/>
        </table:table-row>
        <table:table-row table:style-name="ro1">
          <table:table-cell table:style-name="ce2" office:value-type="float" office:value="18448">
            <text:p>18448</text:p>
          </table:table-cell>
          <table:table-cell table:style-name="ce3" office:value-type="string">
            <text:p>CUBE - IL CUB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ATALI VINCENZO</text:p>
          </table:table-cell>
          <table:table-cell table:style-name="ce3" office:value-type="string">
            <text:p>DEBOER NICOLE</text:p>
          </table:table-cell>
          <table:table-cell table:style-name="ce3" office:value-type="string">
            <text:p>GUADAGNI NICK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453">
            <text:p>18453</text:p>
          </table:table-cell>
          <table:table-cell table:style-name="ce3" office:value-type="string">
            <text:p>MARTIN IL MARZIANO - MY FAVORITE MARTIAN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PETRIE DONALD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LLOYD CHRISTOPHER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8454">
            <text:p>18454</text:p>
          </table:table-cell>
          <table:table-cell table:style-name="ce3" office:value-type="string">
            <text:p>GENITORI IN TRAPPOLA - THE PARENT TRAP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EYERS NANCY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RICHARDSON NATASHA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8515">
            <text:p>18515</text:p>
          </table:table-cell>
          <table:table-cell table:style-name="ce3" office:value-type="string">
            <text:p>IN DREAM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JORDAN NEIL</text:p>
          </table:table-cell>
          <table:table-cell table:style-name="ce3" office:value-type="string">
            <text:p>BINING ANNETTE</text:p>
          </table:table-cell>
          <table:table-cell table:style-name="ce3" office:value-type="string">
            <text:p>QUINN AIDAN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8518">
            <text:p>18518</text:p>
          </table:table-cell>
          <table:table-cell table:style-name="ce3" office:value-type="string">
            <text:p>IL BRACCIO DELLA MORTE - A LETTER FROM D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MICHAELS BRET</text:p>
          </table:table-cell>
          <table:table-cell table:style-name="ce3" office:value-type="string">
            <text:p>SHEEN MARTI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8521">
            <text:p>18521</text:p>
          </table:table-cell>
          <table:table-cell table:style-name="ce3" office:value-type="string">
            <text:p>BLACK DOG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OOKS KEVIN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TRAVIS RAND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522">
            <text:p>18522</text:p>
          </table:table-cell>
          <table:table-cell table:style-name="ce3" office:value-type="string">
            <text:p>SOLDI SPORCHI - A SIMPLE PLAI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PAXTON BILLY</text:p>
          </table:table-cell>
          <table:table-cell table:style-name="ce3" office:value-type="string">
            <text:p>THORNTON BILLY BOB</text:p>
          </table:table-cell>
          <table:table-cell table:style-name="ce3" office:value-type="string">
            <text:p>NATURAL FILM COMPANY</text:p>
          </table:table-cell>
          <table:table-cell table:number-columns-repeated="249"/>
        </table:table-row>
        <table:table-row table:style-name="ro1">
          <table:table-cell table:style-name="ce2" office:value-type="float" office:value="18523">
            <text:p>18523</text:p>
          </table:table-cell>
          <table:table-cell table:style-name="ce3" office:value-type="string">
            <text:p>PROVOCATEUR - LA SPI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OVAN JIM</text:p>
          </table:table-cell>
          <table:table-cell table:style-name="ce3" office:value-type="string">
            <text:p>MARCH JANE</text:p>
          </table:table-cell>
          <table:table-cell table:style-name="ce3" office:value-type="string">
            <text:p>MENDEL STEPHE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524">
            <text:p>18524</text:p>
          </table:table-cell>
          <table:table-cell table:style-name="ce3" office:value-type="string">
            <text:p>VOGLIO STARE SOTTO AL LE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ELLA BRUNO</text:p>
          </table:table-cell>
          <table:table-cell table:style-name="ce3" office:value-type="string">
            <text:p>HUNZIKER MICHELLE</text:p>
          </table:table-cell>
          <table:table-cell table:style-name="ce3" office:value-type="string">
            <text:p>PAPALEO ROCC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526">
            <text:p>18526</text:p>
          </table:table-cell>
          <table:table-cell table:style-name="ce3" office:value-type="string">
            <text:p>LA GABBIANELLA E IL GAT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'ALO ENZ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542">
            <text:p>18542</text:p>
          </table:table-cell>
          <table:table-cell table:style-name="ce3" office:value-type="string">
            <text:p>BARTOK IL MAGNIFIC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 &amp; GOLDMAN GA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564">
            <text:p>18564</text:p>
          </table:table-cell>
          <table:table-cell table:style-name="ce3" office:value-type="string">
            <text:p>LETTERS FROM A KILL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RSON DAVID</text:p>
          </table:table-cell>
          <table:table-cell table:style-name="ce3" office:value-type="string">
            <text:p>SWAYZE PATRICK</text:p>
          </table:table-cell>
          <table:table-cell table:style-name="ce3" office:value-type="string">
            <text:p>CARIDES G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8567">
            <text:p>18567</text:p>
          </table:table-cell>
          <table:table-cell table:style-name="ce3" office:value-type="string">
            <text:p>L'ULTIMA STAZIO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REYER BOGDAN</text:p>
          </table:table-cell>
          <table:table-cell table:style-name="ce3" office:value-type="string">
            <text:p>RUBINI SERGIO</text:p>
          </table:table-cell>
          <table:table-cell table:style-name="ce3" office:value-type="string">
            <text:p>KRACHTB MMARION</text:p>
          </table:table-cell>
          <table:table-cell table:style-name="ce3" office:value-type="string">
            <text:p>MFD - CDI</text:p>
          </table:table-cell>
          <table:table-cell table:number-columns-repeated="249"/>
        </table:table-row>
        <table:table-row table:style-name="ro1">
          <table:table-cell table:style-name="ce2" office:value-type="float" office:value="18568">
            <text:p>18568</text:p>
          </table:table-cell>
          <table:table-cell table:style-name="ce3" office:value-type="string">
            <text:p>LA MUMMIA (THE MUMMY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MMERS STEPHEN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WEISZ RACHE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573">
            <text:p>18573</text:p>
          </table:table-cell>
          <table:table-cell table:style-name="ce3" office:value-type="string">
            <text:p>I SIMPSON - BART WARS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574">
            <text:p>18574</text:p>
          </table:table-cell>
          <table:table-cell table:style-name="ce3" office:value-type="string">
            <text:p>SENZA NOME E SENZA REGO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HAN JACKIE &amp; CHAN BENNY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FERRE MICHELL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576">
            <text:p>18576</text:p>
          </table:table-cell>
          <table:table-cell table:style-name="ce3" office:value-type="string">
            <text:p>FORMULA ONE 99 <text:s text:c="2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MOBILISM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-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8577">
            <text:p>18577</text:p>
          </table:table-cell>
          <table:table-cell table:style-name="ce3" office:value-type="string">
            <text:p>THIS IS FOOTBALL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8578">
            <text:p>18578</text:p>
          </table:table-cell>
          <table:table-cell table:style-name="ce3" office:value-type="string">
            <text:p>CTR - CRASH TEAM RACING <text:s text:c="1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KART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8590">
            <text:p>18590</text:p>
          </table:table-cell>
          <table:table-cell table:style-name="ce3" office:value-type="string">
            <text:p>PIOVUTA DAL CIELO - FORCES OF NATU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GHES BRONWEN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18594">
            <text:p>18594</text:p>
          </table:table-cell>
          <table:table-cell table:style-name="ce3" office:value-type="string">
            <text:p>RUGRATS - IL FILM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VIRGIEN N. &amp; KOVALYOV I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595">
            <text:p>18595</text:p>
          </table:table-cell>
          <table:table-cell table:style-name="ce3" office:value-type="string">
            <text:p>TERAPIA E PALLOTTOLE - ANALYZE THI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AMIS HAROLD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CRYSTAL BILLY</text:p>
          </table:table-cell>
          <table:table-cell table:style-name="ce3" office:value-type="string">
            <text:p>WARB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8599">
            <text:p>18599</text:p>
          </table:table-cell>
          <table:table-cell table:style-name="ce3" office:value-type="string">
            <text:p>RAINBOW SIX <text:s text:c="2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0">
            <text:p>18600</text:p>
          </table:table-cell>
          <table:table-cell table:style-name="ce3" office:value-type="string">
            <text:p>BREATH OF FIRE III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 EPICA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1">
            <text:p>18601</text:p>
          </table:table-cell>
          <table:table-cell table:style-name="ce3" office:value-type="string">
            <text:p>G.DARIUS <text:s text:c="2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ZIALE 3D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2">
            <text:p>18602</text:p>
          </table:table-cell>
          <table:table-cell table:style-name="ce3" office:value-type="string">
            <text:p>EXHUMED <text:s text:c="27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3">
            <text:p>18603</text:p>
          </table:table-cell>
          <table:table-cell table:style-name="ce3" office:value-type="string">
            <text:p>MOTORHEAD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UTOMOBILISMO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4">
            <text:p>18604</text:p>
          </table:table-cell>
          <table:table-cell table:style-name="ce3" office:value-type="string">
            <text:p>C3 RACING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MPIONATO COSTRUTTORI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5">
            <text:p>18605</text:p>
          </table:table-cell>
          <table:table-cell table:style-name="ce3" office:value-type="string">
            <text:p>INVASION <text:s text:c="2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MBATTIMENTO AEREO 3D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06">
            <text:p>18606</text:p>
          </table:table-cell>
          <table:table-cell table:style-name="ce3" office:value-type="string">
            <text:p>PREMIER MANAGER NOVANTA NOVE <text:s text:c="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 MANAGERIALE</text:p>
          </table:table-cell>
          <table:table-cell table:number-columns-repeated="2" table:style-name="ce3" office:value-type="string">
            <text:p>.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2" office:value-type="float" office:value="18635">
            <text:p>18635</text:p>
          </table:table-cell>
          <table:table-cell table:style-name="ce3" office:value-type="string">
            <text:p>LA VESPA E LA REGI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 LEO ANTONELLO</text:p>
          </table:table-cell>
          <table:table-cell table:style-name="ce3" office:value-type="string">
            <text:p>GERINI CLAUDIA</text:p>
          </table:table-cell>
          <table:table-cell table:style-name="ce3" office:value-type="string">
            <text:p>PNCE PER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8660">
            <text:p>18660</text:p>
          </table:table-cell>
          <table:table-cell table:style-name="ce3" office:value-type="string">
            <text:p>A VENDRE - IN VENDI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SSON LAETITIA</text:p>
          </table:table-cell>
          <table:table-cell table:style-name="ce3" office:value-type="string">
            <text:p>CASTELLITO SERGIO</text:p>
          </table:table-cell>
          <table:table-cell table:style-name="ce3" office:value-type="string">
            <text:p>KIBERLAIN SANDRINE</text:p>
          </table:table-cell>
          <table:table-cell table:style-name="ce3" office:value-type="string">
            <text:p>SIRIOVIDE</text:p>
          </table:table-cell>
          <table:table-cell table:number-columns-repeated="249"/>
        </table:table-row>
        <table:table-row table:style-name="ro1">
          <table:table-cell table:style-name="ce2" office:value-type="float" office:value="18680">
            <text:p>18680</text:p>
          </table:table-cell>
          <table:table-cell table:style-name="ce3" office:value-type="string">
            <text:p>8MM DELITTO A LUCI ROSSE - EIGHT MILLI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PHOENIX JOAQU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681">
            <text:p>18681</text:p>
          </table:table-cell>
          <table:table-cell table:style-name="ce3" office:value-type="string">
            <text:p>LA GRANDE ONDA - IN GOD'S HAND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ING ZALMAN</text:p>
          </table:table-cell>
          <table:table-cell table:style-name="ce3" office:value-type="string">
            <text:p>DORIAN PATRICK SHANE</text:p>
          </table:table-cell>
          <table:table-cell table:style-name="ce3" office:value-type="string">
            <text:p>GEORGE MAT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683">
            <text:p>18683</text:p>
          </table:table-cell>
          <table:table-cell table:style-name="ce3" office:value-type="string">
            <text:p>MADELINE IL DIAVOLETTO DELLA SCUOL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VON SCHERLER MAYER DAISY</text:p>
          </table:table-cell>
          <table:table-cell table:style-name="ce3" office:value-type="string">
            <text:p>MCDORMAND FRANCES</text:p>
          </table:table-cell>
          <table:table-cell table:style-name="ce3" office:value-type="string">
            <text:p>HAWTHORNE NIGE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684">
            <text:p>18684</text:p>
          </table:table-cell>
          <table:table-cell table:style-name="ce3" office:value-type="string">
            <text:p>FINO ALL'INFERNO - INFERN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VILDSEN JOHN G.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MORITA PAT</text:p>
          </table:table-cell>
          <table:table-cell table:style-name="ce3" office:value-type="string">
            <text:p>MFD - CDI</text:p>
          </table:table-cell>
          <table:table-cell table:number-columns-repeated="249"/>
        </table:table-row>
        <table:table-row table:style-name="ro1">
          <table:table-cell table:style-name="ce2" office:value-type="float" office:value="18689">
            <text:p>18689</text:p>
          </table:table-cell>
          <table:table-cell table:style-name="ce3" office:value-type="string">
            <text:p>VIRU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RUNO JOHN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CURTIS JAMIE LE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690">
            <text:p>18690</text:p>
          </table:table-cell>
          <table:table-cell table:style-name="ce3" office:value-type="string">
            <text:p>WING COMMANDER - ATTACCO ALLA TERR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OBERTS CHRIS</text:p>
          </table:table-cell>
          <table:table-cell table:style-name="ce3" office:value-type="string">
            <text:p>PRINZE JR. FREDDIE</text:p>
          </table:table-cell>
          <table:table-cell table:style-name="ce3" office:value-type="string">
            <text:p>BURROWS SAFFRO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692">
            <text:p>18692</text:p>
          </table:table-cell>
          <table:table-cell table:style-name="ce3" office:value-type="string">
            <text:p>LA STRATEGIA DELLA MASCHERA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MORTELLITI ROCCO</text:p>
          </table:table-cell>
          <table:table-cell table:style-name="ce3" office:value-type="string">
            <text:p>CAMILLERI ANDRE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694">
            <text:p>18694</text:p>
          </table:table-cell>
          <table:table-cell table:style-name="ce3" office:value-type="string">
            <text:p>BRILLANTINA BOYS - THE BRYLCREEM BOYS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RYAN TERENCE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CAMPBELL BIL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767">
            <text:p>18767</text:p>
          </table:table-cell>
          <table:table-cell table:style-name="ce3" office:value-type="string">
            <text:p>ENTRAPMEN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MIEL JON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ZETA-JONES CATHERI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8769">
            <text:p>18769</text:p>
          </table:table-cell>
          <table:table-cell table:style-name="ce3" office:value-type="string">
            <text:p>UNIVERSAL SOLDIER - THE RETUR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OGERS MIC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JAI WHITE MICHAEL</text:p>
          </table:table-cell>
          <table:table-cell table:style-name="ce3" office:value-type="string">
            <text:p>TRISTAR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770">
            <text:p>18770</text:p>
          </table:table-cell>
          <table:table-cell table:style-name="ce3" office:value-type="string">
            <text:p>GENERAZIONE PERFETTA - DISTURBING BEHAV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UTTER DAVID</text:p>
          </table:table-cell>
          <table:table-cell table:style-name="ce3" office:value-type="string">
            <text:p>MARSDEN JAMES</text:p>
          </table:table-cell>
          <table:table-cell table:style-name="ce3" office:value-type="string">
            <text:p>HOLMES KATI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771">
            <text:p>18771</text:p>
          </table:table-cell>
          <table:table-cell table:style-name="ce3" office:value-type="string">
            <text:p>THE DENTIST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YUZNA BRIAN</text:p>
          </table:table-cell>
          <table:table-cell table:style-name="ce3" office:value-type="string">
            <text:p>BERNSEN CORBIN</text:p>
          </table:table-cell>
          <table:table-cell table:style-name="ce3" office:value-type="string">
            <text:p>MCWHIRTER JILLIAN</text:p>
          </table:table-cell>
          <table:table-cell table:style-name="ce3" office:value-type="string">
            <text:p>DIGIVISIO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777">
            <text:p>18777</text:p>
          </table:table-cell>
          <table:table-cell table:style-name="ce3" office:value-type="string">
            <text:p>SPYRO 2 - GATEWAY TO GLIMMER <text:s text:c="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PLATFORM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NSOMNIAC GAMES</text:p>
          </table:table-cell>
          <table:table-cell table:number-columns-repeated="249"/>
        </table:table-row>
        <table:table-row table:style-name="ro1">
          <table:table-cell table:style-name="ce2" office:value-type="float" office:value="18778">
            <text:p>18778</text:p>
          </table:table-cell>
          <table:table-cell table:style-name="ce3" office:value-type="string">
            <text:p>STAR TREK 9 L'INSURREZIO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784">
            <text:p>18784</text:p>
          </table:table-cell>
          <table:table-cell table:style-name="ce3" office:value-type="string">
            <text:p>THE 4TH FLOOR - IL QUARTO PIA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LAUSNER JOSH</text:p>
          </table:table-cell>
          <table:table-cell table:style-name="ce3" office:value-type="string">
            <text:p>LEWIS JULIETTE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8785">
            <text:p>18785</text:p>
          </table:table-cell>
          <table:table-cell table:style-name="ce3" office:value-type="string">
            <text:p>LIBERO BUR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STELLITO DERGIO</text:p>
          </table:table-cell>
          <table:table-cell table:style-name="ce3" office:value-type="string">
            <text:p>CASTELLITO SERGIO</text:p>
          </table:table-cell>
          <table:table-cell table:style-name="ce3" office:value-type="string">
            <text:p>MAZZANTINI MARGARET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8796">
            <text:p>18796</text:p>
          </table:table-cell>
          <table:table-cell table:style-name="ce3" office:value-type="string">
            <text:p>L'INSAZIABIL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IRD ANTONIA</text:p>
          </table:table-cell>
          <table:table-cell table:style-name="ce3" office:value-type="string">
            <text:p>PEARCE GUY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816">
            <text:p>18816</text:p>
          </table:table-cell>
          <table:table-cell table:style-name="ce3" office:value-type="string">
            <text:p>CARRIE 2 - LA FURI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HEA KATT</text:p>
          </table:table-cell>
          <table:table-cell table:style-name="ce3" office:value-type="string">
            <text:p>BERGL EMILY</text:p>
          </table:table-cell>
          <table:table-cell table:style-name="ce3" office:value-type="string">
            <text:p>LONDON JASO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8817">
            <text:p>18817</text:p>
          </table:table-cell>
          <table:table-cell table:style-name="ce3" office:value-type="string">
            <text:p>GLI INFILTRATI - THE MOD SQUA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LVER SCOTT</text:p>
          </table:table-cell>
          <table:table-cell table:style-name="ce3" office:value-type="string">
            <text:p>DANES CLAIRE</text:p>
          </table:table-cell>
          <table:table-cell table:style-name="ce3" office:value-type="string">
            <text:p>EPPS OMAR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8818">
            <text:p>18818</text:p>
          </table:table-cell>
          <table:table-cell table:style-name="ce3" office:value-type="string">
            <text:p>BUENA VISTA SOCIAL CLUB</text:p>
          </table:table-cell>
          <table:table-cell table:style-name="ce3" office:value-type="string">
            <text:p>Musica</text:p>
          </table:table-cell>
          <table:table-cell table:style-name="ce3" office:value-type="string">
            <text:p>WENDERS WIM</text:p>
          </table:table-cell>
          <table:table-cell table:style-name="ce3" office:value-type="string">
            <text:p>COODER RY</text:p>
          </table:table-cell>
          <table:table-cell table:style-name="ce3" office:value-type="string">
            <text:p>FERRER IBRAHIM</text:p>
          </table:table-cell>
          <table:table-cell table:style-name="ce3" office:value-type="string">
            <text:p>MIKADO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833">
            <text:p>18833</text:p>
          </table:table-cell>
          <table:table-cell table:style-name="ce3" office:value-type="string">
            <text:p>TAXX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IRES GERARD</text:p>
          </table:table-cell>
          <table:table-cell table:style-name="ce3" office:value-type="string">
            <text:p>NACERI SAMY</text:p>
          </table:table-cell>
          <table:table-cell table:style-name="ce3" office:value-type="string">
            <text:p>DIEFENTHAL FREDERIC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834">
            <text:p>18834</text:p>
          </table:table-cell>
          <table:table-cell table:style-name="ce3" office:value-type="string">
            <text:p>LA SPIRALE DELLA VENDETTA - CITY OF INDU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IRVIN JOHN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DORFF STEPHEN</text:p>
          </table:table-cell>
          <table:table-cell table:style-name="ce3" office:value-type="string">
            <text:p>LARGO</text:p>
          </table:table-cell>
          <table:table-cell table:number-columns-repeated="249"/>
        </table:table-row>
        <table:table-row table:style-name="ro1">
          <table:table-cell table:style-name="ce2" office:value-type="float" office:value="18835">
            <text:p>18835</text:p>
          </table:table-cell>
          <table:table-cell table:style-name="ce3" office:value-type="string">
            <text:p>DANCE WITH M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INES RANDA</text:p>
          </table:table-cell>
          <table:table-cell table:style-name="ce3" office:value-type="string">
            <text:p>WILLIAMS VANESSA L.</text:p>
          </table:table-cell>
          <table:table-cell table:style-name="ce3" office:value-type="string">
            <text:p>CHAYANNE</text:p>
          </table:table-cell>
          <table:table-cell table:style-name="ce3" office:value-type="string">
            <text:p>MANDALA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8836">
            <text:p>18836</text:p>
          </table:table-cell>
          <table:table-cell table:style-name="ce3" office:value-type="string">
            <text:p>BRACCATO DAL DESTINO - CAUGHT UP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DARIN</text:p>
          </table:table-cell>
          <table:table-cell table:style-name="ce3" office:value-type="string">
            <text:p>WOODBINE BOKEEM</text:p>
          </table:table-cell>
          <table:table-cell table:style-name="ce3" office:value-type="string">
            <text:p>WILLIAMS CYNDA</text:p>
          </table:table-cell>
          <table:table-cell table:style-name="ce3" office:value-type="string">
            <text:p>LIVE INTERNATIONAL</text:p>
          </table:table-cell>
          <table:table-cell table:number-columns-repeated="249"/>
        </table:table-row>
        <table:table-row table:style-name="ro1">
          <table:table-cell table:style-name="ce2" office:value-type="float" office:value="18854">
            <text:p>18854</text:p>
          </table:table-cell>
          <table:table-cell table:style-name="ce3" office:value-type="string">
            <text:p>EDTV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ELFMAN JENN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856">
            <text:p>18856</text:p>
          </table:table-cell>
          <table:table-cell table:style-name="ce3" office:value-type="string">
            <text:p>INSTINCT - ISTINTO PRIMORDI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URTELTAUB JON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GOODING CUBA JR.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8880">
            <text:p>18880</text:p>
          </table:table-cell>
          <table:table-cell table:style-name="ce3" office:value-type="string">
            <text:p>NOTTING HIL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CHELL ROGER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882">
            <text:p>18882</text:p>
          </table:table-cell>
          <table:table-cell table:style-name="ce3" office:value-type="string">
            <text:p>DIO LI FA POI LI ACCOPP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OVATTA GIOBBE</text:p>
          </table:table-cell>
          <table:table-cell table:style-name="ce3" office:value-type="string">
            <text:p>PORFITO MARIO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8888">
            <text:p>18888</text:p>
          </table:table-cell>
          <table:table-cell table:style-name="ce3" office:value-type="string">
            <text:p>JESUS</text:p>
          </table:table-cell>
          <table:table-cell table:style-name="ce3" office:value-type="string">
            <text:p>Storico</text:p>
          </table:table-cell>
          <table:table-cell table:style-name="ce3" office:value-type="string">
            <text:p>YOUNG ROGER</text:p>
          </table:table-cell>
          <table:table-cell table:style-name="ce3" office:value-type="string">
            <text:p>SISTO JEREMY</text:p>
          </table:table-cell>
          <table:table-cell table:style-name="ce3" office:value-type="string">
            <text:p>BISSET JACQUELINE</text:p>
          </table:table-cell>
          <table:table-cell table:style-name="ce3" office:value-type="string">
            <text:p>SIRIO VIDE</text:p>
          </table:table-cell>
          <table:table-cell table:number-columns-repeated="249"/>
        </table:table-row>
        <table:table-row table:style-name="ro1">
          <table:table-cell table:style-name="ce2" office:value-type="float" office:value="18898">
            <text:p>18898</text:p>
          </table:table-cell>
          <table:table-cell table:style-name="ce3" office:value-type="string">
            <text:p>TIFOS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8901">
            <text:p>18901</text:p>
          </table:table-cell>
          <table:table-cell table:style-name="ce3" office:value-type="string">
            <text:p>SOS - SUMMER OF SA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BRODY ADRIEN</text:p>
          </table:table-cell>
          <table:table-cell table:style-name="ce3" office:value-type="string">
            <text:p>SORVINO MIR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8906">
            <text:p>18906</text:p>
          </table:table-cell>
          <table:table-cell table:style-name="ce3" office:value-type="string">
            <text:p>GOODBYE LOV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JOFFE ROLAND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MULRONEY DERMOT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8907">
            <text:p>18907</text:p>
          </table:table-cell>
          <table:table-cell table:style-name="ce3" office:value-type="string">
            <text:p>IL FIGLIO PERDUTO - THE LOST S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ENGES CHRIS</text:p>
          </table:table-cell>
          <table:table-cell table:style-name="ce3" office:value-type="string">
            <text:p>AUTEUIL DANIEL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D.O.C.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8926">
            <text:p>18926</text:p>
          </table:table-cell>
          <table:table-cell table:style-name="ce3" office:value-type="string">
            <text:p>AUSTIN POWERS 1 - LA SPIA CHE CI PROVAV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ACH JAY</text:p>
          </table:table-cell>
          <table:table-cell table:style-name="ce3" office:value-type="string">
            <text:p>MYERS MIKE</text:p>
          </table:table-cell>
          <table:table-cell table:style-name="ce3" office:value-type="string">
            <text:p>GRAHAM HEATHER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8930">
            <text:p>18930</text:p>
          </table:table-cell>
          <table:table-cell table:style-name="ce3" office:value-type="string">
            <text:p>AMORE A DOPPIO SENSO - THE VELOCITY OF 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IRELAND DAN</text:p>
          </table:table-cell>
          <table:table-cell table:style-name="ce3" office:value-type="string">
            <text:p>D'ONOFRIO VINCENT</text:p>
          </table:table-cell>
          <table:table-cell table:style-name="ce3" office:value-type="string">
            <text:p>HAYEK SALM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8934">
            <text:p>18934</text:p>
          </table:table-cell>
          <table:table-cell table:style-name="ce3" office:value-type="string">
            <text:p>CRUEL INTENTION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UMBLE ROGER</text:p>
          </table:table-cell>
          <table:table-cell table:style-name="ce3" office:value-type="string">
            <text:p>WITHERSPOON REESE</text:p>
          </table:table-cell>
          <table:table-cell table:style-name="ce3" office:value-type="string">
            <text:p>GELLAR SARAH MICHELL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935">
            <text:p>18935</text:p>
          </table:table-cell>
          <table:table-cell table:style-name="ce3" office:value-type="string">
            <text:p>HALLOWEEN H20 - VENTI ANNI DOP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INER STEVE</text:p>
          </table:table-cell>
          <table:table-cell table:style-name="ce3" office:value-type="string">
            <text:p>CURTIS JAMES LEE</text:p>
          </table:table-cell>
          <table:table-cell table:style-name="ce3" office:value-type="string">
            <text:p>ARKIN ADAM</text:p>
          </table:table-cell>
          <table:table-cell table:style-name="ce3" office:value-type="string">
            <text:p>MIRAMAX - DIMENSION FILM</text:p>
          </table:table-cell>
          <table:table-cell table:number-columns-repeated="249"/>
        </table:table-row>
        <table:table-row table:style-name="ro1">
          <table:table-cell table:style-name="ce2" office:value-type="float" office:value="18936">
            <text:p>18936</text:p>
          </table:table-cell>
          <table:table-cell table:style-name="ce3" office:value-type="string">
            <text:p>LA VENDETTA DELLA MASCHERA NER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E DANIEL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MOK KARE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937">
            <text:p>18937</text:p>
          </table:table-cell>
          <table:table-cell table:style-name="ce3" office:value-type="string">
            <text:p>LA GUERRA DEGLI AN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LANI RICCARDO</text:p>
          </table:table-cell>
          <table:table-cell table:style-name="ce3" office:value-type="string">
            <text:p>PISTILLI FLAVI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8955">
            <text:p>18955</text:p>
          </table:table-cell>
          <table:table-cell table:style-name="ce3" office:value-type="string">
            <text:p>UNA LINEA DI SANGUE - THICKER THEN BLOO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ARCE RICHARD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FUTTERMAN DANIEL</text:p>
          </table:table-cell>
          <table:table-cell table:style-name="ce3" office:value-type="string">
            <text:p>TURNER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8962">
            <text:p>18962</text:p>
          </table:table-cell>
          <table:table-cell table:style-name="ce3" office:value-type="string">
            <text:p>SPERDUTI A MANHATTAN - THE OUT OF TOWN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EISMAN SAM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HAWN GOLDI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963">
            <text:p>18963</text:p>
          </table:table-cell>
          <table:table-cell table:style-name="ce3" office:value-type="string">
            <text:p>AIRBA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ULLOA JUANMA BAJO</text:p>
          </table:table-cell>
          <table:table-cell table:style-name="ce3" office:value-type="string">
            <text:p>ELEJALDE KARRA</text:p>
          </table:table-cell>
          <table:table-cell table:style-name="ce3" office:value-type="string">
            <text:p>GUILLEN-CUERVO FERNANDO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965">
            <text:p>18965</text:p>
          </table:table-cell>
          <table:table-cell table:style-name="ce3" office:value-type="string">
            <text:p>HO SPOSATO UN ALIE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LONE NANCY</text:p>
          </table:table-cell>
          <table:table-cell table:style-name="ce3" office:value-type="string">
            <text:p>BURGI RICHARD</text:p>
          </table:table-cell>
          <table:table-cell table:style-name="ce3" office:value-type="string">
            <text:p>WALTERS SUS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966">
            <text:p>18966</text:p>
          </table:table-cell>
          <table:table-cell table:style-name="ce3" office:value-type="string">
            <text:p>LA MAGICA STORIA DI UN INDIAN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FRIEDENBERG RICHARD</text:p>
          </table:table-cell>
          <table:table-cell table:style-name="ce3" office:value-type="string">
            <text:p>CROWELL JAMES</text:p>
          </table:table-cell>
          <table:table-cell table:style-name="ce3" office:value-type="string">
            <text:p>CARDINAL TANTOO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8967">
            <text:p>18967</text:p>
          </table:table-cell>
          <table:table-cell table:style-name="ce3" office:value-type="string">
            <text:p>GIOCO A DUE - THE THOMAS CROWN AFFAI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TIERANAN JOHN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8971">
            <text:p>18971</text:p>
          </table:table-cell>
          <table:table-cell table:style-name="ce3" office:value-type="string">
            <text:p>RUSTY - CANE CORAGGIOS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EVY SHUKI</text:p>
          </table:table-cell>
          <table:table-cell table:style-name="ce3" office:value-type="string">
            <text:p>HOLBROOK HAL</text:p>
          </table:table-cell>
          <table:table-cell table:style-name="ce3" office:value-type="string">
            <text:p>MCCLANAHAN RU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972">
            <text:p>18972</text:p>
          </table:table-cell>
          <table:table-cell table:style-name="ce3" office:value-type="string">
            <text:p>I SIMPSON - GREATEST HITS (LE PIETRE MIL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8973">
            <text:p>18973</text:p>
          </table:table-cell>
          <table:table-cell table:style-name="ce3" office:value-type="string">
            <text:p>IL 13°GUERRIERO - THE 13°WARRIO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VENORA DIAN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974">
            <text:p>18974</text:p>
          </table:table-cell>
          <table:table-cell table:style-name="ce3" office:value-type="string">
            <text:p>10 COSE CHE ODIO DI 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UNGER GIL</text:p>
          </table:table-cell>
          <table:table-cell table:style-name="ce3" office:value-type="string">
            <text:p>STILES JULIA</text:p>
          </table:table-cell>
          <table:table-cell table:style-name="ce3" office:value-type="string">
            <text:p>LEDGER HEATH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8982">
            <text:p>18982</text:p>
          </table:table-cell>
          <table:table-cell table:style-name="ce3" office:value-type="string">
            <text:p>PILGRIM - IL FUGGITIV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KELISS HARLEY</text:p>
          </table:table-cell>
          <table:table-cell table:style-name="ce3" office:value-type="string">
            <text:p>LIOTTA RAY</text:p>
          </table:table-cell>
          <table:table-cell table:style-name="ce3" office:value-type="string">
            <text:p>REUBEN GLORI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012">
            <text:p>19012</text:p>
          </table:table-cell>
          <table:table-cell table:style-name="ce3" office:value-type="string">
            <text:p>E ALLORA MAMB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ELLEGRINI LUCIO</text:p>
          </table:table-cell>
          <table:table-cell table:style-name="ce3" office:value-type="string">
            <text:p>BIZZARRI LUCA</text:p>
          </table:table-cell>
          <table:table-cell table:style-name="ce3" office:value-type="string">
            <text:p>KESSISOGLU PAOL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013">
            <text:p>19013</text:p>
          </table:table-cell>
          <table:table-cell table:style-name="ce3" office:value-type="string">
            <text:p>GREY OWL - GUFO GRIGI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TTENBOROUGH RICHARD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GALIPEAU ANNIE</text:p>
          </table:table-cell>
          <table:table-cell table:style-name="ce3" office:value-type="string">
            <text:p>MFD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015">
            <text:p>19015</text:p>
          </table:table-cell>
          <table:table-cell table:style-name="ce3" office:value-type="string">
            <text:p>IL TREDICESIMO PIANO - THR THIRTEENTH F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USNAK JOSEF</text:p>
          </table:table-cell>
          <table:table-cell table:style-name="ce3" office:value-type="string">
            <text:p>BIERKO CRAIG</text:p>
          </table:table-cell>
          <table:table-cell table:style-name="ce3" office:value-type="string">
            <text:p>MOL GRETCHEN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9020">
            <text:p>19020</text:p>
          </table:table-cell>
          <table:table-cell table:style-name="ce3" office:value-type="string">
            <text:p>TINY TANK <text:s text:c="2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051">
            <text:p>19051</text:p>
          </table:table-cell>
          <table:table-cell table:style-name="ce3" office:value-type="string">
            <text:p>TUTTO SU MIA MADRE - TODO SOBRE MI MAD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MODOVAR PEDRO</text:p>
          </table:table-cell>
          <table:table-cell table:style-name="ce3" office:value-type="string">
            <text:p>ROTH CECILIA</text:p>
          </table:table-cell>
          <table:table-cell table:style-name="ce3" office:value-type="string">
            <text:p>PEREDES MARIS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052">
            <text:p>19052</text:p>
          </table:table-cell>
          <table:table-cell table:style-name="ce3" office:value-type="string">
            <text:p>LOCK &amp; STOCK - PAZZI SCATENA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ITCHIE GUY</text:p>
          </table:table-cell>
          <table:table-cell table:style-name="ce3" office:value-type="string">
            <text:p>FLEMYNG JASON</text:p>
          </table:table-cell>
          <table:table-cell table:style-name="ce3" office:value-type="string">
            <text:p>FLETCHER DEXTER</text:p>
          </table:table-cell>
          <table:table-cell table:style-name="ce3" office:value-type="string">
            <text:p>SUMMIT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9055">
            <text:p>19055</text:p>
          </table:table-cell>
          <table:table-cell table:style-name="ce3" office:value-type="string">
            <text:p>RIVER STREET - LA FROD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HOOD TONY</text:p>
          </table:table-cell>
          <table:table-cell table:style-name="ce3" office:value-type="string">
            <text:p>YOUNG ADEN</text:p>
          </table:table-cell>
          <table:table-cell table:style-name="ce3" office:value-type="string">
            <text:p>HUNTER BIL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070">
            <text:p>19070</text:p>
          </table:table-cell>
          <table:table-cell table:style-name="ce3" office:value-type="string">
            <text:p>BOWFING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Z FRANK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9079">
            <text:p>19079</text:p>
          </table:table-cell>
          <table:table-cell table:style-name="ce3" office:value-type="string">
            <text:p>THRASHER - SKATE AND DESTROY <text:s text:c="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KAT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Z-AXIS</text:p>
          </table:table-cell>
          <table:table-cell table:number-columns-repeated="249"/>
        </table:table-row>
        <table:table-row table:style-name="ro1">
          <table:table-cell table:style-name="ce2" office:value-type="float" office:value="19080">
            <text:p>19080</text:p>
          </table:table-cell>
          <table:table-cell table:style-name="ce3" office:value-type="string">
            <text:p>LUCKY LUKE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WESTERN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NFOGRAMES</text:p>
          </table:table-cell>
          <table:table-cell table:number-columns-repeated="249"/>
        </table:table-row>
        <table:table-row table:style-name="ro1">
          <table:table-cell table:style-name="ce2" office:value-type="float" office:value="19081">
            <text:p>19081</text:p>
          </table:table-cell>
          <table:table-cell table:style-name="ce3" office:value-type="string">
            <text:p>EAGLE ONE - HARRIER ATTACK <text:s text:c="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IMULAZIONE DI VOL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NFOGRAMES</text:p>
          </table:table-cell>
          <table:table-cell table:number-columns-repeated="249"/>
        </table:table-row>
        <table:table-row table:style-name="ro1">
          <table:table-cell table:style-name="ce2" office:value-type="float" office:value="19082">
            <text:p>19082</text:p>
          </table:table-cell>
          <table:table-cell table:style-name="ce3" office:value-type="string">
            <text:p>ACTUA ICE HOCKEY 2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HOCKEY SU GHIAC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GREMLIN</text:p>
          </table:table-cell>
          <table:table-cell table:number-columns-repeated="249"/>
        </table:table-row>
        <table:table-row table:style-name="ro1">
          <table:table-cell table:style-name="ce2" office:value-type="float" office:value="19083">
            <text:p>19083</text:p>
          </table:table-cell>
          <table:table-cell table:style-name="ce3" office:value-type="string">
            <text:p>BOMBA 98 - ALL CHAMPIONS CHALLENGE 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Z-AXIS</text:p>
          </table:table-cell>
          <table:table-cell table:number-columns-repeated="249"/>
        </table:table-row>
        <table:table-row table:style-name="ro1">
          <table:table-cell table:style-name="ce2" office:value-type="float" office:value="19084">
            <text:p>19084</text:p>
          </table:table-cell>
          <table:table-cell table:style-name="ce3" office:value-type="string">
            <text:p>SPEC OPS - STEALTH PATROL <text:s text:c="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ALONSOFT</text:p>
          </table:table-cell>
          <table:table-cell table:number-columns-repeated="249"/>
        </table:table-row>
        <table:table-row table:style-name="ro1">
          <table:table-cell table:style-name="ce2" office:value-type="float" office:value="19085">
            <text:p>19085</text:p>
          </table:table-cell>
          <table:table-cell table:style-name="ce3" office:value-type="string">
            <text:p>SOGNO DI UNA NOTTE DI MEZZA ESTA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FFMAN MICHAEL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086">
            <text:p>19086</text:p>
          </table:table-cell>
          <table:table-cell table:style-name="ce3" office:value-type="string">
            <text:p>ASI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RIMALDI ANTONELLO</text:p>
          </table:table-cell>
          <table:table-cell table:style-name="ce3" office:value-type="string">
            <text:p>BISIO CLAUDIO</text:p>
          </table:table-cell>
          <table:table-cell table:style-name="ce3" office:value-type="string">
            <text:p>MONTI MARIA AMEL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087">
            <text:p>19087</text:p>
          </table:table-cell>
          <table:table-cell table:style-name="ce3" office:value-type="string">
            <text:p>TECNO NINJA GATCHAMAN VOL.3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FUKUSHIMA HIROYUK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088">
            <text:p>19088</text:p>
          </table:table-cell>
          <table:table-cell table:style-name="ce3" office:value-type="string">
            <text:p>COME TE NESSUNO MA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UCCINO GABRIELE</text:p>
          </table:table-cell>
          <table:table-cell table:style-name="ce3" office:value-type="string">
            <text:p>MUCCINO SILVIO</text:p>
          </table:table-cell>
          <table:table-cell table:style-name="ce3" office:value-type="string">
            <text:p>DI MONTEFORTE GIUSEPPE S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19090">
            <text:p>19090</text:p>
          </table:table-cell>
          <table:table-cell table:style-name="ce3" office:value-type="string">
            <text:p>VAMPIRELL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YNORSKI JIM</text:p>
          </table:table-cell>
          <table:table-cell table:style-name="ce3" office:value-type="string">
            <text:p>SOTO TALISA</text:p>
          </table:table-cell>
          <table:table-cell table:style-name="ce3" office:value-type="string">
            <text:p>DALTREY ROGER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9091">
            <text:p>19091</text:p>
          </table:table-cell>
          <table:table-cell table:style-name="ce3" office:value-type="string">
            <text:p>LA STRANA COPPIA 2 - NEIL SIMON'S THE O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UTCH HOWARD</text:p>
          </table:table-cell>
          <table:table-cell table:style-name="ce3" office:value-type="string">
            <text:p>LEMMON JACK</text:p>
          </table:table-cell>
          <table:table-cell table:style-name="ce3" office:value-type="string">
            <text:p>MATTHAU WALTER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092">
            <text:p>19092</text:p>
          </table:table-cell>
          <table:table-cell table:style-name="ce3" office:value-type="string">
            <text:p>CHAMELEON - REALTA MUTANT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OOPER STUART</text:p>
          </table:table-cell>
          <table:table-cell table:style-name="ce3" office:value-type="string">
            <text:p>PHILLIPS BOBBIE</text:p>
          </table:table-cell>
          <table:table-cell table:style-name="ce3" office:value-type="string">
            <text:p>LLOYD ERIC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094">
            <text:p>19094</text:p>
          </table:table-cell>
          <table:table-cell table:style-name="ce3" office:value-type="string">
            <text:p>PAZZI IN ALABAMA - CRAZY IN ALABAM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GRIFFITH MELANIE</text:p>
          </table:table-cell>
          <table:table-cell table:style-name="ce3" office:value-type="string">
            <text:p>MORSE DAVI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095">
            <text:p>19095</text:p>
          </table:table-cell>
          <table:table-cell table:style-name="ce3" office:value-type="string">
            <text:p>GIOVANI PAZZI E SVITATI - CAN'T HARDLY W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APLAN D. &amp; ELFONT H.</text:p>
          </table:table-cell>
          <table:table-cell table:style-name="ce3" office:value-type="string">
            <text:p>EMBRY ETHAN</text:p>
          </table:table-cell>
          <table:table-cell table:style-name="ce3" office:value-type="string">
            <text:p>KORSMO CHARLI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097">
            <text:p>19097</text:p>
          </table:table-cell>
          <table:table-cell table:style-name="ce3" office:value-type="string">
            <text:p>GRAN TURISMO 2 - (2CD) <text:s text:c="1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E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OLYPHONY DIGITAL</text:p>
          </table:table-cell>
          <table:table-cell table:number-columns-repeated="249"/>
        </table:table-row>
        <table:table-row table:style-name="ro1">
          <table:table-cell table:style-name="ce2" office:value-type="float" office:value="19098">
            <text:p>19098</text:p>
          </table:table-cell>
          <table:table-cell table:style-name="ce3" office:value-type="string">
            <text:p>THE INTRUD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ILEY DAVID</text:p>
          </table:table-cell>
          <table:table-cell table:style-name="ce3" office:value-type="string">
            <text:p>HANNAH JOHN</text:p>
          </table:table-cell>
          <table:table-cell table:style-name="ce3" office:value-type="string">
            <text:p>KINSKI NATASSJA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099">
            <text:p>19099</text:p>
          </table:table-cell>
          <table:table-cell table:style-name="ce3" office:value-type="string">
            <text:p>NEWTON BOY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INKLATER RICHARD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9133">
            <text:p>19133</text:p>
          </table:table-cell>
          <table:table-cell table:style-name="ce3" office:value-type="string">
            <text:p>COOL BOARDERS 4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ORTIVO SNOW BOAR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989 STUDIOS</text:p>
          </table:table-cell>
          <table:table-cell table:number-columns-repeated="249"/>
        </table:table-row>
        <table:table-row table:style-name="ro1">
          <table:table-cell table:style-name="ce2" office:value-type="float" office:value="19177">
            <text:p>19177</text:p>
          </table:table-cell>
          <table:table-cell table:style-name="ce3" office:value-type="string">
            <text:p>THE SIXTH SENSE - IL SESTO SENS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HYAMALAN M.NIGHT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OSMENT HALEY JOEL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9178">
            <text:p>19178</text:p>
          </table:table-cell>
          <table:table-cell table:style-name="ce3" office:value-type="string">
            <text:p>AMERICAN P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EITZ PAUL</text:p>
          </table:table-cell>
          <table:table-cell table:style-name="ce3" office:value-type="string">
            <text:p>BIGGS JASON</text:p>
          </table:table-cell>
          <table:table-cell table:style-name="ce3" office:value-type="string">
            <text:p>KLEIN CHRIS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9196">
            <text:p>19196</text:p>
          </table:table-cell>
          <table:table-cell table:style-name="ce3" office:value-type="string">
            <text:p>CONFLITTO FATALE - SHADED PLAC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HOR CAMERON</text:p>
          </table:table-cell>
          <table:table-cell table:style-name="ce3" office:value-type="string">
            <text:p>APPLEGATE CHRISTINA</text:p>
          </table:table-cell>
          <table:table-cell table:style-name="ce3" office:value-type="string">
            <text:p>LAZARD JUSTI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197">
            <text:p>19197</text:p>
          </table:table-cell>
          <table:table-cell table:style-name="ce3" office:value-type="string">
            <text:p>BRACCIO DI FERRO CONTRO ALI BABA E I QU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PASSWORLD</text:p>
          </table:table-cell>
          <table:table-cell table:number-columns-repeated="249"/>
        </table:table-row>
        <table:table-row table:style-name="ro1">
          <table:table-cell table:style-name="ce2" office:value-type="float" office:value="19228">
            <text:p>19228</text:p>
          </table:table-cell>
          <table:table-cell table:style-name="ce3" office:value-type="string">
            <text:p>L'OMBRA DEL DUBBIO - SHADOW OF DOUB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LEISER RANDAL</text:p>
          </table:table-cell>
          <table:table-cell table:style-name="ce3" office:value-type="string">
            <text:p>GRIFFITH MELANIE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LARGO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9229">
            <text:p>19229</text:p>
          </table:table-cell>
          <table:table-cell table:style-name="ce3" office:value-type="string">
            <text:p>AMORE A PRIMA VIST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ALEMME VINCENZO</text:p>
          </table:table-cell>
          <table:table-cell table:style-name="ce3" office:value-type="string">
            <text:p>CASAGRANDE VINCENZOù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230">
            <text:p>19230</text:p>
          </table:table-cell>
          <table:table-cell table:style-name="ce3" office:value-type="string">
            <text:p>STUDIO 54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RISTOPHER MARK</text:p>
          </table:table-cell>
          <table:table-cell table:style-name="ce3" office:value-type="string">
            <text:p>PHILIPPE RYAN</text:p>
          </table:table-cell>
          <table:table-cell table:style-name="ce3" office:value-type="string">
            <text:p>HAYEK SALMA</text:p>
          </table:table-cell>
          <table:table-cell table:style-name="ce3" office:value-type="string">
            <text:p>MIRAMAX INTERNATIONAL</text:p>
          </table:table-cell>
          <table:table-cell table:number-columns-repeated="249"/>
        </table:table-row>
        <table:table-row table:style-name="ro1">
          <table:table-cell table:style-name="ce2" office:value-type="float" office:value="19231">
            <text:p>19231</text:p>
          </table:table-cell>
          <table:table-cell table:style-name="ce3" office:value-type="string">
            <text:p>IL TEMPO DEI CANI PAZZI - MAD DOG TIM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ISHOP LARRY</text:p>
          </table:table-cell>
          <table:table-cell table:style-name="ce3" office:value-type="string">
            <text:p>BARKIN ELLEN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233">
            <text:p>19233</text:p>
          </table:table-cell>
          <table:table-cell table:style-name="ce3" office:value-type="string">
            <text:p>FIGHT CLUB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234">
            <text:p>19234</text:p>
          </table:table-cell>
          <table:table-cell table:style-name="ce3" office:value-type="string">
            <text:p>LA BOMB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ASE GIULIO</text:p>
          </table:table-cell>
          <table:table-cell table:style-name="ce3" office:value-type="string">
            <text:p>GASSMAN ALESSANDRO</text:p>
          </table:table-cell>
          <table:table-cell table:style-name="ce3" office:value-type="string">
            <text:p>PAPALEO ROC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235">
            <text:p>19235</text:p>
          </table:table-cell>
          <table:table-cell table:style-name="ce3" office:value-type="string">
            <text:p>LUPIN III - NOME IN CODICE: TARANTOL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ANIMACTION</text:p>
          </table:table-cell>
          <table:table-cell table:number-columns-repeated="249"/>
        </table:table-row>
        <table:table-row table:style-name="ro1">
          <table:table-cell table:style-name="ce2" office:value-type="float" office:value="19239">
            <text:p>19239</text:p>
          </table:table-cell>
          <table:table-cell table:style-name="ce3" office:value-type="string">
            <text:p>MAI STATA BACIATA - NEVER BEEN KISSE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SNELL RAJA</text:p>
          </table:table-cell>
          <table:table-cell table:style-name="ce3" office:value-type="string">
            <text:p>BARRYMORE DREW</text:p>
          </table:table-cell>
          <table:table-cell table:style-name="ce3" office:value-type="string">
            <text:p>ARQUETTE DAVID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9241">
            <text:p>19241</text:p>
          </table:table-cell>
          <table:table-cell table:style-name="ce3" office:value-type="string">
            <text:p>THE JACK BULL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BADHAM JOHN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GOODMAN JOH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9291">
            <text:p>19291</text:p>
          </table:table-cell>
          <table:table-cell table:style-name="ce3" office:value-type="string">
            <text:p>THE BLAIR WITCH PROJEC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YRICK/SANCHEZ</text:p>
          </table:table-cell>
          <table:table-cell table:style-name="ce3" office:value-type="string">
            <text:p>DONAHUE HEATHER</text:p>
          </table:table-cell>
          <table:table-cell table:style-name="ce3" office:value-type="string">
            <text:p>WILLIAMS MICHAEL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9293">
            <text:p>19293</text:p>
          </table:table-cell>
          <table:table-cell table:style-name="ce3" office:value-type="string">
            <text:p>LIMB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AYLES JOHN</text:p>
          </table:table-cell>
          <table:table-cell table:style-name="ce3" office:value-type="string">
            <text:p>MASTRANTONIO MARY ELIZAB</text:p>
          </table:table-cell>
          <table:table-cell table:style-name="ce3" office:value-type="string">
            <text:p>STRATHAIRN DAVI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295">
            <text:p>19295</text:p>
          </table:table-cell>
          <table:table-cell table:style-name="ce3" office:value-type="string">
            <text:p>THE ASTRONAUT'S WIF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VICH RAND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296">
            <text:p>19296</text:p>
          </table:table-cell>
          <table:table-cell table:style-name="ce3" office:value-type="string">
            <text:p>MUZUNGU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RTELLI MASSIMO</text:p>
          </table:table-cell>
          <table:table-cell table:style-name="ce3" office:value-type="string">
            <text:p>COVATTA GIOBBE</text:p>
          </table:table-cell>
          <table:table-cell table:style-name="ce3" office:value-type="string">
            <text:p>VERONICA PAOLA MAR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297">
            <text:p>19297</text:p>
          </table:table-cell>
          <table:table-cell table:style-name="ce3" office:value-type="string">
            <text:p>GALAXY EXPRESS 999 - THE MOVI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N TA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298">
            <text:p>19298</text:p>
          </table:table-cell>
          <table:table-cell table:style-name="ce3" office:value-type="string">
            <text:p>WILD WILD WES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NNENFELD BARRY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KLINE KEVI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313">
            <text:p>19313</text:p>
          </table:table-cell>
          <table:table-cell table:style-name="ce3" office:value-type="string">
            <text:p>CANDYMAN 3 - IL GIORNO DELLA MORT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EYER TURI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D'ERRICO DONNA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314">
            <text:p>19314</text:p>
          </table:table-cell>
          <table:table-cell table:style-name="ce3" office:value-type="string">
            <text:p>STAR WARS I <text:s/>- LA MINACCIA FANTASM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UCAS GEORGE</text:p>
          </table:table-cell>
          <table:table-cell table:style-name="ce3" office:value-type="string">
            <text:p>NEESOM LIAM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9316">
            <text:p>19316</text:p>
          </table:table-cell>
          <table:table-cell table:style-name="ce3" office:value-type="string">
            <text:p>VACANZE DI NATALE 2000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9318">
            <text:p>19318</text:p>
          </table:table-cell>
          <table:table-cell table:style-name="ce3" office:value-type="string">
            <text:p>LA GRANDE PRUG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LAPONTI CLAUDIO</text:p>
          </table:table-cell>
          <table:table-cell table:style-name="ce3" office:value-type="string">
            <text:p>STEFANENKO NATASHA</text:p>
          </table:table-cell>
          <table:table-cell table:style-name="ce3" office:value-type="string">
            <text:p>IACCHETTI ENZO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319">
            <text:p>19319</text:p>
          </table:table-cell>
          <table:table-cell table:style-name="ce3" office:value-type="string">
            <text:p>THE TERROR - LA VERGINE DI CE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ORMAN ROGER</text:p>
          </table:table-cell>
          <table:table-cell table:style-name="ce3" office:value-type="string">
            <text:p>KNIGHT SANDRA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PULP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320">
            <text:p>19320</text:p>
          </table:table-cell>
          <table:table-cell table:style-name="ce3" office:value-type="string">
            <text:p>DEMONIAC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RANCO JESUS</text:p>
          </table:table-cell>
          <table:table-cell table:style-name="ce3" office:value-type="string">
            <text:p>ROMAY LINA</text:p>
          </table:table-cell>
          <table:table-cell table:style-name="ce3" office:value-type="string">
            <text:p>FRANK JESS</text:p>
          </table:table-cell>
          <table:table-cell table:style-name="ce3" office:value-type="string">
            <text:p>PULP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327">
            <text:p>19327</text:p>
          </table:table-cell>
          <table:table-cell table:style-name="ce3" office:value-type="string">
            <text:p>OMICIDIO A DEVIL'S GLE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HAPIRO PAUL</text:p>
          </table:table-cell>
          <table:table-cell table:style-name="ce3" office:value-type="string">
            <text:p>SCHRODER RICK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LUB 99</text:p>
          </table:table-cell>
          <table:table-cell table:number-columns-repeated="249"/>
        </table:table-row>
        <table:table-row table:style-name="ro1">
          <table:table-cell table:style-name="ce2" office:value-type="float" office:value="19341">
            <text:p>19341</text:p>
          </table:table-cell>
          <table:table-cell table:style-name="ce3" office:value-type="string">
            <text:p>IL CASO WINSLOW - THE WINSLOW BO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MET DAVID</text:p>
          </table:table-cell>
          <table:table-cell table:style-name="ce3" office:value-type="string">
            <text:p>HAWTHORNE NIGEL</text:p>
          </table:table-cell>
          <table:table-cell table:style-name="ce3" office:value-type="string">
            <text:p>NORTHAM JEREM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343">
            <text:p>19343</text:p>
          </table:table-cell>
          <table:table-cell table:style-name="ce3" office:value-type="string">
            <text:p>COLONY WARS RED SUN <text:s text:c="15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AZIAL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9344">
            <text:p>19344</text:p>
          </table:table-cell>
          <table:table-cell table:style-name="ce3" office:value-type="string">
            <text:p>ROLLCAGE STAGE 2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A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TD - 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19345">
            <text:p>19345</text:p>
          </table:table-cell>
          <table:table-cell table:style-name="ce3" office:value-type="string">
            <text:p>SHADOW MADNESS (2CD) <text:s text:c="1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AMURA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RAVE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19349">
            <text:p>19349</text:p>
          </table:table-cell>
          <table:table-cell table:style-name="ce3" office:value-type="string">
            <text:p>GIORNI CONTATI <text:s/>(END OF DAYS)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YAMS PETER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19350">
            <text:p>19350</text:p>
          </table:table-cell>
          <table:table-cell table:style-name="ce3" office:value-type="string">
            <text:p>INSPECTOR GADGE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ELLOGG DAVID</text:p>
          </table:table-cell>
          <table:table-cell table:style-name="ce3" office:value-type="string">
            <text:p>BRODERICK MATTHEW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9351">
            <text:p>19351</text:p>
          </table:table-cell>
          <table:table-cell table:style-name="ce3" office:value-type="string">
            <text:p>IL LIBRO DELLA GIUNGL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19352">
            <text:p>19352</text:p>
          </table:table-cell>
          <table:table-cell table:style-name="ce3" office:value-type="string">
            <text:p>LA FIGLIA DEL GENER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EARNLEY NEILL</text:p>
          </table:table-cell>
          <table:table-cell table:style-name="ce3" office:value-type="string">
            <text:p>ELISE CHRISTINE</text:p>
          </table:table-cell>
          <table:table-cell table:style-name="ce3" office:value-type="string">
            <text:p>OUTERBRIDGE PETER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353">
            <text:p>19353</text:p>
          </table:table-cell>
          <table:table-cell table:style-name="ce3" office:value-type="string">
            <text:p>FUGA DA MARTE (ESCAPE FROM MARS)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EARNLEY NEILL</text:p>
          </table:table-cell>
          <table:table-cell table:style-name="ce3" office:value-type="string">
            <text:p>ELISE CHRISTINE</text:p>
          </table:table-cell>
          <table:table-cell table:style-name="ce3" office:value-type="string">
            <text:p>OUTERBRIDGE PETER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371">
            <text:p>19371</text:p>
          </table:table-cell>
          <table:table-cell table:style-name="ce3" office:value-type="string">
            <text:p>HAUNTING - PRESENZ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ZETA-JONES CATHERI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9372">
            <text:p>19372</text:p>
          </table:table-cell>
          <table:table-cell table:style-name="ce3" office:value-type="string">
            <text:p>CIELO D'OTTOBRE <text:s/>(OCTOBER SKY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OHNSTON JOE</text:p>
          </table:table-cell>
          <table:table-cell table:style-name="ce3" office:value-type="string">
            <text:p>GYLLENHALL JAKE</text:p>
          </table:table-cell>
          <table:table-cell table:style-name="ce3" office:value-type="string">
            <text:p>COOPER CHRIS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9375">
            <text:p>19375</text:p>
          </table:table-cell>
          <table:table-cell table:style-name="ce3" office:value-type="string">
            <text:p>ASTERIX &amp; OBELIX CONTRO CESA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IDI CLAUDE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BENIGNI ROBERT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376">
            <text:p>19376</text:p>
          </table:table-cell>
          <table:table-cell table:style-name="ce3" office:value-type="string">
            <text:p>EXISTENZ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JASON LEIGH JENNIFER</text:p>
          </table:table-cell>
          <table:table-cell table:style-name="ce3" office:value-type="string">
            <text:p>LAW JUD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379">
            <text:p>19379</text:p>
          </table:table-cell>
          <table:table-cell table:style-name="ce3" office:value-type="string">
            <text:p>IL TEOREMA DEL DELIR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ONOFSKY DARREN</text:p>
          </table:table-cell>
          <table:table-cell table:style-name="ce3" office:value-type="string">
            <text:p>GULLETTE SEAN</text:p>
          </table:table-cell>
          <table:table-cell table:style-name="ce3" office:value-type="string">
            <text:p>MARGOIS MARK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380">
            <text:p>19380</text:p>
          </table:table-cell>
          <table:table-cell table:style-name="ce3" office:value-type="string">
            <text:p>NADJ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LMEREYDA MICHAEL</text:p>
          </table:table-cell>
          <table:table-cell table:style-name="ce3" office:value-type="string">
            <text:p>LOWENSOHN ELINA</text:p>
          </table:table-cell>
          <table:table-cell table:style-name="ce3" office:value-type="string">
            <text:p>FONDA PETER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381">
            <text:p>19381</text:p>
          </table:table-cell>
          <table:table-cell table:style-name="ce3" office:value-type="string">
            <text:p>LA TEMPESTA DEL SECOLO VOL.1 &amp; VOL.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XLEY CRAIG R.</text:p>
          </table:table-cell>
          <table:table-cell table:style-name="ce3" office:value-type="string">
            <text:p>DALY TIM</text:p>
          </table:table-cell>
          <table:table-cell table:style-name="ce3" office:value-type="string">
            <text:p>FEORE COLM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19396">
            <text:p>19396</text:p>
          </table:table-cell>
          <table:table-cell table:style-name="ce3" office:value-type="string">
            <text:p>THE SECOND ARRIVAL-IL SECONDO ARRIV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ENNEY KEVIN S.</text:p>
          </table:table-cell>
          <table:table-cell table:style-name="ce3" office:value-type="string">
            <text:p>MULDOON PATRICK</text:p>
          </table:table-cell>
          <table:table-cell table:style-name="ce3" office:value-type="string">
            <text:p>SARRAZIN MICHAEL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397">
            <text:p>19397</text:p>
          </table:table-cell>
          <table:table-cell table:style-name="ce3" office:value-type="string">
            <text:p>SUB DOWN - TRAPPOLA SOTTO IL MA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MITHEE ALAN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ANWAR GABRIELLE</text:p>
          </table:table-cell>
          <table:table-cell table:style-name="ce3" office:value-type="string">
            <text:p>EAGL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398">
            <text:p>19398</text:p>
          </table:table-cell>
          <table:table-cell table:style-name="ce3" office:value-type="string">
            <text:p>THE X FILES 13 - BIOGENESI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ATKINS MICHAEL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ANDERSON GILLIAN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19400">
            <text:p>19400</text:p>
          </table:table-cell>
          <table:table-cell table:style-name="ce3" office:value-type="string">
            <text:p>TUTTI GLI UOMINI DEL DEFICIEN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STELLA PAOLO</text:p>
          </table:table-cell>
          <table:table-cell table:style-name="ce3" office:value-type="string">
            <text:p>GERINI CLAUDIA</text:p>
          </table:table-cell>
          <table:table-cell table:style-name="ce3" office:value-type="string">
            <text:p>HENDEL PAOL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479">
            <text:p>19479</text:p>
          </table:table-cell>
          <table:table-cell table:style-name="ce3" office:value-type="string">
            <text:p>BIG DADDY - UN PAPA' SPECIA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OGAN DENNIS</text:p>
          </table:table-cell>
          <table:table-cell table:style-name="ce3" office:value-type="string">
            <text:p>SANDLER ADAM</text:p>
          </table:table-cell>
          <table:table-cell table:style-name="ce3" office:value-type="string">
            <text:p>LAUREN ADAMS JOE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482">
            <text:p>19482</text:p>
          </table:table-cell>
          <table:table-cell table:style-name="ce3" office:value-type="string">
            <text:p>ARRIVANO I PUFFI VOL.1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9483">
            <text:p>19483</text:p>
          </table:table-cell>
          <table:table-cell table:style-name="ce3" office:value-type="string">
            <text:p>ARRIVANO I PUFFI VOL.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9484">
            <text:p>19484</text:p>
          </table:table-cell>
          <table:table-cell table:style-name="ce3" office:value-type="string">
            <text:p>ARRIVANO I PUFFI VOL.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INEHOLLYWOOD</text:p>
          </table:table-cell>
          <table:table-cell table:number-columns-repeated="249"/>
        </table:table-row>
        <table:table-row table:style-name="ro1">
          <table:table-cell table:style-name="ce2" office:value-type="float" office:value="19485">
            <text:p>19485</text:p>
          </table:table-cell>
          <table:table-cell table:style-name="ce3" office:value-type="string">
            <text:p>FREDDIE - THE FROG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ACEVSKI JOH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IRI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488">
            <text:p>19488</text:p>
          </table:table-cell>
          <table:table-cell table:style-name="ce3" office:value-type="string">
            <text:p>BLU PROFONDO - DEEP BLUE SE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JANE THOMAS</text:p>
          </table:table-cell>
          <table:table-cell table:style-name="ce3" office:value-type="string">
            <text:p>COOL J L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534">
            <text:p>19534</text:p>
          </table:table-cell>
          <table:table-cell table:style-name="ce3" office:value-type="string">
            <text:p>JUNGLE JACK - IL GRANDE FILM DEL PICCOL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545">
            <text:p>19545</text:p>
          </table:table-cell>
          <table:table-cell table:style-name="ce3" office:value-type="string">
            <text:p>THE EYE - LO SGUARD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LLIOTT STEPHAN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547">
            <text:p>19547</text:p>
          </table:table-cell>
          <table:table-cell table:style-name="ce3" office:value-type="string">
            <text:p>WISHMASTER 2 - IL MALE NON MUORE MA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HOLDER JACK</text:p>
          </table:table-cell>
          <table:table-cell table:style-name="ce3" office:value-type="string">
            <text:p>DIVOFF ANDREW</text:p>
          </table:table-cell>
          <table:table-cell table:style-name="ce3" office:value-type="string">
            <text:p>JOHANNSON PAUL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549">
            <text:p>19549</text:p>
          </table:table-cell>
          <table:table-cell table:style-name="ce3" office:value-type="string">
            <text:p>I VISITATORI 2 - RITORNO AL PASSA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IRE JEAN-MARIE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CLAVIER CHRISTI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9550">
            <text:p>19550</text:p>
          </table:table-cell>
          <table:table-cell table:style-name="ce3" office:value-type="string">
            <text:p>L'INGLESE - THE LIME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STAMP TERENCE</text:p>
          </table:table-cell>
          <table:table-cell table:style-name="ce3" office:value-type="string">
            <text:p>FONDA PETER</text:p>
          </table:table-cell>
          <table:table-cell table:style-name="ce3" office:value-type="string">
            <text:p>KEYFIL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552">
            <text:p>19552</text:p>
          </table:table-cell>
          <table:table-cell table:style-name="ce3" office:value-type="string">
            <text:p>KOMOD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ANTIERI MICHAEL</text:p>
          </table:table-cell>
          <table:table-cell table:style-name="ce3" office:value-type="string">
            <text:p>HENNESSY JILL</text:p>
          </table:table-cell>
          <table:table-cell table:style-name="ce3" office:value-type="string">
            <text:p>BURKE BILL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557">
            <text:p>19557</text:p>
          </table:table-cell>
          <table:table-cell table:style-name="ce3" office:value-type="string">
            <text:p>A NIGHT AT THE ROXBUR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ORTENBERRY JOHN</text:p>
          </table:table-cell>
          <table:table-cell table:style-name="ce3" office:value-type="string">
            <text:p>FERRELL WILL</text:p>
          </table:table-cell>
          <table:table-cell table:style-name="ce3" office:value-type="string">
            <text:p>KATTAN CHRIS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558">
            <text:p>19558</text:p>
          </table:table-cell>
          <table:table-cell table:style-name="ce3" office:value-type="string">
            <text:p>ALIEN CARG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ABER MARK</text:p>
          </table:table-cell>
          <table:table-cell table:style-name="ce3" office:value-type="string">
            <text:p>LONDON JASON</text:p>
          </table:table-cell>
          <table:table-cell table:style-name="ce3" office:value-type="string">
            <text:p>CRIDER MISS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560">
            <text:p>19560</text:p>
          </table:table-cell>
          <table:table-cell table:style-name="ce3" office:value-type="string">
            <text:p>L'ELEMENTO DEL CRIMINE - THE ELEMENT OF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ON TRIER LARS</text:p>
          </table:table-cell>
          <table:table-cell table:style-name="ce3" office:value-type="string">
            <text:p>HELPHICK MICHAEL</text:p>
          </table:table-cell>
          <table:table-cell table:style-name="ce3" office:value-type="string">
            <text:p>KNIGHT ESMOND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566">
            <text:p>19566</text:p>
          </table:table-cell>
          <table:table-cell table:style-name="ce3" office:value-type="string">
            <text:p>IL PESCE INNAMORAT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DIAZ YAMIL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571">
            <text:p>19571</text:p>
          </table:table-cell>
          <table:table-cell table:style-name="ce3" office:value-type="string">
            <text:p>OFFICE KILL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HERMAN CINDY</text:p>
          </table:table-cell>
          <table:table-cell table:style-name="ce3" office:value-type="string">
            <text:p>RINGWALD MOLLY</text:p>
          </table:table-cell>
          <table:table-cell table:style-name="ce3" office:value-type="string">
            <text:p>KANE KAROL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9572">
            <text:p>19572</text:p>
          </table:table-cell>
          <table:table-cell table:style-name="ce3" office:value-type="string">
            <text:p>ELI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CKER JEAN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PARADIS VANESS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573">
            <text:p>19573</text:p>
          </table:table-cell>
          <table:table-cell table:style-name="ce3" office:value-type="string">
            <text:p>LE AVVENTURE DI ROBINSON CRUSO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ILLER GEORGE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TAKAKU WILLIAM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9574">
            <text:p>19574</text:p>
          </table:table-cell>
          <table:table-cell table:style-name="ce3" office:value-type="string">
            <text:p>GHOST DOG - IL CODICE DEL SAMURA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ARMUSCH JIM</text:p>
          </table:table-cell>
          <table:table-cell table:style-name="ce3" office:value-type="string">
            <text:p>WHITAKER FOREST</text:p>
          </table:table-cell>
          <table:table-cell table:style-name="ce3" office:value-type="string">
            <text:p>TORMEY JOHN</text:p>
          </table:table-cell>
          <table:table-cell table:style-name="ce3" office:value-type="string">
            <text:p>D.O.C.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9598">
            <text:p>19598</text:p>
          </table:table-cell>
          <table:table-cell table:style-name="ce3" office:value-type="string">
            <text:p>GEKIDO - URBAN FIGHTERS <text:s text:c="1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MBATTIMENTI URBANI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INFOGRAMES</text:p>
          </table:table-cell>
          <table:table-cell table:number-columns-repeated="249"/>
        </table:table-row>
        <table:table-row table:style-name="ro1">
          <table:table-cell table:style-name="ce2" office:value-type="float" office:value="19599">
            <text:p>19599</text:p>
          </table:table-cell>
          <table:table-cell table:style-name="ce3" office:value-type="string">
            <text:p>RALLY MASTER - RACE OF CHAMPIONS <text:s text:c="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E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ANAL+ MULTIMEDIA</text:p>
          </table:table-cell>
          <table:table-cell table:number-columns-repeated="249"/>
        </table:table-row>
        <table:table-row table:style-name="ro1">
          <table:table-cell table:style-name="ce2" office:value-type="float" office:value="19600">
            <text:p>19600</text:p>
          </table:table-cell>
          <table:table-cell table:style-name="ce3" office:value-type="string">
            <text:p>IO AMO ANDRE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UTI FRANCESCO</text:p>
          </table:table-cell>
          <table:table-cell table:style-name="ce3" office:value-type="string">
            <text:p>NERI FRANCESC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19602">
            <text:p>19602</text:p>
          </table:table-cell>
          <table:table-cell table:style-name="ce3" office:value-type="string">
            <text:p>INCONTRIAMOCI A LAS VEGAS - PLAY IT TO 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HELTON RON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HARRELSON WOODY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604">
            <text:p>19604</text:p>
          </table:table-cell>
          <table:table-cell table:style-name="ce3" office:value-type="string">
            <text:p>SPACE MARINES - MARINES DELLO SPAZ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EIDNER JOHN</text:p>
          </table:table-cell>
          <table:table-cell table:style-name="ce3" office:value-type="string">
            <text:p>WIRTH BILLY</text:p>
          </table:table-cell>
          <table:table-cell table:style-name="ce3" office:value-type="string">
            <text:p>ALBERT EDWARD</text:p>
          </table:table-cell>
          <table:table-cell table:style-name="ce3" office:value-type="string">
            <text:p>DIGIVISIO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635">
            <text:p>19635</text:p>
          </table:table-cell>
          <table:table-cell table:style-name="ce3" office:value-type="string">
            <text:p>SE SCAPPI TI SPO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RSHALL GARRY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636">
            <text:p>19636</text:p>
          </table:table-cell>
          <table:table-cell table:style-name="ce3" office:value-type="string">
            <text:p>BLAST FROM THE PAST - SBUCATO DAL PASSA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ILSON HIGH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SILVERSTONE ALIC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637">
            <text:p>19637</text:p>
          </table:table-cell>
          <table:table-cell table:style-name="ce3" office:value-type="string">
            <text:p>FANTOMAS 70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NEBELLE ANDRE</text:p>
          </table:table-cell>
          <table:table-cell table:style-name="ce3" office:value-type="string">
            <text:p>MARAIS JEAN</text:p>
          </table:table-cell>
          <table:table-cell table:style-name="ce3" office:value-type="string">
            <text:p>DE FUNES LOUIS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699">
            <text:p>19699</text:p>
          </table:table-cell>
          <table:table-cell table:style-name="ce3" office:value-type="string">
            <text:p>STARGATE SG.1 VOL.1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00">
            <text:p>19700</text:p>
          </table:table-cell>
          <table:table-cell table:style-name="ce3" office:value-type="string">
            <text:p>STARGATE SG.1 VOL.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01">
            <text:p>19701</text:p>
          </table:table-cell>
          <table:table-cell table:style-name="ce3" office:value-type="string">
            <text:p>STARGATE SG.1 VOL.3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02">
            <text:p>19702</text:p>
          </table:table-cell>
          <table:table-cell table:style-name="ce3" office:value-type="string">
            <text:p>STARGATE SG.1 VOL.4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03">
            <text:p>19703</text:p>
          </table:table-cell>
          <table:table-cell table:style-name="ce3" office:value-type="string">
            <text:p>STARGATE SG.1 VOL.5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21">
            <text:p>19721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ORRINGTON STEPHEN</text:p>
          </table:table-cell>
          <table:table-cell table:style-name="ce3" office:value-type="string">
            <text:p>SNIPER WESLEY</text:p>
          </table:table-cell>
          <table:table-cell table:style-name="ce3" office:value-type="string">
            <text:p>DORFF STREPHE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726">
            <text:p>19726</text:p>
          </table:table-cell>
          <table:table-cell table:style-name="ce3" office:value-type="string">
            <text:p>RESURREC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ULCAHY RUSSELL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JOY ROBERT</text:p>
          </table:table-cell>
          <table:table-cell table:style-name="ce3" office:value-type="string">
            <text:p>MFD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734">
            <text:p>19734</text:p>
          </table:table-cell>
          <table:table-cell table:style-name="ce3" office:value-type="string">
            <text:p>MUTAZIONI GENETICHE-THE DARWIN CONSPIRAC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OLBE WINRICH</text:p>
          </table:table-cell>
          <table:table-cell table:style-name="ce3" office:value-type="string">
            <text:p>BROOKS JASON</text:p>
          </table:table-cell>
          <table:table-cell table:style-name="ce3" office:value-type="string">
            <text:p>FLOYD ROBERT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735">
            <text:p>19735</text:p>
          </table:table-cell>
          <table:table-cell table:style-name="ce3" office:value-type="string">
            <text:p>ROSWELL: LO SBARCO DEGLI ALIE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URNER BRAD</text:p>
          </table:table-cell>
          <table:table-cell table:style-name="ce3" office:value-type="string">
            <text:p>FLYNN STEVE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19738">
            <text:p>19738</text:p>
          </table:table-cell>
          <table:table-cell table:style-name="ce3" office:value-type="string">
            <text:p>FANTOMAS MINACCIA IL MON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NEBELLE ANDRE</text:p>
          </table:table-cell>
          <table:table-cell table:style-name="ce3" office:value-type="string">
            <text:p>DE FUNES LOUIS</text:p>
          </table:table-cell>
          <table:table-cell table:style-name="ce3" office:value-type="string">
            <text:p>MARAIS JEAN</text:p>
          </table:table-cell>
          <table:table-cell table:style-name="ce3" office:value-type="string">
            <text:p>YAMAT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739">
            <text:p>19739</text:p>
          </table:table-cell>
          <table:table-cell table:style-name="ce3" office:value-type="string">
            <text:p>STAR OCEAN 2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ENIX</text:p>
          </table:table-cell>
          <table:table-cell table:number-columns-repeated="249"/>
        </table:table-row>
        <table:table-row table:style-name="ro1">
          <table:table-cell table:style-name="ce2" office:value-type="float" office:value="19740">
            <text:p>19740</text:p>
          </table:table-cell>
          <table:table-cell table:style-name="ce3" office:value-type="string">
            <text:p>MUPPET RACE MANIA <text:s text:c="17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JIM HENSON INTERACTIVE</text:p>
          </table:table-cell>
          <table:table-cell table:number-columns-repeated="249"/>
        </table:table-row>
        <table:table-row table:style-name="ro1">
          <table:table-cell table:style-name="ce2" office:value-type="float" office:value="19741">
            <text:p>19741</text:p>
          </table:table-cell>
          <table:table-cell table:style-name="ce3" office:value-type="string">
            <text:p>SYPHON FILTER 2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989 STUDIOS</text:p>
          </table:table-cell>
          <table:table-cell table:number-columns-repeated="249"/>
        </table:table-row>
        <table:table-row table:style-name="ro1">
          <table:table-cell table:style-name="ce2" office:value-type="float" office:value="19742">
            <text:p>19742</text:p>
          </table:table-cell>
          <table:table-cell table:style-name="ce3" office:value-type="string">
            <text:p>BARBIE SUPER SPORTS <text:s text:c="15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RUNECRAFT</text:p>
          </table:table-cell>
          <table:table-cell table:number-columns-repeated="249"/>
        </table:table-row>
        <table:table-row table:style-name="ro1">
          <table:table-cell table:style-name="ce2" office:value-type="float" office:value="19743">
            <text:p>19743</text:p>
          </table:table-cell>
          <table:table-cell table:style-name="ce3" office:value-type="string">
            <text:p>EVERYBODY'S GOLF 2 <text:s text:c="16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9744">
            <text:p>19744</text:p>
          </table:table-cell>
          <table:table-cell table:style-name="ce3" office:value-type="string">
            <text:p>RESCUE SHOT <text:s text:c="23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9767">
            <text:p>19767</text:p>
          </table:table-cell>
          <table:table-cell table:style-name="ce3" office:value-type="string">
            <text:p>INSIDER - DIETRO LA VERI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NN MICHAEL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769">
            <text:p>19769</text:p>
          </table:table-cell>
          <table:table-cell table:style-name="ce3" office:value-type="string">
            <text:p>KISS M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ISCOVE ROBERT</text:p>
          </table:table-cell>
          <table:table-cell table:style-name="ce3" office:value-type="string">
            <text:p>JR. PRINZE FREDDIE</text:p>
          </table:table-cell>
          <table:table-cell table:style-name="ce3" office:value-type="string">
            <text:p>LEIGH COOK RACHAEL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9770">
            <text:p>19770</text:p>
          </table:table-cell>
          <table:table-cell table:style-name="ce3" office:value-type="string">
            <text:p>LA DEA DEL SUCCESSO - THE MUS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ROOKS ALBERT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MCDOWELL ANDI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19775">
            <text:p>19775</text:p>
          </table:table-cell>
          <table:table-cell table:style-name="ce3" office:value-type="string">
            <text:p>METRONOT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LOGERO FRANCESCO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SAFRONICK ANN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19776">
            <text:p>19776</text:p>
          </table:table-cell>
          <table:table-cell table:style-name="ce3" office:value-type="string">
            <text:p>STARGATE SG.1 VOL.6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URNER BRAD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777">
            <text:p>19777</text:p>
          </table:table-cell>
          <table:table-cell table:style-name="ce3" office:value-type="string">
            <text:p>STARGATE SG.1 VOL.7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URNER BRAD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800">
            <text:p>19800</text:p>
          </table:table-cell>
          <table:table-cell table:style-name="ce3" office:value-type="string">
            <text:p>LAKE PLACI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INER STEVE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19801">
            <text:p>19801</text:p>
          </table:table-cell>
          <table:table-cell table:style-name="ce3" office:value-type="string">
            <text:p>FANTOZZI 2000 LA CLONAZIO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VERNI DOMENICO</text:p>
          </table:table-cell>
          <table:table-cell table:style-name="ce3" office:value-type="string">
            <text:p>VILLAGGIO PAOLO</text:p>
          </table:table-cell>
          <table:table-cell table:style-name="ce3" office:value-type="string">
            <text:p>MAZZAMAURO AN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805">
            <text:p>19805</text:p>
          </table:table-cell>
          <table:table-cell table:style-name="ce3" office:value-type="string">
            <text:p>ECSTASY GENERATION - NOWH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KARI GREGG</text:p>
          </table:table-cell>
          <table:table-cell table:style-name="ce3" office:value-type="string">
            <text:p>DUVAL JAMES</text:p>
          </table:table-cell>
          <table:table-cell table:style-name="ce3" office:value-type="string">
            <text:p>TRUE RACH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811">
            <text:p>19811</text:p>
          </table:table-cell>
          <table:table-cell table:style-name="ce3" office:value-type="string">
            <text:p>IL SEGRETO DEL GIAGUA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SSARI ANTONELLO</text:p>
          </table:table-cell>
          <table:table-cell table:style-name="ce3" office:value-type="string">
            <text:p>PIOTT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814">
            <text:p>19814</text:p>
          </table:table-cell>
          <table:table-cell table:style-name="ce3" office:value-type="string">
            <text:p>LEGEND OF LEGAIA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9815">
            <text:p>19815</text:p>
          </table:table-cell>
          <table:table-cell table:style-name="ce3" office:value-type="string">
            <text:p>MEDIEVIL 2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9817">
            <text:p>19817</text:p>
          </table:table-cell>
          <table:table-cell table:style-name="ce3" office:value-type="string">
            <text:p>THE LIST - LA LIS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UY SYTLVAIN</text:p>
          </table:table-cell>
          <table:table-cell table:style-name="ce3" office:value-type="string">
            <text:p>O'NEAL RYAN</text:p>
          </table:table-cell>
          <table:table-cell table:style-name="ce3" office:value-type="string">
            <text:p>AMICK MADCHE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818">
            <text:p>19818</text:p>
          </table:table-cell>
          <table:table-cell table:style-name="ce3" office:value-type="string">
            <text:p>LAST NIGH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KELLAR DON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MCKELLAR DO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820">
            <text:p>19820</text:p>
          </table:table-cell>
          <table:table-cell table:style-name="ce3" office:value-type="string">
            <text:p>QUEL MOTEL VICINO ALLA PALUD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OPER TOBE</text:p>
          </table:table-cell>
          <table:table-cell table:style-name="ce3" office:value-type="string">
            <text:p>BRAND NEVILLE</text:p>
          </table:table-cell>
          <table:table-cell table:style-name="ce3" office:value-type="string">
            <text:p>BURNS MARILYN</text:p>
          </table:table-cell>
          <table:table-cell table:style-name="ce3" office:value-type="string">
            <text:p>PULP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830">
            <text:p>19830</text:p>
          </table:table-cell>
          <table:table-cell table:style-name="ce3" office:value-type="string">
            <text:p>HUMAN TRAFFIC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ERRIGAN JUSTIN</text:p>
          </table:table-cell>
          <table:table-cell table:style-name="ce3" office:value-type="string">
            <text:p>SIMM JOHN</text:p>
          </table:table-cell>
          <table:table-cell table:style-name="ce3" office:value-type="string">
            <text:p>PILKINGTON LORRAI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831">
            <text:p>19831</text:p>
          </table:table-cell>
          <table:table-cell table:style-name="ce3" office:value-type="string">
            <text:p>FANTOMAS CONTRO SCOTLAND YAR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NEBELLE ANDRE</text:p>
          </table:table-cell>
          <table:table-cell table:style-name="ce3" office:value-type="string">
            <text:p>MARAIS JEAN</text:p>
          </table:table-cell>
          <table:table-cell table:style-name="ce3" office:value-type="string">
            <text:p>DE FUNES LOUI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19839">
            <text:p>19839</text:p>
          </table:table-cell>
          <table:table-cell table:style-name="ce3" office:value-type="string">
            <text:p>GLI ORRORI DEL CASTELLO DI NORIMBERG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VA MARIO</text:p>
          </table:table-cell>
          <table:table-cell table:style-name="ce3" office:value-type="string">
            <text:p>COTTEN JOSEPH</text:p>
          </table:table-cell>
          <table:table-cell table:style-name="ce3" office:value-type="string">
            <text:p>SOMMER ELKE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9840">
            <text:p>19840</text:p>
          </table:table-cell>
          <table:table-cell table:style-name="ce3" office:value-type="string">
            <text:p>SETTE ORCHIDEE MACCHIATE DI ROSS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LENZI UMBERTO</text:p>
          </table:table-cell>
          <table:table-cell table:style-name="ce3" office:value-type="string">
            <text:p>SABATO ANTONIO</text:p>
          </table:table-cell>
          <table:table-cell table:style-name="ce3" office:value-type="string">
            <text:p>CAPPONI PIER PAOLO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9841">
            <text:p>19841</text:p>
          </table:table-cell>
          <table:table-cell table:style-name="ce3" office:value-type="string">
            <text:p>PAPAYA DEI CARAIB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'AMATO JOE</text:p>
          </table:table-cell>
          <table:table-cell table:style-name="ce3" office:value-type="string">
            <text:p>LANE SIRPA</text:p>
          </table:table-cell>
          <table:table-cell table:style-name="ce3" office:value-type="string">
            <text:p>POLI MAURICE</text:p>
          </table:table-cell>
          <table:table-cell table:style-name="ce3" office:value-type="string">
            <text:p>LF FILM</text:p>
          </table:table-cell>
          <table:table-cell table:number-columns-repeated="249"/>
        </table:table-row>
        <table:table-row table:style-name="ro1">
          <table:table-cell table:style-name="ce2" office:value-type="float" office:value="19865">
            <text:p>19865</text:p>
          </table:table-cell>
          <table:table-cell table:style-name="ce3" office:value-type="string">
            <text:p>RUSH HOUR - DUE MINE VAGANT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ATNER BRETT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TUCKER CHRIS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866">
            <text:p>19866</text:p>
          </table:table-cell>
          <table:table-cell table:style-name="ce3" office:value-type="string">
            <text:p>UNA STORIA VERA - THE STRAIGHT STOR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YNCH DAVID</text:p>
          </table:table-cell>
          <table:table-cell table:style-name="ce3" office:value-type="string">
            <text:p>FARNSWORTH RICHARD</text:p>
          </table:table-cell>
          <table:table-cell table:style-name="ce3" office:value-type="string">
            <text:p>SPACEY SISSY</text:p>
          </table:table-cell>
          <table:table-cell table:style-name="ce3" office:value-type="string">
            <text:p>D.O.C.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19867">
            <text:p>19867</text:p>
          </table:table-cell>
          <table:table-cell table:style-name="ce3" office:value-type="string">
            <text:p>NO LIMITS - WHITOUT LIMIT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TOWNE ROBERT</text:p>
          </table:table-cell>
          <table:table-cell table:style-name="ce3" office:value-type="string">
            <text:p>CRUDUP BILLY</text:p>
          </table:table-cell>
          <table:table-cell table:style-name="ce3" office:value-type="string">
            <text:p>SUTHERLAND DONALD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887">
            <text:p>19887</text:p>
          </table:table-cell>
          <table:table-cell table:style-name="ce3" office:value-type="string">
            <text:p>L'UOMO BICENTENARIO - BICENTENNIAL MA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19890">
            <text:p>19890</text:p>
          </table:table-cell>
          <table:table-cell table:style-name="ce3" office:value-type="string">
            <text:p>THE HUNTER'S MOO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EINMAN RICHARD</text:p>
          </table:table-cell>
          <table:table-cell table:style-name="ce3" office:value-type="string">
            <text:p>REYNOLDS BURT</text:p>
          </table:table-cell>
          <table:table-cell table:style-name="ce3" office:value-type="string">
            <text:p>CARRADINE KEITH</text:p>
          </table:table-cell>
          <table:table-cell table:style-name="ce3" office:value-type="string">
            <text:p>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893">
            <text:p>19893</text:p>
          </table:table-cell>
          <table:table-cell table:style-name="ce3" office:value-type="string">
            <text:p>L'INFORMAT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ELENTANO JEFF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CASTELLANOS VINCENT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894">
            <text:p>19894</text:p>
          </table:table-cell>
          <table:table-cell table:style-name="ce3" office:value-type="string">
            <text:p>SLEEPWALKER - IL PROGETTO SONNAMBUL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UTTER DAVID</text:p>
          </table:table-cell>
          <table:table-cell table:style-name="ce3" office:value-type="string">
            <text:p>WATTS NAOMI</text:p>
          </table:table-cell>
          <table:table-cell table:style-name="ce3" office:value-type="string">
            <text:p>GREENWOOD BRUC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19895">
            <text:p>19895</text:p>
          </table:table-cell>
          <table:table-cell table:style-name="ce3" office:value-type="string">
            <text:p>TOMBI 2 <text:s text:c="27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19896">
            <text:p>19896</text:p>
          </table:table-cell>
          <table:table-cell table:style-name="ce3" office:value-type="string">
            <text:p>GHOUL PANIC <text:s text:c="23"/>*PSX*</text:p>
          </table:table-cell>
          <table:table-cell table:style-name="ce3" office:value-type="string">
            <text:p>PSX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19905">
            <text:p>19905</text:p>
          </table:table-cell>
          <table:table-cell table:style-name="ce3" office:value-type="string">
            <text:p>L'ANGELO DEL MALE - THE PROPHECY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PENCE GREG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BEALS JENNIFER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9908">
            <text:p>19908</text:p>
          </table:table-cell>
          <table:table-cell table:style-name="ce3" office:value-type="string">
            <text:p>GUMM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ORINNE HARMONY</text:p>
          </table:table-cell>
          <table:table-cell table:style-name="ce3" office:value-type="string">
            <text:p>MANZ LINDA</text:p>
          </table:table-cell>
          <table:table-cell table:style-name="ce3" office:value-type="string">
            <text:p>PERLICH MAX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911">
            <text:p>19911</text:p>
          </table:table-cell>
          <table:table-cell table:style-name="ce3" office:value-type="string">
            <text:p>IL TALENTO DI MR.RIPLE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INGHELLA ANTHONY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19925">
            <text:p>19925</text:p>
          </table:table-cell>
          <table:table-cell table:style-name="ce3" office:value-type="string">
            <text:p>THE BEACH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OULE DANNY</text:p>
          </table:table-cell>
          <table:table-cell table:style-name="ce3" office:value-type="string">
            <text:p>DI CAPRIO LEONARDO</text:p>
          </table:table-cell>
          <table:table-cell table:style-name="ce3" office:value-type="string">
            <text:p>SWINTON TILD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19927">
            <text:p>19927</text:p>
          </table:table-cell>
          <table:table-cell table:style-name="ce3" office:value-type="string">
            <text:p>STARGATE SG.1 VOL.8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928">
            <text:p>19928</text:p>
          </table:table-cell>
          <table:table-cell table:style-name="ce3" office:value-type="string">
            <text:p>STARGATE SG.1 VOL.9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ANDERSON RICHARD DEAN</text:p>
          </table:table-cell>
          <table:table-cell table:style-name="ce3" office:value-type="string">
            <text:p>SHANKS MICHA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19938">
            <text:p>19938</text:p>
          </table:table-cell>
          <table:table-cell table:style-name="ce3" office:value-type="string">
            <text:p>THREE KING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USSELL DAVID O.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WAHLBERG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19942">
            <text:p>19942</text:p>
          </table:table-cell>
          <table:table-cell table:style-name="ce3" office:value-type="string">
            <text:p>THE BOONDOCK SAINTS - GIUSTIZIA F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UFFY TROY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FLANERY SEAN PATRICK</text:p>
          </table:table-cell>
          <table:table-cell table:style-name="ce3" office:value-type="string">
            <text:p>MFD - CDI</text:p>
          </table:table-cell>
          <table:table-cell table:number-columns-repeated="249"/>
        </table:table-row>
        <table:table-row table:style-name="ro1">
          <table:table-cell table:style-name="ce2" office:value-type="float" office:value="19980">
            <text:p>19980</text:p>
          </table:table-cell>
          <table:table-cell table:style-name="ce3" office:value-type="string">
            <text:p>AGENTE 007 IL MONDO NON BAS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RICHARDS DENISE</text:p>
          </table:table-cell>
          <table:table-cell table:style-name="ce3" office:value-type="string">
            <text:p>MGM/UA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19998">
            <text:p>19998</text:p>
          </table:table-cell>
          <table:table-cell table:style-name="ce3" office:value-type="string">
            <text:p>C'ERA UN CINESE IN COM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FIORELLO BEPP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19999">
            <text:p>19999</text:p>
          </table:table-cell>
          <table:table-cell table:style-name="ce3" office:value-type="string">
            <text:p>B.MONKEY - UNA DONNNA DA SALVA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ADFORD MICHAEL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HARRIS JARED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000">
            <text:p>20000</text:p>
          </table:table-cell>
          <table:table-cell table:style-name="ce3" office:value-type="string">
            <text:p>MARLOWE - OMICIDIO A POODLE SPRING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FELSON BOB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MEYER DI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008">
            <text:p>20008</text:p>
          </table:table-cell>
          <table:table-cell table:style-name="ce3" office:value-type="string">
            <text:p>GIOVANNA D'ARCO-THE STORY OF JOAN OF ARC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JOVOVICH MILLA</text:p>
          </table:table-cell>
          <table:table-cell table:style-name="ce3" office:value-type="string">
            <text:p>MALKOVICH JOH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009">
            <text:p>20009</text:p>
          </table:table-cell>
          <table:table-cell table:style-name="ce3" office:value-type="string">
            <text:p>UNA CASA PER L'ASSASSINO-ABSENCE OF...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LYNN JOHN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KNEPPER ROB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011">
            <text:p>20011</text:p>
          </table:table-cell>
          <table:table-cell table:style-name="ce3" office:value-type="string">
            <text:p>MICKEY OCCHI BLU - MICKEY BLUE EYE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KIN KELLY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032">
            <text:p>20032</text:p>
          </table:table-cell>
          <table:table-cell table:style-name="ce3" office:value-type="string">
            <text:p>PER AMORE DEI SOLDI - WHERE THE MONEY I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ANIEVSKA MAREK</text:p>
          </table:table-cell>
          <table:table-cell table:style-name="ce3" office:value-type="string">
            <text:p>FIORENTINO LINDA</text:p>
          </table:table-cell>
          <table:table-cell table:style-name="ce3" office:value-type="string">
            <text:p>NEWMAN PAUL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033">
            <text:p>20033</text:p>
          </table:table-cell>
          <table:table-cell table:style-name="ce3" office:value-type="string">
            <text:p>STORIA DI NOI DUE - THE STORY OF U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INER ROB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034">
            <text:p>20034</text:p>
          </table:table-cell>
          <table:table-cell table:style-name="ce3" office:value-type="string">
            <text:p>PANE E TULIPA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OLDINI SILVIO</text:p>
          </table:table-cell>
          <table:table-cell table:style-name="ce3" office:value-type="string">
            <text:p>BATTISTON GIUSEPPE</text:p>
          </table:table-cell>
          <table:table-cell table:style-name="ce3" office:value-type="string">
            <text:p>CATANIA ANTONIO</text:p>
          </table:table-cell>
          <table:table-cell table:style-name="ce3" office:value-type="string">
            <text:p>D.O.C. CINEMA</text:p>
          </table:table-cell>
          <table:table-cell table:number-columns-repeated="249"/>
        </table:table-row>
        <table:table-row table:style-name="ro1">
          <table:table-cell table:style-name="ce2" office:value-type="float" office:value="20035">
            <text:p>20035</text:p>
          </table:table-cell>
          <table:table-cell table:style-name="ce3" office:value-type="string">
            <text:p>MEDLEY - BRANDELLI DI SCUOL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ZARANTONELLO GIONATA</text:p>
          </table:table-cell>
          <table:table-cell table:style-name="ce3" office:value-type="string">
            <text:p>LENDARO ULISSE</text:p>
          </table:table-cell>
          <table:table-cell table:style-name="ce3" office:value-type="string">
            <text:p>CANDIOLLO GAIA</text:p>
          </table:table-cell>
          <table:table-cell table:style-name="ce3" office:value-type="string">
            <text:p>LANTIA</text:p>
          </table:table-cell>
          <table:table-cell table:number-columns-repeated="249"/>
        </table:table-row>
        <table:table-row table:style-name="ro1">
          <table:table-cell table:style-name="ce2" office:value-type="float" office:value="20036">
            <text:p>20036</text:p>
          </table:table-cell>
          <table:table-cell table:style-name="ce3" office:value-type="string">
            <text:p>I PIRATI DI SILICON VALLE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URKE MARTYN</text:p>
          </table:table-cell>
          <table:table-cell table:style-name="ce3" office:value-type="string">
            <text:p>WYLE NOAH</text:p>
          </table:table-cell>
          <table:table-cell table:style-name="ce3" office:value-type="string">
            <text:p>HALL ANTHONY MICHAE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041">
            <text:p>20041</text:p>
          </table:table-cell>
          <table:table-cell table:style-name="ce3" office:value-type="string">
            <text:p>AMERICAN BEAU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ENDES SAM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BENING ANNETTE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0054">
            <text:p>20054</text:p>
          </table:table-cell>
          <table:table-cell table:style-name="ce3" office:value-type="string">
            <text:p>LA CARBONA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GNI LUIGI</text:p>
          </table:table-cell>
          <table:table-cell table:style-name="ce3" office:value-type="string">
            <text:p>MASTANDREA VALERIO</text:p>
          </table:table-cell>
          <table:table-cell table:style-name="ce3" office:value-type="string">
            <text:p>LANTE DELLA ROVERE LUCRE</text:p>
          </table:table-cell>
          <table:table-cell table:style-name="ce3" office:value-type="string">
            <text:p>LION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055">
            <text:p>20055</text:p>
          </table:table-cell>
          <table:table-cell table:style-name="ce3" office:value-type="string">
            <text:p>LA PRIMA VITTIMA - AFTER ALIC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RCUS PAUL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CZERNY HENR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056">
            <text:p>20056</text:p>
          </table:table-cell>
          <table:table-cell table:style-name="ce3" office:value-type="string">
            <text:p>IL GIORNO DEI TRIFIDI - THE DAY OF THE T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EKELY STEVE</text:p>
          </table:table-cell>
          <table:table-cell table:style-name="ce3" office:value-type="string">
            <text:p>KEEL HOWARD</text:p>
          </table:table-cell>
          <table:table-cell table:style-name="ce3" office:value-type="string">
            <text:p>MAUREY NICOLE</text:p>
          </table:table-cell>
          <table:table-cell table:style-name="ce3" office:value-type="string">
            <text:p>PULP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057">
            <text:p>20057</text:p>
          </table:table-cell>
          <table:table-cell table:style-name="ce3" office:value-type="string">
            <text:p>THE MIRACLE MAKER - LA STORIA DI GESU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OKOLOV S. &amp; HAYES D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065">
            <text:p>20065</text:p>
          </table:table-cell>
          <table:table-cell table:style-name="ce3" office:value-type="string">
            <text:p>T COME TIGRO... E TUTTI GLI AMICI DI WIN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0085">
            <text:p>20085</text:p>
          </table:table-cell>
          <table:table-cell table:style-name="ce3" office:value-type="string">
            <text:p>COLPEVOLE D'INNOCENZA - DOUBLE JEOPARD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RESFORD BRUCE</text:p>
          </table:table-cell>
          <table:table-cell table:style-name="ce3" office:value-type="string">
            <text:p>LEE JONES TOMMY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086">
            <text:p>20086</text:p>
          </table:table-cell>
          <table:table-cell table:style-name="ce3" office:value-type="string">
            <text:p>DO NOT DISTURB - NON DISTURBA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AS DICK</text:p>
          </table:table-cell>
          <table:table-cell table:style-name="ce3" office:value-type="string">
            <text:p>HURT WILLIAM</text:p>
          </table:table-cell>
          <table:table-cell table:style-name="ce3" office:value-type="string">
            <text:p>TILLY JENNIFER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095">
            <text:p>20095</text:p>
          </table:table-cell>
          <table:table-cell table:style-name="ce3" office:value-type="string">
            <text:p>IL MISTERO DI SLEEPY HOLLOW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RICCI CHRISTINA</text:p>
          </table:table-cell>
          <table:table-cell table:style-name="ce3" office:value-type="string">
            <text:p>MANDALA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20096">
            <text:p>20096</text:p>
          </table:table-cell>
          <table:table-cell table:style-name="ce3" office:value-type="string">
            <text:p>PHANTOM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HAPPELLE JOE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O'TOOLE PETER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097">
            <text:p>20097</text:p>
          </table:table-cell>
          <table:table-cell table:style-name="ce3" office:value-type="string">
            <text:p>IL MISTERO DEL PRINCIPE VALIAN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ICKOX ANTHONY</text:p>
          </table:table-cell>
          <table:table-cell table:style-name="ce3" office:value-type="string">
            <text:p>MOYER STEPHEN</text:p>
          </table:table-cell>
          <table:table-cell table:style-name="ce3" office:value-type="string">
            <text:p>KEIGL KATHERINE</text:p>
          </table:table-cell>
          <table:table-cell table:style-name="ce3" office:value-type="string">
            <text:p>CONSTANTIN FILM</text:p>
          </table:table-cell>
          <table:table-cell table:number-columns-repeated="249"/>
        </table:table-row>
        <table:table-row table:style-name="ro1">
          <table:table-cell table:style-name="ce2" office:value-type="float" office:value="20132">
            <text:p>20132</text:p>
          </table:table-cell>
          <table:table-cell table:style-name="ce3" office:value-type="string">
            <text:p>IL CONTRATTO - THE CONTRAC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NROE STEVEN R.</text:p>
          </table:table-cell>
          <table:table-cell table:style-name="ce3" office:value-type="string">
            <text:p>ROOS CAMILLA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NUMBER ON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134">
            <text:p>20134</text:p>
          </table:table-cell>
          <table:table-cell table:style-name="ce3" office:value-type="string">
            <text:p>INGANNI PERICOLOSI - SIMPATI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RCHUS MATTHEW</text:p>
          </table:table-cell>
          <table:table-cell table:style-name="ce3" office:value-type="string">
            <text:p>NOLTE NICK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0144">
            <text:p>20144</text:p>
          </table:table-cell>
          <table:table-cell table:style-name="ce3" office:value-type="string">
            <text:p>IL MISTERO DELLA CASA SULLA COLLIN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ALONE WILLIAM</text:p>
          </table:table-cell>
          <table:table-cell table:style-name="ce3" office:value-type="string">
            <text:p>RUSH GEOFFREY</text:p>
          </table:table-cell>
          <table:table-cell table:style-name="ce3" office:value-type="string">
            <text:p>JANSSEN FAMKE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146">
            <text:p>20146</text:p>
          </table:table-cell>
          <table:table-cell table:style-name="ce3" office:value-type="string">
            <text:p>TARZAN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LIMA KEVIN &amp; BUCK CHRI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0150">
            <text:p>20150</text:p>
          </table:table-cell>
          <table:table-cell table:style-name="ce3" office:value-type="string">
            <text:p>I MUPPETS VENUTI DALLO SPAZI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ILL TIMOTHY</text:p>
          </table:table-cell>
          <table:table-cell table:style-name="ce3" office:value-type="string">
            <text:p>GOELZ DAVE</text:p>
          </table:table-cell>
          <table:table-cell table:style-name="ce3" office:value-type="string">
            <text:p>WHITMIRE STEV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196">
            <text:p>20196</text:p>
          </table:table-cell>
          <table:table-cell table:style-name="ce3" office:value-type="string">
            <text:p>PRIMA O POI ME LO SPOSO - THE WEDDING S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RACI FRANK</text:p>
          </table:table-cell>
          <table:table-cell table:style-name="ce3" office:value-type="string">
            <text:p>SANDLER ADAM</text:p>
          </table:table-cell>
          <table:table-cell table:style-name="ce3" office:value-type="string">
            <text:p>BARRYMORE DREW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198">
            <text:p>20198</text:p>
          </table:table-cell>
          <table:table-cell table:style-name="ce3" office:value-type="string">
            <text:p>POKEMON - IL FILM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201">
            <text:p>20201</text:p>
          </table:table-cell>
          <table:table-cell table:style-name="ce3" office:value-type="string">
            <text:p>RUNAWAY VIRUS - LA PIAGA DEL MILLENNI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LECKNER JEFF</text:p>
          </table:table-cell>
          <table:table-cell table:style-name="ce3" office:value-type="string">
            <text:p>TURCO PAIGE</text:p>
          </table:table-cell>
          <table:table-cell table:style-name="ce3" office:value-type="string">
            <text:p>BEGHE JAS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203">
            <text:p>20203</text:p>
          </table:table-cell>
          <table:table-cell table:style-name="ce3" office:value-type="string">
            <text:p>SAI CHE C'E' DI NUOVO?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CHLESINGER JOHN</text:p>
          </table:table-cell>
          <table:table-cell table:style-name="ce3" office:value-type="string">
            <text:p>MADONNA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209">
            <text:p>20209</text:p>
          </table:table-cell>
          <table:table-cell table:style-name="ce3" office:value-type="string">
            <text:p>L'URLO DEL MALE - THE FEAR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NGEL CHRIS</text:p>
          </table:table-cell>
          <table:table-cell table:style-name="ce3" office:value-type="string">
            <text:p>CURRIE GORDON</text:p>
          </table:table-cell>
          <table:table-cell table:style-name="ce3" office:value-type="string">
            <text:p>GRANT STAC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210">
            <text:p>20210</text:p>
          </table:table-cell>
          <table:table-cell table:style-name="ce3" office:value-type="string">
            <text:p>SOSPETTO MORTALE - THE RIGHT TEMPTA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UBBUCK LYNDON</text:p>
          </table:table-cell>
          <table:table-cell table:style-name="ce3" office:value-type="string">
            <text:p>DE MORNAY REBECCA</text:p>
          </table:table-cell>
          <table:table-cell table:style-name="ce3" office:value-type="string">
            <text:p>SUTHERLAND KIEFER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211">
            <text:p>20211</text:p>
          </table:table-cell>
          <table:table-cell table:style-name="ce3" office:value-type="string">
            <text:p>IL GLADIATORE - GLADIATO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PHOENIX JOAQUI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212">
            <text:p>20212</text:p>
          </table:table-cell>
          <table:table-cell table:style-name="ce3" office:value-type="string">
            <text:p>BEETHOVEN 3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EVANS DAVID MICKEY</text:p>
          </table:table-cell>
          <table:table-cell table:style-name="ce3" office:value-type="string">
            <text:p>REINHOLD JUDGE</text:p>
          </table:table-cell>
          <table:table-cell table:style-name="ce3" office:value-type="string">
            <text:p>SWEENEY JULI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240">
            <text:p>20240</text:p>
          </table:table-cell>
          <table:table-cell table:style-name="ce3" office:value-type="string">
            <text:p>LA NONA PORTA - THE NINTH GA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OLANSKI ROMAN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OLIN LEN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241">
            <text:p>20241</text:p>
          </table:table-cell>
          <table:table-cell table:style-name="ce3" office:value-type="string">
            <text:p>GLI ADORATORI DEL M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ILEY ETHAN</text:p>
          </table:table-cell>
          <table:table-cell table:style-name="ce3" office:value-type="string">
            <text:p>ARQUETTE ALEXIS</text:p>
          </table:table-cell>
          <table:table-cell table:style-name="ce3" office:value-type="string">
            <text:p>GALINA STAC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242">
            <text:p>20242</text:p>
          </table:table-cell>
          <table:table-cell table:style-name="ce3" office:value-type="string">
            <text:p>VIOLET - LA NUOVA SEDUZI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OSS HURT</text:p>
          </table:table-cell>
          <table:table-cell table:style-name="ce3" office:value-type="string">
            <text:p>PRESSLY JAIME</text:p>
          </table:table-cell>
          <table:table-cell table:style-name="ce3" office:value-type="string">
            <text:p>MASSEY ATHENA</text:p>
          </table:table-cell>
          <table:table-cell table:style-name="ce3" office:value-type="string">
            <text:p>NEW LI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243">
            <text:p>20243</text:p>
          </table:table-cell>
          <table:table-cell table:style-name="ce3" office:value-type="string">
            <text:p>L'ESCLUSO - UNINVIT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ERO CARLO GABRIEL</text:p>
          </table:table-cell>
          <table:table-cell table:style-name="ce3" office:value-type="string">
            <text:p>NERO FRANCO</text:p>
          </table:table-cell>
          <table:table-cell table:style-name="ce3" office:value-type="string">
            <text:p>REDGRAVE VANESS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244">
            <text:p>20244</text:p>
          </table:table-cell>
          <table:table-cell table:style-name="ce3" office:value-type="string">
            <text:p>TUTTO L'AMORE CHE C'E'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UBINI SERGIO</text:p>
          </table:table-cell>
          <table:table-cell table:style-name="ce3" office:value-type="string">
            <text:p>RUSSO DAMIANO</text:p>
          </table:table-cell>
          <table:table-cell table:style-name="ce3" office:value-type="string">
            <text:p>VENITUCCI MICHEL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248">
            <text:p>20248</text:p>
          </table:table-cell>
          <table:table-cell table:style-name="ce3" office:value-type="string">
            <text:p>AVVISO DI CHIAMATA - HANGING UP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KEATON DIANE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249">
            <text:p>20249</text:p>
          </table:table-cell>
          <table:table-cell table:style-name="ce3" office:value-type="string">
            <text:p>LA BALLATA DI LUC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AGAN JEREMY</text:p>
          </table:table-cell>
          <table:table-cell table:style-name="ce3" office:value-type="string">
            <text:p>CLOSE GLENN</text:p>
          </table:table-cell>
          <table:table-cell table:style-name="ce3" office:value-type="string">
            <text:p>MALONE JE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253">
            <text:p>20253</text:p>
          </table:table-cell>
          <table:table-cell table:style-name="ce3" office:value-type="string">
            <text:p>DESTRUCTION DERBY RAW <text:s text:c="1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E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SYGNOSIS</text:p>
          </table:table-cell>
          <table:table-cell table:number-columns-repeated="249"/>
        </table:table-row>
        <table:table-row table:style-name="ro1">
          <table:table-cell table:style-name="ce2" office:value-type="float" office:value="20254">
            <text:p>20254</text:p>
          </table:table-cell>
          <table:table-cell table:style-name="ce3" office:value-type="string">
            <text:p>A SANGUE FREDDO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IONAGG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REVOLUTION</text:p>
          </table:table-cell>
          <table:table-cell table:number-columns-repeated="249"/>
        </table:table-row>
        <table:table-row table:style-name="ro1">
          <table:table-cell table:style-name="ce2" office:value-type="float" office:value="20255">
            <text:p>20255</text:p>
          </table:table-cell>
          <table:table-cell table:style-name="ce3" office:value-type="string">
            <text:p>OGNI MALEDETTA DOMENICA - ANY GIVEN SUND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TONE OLIVER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269">
            <text:p>20269</text:p>
          </table:table-cell>
          <table:table-cell table:style-name="ce3" office:value-type="string">
            <text:p>STIGMAT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AINWRIGHT RUPERT</text:p>
          </table:table-cell>
          <table:table-cell table:style-name="ce3" office:value-type="string">
            <text:p>ARQUETTE PTRICIA</text:p>
          </table:table-cell>
          <table:table-cell table:style-name="ce3" office:value-type="string">
            <text:p>BYRNE GABRIEL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0271">
            <text:p>20271</text:p>
          </table:table-cell>
          <table:table-cell table:style-name="ce3" office:value-type="string">
            <text:p>PER UNA SOLA ESTATE - HERE ON EARTH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IZNARSKI MARK</text:p>
          </table:table-cell>
          <table:table-cell table:style-name="ce3" office:value-type="string">
            <text:p>KLEIN CHRIS</text:p>
          </table:table-cell>
          <table:table-cell table:style-name="ce3" office:value-type="string">
            <text:p>SOBIESKI LEELEE</text:p>
          </table:table-cell>
          <table:table-cell table:style-name="ce3" office:value-type="string">
            <text:p>FOX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272">
            <text:p>20272</text:p>
          </table:table-cell>
          <table:table-cell table:style-name="ce3" office:value-type="string">
            <text:p>FALSO TRACCIATO - DUELLO AD ALTA QUO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NEWELL MIKE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BLANCHETT CAT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280">
            <text:p>20280</text:p>
          </table:table-cell>
          <table:table-cell table:style-name="ce3" office:value-type="string">
            <text:p>PRIMAL FORC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CCORMICK NELSON</text:p>
          </table:table-cell>
          <table:table-cell table:style-name="ce3" office:value-type="string">
            <text:p>PERLMAN RON</text:p>
          </table:table-cell>
          <table:table-cell table:style-name="ce3" office:value-type="string">
            <text:p>KIELY MARK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300">
            <text:p>20300</text:p>
          </table:table-cell>
          <table:table-cell table:style-name="ce3" office:value-type="string">
            <text:p>SINBAD UN'AVVENTURA DI SPADA &amp; MAG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CKS EVAN &amp; JACOBS ALA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ELL'ANGELO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308">
            <text:p>20308</text:p>
          </table:table-cell>
          <table:table-cell table:style-name="ce3" office:value-type="string">
            <text:p>GIOCO D'AMORE - FOR LOVE OF THE GAM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PRESTON KELL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311">
            <text:p>20311</text:p>
          </table:table-cell>
          <table:table-cell table:style-name="ce3" office:value-type="string">
            <text:p>RADIO KILLER - OUTSIDE OZON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RDONE J.S.</text:p>
          </table:table-cell>
          <table:table-cell table:style-name="ce3" office:value-type="string">
            <text:p>FORSTER ROBERT</text:p>
          </table:table-cell>
          <table:table-cell table:style-name="ce3" office:value-type="string">
            <text:p>POLLAK KEV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312">
            <text:p>20312</text:p>
          </table:table-cell>
          <table:table-cell table:style-name="ce3" office:value-type="string">
            <text:p>LE REGOLE DEL SILENZ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CORMICK NELSON</text:p>
          </table:table-cell>
          <table:table-cell table:style-name="ce3" office:value-type="string">
            <text:p>MATLIN MARLEE</text:p>
          </table:table-cell>
          <table:table-cell table:style-name="ce3" office:value-type="string">
            <text:p>REGINA KING</text:p>
          </table:table-cell>
          <table:table-cell table:style-name="ce3" office:value-type="string">
            <text:p>DIG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20313">
            <text:p>20313</text:p>
          </table:table-cell>
          <table:table-cell table:style-name="ce3" office:value-type="string">
            <text:p>MISSION TO MAR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SINISE GARY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314">
            <text:p>20314</text:p>
          </table:table-cell>
          <table:table-cell table:style-name="ce3" office:value-type="string">
            <text:p>TOY STORY 2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LASSETER JOH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0315">
            <text:p>20315</text:p>
          </table:table-cell>
          <table:table-cell table:style-name="ce3" office:value-type="string">
            <text:p>LA CENA DEI CRETI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BER FRANCIS</text:p>
          </table:table-cell>
          <table:table-cell table:style-name="ce3" office:value-type="string">
            <text:p>LHERMITTE THERRY</text:p>
          </table:table-cell>
          <table:table-cell table:style-name="ce3" office:value-type="string">
            <text:p>VILLERET JACQUES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317">
            <text:p>20317</text:p>
          </table:table-cell>
          <table:table-cell table:style-name="ce3" office:value-type="string">
            <text:p>FIEVEL - IL MISTERO DEL MOSTRO DELLA NOT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LATHAM LAR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318">
            <text:p>20318</text:p>
          </table:table-cell>
          <table:table-cell table:style-name="ce3" office:value-type="string">
            <text:p>THE SKULLS 1 - I TESCH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JACKSON JOSHUA</text:p>
          </table:table-cell>
          <table:table-cell table:style-name="ce3" office:value-type="string">
            <text:p>WALKER PAUL</text:p>
          </table:table-cell>
          <table:table-cell table:style-name="ce3" office:value-type="string">
            <text:p>KEYFILMS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320">
            <text:p>20320</text:p>
          </table:table-cell>
          <table:table-cell table:style-name="ce3" office:value-type="string">
            <text:p>CHASE THE EXPRESS <text:s text:c="2"/>(2 DISCHI) <text:s text:c="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PIONAGG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321">
            <text:p>20321</text:p>
          </table:table-cell>
          <table:table-cell table:style-name="ce3" office:value-type="string">
            <text:p>DRAGON VALOR <text:s text:c="2"/>(2 DISCHI) <text:s text:c="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0328">
            <text:p>20328</text:p>
          </table:table-cell>
          <table:table-cell table:style-name="ce3" office:value-type="string">
            <text:p>TESTIMONE INVOLONTARIO - MOST WANTE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OGAN DAVID GLENN</text:p>
          </table:table-cell>
          <table:table-cell table:style-name="ce3" office:value-type="string">
            <text:p>WAYANS KEENEN IVORY</text:p>
          </table:table-cell>
          <table:table-cell table:style-name="ce3" office:value-type="string">
            <text:p>VOIGHT JO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329">
            <text:p>20329</text:p>
          </table:table-cell>
          <table:table-cell table:style-name="ce3" office:value-type="string">
            <text:p>ACCORDI &amp; DISACCORDI - SWEET AND LOWDOW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LAPAGLIA ANTHONY</text:p>
          </table:table-cell>
          <table:table-cell table:style-name="ce3" office:value-type="string">
            <text:p>MORTON SAMANTH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374">
            <text:p>20374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MME TED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375">
            <text:p>20375</text:p>
          </table:table-cell>
          <table:table-cell table:style-name="ce3" office:value-type="string">
            <text:p>MYSTERY ME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USHER KINKA</text:p>
          </table:table-cell>
          <table:table-cell table:style-name="ce3" office:value-type="string">
            <text:p>AZARIA HANK</text:p>
          </table:table-cell>
          <table:table-cell table:style-name="ce3" office:value-type="string">
            <text:p>FORLANI CLAIR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376">
            <text:p>20376</text:p>
          </table:table-cell>
          <table:table-cell table:style-name="ce3" office:value-type="string">
            <text:p>MAN ON THE MOO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ORMAN MILOS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DE VITO DANN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380">
            <text:p>20380</text:p>
          </table:table-cell>
          <table:table-cell table:style-name="ce3" office:value-type="string">
            <text:p>IL GIGANTE DI FERR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FAMILY</text:p>
          </table:table-cell>
          <table:table-cell table:number-columns-repeated="249"/>
        </table:table-row>
        <table:table-row table:style-name="ro1">
          <table:table-cell table:style-name="ce2" office:value-type="float" office:value="20381">
            <text:p>20381</text:p>
          </table:table-cell>
          <table:table-cell table:style-name="ce3" office:value-type="string">
            <text:p>GUN SHY - UN REVOLVERS IN ANALIS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LAKENEY ERIC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382">
            <text:p>20382</text:p>
          </table:table-cell>
          <table:table-cell table:style-name="ce3" office:value-type="string">
            <text:p>OMICIDI DI CLASSE - DEAD MAN'S CURV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SEN DAN</text:p>
          </table:table-cell>
          <table:table-cell table:style-name="ce3" office:value-type="string">
            <text:p>LILLARD MATTHEW</text:p>
          </table:table-cell>
          <table:table-cell table:style-name="ce3" office:value-type="string">
            <text:p>VARTAN MICHAEL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383">
            <text:p>20383</text:p>
          </table:table-cell>
          <table:table-cell table:style-name="ce3" office:value-type="string">
            <text:p>POLIZIOTTO SPECIALE - ONE TOUGH COP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RRETO BRUNO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GERSHON GIN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384">
            <text:p>20384</text:p>
          </table:table-cell>
          <table:table-cell table:style-name="ce3" office:value-type="string">
            <text:p>KIMBERL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GOLCHANN FREDERIC</text:p>
          </table:table-cell>
          <table:table-cell table:style-name="ce3" office:value-type="string">
            <text:p>ANWARD GABRIELLE</text:p>
          </table:table-cell>
          <table:table-cell table:style-name="ce3" office:value-type="string">
            <text:p>ASTIN SE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391">
            <text:p>20391</text:p>
          </table:table-cell>
          <table:table-cell table:style-name="ce3" office:value-type="string">
            <text:p>TEAM BUDDIES <text:s text:c="22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STRATEGIA - AZION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392">
            <text:p>20392</text:p>
          </table:table-cell>
          <table:table-cell table:style-name="ce3" office:value-type="string">
            <text:p>ECHI MORTALI - STIR OF ECHO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OEPP DAVID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ERBE KATHRY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0393">
            <text:p>20393</text:p>
          </table:table-cell>
          <table:table-cell table:style-name="ce3" office:value-type="string">
            <text:p>PYTHO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CDONALD RO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394">
            <text:p>20394</text:p>
          </table:table-cell>
          <table:table-cell table:style-name="ce3" office:value-type="string">
            <text:p>SCACCO ALL'ASSASSINO - THE SPREADING G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ANLINT DEREK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HOPE LESLI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396">
            <text:p>20396</text:p>
          </table:table-cell>
          <table:table-cell table:style-name="ce3" office:value-type="string">
            <text:p>IN FUGA PER HONG KONG - GEORGEOU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OK VINCENT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QI SHU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397">
            <text:p>20397</text:p>
          </table:table-cell>
          <table:table-cell table:style-name="ce3" office:value-type="string">
            <text:p>28 GIORNI - 28 DAY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HOMAS BETTY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MORTENSEN VIGGO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454">
            <text:p>20454</text:p>
          </table:table-cell>
          <table:table-cell table:style-name="ce3" office:value-type="string">
            <text:p>DAL TRAMONTO ALL'ALBA 2 - TEXAS BLOOD M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PIEGEL SCOTT</text:p>
          </table:table-cell>
          <table:table-cell table:style-name="ce3" office:value-type="string">
            <text:p>PATRICK ROBERT</text:p>
          </table:table-cell>
          <table:table-cell table:style-name="ce3" office:value-type="string">
            <text:p>HOPKINS BO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455">
            <text:p>20455</text:p>
          </table:table-cell>
          <table:table-cell table:style-name="ce3" office:value-type="string">
            <text:p>HOLY SMOKE - FUOCO SAC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MPION JANE</text:p>
          </table:table-cell>
          <table:table-cell table:style-name="ce3" office:value-type="string">
            <text:p>WINSLET KATE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456">
            <text:p>20456</text:p>
          </table:table-cell>
          <table:table-cell table:style-name="ce3" office:value-type="string">
            <text:p>HEAVEN - IL DONO DELLA PREMONIZI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YNOLDS SCOTT</text:p>
          </table:table-cell>
          <table:table-cell table:style-name="ce3" office:value-type="string">
            <text:p>DONOVAN MARTIN</text:p>
          </table:table-cell>
          <table:table-cell table:style-name="ce3" office:value-type="string">
            <text:p>GOING JOANNA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459">
            <text:p>20459</text:p>
          </table:table-cell>
          <table:table-cell table:style-name="ce3" office:value-type="string">
            <text:p>TUTTO TEO OVVERO IL...TEO MAMMUCARI SHOW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RBELLA ERMANNO</text:p>
          </table:table-cell>
          <table:table-cell table:style-name="ce3" office:value-type="string">
            <text:p>MAMMUCARI TE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469">
            <text:p>20469</text:p>
          </table:table-cell>
          <table:table-cell table:style-name="ce3" office:value-type="string">
            <text:p>OCEAN TRIBE - CAVALCANDO L'OCEAN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GEIGER WILL</text:p>
          </table:table-cell>
          <table:table-cell table:style-name="ce3" office:value-type="string">
            <text:p>RAINWATER GREGG</text:p>
          </table:table-cell>
          <table:table-cell table:style-name="ce3" office:value-type="string">
            <text:p>CASO ROBERT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471">
            <text:p>20471</text:p>
          </table:table-cell>
          <table:table-cell table:style-name="ce3" office:value-type="string">
            <text:p>BLOOD MONEY - SOLDI SPORCH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IPSTADT AARON</text:p>
          </table:table-cell>
          <table:table-cell table:style-name="ce3" office:value-type="string">
            <text:p>ARKIN ALAN</text:p>
          </table:table-cell>
          <table:table-cell table:style-name="ce3" office:value-type="string">
            <text:p>BLOOM BRI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472">
            <text:p>20472</text:p>
          </table:table-cell>
          <table:table-cell table:style-name="ce3" office:value-type="string">
            <text:p>FANTASM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LBERT LEWIS</text:p>
          </table:table-cell>
          <table:table-cell table:style-name="ce3" office:value-type="string">
            <text:p>QUINN AIDAN</text:p>
          </table:table-cell>
          <table:table-cell table:style-name="ce3" office:value-type="string">
            <text:p>BECKINSALE KATE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485">
            <text:p>20485</text:p>
          </table:table-cell>
          <table:table-cell table:style-name="ce3" office:value-type="string">
            <text:p>CUTAWA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NOS GUY</text:p>
          </table:table-cell>
          <table:table-cell table:style-name="ce3" office:value-type="string">
            <text:p>RODMAN DENNIS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488">
            <text:p>20488</text:p>
          </table:table-cell>
          <table:table-cell table:style-name="ce3" office:value-type="string">
            <text:p>LA PREDA - GRIZZLY FALL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AFFIL STEWART</text:p>
          </table:table-cell>
          <table:table-cell table:style-name="ce3" office:value-type="string">
            <text:p>BROWN BRYAN</text:p>
          </table:table-cell>
          <table:table-cell table:style-name="ce3" office:value-type="string">
            <text:p>HARRIS RICHARD</text:p>
          </table:table-cell>
          <table:table-cell table:style-name="ce3" office:value-type="string">
            <text:p>DALL'ANGELO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490">
            <text:p>20490</text:p>
          </table:table-cell>
          <table:table-cell table:style-name="ce3" office:value-type="string">
            <text:p>ALTA FEDELTA' - HIGH FIDELI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REARS STEPHEN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BLACK JACK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491">
            <text:p>20491</text:p>
          </table:table-cell>
          <table:table-cell table:style-name="ce3" office:value-type="string">
            <text:p>GIGOLO' PER SBAGLIO - DEUCE BIGALOW:MA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TCHELL MIKE</text:p>
          </table:table-cell>
          <table:table-cell table:style-name="ce3" office:value-type="string">
            <text:p>SCHNEIDER ROB</text:p>
          </table:table-cell>
          <table:table-cell table:style-name="ce3" office:value-type="string">
            <text:p>FORSYTHE WILLIAM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492">
            <text:p>20492</text:p>
          </table:table-cell>
          <table:table-cell table:style-name="ce3" office:value-type="string">
            <text:p>LA SIRENETTA II - RITORNO AGLI ABISS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0509">
            <text:p>20509</text:p>
          </table:table-cell>
          <table:table-cell table:style-name="ce3" office:value-type="string">
            <text:p>PRINCESS MONONOK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IYAZAKI HAYA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510">
            <text:p>20510</text:p>
          </table:table-cell>
          <table:table-cell table:style-name="ce3" office:value-type="string">
            <text:p>GIUSEPPE - IL RE DEI SOGN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0518">
            <text:p>20518</text:p>
          </table:table-cell>
          <table:table-cell table:style-name="ce3" office:value-type="string">
            <text:p>UNDER SUSPIC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PKINS STEPHEN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519">
            <text:p>20519</text:p>
          </table:table-cell>
          <table:table-cell table:style-name="ce3" office:value-type="string">
            <text:p>IL SAPORE DEL SANGUE - CLAY PIGEON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OBKIN DAVID</text:p>
          </table:table-cell>
          <table:table-cell table:style-name="ce3" office:value-type="string">
            <text:p>PHOENIX JOAQUIN</text:p>
          </table:table-cell>
          <table:table-cell table:style-name="ce3" office:value-type="string">
            <text:p>VAUGHN VINC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520">
            <text:p>20520</text:p>
          </table:table-cell>
          <table:table-cell table:style-name="ce3" office:value-type="string">
            <text:p>APPUNTAMENTO A TRE - THREE TO TANG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NTOSTEFANO DAMON</text:p>
          </table:table-cell>
          <table:table-cell table:style-name="ce3" office:value-type="string">
            <text:p>PERRY MATTHEW</text:p>
          </table:table-cell>
          <table:table-cell table:style-name="ce3" office:value-type="string">
            <text:p>CAMPBELL NEV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521">
            <text:p>20521</text:p>
          </table:table-cell>
          <table:table-cell table:style-name="ce3" office:value-type="string">
            <text:p>MUPPET MONSTER ADVENTURE <text:s text:c="1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JIM HENSON INTERACTIVE</text:p>
          </table:table-cell>
          <table:table-cell table:number-columns-repeated="249"/>
        </table:table-row>
        <table:table-row table:style-name="ro1">
          <table:table-cell table:style-name="ce2" office:value-type="float" office:value="20522">
            <text:p>20522</text:p>
          </table:table-cell>
          <table:table-cell table:style-name="ce3" office:value-type="string">
            <text:p>MR.DRILLER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0549">
            <text:p>20549</text:p>
          </table:table-cell>
          <table:table-cell table:style-name="ce3" office:value-type="string">
            <text:p>LA CASA DI CRISTINA - CHRISTINA'S HOUS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ILDING GAVIN</text:p>
          </table:table-cell>
          <table:table-cell table:style-name="ce3" office:value-type="string">
            <text:p>FEHR BRENDAN</text:p>
          </table:table-cell>
          <table:table-cell table:style-name="ce3" office:value-type="string">
            <text:p>ROWE BRAD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552">
            <text:p>20552</text:p>
          </table:table-cell>
          <table:table-cell table:style-name="ce3" office:value-type="string">
            <text:p>BAT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RNEAU LOUIS</text:p>
          </table:table-cell>
          <table:table-cell table:style-name="ce3" office:value-type="string">
            <text:p>PHILLIPS LOU DIAMOND</text:p>
          </table:table-cell>
          <table:table-cell table:style-name="ce3" office:value-type="string">
            <text:p>MEYER DIN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553">
            <text:p>20553</text:p>
          </table:table-cell>
          <table:table-cell table:style-name="ce3" office:value-type="string">
            <text:p>LE RAGAZZE DELLA CASA BIANCA - DICK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LEMING ANDREW</text:p>
          </table:table-cell>
          <table:table-cell table:style-name="ce3" office:value-type="string">
            <text:p>FOLEY DAVE</text:p>
          </table:table-cell>
          <table:table-cell table:style-name="ce3" office:value-type="string">
            <text:p>SHEARER HARR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554">
            <text:p>20554</text:p>
          </table:table-cell>
          <table:table-cell table:style-name="ce3" office:value-type="string">
            <text:p>PECCATI A LUCI ROSSE - FORBIDDEN SIN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GELO ROBERT</text:p>
          </table:table-cell>
          <table:table-cell table:style-name="ce3" office:value-type="string">
            <text:p>TWEED SHANNON</text:p>
          </table:table-cell>
          <table:table-cell table:style-name="ce3" office:value-type="string">
            <text:p>TIMBROOK CORB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555">
            <text:p>20555</text:p>
          </table:table-cell>
          <table:table-cell table:style-name="ce3" office:value-type="string">
            <text:p>STUART LITTLE - UN TOPOLINO IN GAMB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INKOFF ROB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LAURIE HUGH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556">
            <text:p>20556</text:p>
          </table:table-cell>
          <table:table-cell table:style-name="ce3" office:value-type="string">
            <text:p>SCARFIE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RKIES ROBERT</text:p>
          </table:table-cell>
          <table:table-cell table:style-name="ce3" office:value-type="string">
            <text:p>O'NEILL WILLA</text:p>
          </table:table-cell>
          <table:table-cell table:style-name="ce3" office:value-type="string">
            <text:p>REA NEILL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559">
            <text:p>20559</text:p>
          </table:table-cell>
          <table:table-cell table:style-name="ce3" office:value-type="string">
            <text:p>MONSTER RANCHER <text:s text:c="1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ECMO</text:p>
          </table:table-cell>
          <table:table-cell table:number-columns-repeated="249"/>
        </table:table-row>
        <table:table-row table:style-name="ro1">
          <table:table-cell table:style-name="ce2" office:value-type="float" office:value="20572">
            <text:p>20572</text:p>
          </table:table-cell>
          <table:table-cell table:style-name="ce3" office:value-type="string">
            <text:p>MISSION: IMPOSSIBLE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SCOTT DOUGRA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573">
            <text:p>20573</text:p>
          </table:table-cell>
          <table:table-cell table:style-name="ce3" office:value-type="string">
            <text:p>CHAMELEON DUELLO MORTALE - CHAMELEON I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ING RUSSELL</text:p>
          </table:table-cell>
          <table:table-cell table:style-name="ce3" office:value-type="string">
            <text:p>PHILLIPS BOBBIE</text:p>
          </table:table-cell>
          <table:table-cell table:style-name="ce3" office:value-type="string">
            <text:p>SIEMASZKO CASE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575">
            <text:p>20575</text:p>
          </table:table-cell>
          <table:table-cell table:style-name="ce3" office:value-type="string">
            <text:p>LA CITTA' PERDUT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JEUNET &amp; CARO</text:p>
          </table:table-cell>
          <table:table-cell table:style-name="ce3" office:value-type="string">
            <text:p>PERLMAN RON</text:p>
          </table:table-cell>
          <table:table-cell table:style-name="ce3" office:value-type="string">
            <text:p>EMILFORK DANIEL</text:p>
          </table:table-cell>
          <table:table-cell table:style-name="ce3" office:value-type="string">
            <text:p>OPTUS - LIFE</text:p>
          </table:table-cell>
          <table:table-cell table:number-columns-repeated="249"/>
        </table:table-row>
        <table:table-row table:style-name="ro1">
          <table:table-cell table:style-name="ce2" office:value-type="float" office:value="20577">
            <text:p>20577</text:p>
          </table:table-cell>
          <table:table-cell table:style-name="ce3" office:value-type="string">
            <text:p>FBI PROTEZIONE TESTIMONI - THE WHOLE NI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YNN JONATHAN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PERRY MATTHEW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582">
            <text:p>20582</text:p>
          </table:table-cell>
          <table:table-cell table:style-name="ce3" office:value-type="string">
            <text:p>LE GIRAFF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ONIVENTO CLAUDIO</text:p>
          </table:table-cell>
          <table:table-cell table:style-name="ce3" office:value-type="string">
            <text:p>FERILLI SABRINA</text:p>
          </table:table-cell>
          <table:table-cell table:style-name="ce3" office:value-type="string">
            <text:p>PIVETTI VERONICA</text:p>
          </table:table-cell>
          <table:table-cell table:style-name="ce3" office:value-type="string">
            <text:p>LION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583">
            <text:p>20583</text:p>
          </table:table-cell>
          <table:table-cell table:style-name="ce3" office:value-type="string">
            <text:p>IL SOSTITUTO - UN PIANO PERFET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RSTENBERG SAM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MEDIAFILM</text:p>
          </table:table-cell>
          <table:table-cell table:number-columns-repeated="249"/>
        </table:table-row>
        <table:table-row table:style-name="ro1">
          <table:table-cell table:style-name="ce2" office:value-type="float" office:value="20584">
            <text:p>20584</text:p>
          </table:table-cell>
          <table:table-cell table:style-name="ce3" office:value-type="string">
            <text:p>THE SHOOT - IL COLP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EIRA DAN</text:p>
          </table:table-cell>
          <table:table-cell table:style-name="ce3" office:value-type="string">
            <text:p>MORGAN GREENE KIM</text:p>
          </table:table-cell>
          <table:table-cell table:style-name="ce3" office:value-type="string">
            <text:p>HOLDEN IARRY</text:p>
          </table:table-cell>
          <table:table-cell table:style-name="ce3" office:value-type="string">
            <text:p>MEDIAFILM</text:p>
          </table:table-cell>
          <table:table-cell table:number-columns-repeated="249"/>
        </table:table-row>
        <table:table-row table:style-name="ro1">
          <table:table-cell table:style-name="ce2" office:value-type="float" office:value="20586">
            <text:p>20586</text:p>
          </table:table-cell>
          <table:table-cell table:style-name="ce3" office:value-type="string">
            <text:p>SHARK ATTACK 2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OBERTS JOHN</text:p>
          </table:table-cell>
          <table:table-cell table:style-name="ce3" office:value-type="string">
            <text:p>KAYE THORSTE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587">
            <text:p>20587</text:p>
          </table:table-cell>
          <table:table-cell table:style-name="ce3" office:value-type="string">
            <text:p>MAMMA VOGLIO UN GORILL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RAYMOND ED</text:p>
          </table:table-cell>
          <table:table-cell table:style-name="ce3" office:value-type="string">
            <text:p>GERARD GIL</text:p>
          </table:table-cell>
          <table:table-cell table:style-name="ce3" office:value-type="string">
            <text:p>DOBSON KEVIN</text:p>
          </table:table-cell>
          <table:table-cell table:style-name="ce3" office:value-type="string">
            <text:p>MEDIAFILM</text:p>
          </table:table-cell>
          <table:table-cell table:number-columns-repeated="249"/>
        </table:table-row>
        <table:table-row table:style-name="ro1">
          <table:table-cell table:style-name="ce2" office:value-type="float" office:value="20588">
            <text:p>20588</text:p>
          </table:table-cell>
          <table:table-cell table:style-name="ce3" office:value-type="string">
            <text:p>ZORA LA VAMPI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ROS. MANETTI</text:p>
          </table:table-cell>
          <table:table-cell table:style-name="ce3" office:value-type="string">
            <text:p>VERDONE CARLO</text:p>
          </table:table-cell>
          <table:table-cell table:style-name="ce3" office:value-type="string">
            <text:p>BERTORELLI TONI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589">
            <text:p>20589</text:p>
          </table:table-cell>
          <table:table-cell table:style-name="ce3" office:value-type="string">
            <text:p>DAL TRAMONTO ALL'ALBA 3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ESCE P.J.</text:p>
          </table:table-cell>
          <table:table-cell table:style-name="ce3" office:value-type="string">
            <text:p>LEONARDI MARCO</text:p>
          </table:table-cell>
          <table:table-cell table:style-name="ce3" office:value-type="string">
            <text:p>PARKS MICHAEL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0590">
            <text:p>20590</text:p>
          </table:table-cell>
          <table:table-cell table:style-name="ce3" office:value-type="string">
            <text:p>CAROLINE?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ARGENT JOSEPH</text:p>
          </table:table-cell>
          <table:table-cell table:style-name="ce3" office:value-type="string">
            <text:p>ZIMBALIST STEPHANIE</text:p>
          </table:table-cell>
          <table:table-cell table:style-name="ce3" office:value-type="string">
            <text:p>REED PAMEL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622">
            <text:p>20622</text:p>
          </table:table-cell>
          <table:table-cell table:style-name="ce3" office:value-type="string">
            <text:p>ROMEO DEVE MORIRE - ROMEO MUST DI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RTKOWIAK ABDRZEJ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AALIYAH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623">
            <text:p>20623</text:p>
          </table:table-cell>
          <table:table-cell table:style-name="ce3" office:value-type="string">
            <text:p>GOSSIP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UGGENHEIM DAVIS</text:p>
          </table:table-cell>
          <table:table-cell table:style-name="ce3" office:value-type="string">
            <text:p>MARSDEN JAMES</text:p>
          </table:table-cell>
          <table:table-cell table:style-name="ce3" office:value-type="string">
            <text:p>HEADEY LEN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624">
            <text:p>20624</text:p>
          </table:table-cell>
          <table:table-cell table:style-name="ce3" office:value-type="string">
            <text:p>LA SPOSA DI CHUCKY - BRIDE OF CHUCKY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YU RONNY</text:p>
          </table:table-cell>
          <table:table-cell table:style-name="ce3" office:value-type="string">
            <text:p>TILLY JENNIFER</text:p>
          </table:table-cell>
          <table:table-cell table:style-name="ce3" office:value-type="string">
            <text:p>ARQUETTE ALEXIS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0625">
            <text:p>20625</text:p>
          </table:table-cell>
          <table:table-cell table:style-name="ce3" office:value-type="string">
            <text:p>IL GIARDINO DELLE VERGINI SUICID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PPOLA SOFIA</text:p>
          </table:table-cell>
          <table:table-cell table:style-name="ce3" office:value-type="string">
            <text:p>TURNER KATHLEEN</text:p>
          </table:table-cell>
          <table:table-cell table:style-name="ce3" office:value-type="string">
            <text:p>WOODS JAMES</text:p>
          </table:table-cell>
          <table:table-cell table:style-name="ce3" office:value-type="string">
            <text:p>ACCADEMY</text:p>
          </table:table-cell>
          <table:table-cell table:number-columns-repeated="249"/>
        </table:table-row>
        <table:table-row table:style-name="ro1">
          <table:table-cell table:style-name="ce2" office:value-type="float" office:value="20641">
            <text:p>20641</text:p>
          </table:table-cell>
          <table:table-cell table:style-name="ce3" office:value-type="string">
            <text:p>MOTO RACER WORLD TOUR <text:s text:c="1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MOTO RACING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643">
            <text:p>20643</text:p>
          </table:table-cell>
          <table:table-cell table:style-name="ce3" office:value-type="string">
            <text:p>DA LADRO A POLIZIOTTO - BLUE STREA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AYFIEL LES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WILSON LUKE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45">
            <text:p>20645</text:p>
          </table:table-cell>
          <table:table-cell table:style-name="ce3" office:value-type="string">
            <text:p>CIRCU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LKER ROB</text:p>
          </table:table-cell>
          <table:table-cell table:style-name="ce3" office:value-type="string">
            <text:p>HANNAH JOHN</text:p>
          </table:table-cell>
          <table:table-cell table:style-name="ce3" office:value-type="string">
            <text:p>JANSSEN FAMKE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47">
            <text:p>20647</text:p>
          </table:table-cell>
          <table:table-cell table:style-name="ce3" office:value-type="string">
            <text:p>CHI SONO? BABBO NATALE?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DEAR WILLIAM</text:p>
          </table:table-cell>
          <table:table-cell table:style-name="ce3" office:value-type="string">
            <text:p>NIELSEN LESLIE</text:p>
          </table:table-cell>
          <table:table-cell table:style-name="ce3" office:value-type="string">
            <text:p>ECKHOLDT STEVEN</text:p>
          </table:table-cell>
          <table:table-cell table:style-name="ce3" office:value-type="string">
            <text:p>DIG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20648">
            <text:p>20648</text:p>
          </table:table-cell>
          <table:table-cell table:style-name="ce3" office:value-type="string">
            <text:p>LE AVVENTURE DI ELMO IN BRONTOLANDI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ALVORSON GARY</text:p>
          </table:table-cell>
          <table:table-cell table:style-name="ce3" office:value-type="string">
            <text:p>CLASH KEVIN</text:p>
          </table:table-cell>
          <table:table-cell table:style-name="ce3" office:value-type="string">
            <text:p>PATINKIN MANDY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49">
            <text:p>20649</text:p>
          </table:table-cell>
          <table:table-cell table:style-name="ce3" office:value-type="string">
            <text:p>PALLOTTOLE CINES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Y TOM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650">
            <text:p>20650</text:p>
          </table:table-cell>
          <table:table-cell table:style-name="ce3" office:value-type="string">
            <text:p>TENTAZIONI D'AMO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STILLER BEN</text:p>
          </table:table-cell>
          <table:table-cell table:style-name="ce3" office:value-type="string">
            <text:p>ELFMAN JENN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657">
            <text:p>20657</text:p>
          </table:table-cell>
          <table:table-cell table:style-name="ce3" office:value-type="string">
            <text:p>HO SOLO FATTO A PEZZI MIA MOGL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RAU ALFONSO</text:p>
          </table:table-cell>
          <table:table-cell table:style-name="ce3" office:value-type="string">
            <text:p>ALLEN WOODY</text:p>
          </table:table-cell>
          <table:table-cell table:style-name="ce3" office:value-type="string">
            <text:p>CUCINOTTA MARIA GRAZI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658">
            <text:p>20658</text:p>
          </table:table-cell>
          <table:table-cell table:style-name="ce3" office:value-type="string">
            <text:p>CAVALCANDO COL DIAVOL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EE ANG</text:p>
          </table:table-cell>
          <table:table-cell table:style-name="ce3" office:value-type="string">
            <text:p>MAGUIRE TOBEY</text:p>
          </table:table-cell>
          <table:table-cell table:style-name="ce3" office:value-type="string">
            <text:p>ULRICH SKEET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666">
            <text:p>20666</text:p>
          </table:table-cell>
          <table:table-cell table:style-name="ce3" office:value-type="string">
            <text:p>FANTASIA 2000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0690">
            <text:p>20690</text:p>
          </table:table-cell>
          <table:table-cell table:style-name="ce3" office:value-type="string">
            <text:p>RED LETTER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TTERSBY BRADLEY</text:p>
          </table:table-cell>
          <table:table-cell table:style-name="ce3" office:value-type="string">
            <text:p>COYOTE PETER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91">
            <text:p>20691</text:p>
          </table:table-cell>
          <table:table-cell table:style-name="ce3" office:value-type="string">
            <text:p>QUARANTINE - VIRUS LET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OWMAN CHUCK</text:p>
          </table:table-cell>
          <table:table-cell table:style-name="ce3" office:value-type="string">
            <text:p>HAMLIN HARRY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93">
            <text:p>20693</text:p>
          </table:table-cell>
          <table:table-cell table:style-name="ce3" office:value-type="string">
            <text:p>IL COLLEZIONISTA DI OS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697">
            <text:p>20697</text:p>
          </table:table-cell>
          <table:table-cell table:style-name="ce3" office:value-type="string">
            <text:p>DRAGONHEART 2 - UNA NUOVA AVVENTUR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GOODHARTZ SHARI</text:p>
          </table:table-cell>
          <table:table-cell table:style-name="ce3" office:value-type="string">
            <text:p>MASTERSON CHRIS</text:p>
          </table:table-cell>
          <table:table-cell table:style-name="ce3" office:value-type="string">
            <text:p>VAN GORKUM HARR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708">
            <text:p>20708</text:p>
          </table:table-cell>
          <table:table-cell table:style-name="ce3" office:value-type="string">
            <text:p>IO, ME &amp; IRENE - ME, MYSELF &amp; IRE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RRELLY PETER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ZELLWEGER RENE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0709">
            <text:p>20709</text:p>
          </table:table-cell>
          <table:table-cell table:style-name="ce3" office:value-type="string">
            <text:p>MERCY - SENZA PIETA'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RRIS DAMIAN</text:p>
          </table:table-cell>
          <table:table-cell table:style-name="ce3" office:value-type="string">
            <text:p>BARKIN ELLEN</text:p>
          </table:table-cell>
          <table:table-cell table:style-name="ce3" office:value-type="string">
            <text:p>SANDS JULI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710">
            <text:p>20710</text:p>
          </table:table-cell>
          <table:table-cell table:style-name="ce3" office:value-type="string">
            <text:p>LA LINGUA DEL SAN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ZZACURATI CARLO</text:p>
          </table:table-cell>
          <table:table-cell table:style-name="ce3" office:value-type="string">
            <text:p>ALBANESE ANTONIO</text:p>
          </table:table-cell>
          <table:table-cell table:style-name="ce3" office:value-type="string">
            <text:p>BENTIVOGLIO FABRIZ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713">
            <text:p>20713</text:p>
          </table:table-cell>
          <table:table-cell table:style-name="ce3" office:value-type="string">
            <text:p>SPIDER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JONES GARY</text:p>
          </table:table-cell>
          <table:table-cell table:style-name="ce3" office:value-type="string">
            <text:p>CARPENTER DAVID</text:p>
          </table:table-cell>
          <table:table-cell table:style-name="ce3" office:value-type="string">
            <text:p>HARTER LESLIE</text:p>
          </table:table-cell>
          <table:table-cell table:style-name="ce3" office:value-type="string">
            <text:p>MEDIAFILM</text:p>
          </table:table-cell>
          <table:table-cell table:number-columns-repeated="249"/>
        </table:table-row>
        <table:table-row table:style-name="ro1">
          <table:table-cell table:style-name="ce2" office:value-type="float" office:value="20714">
            <text:p>20714</text:p>
          </table:table-cell>
          <table:table-cell table:style-name="ce3" office:value-type="string">
            <text:p>CROCODI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OPER TOBE</text:p>
          </table:table-cell>
          <table:table-cell table:style-name="ce3" office:value-type="string">
            <text:p>MCLAUCHLIN MARK</text:p>
          </table:table-cell>
          <table:table-cell table:style-name="ce3" office:value-type="string">
            <text:p>MARTIN CAITLIN</text:p>
          </table:table-cell>
          <table:table-cell table:style-name="ce3" office:value-type="string">
            <text:p>MEDIAFILM</text:p>
          </table:table-cell>
          <table:table-cell table:number-columns-repeated="249"/>
        </table:table-row>
        <table:table-row table:style-name="ro1">
          <table:table-cell table:style-name="ce2" office:value-type="float" office:value="20716">
            <text:p>20716</text:p>
          </table:table-cell>
          <table:table-cell table:style-name="ce3" office:value-type="string">
            <text:p>AMMISSIONE DI COLPA - CAUSE OF DEAT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RENIER MARC S.</text:p>
          </table:table-cell>
          <table:table-cell table:style-name="ce3" office:value-type="string">
            <text:p>SEVERANCE JOAN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730">
            <text:p>20730</text:p>
          </table:table-cell>
          <table:table-cell table:style-name="ce3" office:value-type="string">
            <text:p>FACCIA DI PICASS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ECCHERINI MASSIMO</text:p>
          </table:table-cell>
          <table:table-cell table:style-name="ce3" office:value-type="string">
            <text:p>PACI ALESSANDR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731">
            <text:p>20731</text:p>
          </table:table-cell>
          <table:table-cell table:style-name="ce3" office:value-type="string">
            <text:p>INFERNO A GRAND ISLAN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PENCE GREG</text:p>
          </table:table-cell>
          <table:table-cell table:style-name="ce3" office:value-type="string">
            <text:p>WATTS NAOMI</text:p>
          </table:table-cell>
          <table:table-cell table:style-name="ce3" office:value-type="string">
            <text:p>JKENNINGS BRENT</text:p>
          </table:table-cell>
          <table:table-cell table:style-name="ce3" office:value-type="string">
            <text:p>DIMENSION</text:p>
          </table:table-cell>
          <table:table-cell table:number-columns-repeated="249"/>
        </table:table-row>
        <table:table-row table:style-name="ro1">
          <table:table-cell table:style-name="ce2" office:value-type="float" office:value="20732">
            <text:p>20732</text:p>
          </table:table-cell>
          <table:table-cell table:style-name="ce3" office:value-type="string">
            <text:p>QUI NON E' IL PARADIS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AVARELLI GIANLUCA MARIA</text:p>
          </table:table-cell>
          <table:table-cell table:style-name="ce3" office:value-type="string">
            <text:p>GIFUNI FABRIZIO</text:p>
          </table:table-cell>
          <table:table-cell table:style-name="ce3" office:value-type="string">
            <text:p>CATANIA ANTONIO</text:p>
          </table:table-cell>
          <table:table-cell table:style-name="ce3" office:value-type="string">
            <text:p>CEW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733">
            <text:p>20733</text:p>
          </table:table-cell>
          <table:table-cell table:style-name="ce3" office:value-type="string">
            <text:p>SHOOTFIGHTER 2 - LO SCONTRO F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ZILLER PAUL</text:p>
          </table:table-cell>
          <table:table-cell table:style-name="ce3" office:value-type="string">
            <text:p>YEUNG BOLO</text:p>
          </table:table-cell>
          <table:table-cell table:style-name="ce3" office:value-type="string">
            <text:p>ZAPKA WILLIA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738">
            <text:p>20738</text:p>
          </table:table-cell>
          <table:table-cell table:style-name="ce3" office:value-type="string">
            <text:p>FINAL DESTINA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ONG JAMES</text:p>
          </table:table-cell>
          <table:table-cell table:style-name="ce3" office:value-type="string">
            <text:p>SAWA DEVON</text:p>
          </table:table-cell>
          <table:table-cell table:style-name="ce3" office:value-type="string">
            <text:p>LARTER ALI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741">
            <text:p>20741</text:p>
          </table:table-cell>
          <table:table-cell table:style-name="ce3" office:value-type="string">
            <text:p>IL MIO CANE SKI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USSELL JAY</text:p>
          </table:table-cell>
          <table:table-cell table:style-name="ce3" office:value-type="string">
            <text:p>MUNIZ FRANKIE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FAMILY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20748">
            <text:p>20748</text:p>
          </table:table-cell>
          <table:table-cell table:style-name="ce3" office:value-type="string">
            <text:p>BW2 - IL LIBRO SEGRETO DELLE STREGH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ERINGER JO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750">
            <text:p>20750</text:p>
          </table:table-cell>
          <table:table-cell table:style-name="ce3" office:value-type="string">
            <text:p>BROTH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ITANO TAKESHI</text:p>
          </table:table-cell>
          <table:table-cell table:style-name="ce3" office:value-type="string">
            <text:p>TAKESHI BEAT</text:p>
          </table:table-cell>
          <table:table-cell table:style-name="ce3" office:value-type="string">
            <text:p>EPPS OMAR</text:p>
          </table:table-cell>
          <table:table-cell table:style-name="ce3" office:value-type="string">
            <text:p>KEYFILM</text:p>
          </table:table-cell>
          <table:table-cell table:number-columns-repeated="249"/>
        </table:table-row>
        <table:table-row table:style-name="ro1">
          <table:table-cell table:style-name="ce2" office:value-type="float" office:value="20781">
            <text:p>20781</text:p>
          </table:table-cell>
          <table:table-cell table:style-name="ce3" office:value-type="string">
            <text:p>SUPERNOV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E THOMAS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BASSETT ANGELA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0784">
            <text:p>20784</text:p>
          </table:table-cell>
          <table:table-cell table:style-name="ce3" office:value-type="string">
            <text:p>BUFFY L'AMMAZZAVAMPIRI BENVENUTI AL...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KRETCHMR JOHN T.</text:p>
          </table:table-cell>
          <table:table-cell table:style-name="ce3" office:value-type="string">
            <text:p>GELLAR SARAH MICHELLE</text:p>
          </table:table-cell>
          <table:table-cell table:style-name="ce3" office:value-type="string">
            <text:p>BRENDON NICHOLAS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20785">
            <text:p>20785</text:p>
          </table:table-cell>
          <table:table-cell table:style-name="ce3" office:value-type="string">
            <text:p>SCREAM 3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AVEN WES</text:p>
          </table:table-cell>
          <table:table-cell table:style-name="ce3" office:value-type="string">
            <text:p>ARQUETTE DAVID</text:p>
          </table:table-cell>
          <table:table-cell table:style-name="ce3" office:value-type="string">
            <text:p>CAMPBELL NEVE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787">
            <text:p>20787</text:p>
          </table:table-cell>
          <table:table-cell table:style-name="ce3" office:value-type="string">
            <text:p>MAYBE BAB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LTON BEN</text:p>
          </table:table-cell>
          <table:table-cell table:style-name="ce3" office:value-type="string">
            <text:p>LAURIE HUGH</text:p>
          </table:table-cell>
          <table:table-cell table:style-name="ce3" office:value-type="string">
            <text:p>RICHARDSON JOEL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0844">
            <text:p>20844</text:p>
          </table:table-cell>
          <table:table-cell table:style-name="ce3" office:value-type="string">
            <text:p>I FIUMI DI PORPORA - LES RIVIERES POURP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SSOVITZ MATHIEU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CASSEL VINCENT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847">
            <text:p>20847</text:p>
          </table:table-cell>
          <table:table-cell table:style-name="ce3" office:value-type="string">
            <text:p>AVALON: NEL PROFONDO DEGLI ABISS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GRICCIA PHILIP</text:p>
          </table:table-cell>
          <table:table-cell table:style-name="ce3" office:value-type="string">
            <text:p>STEVENSON PARKER</text:p>
          </table:table-cell>
          <table:table-cell table:style-name="ce3" office:value-type="string">
            <text:p>HEANEY-GRIER MEHG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850">
            <text:p>20850</text:p>
          </table:table-cell>
          <table:table-cell table:style-name="ce3" office:value-type="string">
            <text:p>L.A. STORY - PAURA A LOS ANGEL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LOWE CHAD</text:p>
          </table:table-cell>
          <table:table-cell table:style-name="ce3" office:value-type="string">
            <text:p>BANKS TYRA</text:p>
          </table:table-cell>
          <table:table-cell table:style-name="ce3" office:value-type="string">
            <text:p>PARAMOUT</text:p>
          </table:table-cell>
          <table:table-cell table:number-columns-repeated="249"/>
        </table:table-row>
        <table:table-row table:style-name="ro1">
          <table:table-cell table:style-name="ce2" office:value-type="float" office:value="20860">
            <text:p>20860</text:p>
          </table:table-cell>
          <table:table-cell table:style-name="ce3" office:value-type="string">
            <text:p>L'UMANITA' - L'HUMANITE'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UMONT BRUNO</text:p>
          </table:table-cell>
          <table:table-cell table:style-name="ce3" office:value-type="string">
            <text:p>SCHOTTE' EMMANUEL</text:p>
          </table:table-cell>
          <table:table-cell table:style-name="ce3" office:value-type="string">
            <text:p>CANEELE SEVERINE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0862">
            <text:p>20862</text:p>
          </table:table-cell>
          <table:table-cell table:style-name="ce3" office:value-type="string">
            <text:p>DEN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CAPRIOLI ANITA</text:p>
          </table:table-cell>
          <table:table-cell table:style-name="ce3" office:value-type="string">
            <text:p>RUBINI SERG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863">
            <text:p>20863</text:p>
          </table:table-cell>
          <table:table-cell table:style-name="ce3" office:value-type="string">
            <text:p>THUNDERBOLT - GARA MORT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HAN GORDON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WONG MICHA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865">
            <text:p>20865</text:p>
          </table:table-cell>
          <table:table-cell table:style-name="ce3" office:value-type="string">
            <text:p>IL DESTINO - LE DESTI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HAHINE YOUSSEF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0866">
            <text:p>20866</text:p>
          </table:table-cell>
          <table:table-cell table:style-name="ce3" office:value-type="string">
            <text:p>SPYRO 3 : YEAR OF THE DRAGON <text:s text:c="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868">
            <text:p>20868</text:p>
          </table:table-cell>
          <table:table-cell table:style-name="ce3" office:value-type="string">
            <text:p>TEKKEN TAG TOURNAMENT <text:s text:c="13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PICCHIADUR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0869">
            <text:p>20869</text:p>
          </table:table-cell>
          <table:table-cell table:style-name="ce3" office:value-type="string">
            <text:p>FANTAVISION <text:s text:c="23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FUOCHI D'ARTIFI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870">
            <text:p>20870</text:p>
          </table:table-cell>
          <table:table-cell table:style-name="ce3" office:value-type="string">
            <text:p>DEAD OR ALIVE 2 <text:s text:c="19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PICCHIADU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TECMO</text:p>
          </table:table-cell>
          <table:table-cell table:number-columns-repeated="249"/>
        </table:table-row>
        <table:table-row table:style-name="ro1">
          <table:table-cell table:style-name="ce2" office:value-type="float" office:value="20871">
            <text:p>20871</text:p>
          </table:table-cell>
          <table:table-cell table:style-name="ce3" office:value-type="string">
            <text:p>X-ME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INGER BRYAN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JACKMAN HUGH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20872">
            <text:p>20872</text:p>
          </table:table-cell>
          <table:table-cell table:style-name="ce3" office:value-type="string">
            <text:p>TITAN A.E.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LUTH DON &amp; GOLDMAN GA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20873">
            <text:p>20873</text:p>
          </table:table-cell>
          <table:table-cell table:style-name="ce3" office:value-type="string">
            <text:p>U-571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OSTOW JONATHAN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KEITEL HARVEY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874">
            <text:p>20874</text:p>
          </table:table-cell>
          <table:table-cell table:style-name="ce3" office:value-type="string">
            <text:p>SALS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UNUEL JOYCE SHERMAN</text:p>
          </table:table-cell>
          <table:table-cell table:style-name="ce3" office:value-type="string">
            <text:p>SAMIE CATHERINE</text:p>
          </table:table-cell>
          <table:table-cell table:style-name="ce3" office:value-type="string">
            <text:p>BLANCHE ROLAND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875">
            <text:p>20875</text:p>
          </table:table-cell>
          <table:table-cell table:style-name="ce3" office:value-type="string">
            <text:p>I FLINTSTONES IN VIVA ROCK VEGA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EVANT BRIAN</text:p>
          </table:table-cell>
          <table:table-cell table:style-name="ce3" office:value-type="string">
            <text:p>ADDY MARK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876">
            <text:p>20876</text:p>
          </table:table-cell>
          <table:table-cell table:style-name="ce3" office:value-type="string">
            <text:p>SOGNANDO L'AFRIC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UDSON HUGH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LOGGIA ROBER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878">
            <text:p>20878</text:p>
          </table:table-cell>
          <table:table-cell table:style-name="ce3" office:value-type="string">
            <text:p>PERIL - LA MISURA DELLA PAU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ANCOLA DAVID</text:p>
          </table:table-cell>
          <table:table-cell table:style-name="ce3" office:value-type="string">
            <text:p>FAIRCHILD MORGAN</text:p>
          </table:table-cell>
          <table:table-cell table:style-name="ce3" office:value-type="string">
            <text:p>PARE MICHAEL</text:p>
          </table:table-cell>
          <table:table-cell table:style-name="ce3" office:value-type="string">
            <text:p>DIG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20879">
            <text:p>20879</text:p>
          </table:table-cell>
          <table:table-cell table:style-name="ce3" office:value-type="string">
            <text:p>SNOW DAY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KOCH CHRIS</text:p>
          </table:table-cell>
          <table:table-cell table:style-name="ce3" office:value-type="string">
            <text:p>ELLIOTT CHRIS</text:p>
          </table:table-cell>
          <table:table-cell table:style-name="ce3" office:value-type="string">
            <text:p>CHASE CHEV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880">
            <text:p>20880</text:p>
          </table:table-cell>
          <table:table-cell table:style-name="ce3" office:value-type="string">
            <text:p>SABRINA IN AUSTRALIA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KOCH KENNETH R.</text:p>
          </table:table-cell>
          <table:table-cell table:style-name="ce3" office:value-type="string">
            <text:p>HART MELISSA JOAN</text:p>
          </table:table-cell>
          <table:table-cell table:style-name="ce3" office:value-type="string">
            <text:p>CHARENDOFF TAR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881">
            <text:p>20881</text:p>
          </table:table-cell>
          <table:table-cell table:style-name="ce3" office:value-type="string">
            <text:p>U.S.COP UNO SPORCO AFFA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YOUNG JOHN SACRET</text:p>
          </table:table-cell>
          <table:table-cell table:style-name="ce3" office:value-type="string">
            <text:p>DELANY DANA</text:p>
          </table:table-cell>
          <table:table-cell table:style-name="ce3" office:value-type="string">
            <text:p>CARRADINE KEITH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0882">
            <text:p>20882</text:p>
          </table:table-cell>
          <table:table-cell table:style-name="ce3" office:value-type="string">
            <text:p>PARADISO DI FUOCO - HEAVEN'S BURNING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HIFF CRAIG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KUDOH YOUKI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884">
            <text:p>20884</text:p>
          </table:table-cell>
          <table:table-cell table:style-name="ce3" office:value-type="string">
            <text:p>IL DOTTOR T E LE DON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TMAN ROBERT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895">
            <text:p>20895</text:p>
          </table:table-cell>
          <table:table-cell table:style-name="ce3" office:value-type="string">
            <text:p>THE CELL - LA CELLULA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INCH TARSEM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VAUGHN VINC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898">
            <text:p>20898</text:p>
          </table:table-cell>
          <table:table-cell table:style-name="ce3" office:value-type="string">
            <text:p>SOUTH PARK - IL FILM...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PARKER TRE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0904">
            <text:p>20904</text:p>
          </table:table-cell>
          <table:table-cell table:style-name="ce3" office:value-type="string">
            <text:p>HIMALAYA - L'INFANZIA DI UN CAP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VALLI ERIC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LUCKY RED</text:p>
          </table:table-cell>
          <table:table-cell table:number-columns-repeated="249"/>
        </table:table-row>
        <table:table-row table:style-name="ro1">
          <table:table-cell table:style-name="ce2" office:value-type="float" office:value="20908">
            <text:p>20908</text:p>
          </table:table-cell>
          <table:table-cell table:style-name="ce3" office:value-type="string">
            <text:p>TRACCE D'INNOCENZA - IN PURSUI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ISTOR PETER</text:p>
          </table:table-cell>
          <table:table-cell table:style-name="ce3" office:value-type="string">
            <text:p>BALDWIN DANIEL</text:p>
          </table:table-cell>
          <table:table-cell table:style-name="ce3" office:value-type="string">
            <text:p>SCHIFFER CLAUDI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910">
            <text:p>20910</text:p>
          </table:table-cell>
          <table:table-cell table:style-name="ce3" office:value-type="string">
            <text:p>UN DOLLARO PER MORIRE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QUINTANO GENE</text:p>
          </table:table-cell>
          <table:table-cell table:style-name="ce3" office:value-type="string">
            <text:p>ESTEVEZ EMILI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911">
            <text:p>20911</text:p>
          </table:table-cell>
          <table:table-cell table:style-name="ce3" office:value-type="string">
            <text:p>DELITTO AL BLUE GA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RBUCCI BRUNO</text:p>
          </table:table-cell>
          <table:table-cell table:style-name="ce3" office:value-type="string">
            <text:p>MILIAN TOMAS</text:p>
          </table:table-cell>
          <table:table-cell table:style-name="ce3" office:value-type="string">
            <text:p>BOMBOLO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0942">
            <text:p>20942</text:p>
          </table:table-cell>
          <table:table-cell table:style-name="ce3" office:value-type="string">
            <text:p>REGOLE D'ONORE - RULES OF ENGAGEMEN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0945">
            <text:p>20945</text:p>
          </table:table-cell>
          <table:table-cell table:style-name="ce3" office:value-type="string">
            <text:p>DELITTO + CASTIGO A SUBURB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MIDT ROB</text:p>
          </table:table-cell>
          <table:table-cell table:style-name="ce3" office:value-type="string">
            <text:p>KEENA MONICA</text:p>
          </table:table-cell>
          <table:table-cell table:style-name="ce3" office:value-type="string">
            <text:p>KARTHEISER VINCENT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947">
            <text:p>20947</text:p>
          </table:table-cell>
          <table:table-cell table:style-name="ce3" office:value-type="string">
            <text:p>ROAD TRI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HILLIPS TODD</text:p>
          </table:table-cell>
          <table:table-cell table:style-name="ce3" office:value-type="string">
            <text:p>MEYER BRECKIN</text:p>
          </table:table-cell>
          <table:table-cell table:style-name="ce3" office:value-type="string">
            <text:p>SCOTT SEANN WILLIAM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0948">
            <text:p>20948</text:p>
          </table:table-cell>
          <table:table-cell table:style-name="ce3" office:value-type="string">
            <text:p>GALAXY QUES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ARISOT DEAN</text:p>
          </table:table-cell>
          <table:table-cell table:style-name="ce3" office:value-type="string">
            <text:p>ALLEN TIM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0949">
            <text:p>20949</text:p>
          </table:table-cell>
          <table:table-cell table:style-name="ce3" office:value-type="string">
            <text:p>SUPER AGENTE SIMON - SIMON SEZ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ELDERS KEVIN</text:p>
          </table:table-cell>
          <table:table-cell table:style-name="ce3" office:value-type="string">
            <text:p>RODMAN DENNIS</text:p>
          </table:table-cell>
          <table:table-cell table:style-name="ce3" office:value-type="string">
            <text:p>COOK DAN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950">
            <text:p>20950</text:p>
          </table:table-cell>
          <table:table-cell table:style-name="ce3" office:value-type="string">
            <text:p>CRUEL INTENTIONS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UMBLE ROGER</text:p>
          </table:table-cell>
          <table:table-cell table:style-name="ce3" office:value-type="string">
            <text:p>DUNNE ROBIN</text:p>
          </table:table-cell>
          <table:table-cell table:style-name="ce3" office:value-type="string">
            <text:p>THOMPSON SARAH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0952">
            <text:p>20952</text:p>
          </table:table-cell>
          <table:table-cell table:style-name="ce3" office:value-type="string">
            <text:p>THIS IS FOOTBALL 2 <text:s text:c="16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ALC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953">
            <text:p>20953</text:p>
          </table:table-cell>
          <table:table-cell table:style-name="ce3" office:value-type="string">
            <text:p>MS. PAC-MAN MAZE MADNESS <text:s text:c="10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0954">
            <text:p>20954</text:p>
          </table:table-cell>
          <table:table-cell table:style-name="ce3" office:value-type="string">
            <text:p>CRASH BASH <text:s text:c="24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VVENTURA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0965">
            <text:p>20965</text:p>
          </table:table-cell>
          <table:table-cell table:style-name="ce3" office:value-type="string">
            <text:p>AL MOMENTO GIUST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ANARIELLO GIORGIO</text:p>
          </table:table-cell>
          <table:table-cell table:style-name="ce3" office:value-type="string">
            <text:p>SMUTNIAK KAS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966">
            <text:p>20966</text:p>
          </table:table-cell>
          <table:table-cell table:style-name="ce3" office:value-type="string">
            <text:p>ALMOST BLU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INFASCELLI ALEX</text:p>
          </table:table-cell>
          <table:table-cell table:style-name="ce3" office:value-type="string">
            <text:p>INDOVINA LORENZA</text:p>
          </table:table-cell>
          <table:table-cell table:style-name="ce3" office:value-type="string">
            <text:p>SANTAMARIA CLAUD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967">
            <text:p>20967</text:p>
          </table:table-cell>
          <table:table-cell table:style-name="ce3" office:value-type="string">
            <text:p>IN VIAGGIO VERSO IL MARE - JULIAN P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ADE ALAN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TUNNEY ROBI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0968">
            <text:p>20968</text:p>
          </table:table-cell>
          <table:table-cell table:style-name="ce3" office:value-type="string">
            <text:p>LAST CUT - ULTIMO TAGL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VALLONE MARCELLO</text:p>
          </table:table-cell>
          <table:table-cell table:style-name="ce3" office:value-type="string">
            <text:p>SAVAGE JOHN</text:p>
          </table:table-cell>
          <table:table-cell table:style-name="ce3" office:value-type="string">
            <text:p>BERGER HELMUT</text:p>
          </table:table-cell>
          <table:table-cell table:style-name="ce3" office:value-type="string">
            <text:p>GENERAL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0988">
            <text:p>20988</text:p>
          </table:table-cell>
          <table:table-cell table:style-name="ce3" office:value-type="string">
            <text:p>BODY GUARDS - GUARDIE DEL CORP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0989">
            <text:p>20989</text:p>
          </table:table-cell>
          <table:table-cell table:style-name="ce3" office:value-type="string">
            <text:p>FUORI IN 60 SECOND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016">
            <text:p>21016</text:p>
          </table:table-cell>
          <table:table-cell table:style-name="ce3" office:value-type="string">
            <text:p>WONDER BOY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NSON CURTIS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MAGUIRE TOBE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017">
            <text:p>21017</text:p>
          </table:table-cell>
          <table:table-cell table:style-name="ce3" office:value-type="string">
            <text:p>BATMAN OF THE FUTURE - IL FILM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GEDA CURT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 FAMILY</text:p>
          </table:table-cell>
          <table:table-cell table:number-columns-repeated="249"/>
        </table:table-row>
        <table:table-row table:style-name="ro1">
          <table:table-cell table:style-name="ce2" office:value-type="float" office:value="21022">
            <text:p>21022</text:p>
          </table:table-cell>
          <table:table-cell table:style-name="ce3" office:value-type="string">
            <text:p>LA FORTEZZA: SEGREGATI NELLO SPAZ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URPHY GEOFF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GRIER PAM</text:p>
          </table:table-cell>
          <table:table-cell table:style-name="ce3" office:value-type="string">
            <text:p>COLUMBIA TROSTAR</text:p>
          </table:table-cell>
          <table:table-cell table:number-columns-repeated="249"/>
        </table:table-row>
        <table:table-row table:style-name="ro1">
          <table:table-cell table:style-name="ce2" office:value-type="float" office:value="21024">
            <text:p>21024</text:p>
          </table:table-cell>
          <table:table-cell table:style-name="ce3" office:value-type="string">
            <text:p>THE WATCH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ARBANIC JOE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TOMEI MARIS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063">
            <text:p>21063</text:p>
          </table:table-cell>
          <table:table-cell table:style-name="ce3" office:value-type="string">
            <text:p>DRAGON BALL - IL FILM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HAN JOE</text:p>
          </table:table-cell>
          <table:table-cell table:style-name="ce3" office:value-type="string">
            <text:p>CHAN C.H.</text:p>
          </table:table-cell>
          <table:table-cell table:style-name="ce3" office:value-type="string">
            <text:p>KIM T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065">
            <text:p>21065</text:p>
          </table:table-cell>
          <table:table-cell table:style-name="ce3" office:value-type="string">
            <text:p>LEGAME DI SANGUE - LAYOV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HASSELHOFF DAVID</text:p>
          </table:table-cell>
          <table:table-cell table:style-name="ce3" office:value-type="string">
            <text:p>SCIO YVONN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066">
            <text:p>21066</text:p>
          </table:table-cell>
          <table:table-cell table:style-name="ce3" office:value-type="string">
            <text:p>OCTOPU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LACK JOH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068">
            <text:p>21068</text:p>
          </table:table-cell>
          <table:table-cell table:style-name="ce3" office:value-type="string">
            <text:p>NAUTILU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AYMOND ED</text:p>
          </table:table-cell>
          <table:table-cell table:style-name="ce3" office:value-type="string">
            <text:p>JAENICKE HANNES</text:p>
          </table:table-cell>
          <table:table-cell table:style-name="ce3" office:value-type="string">
            <text:p>ROBERTS ED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069">
            <text:p>21069</text:p>
          </table:table-cell>
          <table:table-cell table:style-name="ce3" office:value-type="string">
            <text:p>LA FAMIGLIA DEL PROFESSORE MA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EGAL PETER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JACKSON JANET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073">
            <text:p>21073</text:p>
          </table:table-cell>
          <table:table-cell table:style-name="ce3" office:value-type="string">
            <text:p>MAX KNIGHT - ULTRA SPY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DDS COLIN</text:p>
          </table:table-cell>
          <table:table-cell table:style-name="ce3" office:value-type="string">
            <text:p>LANDES MICHAEL</text:p>
          </table:table-cell>
          <table:table-cell table:style-name="ce3" office:value-type="string">
            <text:p>BLAKELY RACHEL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094">
            <text:p>21094</text:p>
          </table:table-cell>
          <table:table-cell table:style-name="ce3" office:value-type="string">
            <text:p>LE COSE CHE SO DI LE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ARCIA RODRIGO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CLOSE GLENN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1095">
            <text:p>21095</text:p>
          </table:table-cell>
          <table:table-cell table:style-name="ce3" office:value-type="string">
            <text:p>GMT - GIOVANI MUSICISTI DI TALEN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TRICKLAND JOHN</text:p>
          </table:table-cell>
          <table:table-cell table:style-name="ce3" office:value-type="string">
            <text:p>NEWMAN ALEC</text:p>
          </table:table-cell>
          <table:table-cell table:style-name="ce3" office:value-type="string">
            <text:p>AJIOFOR CHIWETEL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1096">
            <text:p>21096</text:p>
          </table:table-cell>
          <table:table-cell table:style-name="ce3" office:value-type="string">
            <text:p>CRIMINALI DA STRAPAZZO - SMALL TIME CRO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097">
            <text:p>21097</text:p>
          </table:table-cell>
          <table:table-cell table:style-name="ce3" office:value-type="string">
            <text:p>TAXXI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RAWCZYK GERARD</text:p>
          </table:table-cell>
          <table:table-cell table:style-name="ce3" office:value-type="string">
            <text:p>NACERI SAMY</text:p>
          </table:table-cell>
          <table:table-cell table:style-name="ce3" office:value-type="string">
            <text:p>DIEFENTHAL FREDERIC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099">
            <text:p>21099</text:p>
          </table:table-cell>
          <table:table-cell table:style-name="ce3" office:value-type="string">
            <text:p>LEONARDO PIERACCIONI SHOW 2000-2001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114">
            <text:p>21114</text:p>
          </table:table-cell>
          <table:table-cell table:style-name="ce3" office:value-type="string">
            <text:p>LE RAGAZZE DEL COYOTE UGL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CNALLY DAVID</text:p>
          </table:table-cell>
          <table:table-cell table:style-name="ce3" office:value-type="string">
            <text:p>PERABO PIPER</text:p>
          </table:table-cell>
          <table:table-cell table:style-name="ce3" office:value-type="string">
            <text:p>GARCIA ADAM</text:p>
          </table:table-cell>
          <table:table-cell table:style-name="ce3" office:value-type="string">
            <text:p>TOUV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115">
            <text:p>21115</text:p>
          </table:table-cell>
          <table:table-cell table:style-name="ce3" office:value-type="string">
            <text:p>DINOSAU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ZONDAG R. &amp; LEIGHTON E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1116">
            <text:p>21116</text:p>
          </table:table-cell>
          <table:table-cell table:style-name="ce3" office:value-type="string">
            <text:p>DUET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LTROW BRUCE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BELLO MAR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118">
            <text:p>21118</text:p>
          </table:table-cell>
          <table:table-cell table:style-name="ce3" office:value-type="string">
            <text:p>IL PATRIOTA - THE PATRIO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LEDGER HEATH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119">
            <text:p>21119</text:p>
          </table:table-cell>
          <table:table-cell table:style-name="ce3" office:value-type="string">
            <text:p>IL RITMO DEL SUCCESSO - CENTER STAG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YTNER NICHOLAS</text:p>
          </table:table-cell>
          <table:table-cell table:style-name="ce3" office:value-type="string">
            <text:p>SCHULL AMANDA</text:p>
          </table:table-cell>
          <table:table-cell table:style-name="ce3" office:value-type="string">
            <text:p>SALDANA ZO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149">
            <text:p>21149</text:p>
          </table:table-cell>
          <table:table-cell table:style-name="ce3" office:value-type="string">
            <text:p>LILLI E IL VAGABONDO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1150">
            <text:p>21150</text:p>
          </table:table-cell>
          <table:table-cell table:style-name="ce3" office:value-type="string">
            <text:p>L'ERBA DI GRACE - SAVING GRA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E NIGEL</text:p>
          </table:table-cell>
          <table:table-cell table:style-name="ce3" office:value-type="string">
            <text:p>BLETHYN BRENDA</text:p>
          </table:table-cell>
          <table:table-cell table:style-name="ce3" office:value-type="string">
            <text:p>FERGUSON CRAIG</text:p>
          </table:table-cell>
          <table:table-cell table:style-name="ce3" office:value-type="string">
            <text:p>KEYFILMS</text:p>
          </table:table-cell>
          <table:table-cell table:number-columns-repeated="249"/>
        </table:table-row>
        <table:table-row table:style-name="ro1">
          <table:table-cell table:style-name="ce2" office:value-type="float" office:value="21160">
            <text:p>21160</text:p>
          </table:table-cell>
          <table:table-cell table:style-name="ce3" office:value-type="string">
            <text:p>HELL'S KITCHEN NEW YORK CIT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INCIRIPINI TONY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ARQUETTE ROSANN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161">
            <text:p>21161</text:p>
          </table:table-cell>
          <table:table-cell table:style-name="ce3" office:value-type="string">
            <text:p>CACCIATORE DI ANIME - JOHN SINCLAI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E REST VAN</text:p>
          </table:table-cell>
          <table:table-cell table:style-name="ce3" office:value-type="string">
            <text:p>HORA IANA</text:p>
          </table:table-cell>
          <table:table-cell table:style-name="ce3" office:value-type="string">
            <text:p>MAERTENS KAI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182">
            <text:p>21182</text:p>
          </table:table-cell>
          <table:table-cell table:style-name="ce3" office:value-type="string">
            <text:p>LA TEMPESTA PERFETTA - THE PERFECT STORM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184">
            <text:p>21184</text:p>
          </table:table-cell>
          <table:table-cell table:style-name="ce3" office:value-type="string">
            <text:p>POKEMON 2 - LA FORZA DI UN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ER BROS FAMILY</text:p>
          </table:table-cell>
          <table:table-cell table:number-columns-repeated="249"/>
        </table:table-row>
        <table:table-row table:style-name="ro1">
          <table:table-cell table:style-name="ce2" office:value-type="float" office:value="21189">
            <text:p>21189</text:p>
          </table:table-cell>
          <table:table-cell table:style-name="ce3" office:value-type="string">
            <text:p>PITCH BLAC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TWOHY DAVID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MITCHELL RADH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190">
            <text:p>21190</text:p>
          </table:table-cell>
          <table:table-cell table:style-name="ce3" office:value-type="string">
            <text:p>ALLA RICERCA DELLA VALLE INCANTATA 7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191">
            <text:p>21191</text:p>
          </table:table-cell>
          <table:table-cell table:style-name="ce3" office:value-type="string">
            <text:p>NELLA RETE DELL'ODIO - COLD HEAR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IMSTER-DENK DENNIS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192">
            <text:p>21192</text:p>
          </table:table-cell>
          <table:table-cell table:style-name="ce3" office:value-type="string">
            <text:p>IL DIAVOLO DENT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ITLE STACY</text:p>
          </table:table-cell>
          <table:table-cell table:style-name="ce3" office:value-type="string">
            <text:p>BATINKOFF RANDALL</text:p>
          </table:table-cell>
          <table:table-cell table:style-name="ce3" office:value-type="string">
            <text:p>BISSET JACQUELIN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208">
            <text:p>21208</text:p>
          </table:table-cell>
          <table:table-cell table:style-name="ce3" office:value-type="string">
            <text:p>A RUOTA LIBE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EMME VINCENZO</text:p>
          </table:table-cell>
          <table:table-cell table:style-name="ce3" office:value-type="string">
            <text:p>FERILLI VINCENZO</text:p>
          </table:table-cell>
          <table:table-cell table:style-name="ce3" office:value-type="string">
            <text:p>FERILLI SABRINA</text:p>
          </table:table-cell>
          <table:table-cell table:style-name="ce3" office:value-type="string">
            <text:p>CE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209">
            <text:p>21209</text:p>
          </table:table-cell>
          <table:table-cell table:style-name="ce3" office:value-type="string">
            <text:p>DR. WAI IN THE SCRIPTURE WITH NO WORD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IU TUNH CHI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KWAN ROSAMUN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214">
            <text:p>21214</text:p>
          </table:table-cell>
          <table:table-cell table:style-name="ce3" office:value-type="string">
            <text:p>SCARY MOV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YANS KEENEN IVORY</text:p>
          </table:table-cell>
          <table:table-cell table:style-name="ce3" office:value-type="string">
            <text:p>ABRAHAMS JON</text:p>
          </table:table-cell>
          <table:table-cell table:style-name="ce3" office:value-type="string">
            <text:p>ELECTRA CARMEN</text:p>
          </table:table-cell>
          <table:table-cell table:style-name="ce3" office:value-type="string">
            <text:p>HOLLYWOOD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216">
            <text:p>21216</text:p>
          </table:table-cell>
          <table:table-cell table:style-name="ce3" office:value-type="string">
            <text:p>BUZZ LIGHTYEAR DA COMMANDO STELLARE SI P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1218">
            <text:p>21218</text:p>
          </table:table-cell>
          <table:table-cell table:style-name="ce3" office:value-type="string">
            <text:p>L'ARTE DELLA GUERRA - THE ART OF WA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UGUAY CHRISTIAN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ARCHER AN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220">
            <text:p>21220</text:p>
          </table:table-cell>
          <table:table-cell table:style-name="ce3" office:value-type="string">
            <text:p>DIAPAS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OPMENICI ANTONIO</text:p>
          </table:table-cell>
          <table:table-cell table:style-name="ce3" office:value-type="string">
            <text:p>LEROI MICHELE</text:p>
          </table:table-cell>
          <table:table-cell table:style-name="ce3" office:value-type="string">
            <text:p>INFANTI ANGELO</text:p>
          </table:table-cell>
          <table:table-cell table:style-name="ce3" office:value-type="string">
            <text:p>MINERVA</text:p>
          </table:table-cell>
          <table:table-cell table:number-columns-repeated="249"/>
        </table:table-row>
        <table:table-row table:style-name="ro1">
          <table:table-cell table:style-name="ce2" office:value-type="float" office:value="21221">
            <text:p>21221</text:p>
          </table:table-cell>
          <table:table-cell table:style-name="ce3" office:value-type="string">
            <text:p>TERRORE CIECO - BLIND TERRO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LKER GILES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BICK STEWART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222">
            <text:p>21222</text:p>
          </table:table-cell>
          <table:table-cell table:style-name="ce3" office:value-type="string">
            <text:p>ALIEN FURY - SBARCO ALIEN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EDDEN ROB</text:p>
          </table:table-cell>
          <table:table-cell table:style-name="ce3" office:value-type="string">
            <text:p>MIDKIFF DALE</text:p>
          </table:table-cell>
          <table:table-cell table:style-name="ce3" office:value-type="string">
            <text:p>WHITFIELD DONDR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223">
            <text:p>21223</text:p>
          </table:table-cell>
          <table:table-cell table:style-name="ce3" office:value-type="string">
            <text:p>HELL SWARM - L'INVASIO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THESON TIM</text:p>
          </table:table-cell>
          <table:table-cell table:style-name="ce3" office:value-type="string">
            <text:p>KESTNER BOYD</text:p>
          </table:table-cell>
          <table:table-cell table:style-name="ce3" office:value-type="string">
            <text:p>MORRIS KATHRY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224">
            <text:p>21224</text:p>
          </table:table-cell>
          <table:table-cell table:style-name="ce3" office:value-type="string">
            <text:p>THE MAGICIAN - IL MAEST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ENNA LORRAINE</text:p>
          </table:table-cell>
          <table:table-cell table:style-name="ce3" office:value-type="string">
            <text:p>O'CONNELL CHARLIE</text:p>
          </table:table-cell>
          <table:table-cell table:style-name="ce3" office:value-type="string">
            <text:p>FIRTH PETER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256">
            <text:p>21256</text:p>
          </table:table-cell>
          <table:table-cell table:style-name="ce3" office:value-type="string">
            <text:p>L'UOMO SENZA OMBRA - HOLLOW MA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ERHOEVEN PAUL</text:p>
          </table:table-cell>
          <table:table-cell table:style-name="ce3" office:value-type="string">
            <text:p>SHUE ELISABETH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257">
            <text:p>21257</text:p>
          </table:table-cell>
          <table:table-cell table:style-name="ce3" office:value-type="string">
            <text:p>THE CROSSING - L'ULTIMA BATTAGLIA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ARMON ROBERT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REES ROGER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262">
            <text:p>21262</text:p>
          </table:table-cell>
          <table:table-cell table:style-name="ce3" office:value-type="string">
            <text:p>FREQUENCY - IL FUTURO E' IN ASCOL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BLIT GREGORY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CAVIEZEL JIM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263">
            <text:p>21263</text:p>
          </table:table-cell>
          <table:table-cell table:style-name="ce3" office:value-type="string">
            <text:p>L'ESORCISTA <text:s text:c="4"/>(VERSIONE INTEGRALE)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BURSTYN ELLEN</text:p>
          </table:table-cell>
          <table:table-cell table:style-name="ce3" office:value-type="string">
            <text:p>VON SYDOW MAX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266">
            <text:p>21266</text:p>
          </table:table-cell>
          <table:table-cell table:style-name="ce3" office:value-type="string">
            <text:p>TANDE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ELLEGRINI LUCIO</text:p>
          </table:table-cell>
          <table:table-cell table:style-name="ce3" office:value-type="string">
            <text:p>BIZZARRI LUCA</text:p>
          </table:table-cell>
          <table:table-cell table:style-name="ce3" office:value-type="string">
            <text:p>MAGGI MADDALEN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289">
            <text:p>21289</text:p>
          </table:table-cell>
          <table:table-cell table:style-name="ce3" office:value-type="string">
            <text:p>ANATOM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UZOWITZKY STEFAN</text:p>
          </table:table-cell>
          <table:table-cell table:style-name="ce3" office:value-type="string">
            <text:p>POTENTE FRANKA</text:p>
          </table:table-cell>
          <table:table-cell table:style-name="ce3" office:value-type="string">
            <text:p>FURMANN BENNO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290">
            <text:p>21290</text:p>
          </table:table-cell>
          <table:table-cell table:style-name="ce3" office:value-type="string">
            <text:p>UN GRAN GIORNO PER MORI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IPER SCOTT</text:p>
          </table:table-cell>
          <table:table-cell table:style-name="ce3" office:value-type="string">
            <text:p>BRAUGHER ANDRE</text:p>
          </table:table-cell>
          <table:table-cell table:style-name="ce3" office:value-type="string">
            <text:p>HENSTRIDGE NATASH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292">
            <text:p>21292</text:p>
          </table:table-cell>
          <table:table-cell table:style-name="ce3" office:value-type="string">
            <text:p>TIME CRISIS PROJECT TITAN <text:s text:c="9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SHOTGU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1293">
            <text:p>21293</text:p>
          </table:table-cell>
          <table:table-cell table:style-name="ce3" office:value-type="string">
            <text:p>POINT BLANK 3 <text:s text:c="21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SHOTGU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1294">
            <text:p>21294</text:p>
          </table:table-cell>
          <table:table-cell table:style-name="ce3" office:value-type="string">
            <text:p>LIBEROGRANDE INTERNATIONAL <text:s text:c="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LACI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NAMCO</text:p>
          </table:table-cell>
          <table:table-cell table:number-columns-repeated="249"/>
        </table:table-row>
        <table:table-row table:style-name="ro1">
          <table:table-cell table:style-name="ce2" office:value-type="float" office:value="21304">
            <text:p>21304</text:p>
          </table:table-cell>
          <table:table-cell table:style-name="ce3" office:value-type="string">
            <text:p>FRATELLO, DOVE SEI?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EN JOEL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TURTURRO JOH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346">
            <text:p>21346</text:p>
          </table:table-cell>
          <table:table-cell table:style-name="ce3" office:value-type="string">
            <text:p>BATTAGLIA PER LA TERRA-BATTLEFIELD EARTH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HRISTIAN ROGER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PEPPER BARR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349">
            <text:p>21349</text:p>
          </table:table-cell>
          <table:table-cell table:style-name="ce3" office:value-type="string">
            <text:p>BABAR RE DEGLI ELEFANT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JAFELICE RAYMON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1350">
            <text:p>21350</text:p>
          </table:table-cell>
          <table:table-cell table:style-name="ce3" office:value-type="string">
            <text:p>COMMEDIA SEX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IGAGLI CLAUDIO</text:p>
          </table:table-cell>
          <table:table-cell table:style-name="ce3" office:value-type="string">
            <text:p>BENVENUTI ALESSANDRO</text:p>
          </table:table-cell>
          <table:table-cell table:style-name="ce3" office:value-type="string">
            <text:p>TOGNAZZI RICK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352">
            <text:p>21352</text:p>
          </table:table-cell>
          <table:table-cell table:style-name="ce3" office:value-type="string">
            <text:p>AMICI NEMICI - FRIENDS AND ENEMI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ANK ANDREW</text:p>
          </table:table-cell>
          <table:table-cell table:style-name="ce3" office:value-type="string">
            <text:p>RIGNACK ROGER</text:p>
          </table:table-cell>
          <table:table-cell table:style-name="ce3" office:value-type="string">
            <text:p>RESTAINO ROBERT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353">
            <text:p>21353</text:p>
          </table:table-cell>
          <table:table-cell table:style-name="ce3" office:value-type="string">
            <text:p>C'ERA UNA VOLTA IN CINA E IN AMERIC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UNG SAMMO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KWAN ROSAMUN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354">
            <text:p>21354</text:p>
          </table:table-cell>
          <table:table-cell table:style-name="ce3" office:value-type="string">
            <text:p>BARRACUDA LIVE - DANIELE LUTTAZZ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LUTTAZZI DANIE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357">
            <text:p>21357</text:p>
          </table:table-cell>
          <table:table-cell table:style-name="ce3" office:value-type="string">
            <text:p>CHARLIE'S ANGEL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G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BARRYMOORE DREW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358">
            <text:p>21358</text:p>
          </table:table-cell>
          <table:table-cell table:style-name="ce3" office:value-type="string">
            <text:p>LUCKY RE DEL DESERTO - RUNNING FRE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ODROV SERGEI</text:p>
          </table:table-cell>
          <table:table-cell table:style-name="ce3" office:value-type="string">
            <text:p>MOORE CHASE</text:p>
          </table:table-cell>
          <table:table-cell table:style-name="ce3" office:value-type="string">
            <text:p>DECLEIR JA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359">
            <text:p>21359</text:p>
          </table:table-cell>
          <table:table-cell table:style-name="ce3" office:value-type="string">
            <text:p>BLIND HEAT - FUGA CRIMIN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OLARES ADOLFO MARTINEZ</text:p>
          </table:table-cell>
          <table:table-cell table:style-name="ce3" office:value-type="string">
            <text:p>ALONSO MARIA CONCHITA</text:p>
          </table:table-cell>
          <table:table-cell table:style-name="ce3" office:value-type="string">
            <text:p>FAHEY JEFF</text:p>
          </table:table-cell>
          <table:table-cell table:style-name="ce3" office:value-type="string">
            <text:p>DIGIVISIO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360">
            <text:p>21360</text:p>
          </table:table-cell>
          <table:table-cell table:style-name="ce3" office:value-type="string">
            <text:p>LE VERITA' NASCOSTE - WHAT LIES BENEAT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PFEIFFER MICHELL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361">
            <text:p>21361</text:p>
          </table:table-cell>
          <table:table-cell table:style-name="ce3" office:value-type="string">
            <text:p>BELIEV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TINNELL ROBERT</text:p>
          </table:table-cell>
          <table:table-cell table:style-name="ce3" office:value-type="string">
            <text:p>GAZZARA BEN</text:p>
          </table:table-cell>
          <table:table-cell table:style-name="ce3" office:value-type="string">
            <text:p>RUBES J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365">
            <text:p>21365</text:p>
          </table:table-cell>
          <table:table-cell table:style-name="ce3" office:value-type="string">
            <text:p>CUT - IL TAGLIAGO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ENDALL KIMBLE</text:p>
          </table:table-cell>
          <table:table-cell table:style-name="ce3" office:value-type="string">
            <text:p>RINGWARD MOLLY</text:p>
          </table:table-cell>
          <table:table-cell table:style-name="ce3" office:value-type="string">
            <text:p>NAPIER JESSIC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371">
            <text:p>21371</text:p>
          </table:table-cell>
          <table:table-cell table:style-name="ce3" office:value-type="string">
            <text:p>WARRIORS IN HELL - GUERRIERI ALL'INFER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CORMICK NELS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372">
            <text:p>21372</text:p>
          </table:table-cell>
          <table:table-cell table:style-name="ce3" office:value-type="string">
            <text:p>HOMICIDE DETECTIVES - GIUSTIZIA AD OGN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YOUNG ROGER</text:p>
          </table:table-cell>
          <table:table-cell table:style-name="ce3" office:value-type="string">
            <text:p>MORROW BOB</text:p>
          </table:table-cell>
          <table:table-cell table:style-name="ce3" office:value-type="string">
            <text:p>QUAID RANDY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373">
            <text:p>21373</text:p>
          </table:table-cell>
          <table:table-cell table:style-name="ce3" office:value-type="string">
            <text:p>VIRTUAL NIGHTMARE - INCUBO CIBERNETICO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PATTINSON MICHAEL</text:p>
          </table:table-cell>
          <table:table-cell table:style-name="ce3" office:value-type="string">
            <text:p>MUHNEY MICHAEL</text:p>
          </table:table-cell>
          <table:table-cell table:style-name="ce3" office:value-type="string">
            <text:p>WALTON TASMA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392">
            <text:p>21392</text:p>
          </table:table-cell>
          <table:table-cell table:style-name="ce3" office:value-type="string">
            <text:p>PIANETA ROSSO - RED PLANE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HOFFMAN ANTHONY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MOSS CARRIE-ANN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393">
            <text:p>21393</text:p>
          </table:table-cell>
          <table:table-cell table:style-name="ce3" office:value-type="string">
            <text:p>GRAZIE PER LA CIOCCOLA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ABROL CLAUDE</text:p>
          </table:table-cell>
          <table:table-cell table:style-name="ce3" office:value-type="string">
            <text:p>HUPPERT ISABELLE</text:p>
          </table:table-cell>
          <table:table-cell table:style-name="ce3" office:value-type="string">
            <text:p>DUTRONC JACQUES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1394">
            <text:p>21394</text:p>
          </table:table-cell>
          <table:table-cell table:style-name="ce3" office:value-type="string">
            <text:p>SANGUE VIV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INSPEARE EDOARDO</text:p>
          </table:table-cell>
          <table:table-cell table:style-name="ce3" office:value-type="string">
            <text:p>ZIMBA PINO</text:p>
          </table:table-cell>
          <table:table-cell table:style-name="ce3" office:value-type="string">
            <text:p>PROBO LAMBERTO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1396">
            <text:p>21396</text:p>
          </table:table-cell>
          <table:table-cell table:style-name="ce3" office:value-type="string">
            <text:p>SHADOW LAK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OLDSTEIN ALEXANDRE</text:p>
          </table:table-cell>
          <table:table-cell table:style-name="ce3" office:value-type="string">
            <text:p>GREENE GRAHAM</text:p>
          </table:table-cell>
          <table:table-cell table:style-name="ce3" office:value-type="string">
            <text:p>TANNER JOY</text:p>
          </table:table-cell>
          <table:table-cell table:style-name="ce3" office:value-type="string">
            <text:p>DALL'ANGELO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402">
            <text:p>21402</text:p>
          </table:table-cell>
          <table:table-cell table:style-name="ce3" office:value-type="string">
            <text:p>AMERICAN SCHOOL - LOS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ECKERLING AMY</text:p>
          </table:table-cell>
          <table:table-cell table:style-name="ce3" office:value-type="string">
            <text:p>BIGGS JASON</text:p>
          </table:table-cell>
          <table:table-cell table:style-name="ce3" office:value-type="string">
            <text:p>SUVARI ME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403">
            <text:p>21403</text:p>
          </table:table-cell>
          <table:table-cell table:style-name="ce3" office:value-type="string">
            <text:p>FOTOGRAFIA DI UN DELITTO - SHUTTER SPE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OBEL MARK</text:p>
          </table:table-cell>
          <table:table-cell table:style-name="ce3" office:value-type="string">
            <text:p>BORDEN STEVE</text:p>
          </table:table-cell>
          <table:table-cell table:style-name="ce3" office:value-type="string">
            <text:p>FUENTES DAISY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404">
            <text:p>21404</text:p>
          </table:table-cell>
          <table:table-cell table:style-name="ce3" office:value-type="string">
            <text:p>CHIEDIMI SE SONO FELI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LDO GIOBANNI E GIACOMO</text:p>
          </table:table-cell>
          <table:table-cell table:style-name="ce3" office:value-type="string">
            <text:p>ALDO GIOVANNI E GIACOMO</text:p>
          </table:table-cell>
          <table:table-cell table:style-name="ce3" office:value-type="string">
            <text:p>MASSIRONI MARIN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405">
            <text:p>21405</text:p>
          </table:table-cell>
          <table:table-cell table:style-name="ce3" office:value-type="string">
            <text:p>STRANGER THAN FIC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OSS ERIC</text:p>
          </table:table-cell>
          <table:table-cell table:style-name="ce3" office:value-type="string">
            <text:p>ASTIN MACKENZIE</text:p>
          </table:table-cell>
          <table:table-cell table:style-name="ce3" office:value-type="string">
            <text:p>FIELD TOD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409">
            <text:p>21409</text:p>
          </table:table-cell>
          <table:table-cell table:style-name="ce3" office:value-type="string">
            <text:p>SKY ODYSSEY <text:s text:c="23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AZIONE DI VOL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1410">
            <text:p>21410</text:p>
          </table:table-cell>
          <table:table-cell table:style-name="ce3" office:value-type="string">
            <text:p>C-12 FINAL RESISTANCE <text:s text:c="13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AZIONE CIBERNETICA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1434">
            <text:p>21434</text:p>
          </table:table-cell>
          <table:table-cell table:style-name="ce3" office:value-type="string">
            <text:p>UNBREAKABLE - IL PREDESTINA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HYAMALAN M.NIGHT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447">
            <text:p>21447</text:p>
          </table:table-cell>
          <table:table-cell table:style-name="ce3" office:value-type="string">
            <text:p>FORMULA ONE 2001 <text:s text:c="18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CORSE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1466">
            <text:p>21466</text:p>
          </table:table-cell>
          <table:table-cell table:style-name="ce3" office:value-type="string">
            <text:p>AMICI AHRARA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MURRI FRANC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1468">
            <text:p>21468</text:p>
          </table:table-cell>
          <table:table-cell table:style-name="ce3" office:value-type="string">
            <text:p>LA LEGGENDA DI BAGGER VANC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469">
            <text:p>21469</text:p>
          </table:table-cell>
          <table:table-cell table:style-name="ce3" office:value-type="string">
            <text:p>THE OPPORTUNIST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NNELL MYLES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LAUPER CYBDI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470">
            <text:p>21470</text:p>
          </table:table-cell>
          <table:table-cell table:style-name="ce3" office:value-type="string">
            <text:p>L'OMBRA DEL VAMPIRO - SHADOW OF THE VAMP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ERHIGE ELIAS</text:p>
          </table:table-cell>
          <table:table-cell table:style-name="ce3" office:value-type="string">
            <text:p>MALKOVICH JOHN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CDI</text:p>
          </table:table-cell>
          <table:table-cell table:number-columns-repeated="249"/>
        </table:table-row>
        <table:table-row table:style-name="ro1">
          <table:table-cell table:style-name="ce2" office:value-type="float" office:value="21471">
            <text:p>21471</text:p>
          </table:table-cell>
          <table:table-cell table:style-name="ce3" office:value-type="string">
            <text:p>CONCORRENZA SLEA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COLA ETTOR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CASTELLITI SERG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473">
            <text:p>21473</text:p>
          </table:table-cell>
          <table:table-cell table:style-name="ce3" office:value-type="string">
            <text:p>DA CHE PIANETA VIENI?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NICHOLS MIKE</text:p>
          </table:table-cell>
          <table:table-cell table:style-name="ce3" office:value-type="string">
            <text:p>SHANDLING GABRY</text:p>
          </table:table-cell>
          <table:table-cell table:style-name="ce3" office:value-type="string">
            <text:p>BENING ANNETTE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475">
            <text:p>21475</text:p>
          </table:table-cell>
          <table:table-cell table:style-name="ce3" office:value-type="string">
            <text:p>SPACE COWBOYS</text:p>
          </table:table-cell>
          <table:table-cell table:style-name="ce3" office:value-type="string">
            <text:p>Avventura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WARNER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480">
            <text:p>21480</text:p>
          </table:table-cell>
          <table:table-cell table:style-name="ce3" office:value-type="string">
            <text:p>FORMULA ONE 2001 <text:s text:c="18"/>*PSX*</text:p>
          </table:table-cell>
          <table:table-cell table:style-name="ce3" office:value-type="string">
            <text:p>PSX</text:p>
          </table:table-cell>
          <table:table-cell table:style-name="ce3" office:value-type="string">
            <text:p>CORSE AUT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ONY</text:p>
          </table:table-cell>
          <table:table-cell table:number-columns-repeated="249"/>
        </table:table-row>
        <table:table-row table:style-name="ro1">
          <table:table-cell table:style-name="ce2" office:value-type="float" office:value="21481">
            <text:p>21481</text:p>
          </table:table-cell>
          <table:table-cell table:style-name="ce3" office:value-type="string">
            <text:p>E ADESSO SES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HENGER EVA</text:p>
          </table:table-cell>
          <table:table-cell table:style-name="ce3" office:value-type="string">
            <text:p>DIAKITE YOUM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482">
            <text:p>21482</text:p>
          </table:table-cell>
          <table:table-cell table:style-name="ce3" office:value-type="string">
            <text:p>KEYS TO TUL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REIF LESLIE</text:p>
          </table:table-cell>
          <table:table-cell table:style-name="ce3" office:value-type="string">
            <text:p>STOLTZ ERIC</text:p>
          </table:table-cell>
          <table:table-cell table:style-name="ce3" office:value-type="string">
            <text:p>UNGER DEBORA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484">
            <text:p>21484</text:p>
          </table:table-cell>
          <table:table-cell table:style-name="ce3" office:value-type="string">
            <text:p>BORDERL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A ROSA GIUSEPPE</text:p>
          </table:table-cell>
          <table:table-cell table:style-name="ce3" office:value-type="string">
            <text:p>ROCHER MICHEL</text:p>
          </table:table-cell>
          <table:table-cell table:style-name="ce3" office:value-type="string">
            <text:p>BARBERINI URBANO</text:p>
          </table:table-cell>
          <table:table-cell table:style-name="ce3" office:value-type="string">
            <text:p>ARIZONA FILM</text:p>
          </table:table-cell>
          <table:table-cell table:number-columns-repeated="249"/>
        </table:table-row>
        <table:table-row table:style-name="ro1">
          <table:table-cell table:style-name="ce2" office:value-type="float" office:value="21485">
            <text:p>21485</text:p>
          </table:table-cell>
          <table:table-cell table:style-name="ce3" office:value-type="string">
            <text:p>IL COLORE DEL FUOCO - SUBSTANCE OF FI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ULLIVAN DANIEL</text:p>
          </table:table-cell>
          <table:table-cell table:style-name="ce3" office:value-type="string">
            <text:p>GOLDWYN TONY</text:p>
          </table:table-cell>
          <table:table-cell table:style-name="ce3" office:value-type="string">
            <text:p>HUTTON TOMOTH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1504">
            <text:p>21504</text:p>
          </table:table-cell>
          <table:table-cell table:style-name="ce3" office:value-type="string">
            <text:p>TI PRESENTO I MIEI - MEET THE PARENT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ACH JAY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STILLER BEN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1505">
            <text:p>21505</text:p>
          </table:table-cell>
          <table:table-cell table:style-name="ce3" office:value-type="string">
            <text:p>SHAOLIN - LA RUOTA DELLA VI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ORRIS NICK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506">
            <text:p>21506</text:p>
          </table:table-cell>
          <table:table-cell table:style-name="ce3" office:value-type="string">
            <text:p>I GIORNI DELL'AMORE E DELL'ODIO - CEFAL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ALIZZATO CLAVER</text:p>
          </table:table-cell>
          <table:table-cell table:style-name="ce3" office:value-type="string">
            <text:p>LIOTTI DANIELE</text:p>
          </table:table-cell>
          <table:table-cell table:style-name="ce3" office:value-type="string">
            <text:p>RABAL LIBERTO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508">
            <text:p>21508</text:p>
          </table:table-cell>
          <table:table-cell table:style-name="ce3" office:value-type="string">
            <text:p>NOME IN CODICE: PHOENIX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REILICH JEFF</text:p>
          </table:table-cell>
          <table:table-cell table:style-name="ce3" office:value-type="string">
            <text:p>MEEK JEFFREY</text:p>
          </table:table-cell>
          <table:table-cell table:style-name="ce3" office:value-type="string">
            <text:p>CHINN JEANN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1517">
            <text:p>21517</text:p>
          </table:table-cell>
          <table:table-cell table:style-name="ce3" office:value-type="string">
            <text:p>THE POINT MAN - CREATO PER UCCID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LEN JOHN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FOX KERR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521">
            <text:p>21521</text:p>
          </table:table-cell>
          <table:table-cell table:style-name="ce3" office:value-type="string">
            <text:p>WILDER - INDAGINE PERICOLO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BBONS RODNEY</text:p>
          </table:table-cell>
          <table:table-cell table:style-name="ce3" office:value-type="string">
            <text:p>HAUER RUTGER</text:p>
          </table:table-cell>
          <table:table-cell table:style-name="ce3" office:value-type="string">
            <text:p>GRIER PAM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523">
            <text:p>21523</text:p>
          </table:table-cell>
          <table:table-cell table:style-name="ce3" office:value-type="string">
            <text:p>LOST SOULS - LA PROFEZI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KAMINSKI JANUSZ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CHAPLIN BE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525">
            <text:p>21525</text:p>
          </table:table-cell>
          <table:table-cell table:style-name="ce3" office:value-type="string">
            <text:p>PRANZO DI NATALE - LA BUCHE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HOMPSON DANIELE</text:p>
          </table:table-cell>
          <table:table-cell table:style-name="ce3" office:value-type="string">
            <text:p>AZEMA SABINE</text:p>
          </table:table-cell>
          <table:table-cell table:style-name="ce3" office:value-type="string">
            <text:p>GAINSBOURG CHARLOTTE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1530">
            <text:p>21530</text:p>
          </table:table-cell>
          <table:table-cell table:style-name="ce3" office:value-type="string">
            <text:p>NON HO SONN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VON SYDON MAX</text:p>
          </table:table-cell>
          <table:table-cell table:style-name="ce3" office:value-type="string">
            <text:p>DIONISI STEFAN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532">
            <text:p>21532</text:p>
          </table:table-cell>
          <table:table-cell table:style-name="ce3" office:value-type="string">
            <text:p>KRAMPACK - LA LEGGE DELL'ISTIN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AY CESC</text:p>
          </table:table-cell>
          <table:table-cell table:style-name="ce3" office:value-type="string">
            <text:p>RAMALLO FERNANDO</text:p>
          </table:table-cell>
          <table:table-cell table:style-name="ce3" office:value-type="string">
            <text:p>VICHES JORDI</text:p>
          </table:table-cell>
          <table:table-cell table:style-name="ce3" office:value-type="string">
            <text:p>TEODORA FILM</text:p>
          </table:table-cell>
          <table:table-cell table:number-columns-repeated="249"/>
        </table:table-row>
        <table:table-row table:style-name="ro1">
          <table:table-cell table:style-name="ce2" office:value-type="float" office:value="21533">
            <text:p>21533</text:p>
          </table:table-cell>
          <table:table-cell table:style-name="ce3" office:value-type="string">
            <text:p>FACCIA A FACCIA - THE KI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URTELTAUB JON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BRESLIN SPENCER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1534">
            <text:p>21534</text:p>
          </table:table-cell>
          <table:table-cell table:style-name="ce3" office:value-type="string">
            <text:p>HANNIBA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MOORE JULIANN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1537">
            <text:p>21537</text:p>
          </table:table-cell>
          <table:table-cell table:style-name="ce3" office:value-type="string">
            <text:p>EXTERMINATION <text:s text:c="21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AZIONE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EEP SPACE</text:p>
          </table:table-cell>
          <table:table-cell table:number-columns-repeated="249"/>
        </table:table-row>
        <table:table-row table:style-name="ro1">
          <table:table-cell table:style-name="ce2" office:value-type="float" office:value="21538">
            <text:p>21538</text:p>
          </table:table-cell>
          <table:table-cell table:style-name="ce3" office:value-type="string">
            <text:p>THE BOUNCER <text:s text:c="23"/>*PS2*</text:p>
          </table:table-cell>
          <table:table-cell table:style-name="ce3" office:value-type="string">
            <text:p>PS2</text:p>
          </table:table-cell>
          <table:table-cell table:style-name="ce3" office:value-type="string">
            <text:p>PICCHIADURO 3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SQUARESOFT</text:p>
          </table:table-cell>
          <table:table-cell table:number-columns-repeated="249"/>
        </table:table-row>
        <table:table-row table:style-name="ro1">
          <table:table-cell table:style-name="ce2" office:value-type="float" office:value="21580">
            <text:p>21580</text:p>
          </table:table-cell>
          <table:table-cell table:style-name="ce3" office:value-type="string">
            <text:p>RAPIMENTO E RISCATTO - PROOF OF LIF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CKFORD TAYLOR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581">
            <text:p>21581</text:p>
          </table:table-cell>
          <table:table-cell table:style-name="ce3" office:value-type="string">
            <text:p>LE RISERVE - THE REPLACEMENT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EUTCH HOWARD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JACKMAN GEN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585">
            <text:p>21585</text:p>
          </table:table-cell>
          <table:table-cell table:style-name="ce3" office:value-type="string">
            <text:p>I DIMENTICATI - SOS LARIBIANCOS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LIVI PIERO</text:p>
          </table:table-cell>
          <table:table-cell table:style-name="ce3" office:value-type="string">
            <text:p>SALIS LUCIO</text:p>
          </table:table-cell>
          <table:table-cell table:style-name="ce3" office:value-type="string">
            <text:p>GHIANI SANDRO</text:p>
          </table:table-cell>
          <table:table-cell table:style-name="ce3" office:value-type="string">
            <text:p>SPECTRE</text:p>
          </table:table-cell>
          <table:table-cell table:number-columns-repeated="249"/>
        </table:table-row>
        <table:table-row table:style-name="ro1">
          <table:table-cell table:style-name="ce2" office:value-type="float" office:value="21595">
            <text:p>21595</text:p>
          </table:table-cell>
          <table:table-cell table:style-name="ce3" office:value-type="string">
            <text:p>CARUSO, ZERO IN CONDOTT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NUTI FRANCESCO</text:p>
          </table:table-cell>
          <table:table-cell table:style-name="ce3" office:value-type="string">
            <text:p>DAZZI CECIL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596">
            <text:p>21596</text:p>
          </table:table-cell>
          <table:table-cell table:style-name="ce3" office:value-type="string">
            <text:p>RANCID ALUMINIU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HOMAS ED</text:p>
          </table:table-cell>
          <table:table-cell table:style-name="ce3" office:value-type="string">
            <text:p>FIENNES JOSEPH</text:p>
          </table:table-cell>
          <table:table-cell table:style-name="ce3" office:value-type="string">
            <text:p>IFANS RHYS</text:p>
          </table:table-cell>
          <table:table-cell table:style-name="ce3" office:value-type="string">
            <text:p>CDI</text:p>
          </table:table-cell>
          <table:table-cell table:number-columns-repeated="249"/>
        </table:table-row>
        <table:table-row table:style-name="ro1">
          <table:table-cell table:style-name="ce2" office:value-type="float" office:value="21597">
            <text:p>21597</text:p>
          </table:table-cell>
          <table:table-cell table:style-name="ce3" office:value-type="string">
            <text:p>TIME AND TIDE - CONTROCORREN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K TSUI</text:p>
          </table:table-cell>
          <table:table-cell table:style-name="ce3" office:value-type="string">
            <text:p>TSE NICHOLAS</text:p>
          </table:table-cell>
          <table:table-cell table:style-name="ce3" office:value-type="string">
            <text:p>BAI WU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598">
            <text:p>21598</text:p>
          </table:table-cell>
          <table:table-cell table:style-name="ce3" office:value-type="string">
            <text:p>GROOVE - UN PARTY DOVE TUTTO PUO' ACCAD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RRISON GREG</text:p>
          </table:table-cell>
          <table:table-cell table:style-name="ce3" office:value-type="string">
            <text:p>FIRGENS MACKENZIE</text:p>
          </table:table-cell>
          <table:table-cell table:style-name="ce3" office:value-type="string">
            <text:p>GLAUDINI LOL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599">
            <text:p>21599</text:p>
          </table:table-cell>
          <table:table-cell table:style-name="ce3" office:value-type="string">
            <text:p>L'ALTRA DIMENSIONE - SOLE SURVIVO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ALOMON MIKAEL</text:p>
          </table:table-cell>
          <table:table-cell table:style-name="ce3" office:value-type="string">
            <text:p>ZANE BILLY</text:p>
          </table:table-cell>
          <table:table-cell table:style-name="ce3" office:value-type="string">
            <text:p>REUBEN GLORI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600">
            <text:p>21600</text:p>
          </table:table-cell>
          <table:table-cell table:style-name="ce3" office:value-type="string">
            <text:p>CHILL FACTOR - PERICOLO IMMINEN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OHSON HUGH</text:p>
          </table:table-cell>
          <table:table-cell table:style-name="ce3" office:value-type="string">
            <text:p>GOODING JR. CUBA</text:p>
          </table:table-cell>
          <table:table-cell table:style-name="ce3" office:value-type="string">
            <text:p>ULRICH SKEET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602">
            <text:p>21602</text:p>
          </table:table-cell>
          <table:table-cell table:style-name="ce3" office:value-type="string">
            <text:p>VIRTUAL LIMITS - THE SLEEPWALKER PROJECT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UTTER DAVID</text:p>
          </table:table-cell>
          <table:table-cell table:style-name="ce3" office:value-type="string">
            <text:p>GREENWOOD BRUCE</text:p>
          </table:table-cell>
          <table:table-cell table:style-name="ce3" office:value-type="string">
            <text:p>WATTS NAOMI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603">
            <text:p>21603</text:p>
          </table:table-cell>
          <table:table-cell table:style-name="ce3" office:value-type="string">
            <text:p>THE ENEMY - IL NEMI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INNINMONT TOM</text:p>
          </table:table-cell>
          <table:table-cell table:style-name="ce3" office:value-type="string">
            <text:p>PERRY LUKE</text:p>
          </table:table-cell>
          <table:table-cell table:style-name="ce3" office:value-type="string">
            <text:p>CONTI TOM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605">
            <text:p>21605</text:p>
          </table:table-cell>
          <table:table-cell table:style-name="ce3" office:value-type="string">
            <text:p>BLOOD SURF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.R. HICKOX JAMES</text:p>
          </table:table-cell>
          <table:table-cell table:style-name="ce3" office:value-type="string">
            <text:p>WEST JOEL</text:p>
          </table:table-cell>
          <table:table-cell table:style-name="ce3" office:value-type="string">
            <text:p>REIF TARY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628">
            <text:p>21628</text:p>
          </table:table-cell>
          <table:table-cell table:style-name="ce3" office:value-type="string">
            <text:p>CAST AWAY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ZEMECKIS ROBERT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1629">
            <text:p>21629</text:p>
          </table:table-cell>
          <table:table-cell table:style-name="ce3" office:value-type="string">
            <text:p>KIRIKU' E LA STREGA KARABA'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OCELOT MICHEL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ALFADELIS</text:p>
          </table:table-cell>
          <table:table-cell table:number-columns-repeated="249"/>
        </table:table-row>
        <table:table-row table:style-name="ro1">
          <table:table-cell table:style-name="ce2" office:value-type="float" office:value="21631">
            <text:p>21631</text:p>
          </table:table-cell>
          <table:table-cell table:style-name="ce3" office:value-type="string">
            <text:p>MEMEN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LAN CHRISTOPHER</text:p>
          </table:table-cell>
          <table:table-cell table:style-name="ce3" office:value-type="string">
            <text:p>PIERCE GUY</text:p>
          </table:table-cell>
          <table:table-cell table:style-name="ce3" office:value-type="string">
            <text:p>MOSS CARRIE-ANNE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632">
            <text:p>21632</text:p>
          </table:table-cell>
          <table:table-cell table:style-name="ce3" office:value-type="string">
            <text:p>DARK ANGE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AMERON JAMES</text:p>
          </table:table-cell>
          <table:table-cell table:style-name="ce3" office:value-type="string">
            <text:p>ALBA JESSICA</text:p>
          </table:table-cell>
          <table:table-cell table:style-name="ce3" office:value-type="string">
            <text:p>WEATHERLY MICHAEL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649">
            <text:p>21649</text:p>
          </table:table-cell>
          <table:table-cell table:style-name="ce3" office:value-type="string">
            <text:p>DRACULA'S LEGACY - IL FASCINO DEL M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LUSSIER PATRICK</text:p>
          </table:table-cell>
          <table:table-cell table:style-name="ce3" office:value-type="string">
            <text:p>MILLER JOHNNY LEE</text:p>
          </table:table-cell>
          <table:table-cell table:style-name="ce3" office:value-type="string">
            <text:p>WADDEL JUSTINE</text:p>
          </table:table-cell>
          <table:table-cell table:style-name="ce3" office:value-type="string">
            <text:p>DIMENSION/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1650">
            <text:p>21650</text:p>
          </table:table-cell>
          <table:table-cell table:style-name="ce3" office:value-type="string">
            <text:p>GALLINE IN FUGA - CHICKEN RUN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LORD PETER &amp; PARK NICK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1664">
            <text:p>21664</text:p>
          </table:table-cell>
          <table:table-cell table:style-name="ce3" office:value-type="string">
            <text:p>LA TIGRE E IL DRAGONE - CROUCHING TIG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EE ANG</text:p>
          </table:table-cell>
          <table:table-cell table:style-name="ce3" office:value-type="string">
            <text:p>FAT CHOW YUN</text:p>
          </table:table-cell>
          <table:table-cell table:style-name="ce3" office:value-type="string">
            <text:p>YEOH MICHELLE</text:p>
          </table:table-cell>
          <table:table-cell table:style-name="ce3" office:value-type="string">
            <text:p>ELLEU - BIM</text:p>
          </table:table-cell>
          <table:table-cell table:number-columns-repeated="249"/>
        </table:table-row>
        <table:table-row table:style-name="ro1">
          <table:table-cell table:style-name="ce2" office:value-type="float" office:value="21667">
            <text:p>21667</text:p>
          </table:table-cell>
          <table:table-cell table:style-name="ce3" office:value-type="string">
            <text:p>THE FAMILY MA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ATNER BRETT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LEONI TE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680">
            <text:p>21680</text:p>
          </table:table-cell>
          <table:table-cell table:style-name="ce3" office:value-type="string">
            <text:p>TRAPPOLA CRIMIN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ANKENHEIMER JOH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682">
            <text:p>21682</text:p>
          </table:table-cell>
          <table:table-cell table:style-name="ce3" office:value-type="string">
            <text:p>THE LAK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BRIELSON HANS AKE</text:p>
          </table:table-cell>
          <table:table-cell table:style-name="ce3" office:value-type="string">
            <text:p>LUND REGINA</text:p>
          </table:table-cell>
          <table:table-cell table:style-name="ce3" office:value-type="string">
            <text:p>BREDEFELT GOST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683">
            <text:p>21683</text:p>
          </table:table-cell>
          <table:table-cell table:style-name="ce3" office:value-type="string">
            <text:p>SANCTIMON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OLL UWE</text:p>
          </table:table-cell>
          <table:table-cell table:style-name="ce3" office:value-type="string">
            <text:p>VAN DIEN CASPER</text:p>
          </table:table-cell>
          <table:table-cell table:style-name="ce3" office:value-type="string">
            <text:p>PARE MICHA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685">
            <text:p>21685</text:p>
          </table:table-cell>
          <table:table-cell table:style-name="ce3" office:value-type="string">
            <text:p>MEN OF HONOR - L'ONORE DEGLI UOMIN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TILLMAN GEORGE JR.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GOODING CUBA JR.</text:p>
          </table:table-cell>
          <table:table-cell table:style-name="ce3" office:value-type="string">
            <text:p>20TH CENTURY FOX HOME VI</text:p>
          </table:table-cell>
          <table:table-cell table:number-columns-repeated="249"/>
        </table:table-row>
        <table:table-row table:style-name="ro1">
          <table:table-cell table:style-name="ce2" office:value-type="float" office:value="21686">
            <text:p>21686</text:p>
          </table:table-cell>
          <table:table-cell table:style-name="ce3" office:value-type="string">
            <text:p>DIGIMON IL FILM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ONGO AKIYOSHI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20TH CENTURY FOX HOME VI</text:p>
          </table:table-cell>
          <table:table-cell table:number-columns-repeated="249"/>
        </table:table-row>
        <table:table-row table:style-name="ro1">
          <table:table-cell table:style-name="ce2" office:value-type="float" office:value="21696">
            <text:p>21696</text:p>
          </table:table-cell>
          <table:table-cell table:style-name="ce3" office:value-type="string">
            <text:p>L'ULTIMO BACI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UCCINO GABRIELE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MEZZOGIORNO GIOVANN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697">
            <text:p>21697</text:p>
          </table:table-cell>
          <table:table-cell table:style-name="ce3" office:value-type="string">
            <text:p>CONTENDERS SERIE 7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INAHAN DANIEL</text:p>
          </table:table-cell>
          <table:table-cell table:style-name="ce3" office:value-type="string">
            <text:p>SMITH BROOKE</text:p>
          </table:table-cell>
          <table:table-cell table:style-name="ce3" office:value-type="string">
            <text:p>FITZGERALD GLEN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699">
            <text:p>21699</text:p>
          </table:table-cell>
          <table:table-cell table:style-name="ce3" office:value-type="string">
            <text:p>THE GUARDIA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ERLESKY JOHN</text:p>
          </table:table-cell>
          <table:table-cell table:style-name="ce3" office:value-type="string">
            <text:p>VAN PEEBLES MARIO</text:p>
          </table:table-cell>
          <table:table-cell table:style-name="ce3" office:value-type="string">
            <text:p>REMAR JAMES</text:p>
          </table:table-cell>
          <table:table-cell table:style-name="ce3" office:value-type="string">
            <text:p>EAGLE</text:p>
          </table:table-cell>
          <table:table-cell table:number-columns-repeated="249"/>
        </table:table-row>
        <table:table-row table:style-name="ro1">
          <table:table-cell table:style-name="ce2" office:value-type="float" office:value="21702">
            <text:p>21702</text:p>
          </table:table-cell>
          <table:table-cell table:style-name="ce3" office:value-type="string">
            <text:p>IL 6° GIORNO <text:s text:c="2"/>(THE 6TH DAY)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POTTISWOODE ROGER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RAPAPORT MICHAE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703">
            <text:p>21703</text:p>
          </table:table-cell>
          <table:table-cell table:style-name="ce3" office:value-type="string">
            <text:p>BILLY ELLIO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ALDRY STEPHEN</text:p>
          </table:table-cell>
          <table:table-cell table:style-name="ce3" office:value-type="string">
            <text:p>BELL JAMIE</text:p>
          </table:table-cell>
          <table:table-cell table:style-name="ce3" office:value-type="string">
            <text:p>WALTERS JUL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705">
            <text:p>21705</text:p>
          </table:table-cell>
          <table:table-cell table:style-name="ce3" office:value-type="string">
            <text:p>LA STRADA PER ELDORAD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BERGERON ERIC &amp; PAUL DO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1707">
            <text:p>21707</text:p>
          </table:table-cell>
          <table:table-cell table:style-name="ce3" office:value-type="string">
            <text:p>THE REPLICAN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M RINGO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ROOKER MICHAEL</text:p>
          </table:table-cell>
          <table:table-cell table:style-name="ce3" office:value-type="string">
            <text:p>CINE VIDEO CORPORATION</text:p>
          </table:table-cell>
          <table:table-cell table:number-columns-repeated="249"/>
        </table:table-row>
        <table:table-row table:style-name="ro1">
          <table:table-cell table:style-name="ce2" office:value-type="float" office:value="21711">
            <text:p>21711</text:p>
          </table:table-cell>
          <table:table-cell table:style-name="ce3" office:value-type="string">
            <text:p>LA LEGGENDA DEL LAGO <text:s text:c="2"/>(MEL)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TRAVOLTA JOEY</text:p>
          </table:table-cell>
          <table:table-cell table:style-name="ce3" office:value-type="string">
            <text:p>BORGNINE ERNEST</text:p>
          </table:table-cell>
          <table:table-cell table:style-name="ce3" office:value-type="string">
            <text:p>LONG SHELLE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713">
            <text:p>21713</text:p>
          </table:table-cell>
          <table:table-cell table:style-name="ce3" office:value-type="string">
            <text:p>I TRE PORCELLINI E LE ALTRE STORI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714">
            <text:p>21714</text:p>
          </table:table-cell>
          <table:table-cell table:style-name="ce3" office:value-type="string">
            <text:p>CARTOON SHOW VOLUME 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732">
            <text:p>21732</text:p>
          </table:table-cell>
          <table:table-cell table:style-name="ce3" office:value-type="string">
            <text:p>IL MISTERO DELL'ACQU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IGELOW KATHRYN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HURLEY ELIZABETH</text:p>
          </table:table-cell>
          <table:table-cell table:style-name="ce3" office:value-type="string">
            <text:p>ELLEU - BIM</text:p>
          </table:table-cell>
          <table:table-cell table:number-columns-repeated="249"/>
        </table:table-row>
        <table:table-row table:style-name="ro1">
          <table:table-cell table:style-name="ce2" office:value-type="float" office:value="21737">
            <text:p>21737</text:p>
          </table:table-cell>
          <table:table-cell table:style-name="ce3" office:value-type="string">
            <text:p>I CAVALIERI CHE FECERO L'IMPRES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AVATI PUPI</text:p>
          </table:table-cell>
          <table:table-cell table:style-name="ce3" office:value-type="string">
            <text:p>FURLONG EDWARD</text:p>
          </table:table-cell>
          <table:table-cell table:style-name="ce3" office:value-type="string">
            <text:p>BOVA RAOUL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739">
            <text:p>21739</text:p>
          </table:table-cell>
          <table:table-cell table:style-name="ce3" office:value-type="string">
            <text:p>KILLING MRS.TINGLE - TEACHING MRS.TING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ILLIAMSON KEVIN</text:p>
          </table:table-cell>
          <table:table-cell table:style-name="ce3" office:value-type="string">
            <text:p>MIRREN HELEN</text:p>
          </table:table-cell>
          <table:table-cell table:style-name="ce3" office:value-type="string">
            <text:p>HOLMES KATIE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1775">
            <text:p>21775</text:p>
          </table:table-cell>
          <table:table-cell table:style-name="ce3" office:value-type="string">
            <text:p>WHAT WOMEN WANT - QUELLO CHE LE DONNE V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EYERS NANCY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HUNT HELE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779">
            <text:p>21779</text:p>
          </table:table-cell>
          <table:table-cell table:style-name="ce3" office:value-type="string">
            <text:p>IL GUSTO DEGLI ALTRI - LE GOUT DES AUT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AOUI AGNES</text:p>
          </table:table-cell>
          <table:table-cell table:style-name="ce3" office:value-type="string">
            <text:p>ALVARO ANNE</text:p>
          </table:table-cell>
          <table:table-cell table:style-name="ce3" office:value-type="string">
            <text:p>BACRI JEAN-PIERRE</text:p>
          </table:table-cell>
          <table:table-cell table:style-name="ce3" office:value-type="string">
            <text:p>EYESCREE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1780">
            <text:p>21780</text:p>
          </table:table-cell>
          <table:table-cell table:style-name="ce3" office:value-type="string">
            <text:p>LA MUMMIA 2 - IL RITORN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OMMERS STEPHEN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WEISZ RACHE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781">
            <text:p>21781</text:p>
          </table:table-cell>
          <table:table-cell table:style-name="ce3" office:value-type="string">
            <text:p>BEAUTIFUL CREATUR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AGLES BILL</text:p>
          </table:table-cell>
          <table:table-cell table:style-name="ce3" office:value-type="string">
            <text:p>WEISZ RACHEL</text:p>
          </table:table-cell>
          <table:table-cell table:style-name="ce3" office:value-type="string">
            <text:p>LYNCH SUSAN</text:p>
          </table:table-cell>
          <table:table-cell table:style-name="ce3" office:value-type="string">
            <text:p>UNIVE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783">
            <text:p>21783</text:p>
          </table:table-cell>
          <table:table-cell table:style-name="ce3" office:value-type="string">
            <text:p>LA CARICA DEI 102 - UN NUOVO COLPO DI CO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LIMA KEVIN</text:p>
          </table:table-cell>
          <table:table-cell table:style-name="ce3" office:value-type="string">
            <text:p>CLOSE GLENN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1784">
            <text:p>21784</text:p>
          </table:table-cell>
          <table:table-cell table:style-name="ce3" office:value-type="string">
            <text:p>SNATCH - LO STRAPP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ITCHIE GUY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DEL TORO BENICIO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785">
            <text:p>21785</text:p>
          </table:table-cell>
          <table:table-cell table:style-name="ce3" office:value-type="string">
            <text:p>STREGATI DALLA LU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MMENDOLA &amp; PISTOIA</text:p>
          </table:table-cell>
          <table:table-cell table:style-name="ce3" office:value-type="string">
            <text:p>PISTOIA NICOLA</text:p>
          </table:table-cell>
          <table:table-cell table:style-name="ce3" office:value-type="string">
            <text:p>AMMENDOLA PINO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831">
            <text:p>21831</text:p>
          </table:table-cell>
          <table:table-cell table:style-name="ce3" office:value-type="string">
            <text:p>IL CORVO 3 - SALVATION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NALLURI BHARAT</text:p>
          </table:table-cell>
          <table:table-cell table:style-name="ce3" office:value-type="string">
            <text:p>DUNST KIRSTEN</text:p>
          </table:table-cell>
          <table:table-cell table:style-name="ce3" office:value-type="string">
            <text:p>MABIUS ERIC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32">
            <text:p>21832</text:p>
          </table:table-cell>
          <table:table-cell table:style-name="ce3" office:value-type="string">
            <text:p>MINDSTORM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EPIN RICHARD</text:p>
          </table:table-cell>
          <table:table-cell table:style-name="ce3" office:value-type="string">
            <text:p>SABATO ANTONIO JR.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33">
            <text:p>21833</text:p>
          </table:table-cell>
          <table:table-cell table:style-name="ce3" office:value-type="string">
            <text:p>MISTER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RR DOUGLAS</text:p>
          </table:table-cell>
          <table:table-cell table:style-name="ce3" office:value-type="string">
            <text:p>GOSSETT LOUIS JR.</text:p>
          </table:table-cell>
          <table:table-cell table:style-name="ce3" office:value-type="string">
            <text:p>URICH ROBERT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46">
            <text:p>21846</text:p>
          </table:table-cell>
          <table:table-cell table:style-name="ce3" office:value-type="string">
            <text:p>15 MINUTI - FOLLIA OMICIDA A NEW YOR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ERZFELD JOHN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BURNS EDWARD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854">
            <text:p>21854</text:p>
          </table:table-cell>
          <table:table-cell table:style-name="ce3" office:value-type="string">
            <text:p>PASSIONE RIBELLE - ALL THE PRETTY HORSE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THORNTON BILLY BOB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THOMAS HENR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1879">
            <text:p>21879</text:p>
          </table:table-cell>
          <table:table-cell table:style-name="ce3" office:value-type="string">
            <text:p>THE WEDDING PLANNER - PRIMA O POI MI SP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NKMAN ADAM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80">
            <text:p>21880</text:p>
          </table:table-cell>
          <table:table-cell table:style-name="ce3" office:value-type="string">
            <text:p>STILETTO DANC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ZZOPARDI MARIO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ORZARI ROMANO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81">
            <text:p>21881</text:p>
          </table:table-cell>
          <table:table-cell table:style-name="ce3" office:value-type="string">
            <text:p>EPOCH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ODO MATT</text:p>
          </table:table-cell>
          <table:table-cell table:style-name="ce3" office:value-type="string">
            <text:p>KEITH DAVID</text:p>
          </table:table-cell>
          <table:table-cell table:style-name="ce3" office:value-type="string">
            <text:p>O'NEAL RY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882">
            <text:p>21882</text:p>
          </table:table-cell>
          <table:table-cell table:style-name="ce3" office:value-type="string">
            <text:p>TRAFFIC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ZETA-JONES CATHERIN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886">
            <text:p>21886</text:p>
          </table:table-cell>
          <table:table-cell table:style-name="ce3" office:value-type="string">
            <text:p>AMORI IN CITTA'... E TRADIMENTI IN CAMP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ELSOM PETER</text:p>
          </table:table-cell>
          <table:table-cell table:style-name="ce3" office:value-type="string">
            <text:p>BEATTY WARREN</text:p>
          </table:table-cell>
          <table:table-cell table:style-name="ce3" office:value-type="string">
            <text:p>KEATON DIAN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891">
            <text:p>21891</text:p>
          </table:table-cell>
          <table:table-cell table:style-name="ce3" office:value-type="string">
            <text:p>VERTICAL LIMI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AMPBELL MARTIN</text:p>
          </table:table-cell>
          <table:table-cell table:style-name="ce3" office:value-type="string">
            <text:p>O'DONNELL CHRIS</text:p>
          </table:table-cell>
          <table:table-cell table:style-name="ce3" office:value-type="string">
            <text:p>PXTON BIL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1892">
            <text:p>21892</text:p>
          </table:table-cell>
          <table:table-cell table:style-name="ce3" office:value-type="string">
            <text:p>IL GRINCH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OWARD RON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893">
            <text:p>21893</text:p>
          </table:table-cell>
          <table:table-cell table:style-name="ce3" office:value-type="string">
            <text:p>THE INVISIBLE MAN 1 - L'UOMO INVISIBI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ISNER BRECK</text:p>
          </table:table-cell>
          <table:table-cell table:style-name="ce3" office:value-type="string">
            <text:p>VENTRESCA VINCENT</text:p>
          </table:table-cell>
          <table:table-cell table:style-name="ce3" office:value-type="string">
            <text:p>BEN-VICTOR PAU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895">
            <text:p>21895</text:p>
          </table:table-cell>
          <table:table-cell table:style-name="ce3" office:value-type="string">
            <text:p>IL NEMICO ALLE PORTE - ENEMY AT THE GATE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ANNAUD JEAN JACQUES</text:p>
          </table:table-cell>
          <table:table-cell table:style-name="ce3" office:value-type="string">
            <text:p>LAW JUDE</text:p>
          </table:table-cell>
          <table:table-cell table:style-name="ce3" office:value-type="string">
            <text:p>FIENNES JOSEPH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896">
            <text:p>21896</text:p>
          </table:table-cell>
          <table:table-cell table:style-name="ce3" office:value-type="string">
            <text:p>IL TERZO MIRACOLO - THE THIRD MIRAC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LLAND AGNIESZKA</text:p>
          </table:table-cell>
          <table:table-cell table:style-name="ce3" office:value-type="string">
            <text:p>HARRIS ED</text:p>
          </table:table-cell>
          <table:table-cell table:style-name="ce3" office:value-type="string">
            <text:p>HECHE ANN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1897">
            <text:p>21897</text:p>
          </table:table-cell>
          <table:table-cell table:style-name="ce3" office:value-type="string">
            <text:p>FATTI, STRAFATTI E STRAFIGH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INER DANNY</text:p>
          </table:table-cell>
          <table:table-cell table:style-name="ce3" office:value-type="string">
            <text:p>KUTCHER ASHTON</text:p>
          </table:table-cell>
          <table:table-cell table:style-name="ce3" office:value-type="string">
            <text:p>SCOTT SEANN WILLIAM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899">
            <text:p>21899</text:p>
          </table:table-cell>
          <table:table-cell table:style-name="ce3" office:value-type="string">
            <text:p>AMERICAN PSYCH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RRON MARY</text:p>
          </table:table-cell>
          <table:table-cell table:style-name="ce3" office:value-type="string">
            <text:p>BALE CHRISTIAN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1900">
            <text:p>21900</text:p>
          </table:table-cell>
          <table:table-cell table:style-name="ce3" office:value-type="string">
            <text:p>DELITTO D'AUTORE - FROGS FOR SNAK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OE AMOS</text:p>
          </table:table-cell>
          <table:table-cell table:style-name="ce3" office:value-type="string">
            <text:p>HERSHEY BARBARA</text:p>
          </table:table-cell>
          <table:table-cell table:style-name="ce3" office:value-type="string">
            <text:p>COLTRANE ROBBI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1901">
            <text:p>21901</text:p>
          </table:table-cell>
          <table:table-cell table:style-name="ce3" office:value-type="string">
            <text:p>STRANGELAN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IEPLOW JOHN</text:p>
          </table:table-cell>
          <table:table-cell table:style-name="ce3" office:value-type="string">
            <text:p>GAGE KEVIN</text:p>
          </table:table-cell>
          <table:table-cell table:style-name="ce3" office:value-type="string">
            <text:p>PENA ELIZABETH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1926">
            <text:p>21926</text:p>
          </table:table-cell>
          <table:table-cell table:style-name="ce3" office:value-type="string">
            <text:p>TICKER - ESPLOSIONE F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YUN ALNERT</text:p>
          </table:table-cell>
          <table:table-cell table:style-name="ce3" office:value-type="string">
            <text:p>SEAGAL STEVEBN</text:p>
          </table:table-cell>
          <table:table-cell table:style-name="ce3" office:value-type="string">
            <text:p>SIZEMORE TOM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927">
            <text:p>21927</text:p>
          </table:table-cell>
          <table:table-cell table:style-name="ce3" office:value-type="string">
            <text:p>INCUB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OWERS WAYNE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HAMILTON LIND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1930">
            <text:p>21930</text:p>
          </table:table-cell>
          <table:table-cell table:style-name="ce3" office:value-type="string">
            <text:p>MONKEY BON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SELICK HENRY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1940">
            <text:p>21940</text:p>
          </table:table-cell>
          <table:table-cell table:style-name="ce3" office:value-type="string">
            <text:p>SWEET NOVEMBER - DOLCE NOVEMB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O'CONNOR PAT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1955">
            <text:p>21955</text:p>
          </table:table-cell>
          <table:table-cell table:style-name="ce3" office:value-type="string">
            <text:p>BIG MAMA - BIG MOMMA'S HOUS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SNELL RAJA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LONG N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1957">
            <text:p>21957</text:p>
          </table:table-cell>
          <table:table-cell table:style-name="ce3" office:value-type="string">
            <text:p>NEW ALCATRAZ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OTH PHILLIP</text:p>
          </table:table-cell>
          <table:table-cell table:style-name="ce3" office:value-type="string">
            <text:p>CAIN DEAN</text:p>
          </table:table-cell>
          <table:table-cell table:style-name="ce3" office:value-type="string">
            <text:p>LACKEY ELIZABETH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958">
            <text:p>21958</text:p>
          </table:table-cell>
          <table:table-cell table:style-name="ce3" office:value-type="string">
            <text:p>SHADOW HOUR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EATON ISAAC H.</text:p>
          </table:table-cell>
          <table:table-cell table:style-name="ce3" office:value-type="string">
            <text:p>GETTY BALTHAZAR</text:p>
          </table:table-cell>
          <table:table-cell table:style-name="ce3" office:value-type="string">
            <text:p>GAYHEART REBECC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959">
            <text:p>21959</text:p>
          </table:table-cell>
          <table:table-cell table:style-name="ce3" office:value-type="string">
            <text:p>IL CODICE DELL'ASSASSI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LENFANT ROB</text:p>
          </table:table-cell>
          <table:table-cell table:style-name="ce3" office:value-type="string">
            <text:p>CAULFIELD MAXWELL</text:p>
          </table:table-cell>
          <table:table-cell table:style-name="ce3" office:value-type="string">
            <text:p>ASHBY LINDE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1960">
            <text:p>21960</text:p>
          </table:table-cell>
          <table:table-cell table:style-name="ce3" office:value-type="string">
            <text:p>THE MEXICA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ERBINSKI GORE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1961">
            <text:p>21961</text:p>
          </table:table-cell>
          <table:table-cell table:style-name="ce3" office:value-type="string">
            <text:p>THE IMMORTAL - I DEMONI DELLA NOTT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TRAITON DAVID</text:p>
          </table:table-cell>
          <table:table-cell table:style-name="ce3" office:value-type="string">
            <text:p>LAMAS LORENZO</text:p>
          </table:table-cell>
          <table:table-cell table:style-name="ce3" office:value-type="string">
            <text:p>TELEK APRI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1985">
            <text:p>21985</text:p>
          </table:table-cell>
          <table:table-cell table:style-name="ce3" office:value-type="string">
            <text:p>HIGHLANDER ENDGAM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ARNIOKOSKI DOUGLAS</text:p>
          </table:table-cell>
          <table:table-cell table:style-name="ce3" office:value-type="string">
            <text:p>LAMBERT CHRISTOPHER</text:p>
          </table:table-cell>
          <table:table-cell table:style-name="ce3" office:value-type="string">
            <text:p>PAUL ADRIAN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014">
            <text:p>22014</text:p>
          </table:table-cell>
          <table:table-cell table:style-name="ce3" office:value-type="string">
            <text:p>THE CALLING - LA CHIAMAT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AESAR RICHARD</text:p>
          </table:table-cell>
          <table:table-cell table:style-name="ce3" office:value-type="string">
            <text:p>HARRIS LAURA</text:p>
          </table:table-cell>
          <table:table-cell table:style-name="ce3" office:value-type="string">
            <text:p>LINTERN RICHARD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15">
            <text:p>22015</text:p>
          </table:table-cell>
          <table:table-cell table:style-name="ce3" office:value-type="string">
            <text:p>MINACCIA SOTTO IL MA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SSAN JON</text:p>
          </table:table-cell>
          <table:table-cell table:style-name="ce3" office:value-type="string">
            <text:p>VAN DIEN CASPER</text:p>
          </table:table-cell>
          <table:table-cell table:style-name="ce3" office:value-type="string">
            <text:p>MCRANEY GERALD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16">
            <text:p>22016</text:p>
          </table:table-cell>
          <table:table-cell table:style-name="ce3" office:value-type="string">
            <text:p>VUOTO D'ARIA - ROUGH AIR:DANGER ON FLIGH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ASSAR JON</text:p>
          </table:table-cell>
          <table:table-cell table:style-name="ce3" office:value-type="string">
            <text:p>ROBERTS ERIC</text:p>
          </table:table-cell>
          <table:table-cell table:style-name="ce3" office:value-type="string">
            <text:p>PAUL ALEXANDR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17">
            <text:p>22017</text:p>
          </table:table-cell>
          <table:table-cell table:style-name="ce3" office:value-type="string">
            <text:p>PEARL HARBOR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BAY MICHAEL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HARTNETT JOSH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019">
            <text:p>22019</text:p>
          </table:table-cell>
          <table:table-cell table:style-name="ce3" office:value-type="string">
            <text:p>LE FOLLIE DELL'IMPERATOR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2020">
            <text:p>22020</text:p>
          </table:table-cell>
          <table:table-cell table:style-name="ce3" office:value-type="string">
            <text:p>URBAN LEGEND - FINAL CU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OTTMAN JOHN</text:p>
          </table:table-cell>
          <table:table-cell table:style-name="ce3" office:value-type="string">
            <text:p>MORRISON JENNIFER</text:p>
          </table:table-cell>
          <table:table-cell table:style-name="ce3" office:value-type="string">
            <text:p>DAVIS MATTHEW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022">
            <text:p>22022</text:p>
          </table:table-cell>
          <table:table-cell table:style-name="ce3" office:value-type="string">
            <text:p>LA MOSSA DEL DIAVOLO - BLESS THE CHIL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USSELL CHUCK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SMITS JIMM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026">
            <text:p>22026</text:p>
          </table:table-cell>
          <table:table-cell table:style-name="ce3" office:value-type="string">
            <text:p>TESTE DI COC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ORDANI UGO FABRIZIO</text:p>
          </table:table-cell>
          <table:table-cell table:style-name="ce3" office:value-type="string">
            <text:p>GASSMAN ALESSANDRO</text:p>
          </table:table-cell>
          <table:table-cell table:style-name="ce3" office:value-type="string">
            <text:p>TOGNAZZI GIAN MAR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028">
            <text:p>22028</text:p>
          </table:table-cell>
          <table:table-cell table:style-name="ce3" office:value-type="string">
            <text:p>LIBERATE I PES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MENCINI CRISTINA</text:p>
          </table:table-cell>
          <table:table-cell table:style-name="ce3" office:value-type="string">
            <text:p>MORANTE LAURA</text:p>
          </table:table-cell>
          <table:table-cell table:style-name="ce3" office:value-type="string">
            <text:p>PAOLANTONI FRANCES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029">
            <text:p>22029</text:p>
          </table:table-cell>
          <table:table-cell table:style-name="ce3" office:value-type="string">
            <text:p>FERITE MORTALI - EXIT WOUND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RTKOWIAK ANDRZEJ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DMX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030">
            <text:p>22030</text:p>
          </table:table-cell>
          <table:table-cell table:style-name="ce3" office:value-type="string">
            <text:p>IL RIBELLE - IN THE SHADOW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LKIN STEPHEN</text:p>
          </table:table-cell>
          <table:table-cell table:style-name="ce3" office:value-type="string">
            <text:p>GOODING JR. CUBA</text:p>
          </table:table-cell>
          <table:table-cell table:style-name="ce3" office:value-type="string">
            <text:p>KELLY MOIR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031">
            <text:p>22031</text:p>
          </table:table-cell>
          <table:table-cell table:style-name="ce3" office:value-type="string">
            <text:p>BOOTME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ERRY DEIN</text:p>
          </table:table-cell>
          <table:table-cell table:style-name="ce3" office:value-type="string">
            <text:p>GARCIA ADAM</text:p>
          </table:table-cell>
          <table:table-cell table:style-name="ce3" office:value-type="string">
            <text:p>LEE SOPHI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032">
            <text:p>22032</text:p>
          </table:table-cell>
          <table:table-cell table:style-name="ce3" office:value-type="string">
            <text:p>PER INCANTO O PER DELIZIA - WOMAN ON TO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ORRES FINA</text:p>
          </table:table-cell>
          <table:table-cell table:style-name="ce3" office:value-type="string">
            <text:p>CRUZ PENELOPE</text:p>
          </table:table-cell>
          <table:table-cell table:style-name="ce3" office:value-type="string">
            <text:p>BENICIO MURILO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041">
            <text:p>22041</text:p>
          </table:table-cell>
          <table:table-cell table:style-name="ce3" office:value-type="string">
            <text:p>THE INVISIBLE MAN 2 - L'UOMO INVISIBI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ISNER BRECK</text:p>
          </table:table-cell>
          <table:table-cell table:style-name="ce3" office:value-type="string">
            <text:p>VENTRESCA VINCENT</text:p>
          </table:table-cell>
          <table:table-cell table:style-name="ce3" office:value-type="string">
            <text:p>BEN-VICTOR PAU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042">
            <text:p>22042</text:p>
          </table:table-cell>
          <table:table-cell table:style-name="ce3" office:value-type="string">
            <text:p>SHREK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ADAMSON A. &amp; JENSON V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2050">
            <text:p>22050</text:p>
          </table:table-cell>
          <table:table-cell table:style-name="ce3" office:value-type="string">
            <text:p>S.Y.N.A.P.S.E. - PERICOLO IN RE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OWITT PETER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PHILLIPPE RY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051">
            <text:p>22051</text:p>
          </table:table-cell>
          <table:table-cell table:style-name="ce3" office:value-type="string">
            <text:p>VIALE DEI DELITTI - LOVERS LAN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ARD JON</text:p>
          </table:table-cell>
          <table:table-cell table:style-name="ce3" office:value-type="string">
            <text:p>DEAN J. ERIN</text:p>
          </table:table-cell>
          <table:table-cell table:style-name="ce3" office:value-type="string">
            <text:p>LANCASTER SARAH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052">
            <text:p>22052</text:p>
          </table:table-cell>
          <table:table-cell table:style-name="ce3" office:value-type="string">
            <text:p>THE GUILTY - IL COLPEVO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ALLER ANTHONY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SAWA DEV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53">
            <text:p>22053</text:p>
          </table:table-cell>
          <table:table-cell table:style-name="ce3" office:value-type="string">
            <text:p>TRIANGLE - IL TRIANGO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EAGUE LEWIS</text:p>
          </table:table-cell>
          <table:table-cell table:style-name="ce3" office:value-type="string">
            <text:p>PERRY LUKE</text:p>
          </table:table-cell>
          <table:table-cell table:style-name="ce3" office:value-type="string">
            <text:p>CORTESE D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56">
            <text:p>22056</text:p>
          </table:table-cell>
          <table:table-cell table:style-name="ce3" office:value-type="string">
            <text:p>BARBIE E LO SCHIACCIANOC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057">
            <text:p>22057</text:p>
          </table:table-cell>
          <table:table-cell table:style-name="ce3" office:value-type="string">
            <text:p>QUASI FAMOSI - ALMOST FAMOU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ROWE CAMERON</text:p>
          </table:table-cell>
          <table:table-cell table:style-name="ce3" office:value-type="string">
            <text:p>CRUDUP BILLY</text:p>
          </table:table-cell>
          <table:table-cell table:style-name="ce3" office:value-type="string">
            <text:p>MCDORMAND FRANCES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59">
            <text:p>22059</text:p>
          </table:table-cell>
          <table:table-cell table:style-name="ce3" office:value-type="string">
            <text:p>LA VOCE DEL CIGN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CH R. &amp; NOSS L. TERRY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62">
            <text:p>22062</text:p>
          </table:table-cell>
          <table:table-cell table:style-name="ce3" office:value-type="string">
            <text:p>XCHANG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YLE ALAN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MACLACHLAN KYLE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063">
            <text:p>22063</text:p>
          </table:table-cell>
          <table:table-cell table:style-name="ce3" office:value-type="string">
            <text:p>BAIT - L'ESC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UQUA ANTOINE</text:p>
          </table:table-cell>
          <table:table-cell table:style-name="ce3" office:value-type="string">
            <text:p>FOXX JAMIE</text:p>
          </table:table-cell>
          <table:table-cell table:style-name="ce3" office:value-type="string">
            <text:p>MORSE DAVID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089">
            <text:p>22089</text:p>
          </table:table-cell>
          <table:table-cell table:style-name="ce3" office:value-type="string">
            <text:p>SHRIEK - HAI IMPEGNI PER VENERDI 17?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LANCHARD JOHN</text:p>
          </table:table-cell>
          <table:table-cell table:style-name="ce3" office:value-type="string">
            <text:p>COOLIO</text:p>
          </table:table-cell>
          <table:table-cell table:style-name="ce3" office:value-type="string">
            <text:p>JONES SHIRLE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90">
            <text:p>22090</text:p>
          </table:table-cell>
          <table:table-cell table:style-name="ce3" office:value-type="string">
            <text:p>DOUBLE BANG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OULD HEYWOOD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SEDA J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093">
            <text:p>22093</text:p>
          </table:table-cell>
          <table:table-cell table:style-name="ce3" office:value-type="string">
            <text:p>HEARTBREAKERS - VIZIO DI FAMIGLI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RKIN DAVID</text:p>
          </table:table-cell>
          <table:table-cell table:style-name="ce3" office:value-type="string">
            <text:p>WEAVER SIGOURNEY</text:p>
          </table:table-cell>
          <table:table-cell table:style-name="ce3" office:value-type="string">
            <text:p>LOVE HEWITT JENNIFER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098">
            <text:p>22098</text:p>
          </table:table-cell>
          <table:table-cell table:style-name="ce3" office:value-type="string">
            <text:p>SPY KID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CUGINO CARLA</text:p>
          </table:table-cell>
          <table:table-cell table:style-name="ce3" office:value-type="string">
            <text:p>DIMENSION/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099">
            <text:p>22099</text:p>
          </table:table-cell>
          <table:table-cell table:style-name="ce3" office:value-type="string">
            <text:p>IL DOTTOR DOLITTLE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RR STEVE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WILSON KRISTE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100">
            <text:p>22100</text:p>
          </table:table-cell>
          <table:table-cell table:style-name="ce3" office:value-type="string">
            <text:p>LE AVVENTURE DI ROCKY &amp; BULLWINKL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CANUFF DES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RUSSO RE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112">
            <text:p>22112</text:p>
          </table:table-cell>
          <table:table-cell table:style-name="ce3" office:value-type="string">
            <text:p>CRIMINI SUL FIUME HUDSON - INTERSTATE 84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TRIDGE ROSS</text:p>
          </table:table-cell>
          <table:table-cell table:style-name="ce3" office:value-type="string">
            <text:p>DILLON KEVIN</text:p>
          </table:table-cell>
          <table:table-cell table:style-name="ce3" office:value-type="string">
            <text:p>LITTLEFIELD JOHN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113">
            <text:p>22113</text:p>
          </table:table-cell>
          <table:table-cell table:style-name="ce3" office:value-type="string">
            <text:p>POKEMON 3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RN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121">
            <text:p>22121</text:p>
          </table:table-cell>
          <table:table-cell table:style-name="ce3" office:value-type="string">
            <text:p>FINAL FANTASY - THE SPIRITS WITHI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AKAGUCHI HIRONOBU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122">
            <text:p>22122</text:p>
          </table:table-cell>
          <table:table-cell table:style-name="ce3" office:value-type="string">
            <text:p>UN PERFETTO CRIMIN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O'SULLIVAN THADDEUS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FIORENTINO LIND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123">
            <text:p>22123</text:p>
          </table:table-cell>
          <table:table-cell table:style-name="ce3" office:value-type="string">
            <text:p>BABBO NATALE CERCASI - CALL ME CLAU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WERNER PETER</text:p>
          </table:table-cell>
          <table:table-cell table:style-name="ce3" office:value-type="string">
            <text:p>GOLDBERG WHOOPI</text:p>
          </table:table-cell>
          <table:table-cell table:style-name="ce3" office:value-type="string">
            <text:p>HAWTHORNE NIGE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124">
            <text:p>22124</text:p>
          </table:table-cell>
          <table:table-cell table:style-name="ce3" office:value-type="string">
            <text:p>LA VENDETTA DI CARTER - LA VERITA'BRUCI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AY STEPHEN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RICHARDSON MIRAND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125">
            <text:p>22125</text:p>
          </table:table-cell>
          <table:table-cell table:style-name="ce3" office:value-type="string">
            <text:p>LA COMUNIDAD - INTRIGO ALL'ULTIMO PIA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 LA IGLESIAS ALEX</text:p>
          </table:table-cell>
          <table:table-cell table:style-name="ce3" office:value-type="string">
            <text:p>MAURA CARMEN</text:p>
          </table:table-cell>
          <table:table-cell table:style-name="ce3" office:value-type="string">
            <text:p>ANTUNA EDUARDO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126">
            <text:p>22126</text:p>
          </table:table-cell>
          <table:table-cell table:style-name="ce3" office:value-type="string">
            <text:p>PANIC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OMELL HENRY</text:p>
          </table:table-cell>
          <table:table-cell table:style-name="ce3" office:value-type="string">
            <text:p>MACY H. WILLIAM</text:p>
          </table:table-cell>
          <table:table-cell table:style-name="ce3" office:value-type="string">
            <text:p>CAMPBELL NEV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127">
            <text:p>22127</text:p>
          </table:table-cell>
          <table:table-cell table:style-name="ce3" office:value-type="string">
            <text:p>BOUN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OS DO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145">
            <text:p>22145</text:p>
          </table:table-cell>
          <table:table-cell table:style-name="ce3" office:value-type="string">
            <text:p>SAVE THE LAST DAN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RTER THOMAS</text:p>
          </table:table-cell>
          <table:table-cell table:style-name="ce3" office:value-type="string">
            <text:p>STILES JULIA</text:p>
          </table:table-cell>
          <table:table-cell table:style-name="ce3" office:value-type="string">
            <text:p>THOMAS SEAN PATRICK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146">
            <text:p>22146</text:p>
          </table:table-cell>
          <table:table-cell table:style-name="ce3" office:value-type="string">
            <text:p>IDENTITA' AD ALTO RISCHIO - HIDDEN AGEN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RENIER MARC S.</text:p>
          </table:table-cell>
          <table:table-cell table:style-name="ce3" office:value-type="string">
            <text:p>LUNDGREN DOLPH</text:p>
          </table:table-cell>
          <table:table-cell table:style-name="ce3" office:value-type="string">
            <text:p>ROY MAXIM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196">
            <text:p>22196</text:p>
          </table:table-cell>
          <table:table-cell table:style-name="ce3" office:value-type="string">
            <text:p>IL SARTO DI PANAMA - THE TAILOR OF PANAM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OORMAN JOHN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RUSH GEOFFREY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197">
            <text:p>22197</text:p>
          </table:table-cell>
          <table:table-cell table:style-name="ce3" office:value-type="string">
            <text:p>THE UNSAID - SOTTO SILENZ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LOUGHLIN TOM</text:p>
          </table:table-cell>
          <table:table-cell table:style-name="ce3" office:value-type="string">
            <text:p>GARCIA ANDY</text:p>
          </table:table-cell>
          <table:table-cell table:style-name="ce3" office:value-type="string">
            <text:p>POLO TERI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201">
            <text:p>22201</text:p>
          </table:table-cell>
          <table:table-cell table:style-name="ce3" office:value-type="string">
            <text:p>FAST AND FURIOU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WALKEN PAU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205">
            <text:p>22205</text:p>
          </table:table-cell>
          <table:table-cell table:style-name="ce3" office:value-type="string">
            <text:p>MOULIN ROUG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UHRMANN BAZ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206">
            <text:p>22206</text:p>
          </table:table-cell>
          <table:table-cell table:style-name="ce3" office:value-type="string">
            <text:p>THE GIF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BLANCHETT CATE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207">
            <text:p>22207</text:p>
          </table:table-cell>
          <table:table-cell table:style-name="ce3" office:value-type="string">
            <text:p>MR. CROCODILLE DUNDEE 3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INCER SIMON</text:p>
          </table:table-cell>
          <table:table-cell table:style-name="ce3" office:value-type="string">
            <text:p>HOGAN PAUL</text:p>
          </table:table-cell>
          <table:table-cell table:style-name="ce3" office:value-type="string">
            <text:p>KOZLOWSKI LIND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208">
            <text:p>22208</text:p>
          </table:table-cell>
          <table:table-cell table:style-name="ce3" office:value-type="string">
            <text:p>IL MESTIERE DELLE ARM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OLMI ERMANNO</text:p>
          </table:table-cell>
          <table:table-cell table:style-name="ce3" office:value-type="string">
            <text:p>JIVKOV HRISTO</text:p>
          </table:table-cell>
          <table:table-cell table:style-name="ce3" office:value-type="string">
            <text:p>GRAMMATICO SERGIO</text:p>
          </table:table-cell>
          <table:table-cell table:style-name="ce3" office:value-type="string">
            <text:p>SANPAOLO</text:p>
          </table:table-cell>
          <table:table-cell table:number-columns-repeated="249"/>
        </table:table-row>
        <table:table-row table:style-name="ro1">
          <table:table-cell table:style-name="ce2" office:value-type="float" office:value="22212">
            <text:p>22212</text:p>
          </table:table-cell>
          <table:table-cell table:style-name="ce3" office:value-type="string">
            <text:p>EVOLUT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EITMAN IVAN</text:p>
          </table:table-cell>
          <table:table-cell table:style-name="ce3" office:value-type="string">
            <text:p>DUCHOVNY DAVID</text:p>
          </table:table-cell>
          <table:table-cell table:style-name="ce3" office:value-type="string">
            <text:p>JONES ORLANDO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228">
            <text:p>22228</text:p>
          </table:table-cell>
          <table:table-cell table:style-name="ce3" office:value-type="string">
            <text:p>DRIVE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REYNOLDS BUR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229">
            <text:p>22229</text:p>
          </table:table-cell>
          <table:table-cell table:style-name="ce3" office:value-type="string">
            <text:p>LE DUE VERITA' - FOREVER M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RADER PAUL</text:p>
          </table:table-cell>
          <table:table-cell table:style-name="ce3" office:value-type="string">
            <text:p>LIOTTA RAY</text:p>
          </table:table-cell>
          <table:table-cell table:style-name="ce3" office:value-type="string">
            <text:p>FIENNES JOSEPH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230">
            <text:p>22230</text:p>
          </table:table-cell>
          <table:table-cell table:style-name="ce3" office:value-type="string">
            <text:p>THE HO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MM NICK</text:p>
          </table:table-cell>
          <table:table-cell table:style-name="ce3" office:value-type="string">
            <text:p>BIRCH THORA</text:p>
          </table:table-cell>
          <table:table-cell table:style-name="ce3" office:value-type="string">
            <text:p>HARRINGTON DESMOND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231">
            <text:p>22231</text:p>
          </table:table-cell>
          <table:table-cell table:style-name="ce3" office:value-type="string">
            <text:p>L'APPARENZA INGAN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BER FRANCIS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AUTEUIL DANIEL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232">
            <text:p>22232</text:p>
          </table:table-cell>
          <table:table-cell table:style-name="ce3" office:value-type="string">
            <text:p>BRUCE LEE - LA LEGGEN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ITTLE JOHN</text:p>
          </table:table-cell>
          <table:table-cell table:style-name="ce3" office:value-type="string">
            <text:p>LEE BRUC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235">
            <text:p>22235</text:p>
          </table:table-cell>
          <table:table-cell table:style-name="ce3" office:value-type="string">
            <text:p>NELLA MORSA DEL RAGNO - ALONG CAME A SP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TAMAHORI LEE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PATTERSON JAM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236">
            <text:p>22236</text:p>
          </table:table-cell>
          <table:table-cell table:style-name="ce3" office:value-type="string">
            <text:p>ANTHRAX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TEVENSON RICK</text:p>
          </table:table-cell>
          <table:table-cell table:style-name="ce3" office:value-type="string">
            <text:p>KEITH DAVID</text:p>
          </table:table-cell>
          <table:table-cell table:style-name="ce3" office:value-type="string">
            <text:p>CASSIDY JOANN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251">
            <text:p>22251</text:p>
          </table:table-cell>
          <table:table-cell table:style-name="ce3" office:value-type="string">
            <text:p>SESSION 9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DERSON BRAD</text:p>
          </table:table-cell>
          <table:table-cell table:style-name="ce3" office:value-type="string">
            <text:p>CARUSO DAVID</text:p>
          </table:table-cell>
          <table:table-cell table:style-name="ce3" office:value-type="string">
            <text:p>MULLAN PETER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252">
            <text:p>22252</text:p>
          </table:table-cell>
          <table:table-cell table:style-name="ce3" office:value-type="string">
            <text:p>JIMMY GRIMB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Y JOHN</text:p>
          </table:table-cell>
          <table:table-cell table:style-name="ce3" office:value-type="string">
            <text:p>CARYLE ROBERT</text:p>
          </table:table-cell>
          <table:table-cell table:style-name="ce3" office:value-type="string">
            <text:p>WINSTONE RAY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253">
            <text:p>22253</text:p>
          </table:table-cell>
          <table:table-cell table:style-name="ce3" office:value-type="string">
            <text:p>RAVANELLO PALLID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STANTINO GIANNI</text:p>
          </table:table-cell>
          <table:table-cell table:style-name="ce3" office:value-type="string">
            <text:p>LITTIZZETTO LUCIANA</text:p>
          </table:table-cell>
          <table:table-cell table:style-name="ce3" office:value-type="string">
            <text:p>VENTURIELLO MASSIM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289">
            <text:p>22289</text:p>
          </table:table-cell>
          <table:table-cell table:style-name="ce3" office:value-type="string">
            <text:p>LE VIE DELLA VIOLENZ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QUARRIE CHRISTOPHER</text:p>
          </table:table-cell>
          <table:table-cell table:style-name="ce3" office:value-type="string">
            <text:p>PHLLIPPE RYAN</text:p>
          </table:table-cell>
          <table:table-cell table:style-name="ce3" office:value-type="string">
            <text:p>DEL TORO BENICIO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290">
            <text:p>22290</text:p>
          </table:table-cell>
          <table:table-cell table:style-name="ce3" office:value-type="string">
            <text:p>ATTILA L'UNN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LOWRY DICK</text:p>
          </table:table-cell>
          <table:table-cell table:style-name="ce3" office:value-type="string">
            <text:p>BUTLER GERARD</text:p>
          </table:table-cell>
          <table:table-cell table:style-name="ce3" office:value-type="string">
            <text:p>BOOTHE POWERS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303">
            <text:p>22303</text:p>
          </table:table-cell>
          <table:table-cell table:style-name="ce3" office:value-type="string">
            <text:p>THE SC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OZ FRANK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306">
            <text:p>22306</text:p>
          </table:table-cell>
          <table:table-cell table:style-name="ce3" office:value-type="string">
            <text:p>THE BOD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CORD JONAS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WILLIAMS OLIVIA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307">
            <text:p>22307</text:p>
          </table:table-cell>
          <table:table-cell table:style-name="ce3" office:value-type="string">
            <text:p>DIARIO DI UN'OSSESSIONE INTIM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UTSAMN JOSEPH</text:p>
          </table:table-cell>
          <table:table-cell table:style-name="ce3" office:value-type="string">
            <text:p>ARQUETTE ROSANNA</text:p>
          </table:table-cell>
          <table:table-cell table:style-name="ce3" office:value-type="string">
            <text:p>KINSKI NATASSJ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308">
            <text:p>22308</text:p>
          </table:table-cell>
          <table:table-cell table:style-name="ce3" office:value-type="string">
            <text:p>PLANET OF THE APE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URTON TIM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ROTH TIM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325">
            <text:p>22325</text:p>
          </table:table-cell>
          <table:table-cell table:style-name="ce3" office:value-type="string">
            <text:p>VENICE EXPRESS - SUI BINARI DEL MISTE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QUINTERIO CARLO U.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WELCH TAHNEE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326">
            <text:p>22326</text:p>
          </table:table-cell>
          <table:table-cell table:style-name="ce3" office:value-type="string">
            <text:p>THE ADDICTION - VAMPIRI A NEW YORK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ERRARA ABEL</text:p>
          </table:table-cell>
          <table:table-cell table:style-name="ce3" office:value-type="string">
            <text:p>TAYLOR LILI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340">
            <text:p>22340</text:p>
          </table:table-cell>
          <table:table-cell table:style-name="ce3" office:value-type="string">
            <text:p>SCARY MOVIE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YANS KEENEN MORY</text:p>
          </table:table-cell>
          <table:table-cell table:style-name="ce3" office:value-type="string">
            <text:p>WAYANS SHAWN</text:p>
          </table:table-cell>
          <table:table-cell table:style-name="ce3" office:value-type="string">
            <text:p>WAYANS MARLON</text:p>
          </table:table-cell>
          <table:table-cell table:style-name="ce3" office:value-type="string">
            <text:p>DIMENSION/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341">
            <text:p>22341</text:p>
          </table:table-cell>
          <table:table-cell table:style-name="ce3" office:value-type="string">
            <text:p>IL GOBBO DI NOTRE DAME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2342">
            <text:p>22342</text:p>
          </table:table-cell>
          <table:table-cell table:style-name="ce3" office:value-type="string">
            <text:p>IGNITION - DIECI SECONDI ALLA FIN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MONEAU YVES</text:p>
          </table:table-cell>
          <table:table-cell table:style-name="ce3" office:value-type="string">
            <text:p>PULLMAN BILL</text:p>
          </table:table-cell>
          <table:table-cell table:style-name="ce3" office:value-type="string">
            <text:p>OLIN LEN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370">
            <text:p>22370</text:p>
          </table:table-cell>
          <table:table-cell table:style-name="ce3" office:value-type="string">
            <text:p>THE OTHER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MENABAR ALEJANDRO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EYESCREE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372">
            <text:p>22372</text:p>
          </table:table-cell>
          <table:table-cell table:style-name="ce3" office:value-type="string">
            <text:p>JURASSIC PARK II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JOHNSTON JOE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MACY WILLIAM H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373">
            <text:p>22373</text:p>
          </table:table-cell>
          <table:table-cell table:style-name="ce3" office:value-type="string">
            <text:p>THE INVISIBLE MAN 3 - L'UOMO INVISIBI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CONTNER J. &amp; GREEN B.S.</text:p>
          </table:table-cell>
          <table:table-cell table:style-name="ce3" office:value-type="string">
            <text:p>VENTRESCA VINCENT</text:p>
          </table:table-cell>
          <table:table-cell table:style-name="ce3" office:value-type="string">
            <text:p>BEN-VICTOR PAU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374">
            <text:p>22374</text:p>
          </table:table-cell>
          <table:table-cell table:style-name="ce3" office:value-type="string">
            <text:p>FANTASMI DA MARTE - GHOSTS OF MAR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ARPENTER JOHN</text:p>
          </table:table-cell>
          <table:table-cell table:style-name="ce3" office:value-type="string">
            <text:p>CUBE ICE</text:p>
          </table:table-cell>
          <table:table-cell table:style-name="ce3" office:value-type="string">
            <text:p>HENSTRIDGE NATASH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380">
            <text:p>22380</text:p>
          </table:table-cell>
          <table:table-cell table:style-name="ce3" office:value-type="string">
            <text:p>CODICE: SWORDFISH - PASSWORD ACCEPT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ENA DOMINIC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BERRY HALL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381">
            <text:p>22381</text:p>
          </table:table-cell>
          <table:table-cell table:style-name="ce3" office:value-type="string">
            <text:p>IL QUARTO ANGELO - THE FOURTH ANGE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IRVIN JOHN</text:p>
          </table:table-cell>
          <table:table-cell table:style-name="ce3" office:value-type="string">
            <text:p>IRONS JEREMY</text:p>
          </table:table-cell>
          <table:table-cell table:style-name="ce3" office:value-type="string">
            <text:p>WHITAKER FOREST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382">
            <text:p>22382</text:p>
          </table:table-cell>
          <table:table-cell table:style-name="ce3" office:value-type="string">
            <text:p>L'ONORE DEL SAMURAI - SHOGUN MAYE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ESSLER GORDON</text:p>
          </table:table-cell>
          <table:table-cell table:style-name="ce3" office:value-type="string">
            <text:p>KOSUGI SHO</text:p>
          </table:table-cell>
          <table:table-cell table:style-name="ce3" office:value-type="string">
            <text:p>MIFUNE TOSHIRO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384">
            <text:p>22384</text:p>
          </table:table-cell>
          <table:table-cell table:style-name="ce3" office:value-type="string">
            <text:p>AIDA DEGLI ALBE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ANULI GUID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385">
            <text:p>22385</text:p>
          </table:table-cell>
          <table:table-cell table:style-name="ce3" office:value-type="string">
            <text:p>THE YARD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RAY JAMES</text:p>
          </table:table-cell>
          <table:table-cell table:style-name="ce3" office:value-type="string">
            <text:p>DUNAWAY FAYE</text:p>
          </table:table-cell>
          <table:table-cell table:style-name="ce3" office:value-type="string">
            <text:p>PHOENIX JOAQUIN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396">
            <text:p>22396</text:p>
          </table:table-cell>
          <table:table-cell table:style-name="ce3" office:value-type="string">
            <text:p>MERRY CHRISTMA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397">
            <text:p>22397</text:p>
          </table:table-cell>
          <table:table-cell table:style-name="ce3" office:value-type="string">
            <text:p>DIRTY PICTUR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IERSON FRANK</text:p>
          </table:table-cell>
          <table:table-cell table:style-name="ce3" office:value-type="string">
            <text:p>WOODS JAMES</text:p>
          </table:table-cell>
          <table:table-cell table:style-name="ce3" office:value-type="string">
            <text:p>SCARWID DIANA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2398">
            <text:p>22398</text:p>
          </table:table-cell>
          <table:table-cell table:style-name="ce3" office:value-type="string">
            <text:p>INTENZIONE PREMEDITATA - DELIBERATE IN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OLK ANDY</text:p>
          </table:table-cell>
          <table:table-cell table:style-name="ce3" office:value-type="string">
            <text:p>HUTTON TIMOTHY</text:p>
          </table:table-cell>
          <table:table-cell table:style-name="ce3" office:value-type="string">
            <text:p>RIFKIN RO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407">
            <text:p>22407</text:p>
          </table:table-cell>
          <table:table-cell table:style-name="ce3" office:value-type="string">
            <text:p>TOMB RAIDER (LARA CROFT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EST SIMON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VIGHT J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411">
            <text:p>22411</text:p>
          </table:table-cell>
          <table:table-cell table:style-name="ce3" office:value-type="string">
            <text:p>TIGERLAND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DAVIS MATTHEW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412">
            <text:p>22412</text:p>
          </table:table-cell>
          <table:table-cell table:style-name="ce3" office:value-type="string">
            <text:p>TESI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MENABAR ALEJANDRO</text:p>
          </table:table-cell>
          <table:table-cell table:style-name="ce3" office:value-type="string">
            <text:p>TORRENT ANA</text:p>
          </table:table-cell>
          <table:table-cell table:style-name="ce3" office:value-type="string">
            <text:p>MARTINEZ FEL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413">
            <text:p>22413</text:p>
          </table:table-cell>
          <table:table-cell table:style-name="ce3" office:value-type="string">
            <text:p>MARI DEL SU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ESENA MARCELLO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ABRIL VICTORI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414">
            <text:p>22414</text:p>
          </table:table-cell>
          <table:table-cell table:style-name="ce3" office:value-type="string">
            <text:p>IL DESTINO DI UN CAVALIE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ELGELANG BRIAN</text:p>
          </table:table-cell>
          <table:table-cell table:style-name="ce3" office:value-type="string">
            <text:p>LEDGER HEATH</text:p>
          </table:table-cell>
          <table:table-cell table:style-name="ce3" office:value-type="string">
            <text:p>ADDY MARK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415">
            <text:p>22415</text:p>
          </table:table-cell>
          <table:table-cell table:style-name="ce3" office:value-type="string">
            <text:p>A.I. - INTELLIGENZA ARTIFICI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OSMENT HALEY JOEL</text:p>
          </table:table-cell>
          <table:table-cell table:style-name="ce3" office:value-type="string">
            <text:p>LAW JUD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416">
            <text:p>22416</text:p>
          </table:table-cell>
          <table:table-cell table:style-name="ce3" office:value-type="string">
            <text:p>INDIAVOLATO - BEDAZZLE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AMIS HAROLD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HURLEY ELIZABETH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431">
            <text:p>22431</text:p>
          </table:table-cell>
          <table:table-cell table:style-name="ce3" office:value-type="string">
            <text:p>AMERICAN PIE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GERS J.B.</text:p>
          </table:table-cell>
          <table:table-cell table:style-name="ce3" office:value-type="string">
            <text:p>BIGGS JASON</text:p>
          </table:table-cell>
          <table:table-cell table:style-name="ce3" office:value-type="string">
            <text:p>ELIZABETH SHANNO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432">
            <text:p>22432</text:p>
          </table:table-cell>
          <table:table-cell table:style-name="ce3" office:value-type="string">
            <text:p>SANTA MARADO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OPNTI MARCO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CAPRIOLI ANITA</text:p>
          </table:table-cell>
          <table:table-cell table:style-name="ce3" office:value-type="string">
            <text:p>01 HOME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22434">
            <text:p>22434</text:p>
          </table:table-cell>
          <table:table-cell table:style-name="ce3" office:value-type="string">
            <text:p>GIOVANI ASSASSINI NATI - TANGL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OWI JAY</text:p>
          </table:table-cell>
          <table:table-cell table:style-name="ce3" office:value-type="string">
            <text:p>HATOSY SHAWN</text:p>
          </table:table-cell>
          <table:table-cell table:style-name="ce3" office:value-type="string">
            <text:p>LEIGH COOK RACHEL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438">
            <text:p>22438</text:p>
          </table:table-cell>
          <table:table-cell table:style-name="ce3" office:value-type="string">
            <text:p>ATLANTIS - L'IMPERO PERDUT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KIRK WISE GARY TROUSDALE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2459">
            <text:p>22459</text:p>
          </table:table-cell>
          <table:table-cell table:style-name="ce3" office:value-type="string">
            <text:p>LA PROMESSA - THE PLEDG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ECKHART AARO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460">
            <text:p>22460</text:p>
          </table:table-cell>
          <table:table-cell table:style-name="ce3" office:value-type="string">
            <text:p>VALENTINE - APPUNTAMENTO CON LA MOR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LANKS JAMIE</text:p>
          </table:table-cell>
          <table:table-cell table:style-name="ce3" office:value-type="string">
            <text:p>BOREANAZ DAVID</text:p>
          </table:table-cell>
          <table:table-cell table:style-name="ce3" office:value-type="string">
            <text:p>RICHARDS DENIS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462">
            <text:p>22462</text:p>
          </table:table-cell>
          <table:table-cell table:style-name="ce3" office:value-type="string">
            <text:p>COME CANI &amp; GATTI - CATS &amp; DOGS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GUTERMAN LAWRENCE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PERKINS ELIZABETH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463">
            <text:p>22463</text:p>
          </table:table-cell>
          <table:table-cell table:style-name="ce3" office:value-type="string">
            <text:p>SEXY BEAST - L'ULTIMO COLPO DELLA BESTI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LAZER JONATHAN</text:p>
          </table:table-cell>
          <table:table-cell table:style-name="ce3" office:value-type="string">
            <text:p>WINSTONE RAY</text:p>
          </table:table-cell>
          <table:table-cell table:style-name="ce3" office:value-type="string">
            <text:p>KINGSLEY BE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467">
            <text:p>22467</text:p>
          </table:table-cell>
          <table:table-cell table:style-name="ce3" office:value-type="string">
            <text:p>KISS OF THE DRAG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NAHON CHRIS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FONDA BRIDGE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468">
            <text:p>22468</text:p>
          </table:table-cell>
          <table:table-cell table:style-name="ce3" office:value-type="string">
            <text:p>STREGHE VERSO NOR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MAMMUCARI TEO</text:p>
          </table:table-cell>
          <table:table-cell table:style-name="ce3" office:value-type="string">
            <text:p>SORVINO PAU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469">
            <text:p>22469</text:p>
          </table:table-cell>
          <table:table-cell table:style-name="ce3" office:value-type="string">
            <text:p>MOMO - ALLA CONQUISTA DEL TEMP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'ALO ENZ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470">
            <text:p>22470</text:p>
          </table:table-cell>
          <table:table-cell table:style-name="ce3" office:value-type="string">
            <text:p>BELFAGOR - IL FANTASMA DEL LOUV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ALOME JEAN-PUAL</text:p>
          </table:table-cell>
          <table:table-cell table:style-name="ce3" office:value-type="string">
            <text:p>MARCEAU SOPHIE</text:p>
          </table:table-cell>
          <table:table-cell table:style-name="ce3" office:value-type="string">
            <text:p>SERRAULT MICHEL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471">
            <text:p>22471</text:p>
          </table:table-cell>
          <table:table-cell table:style-name="ce3" office:value-type="string">
            <text:p>LA STIRPE - THE BREE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OBLOWITZ MICHAEL</text:p>
          </table:table-cell>
          <table:table-cell table:style-name="ce3" office:value-type="string">
            <text:p>PAUL ADRIAN</text:p>
          </table:table-cell>
          <table:table-cell table:style-name="ce3" office:value-type="string">
            <text:p>WOODLINE BOKEEM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472">
            <text:p>22472</text:p>
          </table:table-cell>
          <table:table-cell table:style-name="ce3" office:value-type="string">
            <text:p>GLITTER - QUANDO NASCE UNA STA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LL VONDIE CURTIS</text:p>
          </table:table-cell>
          <table:table-cell table:style-name="ce3" office:value-type="string">
            <text:p>CAREY MARIAH</text:p>
          </table:table-cell>
          <table:table-cell table:style-name="ce3" office:value-type="string">
            <text:p>BEESLEY MAX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473">
            <text:p>22473</text:p>
          </table:table-cell>
          <table:table-cell table:style-name="ce3" office:value-type="string">
            <text:p>SEXUAL PREDATO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GELO ROBERT</text:p>
          </table:table-cell>
          <table:table-cell table:style-name="ce3" office:value-type="string">
            <text:p>EVERHART ANGIE</text:p>
          </table:table-cell>
          <table:table-cell table:style-name="ce3" office:value-type="string">
            <text:p>GRIECO RICHARD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495">
            <text:p>22495</text:p>
          </table:table-cell>
          <table:table-cell table:style-name="ce3" office:value-type="string">
            <text:p>THE DANC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ARSON FRED</text:p>
          </table:table-cell>
          <table:table-cell table:style-name="ce3" office:value-type="string">
            <text:p>FRYE MIA</text:p>
          </table:table-cell>
          <table:table-cell table:style-name="ce3" office:value-type="string">
            <text:p>WHITT GARLAND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496">
            <text:p>22496</text:p>
          </table:table-cell>
          <table:table-cell table:style-name="ce3" office:value-type="string">
            <text:p>LA MALEDIZIONE DELLO SCORPIONE DI GIAD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498">
            <text:p>22498</text:p>
          </table:table-cell>
          <table:table-cell table:style-name="ce3" office:value-type="string">
            <text:p>COMPLICI NEL SILENZIO - SAY NOTHING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YLE ALLAN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519">
            <text:p>22519</text:p>
          </table:table-cell>
          <table:table-cell table:style-name="ce3" office:value-type="string">
            <text:p>HEDWIG - LA DIVA CON QUALCOSA IN PIU'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MITCHELL JOHN CAMERON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546">
            <text:p>22546</text:p>
          </table:table-cell>
          <table:table-cell table:style-name="ce3" office:value-type="string">
            <text:p>IL DIARIO DI BRIDGET JONE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GUIRE SHARON</text:p>
          </table:table-cell>
          <table:table-cell table:style-name="ce3" office:value-type="string">
            <text:p>ZELLWEGER RENEE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547">
            <text:p>22547</text:p>
          </table:table-cell>
          <table:table-cell table:style-name="ce3" office:value-type="string">
            <text:p>BALTO 2 - IL MISTERO DEL LUP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548">
            <text:p>22548</text:p>
          </table:table-cell>
          <table:table-cell table:style-name="ce3" office:value-type="string">
            <text:p>ORIGINAL SI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ISTOFER MICHAEL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549">
            <text:p>22549</text:p>
          </table:table-cell>
          <table:table-cell table:style-name="ce3" office:value-type="string">
            <text:p>I PERFETTI INNAMORA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TH JOE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ZETA-JONES CATHERINE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550">
            <text:p>22550</text:p>
          </table:table-cell>
          <table:table-cell table:style-name="ce3" office:value-type="string">
            <text:p>L'ANELLO MANCANTE - TRUE BLU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RDONE J.S.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HEURING LORI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551">
            <text:p>22551</text:p>
          </table:table-cell>
          <table:table-cell table:style-name="ce3" office:value-type="string">
            <text:p>REPTILIA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E SHIM HYUNG</text:p>
          </table:table-cell>
          <table:table-cell table:style-name="ce3" office:value-type="string">
            <text:p>CASHMAN DAN</text:p>
          </table:table-cell>
          <table:table-cell table:style-name="ce3" office:value-type="string">
            <text:p>CORNWELL BRUCE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552">
            <text:p>22552</text:p>
          </table:table-cell>
          <table:table-cell table:style-name="ce3" office:value-type="string">
            <text:p>JACK LO SQUARTATORE-LA VERA STOR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OTHERS HUGHES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GRAHAM HEATHER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553">
            <text:p>22553</text:p>
          </table:table-cell>
          <table:table-cell table:style-name="ce3" office:value-type="string">
            <text:p>THE ORDER - L'APOCALIS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TICH SHELDON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MILOS SOPHI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554">
            <text:p>22554</text:p>
          </table:table-cell>
          <table:table-cell table:style-name="ce3" office:value-type="string">
            <text:p>IL PROGRAMMA - PHASE IV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OERES BRYAN</text:p>
          </table:table-cell>
          <table:table-cell table:style-name="ce3" office:value-type="string">
            <text:p>BOSWORTH BRIAN</text:p>
          </table:table-cell>
          <table:table-cell table:style-name="ce3" office:value-type="string">
            <text:p>CAIN DEA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555">
            <text:p>22555</text:p>
          </table:table-cell>
          <table:table-cell table:style-name="ce3" office:value-type="string">
            <text:p>HERO - IL VOLTO DELL'ERO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U ANDREW</text:p>
          </table:table-cell>
          <table:table-cell table:style-name="ce3" office:value-type="string">
            <text:p>CHENG EKIN</text:p>
          </table:table-cell>
          <table:table-cell table:style-name="ce3" office:value-type="string">
            <text:p>QI SHU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576">
            <text:p>22576</text:p>
          </table:table-cell>
          <table:table-cell table:style-name="ce3" office:value-type="string">
            <text:p>TRAINING DA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UQUA ANTOINE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577">
            <text:p>22577</text:p>
          </table:table-cell>
          <table:table-cell table:style-name="ce3" office:value-type="string">
            <text:p>SERENDIPITY - QUANDO L'AMORE E' MAGI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ELSOM PETER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BECKINSALE KATE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578">
            <text:p>22578</text:p>
          </table:table-cell>
          <table:table-cell table:style-name="ce3" office:value-type="string">
            <text:p>ROCK STA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EREK STEPHEN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ANISTON JENNIFER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579">
            <text:p>22579</text:p>
          </table:table-cell>
          <table:table-cell table:style-name="ce3" office:value-type="string">
            <text:p>I VESTITI NUOVI DELL'IMPERATO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AYLOR ALAN</text:p>
          </table:table-cell>
          <table:table-cell table:style-name="ce3" office:value-type="string">
            <text:p>HOLM IAN</text:p>
          </table:table-cell>
          <table:table-cell table:style-name="ce3" office:value-type="string">
            <text:p>HJEJLE IBEN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2580">
            <text:p>22580</text:p>
          </table:table-cell>
          <table:table-cell table:style-name="ce3" office:value-type="string">
            <text:p>CAPITANI D'APRI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 MEDEIROS MARIA</text:p>
          </table:table-cell>
          <table:table-cell table:style-name="ce3" office:value-type="string">
            <text:p>ACCORSI STEFANO</text:p>
          </table:table-cell>
          <table:table-cell table:style-name="ce3" office:value-type="string">
            <text:p>DE MEDEIROS MARIA</text:p>
          </table:table-cell>
          <table:table-cell table:style-name="ce3" office:value-type="string">
            <text:p>RHV</text:p>
          </table:table-cell>
          <table:table-cell table:number-columns-repeated="249"/>
        </table:table-row>
        <table:table-row table:style-name="ro1">
          <table:table-cell table:style-name="ce2" office:value-type="float" office:value="22582">
            <text:p>22582</text:p>
          </table:table-cell>
          <table:table-cell table:style-name="ce3" office:value-type="string">
            <text:p>CENERENTOLA II - QUANDO I SOGNI DIVENTAN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2583">
            <text:p>22583</text:p>
          </table:table-cell>
          <table:table-cell table:style-name="ce3" office:value-type="string">
            <text:p>IL PRINCIPE E IL PIRAT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CECCARINI MASSIM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598">
            <text:p>22598</text:p>
          </table:table-cell>
          <table:table-cell table:style-name="ce3" office:value-type="string">
            <text:p>LA RAPINA - 3000 MILES TO GRACELAN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ICHTENSTEIN DEMIAN</text:p>
          </table:table-cell>
          <table:table-cell table:style-name="ce3" office:value-type="string">
            <text:p>COSTNER KEVI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CDI</text:p>
          </table:table-cell>
          <table:table-cell table:number-columns-repeated="249"/>
        </table:table-row>
        <table:table-row table:style-name="ro1">
          <table:table-cell table:style-name="ce2" office:value-type="float" office:value="22599">
            <text:p>22599</text:p>
          </table:table-cell>
          <table:table-cell table:style-name="ce3" office:value-type="string">
            <text:p>OMICIDIO IN PARADISO - UN CRIME AU PARA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ECKER JEAN</text:p>
          </table:table-cell>
          <table:table-cell table:style-name="ce3" office:value-type="string">
            <text:p>VILLERET JACQUES</text:p>
          </table:table-cell>
          <table:table-cell table:style-name="ce3" office:value-type="string">
            <text:p>DUSSOLLIER ANDRE</text:p>
          </table:table-cell>
          <table:table-cell table:style-name="ce3" office:value-type="string">
            <text:p>EYESCREEN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600">
            <text:p>22600</text:p>
          </table:table-cell>
          <table:table-cell table:style-name="ce3" office:value-type="string">
            <text:p>RAT RA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UCKER JERRY</text:p>
          </table:table-cell>
          <table:table-cell table:style-name="ce3" office:value-type="string">
            <text:p>ATKINSON ROWAN</text:p>
          </table:table-cell>
          <table:table-cell table:style-name="ce3" office:value-type="string">
            <text:p>CLEESE JOH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601">
            <text:p>22601</text:p>
          </table:table-cell>
          <table:table-cell table:style-name="ce3" office:value-type="string">
            <text:p>BAD KARM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OUGH JOHN</text:p>
          </table:table-cell>
          <table:table-cell table:style-name="ce3" office:value-type="string">
            <text:p>KENSIT PATSY</text:p>
          </table:table-cell>
          <table:table-cell table:style-name="ce3" office:value-type="string">
            <text:p>MULDOON PATRICK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602">
            <text:p>22602</text:p>
          </table:table-cell>
          <table:table-cell table:style-name="ce3" office:value-type="string">
            <text:p>MAGIC NUMBERS - NUMERI MAGI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PHRON NORA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KUDROW LIS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603">
            <text:p>22603</text:p>
          </table:table-cell>
          <table:table-cell table:style-name="ce3" office:value-type="string">
            <text:p>BETTY LOV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ABUTE NEIL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ZELLWEGER RENE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616">
            <text:p>22616</text:p>
          </table:table-cell>
          <table:table-cell table:style-name="ce3" office:value-type="string">
            <text:p>IL BATTAGLIONE PERDUTO - THE LOST BATALL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ULCAHY RUSSELL</text:p>
          </table:table-cell>
          <table:table-cell table:style-name="ce3" office:value-type="string">
            <text:p>SCHRODER RICK</text:p>
          </table:table-cell>
          <table:table-cell table:style-name="ce3" office:value-type="string">
            <text:p>BRANDON MICHAEL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618">
            <text:p>22618</text:p>
          </table:table-cell>
          <table:table-cell table:style-name="ce3" office:value-type="string">
            <text:p>WWW3 - LA TERZA GUERRA MONDIAL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NDEL ROBERT</text:p>
          </table:table-cell>
          <table:table-cell table:style-name="ce3" office:value-type="string">
            <text:p>HUTTON TIMOTHY</text:p>
          </table:table-cell>
          <table:table-cell table:style-name="ce3" office:value-type="string">
            <text:p>L.WILLIAMS VANESS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620">
            <text:p>22620</text:p>
          </table:table-cell>
          <table:table-cell table:style-name="ce3" office:value-type="string">
            <text:p>UN AMORE PERFE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NDREI VALERIO</text:p>
          </table:table-cell>
          <table:table-cell table:style-name="ce3" office:value-type="string">
            <text:p>CREMONINI CESARE</text:p>
          </table:table-cell>
          <table:table-cell table:style-name="ce3" office:value-type="string">
            <text:p>STELLA MARTIN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621">
            <text:p>22621</text:p>
          </table:table-cell>
          <table:table-cell table:style-name="ce3" office:value-type="string">
            <text:p>UN CASO DA RISOLV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ISK PETER</text:p>
          </table:table-cell>
          <table:table-cell table:style-name="ce3" office:value-type="string">
            <text:p>MORRISON TAMUERA</text:p>
          </table:table-cell>
          <table:table-cell table:style-name="ce3" office:value-type="string">
            <text:p>GIBNEY REBECC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666">
            <text:p>22666</text:p>
          </table:table-cell>
          <table:table-cell table:style-name="ce3" office:value-type="string">
            <text:p>IL MUTANTE - PROJECT VIP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NDREWS JAY</text:p>
          </table:table-cell>
          <table:table-cell table:style-name="ce3" office:value-type="string">
            <text:p>MULDOON PATRICK</text:p>
          </table:table-cell>
          <table:table-cell table:style-name="ce3" office:value-type="string">
            <text:p>RUSSELL THERES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667">
            <text:p>22667</text:p>
          </table:table-cell>
          <table:table-cell table:style-name="ce3" office:value-type="string">
            <text:p>SUPERFI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QUALE STEVEN</text:p>
          </table:table-cell>
          <table:table-cell table:style-name="ce3" office:value-type="string">
            <text:p>SWEENEY D.B.</text:p>
          </table:table-cell>
          <table:table-cell table:style-name="ce3" office:value-type="string">
            <text:p>FARR DIAN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680">
            <text:p>22680</text:p>
          </table:table-cell>
          <table:table-cell table:style-name="ce3" office:value-type="string">
            <text:p>TREMORS 3 - RITORNO A PERFECT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ADDOCK BRENT</text:p>
          </table:table-cell>
          <table:table-cell table:style-name="ce3" office:value-type="string">
            <text:p>GROSS MICHAEL</text:p>
          </table:table-cell>
          <table:table-cell table:style-name="ce3" office:value-type="string">
            <text:p>CHRISTIAN SHAW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681">
            <text:p>22681</text:p>
          </table:table-cell>
          <table:table-cell table:style-name="ce3" office:value-type="string">
            <text:p>SOUTH KENSINGTO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EVERETT RUPERT</text:p>
          </table:table-cell>
          <table:table-cell table:style-name="ce3" office:value-type="string">
            <text:p>MACPHERSON ELL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682">
            <text:p>22682</text:p>
          </table:table-cell>
          <table:table-cell table:style-name="ce3" office:value-type="string">
            <text:p>L'UOMO CHE NON C'E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EN JOEL &amp; ETHAN</text:p>
          </table:table-cell>
          <table:table-cell table:style-name="ce3" office:value-type="string">
            <text:p>THORTON BILLY BOB</text:p>
          </table:table-cell>
          <table:table-cell table:style-name="ce3" office:value-type="string">
            <text:p>MCDORMAND FRANCE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683">
            <text:p>22683</text:p>
          </table:table-cell>
          <table:table-cell table:style-name="ce3" office:value-type="string">
            <text:p>PRIGIONE DI VETRO - THE GLASS HOU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ACKHEIM DANIEL</text:p>
          </table:table-cell>
          <table:table-cell table:style-name="ce3" office:value-type="string">
            <text:p>SOBIESKI LEELEE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687">
            <text:p>22687</text:p>
          </table:table-cell>
          <table:table-cell table:style-name="ce3" office:value-type="string">
            <text:p>THE CONTEND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URIE ROD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ALLEN JOA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2688">
            <text:p>22688</text:p>
          </table:table-cell>
          <table:table-cell table:style-name="ce3" office:value-type="string">
            <text:p>IL NOSTRO MATRIMONIO E IN CRIS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BANESE ANTONIO</text:p>
          </table:table-cell>
          <table:table-cell table:style-name="ce3" office:value-type="string">
            <text:p>CERAMI AISH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689">
            <text:p>22689</text:p>
          </table:table-cell>
          <table:table-cell table:style-name="ce3" office:value-type="string">
            <text:p>IL FAVOLOSO MONDO DI AMEL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UENET JEAN-PIERRE</text:p>
          </table:table-cell>
          <table:table-cell table:style-name="ce3" office:value-type="string">
            <text:p>TAUTOU ANDREY</text:p>
          </table:table-cell>
          <table:table-cell table:style-name="ce3" office:value-type="string">
            <text:p>KASSOVITZ MATHIEU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2691">
            <text:p>22691</text:p>
          </table:table-cell>
          <table:table-cell table:style-name="ce3" office:value-type="string">
            <text:p>I BANCHIERI DI DIO - IL CASO CALV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ERRARA GIUSEPPE</text:p>
          </table:table-cell>
          <table:table-cell table:style-name="ce3" office:value-type="string">
            <text:p>GIANNINI GIANCARLO</text:p>
          </table:table-cell>
          <table:table-cell table:style-name="ce3" office:value-type="string">
            <text:p>GASSMAN ALESSANDRO</text:p>
          </table:table-cell>
          <table:table-cell table:style-name="ce3" office:value-type="string">
            <text:p>MINERV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692">
            <text:p>22692</text:p>
          </table:table-cell>
          <table:table-cell table:style-name="ce3" office:value-type="string">
            <text:p>APOCALYPSE NOW - REDUX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FORD COPPOLA FRANCIS</text:p>
          </table:table-cell>
          <table:table-cell table:style-name="ce3" office:value-type="string">
            <text:p>BRANDO MARLON</text:p>
          </table:table-cell>
          <table:table-cell table:style-name="ce3" office:value-type="string">
            <text:p>DUVALL ROBERT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715">
            <text:p>22715</text:p>
          </table:table-cell>
          <table:table-cell table:style-name="ce3" office:value-type="string">
            <text:p>RITORNO DALLE ACQUE MALEDETT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CINTIRE CHRISTIAN</text:p>
          </table:table-cell>
          <table:table-cell table:style-name="ce3" office:value-type="string">
            <text:p>NELSON JUDD</text:p>
          </table:table-cell>
          <table:table-cell table:style-name="ce3" office:value-type="string">
            <text:p>GUNN JANET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722">
            <text:p>22722</text:p>
          </table:table-cell>
          <table:table-cell table:style-name="ce3" office:value-type="string">
            <text:p>BANDIT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EVINSON BARR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THORNTON BILLY BOB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723">
            <text:p>22723</text:p>
          </table:table-cell>
          <table:table-cell table:style-name="ce3" office:value-type="string">
            <text:p>TESTIMONE NUDO - BARE WITNES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UTHEN KELLEY</text:p>
          </table:table-cell>
          <table:table-cell table:style-name="ce3" office:value-type="string">
            <text:p>EVERHART ANGIE</text:p>
          </table:table-cell>
          <table:table-cell table:style-name="ce3" office:value-type="string">
            <text:p>BALDWIN DANIE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24">
            <text:p>22724</text:p>
          </table:table-cell>
          <table:table-cell table:style-name="ce3" office:value-type="string">
            <text:p>BEHIND ENEMY LINES - DIETRO LE LINEE NEM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OORE JOHN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725">
            <text:p>22725</text:p>
          </table:table-cell>
          <table:table-cell table:style-name="ce3" office:value-type="string">
            <text:p>COMPAGNIE PERICOLOS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VEN D. &amp; KOPPELMAN B.</text:p>
          </table:table-cell>
          <table:table-cell table:style-name="ce3" office:value-type="string">
            <text:p>PEPPER BARRY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726">
            <text:p>22726</text:p>
          </table:table-cell>
          <table:table-cell table:style-name="ce3" office:value-type="string">
            <text:p>THE BANK - IL NEMICO PUBBLICO N°1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ONNOLLY ROBERT</text:p>
          </table:table-cell>
          <table:table-cell table:style-name="ce3" office:value-type="string">
            <text:p>WENHAM DAVID</text:p>
          </table:table-cell>
          <table:table-cell table:style-name="ce3" office:value-type="string">
            <text:p>LAPAGLIA ANTHONY</text:p>
          </table:table-cell>
          <table:table-cell table:style-name="ce3" office:value-type="string">
            <text:p>FANDANGO</text:p>
          </table:table-cell>
          <table:table-cell table:number-columns-repeated="249"/>
        </table:table-row>
        <table:table-row table:style-name="ro1">
          <table:table-cell table:style-name="ce2" office:value-type="float" office:value="22727">
            <text:p>22727</text:p>
          </table:table-cell>
          <table:table-cell table:style-name="ce3" office:value-type="string">
            <text:p>VOLESSE IL CIELO!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ALEMME VINCENZO</text:p>
          </table:table-cell>
          <table:table-cell table:style-name="ce3" office:value-type="string">
            <text:p>CASAGRANDE MAURIZIO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728">
            <text:p>22728</text:p>
          </table:table-cell>
          <table:table-cell table:style-name="ce3" office:value-type="string">
            <text:p>LA RIVINCITA DELLE BIONDE - LEGALLY BLO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UKETIC ROBERT</text:p>
          </table:table-cell>
          <table:table-cell table:style-name="ce3" office:value-type="string">
            <text:p>WITHERSPOON REESE</text:p>
          </table:table-cell>
          <table:table-cell table:style-name="ce3" office:value-type="string">
            <text:p>WILSON LUK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2739">
            <text:p>22739</text:p>
          </table:table-cell>
          <table:table-cell table:style-name="ce3" office:value-type="string">
            <text:p>IL PATTO DEI LUP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NS CHRISTOPHE</text:p>
          </table:table-cell>
          <table:table-cell table:style-name="ce3" office:value-type="string">
            <text:p>CASSEL VINCENT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STUDIO CANAL</text:p>
          </table:table-cell>
          <table:table-cell table:number-columns-repeated="249"/>
        </table:table-row>
        <table:table-row table:style-name="ro1">
          <table:table-cell table:style-name="ce2" office:value-type="float" office:value="22752">
            <text:p>22752</text:p>
          </table:table-cell>
          <table:table-cell table:style-name="ce3" office:value-type="string">
            <text:p>BIRTHDAY GIR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UTTERWORTH JEZ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CHAPLIN BE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753">
            <text:p>22753</text:p>
          </table:table-cell>
          <table:table-cell table:style-name="ce3" office:value-type="string">
            <text:p>INVASION - THE CRAWL INVASIONE FINA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LLARDICE JOHN</text:p>
          </table:table-cell>
          <table:table-cell table:style-name="ce3" office:value-type="string">
            <text:p>ROURKE MICKEY</text:p>
          </table:table-cell>
          <table:table-cell table:style-name="ce3" office:value-type="string">
            <text:p>COSGROVE DANI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763">
            <text:p>22763</text:p>
          </table:table-cell>
          <table:table-cell table:style-name="ce3" office:value-type="string">
            <text:p>D-TOX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LLESPIE JIM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764">
            <text:p>22764</text:p>
          </table:table-cell>
          <table:table-cell table:style-name="ce3" office:value-type="string">
            <text:p>SPY GAM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766">
            <text:p>22766</text:p>
          </table:table-cell>
          <table:table-cell table:style-name="ce3" office:value-type="string">
            <text:p>LEI, LA CREATURA - SHE CREATU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UTIERREZ SEBASTIAN</text:p>
          </table:table-cell>
          <table:table-cell table:style-name="ce3" office:value-type="string">
            <text:p>SEWELL RUFUS</text:p>
          </table:table-cell>
          <table:table-cell table:style-name="ce3" office:value-type="string">
            <text:p>GUGINO CARL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67">
            <text:p>22767</text:p>
          </table:table-cell>
          <table:table-cell table:style-name="ce3" office:value-type="string">
            <text:p>IL GIORNO IN CUI IL MONDO FINI'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ROSS TERENCE</text:p>
          </table:table-cell>
          <table:table-cell table:style-name="ce3" office:value-type="string">
            <text:p>QUAID RANDY</text:p>
          </table:table-cell>
          <table:table-cell table:style-name="ce3" office:value-type="string">
            <text:p>KINSKI NASTASSJ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68">
            <text:p>22768</text:p>
          </table:table-cell>
          <table:table-cell table:style-name="ce3" office:value-type="string">
            <text:p>LA VENDETTA DEL RAGNO NER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ZIEHL SCOTT</text:p>
          </table:table-cell>
          <table:table-cell table:style-name="ce3" office:value-type="string">
            <text:p>AYKROYD DAN</text:p>
          </table:table-cell>
          <table:table-cell table:style-name="ce3" office:value-type="string">
            <text:p>GUMMERSALL DEVO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69">
            <text:p>22769</text:p>
          </table:table-cell>
          <table:table-cell table:style-name="ce3" office:value-type="string">
            <text:p>ADOLESCENTE DELLE CAVERN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LARK LARRY</text:p>
          </table:table-cell>
          <table:table-cell table:style-name="ce3" office:value-type="string">
            <text:p>KEEGAN ANDREW</text:p>
          </table:table-cell>
          <table:table-cell table:style-name="ce3" office:value-type="string">
            <text:p>SUBKOFF TAR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70">
            <text:p>22770</text:p>
          </table:table-cell>
          <table:table-cell table:style-name="ce3" office:value-type="string">
            <text:p>IL MOSTRO OLTRE LO SCHERM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UANG GEORGE</text:p>
          </table:table-cell>
          <table:table-cell table:style-name="ce3" office:value-type="string">
            <text:p>CULP STEVEN</text:p>
          </table:table-cell>
          <table:table-cell table:style-name="ce3" office:value-type="string">
            <text:p>DUVALL CLE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771">
            <text:p>22771</text:p>
          </table:table-cell>
          <table:table-cell table:style-name="ce3" office:value-type="string">
            <text:p>IL COLP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MET DAVID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DE VITO DANN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772">
            <text:p>22772</text:p>
          </table:table-cell>
          <table:table-cell table:style-name="ce3" office:value-type="string">
            <text:p>VANILLA SK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OWE CAMERO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CRUZ PENELOP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2778">
            <text:p>22778</text:p>
          </table:table-cell>
          <table:table-cell table:style-name="ce3" office:value-type="string">
            <text:p>KILLING ME SOFTL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IGE CHEN</text:p>
          </table:table-cell>
          <table:table-cell table:style-name="ce3" office:value-type="string">
            <text:p>GRAHAM HEATHER</text:p>
          </table:table-cell>
          <table:table-cell table:style-name="ce3" office:value-type="string">
            <text:p>FIENNES JOSEPH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2779">
            <text:p>22779</text:p>
          </table:table-cell>
          <table:table-cell table:style-name="ce3" office:value-type="string">
            <text:p>AMORE A PRIMA SVISTA - SHALLOW HA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RRELLY BOBBY E PETER</text:p>
          </table:table-cell>
          <table:table-cell table:style-name="ce3" office:value-type="string">
            <text:p>PALTROW GWYNETH</text:p>
          </table:table-cell>
          <table:table-cell table:style-name="ce3" office:value-type="string">
            <text:p>BLACK JACK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795">
            <text:p>22795</text:p>
          </table:table-cell>
          <table:table-cell table:style-name="ce3" office:value-type="string">
            <text:p>AMORES PERRO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INARRITU ALEJANDRO GONZA</text:p>
          </table:table-cell>
          <table:table-cell table:style-name="ce3" office:value-type="string">
            <text:p>ECHEVARRIA EMILIO</text:p>
          </table:table-cell>
          <table:table-cell table:style-name="ce3" office:value-type="string">
            <text:p>GARCIA GAEL</text:p>
          </table:table-cell>
          <table:table-cell table:style-name="ce3" office:value-type="string">
            <text:p>CD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796">
            <text:p>22796</text:p>
          </table:table-cell>
          <table:table-cell table:style-name="ce3" office:value-type="string">
            <text:p>PROTECTI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LYNN JOHN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GALLAGHER PETER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00">
            <text:p>22800</text:p>
          </table:table-cell>
          <table:table-cell table:style-name="ce3" office:value-type="string">
            <text:p>D'ARTAGNAN - THE MUSKETE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HYAMS PETER</text:p>
          </table:table-cell>
          <table:table-cell table:style-name="ce3" office:value-type="string">
            <text:p>DENEUVE CATHERINE</text:p>
          </table:table-cell>
          <table:table-cell table:style-name="ce3" office:value-type="string">
            <text:p>ROTH TIM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801">
            <text:p>22801</text:p>
          </table:table-cell>
          <table:table-cell table:style-name="ce3" office:value-type="string">
            <text:p>INCANTESIMO NAPOLETA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ENOVESE P. &amp; MINIERO L.</text:p>
          </table:table-cell>
          <table:table-cell table:style-name="ce3" office:value-type="string">
            <text:p>CONFALONE MARINA</text:p>
          </table:table-cell>
          <table:table-cell table:style-name="ce3" office:value-type="string">
            <text:p>FERRERI GIANNI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805">
            <text:p>22805</text:p>
          </table:table-cell>
          <table:table-cell table:style-name="ce3" office:value-type="string">
            <text:p>I TENENBAU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NDERSON WES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2815">
            <text:p>22815</text:p>
          </table:table-cell>
          <table:table-cell table:style-name="ce3" office:value-type="string">
            <text:p>DANNI COLLATERALI - COLLATERAL DAMAG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AVIS ANDREW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KOTEAS ELIAS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816">
            <text:p>22816</text:p>
          </table:table-cell>
          <table:table-cell table:style-name="ce3" office:value-type="string">
            <text:p>DUELLO AL TEMPIO MALEDET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M RINGO</text:p>
          </table:table-cell>
          <table:table-cell table:style-name="ce3" office:value-type="string">
            <text:p>CHI WILLIE</text:p>
          </table:table-cell>
          <table:table-cell table:style-name="ce3" office:value-type="string">
            <text:p>CHING JOHN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2817">
            <text:p>22817</text:p>
          </table:table-cell>
          <table:table-cell table:style-name="ce3" office:value-type="string">
            <text:p>LE SETTE SPADE DELLA VENDETT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ING WO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CHEUNG SHARLA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2822">
            <text:p>22822</text:p>
          </table:table-cell>
          <table:table-cell table:style-name="ce3" office:value-type="string">
            <text:p>HARDBAL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BBINS BRIAN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23">
            <text:p>22823</text:p>
          </table:table-cell>
          <table:table-cell table:style-name="ce3" office:value-type="string">
            <text:p>IL GUARDIANO - THE WATCHTOW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IHALKA GEORGE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HAYWARD RACH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24">
            <text:p>22824</text:p>
          </table:table-cell>
          <table:table-cell table:style-name="ce3" office:value-type="string">
            <text:p>FALL - IL PREZZO DEL SILENZI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LDWIN DANIEL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BALDWIN DANI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27">
            <text:p>22827</text:p>
          </table:table-cell>
          <table:table-cell table:style-name="ce3" office:value-type="string">
            <text:p>BEETHOVEN 4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VANS DAVID MICKEY</text:p>
          </table:table-cell>
          <table:table-cell table:style-name="ce3" office:value-type="string">
            <text:p>REINHOLD JUDGE</text:p>
          </table:table-cell>
          <table:table-cell table:style-name="ce3" office:value-type="string">
            <text:p>SWEENEY JULI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836">
            <text:p>22836</text:p>
          </table:table-cell>
          <table:table-cell table:style-name="ce3" office:value-type="string">
            <text:p>QUALCUNO COME TE - SOMEONE LIKE YOU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LDWYN TONY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KINNEAR GREG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2837">
            <text:p>22837</text:p>
          </table:table-cell>
          <table:table-cell table:style-name="ce3" office:value-type="string">
            <text:p>I TREDICI SPETTRI - THIRTEEN GHOST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CK STEVE</text:p>
          </table:table-cell>
          <table:table-cell table:style-name="ce3" office:value-type="string">
            <text:p>SHALHOUB TONY</text:p>
          </table:table-cell>
          <table:table-cell table:style-name="ce3" office:value-type="string">
            <text:p>DAVIDTZ EMBETH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40">
            <text:p>22840</text:p>
          </table:table-cell>
          <table:table-cell table:style-name="ce3" office:value-type="string">
            <text:p>LANTAN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AWRENCE RAY</text:p>
          </table:table-cell>
          <table:table-cell table:style-name="ce3" office:value-type="string">
            <text:p>LAPAGLIA ANTHONY</text:p>
          </table:table-cell>
          <table:table-cell table:style-name="ce3" office:value-type="string">
            <text:p>RUSH GEOFFREY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2850">
            <text:p>22850</text:p>
          </table:table-cell>
          <table:table-cell table:style-name="ce3" office:value-type="string">
            <text:p>ROLLERBALL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KLEIN CHR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851">
            <text:p>22851</text:p>
          </table:table-cell>
          <table:table-cell table:style-name="ce3" office:value-type="string">
            <text:p>REDEMPTI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AMACHO ART</text:p>
          </table:table-cell>
          <table:table-cell table:style-name="ce3" office:value-type="string">
            <text:p>WILSON "THE DRAGON" DON</text:p>
          </table:table-cell>
          <table:table-cell table:style-name="ce3" office:value-type="string">
            <text:p>RUSSO JAMES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2852">
            <text:p>22852</text:p>
          </table:table-cell>
          <table:table-cell table:style-name="ce3" office:value-type="string">
            <text:p>DA ZERO A DIEC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IGABUE LUCIANO</text:p>
          </table:table-cell>
          <table:table-cell table:style-name="ce3" office:value-type="string">
            <text:p>BELLINZONI MASSIMO</text:p>
          </table:table-cell>
          <table:table-cell table:style-name="ce3" office:value-type="string">
            <text:p>CAVALLOTTI ELISABETT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853">
            <text:p>22853</text:p>
          </table:table-cell>
          <table:table-cell table:style-name="ce3" office:value-type="string">
            <text:p>GOSFORD PAR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LTMAN ROBERT</text:p>
          </table:table-cell>
          <table:table-cell table:style-name="ce3" office:value-type="string">
            <text:p>ATKINS ELLEEN</text:p>
          </table:table-cell>
          <table:table-cell table:style-name="ce3" office:value-type="string">
            <text:p>BALABAN BOB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856">
            <text:p>22856</text:p>
          </table:table-cell>
          <table:table-cell table:style-name="ce3" office:value-type="string">
            <text:p>TARZAN &amp; JANE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D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2899">
            <text:p>22899</text:p>
          </table:table-cell>
          <table:table-cell table:style-name="ce3" office:value-type="string">
            <text:p>IRREVERSIB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E GASPAR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CASSEL VINCENT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2900">
            <text:p>22900</text:p>
          </table:table-cell>
          <table:table-cell table:style-name="ce3" office:value-type="string">
            <text:p>COLPO GROSSO AL DRAGO ROSSO - RUSH HOUR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ATNER BRETT</text:p>
          </table:table-cell>
          <table:table-cell table:style-name="ce3" office:value-type="string">
            <text:p>TUCKER CHRIS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901">
            <text:p>22901</text:p>
          </table:table-cell>
          <table:table-cell table:style-name="ce3" office:value-type="string">
            <text:p>LA TRAPPOLA - FRAM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TRIE DANIEL JR.</text:p>
          </table:table-cell>
          <table:table-cell table:style-name="ce3" office:value-type="string">
            <text:p>LOWE ROB</text:p>
          </table:table-cell>
          <table:table-cell table:style-name="ce3" office:value-type="string">
            <text:p>NEILL SAM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904">
            <text:p>22904</text:p>
          </table:table-cell>
          <table:table-cell table:style-name="ce3" office:value-type="string">
            <text:p>IL SIGNORE DEGLI ANELLI-LA COMPAGNIA...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ACKSON PETER</text:p>
          </table:table-cell>
          <table:table-cell table:style-name="ce3" office:value-type="string">
            <text:p>WOOD ELIJAH</text:p>
          </table:table-cell>
          <table:table-cell table:style-name="ce3" office:value-type="string">
            <text:p>TYLER LIV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908">
            <text:p>22908</text:p>
          </table:table-cell>
          <table:table-cell table:style-name="ce3" office:value-type="string">
            <text:p>AZZARDO MORTALE - GOD GAMBLER'S RETUR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ING WONG</text:p>
          </table:table-cell>
          <table:table-cell table:style-name="ce3" office:value-type="string">
            <text:p>YUN FAT CHOW</text:p>
          </table:table-cell>
          <table:table-cell table:style-name="ce3" office:value-type="string">
            <text:p>LEUNG TONY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2909">
            <text:p>22909</text:p>
          </table:table-cell>
          <table:table-cell table:style-name="ce3" office:value-type="string">
            <text:p>L'ULTIMO COMBATTIMENTO DI WONG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ARK TSUI</text:p>
          </table:table-cell>
          <table:table-cell table:style-name="ce3" office:value-type="string">
            <text:p>ZHAO WING</text:p>
          </table:table-cell>
          <table:table-cell table:style-name="ce3" office:value-type="string">
            <text:p>MOK MAX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2910">
            <text:p>22910</text:p>
          </table:table-cell>
          <table:table-cell table:style-name="ce3" office:value-type="string">
            <text:p>NATI STANCH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AMBASCO DOMINICK</text:p>
          </table:table-cell>
          <table:table-cell table:style-name="ce3" office:value-type="string">
            <text:p>FICARRA SALVO</text:p>
          </table:table-cell>
          <table:table-cell table:style-name="ce3" office:value-type="string">
            <text:p>PICONE VALENTINO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2915">
            <text:p>22915</text:p>
          </table:table-cell>
          <table:table-cell table:style-name="ce3" office:value-type="string">
            <text:p>HARD CAS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NTONIJEVIC PETER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SLATER CHRISTIAN</text:p>
          </table:table-cell>
          <table:table-cell table:style-name="ce3" office:value-type="string">
            <text:p>CINE VIDEO CORPORATION</text:p>
          </table:table-cell>
          <table:table-cell table:number-columns-repeated="249"/>
        </table:table-row>
        <table:table-row table:style-name="ro1">
          <table:table-cell table:style-name="ce2" office:value-type="float" office:value="22916">
            <text:p>22916</text:p>
          </table:table-cell>
          <table:table-cell table:style-name="ce3" office:value-type="string">
            <text:p>MONSTERS &amp; CO.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DISNEY - PIXAR</text:p>
          </table:table-cell>
          <table:table-cell table:number-columns-repeated="249"/>
        </table:table-row>
        <table:table-row table:style-name="ro1">
          <table:table-cell table:style-name="ce2" office:value-type="float" office:value="22956">
            <text:p>22956</text:p>
          </table:table-cell>
          <table:table-cell table:style-name="ce3" office:value-type="string">
            <text:p>BLACK HAWK DOWN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HARTNETT JOSH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957">
            <text:p>22957</text:p>
          </table:table-cell>
          <table:table-cell table:style-name="ce3" office:value-type="string">
            <text:p>THE TIME MACHI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ELLS SIMON</text:p>
          </table:table-cell>
          <table:table-cell table:style-name="ce3" office:value-type="string">
            <text:p>PEARCE GUY</text:p>
          </table:table-cell>
          <table:table-cell table:style-name="ce3" office:value-type="string">
            <text:p>MUMBA SAMANTH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2958">
            <text:p>22958</text:p>
          </table:table-cell>
          <table:table-cell table:style-name="ce3" office:value-type="string">
            <text:p>SHAF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NGLETON JOHN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WILLIAMS VANESSA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2959">
            <text:p>22959</text:p>
          </table:table-cell>
          <table:table-cell table:style-name="ce3" office:value-type="string">
            <text:p>VIDOCQ - LA MASCHERA SENZA VOL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ITOF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SASTRE INE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960">
            <text:p>22960</text:p>
          </table:table-cell>
          <table:table-cell table:style-name="ce3" office:value-type="string">
            <text:p>OLTRE LA LEGGE - OUTSIDE THE LAW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ONTESI JORGE</text:p>
          </table:table-cell>
          <table:table-cell table:style-name="ce3" office:value-type="string">
            <text:p>ROTHROCK CYNTHIA</text:p>
          </table:table-cell>
          <table:table-cell table:style-name="ce3" office:value-type="string">
            <text:p>WINCOTT JEFF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2962">
            <text:p>22962</text:p>
          </table:table-cell>
          <table:table-cell table:style-name="ce3" office:value-type="string">
            <text:p>FAUST - LOVE OF THE DAMNE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YUZNA BRIAN</text:p>
          </table:table-cell>
          <table:table-cell table:style-name="ce3" office:value-type="string">
            <text:p>FROST MARK</text:p>
          </table:table-cell>
          <table:table-cell table:style-name="ce3" office:value-type="string">
            <text:p>BROOK ISABEL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2965">
            <text:p>22965</text:p>
          </table:table-cell>
          <table:table-cell table:style-name="ce3" office:value-type="string">
            <text:p>SOTTO CORTE MARZIALE - HART'S WAR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HOBLIT GREGORY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2968">
            <text:p>22968</text:p>
          </table:table-cell>
          <table:table-cell table:style-name="ce3" office:value-type="string">
            <text:p>IL RE SCORPIONE - THE SCORPION KING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USSELL CHUCK</text:p>
          </table:table-cell>
          <table:table-cell table:style-name="ce3" office:value-type="string">
            <text:p>HU KELLY</text:p>
          </table:table-cell>
          <table:table-cell table:style-name="ce3" office:value-type="string">
            <text:p>HILL BERNARD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969">
            <text:p>22969</text:p>
          </table:table-cell>
          <table:table-cell table:style-name="ce3" office:value-type="string">
            <text:p>THE SKULLS 2 - I TESCH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HAPPELLE JOE</text:p>
          </table:table-cell>
          <table:table-cell table:style-name="ce3" office:value-type="string">
            <text:p>DUNNE ROBIN</text:p>
          </table:table-cell>
          <table:table-cell table:style-name="ce3" office:value-type="string">
            <text:p>WEST NATHA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2988">
            <text:p>22988</text:p>
          </table:table-cell>
          <table:table-cell table:style-name="ce3" office:value-type="string">
            <text:p>UNICO TESTIMONE - DOMESTIC DISTURBANC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CKER HAROLD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VAUGHN VINCE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2989">
            <text:p>22989</text:p>
          </table:table-cell>
          <table:table-cell table:style-name="ce3" office:value-type="string">
            <text:p>KATE &amp; LEOPOL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ANGOLD JAMES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JACKMAN HUGH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2990">
            <text:p>22990</text:p>
          </table:table-cell>
          <table:table-cell table:style-name="ce3" office:value-type="string">
            <text:p>AMNESI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ALVATORES GABRIELE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RUBINI SERGI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2992">
            <text:p>22992</text:p>
          </table:table-cell>
          <table:table-cell table:style-name="ce3" office:value-type="string">
            <text:p>HARRY POTTER E LA PIETRA FILOSOFALE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RADCLIFFE DANIEL</text:p>
          </table:table-cell>
          <table:table-cell table:style-name="ce3" office:value-type="string">
            <text:p>GRINT RUPER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025">
            <text:p>23025</text:p>
          </table:table-cell>
          <table:table-cell table:style-name="ce3" office:value-type="string">
            <text:p>DON'T SAY A WOR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LEDER GARY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BEAN SE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026">
            <text:p>23026</text:p>
          </table:table-cell>
          <table:table-cell table:style-name="ce3" office:value-type="string">
            <text:p>PANIC ROO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NCHER DAVID</text:p>
          </table:table-cell>
          <table:table-cell table:style-name="ce3" office:value-type="string">
            <text:p>FOSTER JODIE</text:p>
          </table:table-cell>
          <table:table-cell table:style-name="ce3" office:value-type="string">
            <text:p>WHITAKER FOREST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027">
            <text:p>23027</text:p>
          </table:table-cell>
          <table:table-cell table:style-name="ce3" office:value-type="string">
            <text:p>L'ERA GLACIALE - ICE AG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WEDGE CHRIS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3028">
            <text:p>23028</text:p>
          </table:table-cell>
          <table:table-cell table:style-name="ce3" office:value-type="string">
            <text:p>SHOWTIM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Y TOM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030">
            <text:p>23030</text:p>
          </table:table-cell>
          <table:table-cell table:style-name="ce3" office:value-type="string">
            <text:p>IL MIO AMICO VAMPIRO - THE LITTLE VAMPI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EDEL ULI</text:p>
          </table:table-cell>
          <table:table-cell table:style-name="ce3" office:value-type="string">
            <text:p>LIPNICKI JONATHAN</text:p>
          </table:table-cell>
          <table:table-cell table:style-name="ce3" office:value-type="string">
            <text:p>GRANT RICHARD E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033">
            <text:p>23033</text:p>
          </table:table-cell>
          <table:table-cell table:style-name="ce3" office:value-type="string">
            <text:p>ENIGM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SCOTT DOUGRAY</text:p>
          </table:table-cell>
          <table:table-cell table:style-name="ce3" office:value-type="string">
            <text:p>WINSLET KAT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034">
            <text:p>23034</text:p>
          </table:table-cell>
          <table:table-cell table:style-name="ce3" office:value-type="string">
            <text:p>DAGON - LA MUTAZIONE DEL M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GORDON STUART</text:p>
          </table:table-cell>
          <table:table-cell table:style-name="ce3" office:value-type="string">
            <text:p>GODDEN EZRA</text:p>
          </table:table-cell>
          <table:table-cell table:style-name="ce3" office:value-type="string">
            <text:p>RABAL FRANCISCO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035">
            <text:p>23035</text:p>
          </table:table-cell>
          <table:table-cell table:style-name="ce3" office:value-type="string">
            <text:p>LONG TIME DEA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DAMS MARCUS</text:p>
          </table:table-cell>
          <table:table-cell table:style-name="ce3" office:value-type="string">
            <text:p>ABSOLOM JOE</text:p>
          </table:table-cell>
          <table:table-cell table:style-name="ce3" office:value-type="string">
            <text:p>BELMONT LAR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061">
            <text:p>23061</text:p>
          </table:table-cell>
          <table:table-cell table:style-name="ce3" office:value-type="string">
            <text:p>IMPOSTO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FLEDER GARY</text:p>
          </table:table-cell>
          <table:table-cell table:style-name="ce3" office:value-type="string">
            <text:p>SINISE GARY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3062">
            <text:p>23062</text:p>
          </table:table-cell>
          <table:table-cell table:style-name="ce3" office:value-type="string">
            <text:p>UNDISPUTE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ILL WALTER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RHAMES WING</text:p>
          </table:table-cell>
          <table:table-cell table:style-name="ce3" office:value-type="string">
            <text:p>CINE VIDEO CORPORATION</text:p>
          </table:table-cell>
          <table:table-cell table:number-columns-repeated="249"/>
        </table:table-row>
        <table:table-row table:style-name="ro1">
          <table:table-cell table:style-name="ce2" office:value-type="float" office:value="23064">
            <text:p>23064</text:p>
          </table:table-cell>
          <table:table-cell table:style-name="ce3" office:value-type="string">
            <text:p>SHARK <text:s text:c="5"/>(SHARK ATTACK 3-MEGALODON)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ORTH DAVID</text:p>
          </table:table-cell>
          <table:table-cell table:style-name="ce3" office:value-type="string">
            <text:p>BARROWMAN JOHN</text:p>
          </table:table-cell>
          <table:table-cell table:style-name="ce3" office:value-type="string">
            <text:p>MCSHANE JENNIFER</text:p>
          </table:table-cell>
          <table:table-cell table:style-name="ce3" office:value-type="string">
            <text:p>CINE VIDEO CORPORATION</text:p>
          </table:table-cell>
          <table:table-cell table:number-columns-repeated="249"/>
        </table:table-row>
        <table:table-row table:style-name="ro1">
          <table:table-cell table:style-name="ce2" office:value-type="float" office:value="23065">
            <text:p>23065</text:p>
          </table:table-cell>
          <table:table-cell table:style-name="ce3" office:value-type="string">
            <text:p>LA BELLA E LA BESTIA (ED. SPECIALE)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074">
            <text:p>23074</text:p>
          </table:table-cell>
          <table:table-cell table:style-name="ce3" office:value-type="string">
            <text:p>ZOOLANDER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TILLER BEN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3075">
            <text:p>23075</text:p>
          </table:table-cell>
          <table:table-cell table:style-name="ce3" office:value-type="string">
            <text:p>DEMONI - L'INCONFUTABILE VERITA SUI DEM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TANDRING GLENN</text:p>
          </table:table-cell>
          <table:table-cell table:style-name="ce3" office:value-type="string">
            <text:p>URBAN KARL</text:p>
          </table:table-cell>
          <table:table-cell table:style-name="ce3" office:value-type="string">
            <text:p>WOLFE KATIE</text:p>
          </table:table-cell>
          <table:table-cell table:style-name="ce3" office:value-type="string">
            <text:p>OPTUS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091">
            <text:p>23091</text:p>
          </table:table-cell>
          <table:table-cell table:style-name="ce3" office:value-type="string">
            <text:p>OCEAN'S ELEVEN - FATE IL VOSTRO GIOC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092">
            <text:p>23092</text:p>
          </table:table-cell>
          <table:table-cell table:style-name="ce3" office:value-type="string">
            <text:p>NAMELESS - ENTITA NASCOS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LAGUERO JAUME</text:p>
          </table:table-cell>
          <table:table-cell table:style-name="ce3" office:value-type="string">
            <text:p>VILARASAU EMMA</text:p>
          </table:table-cell>
          <table:table-cell table:style-name="ce3" office:value-type="string">
            <text:p>ELEJALDE KARR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094">
            <text:p>23094</text:p>
          </table:table-cell>
          <table:table-cell table:style-name="ce3" office:value-type="string">
            <text:p>40 GIORNI &amp; 40 NOTT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HMANN MICHAEL</text:p>
          </table:table-cell>
          <table:table-cell table:style-name="ce3" office:value-type="string">
            <text:p>HARTNETT JOSH</text:p>
          </table:table-cell>
          <table:table-cell table:style-name="ce3" office:value-type="string">
            <text:p>SOSSAMON SHANNY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096">
            <text:p>23096</text:p>
          </table:table-cell>
          <table:table-cell table:style-name="ce3" office:value-type="string">
            <text:p>BARBIE RAPERONZOL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URLEY OWE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100">
            <text:p>23100</text:p>
          </table:table-cell>
          <table:table-cell table:style-name="ce3" office:value-type="string">
            <text:p>OSMOSIS JONE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FARRELLY P. &amp; FARRELLY B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105">
            <text:p>23105</text:p>
          </table:table-cell>
          <table:table-cell table:style-name="ce3" office:value-type="string">
            <text:p>LIBERTY STANDS STIL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KOGLAND KARI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FIORENTINO LIND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106">
            <text:p>23106</text:p>
          </table:table-cell>
          <table:table-cell table:style-name="ce3" office:value-type="string">
            <text:p>AMERICAN PSYCHO 2 - ALL AMERICAN GIR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EEMAN MRGAN J.</text:p>
          </table:table-cell>
          <table:table-cell table:style-name="ce3" office:value-type="string">
            <text:p>KUNIS MILA</text:p>
          </table:table-cell>
          <table:table-cell table:style-name="ce3" office:value-type="string">
            <text:p>SHATNER WILLIA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3136">
            <text:p>23136</text:p>
          </table:table-cell>
          <table:table-cell table:style-name="ce3" office:value-type="string">
            <text:p>CASOMA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'ALATRI ALESSANDRO</text:p>
          </table:table-cell>
          <table:table-cell table:style-name="ce3" office:value-type="string">
            <text:p>ROCCA STEFANIA</text:p>
          </table:table-cell>
          <table:table-cell table:style-name="ce3" office:value-type="string">
            <text:p>VOLO FABIO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3137">
            <text:p>23137</text:p>
          </table:table-cell>
          <table:table-cell table:style-name="ce3" office:value-type="string">
            <text:p>L'INCENDIARIA - FIRESTARTER 2: REKINDLE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ISCOVE ROBERT</text:p>
          </table:table-cell>
          <table:table-cell table:style-name="ce3" office:value-type="string">
            <text:p>MCDOWELL MALCOLM</text:p>
          </table:table-cell>
          <table:table-cell table:style-name="ce3" office:value-type="string">
            <text:p>MOREAU MARGUERIT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138">
            <text:p>23138</text:p>
          </table:table-cell>
          <table:table-cell table:style-name="ce3" office:value-type="string">
            <text:p>E.T. L'EXTRATERRESTRE - SPECIAL EDITIO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WALLACE DEE</text:p>
          </table:table-cell>
          <table:table-cell table:style-name="ce3" office:value-type="string">
            <text:p>COYOTE PETE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139">
            <text:p>23139</text:p>
          </table:table-cell>
          <table:table-cell table:style-name="ce3" office:value-type="string">
            <text:p>IL CACCIATORE DELLE TENEBR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ALLACE TOMMY LEE</text:p>
          </table:table-cell>
          <table:table-cell table:style-name="ce3" office:value-type="string">
            <text:p>BON JOVI JON</text:p>
          </table:table-cell>
          <table:table-cell table:style-name="ce3" office:value-type="string">
            <text:p>DE LA RUENTE CRISTIA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140">
            <text:p>23140</text:p>
          </table:table-cell>
          <table:table-cell table:style-name="ce3" office:value-type="string">
            <text:p>METROPOLIS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RINTAR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OLUN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153">
            <text:p>23153</text:p>
          </table:table-cell>
          <table:table-cell table:style-name="ce3" office:value-type="string">
            <text:p>THE ON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WONG JAMES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LINDO DELROY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154">
            <text:p>23154</text:p>
          </table:table-cell>
          <table:table-cell table:style-name="ce3" office:value-type="string">
            <text:p>SOUL SURVIVORS - ALTRE VIT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CARPENTER STEVE</text:p>
          </table:table-cell>
          <table:table-cell table:style-name="ce3" office:value-type="string">
            <text:p>AFFLECK CASEY</text:p>
          </table:table-cell>
          <table:table-cell table:style-name="ce3" office:value-type="string">
            <text:p>BENTLEY W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155">
            <text:p>23155</text:p>
          </table:table-cell>
          <table:table-cell table:style-name="ce3" office:value-type="string">
            <text:p>THE BARBER - SEI TU IL PROSSIMO?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AFARO MICHAEL</text:p>
          </table:table-cell>
          <table:table-cell table:style-name="ce3" office:value-type="string">
            <text:p>MCDOWELL MALCOLM</text:p>
          </table:table-cell>
          <table:table-cell table:style-name="ce3" office:value-type="string">
            <text:p>RATCHFORD JEREM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156">
            <text:p>23156</text:p>
          </table:table-cell>
          <table:table-cell table:style-name="ce3" office:value-type="string">
            <text:p>AIUTO! SONO UN PESC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EGNER M. &amp; FJELDMARK S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170">
            <text:p>23170</text:p>
          </table:table-cell>
          <table:table-cell table:style-name="ce3" office:value-type="string">
            <text:p>IL CASTELLO - THE LAST CAST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URIE ROD</text:p>
          </table:table-cell>
          <table:table-cell table:style-name="ce3" office:value-type="string">
            <text:p>REDFORD ROBERT</text:p>
          </table:table-cell>
          <table:table-cell table:style-name="ce3" office:value-type="string">
            <text:p>GANDOLFINI JAMES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3171">
            <text:p>23171</text:p>
          </table:table-cell>
          <table:table-cell table:style-name="ce3" office:value-type="string">
            <text:p>REQUIEM - LABIRINTO MORTAL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ENOH HERVE</text:p>
          </table:table-cell>
          <table:table-cell table:style-name="ce3" office:value-type="string">
            <text:p>DELL'ISOLA PATRICK</text:p>
          </table:table-cell>
          <table:table-cell table:style-name="ce3" office:value-type="string">
            <text:p>MAASKRI MOUSSA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3172">
            <text:p>23172</text:p>
          </table:table-cell>
          <table:table-cell table:style-name="ce3" office:value-type="string">
            <text:p>BRUISER - LA VENDETTA NON HA VOL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MERO GEORGE A.</text:p>
          </table:table-cell>
          <table:table-cell table:style-name="ce3" office:value-type="string">
            <text:p>FLEMYNG JASON</text:p>
          </table:table-cell>
          <table:table-cell table:style-name="ce3" office:value-type="string">
            <text:p>STORMARE PETE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174">
            <text:p>23174</text:p>
          </table:table-cell>
          <table:table-cell table:style-name="ce3" office:value-type="string">
            <text:p>STAR WARS II - L'ATTACCO DEI CLON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UCAS GEORGE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PORTMAN NATALI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3175">
            <text:p>23175</text:p>
          </table:table-cell>
          <table:table-cell table:style-name="ce3" office:value-type="string">
            <text:p>LO SCROCCONE E IL LAD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EISMAN SAM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DE VITO DANN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3204">
            <text:p>23204</text:p>
          </table:table-cell>
          <table:table-cell table:style-name="ce3" office:value-type="string">
            <text:p>SPIDER-MAN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MAGUIRE TOBEY</text:p>
          </table:table-cell>
          <table:table-cell table:style-name="ce3" office:value-type="string">
            <text:p>DAFOE WILLEM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205">
            <text:p>23205</text:p>
          </table:table-cell>
          <table:table-cell table:style-name="ce3" office:value-type="string">
            <text:p>NON E' UN'ALTRA STUPIDA COMMEDIA AMERIC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ALLEN JOEL</text:p>
          </table:table-cell>
          <table:table-cell table:style-name="ce3" office:value-type="string">
            <text:p>PRESSLY JAIME</text:p>
          </table:table-cell>
          <table:table-cell table:style-name="ce3" office:value-type="string">
            <text:p>KIRSHNER MI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206">
            <text:p>23206</text:p>
          </table:table-cell>
          <table:table-cell table:style-name="ce3" office:value-type="string">
            <text:p>STUART LITTLE 2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MINKOFF ROB</text:p>
          </table:table-cell>
          <table:table-cell table:style-name="ce3" office:value-type="string">
            <text:p>DAVIS GEENA</text:p>
          </table:table-cell>
          <table:table-cell table:style-name="ce3" office:value-type="string">
            <text:p>LAURIE HUGH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207">
            <text:p>23207</text:p>
          </table:table-cell>
          <table:table-cell table:style-name="ce3" office:value-type="string">
            <text:p>SCOOBY-DOO - IL FIL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SNELL RAJA</text:p>
          </table:table-cell>
          <table:table-cell table:style-name="ce3" office:value-type="string">
            <text:p>PRINZE JR. FREDDIE</text:p>
          </table:table-cell>
          <table:table-cell table:style-name="ce3" office:value-type="string">
            <text:p>GELLAR SARAH MICHELL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208">
            <text:p>23208</text:p>
          </table:table-cell>
          <table:table-cell table:style-name="ce3" office:value-type="string">
            <text:p>A TIME FOR DANCIN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LBERT PETER</text:p>
          </table:table-cell>
          <table:table-cell table:style-name="ce3" office:value-type="string">
            <text:p>OLEYNIK LARISA</text:p>
          </table:table-cell>
          <table:table-cell table:style-name="ce3" office:value-type="string">
            <text:p>APPLEBY SHIRI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209">
            <text:p>23209</text:p>
          </table:table-cell>
          <table:table-cell table:style-name="ce3" office:value-type="string">
            <text:p>IL PREDATORE - ARACHNI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HOLDER JACK</text:p>
          </table:table-cell>
          <table:table-cell table:style-name="ce3" office:value-type="string">
            <text:p>REID ALEX</text:p>
          </table:table-cell>
          <table:table-cell table:style-name="ce3" office:value-type="string">
            <text:p>POTTER CHR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210">
            <text:p>23210</text:p>
          </table:table-cell>
          <table:table-cell table:style-name="ce3" office:value-type="string">
            <text:p>LE GRAND BLEU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ESSON LUC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BARR JEAN-MARC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3211">
            <text:p>23211</text:p>
          </table:table-cell>
          <table:table-cell table:style-name="ce3" office:value-type="string">
            <text:p>ROSE RED - (STEPHEN KING) 2VH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XLEY CRAIG R.</text:p>
          </table:table-cell>
          <table:table-cell table:style-name="ce3" office:value-type="string">
            <text:p>TRAVIS NANCY</text:p>
          </table:table-cell>
          <table:table-cell table:style-name="ce3" office:value-type="string">
            <text:p>KEESLAR MAT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212">
            <text:p>23212</text:p>
          </table:table-cell>
          <table:table-cell table:style-name="ce3" office:value-type="string">
            <text:p>THE MAJESTIC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ARABONT FRANK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BALABAN BOB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213">
            <text:p>23213</text:p>
          </table:table-cell>
          <table:table-cell table:style-name="ce3" office:value-type="string">
            <text:p>LA REGINA DEI DANNATI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YMER MICHAEL</text:p>
          </table:table-cell>
          <table:table-cell table:style-name="ce3" office:value-type="string">
            <text:p>TOWNSEND STUART</text:p>
          </table:table-cell>
          <table:table-cell table:style-name="ce3" office:value-type="string">
            <text:p>AALIYAH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214">
            <text:p>23214</text:p>
          </table:table-cell>
          <table:table-cell table:style-name="ce3" office:value-type="string">
            <text:p>MONTE CRISTO - THE COUNT OF MONTE CRISTO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REYNOLDS KEVIN</text:p>
          </table:table-cell>
          <table:table-cell table:style-name="ce3" office:value-type="string">
            <text:p>CAVIEZEL JIM</text:p>
          </table:table-cell>
          <table:table-cell table:style-name="ce3" office:value-type="string">
            <text:p>PEARCE GUY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232">
            <text:p>23232</text:p>
          </table:table-cell>
          <table:table-cell table:style-name="ce3" office:value-type="string">
            <text:p>DUNGEONS &amp; DRAGON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LOMON COURTNEY</text:p>
          </table:table-cell>
          <table:table-cell table:style-name="ce3" office:value-type="string">
            <text:p>IRONS JEREMY</text:p>
          </table:table-cell>
          <table:table-cell table:style-name="ce3" office:value-type="string">
            <text:p>BIRCH THORA</text:p>
          </table:table-cell>
          <table:table-cell table:style-name="ce3" office:value-type="string">
            <text:p>SIRIO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233">
            <text:p>23233</text:p>
          </table:table-cell>
          <table:table-cell table:style-name="ce3" office:value-type="string">
            <text:p>BLOODY SUNDA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REENGRASS PAUL</text:p>
          </table:table-cell>
          <table:table-cell table:style-name="ce3" office:value-type="string">
            <text:p>NESBITT JAMES</text:p>
          </table:table-cell>
          <table:table-cell table:style-name="ce3" office:value-type="string">
            <text:p>PIGOTT-SMITH TIM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3235">
            <text:p>23235</text:p>
          </table:table-cell>
          <table:table-cell table:style-name="ce3" office:value-type="string">
            <text:p>HUMAN NATU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NDRY MICHEL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246">
            <text:p>23246</text:p>
          </table:table-cell>
          <table:table-cell table:style-name="ce3" office:value-type="string">
            <text:p>DERAILED - PUNTO D'IMPAT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ISIOROWSKI BOB</text:p>
          </table:table-cell>
          <table:table-cell table:style-name="ce3" office:value-type="string">
            <text:p>VAN DAMME JEAN CLAUDE</text:p>
          </table:table-cell>
          <table:table-cell table:style-name="ce3" office:value-type="string">
            <text:p>ARANA TOMAS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247">
            <text:p>23247</text:p>
          </table:table-cell>
          <table:table-cell table:style-name="ce3" office:value-type="string">
            <text:p>UN GIUDICE DI RISPETT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OSCHI VALTER</text:p>
          </table:table-cell>
          <table:table-cell table:style-name="ce3" office:value-type="string">
            <text:p>SPERANDEO TONY</text:p>
          </table:table-cell>
          <table:table-cell table:style-name="ce3" office:value-type="string">
            <text:p>SUMA MARIN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248">
            <text:p>23248</text:p>
          </table:table-cell>
          <table:table-cell table:style-name="ce3" office:value-type="string">
            <text:p>JIMMY NEUTRON - RAGAZZO PRODIGI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AVIS JOHN A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3249">
            <text:p>23249</text:p>
          </table:table-cell>
          <table:table-cell table:style-name="ce3" office:value-type="string">
            <text:p>RESIDENT EVIL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NDERSON PAUL W.S.</text:p>
          </table:table-cell>
          <table:table-cell table:style-name="ce3" office:value-type="string">
            <text:p>JOVOVICH MILLA</text:p>
          </table:table-cell>
          <table:table-cell table:style-name="ce3" office:value-type="string">
            <text:p>RODRIGUEZ MICHELL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251">
            <text:p>23251</text:p>
          </table:table-cell>
          <table:table-cell table:style-name="ce3" office:value-type="string">
            <text:p>THE MOTHMAN PROPHECIES - VOCI DALL'OMBR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LLINGTON MARK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LINNEY LAUR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253">
            <text:p>23253</text:p>
          </table:table-cell>
          <table:table-cell table:style-name="ce3" office:value-type="string">
            <text:p>BLADE I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DEL TORO GULLERMO</text:p>
          </table:table-cell>
          <table:table-cell table:style-name="ce3" office:value-type="string">
            <text:p>SNIPES WESLEY</text:p>
          </table:table-cell>
          <table:table-cell table:style-name="ce3" office:value-type="string">
            <text:p>KRISTOFFERSON KR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254">
            <text:p>23254</text:p>
          </table:table-cell>
          <table:table-cell table:style-name="ce3" office:value-type="string">
            <text:p>WASAB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RAWCZYK GERARD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MULLER MICHEL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3255">
            <text:p>23255</text:p>
          </table:table-cell>
          <table:table-cell table:style-name="ce3" office:value-type="string">
            <text:p>TEXAS RANGERS</text:p>
          </table:table-cell>
          <table:table-cell table:style-name="ce3" office:value-type="string">
            <text:p>Western</text:p>
          </table:table-cell>
          <table:table-cell table:style-name="ce3" office:value-type="string">
            <text:p>MINER STEVE</text:p>
          </table:table-cell>
          <table:table-cell table:style-name="ce3" office:value-type="string">
            <text:p>VAN DER BEEK JAMES</text:p>
          </table:table-cell>
          <table:table-cell table:style-name="ce3" office:value-type="string">
            <text:p>MCDERMOTT DYLAN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3258">
            <text:p>23258</text:p>
          </table:table-cell>
          <table:table-cell table:style-name="ce3" office:value-type="string">
            <text:p>LILO &amp; STITCH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SANDERS C. &amp; DEBLOIS D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259">
            <text:p>23259</text:p>
          </table:table-cell>
          <table:table-cell table:style-name="ce3" office:value-type="string">
            <text:p>ALLA RICERCA DELLA VALLE INCANTATA 8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291">
            <text:p>23291</text:p>
          </table:table-cell>
          <table:table-cell table:style-name="ce3" office:value-type="string">
            <text:p>WINDTALKERS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BEACH ADAM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3293">
            <text:p>23293</text:p>
          </table:table-cell>
          <table:table-cell table:style-name="ce3" office:value-type="string">
            <text:p>RADIO KILL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HL JOHN</text:p>
          </table:table-cell>
          <table:table-cell table:style-name="ce3" office:value-type="string">
            <text:p>ZAHN STEVE</text:p>
          </table:table-cell>
          <table:table-cell table:style-name="ce3" office:value-type="string">
            <text:p>WALKER PAUL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294">
            <text:p>23294</text:p>
          </table:table-cell>
          <table:table-cell table:style-name="ce3" office:value-type="string">
            <text:p>ORANGE COUN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ASDAN JAKE</text:p>
          </table:table-cell>
          <table:table-cell table:style-name="ce3" office:value-type="string">
            <text:p>HANKS COLIN</text:p>
          </table:table-cell>
          <table:table-cell table:style-name="ce3" office:value-type="string">
            <text:p>BLACK JACK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3335">
            <text:p>23335</text:p>
          </table:table-cell>
          <table:table-cell table:style-name="ce3" office:value-type="string">
            <text:p>LE SOLITE SOSPETTE - SUGAR &amp; SPI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CDOUGALL FRANCINE</text:p>
          </table:table-cell>
          <table:table-cell table:style-name="ce3" office:value-type="string">
            <text:p>SOKOLOFF MARLA</text:p>
          </table:table-cell>
          <table:table-cell table:style-name="ce3" office:value-type="string">
            <text:p>SHELTON MARLE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337">
            <text:p>23337</text:p>
          </table:table-cell>
          <table:table-cell table:style-name="ce3" office:value-type="string">
            <text:p>ABOUT A BOY - UN RAGAZZ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EITZ PAUL &amp; WEITZ CHRIS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COLLETTE TONI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338">
            <text:p>23338</text:p>
          </table:table-cell>
          <table:table-cell table:style-name="ce3" office:value-type="string">
            <text:p>THE RIPPER - NEL CUORE DEL TERR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EYERS JANET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ANWAR GABRIELL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340">
            <text:p>23340</text:p>
          </table:table-cell>
          <table:table-cell table:style-name="ce3" office:value-type="string">
            <text:p>AMORE E PALLOTTOLE - LOVE AND A BULLE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RAMSEY BEN &amp; KANTZ</text:p>
          </table:table-cell>
          <table:table-cell table:style-name="ce3" office:value-type="string">
            <text:p>TREACH</text:p>
          </table:table-cell>
          <table:table-cell table:style-name="ce3" office:value-type="string">
            <text:p>MASTERS-KING KENT</text:p>
          </table:table-cell>
          <table:table-cell table:style-name="ce3" office:value-type="string">
            <text:p>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362">
            <text:p>23362</text:p>
          </table:table-cell>
          <table:table-cell table:style-name="ce3" office:value-type="string">
            <text:p>FRAILTY - NESSUNO E' AL SICURO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PAXTON BILL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363">
            <text:p>23363</text:p>
          </table:table-cell>
          <table:table-cell table:style-name="ce3" office:value-type="string">
            <text:p>FORMULA PER UN DELITTO - MURDER BY NUMB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ROEDER BARBET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GOSLING RYA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364">
            <text:p>23364</text:p>
          </table:table-cell>
          <table:table-cell table:style-name="ce3" office:value-type="string">
            <text:p>8 DONNE E UN MISTER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OZON FRANCOIS</text:p>
          </table:table-cell>
          <table:table-cell table:style-name="ce3" office:value-type="string">
            <text:p>HILLEBRANT GAMET BENOIT</text:p>
          </table:table-cell>
          <table:table-cell table:style-name="ce3" office:value-type="string">
            <text:p>LAFORCE JEAN-PIERRE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3365">
            <text:p>23365</text:p>
          </table:table-cell>
          <table:table-cell table:style-name="ce3" office:value-type="string">
            <text:p>VELOCITA' MASSIM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VICARI DANIELE</text:p>
          </table:table-cell>
          <table:table-cell table:style-name="ce3" office:value-type="string">
            <text:p>MASTANDREA VALERIO</text:p>
          </table:table-cell>
          <table:table-cell table:style-name="ce3" office:value-type="string">
            <text:p>MORRONI CRISTIAN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366">
            <text:p>23366</text:p>
          </table:table-cell>
          <table:table-cell table:style-name="ce3" office:value-type="string">
            <text:p>ONE EYED KING - LA TANA DEL DIAVO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ORESCO BOBBY</text:p>
          </table:table-cell>
          <table:table-cell table:style-name="ce3" office:value-type="string">
            <text:p>BALDWIN WILLIAM</text:p>
          </table:table-cell>
          <table:table-cell table:style-name="ce3" office:value-type="string">
            <text:p>PALMINTERI CHAZZ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375">
            <text:p>23375</text:p>
          </table:table-cell>
          <table:table-cell table:style-name="ce3" office:value-type="string">
            <text:p>AL VERTICE DELLA TENSIO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BINSON PHIL ALDE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FREEMAN NORG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3376">
            <text:p>23376</text:p>
          </table:table-cell>
          <table:table-cell table:style-name="ce3" office:value-type="string">
            <text:p>NIDO DI VESP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IRI FLORENT-EMILIO</text:p>
          </table:table-cell>
          <table:table-cell table:style-name="ce3" office:value-type="string">
            <text:p>NACERI SAMY</text:p>
          </table:table-cell>
          <table:table-cell table:style-name="ce3" office:value-type="string">
            <text:p>MAGIMEL BENOIT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3377">
            <text:p>23377</text:p>
          </table:table-cell>
          <table:table-cell table:style-name="ce3" office:value-type="string">
            <text:p>IPOTESI DI REATO - CHANGING LAN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ICHELL ROGER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378">
            <text:p>23378</text:p>
          </table:table-cell>
          <table:table-cell table:style-name="ce3" office:value-type="string">
            <text:p>ASTERIX &amp; OBELIX MISSIONE CLEOPAT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ABAT ALAIN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3379">
            <text:p>23379</text:p>
          </table:table-cell>
          <table:table-cell table:style-name="ce3" office:value-type="string">
            <text:p>ROBERTO SUC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HN CEDRIC</text:p>
          </table:table-cell>
          <table:table-cell table:style-name="ce3" office:value-type="string">
            <text:p>CASSETTI STEFANO</text:p>
          </table:table-cell>
          <table:table-cell table:style-name="ce3" office:value-type="string">
            <text:p>LE BESCO ISILD</text:p>
          </table:table-cell>
          <table:table-cell table:style-name="ce3" office:value-type="string">
            <text:p>FANDANGO</text:p>
          </table:table-cell>
          <table:table-cell table:number-columns-repeated="249"/>
        </table:table-row>
        <table:table-row table:style-name="ro1">
          <table:table-cell table:style-name="ce2" office:value-type="float" office:value="23380">
            <text:p>23380</text:p>
          </table:table-cell>
          <table:table-cell table:style-name="ce3" office:value-type="string">
            <text:p>CONTRACT KILL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WAI TU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TSANG ERIC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381">
            <text:p>23381</text:p>
          </table:table-cell>
          <table:table-cell table:style-name="ce3" office:value-type="string">
            <text:p>MELTDOWN - LA CATASTROF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ING WO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CHEUNG JACKI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382">
            <text:p>23382</text:p>
          </table:table-cell>
          <table:table-cell table:style-name="ce3" office:value-type="string">
            <text:p>LA LEGGENDA DEL DRAGO ROSS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ING WO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CHING YAU SHUK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459">
            <text:p>23459</text:p>
          </table:table-cell>
          <table:table-cell table:style-name="ce3" office:value-type="string">
            <text:p>MINORITY REPOR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3461">
            <text:p>23461</text:p>
          </table:table-cell>
          <table:table-cell table:style-name="ce3" office:value-type="string">
            <text:p>BAMBOOZLE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WAYANS DAMON</text:p>
          </table:table-cell>
          <table:table-cell table:style-name="ce3" office:value-type="string">
            <text:p>GLOVER SAVION</text:p>
          </table:table-cell>
          <table:table-cell table:style-name="ce3" office:value-type="string">
            <text:p>EAGLE PICTURES-NEW LINE</text:p>
          </table:table-cell>
          <table:table-cell table:number-columns-repeated="249"/>
        </table:table-row>
        <table:table-row table:style-name="ro1">
          <table:table-cell table:style-name="ce2" office:value-type="float" office:value="23462">
            <text:p>23462</text:p>
          </table:table-cell>
          <table:table-cell table:style-name="ce3" office:value-type="string">
            <text:p>DOWN - DISCESA INFERNAL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MAAS DICK</text:p>
          </table:table-cell>
          <table:table-cell table:style-name="ce3" office:value-type="string">
            <text:p>MARSHALL JAMES</text:p>
          </table:table-cell>
          <table:table-cell table:style-name="ce3" office:value-type="string">
            <text:p>WATTS NAOMI</text:p>
          </table:table-cell>
          <table:table-cell table:style-name="ce3" office:value-type="string">
            <text:p>EAGLE - MULTIVISION</text:p>
          </table:table-cell>
          <table:table-cell table:number-columns-repeated="249"/>
        </table:table-row>
        <table:table-row table:style-name="ro1">
          <table:table-cell table:style-name="ce2" office:value-type="float" office:value="23473">
            <text:p>23473</text:p>
          </table:table-cell>
          <table:table-cell table:style-name="ce3" office:value-type="string">
            <text:p>THE EXPERIMEN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IRSCHBIEGEL OLIVER</text:p>
          </table:table-cell>
          <table:table-cell table:style-name="ce3" office:value-type="string">
            <text:p>BLEIBTREU MORITZ</text:p>
          </table:table-cell>
          <table:table-cell table:style-name="ce3" office:value-type="string">
            <text:p>EGGERT MAREN</text:p>
          </table:table-cell>
          <table:table-cell table:style-name="ce3" office:value-type="string">
            <text:p>NEXO</text:p>
          </table:table-cell>
          <table:table-cell table:number-columns-repeated="249"/>
        </table:table-row>
        <table:table-row table:style-name="ro1">
          <table:table-cell table:style-name="ce2" office:value-type="float" office:value="23474">
            <text:p>23474</text:p>
          </table:table-cell>
          <table:table-cell table:style-name="ce3" office:value-type="string">
            <text:p>ARAC ATTACK MOSTRI A OTTO ZAMP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LKAYEM ELLORY</text:p>
          </table:table-cell>
          <table:table-cell table:style-name="ce3" office:value-type="string">
            <text:p>ARQUETTE DAVID</text:p>
          </table:table-cell>
          <table:table-cell table:style-name="ce3" office:value-type="string">
            <text:p>WUHRER KARI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475">
            <text:p>23475</text:p>
          </table:table-cell>
          <table:table-cell table:style-name="ce3" office:value-type="string">
            <text:p>SMALLVILL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VARI</text:p>
          </table:table-cell>
          <table:table-cell table:style-name="ce3" office:value-type="string">
            <text:p>WELLING TOM</text:p>
          </table:table-cell>
          <table:table-cell table:style-name="ce3" office:value-type="string">
            <text:p>KREUK KRISTI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476">
            <text:p>23476</text:p>
          </table:table-cell>
          <table:table-cell table:style-name="ce3" office:value-type="string">
            <text:p>SIGN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HYAMALAN M.NIGHT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PHOENIX JOAQUI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3477">
            <text:p>23477</text:p>
          </table:table-cell>
          <table:table-cell table:style-name="ce3" office:value-type="string">
            <text:p>CODICE 51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YU RONNY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CARLYLE ROBERT</text:p>
          </table:table-cell>
          <table:table-cell table:style-name="ce3" office:value-type="string">
            <text:p>DALL'ANGELO PICTURES/DNC</text:p>
          </table:table-cell>
          <table:table-cell table:number-columns-repeated="249"/>
        </table:table-row>
        <table:table-row table:style-name="ro1">
          <table:table-cell table:style-name="ce2" office:value-type="float" office:value="23480">
            <text:p>23480</text:p>
          </table:table-cell>
          <table:table-cell table:style-name="ce3" office:value-type="string">
            <text:p>LOVE BITES - IL MORSO DELL'ALB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 CAUNES ANTOINE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CANET GUILLAUM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481">
            <text:p>23481</text:p>
          </table:table-cell>
          <table:table-cell table:style-name="ce3" office:value-type="string">
            <text:p>CREATURA DAL PROFONDO DEGLI ABISS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ERGIN PATRICK</text:p>
          </table:table-cell>
          <table:table-cell table:style-name="ce3" office:value-type="string">
            <text:p>ANTHONY LYSETT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482">
            <text:p>23482</text:p>
          </table:table-cell>
          <table:table-cell table:style-name="ce3" office:value-type="string">
            <text:p>TED BUND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IGHT MATTHEW</text:p>
          </table:table-cell>
          <table:table-cell table:style-name="ce3" office:value-type="string">
            <text:p>REILLY BURKE MICHAEL</text:p>
          </table:table-cell>
          <table:table-cell table:style-name="ce3" office:value-type="string">
            <text:p>BLISS BOTI ANN</text:p>
          </table:table-cell>
          <table:table-cell table:style-name="ce3" office:value-type="string">
            <text:p>STOR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485">
            <text:p>23485</text:p>
          </table:table-cell>
          <table:table-cell table:style-name="ce3" office:value-type="string">
            <text:p>WE WERE SOLDIERS - FINO ALL'ULTIMO UOM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WALLACE RANDALL</text:p>
          </table:table-cell>
          <table:table-cell table:style-name="ce3" office:value-type="string">
            <text:p>GIBSON MEL</text:p>
          </table:table-cell>
          <table:table-cell table:style-name="ce3" office:value-type="string">
            <text:p>STOWE MADELEI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486">
            <text:p>23486</text:p>
          </table:table-cell>
          <table:table-cell table:style-name="ce3" office:value-type="string">
            <text:p>M'AMA NON M'AMA - A LA FOLIE PAS DU TOU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OMBANI LAETITIA</text:p>
          </table:table-cell>
          <table:table-cell table:style-name="ce3" office:value-type="string">
            <text:p>TAUTOU AUDREY</text:p>
          </table:table-cell>
          <table:table-cell table:style-name="ce3" office:value-type="string">
            <text:p>LE BIHAN SAMUEL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3487">
            <text:p>23487</text:p>
          </table:table-cell>
          <table:table-cell table:style-name="ce3" office:value-type="string">
            <text:p>AUSTIN POWERS 3 - GOLDMEMB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OACH JAY</text:p>
          </table:table-cell>
          <table:table-cell table:style-name="ce3" office:value-type="string">
            <text:p>MYERS MIKE</text:p>
          </table:table-cell>
          <table:table-cell table:style-name="ce3" office:value-type="string">
            <text:p>KNOWLES BEYONC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488">
            <text:p>23488</text:p>
          </table:table-cell>
          <table:table-cell table:style-name="ce3" office:value-type="string">
            <text:p>LA CONFRATERNITA - THE CIRC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URIE SIDNEY J.</text:p>
          </table:table-cell>
          <table:table-cell table:style-name="ce3" office:value-type="string">
            <text:p>WILLIAMS TREAT</text:p>
          </table:table-cell>
          <table:table-cell table:style-name="ce3" office:value-type="string">
            <text:p>CURRIE GORD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491">
            <text:p>23491</text:p>
          </table:table-cell>
          <table:table-cell table:style-name="ce3" office:value-type="string">
            <text:p>NATALE SUL NIL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3492">
            <text:p>23492</text:p>
          </table:table-cell>
          <table:table-cell table:style-name="ce3" office:value-type="string">
            <text:p>FULL FRONTA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DUCHVNY DAVI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3494">
            <text:p>23494</text:p>
          </table:table-cell>
          <table:table-cell table:style-name="ce3" office:value-type="string">
            <text:p>MIB II - MEN IN BLACK I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NNENFELD BARRY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3495">
            <text:p>23495</text:p>
          </table:table-cell>
          <table:table-cell table:style-name="ce3" office:value-type="string">
            <text:p>UN RAGAZZO TUTTO NUOVO - THE NEW GU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ECTER ED</text:p>
          </table:table-cell>
          <table:table-cell table:style-name="ce3" office:value-type="string">
            <text:p>QUALLS DJ</text:p>
          </table:table-cell>
          <table:table-cell table:style-name="ce3" office:value-type="string">
            <text:p>DUSHKU ELIZA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3496">
            <text:p>23496</text:p>
          </table:table-cell>
          <table:table-cell table:style-name="ce3" office:value-type="string">
            <text:p>DARK BLUE WORLD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SVERAK JAN</text:p>
          </table:table-cell>
          <table:table-cell table:style-name="ce3" office:value-type="string">
            <text:p>VETCHY ONDREJ</text:p>
          </table:table-cell>
          <table:table-cell table:style-name="ce3" office:value-type="string">
            <text:p>HADEK KRYSTOF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524">
            <text:p>23524</text:p>
          </table:table-cell>
          <table:table-cell table:style-name="ce3" office:value-type="string">
            <text:p>LE QUATTRO PIUME-THE FOUR FEATHERS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APUR SHAKAHAR</text:p>
          </table:table-cell>
          <table:table-cell table:style-name="ce3" office:value-type="string">
            <text:p>LEDGER HEATH</text:p>
          </table:table-cell>
          <table:table-cell table:style-name="ce3" office:value-type="string">
            <text:p>BENTLEY W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526">
            <text:p>23526</text:p>
          </table:table-cell>
          <table:table-cell table:style-name="ce3" office:value-type="string">
            <text:p>SALTON SEA - INCUBI E MENZOG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RUSO D.J.</text:p>
          </table:table-cell>
          <table:table-cell table:style-name="ce3" office:value-type="string">
            <text:p>KILMER VAL</text:p>
          </table:table-cell>
          <table:table-cell table:style-name="ce3" office:value-type="string">
            <text:p>D'ONOFRIO VINCENT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527">
            <text:p>23527</text:p>
          </table:table-cell>
          <table:table-cell table:style-name="ce3" office:value-type="string">
            <text:p>I SUBLIMI SEGRETI DELLE YA-YA SISTER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HOURI CALLIE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529">
            <text:p>23529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RONENBERG DAVID</text:p>
          </table:table-cell>
          <table:table-cell table:style-name="ce3" office:value-type="string">
            <text:p>FIENNES RALPH</text:p>
          </table:table-cell>
          <table:table-cell table:style-name="ce3" office:value-type="string">
            <text:p>RICHARDSON MIRANDA</text:p>
          </table:table-cell>
          <table:table-cell table:style-name="ce3" office:value-type="string">
            <text:p>FANDANGO</text:p>
          </table:table-cell>
          <table:table-cell table:number-columns-repeated="249"/>
        </table:table-row>
        <table:table-row table:style-name="ro1">
          <table:table-cell table:style-name="ce2" office:value-type="float" office:value="23538">
            <text:p>23538</text:p>
          </table:table-cell>
          <table:table-cell table:style-name="ce3" office:value-type="string">
            <text:p>BAD COMPANY - PROTOCOLLO PRAG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ROCK CHRIS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539">
            <text:p>23539</text:p>
          </table:table-cell>
          <table:table-cell table:style-name="ce3" office:value-type="string">
            <text:p>ONE HOUR PHO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MANEK MARK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NIELSEN CONNI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3540">
            <text:p>23540</text:p>
          </table:table-cell>
          <table:table-cell table:style-name="ce3" office:value-type="string">
            <text:p>LA LEGGENDA DI AL JOHN E JACK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DO GIOVANNI E GIACOMO</text:p>
          </table:table-cell>
          <table:table-cell table:style-name="ce3"/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542">
            <text:p>23542</text:p>
          </table:table-cell>
          <table:table-cell table:style-name="ce3" office:value-type="string">
            <text:p>THE FOREIGNER - LO STRANIER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OBLOWITZ MICHAEL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VAN GORKUM HARRY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543">
            <text:p>23543</text:p>
          </table:table-cell>
          <table:table-cell table:style-name="ce3" office:value-type="string">
            <text:p>M.D.C. - MASCHERA DI CER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TIVALETTI SERGIO</text:p>
          </table:table-cell>
          <table:table-cell table:style-name="ce3" office:value-type="string">
            <text:p>HOSSEN ROBERT</text:p>
          </table:table-cell>
          <table:table-cell table:style-name="ce3" office:value-type="string">
            <text:p>MONDELLO ROMINA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546">
            <text:p>23546</text:p>
          </table:table-cell>
          <table:table-cell table:style-name="ce3" office:value-type="string">
            <text:p>SNOW DOGS - 8 CANI SOTTOZE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VANT BRIAN</text:p>
          </table:table-cell>
          <table:table-cell table:style-name="ce3" office:value-type="string">
            <text:p>GOODING JR. CUBA</text:p>
          </table:table-cell>
          <table:table-cell table:style-name="ce3" office:value-type="string">
            <text:p>COBURN JAMES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547">
            <text:p>23547</text:p>
          </table:table-cell>
          <table:table-cell table:style-name="ce3" office:value-type="string">
            <text:p>PETER PAN II - RITORNO ALL'ISOLA CHE NON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548">
            <text:p>23548</text:p>
          </table:table-cell>
          <table:table-cell table:style-name="ce3" office:value-type="string">
            <text:p>SPIRIT - CAVALLO SELVAGGI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ASBURY K. &amp; COOK L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3582">
            <text:p>23582</text:p>
          </table:table-cell>
          <table:table-cell table:style-name="ce3" office:value-type="string">
            <text:p>XXX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OHEN ROB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ARGENTO ASI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583">
            <text:p>23583</text:p>
          </table:table-cell>
          <table:table-cell table:style-name="ce3" office:value-type="string">
            <text:p>TATTO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WENTKE ROBERT</text:p>
          </table:table-cell>
          <table:table-cell table:style-name="ce3" office:value-type="string">
            <text:p>DIEHL AUGUST</text:p>
          </table:table-cell>
          <table:table-cell table:style-name="ce3" office:value-type="string">
            <text:p>REDL CHRISTIAN</text:p>
          </table:table-cell>
          <table:table-cell table:style-name="ce3" office:value-type="string">
            <text:p>KEYFILMS</text:p>
          </table:table-cell>
          <table:table-cell table:number-columns-repeated="249"/>
        </table:table-row>
        <table:table-row table:style-name="ro1">
          <table:table-cell table:style-name="ce2" office:value-type="float" office:value="23584">
            <text:p>23584</text:p>
          </table:table-cell>
          <table:table-cell table:style-name="ce3" office:value-type="string">
            <text:p>TROIS 2 - UNA RELAZIONE AMBIGU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RDY ROB</text:p>
          </table:table-cell>
          <table:table-cell table:style-name="ce3" office:value-type="string">
            <text:p>JAI WHITE MICHAEL</text:p>
          </table:table-cell>
          <table:table-cell table:style-name="ce3" office:value-type="string">
            <text:p>CALHOUN MONIC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3585">
            <text:p>23585</text:p>
          </table:table-cell>
          <table:table-cell table:style-name="ce3" office:value-type="string">
            <text:p>RAGAZZE AL LIMITE - BEYOND THE CITY LIM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STON GIGI</text:p>
          </table:table-cell>
          <table:table-cell table:style-name="ce3" office:value-type="string">
            <text:p>ESPOSITO JENNIFER</text:p>
          </table:table-cell>
          <table:table-cell table:style-name="ce3" office:value-type="string">
            <text:p>HANNINGAN ALYSO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591">
            <text:p>23591</text:p>
          </table:table-cell>
          <table:table-cell table:style-name="ce3" office:value-type="string">
            <text:p>THE BOURNE IDENTIT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IMAN DOUG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BOURNE JASO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592">
            <text:p>23592</text:p>
          </table:table-cell>
          <table:table-cell table:style-name="ce3" office:value-type="string">
            <text:p>NO GOOD DEED - INGANNI SVELAT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AFELSON BOB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JOVOVICH MILL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593">
            <text:p>23593</text:p>
          </table:table-cell>
          <table:table-cell table:style-name="ce3" office:value-type="string">
            <text:p>EL ALAMEIN - LA LINEA DEL FUOCO</text:p>
          </table:table-cell>
          <table:table-cell table:style-name="ce3" office:value-type="string">
            <text:p>Guerra</text:p>
          </table:table-cell>
          <table:table-cell table:style-name="ce3" office:value-type="string">
            <text:p>MONTELEONE ENZO</text:p>
          </table:table-cell>
          <table:table-cell table:style-name="ce3" office:value-type="string">
            <text:p>BRIGUGLIA PAOLO</text:p>
          </table:table-cell>
          <table:table-cell table:style-name="ce3" office:value-type="string">
            <text:p>FAVINO PIERFRANCESC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615">
            <text:p>23615</text:p>
          </table:table-cell>
          <table:table-cell table:style-name="ce3" office:value-type="string">
            <text:p>K19 - THE WIDOWMAK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BIGELOW KATHRY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3616">
            <text:p>23616</text:p>
          </table:table-cell>
          <table:table-cell table:style-name="ce3" office:value-type="string">
            <text:p>THE MANGLER 2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HAMILTON-WRIGHT MICHAEL</text:p>
          </table:table-cell>
          <table:table-cell table:style-name="ce3" office:value-type="string">
            <text:p>BERGERON PHILIPPE</text:p>
          </table:table-cell>
          <table:table-cell table:style-name="ce3" office:value-type="string">
            <text:p>SWAIN CHELS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617">
            <text:p>23617</text:p>
          </table:table-cell>
          <table:table-cell table:style-name="ce3" office:value-type="string">
            <text:p>DARKNES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ALAGUERO JAUME</text:p>
          </table:table-cell>
          <table:table-cell table:style-name="ce3" office:value-type="string">
            <text:p>PAQUIN ANNA</text:p>
          </table:table-cell>
          <table:table-cell table:style-name="ce3" office:value-type="string">
            <text:p>OLIN LEN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618">
            <text:p>23618</text:p>
          </table:table-cell>
          <table:table-cell table:style-name="ce3" office:value-type="string">
            <text:p>SPIDER'S WEB - LA TELA DEL RAGN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VINE PAUL</text:p>
          </table:table-cell>
          <table:table-cell table:style-name="ce3" office:value-type="string">
            <text:p>BALDWIN STEPHEN</text:p>
          </table:table-cell>
          <table:table-cell table:style-name="ce3" office:value-type="string">
            <text:p>WUHRER KARI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3619">
            <text:p>23619</text:p>
          </table:table-cell>
          <table:table-cell table:style-name="ce3" office:value-type="string">
            <text:p>SNIPER 2 - MISSIONE SUICI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XLEY CRAIG R.</text:p>
          </table:table-cell>
          <table:table-cell table:style-name="ce3" office:value-type="string">
            <text:p>BERENGER TOM</text:p>
          </table:table-cell>
          <table:table-cell table:style-name="ce3" office:value-type="string">
            <text:p>WOODBINE BOKEEN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3620">
            <text:p>23620</text:p>
          </table:table-cell>
          <table:table-cell table:style-name="ce3" office:value-type="string">
            <text:p>ED GEIN - IL MACELLAIO DI PLAINFIEL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RELLO CHUCK</text:p>
          </table:table-cell>
          <table:table-cell table:style-name="ce3" office:value-type="string">
            <text:p>RAILSBECK STEVE</text:p>
          </table:table-cell>
          <table:table-cell table:style-name="ce3" office:value-type="string">
            <text:p>SNODGRESS CARRIE</text:p>
          </table:table-cell>
          <table:table-cell table:style-name="ce3" office:value-type="string">
            <text:p>STOR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3621">
            <text:p>23621</text:p>
          </table:table-cell>
          <table:table-cell table:style-name="ce3" office:value-type="string">
            <text:p>BARA CON VIS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RRAN NICK</text:p>
          </table:table-cell>
          <table:table-cell table:style-name="ce3" office:value-type="string">
            <text:p>BLETHYN BRENDA</text:p>
          </table:table-cell>
          <table:table-cell table:style-name="ce3" office:value-type="string">
            <text:p>MOLINA ALFRED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3629">
            <text:p>23629</text:p>
          </table:table-cell>
          <table:table-cell table:style-name="ce3" office:value-type="string">
            <text:p>HARRY POTTER E LA CAMERA DEI SEGRETI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OLUMBUS CHRIS</text:p>
          </table:table-cell>
          <table:table-cell table:style-name="ce3" office:value-type="string">
            <text:p>RADCLIFFE DANIEL</text:p>
          </table:table-cell>
          <table:table-cell table:style-name="ce3" office:value-type="string">
            <text:p>GRINT RUPERT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633">
            <text:p>23633</text:p>
          </table:table-cell>
          <table:table-cell table:style-name="ce3" office:value-type="string">
            <text:p>INSOMNI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LAN CHRISTOPHER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WILLIAMS ROBI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634">
            <text:p>23634</text:p>
          </table:table-cell>
          <table:table-cell table:style-name="ce3" office:value-type="string">
            <text:p>UNRULY - NESSUNA REGOL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RENGER PHILIPPE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CASSEL VINCENT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3661">
            <text:p>23661</text:p>
          </table:table-cell>
          <table:table-cell table:style-name="ce3" office:value-type="string">
            <text:p>UN SOGNO UNA VITTORIA - THE ROOK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NCOCK JOHN LEE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677">
            <text:p>23677</text:p>
          </table:table-cell>
          <table:table-cell table:style-name="ce3" office:value-type="string">
            <text:p>DEBITO DI SANGUE - BLOOD WORK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EASTWOOD CLINT</text:p>
          </table:table-cell>
          <table:table-cell table:style-name="ce3" office:value-type="string">
            <text:p>DANIELS JEFF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679">
            <text:p>23679</text:p>
          </table:table-cell>
          <table:table-cell table:style-name="ce3" office:value-type="string">
            <text:p>LA COSA PIU' DOLCE - THE SWEETEST THIN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UMBLE ROGER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APPLEGATE CHRISTI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680">
            <text:p>23680</text:p>
          </table:table-cell>
          <table:table-cell table:style-name="ce3" office:value-type="string">
            <text:p>FEBBRE DA CAVALLO - LA MANDRAKA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PROIETTI GIGI</text:p>
          </table:table-cell>
          <table:table-cell table:style-name="ce3" office:value-type="string">
            <text:p>BRILLI NANC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698">
            <text:p>23698</text:p>
          </table:table-cell>
          <table:table-cell table:style-name="ce3" office:value-type="string">
            <text:p>RED DRAGO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ETNER BRETT</text:p>
          </table:table-cell>
          <table:table-cell table:style-name="ce3" office:value-type="string">
            <text:p>HOPKINS ANTHONY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699">
            <text:p>23699</text:p>
          </table:table-cell>
          <table:table-cell table:style-name="ce3" office:value-type="string">
            <text:p>IL MIO GROSSO GRASSO MATRIMONIO GRE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WICK JOEL</text:p>
          </table:table-cell>
          <table:table-cell table:style-name="ce3" office:value-type="string">
            <text:p>VARDALOS NIA</text:p>
          </table:table-cell>
          <table:table-cell table:style-name="ce3" office:value-type="string">
            <text:p>CORBETT JOH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700">
            <text:p>23700</text:p>
          </table:table-cell>
          <table:table-cell table:style-name="ce3" office:value-type="string">
            <text:p>HOLLYWOOD ENDING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HAMILTON GEORG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701">
            <text:p>23701</text:p>
          </table:table-cell>
          <table:table-cell table:style-name="ce3" office:value-type="string">
            <text:p>VIA DALL'INCUBO - ENOUG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PTED MICHAEL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CAMPBELL BILL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702">
            <text:p>23702</text:p>
          </table:table-cell>
          <table:table-cell table:style-name="ce3" office:value-type="string">
            <text:p>HELLRAISER 5 - INFERN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DERRICKSON SCOTT</text:p>
          </table:table-cell>
          <table:table-cell table:style-name="ce3" office:value-type="string">
            <text:p>SHEFFER CRAIG</text:p>
          </table:table-cell>
          <table:table-cell table:style-name="ce3" office:value-type="string">
            <text:p>BRADLEY DOUG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761">
            <text:p>23761</text:p>
          </table:table-cell>
          <table:table-cell table:style-name="ce3" office:value-type="string">
            <text:p>L'APPARTAMENTO SPAGNOLO - L'AUBERGE ESP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LAPICH CEDRIC</text:p>
          </table:table-cell>
          <table:table-cell table:style-name="ce3" office:value-type="string">
            <text:p>TAUTOU AUDREY</text:p>
          </table:table-cell>
          <table:table-cell table:style-name="ce3" office:value-type="string">
            <text:p>N DURIS ROMA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3762">
            <text:p>23762</text:p>
          </table:table-cell>
          <table:table-cell table:style-name="ce3" office:value-type="string">
            <text:p>JEEPERS CREEPERS - IL CANTO DEL DIAVOLO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ALVA VICTOR</text:p>
          </table:table-cell>
          <table:table-cell table:style-name="ce3" office:value-type="string">
            <text:p>PHILIPS GINA</text:p>
          </table:table-cell>
          <table:table-cell table:style-name="ce3" office:value-type="string">
            <text:p>LONG JUSTIN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3763">
            <text:p>23763</text:p>
          </table:table-cell>
          <table:table-cell table:style-name="ce3" office:value-type="string">
            <text:p>THE STICK UP - IL COLPO PERFET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ERRINGTON ROWDY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STEFANSON LESLI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764">
            <text:p>23764</text:p>
          </table:table-cell>
          <table:table-cell table:style-name="ce3" office:value-type="string">
            <text:p>SOTTO MASSIMA COPERTURA - DEN OF LION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.</text:p>
          </table:table-cell>
          <table:table-cell table:style-name="ce3" office:value-type="string">
            <text:p>HOSKINS BOB</text:p>
          </table:table-cell>
          <table:table-cell table:style-name="ce3" office:value-type="string">
            <text:p>DORFF STEPHE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3765">
            <text:p>23765</text:p>
          </table:table-cell>
          <table:table-cell table:style-name="ce3" office:value-type="string">
            <text:p>IL PIANETA DEL TESORO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USKER J. &amp; CLEMENTS R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788">
            <text:p>23788</text:p>
          </table:table-cell>
          <table:table-cell table:style-name="ce3" office:value-type="string">
            <text:p>DARK ASYLUM - IL TRUCIDATO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IERAS GREGORY</text:p>
          </table:table-cell>
          <table:table-cell table:style-name="ce3" office:value-type="string">
            <text:p>PORIZKOVA PAULINA</text:p>
          </table:table-cell>
          <table:table-cell table:style-name="ce3" office:value-type="string">
            <text:p>NELSON JUDD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3789">
            <text:p>23789</text:p>
          </table:table-cell>
          <table:table-cell table:style-name="ce3" office:value-type="string">
            <text:p>THE BADGE - INCHIESTA SCANDAL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ENSON ROBBY</text:p>
          </table:table-cell>
          <table:table-cell table:style-name="ce3" office:value-type="string">
            <text:p>THORNTON BILLY BOB</text:p>
          </table:table-cell>
          <table:table-cell table:style-name="ce3" office:value-type="string">
            <text:p>ARQUETTE PATRIC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3795">
            <text:p>23795</text:p>
          </table:table-cell>
          <table:table-cell table:style-name="ce3" office:value-type="string">
            <text:p>SOGNANDO BECKHAM - BEND IT LIKE BECKHAM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HADHA GURINDER</text:p>
          </table:table-cell>
          <table:table-cell table:style-name="ce3" office:value-type="string">
            <text:p>NAGRA PARMINDER</text:p>
          </table:table-cell>
          <table:table-cell table:style-name="ce3" office:value-type="string">
            <text:p>KNIGHTLEY KEIR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796">
            <text:p>23796</text:p>
          </table:table-cell>
          <table:table-cell table:style-name="ce3" office:value-type="string">
            <text:p>WHITE OLEANDER - OLEANDRO BIAN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OSMINSKY PETER</text:p>
          </table:table-cell>
          <table:table-cell table:style-name="ce3" office:value-type="string">
            <text:p>LOHMAN ALISON</text:p>
          </table:table-cell>
          <table:table-cell table:style-name="ce3" office:value-type="string">
            <text:p>WRIGHT PENN ROBI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797">
            <text:p>23797</text:p>
          </table:table-cell>
          <table:table-cell table:style-name="ce3" office:value-type="string">
            <text:p>MR.DEED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RILL STEVEN</text:p>
          </table:table-cell>
          <table:table-cell table:style-name="ce3" office:value-type="string">
            <text:p>SANDLER ADAM</text:p>
          </table:table-cell>
          <table:table-cell table:style-name="ce3" office:value-type="string">
            <text:p>RYDER WINONA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806">
            <text:p>23806</text:p>
          </table:table-cell>
          <table:table-cell table:style-name="ce3" office:value-type="string">
            <text:p>AGENTE 007 LA MORTE PUO' ATTENDER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MAHORI LEE</text:p>
          </table:table-cell>
          <table:table-cell table:style-name="ce3" office:value-type="string">
            <text:p>BROSNAN PIERCE</text:p>
          </table:table-cell>
          <table:table-cell table:style-name="ce3" office:value-type="string">
            <text:p>BERRY HALLE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3807">
            <text:p>23807</text:p>
          </table:table-cell>
          <table:table-cell table:style-name="ce3" office:value-type="string">
            <text:p>THE RING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VERBINSKI GORE</text:p>
          </table:table-cell>
          <table:table-cell table:style-name="ce3" office:value-type="string">
            <text:p>ALEXANDER JANE</text:p>
          </table:table-cell>
          <table:table-cell table:style-name="ce3" office:value-type="string">
            <text:p>COX BRIAN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3808">
            <text:p>23808</text:p>
          </table:table-cell>
          <table:table-cell table:style-name="ce3" office:value-type="string">
            <text:p>HYPERCUBE - IL CUBO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EKULA ANDRZEJ</text:p>
          </table:table-cell>
          <table:table-cell table:style-name="ce3" office:value-type="string">
            <text:p>MATCHETT KARI</text:p>
          </table:table-cell>
          <table:table-cell table:style-name="ce3" office:value-type="string">
            <text:p>LYNN KUNG GRAC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809">
            <text:p>23809</text:p>
          </table:table-cell>
          <table:table-cell table:style-name="ce3" office:value-type="string">
            <text:p>MA CHE COLPA ABBIAMO NOI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BUY MARGHERIT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827">
            <text:p>23827</text:p>
          </table:table-cell>
          <table:table-cell table:style-name="ce3" office:value-type="string">
            <text:p>IL REGNO DEL FUOCO - REIGN OF FI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OWMAN ROB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BALE CHRISTIA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3828">
            <text:p>23828</text:p>
          </table:table-cell>
          <table:table-cell table:style-name="ce3" office:value-type="string">
            <text:p>OBSESSION - COMPLESSO DI COLP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ROBERTSON CLIFF</text:p>
          </table:table-cell>
          <table:table-cell table:style-name="ce3" office:value-type="string">
            <text:p>BUJOLD GENEVIEVE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3829">
            <text:p>23829</text:p>
          </table:table-cell>
          <table:table-cell table:style-name="ce3" office:value-type="string">
            <text:p>IL GIOCO DI RIPLEY - RIPLEY'S GA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VANI LILIANA</text:p>
          </table:table-cell>
          <table:table-cell table:style-name="ce3" office:value-type="string">
            <text:p>MALKOVICH JOHN</text:p>
          </table:table-cell>
          <table:table-cell table:style-name="ce3" office:value-type="string">
            <text:p>SCOTT DOUGRAY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3830">
            <text:p>23830</text:p>
          </table:table-cell>
          <table:table-cell table:style-name="ce3" office:value-type="string">
            <text:p>FEMME FAT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 PALMA BRIAN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ROMIJN-STAMOS REBEC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831">
            <text:p>23831</text:p>
          </table:table-cell>
          <table:table-cell table:style-name="ce3" office:value-type="string">
            <text:p>LE SPIE - I SPY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HOMAS BETTY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849">
            <text:p>23849</text:p>
          </table:table-cell>
          <table:table-cell table:style-name="ce3" office:value-type="string">
            <text:p>8 MI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NSON CURTIS</text:p>
          </table:table-cell>
          <table:table-cell table:style-name="ce3" office:value-type="string">
            <text:p>EMINEM</text:p>
          </table:table-cell>
          <table:table-cell table:style-name="ce3" office:value-type="string">
            <text:p>BASINGER KI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3873">
            <text:p>23873</text:p>
          </table:table-cell>
          <table:table-cell table:style-name="ce3" office:value-type="string">
            <text:p>24 ORE - TRAPPED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NDOKI LUIS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BACON KEVIN</text:p>
          </table:table-cell>
          <table:table-cell table:style-name="ce3" office:value-type="string">
            <text:p>COLUMBIA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874">
            <text:p>23874</text:p>
          </table:table-cell>
          <table:table-cell table:style-name="ce3" office:value-type="string">
            <text:p>L'AMORE INFEDELE - UNFAITHFU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YNE ADRIAN</text:p>
          </table:table-cell>
          <table:table-cell table:style-name="ce3" office:value-type="string">
            <text:p>GERE RICHARD</text:p>
          </table:table-cell>
          <table:table-cell table:style-name="ce3" office:value-type="string">
            <text:p>LANE DIAN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881">
            <text:p>23881</text:p>
          </table:table-cell>
          <table:table-cell table:style-name="ce3" office:value-type="string">
            <text:p>SECRETAR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INBERG STEVEN</text:p>
          </table:table-cell>
          <table:table-cell table:style-name="ce3" office:value-type="string">
            <text:p>SPADER JAMES</text:p>
          </table:table-cell>
          <table:table-cell table:style-name="ce3" office:value-type="string">
            <text:p>GYLLENHAAL MAGGI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3890">
            <text:p>23890</text:p>
          </table:table-cell>
          <table:table-cell table:style-name="ce3" office:value-type="string">
            <text:p>PLUTO NASH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UNDERWOOD RON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QUAID RAND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3891">
            <text:p>23891</text:p>
          </table:table-cell>
          <table:table-cell table:style-name="ce3" office:value-type="string">
            <text:p>SOLARI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ODERBERGH STEVEN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MCELHONE NATASCHA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23892">
            <text:p>23892</text:p>
          </table:table-cell>
          <table:table-cell table:style-name="ce3" office:value-type="string">
            <text:p>INDAGINI SPORCHE - DARK BLU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HELTON RON</text:p>
          </table:table-cell>
          <table:table-cell table:style-name="ce3" office:value-type="string">
            <text:p>RUSSELL KURT</text:p>
          </table:table-cell>
          <table:table-cell table:style-name="ce3" office:value-type="string">
            <text:p>GLEESON BREND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894">
            <text:p>23894</text:p>
          </table:table-cell>
          <table:table-cell table:style-name="ce3" office:value-type="string">
            <text:p>MAIAL COLLEG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BECKER WALT</text:p>
          </table:table-cell>
          <table:table-cell table:style-name="ce3" office:value-type="string">
            <text:p>REYNOLDS RYAN</text:p>
          </table:table-cell>
          <table:table-cell table:style-name="ce3" office:value-type="string">
            <text:p>REID TARA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3895">
            <text:p>23895</text:p>
          </table:table-cell>
          <table:table-cell table:style-name="ce3" office:value-type="string">
            <text:p>ATLANTIS - IL RITORNO DI MIL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896">
            <text:p>23896</text:p>
          </table:table-cell>
          <table:table-cell table:style-name="ce3" office:value-type="string">
            <text:p>PINOCCHIO - R.BENIGNI</text:p>
          </table:table-cell>
          <table:table-cell table:style-name="ce3" office:value-type="string">
            <text:p>Ragazzi</text:p>
          </table:table-cell>
          <table:table-cell table:number-columns-repeated="2" table:style-name="ce3" office:value-type="string">
            <text:p>BENIGNI ROBERTO</text:p>
          </table:table-cell>
          <table:table-cell table:style-name="ce3" office:value-type="string">
            <text:p>BRASCHI NICOLETT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897">
            <text:p>23897</text:p>
          </table:table-cell>
          <table:table-cell table:style-name="ce3" office:value-type="string">
            <text:p>SPY KIDS 2 L'ISOLA DEI SOGNI PERDUTI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GUGINO CARLA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3898">
            <text:p>23898</text:p>
          </table:table-cell>
          <table:table-cell table:style-name="ce3" office:value-type="string">
            <text:p>INSPECTOR GADGET 2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AMM ALEX</text:p>
          </table:table-cell>
          <table:table-cell table:style-name="ce3" office:value-type="string">
            <text:p>STEWART FRENCH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3901">
            <text:p>23901</text:p>
          </table:table-cell>
          <table:table-cell table:style-name="ce3" office:value-type="string">
            <text:p>THE HUNTED - LA PRED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RIEDKIN WILLIAM</text:p>
          </table:table-cell>
          <table:table-cell table:style-name="ce3" office:value-type="string">
            <text:p>JONES TOMMY LEE</text:p>
          </table:table-cell>
          <table:table-cell table:style-name="ce3" office:value-type="string">
            <text:p>DEL TORO BENICIO</text:p>
          </table:table-cell>
          <table:table-cell table:style-name="ce3" office:value-type="string">
            <text:p>01 HOME ENTERTAINMENT</text:p>
          </table:table-cell>
          <table:table-cell table:number-columns-repeated="249"/>
        </table:table-row>
        <table:table-row table:style-name="ro1">
          <table:table-cell table:style-name="ce2" office:value-type="float" office:value="23902">
            <text:p>23902</text:p>
          </table:table-cell>
          <table:table-cell table:style-name="ce3" office:value-type="string">
            <text:p>PROVA A PRENDERMI - CATCH ME IF YOU CA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PIELBERG STEVEN</text:p>
          </table:table-cell>
          <table:table-cell table:style-name="ce3" office:value-type="string">
            <text:p>DI CAPRIO LEONARDO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3935">
            <text:p>23935</text:p>
          </table:table-cell>
          <table:table-cell table:style-name="ce3" office:value-type="string">
            <text:p>UN BOSS SOTTO STRESS - ANALYZE THA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AMIS HAROLD</text:p>
          </table:table-cell>
          <table:table-cell table:style-name="ce3" office:value-type="string">
            <text:p>DE NIRO ROBERT</text:p>
          </table:table-cell>
          <table:table-cell table:style-name="ce3" office:value-type="string">
            <text:p>CRYSTAL BILL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3936">
            <text:p>23936</text:p>
          </table:table-cell>
          <table:table-cell table:style-name="ce3" office:value-type="string">
            <text:p>THE QUIET AMERICAN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OYCE PHILLIP</text:p>
          </table:table-cell>
          <table:table-cell table:style-name="ce3" office:value-type="string">
            <text:p>CAINE MICHAEL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981">
            <text:p>23981</text:p>
          </table:table-cell>
          <table:table-cell table:style-name="ce3" office:value-type="string">
            <text:p>THE EY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FRATELLI PANG</text:p>
          </table:table-cell>
          <table:table-cell table:style-name="ce3" office:value-type="string">
            <text:p>SIN-JE LEE</text:p>
          </table:table-cell>
          <table:table-cell table:style-name="ce3" office:value-type="string">
            <text:p>CHOU LAWRENCE</text:p>
          </table:table-cell>
          <table:table-cell table:style-name="ce3" office:value-type="string">
            <text:p>EAGLE</text:p>
          </table:table-cell>
          <table:table-cell table:number-columns-repeated="249"/>
        </table:table-row>
        <table:table-row table:style-name="ro1">
          <table:table-cell table:style-name="ce2" office:value-type="float" office:value="23982">
            <text:p>23982</text:p>
          </table:table-cell>
          <table:table-cell table:style-name="ce3" office:value-type="string">
            <text:p>NOVE REGINE - NINE QUEEN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IELINSKY FABIAN</text:p>
          </table:table-cell>
          <table:table-cell table:style-name="ce3" office:value-type="string">
            <text:p>DARIN RICARDO</text:p>
          </table:table-cell>
          <table:table-cell table:style-name="ce3" office:value-type="string">
            <text:p>PAULS GASTO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3992">
            <text:p>23992</text:p>
          </table:table-cell>
          <table:table-cell table:style-name="ce3" office:value-type="string">
            <text:p>GANGS OF NEW YORK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SCORSESE MARTIN</text:p>
          </table:table-cell>
          <table:table-cell table:style-name="ce3" office:value-type="string">
            <text:p>DI CAPRIO LEONARDO</text:p>
          </table:table-cell>
          <table:table-cell table:style-name="ce3" office:value-type="string">
            <text:p>DAY-LEWIS DANIEL</text:p>
          </table:table-cell>
          <table:table-cell table:style-name="ce3" office:value-type="string">
            <text:p>20TH CENTURY FOX</text:p>
          </table:table-cell>
          <table:table-cell table:number-columns-repeated="249"/>
        </table:table-row>
        <table:table-row table:style-name="ro1">
          <table:table-cell table:style-name="ce2" office:value-type="float" office:value="23998">
            <text:p>23998</text:p>
          </table:table-cell>
          <table:table-cell table:style-name="ce3" office:value-type="string">
            <text:p>IL SIGNORE DEGLI ANELLI-LE 2 TORR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ACKSON PETER</text:p>
          </table:table-cell>
          <table:table-cell table:style-name="ce3" office:value-type="string">
            <text:p>WOOD ELIJAH</text:p>
          </table:table-cell>
          <table:table-cell table:style-name="ce3" office:value-type="string">
            <text:p>TYLER LIV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3999">
            <text:p>23999</text:p>
          </table:table-cell>
          <table:table-cell table:style-name="ce3" office:value-type="string">
            <text:p>LO SMOKING - TUXED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NOVAN KEVIN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HEWITT JENNIFER LOVE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4000">
            <text:p>24000</text:p>
          </table:table-cell>
          <table:table-cell table:style-name="ce3" office:value-type="string">
            <text:p>STAR TREK - LA NEMES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AIRD STUART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FRAKES JONATH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4001">
            <text:p>24001</text:p>
          </table:table-cell>
          <table:table-cell table:style-name="ce3" office:value-type="string">
            <text:p>UN AMORE A 5 STELLE - MAID IN MANHATTA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NG WAYNE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FIENNES RALPH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012">
            <text:p>24012</text:p>
          </table:table-cell>
          <table:table-cell table:style-name="ce3" office:value-type="string">
            <text:p>CITY OF GHOSTS</text:p>
          </table:table-cell>
          <table:table-cell table:style-name="ce3" office:value-type="string">
            <text:p>Giallo</text:p>
          </table:table-cell>
          <table:table-cell table:number-columns-repeated="2" table:style-name="ce3" office:value-type="string">
            <text:p>DILLON MATT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FANDANGO</text:p>
          </table:table-cell>
          <table:table-cell table:number-columns-repeated="249"/>
        </table:table-row>
        <table:table-row table:style-name="ro1">
          <table:table-cell table:style-name="ce2" office:value-type="float" office:value="24021">
            <text:p>24021</text:p>
          </table:table-cell>
          <table:table-cell table:style-name="ce3" office:value-type="string">
            <text:p>IL LADRO DI ORCHIDEE-ADAPTATIO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JONZ SPIKE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STREEP MERYL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022">
            <text:p>24022</text:p>
          </table:table-cell>
          <table:table-cell table:style-name="ce3" office:value-type="string">
            <text:p>IL LIBRO DELLA GIUNGLA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029">
            <text:p>24029</text:p>
          </table:table-cell>
          <table:table-cell table:style-name="ce3" office:value-type="string">
            <text:p>DAREDEVIL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OHNSON MARK STEVE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GARNER JENNIFER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030">
            <text:p>24030</text:p>
          </table:table-cell>
          <table:table-cell table:style-name="ce3" office:value-type="string">
            <text:p>DUE AMICHE ESPLOSIVE - THE BANGER SISTER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OLMAN BOB</text:p>
          </table:table-cell>
          <table:table-cell table:style-name="ce3" office:value-type="string">
            <text:p>HAWN GOLDIE</text:p>
          </table:table-cell>
          <table:table-cell table:style-name="ce3" office:value-type="string">
            <text:p>SARANDON SUSAN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031">
            <text:p>24031</text:p>
          </table:table-cell>
          <table:table-cell table:style-name="ce3" office:value-type="string">
            <text:p>JOHNNY ENGLISH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WITT PETER</text:p>
          </table:table-cell>
          <table:table-cell table:style-name="ce3" office:value-type="string">
            <text:p>ATKINSON ROWAN</text:p>
          </table:table-cell>
          <table:table-cell table:style-name="ce3" office:value-type="string">
            <text:p>IMBRUGLIA NATAL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032">
            <text:p>24032</text:p>
          </table:table-cell>
          <table:table-cell table:style-name="ce3" office:value-type="string">
            <text:p>RICORDATI DI M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UCCINO GABRIELE</text:p>
          </table:table-cell>
          <table:table-cell table:style-name="ce3" office:value-type="string">
            <text:p>BENTIVOGLIO FABRIZIO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033">
            <text:p>24033</text:p>
          </table:table-cell>
          <table:table-cell table:style-name="ce3" office:value-type="string">
            <text:p>CONFESSIONI DI UNA MENTE PERICOLOS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BARRYMORE DREW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048">
            <text:p>24048</text:p>
          </table:table-cell>
          <table:table-cell table:style-name="ce3" office:value-type="string">
            <text:p>THE CORE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AMIEL JON</text:p>
          </table:table-cell>
          <table:table-cell table:style-name="ce3" office:value-type="string">
            <text:p>ECKHART AARON</text:p>
          </table:table-cell>
          <table:table-cell table:style-name="ce3" office:value-type="string">
            <text:p>SWANK HILARY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087">
            <text:p>24087</text:p>
          </table:table-cell>
          <table:table-cell table:style-name="ce3" office:value-type="string">
            <text:p>DOGM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MITH KEVI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089">
            <text:p>24089</text:p>
          </table:table-cell>
          <table:table-cell table:style-name="ce3" office:value-type="string">
            <text:p>THE COUNTRY BEARS - I FAVOLORSI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HASTINGS PETER</text:p>
          </table:table-cell>
          <table:table-cell table:style-name="ce3" office:value-type="string">
            <text:p>WALKEN CHRISTOPHER</text:p>
          </table:table-cell>
          <table:table-cell table:style-name="ce3" office:value-type="string">
            <text:p>MITCHELL "CHILL" DARYL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090">
            <text:p>24090</text:p>
          </table:table-cell>
          <table:table-cell table:style-name="ce3" office:value-type="string">
            <text:p>ALLA RICERCA DELLA VALLE INCANTATA 9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096">
            <text:p>24096</text:p>
          </table:table-cell>
          <table:table-cell table:style-name="ce3" office:value-type="string">
            <text:p>TWO WEEKS NOTICE - DUE SETTIMANE PER IN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AWRENCE MARC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BULLOCK SANDR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131">
            <text:p>24131</text:p>
          </table:table-cell>
          <table:table-cell table:style-name="ce3" office:value-type="string">
            <text:p>INFILTRATO SPECIALE -HALF PAST DEAD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AUL DON MICHAEL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CHESTNUT MORR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136">
            <text:p>24136</text:p>
          </table:table-cell>
          <table:table-cell table:style-name="ce3" office:value-type="string">
            <text:p>2 FAST 2 FURIOU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SINGLETON JOHN</text:p>
          </table:table-cell>
          <table:table-cell table:style-name="ce3" office:value-type="string">
            <text:p>WALKER PAUL</text:p>
          </table:table-cell>
          <table:table-cell table:style-name="ce3" office:value-type="string">
            <text:p>TYRES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137">
            <text:p>24137</text:p>
          </table:table-cell>
          <table:table-cell table:style-name="ce3" office:value-type="string">
            <text:p>PAURA.COM - FEAR DOT COM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LONE WILLIAM</text:p>
          </table:table-cell>
          <table:table-cell table:style-name="ce3" office:value-type="string">
            <text:p>DORFF STEPHEN</text:p>
          </table:table-cell>
          <table:table-cell table:style-name="ce3" office:value-type="string">
            <text:p>MCELHONE NATASCH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138">
            <text:p>24138</text:p>
          </table:table-cell>
          <table:table-cell table:style-name="ce3" office:value-type="string">
            <text:p>CHOK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JOGREN JOHN</text:p>
          </table:table-cell>
          <table:table-cell table:style-name="ce3" office:value-type="string">
            <text:p>HOPPER DENNIS</text:p>
          </table:table-cell>
          <table:table-cell table:style-name="ce3" office:value-type="string">
            <text:p>MADSEN MICHAEL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140">
            <text:p>24140</text:p>
          </table:table-cell>
          <table:table-cell table:style-name="ce3" office:value-type="string">
            <text:p>ANIMAL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REENFIELD LUKE</text:p>
          </table:table-cell>
          <table:table-cell table:style-name="ce3" office:value-type="string">
            <text:p>SCHNEIDER ROB</text:p>
          </table:table-cell>
          <table:table-cell table:style-name="ce3" office:value-type="string">
            <text:p>ASKELL COLLEN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141">
            <text:p>24141</text:p>
          </table:table-cell>
          <table:table-cell table:style-name="ce3" office:value-type="string">
            <text:p>UNA VITA QUASI PERFET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EREK STEPHEN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BURNS EDWARD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142">
            <text:p>24142</text:p>
          </table:table-cell>
          <table:table-cell table:style-name="ce3" office:value-type="string">
            <text:p>TRAVOLTI DAL DESTINO - SWEPT AWA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ITCJIE GUY</text:p>
          </table:table-cell>
          <table:table-cell table:style-name="ce3" office:value-type="string">
            <text:p>MADONNA</text:p>
          </table:table-cell>
          <table:table-cell table:style-name="ce3" office:value-type="string">
            <text:p>GIANNINI ADRIAN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143">
            <text:p>24143</text:p>
          </table:table-cell>
          <table:table-cell table:style-name="ce3" office:value-type="string">
            <text:p>JOHAN PADAN A LA DESCOVERTA DE LE AMERIC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CINGOLI GIULI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154">
            <text:p>24154</text:p>
          </table:table-cell>
          <table:table-cell table:style-name="ce3" office:value-type="string">
            <text:p>MATRIX RELOADED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ROTHERS THE WACHOWSKI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155">
            <text:p>24155</text:p>
          </table:table-cell>
          <table:table-cell table:style-name="ce3" office:value-type="string">
            <text:p>IN LINEA CON L'ASSASSINO - PHONE BOOTH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CHUMACHER JOEL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WHITAKER FORES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156">
            <text:p>24156</text:p>
          </table:table-cell>
          <table:table-cell table:style-name="ce3" office:value-type="string">
            <text:p>DANZA DI SANGUE - THE DANCER UPSTAIR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LKOVICH JOHN</text:p>
          </table:table-cell>
          <table:table-cell table:style-name="ce3" office:value-type="string">
            <text:p>BARDEM JAVIER</text:p>
          </table:table-cell>
          <table:table-cell table:style-name="ce3" office:value-type="string">
            <text:p>MORANT LAUR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157">
            <text:p>24157</text:p>
          </table:table-cell>
          <table:table-cell table:style-name="ce3" office:value-type="string">
            <text:p>MY NAME IS TANI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RZI PAOLO</text:p>
          </table:table-cell>
          <table:table-cell table:style-name="ce3" office:value-type="string">
            <text:p>FORTUNA CORRADO</text:p>
          </table:table-cell>
          <table:table-cell table:style-name="ce3" office:value-type="string">
            <text:p>.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158">
            <text:p>24158</text:p>
          </table:table-cell>
          <table:table-cell table:style-name="ce3" office:value-type="string">
            <text:p>IL RISOLUTORE - A MAN APAR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RAY F. GARY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TATE LARENZ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159">
            <text:p>24159</text:p>
          </table:table-cell>
          <table:table-cell table:style-name="ce3" office:value-type="string">
            <text:p>LA REGOLA DEL SOSPETTO - THE RECRUI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ONALDSON ROGER</text:p>
          </table:table-cell>
          <table:table-cell table:style-name="ce3" office:value-type="string">
            <text:p>PACINO AL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4160">
            <text:p>24160</text:p>
          </table:table-cell>
          <table:table-cell table:style-name="ce3" office:value-type="string">
            <text:p>THE LIFE OF DAVID G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ARKER ALAN</text:p>
          </table:table-cell>
          <table:table-cell table:style-name="ce3" office:value-type="string">
            <text:p>SPACEY KEVIN</text:p>
          </table:table-cell>
          <table:table-cell table:style-name="ce3" office:value-type="string">
            <text:p>WINSLET KAT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161">
            <text:p>24161</text:p>
          </table:table-cell>
          <table:table-cell table:style-name="ce3" office:value-type="string">
            <text:p>HALLOWEEN - LA RESURREZION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SENYHAL RICK</text:p>
          </table:table-cell>
          <table:table-cell table:style-name="ce3" office:value-type="string">
            <text:p>LEE CURTIS JAMES</text:p>
          </table:table-cell>
          <table:table-cell table:style-name="ce3" office:value-type="string">
            <text:p>RHYMES BUSTA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4183">
            <text:p>24183</text:p>
          </table:table-cell>
          <table:table-cell table:style-name="ce3" office:value-type="string">
            <text:p>HIGH CRIMES - CRIMINI DI STAT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ANKLIN CARL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184">
            <text:p>24184</text:p>
          </table:table-cell>
          <table:table-cell table:style-name="ce3" office:value-type="string">
            <text:p>NAVE FANTASMA - GHOST SHIP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ECK STEVE</text:p>
          </table:table-cell>
          <table:table-cell table:style-name="ce3" office:value-type="string">
            <text:p>MARGULIES JULIANNA</text:p>
          </table:table-cell>
          <table:table-cell table:style-name="ce3" office:value-type="string">
            <text:p>ELDARD RO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4185">
            <text:p>24185</text:p>
          </table:table-cell>
          <table:table-cell table:style-name="ce3" office:value-type="string">
            <text:p>BARBIE LAGO DEI CIGN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HURLEY OWEN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218">
            <text:p>24218</text:p>
          </table:table-cell>
          <table:table-cell table:style-name="ce3" office:value-type="string">
            <text:p>28 GIORNI DOPO - 28 DAYS LATE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BOYLE DANNY</text:p>
          </table:table-cell>
          <table:table-cell table:style-name="ce3" office:value-type="string">
            <text:p>MURPHY CILLIAN</text:p>
          </table:table-cell>
          <table:table-cell table:style-name="ce3" office:value-type="string">
            <text:p>HARRIS NAOMI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219">
            <text:p>24219</text:p>
          </table:table-cell>
          <table:table-cell table:style-name="ce3" office:value-type="string">
            <text:p>SECOND NAME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PLAZA PACO</text:p>
          </table:table-cell>
          <table:table-cell table:style-name="ce3" office:value-type="string">
            <text:p>PRIOR ERICA</text:p>
          </table:table-cell>
          <table:table-cell table:style-name="ce3" office:value-type="string">
            <text:p>RAFTER DENI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220">
            <text:p>24220</text:p>
          </table:table-cell>
          <table:table-cell table:style-name="ce3" office:value-type="string">
            <text:p>THE TRUTH ABOUT CHARLI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EMME JONATHAN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NEWTON THAND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221">
            <text:p>24221</text:p>
          </table:table-cell>
          <table:table-cell table:style-name="ce3" office:value-type="string">
            <text:p>ANDATA E RITORN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ACI ALESSANDRO</text:p>
          </table:table-cell>
          <table:table-cell table:style-name="ce3" office:value-type="string">
            <text:p>VENTO FLAVI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222">
            <text:p>24222</text:p>
          </table:table-cell>
          <table:table-cell table:style-name="ce3" office:value-type="string">
            <text:p>LA CITTA' INCANTAT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IYAZAKI HAYA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227">
            <text:p>24227</text:p>
          </table:table-cell>
          <table:table-cell table:style-name="ce3" office:value-type="string">
            <text:p>HULK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LEE ANG</text:p>
          </table:table-cell>
          <table:table-cell table:style-name="ce3" office:value-type="string">
            <text:p>BANA ERIC</text:p>
          </table:table-cell>
          <table:table-cell table:style-name="ce3" office:value-type="string">
            <text:p>CONNELLY JENNIFE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228">
            <text:p>24228</text:p>
          </table:table-cell>
          <table:table-cell table:style-name="ce3" office:value-type="string">
            <text:p>UNA SETTIMANA DA DIO - BRUCE ALMIGHT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DYAC TOM</text:p>
          </table:table-cell>
          <table:table-cell table:style-name="ce3" office:value-type="string">
            <text:p>CARREY JIM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4229">
            <text:p>24229</text:p>
          </table:table-cell>
          <table:table-cell table:style-name="ce3" office:value-type="string">
            <text:p>CHARLIE'S ANGELS PIU' CHE MA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MCG</text:p>
          </table:table-cell>
          <table:table-cell table:style-name="ce3" office:value-type="string">
            <text:p>DIAZ CAMERON</text:p>
          </table:table-cell>
          <table:table-cell table:style-name="ce3" office:value-type="string">
            <text:p>BARRYMORE DREW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4230">
            <text:p>24230</text:p>
          </table:table-cell>
          <table:table-cell table:style-name="ce3" office:value-type="string">
            <text:p>IL MONACO - BULLETPROOF MONK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UNTR PAUL</text:p>
          </table:table-cell>
          <table:table-cell table:style-name="ce3" office:value-type="string">
            <text:p>YUN-FAT CHOW</text:p>
          </table:table-cell>
          <table:table-cell table:style-name="ce3" office:value-type="string">
            <text:p>SCOTT SEANN WILLIAM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231">
            <text:p>24231</text:p>
          </table:table-cell>
          <table:table-cell table:style-name="ce3" office:value-type="string">
            <text:p>COME FARSI LASCIARE IN 10 GIOR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ETRIE DONALD</text:p>
          </table:table-cell>
          <table:table-cell table:style-name="ce3" office:value-type="string">
            <text:p>MCCONAUGHEY MATTHEW</text:p>
          </table:table-cell>
          <table:table-cell table:style-name="ce3" office:value-type="string">
            <text:p>HUDSON KAT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4233">
            <text:p>24233</text:p>
          </table:table-cell>
          <table:table-cell table:style-name="ce3" office:value-type="string">
            <text:p>A PROPOSITO DI SCHMID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YNE ALEXANDER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BATES KATH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234">
            <text:p>24234</text:p>
          </table:table-cell>
          <table:table-cell table:style-name="ce3" office:value-type="string">
            <text:p>WELCOME TO COLLINWOOD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USSO ANTHONY E JOE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H.MACY WILLIAM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236">
            <text:p>24236</text:p>
          </table:table-cell>
          <table:table-cell table:style-name="ce3" office:value-type="string">
            <text:p>PROVACI ANCORA STITCH!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259">
            <text:p>24259</text:p>
          </table:table-cell>
          <table:table-cell table:style-name="ce3" office:value-type="string">
            <text:p>X-MEN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SINGER BRYAN</text:p>
          </table:table-cell>
          <table:table-cell table:style-name="ce3" office:value-type="string">
            <text:p>STEWART PATRICK</text:p>
          </table:table-cell>
          <table:table-cell table:style-name="ce3" office:value-type="string">
            <text:p>JACKMAN HUGH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301">
            <text:p>24301</text:p>
          </table:table-cell>
          <table:table-cell table:style-name="ce3" office:value-type="string">
            <text:p>TOMB RAIDER:LA CULLA DELLA VIT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DE BONT JAN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BUTLER GERARD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302">
            <text:p>24302</text:p>
          </table:table-cell>
          <table:table-cell table:style-name="ce3" office:value-type="string">
            <text:p>HELL - ESPLODE LA FURIA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LAM RINGO</text:p>
          </table:table-cell>
          <table:table-cell table:style-name="ce3" office:value-type="string">
            <text:p>VAN DAMME JEAN-CLAUDE</text:p>
          </table:table-cell>
          <table:table-cell table:style-name="ce3" office:value-type="string">
            <text:p>BAILEY SMITH MICHAEL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303">
            <text:p>24303</text:p>
          </table:table-cell>
          <table:table-cell table:style-name="ce3" office:value-type="string">
            <text:p>TERAPIA D'URTO - ANGER MANAGEMENT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EGAL PETER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SANDLER ADAM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04">
            <text:p>24304</text:p>
          </table:table-cell>
          <table:table-cell table:style-name="ce3" office:value-type="string">
            <text:p>UN CICLONE IN CAS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HANKMAN ADAM</text:p>
          </table:table-cell>
          <table:table-cell table:style-name="ce3" office:value-type="string">
            <text:p>MARTIN STEVE</text:p>
          </table:table-cell>
          <table:table-cell table:style-name="ce3" office:value-type="string">
            <text:p>LATIFAH QUEEEN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305">
            <text:p>24305</text:p>
          </table:table-cell>
          <table:table-cell table:style-name="ce3" office:value-type="string">
            <text:p>IL PRANZO DELLA DOMENIC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ANZINA CARLO</text:p>
          </table:table-cell>
          <table:table-cell table:style-name="ce3" office:value-type="string">
            <text:p>GHINI MASSIMO</text:p>
          </table:table-cell>
          <table:table-cell table:style-name="ce3" office:value-type="string">
            <text:p>DE ROSSI BARBARA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306">
            <text:p>24306</text:p>
          </table:table-cell>
          <table:table-cell table:style-name="ce3" office:value-type="string">
            <text:p>SNUFF KILLER - LA MORTE IN DIRET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 BLANC PIERRE</text:p>
          </table:table-cell>
          <table:table-cell table:style-name="ce3" office:value-type="string">
            <text:p>SOLARO CARLA</text:p>
          </table:table-cell>
          <table:table-cell table:style-name="ce3" office:value-type="string">
            <text:p>MUCARI CARLO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307">
            <text:p>24307</text:p>
          </table:table-cell>
          <table:table-cell table:style-name="ce3" office:value-type="string">
            <text:p>L'APETTA GIULIA E LA SIGNORA VIT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MODUGNO PAOL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309">
            <text:p>24309</text:p>
          </table:table-cell>
          <table:table-cell table:style-name="ce3" office:value-type="string">
            <text:p>LA BOTTEGA DEL BARBIERE - BARBERSHOP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TORY TIM</text:p>
          </table:table-cell>
          <table:table-cell table:style-name="ce3" office:value-type="string">
            <text:p>CUBE ICE</text:p>
          </table:table-cell>
          <table:table-cell table:style-name="ce3" office:value-type="string">
            <text:p>ANDERSON ANTHONY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4319">
            <text:p>24319</text:p>
          </table:table-cell>
          <table:table-cell table:style-name="ce3" office:value-type="string">
            <text:p>TERMINATOR 3 - LE MACCHINE RIBELL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MOSTOW JONATHAN</text:p>
          </table:table-cell>
          <table:table-cell table:style-name="ce3" office:value-type="string">
            <text:p>SCHWARZENEGGER ARNOLD</text:p>
          </table:table-cell>
          <table:table-cell table:style-name="ce3" office:value-type="string">
            <text:p>STAHL NICK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20">
            <text:p>24320</text:p>
          </table:table-cell>
          <table:table-cell table:style-name="ce3" office:value-type="string">
            <text:p>FINAL DESTINATION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LLIS DAVID R.</text:p>
          </table:table-cell>
          <table:table-cell table:style-name="ce3" office:value-type="string">
            <text:p>LARTER ALI</text:p>
          </table:table-cell>
          <table:table-cell table:style-name="ce3" office:value-type="string">
            <text:p>COOK A.J.</text:p>
          </table:table-cell>
          <table:table-cell table:style-name="ce3" office:value-type="string">
            <text:p>EAGLE</text:p>
          </table:table-cell>
          <table:table-cell table:number-columns-repeated="249"/>
        </table:table-row>
        <table:table-row table:style-name="ro1">
          <table:table-cell table:style-name="ce2" office:value-type="float" office:value="24321">
            <text:p>24321</text:p>
          </table:table-cell>
          <table:table-cell table:style-name="ce3" office:value-type="string">
            <text:p>LA 25° ORA - 25TH HOU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LEE SPIKE</text:p>
          </table:table-cell>
          <table:table-cell table:style-name="ce3" office:value-type="string">
            <text:p>NORTON EDWARD</text:p>
          </table:table-cell>
          <table:table-cell table:style-name="ce3" office:value-type="string">
            <text:p>SEYMORE HOFFMAN PHILIP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4322">
            <text:p>24322</text:p>
          </table:table-cell>
          <table:table-cell table:style-name="ce3" office:value-type="string">
            <text:p>BIKER BOYZ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YTHEWOOD REGGIE ROCK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LUKE DEREK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4323">
            <text:p>24323</text:p>
          </table:table-cell>
          <table:table-cell table:style-name="ce3" office:value-type="string">
            <text:p>ACCIDENTAL SPY - SPIA PER CASO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HEN TEDDY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TSANG ERIC</text:p>
          </table:table-cell>
          <table:table-cell table:style-name="ce3" office:value-type="string">
            <text:p>DIMENSION/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4324">
            <text:p>24324</text:p>
          </table:table-cell>
          <table:table-cell table:style-name="ce3" office:value-type="string">
            <text:p>ROGER DODGER - SEX IS EVERYWH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IDD DYLAN</text:p>
          </table:table-cell>
          <table:table-cell table:style-name="ce3" office:value-type="string">
            <text:p>BADIE MINA</text:p>
          </table:table-cell>
          <table:table-cell table:style-name="ce3" office:value-type="string">
            <text:p>OLFAT LAYLEE</text:p>
          </table:table-cell>
          <table:table-cell table:style-name="ce3" office:value-type="string">
            <text:p>ELLEU</text:p>
          </table:table-cell>
          <table:table-cell table:number-columns-repeated="249"/>
        </table:table-row>
        <table:table-row table:style-name="ro1">
          <table:table-cell table:style-name="ce2" office:value-type="float" office:value="24340">
            <text:p>24340</text:p>
          </table:table-cell>
          <table:table-cell table:style-name="ce3" office:value-type="string">
            <text:p>THE JOB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OLDE KENNY</text:p>
          </table:table-cell>
          <table:table-cell table:style-name="ce3" office:value-type="string">
            <text:p>RENFRO BRAD</text:p>
          </table:table-cell>
          <table:table-cell table:style-name="ce3" office:value-type="string">
            <text:p>SWAIN DOMINIQUE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4341">
            <text:p>24341</text:p>
          </table:table-cell>
          <table:table-cell table:style-name="ce3" office:value-type="string">
            <text:p>OGGI SPOSI... NIENTE SESS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EVY SHAWN</text:p>
          </table:table-cell>
          <table:table-cell table:style-name="ce3" office:value-type="string">
            <text:p>KUTCHER ASHTON</text:p>
          </table:table-cell>
          <table:table-cell table:style-name="ce3" office:value-type="string">
            <text:p>MURPHY BRITTANY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350">
            <text:p>24350</text:p>
          </table:table-cell>
          <table:table-cell table:style-name="ce3" office:value-type="string">
            <text:p>L'ACCHIAPPASOGNI - DREAMCATCHER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KASDAN LAWRENCE</text:p>
          </table:table-cell>
          <table:table-cell table:style-name="ce3" office:value-type="string">
            <text:p>FREEMAN MORGAN</text:p>
          </table:table-cell>
          <table:table-cell table:style-name="ce3" office:value-type="string">
            <text:p>JANE THOMAS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351">
            <text:p>24351</text:p>
          </table:table-cell>
          <table:table-cell table:style-name="ce3" office:value-type="string">
            <text:p>SCENE DA UN CRIMIN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ORMA DOMINIQUE</text:p>
          </table:table-cell>
          <table:table-cell table:style-name="ce3" office:value-type="string">
            <text:p>BRIDGES JEFF</text:p>
          </table:table-cell>
          <table:table-cell table:style-name="ce3" office:value-type="string">
            <text:p>CHESTNUT MORRIS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352">
            <text:p>24352</text:p>
          </table:table-cell>
          <table:table-cell table:style-name="ce3" office:value-type="string">
            <text:p>IL VENDICATORE - OUT FOR A KILL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ABLOWITZ MICHAEL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GOH MICHELL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353">
            <text:p>24353</text:p>
          </table:table-cell>
          <table:table-cell table:style-name="ce3" office:value-type="string">
            <text:p>SCEMO &amp; PIU' SCEMO INIZIO' COSI'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LLER TROY</text:p>
          </table:table-cell>
          <table:table-cell table:style-name="ce3" office:value-type="string">
            <text:p>OLSEN ERIC CHRISTIAN</text:p>
          </table:table-cell>
          <table:table-cell table:style-name="ce3" office:value-type="string">
            <text:p>RICHARDSON DEREK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357">
            <text:p>24357</text:p>
          </table:table-cell>
          <table:table-cell table:style-name="ce3" office:value-type="string">
            <text:p>PIUMA IL PICCOLO ORSETTO POLARE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E RYCKER P. &amp; ROTHKIRCH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358">
            <text:p>24358</text:p>
          </table:table-cell>
          <table:table-cell table:style-name="ce3" office:value-type="string">
            <text:p>AL CALARE DELLE TENEBRE - DARKNESS FALLS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LIEBESMAN JONATHAN</text:p>
          </table:table-cell>
          <table:table-cell table:style-name="ce3" office:value-type="string">
            <text:p>KLEY CHANEY</text:p>
          </table:table-cell>
          <table:table-cell table:style-name="ce3" office:value-type="string">
            <text:p>CAULFIELD EMM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61">
            <text:p>24361</text:p>
          </table:table-cell>
          <table:table-cell table:style-name="ce3" office:value-type="string">
            <text:p>L'ACQUA... IL FUOC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EMMER LUCIANO</text:p>
          </table:table-cell>
          <table:table-cell table:style-name="ce3" office:value-type="string">
            <text:p>FERILLI SABRINA</text:p>
          </table:table-cell>
          <table:table-cell table:style-name="ce3" office:value-type="string">
            <text:p>GIANNINI GIANCARLO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88">
            <text:p>24388</text:p>
          </table:table-cell>
          <table:table-cell table:style-name="ce3" office:value-type="string">
            <text:p>IDENTITA' - IDENTIT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ANGOLD JAMES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LIOTTA RAY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89">
            <text:p>24389</text:p>
          </table:table-cell>
          <table:table-cell table:style-name="ce3" office:value-type="string">
            <text:p>SIN - PECCATO MORTAL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TEVENS MICHAELS</text:p>
          </table:table-cell>
          <table:table-cell table:style-name="ce3" office:value-type="string">
            <text:p>OLDMAN GARY</text:p>
          </table:table-cell>
          <table:table-cell table:style-name="ce3" office:value-type="string">
            <text:p>RHAMES VING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391">
            <text:p>24391</text:p>
          </table:table-cell>
          <table:table-cell table:style-name="ce3" office:value-type="string">
            <text:p>BALLISTIC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AOS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LIU LUC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392">
            <text:p>24392</text:p>
          </table:table-cell>
          <table:table-cell table:style-name="ce3" office:value-type="string">
            <text:p>THE TRANSPORT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YUEN CORY</text:p>
          </table:table-cell>
          <table:table-cell table:style-name="ce3" office:value-type="string">
            <text:p>STATHAM JASON</text:p>
          </table:table-cell>
          <table:table-cell table:style-name="ce3" office:value-type="string">
            <text:p>QI SHU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393">
            <text:p>24393</text:p>
          </table:table-cell>
          <table:table-cell table:style-name="ce3" office:value-type="string">
            <text:p>3 A.M. - OMICIDI NELLA NOT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VIS LEE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GRIER PA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394">
            <text:p>24394</text:p>
          </table:table-cell>
          <table:table-cell table:style-name="ce3" office:value-type="string">
            <text:p>JET LA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THOMPSON DANIELE</text:p>
          </table:table-cell>
          <table:table-cell table:style-name="ce3" office:value-type="string">
            <text:p>BINOCHE JULIETTE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419">
            <text:p>24419</text:p>
          </table:table-cell>
          <table:table-cell table:style-name="ce3" office:value-type="string">
            <text:p>SWIMMING POO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OZON FRANCOIS</text:p>
          </table:table-cell>
          <table:table-cell table:style-name="ce3" office:value-type="string">
            <text:p>RAMPLING CHARLOTTE</text:p>
          </table:table-cell>
          <table:table-cell table:style-name="ce3" office:value-type="string">
            <text:p>SAGNIER LUDIVINE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452">
            <text:p>24452</text:p>
          </table:table-cell>
          <table:table-cell table:style-name="ce3" office:value-type="string">
            <text:p>LA MALEDIZIONE DELLA PRIMA LUNA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VERBINSKI GORE</text:p>
          </table:table-cell>
          <table:table-cell table:style-name="ce3" office:value-type="string">
            <text:p>DEPP JOHNNY</text:p>
          </table:table-cell>
          <table:table-cell table:style-name="ce3" office:value-type="string">
            <text:p>RUSH GEOFFREY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453">
            <text:p>24453</text:p>
          </table:table-cell>
          <table:table-cell table:style-name="ce3" office:value-type="string">
            <text:p>AMICI X LA MORTE - CRADLE 2 THE GRAV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RTKOWIAK ANDRZEJ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DMX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4454">
            <text:p>24454</text:p>
          </table:table-cell>
          <table:table-cell table:style-name="ce3" office:value-type="string">
            <text:p>STA' ZITTO... NON ROMP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BER FRANCIS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DEPARDIEU GERARD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4455">
            <text:p>24455</text:p>
          </table:table-cell>
          <table:table-cell table:style-name="ce3" office:value-type="string">
            <text:p>2 CAVALIERI A LONDRA - SHANGHAI KNIGHTS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DOBKIN DAVID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4456">
            <text:p>24456</text:p>
          </table:table-cell>
          <table:table-cell table:style-name="ce3" office:value-type="string">
            <text:p>CATTIVE INCLINAZION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MPANELLA PIERFRANCESCO</text:p>
          </table:table-cell>
          <table:table-cell table:style-name="ce3" office:value-type="string">
            <text:p>ROBIN'S EVA</text:p>
          </table:table-cell>
          <table:table-cell table:style-name="ce3" office:value-type="string">
            <text:p>VIOLA MIRC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457">
            <text:p>24457</text:p>
          </table:table-cell>
          <table:table-cell table:style-name="ce3" office:value-type="string">
            <text:p>CORRUPTION EMPIRE-NELLA MORSA DEL POTER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NN MATT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BRATT BENJAMIN</text:p>
          </table:table-cell>
          <table:table-cell table:style-name="ce3" office:value-type="string">
            <text:p>STORM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458">
            <text:p>24458</text:p>
          </table:table-cell>
          <table:table-cell table:style-name="ce3" office:value-type="string">
            <text:p>MIO COGNATO - MY BROTHER IN LAW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IVA ALESSANDRO</text:p>
          </table:table-cell>
          <table:table-cell table:style-name="ce3" office:value-type="string">
            <text:p>RUBINI SERGIO</text:p>
          </table:table-cell>
          <table:table-cell table:style-name="ce3" office:value-type="string">
            <text:p>LO CASCIO LUIGI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481">
            <text:p>24481</text:p>
          </table:table-cell>
          <table:table-cell table:style-name="ce3" office:value-type="string">
            <text:p>IL CLUB DEGLI IMPERATOR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OFFMAN MICHAEL</text:p>
          </table:table-cell>
          <table:table-cell table:style-name="ce3" office:value-type="string">
            <text:p>KEVIN KLINE</text:p>
          </table:table-cell>
          <table:table-cell table:style-name="ce3" office:value-type="string">
            <text:p>CULP STEVE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482">
            <text:p>24482</text:p>
          </table:table-cell>
          <table:table-cell table:style-name="ce3" office:value-type="string">
            <text:p>THE POOL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VON SYCHOWSKI BORIS</text:p>
          </table:table-cell>
          <table:table-cell table:style-name="ce3" office:value-type="string">
            <text:p>MILLER KRISTEN</text:p>
          </table:table-cell>
          <table:table-cell table:style-name="ce3" office:value-type="string">
            <text:p>FISHER ISL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528">
            <text:p>24528</text:p>
          </table:table-cell>
          <table:table-cell table:style-name="ce3" office:value-type="string">
            <text:p>BAD BOYS 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BAY MICHAEL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LAWRENCE MARTI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529">
            <text:p>24529</text:p>
          </table:table-cell>
          <table:table-cell table:style-name="ce3" office:value-type="string">
            <text:p>AMERICAN PIE 3 - IL MATRIMONI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DYLAN JESSE</text:p>
          </table:table-cell>
          <table:table-cell table:style-name="ce3" office:value-type="string">
            <text:p>NIGGS JASON</text:p>
          </table:table-cell>
          <table:table-cell table:style-name="ce3" office:value-type="string">
            <text:p>HANNIGAN ALYSO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530">
            <text:p>24530</text:p>
          </table:table-cell>
          <table:table-cell table:style-name="ce3" office:value-type="string">
            <text:p>CATERINA VA IN CITTA'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IRZI PAOLO</text:p>
          </table:table-cell>
          <table:table-cell table:style-name="ce3" office:value-type="string">
            <text:p>CASTELLITTO SERGIO</text:p>
          </table:table-cell>
          <table:table-cell table:style-name="ce3" office:value-type="string">
            <text:p>BUY MARGHERIT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531">
            <text:p>24531</text:p>
          </table:table-cell>
          <table:table-cell table:style-name="ce3" office:value-type="string">
            <text:p>TI SPIACE SE BACIO MAMMA?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BENVENUTI ALESSANDRO</text:p>
          </table:table-cell>
          <table:table-cell table:style-name="ce3" office:value-type="string">
            <text:p>STEFANENKO NATASHA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532">
            <text:p>24532</text:p>
          </table:table-cell>
          <table:table-cell table:style-name="ce3" office:value-type="string">
            <text:p>IL TULIPANO D'ORO - FANFAN LE TULIP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KRAWCZYK GERARD</text:p>
          </table:table-cell>
          <table:table-cell table:style-name="ce3" office:value-type="string">
            <text:p>CRUZ PENELOPE</text:p>
          </table:table-cell>
          <table:table-cell table:style-name="ce3" office:value-type="string">
            <text:p>PEREZ VINCENT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533">
            <text:p>24533</text:p>
          </table:table-cell>
          <table:table-cell table:style-name="ce3" office:value-type="string">
            <text:p>PINGU - GIOCHIAMO CON PINGU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DNC</text:p>
          </table:table-cell>
          <table:table-cell table:number-columns-repeated="249"/>
        </table:table-row>
        <table:table-row table:style-name="ro1">
          <table:table-cell table:style-name="ce2" office:value-type="float" office:value="24539">
            <text:p>24539</text:p>
          </table:table-cell>
          <table:table-cell table:style-name="ce3" office:value-type="string">
            <text:p>LA LEGGENDA DEGLI UOMINI STRAORDINARI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NORRINGTON STEPHEN</text:p>
          </table:table-cell>
          <table:table-cell table:style-name="ce3" office:value-type="string">
            <text:p>CONNERY SEAN</text:p>
          </table:table-cell>
          <table:table-cell table:style-name="ce3" office:value-type="string">
            <text:p>WEST SHA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540">
            <text:p>24540</text:p>
          </table:table-cell>
          <table:table-cell table:style-name="ce3" office:value-type="string">
            <text:p>CONFIDENCE - LA TRUFFA PERFETT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OLEY JAMES</text:p>
          </table:table-cell>
          <table:table-cell table:style-name="ce3" office:value-type="string">
            <text:p>BURNS EDWARD</text:p>
          </table:table-cell>
          <table:table-cell table:style-name="ce3" office:value-type="string">
            <text:p>WEISZ RACHEL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542">
            <text:p>24542</text:p>
          </table:table-cell>
          <table:table-cell table:style-name="ce3" office:value-type="string">
            <text:p>UOMINI &amp; DONNE AMORI &amp; BUGI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IORGI ORNELLA</text:p>
          </table:table-cell>
          <table:table-cell table:style-name="ce3" office:value-type="string">
            <text:p>MUTI ORNELLA</text:p>
          </table:table-cell>
          <table:table-cell table:style-name="ce3" office:value-type="string">
            <text:p>GIOMMARELLI PAOLO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553">
            <text:p>24553</text:p>
          </table:table-cell>
          <table:table-cell table:style-name="ce3" office:value-type="string">
            <text:p>CABIN FEVER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ROTH ELI</text:p>
          </table:table-cell>
          <table:table-cell table:style-name="ce3" office:value-type="string">
            <text:p>STRONG RIDER</text:p>
          </table:table-cell>
          <table:table-cell table:style-name="ce3" office:value-type="string">
            <text:p>LADD JORD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554">
            <text:p>24554</text:p>
          </table:table-cell>
          <table:table-cell table:style-name="ce3" office:value-type="string">
            <text:p>L'ASILO DEI PAPA' - DADDY DAY CA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ARR STEVE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GARLIN JEFF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555">
            <text:p>24555</text:p>
          </table:table-cell>
          <table:table-cell table:style-name="ce3" office:value-type="string">
            <text:p>SO CLOS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YUEN CORY</text:p>
          </table:table-cell>
          <table:table-cell table:style-name="ce3" office:value-type="string">
            <text:p>QI SHU</text:p>
          </table:table-cell>
          <table:table-cell table:style-name="ce3" office:value-type="string">
            <text:p>WEI ZHAO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556">
            <text:p>24556</text:p>
          </table:table-cell>
          <table:table-cell table:style-name="ce3" office:value-type="string">
            <text:p>KOP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ARES JOSEF</text:p>
          </table:table-cell>
          <table:table-cell table:style-name="ce3" office:value-type="string">
            <text:p>PETERSSON TORKEL</text:p>
          </table:table-cell>
          <table:table-cell table:style-name="ce3" office:value-type="string">
            <text:p>FARES FARES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591">
            <text:p>24591</text:p>
          </table:table-cell>
          <table:table-cell table:style-name="ce3" office:value-type="string">
            <text:p>THE ITALIAN JOB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GRAY F.GARY</text:p>
          </table:table-cell>
          <table:table-cell table:style-name="ce3" office:value-type="string">
            <text:p>WAHLBERG MARK</text:p>
          </table:table-cell>
          <table:table-cell table:style-name="ce3" office:value-type="string">
            <text:p>THERON CHARLIZ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4592">
            <text:p>24592</text:p>
          </table:table-cell>
          <table:table-cell table:style-name="ce3" office:value-type="string">
            <text:p>NATALE IN INDI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ENTI NERI</text:p>
          </table:table-cell>
          <table:table-cell table:style-name="ce3" office:value-type="string">
            <text:p>BOLDI MASSIMO</text:p>
          </table:table-cell>
          <table:table-cell table:style-name="ce3" office:value-type="string">
            <text:p>DE SICA CHRISTIAN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4593">
            <text:p>24593</text:p>
          </table:table-cell>
          <table:table-cell table:style-name="ce3" office:value-type="string">
            <text:p>PRIMA TI SPOSO POI TI ROVI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EN JOEL</text:p>
          </table:table-cell>
          <table:table-cell table:style-name="ce3" office:value-type="string">
            <text:p>CLOONEY GEORGE</text:p>
          </table:table-cell>
          <table:table-cell table:style-name="ce3" office:value-type="string">
            <text:p>ZETA JONES CATHERIN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594">
            <text:p>24594</text:p>
          </table:table-cell>
          <table:table-cell table:style-name="ce3" office:value-type="string">
            <text:p>SPINNING BORIS - INTRIGO A MOSC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POTTISWOODE ROGER</text:p>
          </table:table-cell>
          <table:table-cell table:style-name="ce3" office:value-type="string">
            <text:p>GOLDBLUM JEFF</text:p>
          </table:table-cell>
          <table:table-cell table:style-name="ce3" office:value-type="string">
            <text:p>SCHREIBER LIEV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596">
            <text:p>24596</text:p>
          </table:table-cell>
          <table:table-cell table:style-name="ce3" office:value-type="string">
            <text:p>FREDDY VS. JASON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YU RONNY</text:p>
          </table:table-cell>
          <table:table-cell table:style-name="ce3" office:value-type="string">
            <text:p>ENGLUND ROBERT</text:p>
          </table:table-cell>
          <table:table-cell table:style-name="ce3" office:value-type="string">
            <text:p>KEENA MONI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603">
            <text:p>24603</text:p>
          </table:table-cell>
          <table:table-cell table:style-name="ce3" office:value-type="string">
            <text:p>ZATOICHI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KITANO TAKESHI</text:p>
          </table:table-cell>
          <table:table-cell table:style-name="ce3" office:value-type="string">
            <text:p>TAKESHI BEAT</text:p>
          </table:table-cell>
          <table:table-cell table:style-name="ce3" office:value-type="string">
            <text:p>ASANO TADANOBU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4604">
            <text:p>24604</text:p>
          </table:table-cell>
          <table:table-cell table:style-name="ce3" office:value-type="string">
            <text:p>COAST TO COAST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AZURSKY PAUL</text:p>
          </table:table-cell>
          <table:table-cell table:style-name="ce3" office:value-type="string">
            <text:p>FREYFUSS RICHARD</text:p>
          </table:table-cell>
          <table:table-cell table:style-name="ce3" office:value-type="string">
            <text:p>DAVIS JUDY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621">
            <text:p>24621</text:p>
          </table:table-cell>
          <table:table-cell table:style-name="ce3" office:value-type="string">
            <text:p>TUTTA COLPA DI SARA - SERVING SAR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UDLING REGINALD</text:p>
          </table:table-cell>
          <table:table-cell table:style-name="ce3" office:value-type="string">
            <text:p>PERRY MATTHEW</text:p>
          </table:table-cell>
          <table:table-cell table:style-name="ce3" office:value-type="string">
            <text:p>HURLEY ELIZABETH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623">
            <text:p>24623</text:p>
          </table:table-cell>
          <table:table-cell table:style-name="ce3" office:value-type="string">
            <text:p>IL RE LEONE 3 - HAKUNA MATAT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637">
            <text:p>24637</text:p>
          </table:table-cell>
          <table:table-cell table:style-name="ce3" office:value-type="string">
            <text:p>IL GENIO DELLA TRUFFA - MATCHSTICK MEN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SCOTT RIDLEY</text:p>
          </table:table-cell>
          <table:table-cell table:style-name="ce3" office:value-type="string">
            <text:p>CAGE NICOLAS</text:p>
          </table:table-cell>
          <table:table-cell table:style-name="ce3" office:value-type="string">
            <text:p>ROCKWELL SAIVI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4638">
            <text:p>24638</text:p>
          </table:table-cell>
          <table:table-cell table:style-name="ce3" office:value-type="string">
            <text:p>UNA RAGAZZA E IL SUO SOGN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GORDON DENNIE</text:p>
          </table:table-cell>
          <table:table-cell table:style-name="ce3" office:value-type="string">
            <text:p>BYNES AMANDA</text:p>
          </table:table-cell>
          <table:table-cell table:style-name="ce3" office:value-type="string">
            <text:p>FIRTH COLIN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4639">
            <text:p>24639</text:p>
          </table:table-cell>
          <table:table-cell table:style-name="ce3" office:value-type="string">
            <text:p>COSE DA MASCHI - A GUY THING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KOCH CHRIS</text:p>
          </table:table-cell>
          <table:table-cell table:style-name="ce3" office:value-type="string">
            <text:p>LEE JASON</text:p>
          </table:table-cell>
          <table:table-cell table:style-name="ce3" office:value-type="string">
            <text:p>STILES JULIA</text:p>
          </table:table-cell>
          <table:table-cell table:style-name="ce3" office:value-type="string">
            <text:p>MGM/UA</text:p>
          </table:table-cell>
          <table:table-cell table:number-columns-repeated="249"/>
        </table:table-row>
        <table:table-row table:style-name="ro1">
          <table:table-cell table:style-name="ce2" office:value-type="float" office:value="24640">
            <text:p>24640</text:p>
          </table:table-cell>
          <table:table-cell table:style-name="ce3" office:value-type="string">
            <text:p>LE DIVORC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IVORY JAMES</text:p>
          </table:table-cell>
          <table:table-cell table:style-name="ce3" office:value-type="string">
            <text:p>HUDSON KATE</text:p>
          </table:table-cell>
          <table:table-cell table:style-name="ce3" office:value-type="string">
            <text:p>WATTS NAOMI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641">
            <text:p>24641</text:p>
          </table:table-cell>
          <table:table-cell table:style-name="ce3" office:value-type="string">
            <text:p>LE INVASIONI BARBARICH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RCAND DENYS</text:p>
          </table:table-cell>
          <table:table-cell table:style-name="ce3" office:value-type="string">
            <text:p>GIRARD REMY</text:p>
          </table:table-cell>
          <table:table-cell table:style-name="ce3" office:value-type="string">
            <text:p>ROUSSEAU STEPHANE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4642">
            <text:p>24642</text:p>
          </table:table-cell>
          <table:table-cell table:style-name="ce3" office:value-type="string">
            <text:p>KANGAROO JACK - PRENDI I SOLDI E SALT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CNALLY DAVID</text:p>
          </table:table-cell>
          <table:table-cell table:style-name="ce3" office:value-type="string">
            <text:p>O'CONNELL JERRY</text:p>
          </table:table-cell>
          <table:table-cell table:style-name="ce3" office:value-type="string">
            <text:p>ANDERSON ANTHONY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4662">
            <text:p>24662</text:p>
          </table:table-cell>
          <table:table-cell table:style-name="ce3" office:value-type="string">
            <text:p>C'ERA UNA VOLTA IN MESSIC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HAYEK SALMA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663">
            <text:p>24663</text:p>
          </table:table-cell>
          <table:table-cell table:style-name="ce3" office:value-type="string">
            <text:p>AMORE ESTREMO - TOUCH LOV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BREST MARTI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LOPEZ JENNIFER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4665">
            <text:p>24665</text:p>
          </table:table-cell>
          <table:table-cell table:style-name="ce3" office:value-type="string">
            <text:p>HO VISTO LE STELLE!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SALEMME VINCENZO</text:p>
          </table:table-cell>
          <table:table-cell table:style-name="ce3" office:value-type="string">
            <text:p>CASAGRANDE MAURIZIO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4667">
            <text:p>24667</text:p>
          </table:table-cell>
          <table:table-cell table:style-name="ce3" office:value-type="string">
            <text:p>BEETHOVEN 5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GRIFFITHS MARK</text:p>
          </table:table-cell>
          <table:table-cell table:style-name="ce3" office:value-type="string">
            <text:p>THOMAS DAVE</text:p>
          </table:table-cell>
          <table:table-cell table:style-name="ce3" office:value-type="string">
            <text:p>LARROQUETTE JOHN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4668">
            <text:p>24668</text:p>
          </table:table-cell>
          <table:table-cell table:style-name="ce3" office:value-type="string">
            <text:p>SINBAD - LA LEGGENDA DEI SETTE MARI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JOHNSON T. &amp; GILMORE P.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4669">
            <text:p>24669</text:p>
          </table:table-cell>
          <table:table-cell table:style-name="ce3" office:value-type="string">
            <text:p>OPOPOMOZ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D'ALO ENZO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4692">
            <text:p>24692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MCTIERNAN JOHN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NIELSEN CONNI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694">
            <text:p>24694</text:p>
          </table:table-cell>
          <table:table-cell table:style-name="ce3" office:value-type="string">
            <text:p>THIRTEEN - 13 ANN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RDWICKE CATHERINE</text:p>
          </table:table-cell>
          <table:table-cell table:style-name="ce3" office:value-type="string">
            <text:p>HUNTER HOLLY</text:p>
          </table:table-cell>
          <table:table-cell table:style-name="ce3" office:value-type="string">
            <text:p>WOOD EVAN RACHEL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4695">
            <text:p>24695</text:p>
          </table:table-cell>
          <table:table-cell table:style-name="ce3" office:value-type="string">
            <text:p>CALENDAR GIRL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LE NIGEL</text:p>
          </table:table-cell>
          <table:table-cell table:style-name="ce3" office:value-type="string">
            <text:p>MIRREN HELEN</text:p>
          </table:table-cell>
          <table:table-cell table:style-name="ce3" office:value-type="string">
            <text:p>WALTERS JULIE</text:p>
          </table:table-cell>
          <table:table-cell table:style-name="ce3" office:value-type="string">
            <text:p>TOUCHSTONE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696">
            <text:p>24696</text:p>
          </table:table-cell>
          <table:table-cell table:style-name="ce3" office:value-type="string">
            <text:p>LA RAGAZZA DELLE BALENE - WHALE RID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CARO NIKI</text:p>
          </table:table-cell>
          <table:table-cell table:style-name="ce3" office:value-type="string">
            <text:p>CASTLE-HUGHES KEISHA</text:p>
          </table:table-cell>
          <table:table-cell table:style-name="ce3" office:value-type="string">
            <text:p>PARATENE RAWIRI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4698">
            <text:p>24698</text:p>
          </table:table-cell>
          <table:table-cell table:style-name="ce3" office:value-type="string">
            <text:p>CANTANDO DIETRO I PARAVENT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OLMI ERMANNO</text:p>
          </table:table-cell>
          <table:table-cell table:style-name="ce3" office:value-type="string">
            <text:p>SPENCERE BUD</text:p>
          </table:table-cell>
          <table:table-cell table:style-name="ce3" office:value-type="string">
            <text:p>ICHIKAWA JU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723">
            <text:p>24723</text:p>
          </table:table-cell>
          <table:table-cell table:style-name="ce3" office:value-type="string">
            <text:p>MATRIX REVOLUTIONS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BROTHERS THE WACHOWSKI</text:p>
          </table:table-cell>
          <table:table-cell table:style-name="ce3" office:value-type="string">
            <text:p>REEVES KEANU</text:p>
          </table:table-cell>
          <table:table-cell table:style-name="ce3" office:value-type="string">
            <text:p>FISHBURNE LAURENC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724">
            <text:p>24724</text:p>
          </table:table-cell>
          <table:table-cell table:style-name="ce3" office:value-type="string">
            <text:p>S.W.A.T. - SQUADRA SPECIALE ANTICRIMINE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JOHNSON CLARK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FARRELL COLIN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4725">
            <text:p>24725</text:p>
          </table:table-cell>
          <table:table-cell table:style-name="ce3" office:value-type="string">
            <text:p>THE MEDALLIO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CHAN GORDON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EVANS LEE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4726">
            <text:p>24726</text:p>
          </table:table-cell>
          <table:table-cell table:style-name="ce3" office:value-type="string">
            <text:p>SEX CRIMES 2 - WILD THINGS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PEREZ JACK</text:p>
          </table:table-cell>
          <table:table-cell table:style-name="ce3" office:value-type="string">
            <text:p>WARD SUSAN</text:p>
          </table:table-cell>
          <table:table-cell table:style-name="ce3" office:value-type="string">
            <text:p>ARCIERI LEILA</text:p>
          </table:table-cell>
          <table:table-cell table:style-name="ce3" office:value-type="string">
            <text:p>COLUMBIA</text:p>
          </table:table-cell>
          <table:table-cell table:number-columns-repeated="249"/>
        </table:table-row>
        <table:table-row table:style-name="ro1">
          <table:table-cell table:style-name="ce2" office:value-type="float" office:value="24727">
            <text:p>24727</text:p>
          </table:table-cell>
          <table:table-cell table:style-name="ce3" office:value-type="string">
            <text:p>ALLA RICERCA DI NEM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755">
            <text:p>24755</text:p>
          </table:table-cell>
          <table:table-cell table:style-name="ce3" office:value-type="string">
            <text:p>L'ULTIMA ALBA - TEARS OF THE SUN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FUQUA ANTOINE</text:p>
          </table:table-cell>
          <table:table-cell table:style-name="ce3" office:value-type="string">
            <text:p>WILLIS BRUCE</text:p>
          </table:table-cell>
          <table:table-cell table:style-name="ce3" office:value-type="string">
            <text:p>BELLUCCI MONIC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756">
            <text:p>24756</text:p>
          </table:table-cell>
          <table:table-cell table:style-name="ce3" office:value-type="string">
            <text:p>BELLY OF THE BEAST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HUNG CHING SIU</text:p>
          </table:table-cell>
          <table:table-cell table:style-name="ce3" office:value-type="string">
            <text:p>SEAGAL STEVEN</text:p>
          </table:table-cell>
          <table:table-cell table:style-name="ce3" office:value-type="string">
            <text:p>MANN BYRON</text:p>
          </table:table-cell>
          <table:table-cell table:style-name="ce3" office:value-type="string">
            <text:p>CVC</text:p>
          </table:table-cell>
          <table:table-cell table:number-columns-repeated="249"/>
        </table:table-row>
        <table:table-row table:style-name="ro1">
          <table:table-cell table:style-name="ce2" office:value-type="float" office:value="24757">
            <text:p>24757</text:p>
          </table:table-cell>
          <table:table-cell table:style-name="ce3" office:value-type="string">
            <text:p>MONA LISA SMI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NEWELL MIKE</text:p>
          </table:table-cell>
          <table:table-cell table:style-name="ce3" office:value-type="string">
            <text:p>ROBERTS JULIA</text:p>
          </table:table-cell>
          <table:table-cell table:style-name="ce3" office:value-type="string">
            <text:p>DUNST KIRSTEN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758">
            <text:p>24758</text:p>
          </table:table-cell>
          <table:table-cell table:style-name="ce3" office:value-type="string">
            <text:p>A MIA MADRE PIACCIONO LE DONN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ARIS INES &amp; FEJERMAN D.</text:p>
          </table:table-cell>
          <table:table-cell table:style-name="ce3" office:value-type="string">
            <text:p>WATLING LEONOR</text:p>
          </table:table-cell>
          <table:table-cell table:style-name="ce3" office:value-type="string">
            <text:p>SARDA ROSA MARI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766">
            <text:p>24766</text:p>
          </table:table-cell>
          <table:table-cell table:style-name="ce3" office:value-type="string">
            <text:p>LOST IN TRANSLATION - L'AMORE TRADOTT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PPOLA SOFIA</text:p>
          </table:table-cell>
          <table:table-cell table:style-name="ce3" office:value-type="string">
            <text:p>MURRAY BILL</text:p>
          </table:table-cell>
          <table:table-cell table:style-name="ce3" office:value-type="string">
            <text:p>JOHANSSON SCARLETT</text:p>
          </table:table-cell>
          <table:table-cell table:style-name="ce3" office:value-type="string">
            <text:p>MIKADO</text:p>
          </table:table-cell>
          <table:table-cell table:number-columns-repeated="249"/>
        </table:table-row>
        <table:table-row table:style-name="ro1">
          <table:table-cell table:style-name="ce2" office:value-type="float" office:value="24777">
            <text:p>24777</text:p>
          </table:table-cell>
          <table:table-cell table:style-name="ce3" office:value-type="string">
            <text:p>SHADE - CARTA VINCENT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NIEMAN DAMIAN</text:p>
          </table:table-cell>
          <table:table-cell table:style-name="ce3" office:value-type="string">
            <text:p>STALLONE SYLVESTER</text:p>
          </table:table-cell>
          <table:table-cell table:style-name="ce3" office:value-type="string">
            <text:p>GRIFFITH MELANIE</text:p>
          </table:table-cell>
          <table:table-cell table:style-name="ce3" office:value-type="string">
            <text:p>01</text:p>
          </table:table-cell>
          <table:table-cell table:number-columns-repeated="249"/>
        </table:table-row>
        <table:table-row table:style-name="ro1">
          <table:table-cell table:style-name="ce2" office:value-type="float" office:value="24820">
            <text:p>24820</text:p>
          </table:table-cell>
          <table:table-cell table:style-name="ce3" office:value-type="string">
            <text:p>KILL BILL VOL.1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LIU LUC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4821">
            <text:p>24821</text:p>
          </table:table-cell>
          <table:table-cell table:style-name="ce3" office:value-type="string">
            <text:p>IN THE CUT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MPION JANE</text:p>
          </table:table-cell>
          <table:table-cell table:style-name="ce3" office:value-type="string">
            <text:p>RYAN MEG</text:p>
          </table:table-cell>
          <table:table-cell table:style-name="ce3" office:value-type="string">
            <text:p>RUFFALO MARK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822">
            <text:p>24822</text:p>
          </table:table-cell>
          <table:table-cell table:style-name="ce3" office:value-type="string">
            <text:p>NON APRITE QUELLA PORTA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NISPEL MARCUS</text:p>
          </table:table-cell>
          <table:table-cell table:style-name="ce3" office:value-type="string">
            <text:p>BIEL JESSICA</text:p>
          </table:table-cell>
          <table:table-cell table:style-name="ce3" office:value-type="string">
            <text:p>TUCKER JONATH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823">
            <text:p>24823</text:p>
          </table:table-cell>
          <table:table-cell table:style-name="ce3" office:value-type="string">
            <text:p>ANYTHING ELS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ALLEN WOODY</text:p>
          </table:table-cell>
          <table:table-cell table:style-name="ce3" office:value-type="string">
            <text:p>BIGGS JASON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824">
            <text:p>24824</text:p>
          </table:table-cell>
          <table:table-cell table:style-name="ce3" office:value-type="string">
            <text:p>LA MIA VITA A STELLE E STRISCE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CECCHERINI MASSIMO</text:p>
          </table:table-cell>
          <table:table-cell table:style-name="ce3" office:value-type="string">
            <text:p>SILVSTEDT VICTORIA</text:p>
          </table:table-cell>
          <table:table-cell table:style-name="ce3" office:value-type="string">
            <text:p>IIF HOME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4825">
            <text:p>24825</text:p>
          </table:table-cell>
          <table:table-cell table:style-name="ce3" office:value-type="string">
            <text:p>IL PARADISO ALL'IMPROVVISO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PIERACCIONI LEONARDO</text:p>
          </table:table-cell>
          <table:table-cell table:style-name="ce3" office:value-type="string">
            <text:p>CEPEDA ANGI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826">
            <text:p>24826</text:p>
          </table:table-cell>
          <table:table-cell table:style-name="ce3" office:value-type="string">
            <text:p>QUEL PAZZO VENERDI - FREAKY FRIDA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WATERS MARK</text:p>
          </table:table-cell>
          <table:table-cell table:style-name="ce3" office:value-type="string">
            <text:p>LEE CURTIS JAMES</text:p>
          </table:table-cell>
          <table:table-cell table:style-name="ce3" office:value-type="string">
            <text:p>LOHAN LINDSAY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4828">
            <text:p>24828</text:p>
          </table:table-cell>
          <table:table-cell table:style-name="ce3" office:value-type="string">
            <text:p>SPY KIDS 3 MISSIONE 3D GAME OVER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RODRIGUEZ ROBERT</text:p>
          </table:table-cell>
          <table:table-cell table:style-name="ce3" office:value-type="string">
            <text:p>BANDERAS ANTONIO</text:p>
          </table:table-cell>
          <table:table-cell table:style-name="ce3" office:value-type="string">
            <text:p>GUGINO CARLA</text:p>
          </table:table-cell>
          <table:table-cell table:style-name="ce3" office:value-type="string">
            <text:p>MIRAMAX/DIMENSION</text:p>
          </table:table-cell>
          <table:table-cell table:number-columns-repeated="249"/>
        </table:table-row>
        <table:table-row table:style-name="ro1">
          <table:table-cell table:style-name="ce2" office:value-type="float" office:value="24829">
            <text:p>24829</text:p>
          </table:table-cell>
          <table:table-cell table:style-name="ce3" office:value-type="string">
            <text:p>LOONEY TUNES - BACK IN ACTION <text:s/>(FILM)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DANTE JOE</text:p>
          </table:table-cell>
          <table:table-cell table:style-name="ce3" office:value-type="string">
            <text:p>FRASER BRENDAN</text:p>
          </table:table-cell>
          <table:table-cell table:style-name="ce3" office:value-type="string">
            <text:p>ELFMAN JENNA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886">
            <text:p>24886</text:p>
          </table:table-cell>
          <table:table-cell table:style-name="ce3" office:value-type="string">
            <text:p>L'ULTIMO SAMURAI - THE LAST SAMURAI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ZWICK EDWARD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SPALL TIMOTHY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4887">
            <text:p>24887</text:p>
          </table:table-cell>
          <table:table-cell table:style-name="ce3" office:value-type="string">
            <text:p>ALEX &amp; EMM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INER ROB</text:p>
          </table:table-cell>
          <table:table-cell table:style-name="ce3" office:value-type="string">
            <text:p>HUDSON KATE</text:p>
          </table:table-cell>
          <table:table-cell table:style-name="ce3" office:value-type="string">
            <text:p>WLSON LUKE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888">
            <text:p>24888</text:p>
          </table:table-cell>
          <table:table-cell table:style-name="ce3" office:value-type="string">
            <text:p>ABBASSO L'AMORE - DOWN WITH LOV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REED PEYTON</text:p>
          </table:table-cell>
          <table:table-cell table:style-name="ce3" office:value-type="string">
            <text:p>ZELLWEGER RENEE</text:p>
          </table:table-cell>
          <table:table-cell table:style-name="ce3" office:value-type="string">
            <text:p>MCGREGOR EWA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898">
            <text:p>24898</text:p>
          </table:table-cell>
          <table:table-cell table:style-name="ce3" office:value-type="string">
            <text:p>21 GRAMM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INARRITU ALEJANDRO G.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DEL TORO BENICIO</text:p>
          </table:table-cell>
          <table:table-cell table:style-name="ce3" office:value-type="string">
            <text:p>BIM</text:p>
          </table:table-cell>
          <table:table-cell table:number-columns-repeated="249"/>
        </table:table-row>
        <table:table-row table:style-name="ro1">
          <table:table-cell table:style-name="ce2" office:value-type="float" office:value="24899">
            <text:p>24899</text:p>
          </table:table-cell>
          <table:table-cell table:style-name="ce3" office:value-type="string">
            <text:p>LE BARZELLETT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ANZINA CARLO</text:p>
          </table:table-cell>
          <table:table-cell table:style-name="ce3" office:value-type="string">
            <text:p>SALVI ENZO</text:p>
          </table:table-cell>
          <table:table-cell table:style-name="ce3" office:value-type="string">
            <text:p>PROIETTI GIGI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4942">
            <text:p>24942</text:p>
          </table:table-cell>
          <table:table-cell table:style-name="ce3" office:value-type="string">
            <text:p>PAYCHEC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WOO JOHN</text:p>
          </table:table-cell>
          <table:table-cell table:style-name="ce3" office:value-type="string">
            <text:p>AFFLECK BEN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DREAMWORKS</text:p>
          </table:table-cell>
          <table:table-cell table:number-columns-repeated="249"/>
        </table:table-row>
        <table:table-row table:style-name="ro1">
          <table:table-cell table:style-name="ce2" office:value-type="float" office:value="24944">
            <text:p>24944</text:p>
          </table:table-cell>
          <table:table-cell table:style-name="ce3" office:value-type="string">
            <text:p>L'AMORE E' ETERNO FINCHE' DURA</text:p>
          </table:table-cell>
          <table:table-cell table:style-name="ce3" office:value-type="string">
            <text:p>Commedia</text:p>
          </table:table-cell>
          <table:table-cell table:number-columns-repeated="2" table:style-name="ce3" office:value-type="string">
            <text:p>VERDONE CARLO</text:p>
          </table:table-cell>
          <table:table-cell table:style-name="ce3" office:value-type="string">
            <text:p>MORANTE LAURA</text:p>
          </table:table-cell>
          <table:table-cell table:style-name="ce3" office:value-type="string">
            <text:p>CECCHI GORI</text:p>
          </table:table-cell>
          <table:table-cell table:number-columns-repeated="249"/>
        </table:table-row>
        <table:table-row table:style-name="ro1">
          <table:table-cell table:style-name="ce2" office:value-type="float" office:value="24969">
            <text:p>24969</text:p>
          </table:table-cell>
          <table:table-cell table:style-name="ce3" office:value-type="string">
            <text:p>IL SIGNORE DEGLI ANELLI-RITORNO DEL RE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JACKSON PETER</text:p>
          </table:table-cell>
          <table:table-cell table:style-name="ce3" office:value-type="string">
            <text:p>WOOD ELIJAH</text:p>
          </table:table-cell>
          <table:table-cell table:style-name="ce3" office:value-type="string">
            <text:p>TYLER LIV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970">
            <text:p>24970</text:p>
          </table:table-cell>
          <table:table-cell table:style-name="ce3" office:value-type="string">
            <text:p>CHE NE SARA' DI NO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VERONESI GIOVANNI</text:p>
          </table:table-cell>
          <table:table-cell table:style-name="ce3" office:value-type="string">
            <text:p>MUCCINO SILVIO</text:p>
          </table:table-cell>
          <table:table-cell table:style-name="ce3" office:value-type="string">
            <text:p>PLACIDO VIOLANTE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4979">
            <text:p>24979</text:p>
          </table:table-cell>
          <table:table-cell table:style-name="ce3" office:value-type="string">
            <text:p>MASTER AND COMMANDER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WEIR PETER</text:p>
          </table:table-cell>
          <table:table-cell table:style-name="ce3" office:value-type="string">
            <text:p>CROWE RUSSELL</text:p>
          </table:table-cell>
          <table:table-cell table:style-name="ce3" office:value-type="string">
            <text:p>BETTANY PAUL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4980">
            <text:p>24980</text:p>
          </table:table-cell>
          <table:table-cell table:style-name="ce3" office:value-type="string">
            <text:p>OSCURE PRESENZE A COLD CREEK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IGGIS MIKE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STONE SHARON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4981">
            <text:p>24981</text:p>
          </table:table-cell>
          <table:table-cell table:style-name="ce3" office:value-type="string">
            <text:p>HOLLYWOOD HOMICID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SHELTON RON</text:p>
          </table:table-cell>
          <table:table-cell table:style-name="ce3" office:value-type="string">
            <text:p>FORD HARRISON</text:p>
          </table:table-cell>
          <table:table-cell table:style-name="ce3" office:value-type="string">
            <text:p>HARTNETT JOSH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4982">
            <text:p>24982</text:p>
          </table:table-cell>
          <table:table-cell table:style-name="ce3" office:value-type="string">
            <text:p>ABANDON - MISTERIOSI OMICIDI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GAGHAN STEPHEN</text:p>
          </table:table-cell>
          <table:table-cell table:style-name="ce3" office:value-type="string">
            <text:p>HOLMES KATIE</text:p>
          </table:table-cell>
          <table:table-cell table:style-name="ce3" office:value-type="string">
            <text:p>BRATT BENJAMIN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4983">
            <text:p>24983</text:p>
          </table:table-cell>
          <table:table-cell table:style-name="ce3" office:value-type="string">
            <text:p>LOVE ACTUALLY - L'AMORE DAVVERO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URTIS RICHARD</text:p>
          </table:table-cell>
          <table:table-cell table:style-name="ce3" office:value-type="string">
            <text:p>GRANT HUGH</text:p>
          </table:table-cell>
          <table:table-cell table:style-name="ce3" office:value-type="string">
            <text:p>NEESON LIAM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014">
            <text:p>25014</text:p>
          </table:table-cell>
          <table:table-cell table:style-name="ce3" office:value-type="string">
            <text:p>LA GIURIA - RUNAWAY JURY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LEDER GARY</text:p>
          </table:table-cell>
          <table:table-cell table:style-name="ce3" office:value-type="string">
            <text:p>CUSACK JOHN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5015">
            <text:p>25015</text:p>
          </table:table-cell>
          <table:table-cell table:style-name="ce3" office:value-type="string">
            <text:p>I FIUMI DI PORPORA 2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DAHAN OLIVIER</text:p>
          </table:table-cell>
          <table:table-cell table:style-name="ce3" office:value-type="string">
            <text:p>RENO JEAN</text:p>
          </table:table-cell>
          <table:table-cell table:style-name="ce3" office:value-type="string">
            <text:p>MAGIMEL BENOIT</text:p>
          </table:table-cell>
          <table:table-cell table:style-name="ce3" office:value-type="string">
            <text:p>FILMAURO</text:p>
          </table:table-cell>
          <table:table-cell table:number-columns-repeated="249"/>
        </table:table-row>
        <table:table-row table:style-name="ro1">
          <table:table-cell table:style-name="ce2" office:value-type="float" office:value="25051">
            <text:p>25051</text:p>
          </table:table-cell>
          <table:table-cell table:style-name="ce3" office:value-type="string">
            <text:p>UNDERWORLD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WISEMAN LEN</text:p>
          </table:table-cell>
          <table:table-cell table:style-name="ce3" office:value-type="string">
            <text:p>BECKINSALE KATE</text:p>
          </table:table-cell>
          <table:table-cell table:style-name="ce3" office:value-type="string">
            <text:p>SPEEDMAN SCOTT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5052">
            <text:p>25052</text:p>
          </table:table-cell>
          <table:table-cell table:style-name="ce3" office:value-type="string">
            <text:p>LA RIVINCITA DI NATAL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AVATI PUPI</text:p>
          </table:table-cell>
          <table:table-cell table:style-name="ce3" office:value-type="string">
            <text:p>ABATANTUONO DIEGO</text:p>
          </table:table-cell>
          <table:table-cell table:style-name="ce3" office:value-type="string">
            <text:p>DELLE PIANE CARLO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5058">
            <text:p>25058</text:p>
          </table:table-cell>
          <table:table-cell table:style-name="ce3" office:value-type="string">
            <text:p>MYSTIC RIVER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EASTWOOD CLINT</text:p>
          </table:table-cell>
          <table:table-cell table:style-name="ce3" office:value-type="string">
            <text:p>PENN SEAN</text:p>
          </table:table-cell>
          <table:table-cell table:style-name="ce3" office:value-type="string">
            <text:p>ROBBINS TIM</text:p>
          </table:table-cell>
          <table:table-cell table:style-name="ce3" office:value-type="string">
            <text:p>WARNER</text:p>
          </table:table-cell>
          <table:table-cell table:number-columns-repeated="249"/>
        </table:table-row>
        <table:table-row table:style-name="ro1">
          <table:table-cell table:style-name="ce2" office:value-type="float" office:value="25059">
            <text:p>25059</text:p>
          </table:table-cell>
          <table:table-cell table:style-name="ce3" office:value-type="string">
            <text:p>SCARY MOVIE 3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ZUCKER DAVID</text:p>
          </table:table-cell>
          <table:table-cell table:style-name="ce3" office:value-type="string">
            <text:p>FARIS ANNA</text:p>
          </table:table-cell>
          <table:table-cell table:style-name="ce3" office:value-type="string">
            <text:p>ANDERSON ANTHONY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5069">
            <text:p>25069</text:p>
          </table:table-cell>
          <table:table-cell table:style-name="ce3" office:value-type="string">
            <text:p>IL CARTAIO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ARGENTO DARIO</text:p>
          </table:table-cell>
          <table:table-cell table:style-name="ce3" office:value-type="string">
            <text:p>ROCCA STEFANIA</text:p>
          </table:table-cell>
          <table:table-cell table:style-name="ce3" office:value-type="string">
            <text:p>CUNNIGHAM LIAM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5070">
            <text:p>25070</text:p>
          </table:table-cell>
          <table:table-cell table:style-name="ce3" office:value-type="string">
            <text:p>...E ALLA FINE ARRIVA POLLY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HAMBURG JOHN</text:p>
          </table:table-cell>
          <table:table-cell table:style-name="ce3" office:value-type="string">
            <text:p>STILLER BEN</text:p>
          </table:table-cell>
          <table:table-cell table:style-name="ce3" office:value-type="string">
            <text:p>ANISTON JENNIFER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112">
            <text:p>25112</text:p>
          </table:table-cell>
          <table:table-cell table:style-name="ce3" office:value-type="string">
            <text:p>RITORNO A COLD MOUNTAIN</text:p>
          </table:table-cell>
          <table:table-cell table:style-name="ce3" office:value-type="string">
            <text:p>Avventura</text:p>
          </table:table-cell>
          <table:table-cell table:style-name="ce3" office:value-type="string">
            <text:p>MINGHELLA ANTHONY</text:p>
          </table:table-cell>
          <table:table-cell table:style-name="ce3" office:value-type="string">
            <text:p>LAW JUDE</text:p>
          </table:table-cell>
          <table:table-cell table:style-name="ce3" office:value-type="string">
            <text:p>KIDMAN NICOLE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5113">
            <text:p>25113</text:p>
          </table:table-cell>
          <table:table-cell table:style-name="ce3" office:value-type="string">
            <text:p>LA CASA DEI FANTASMI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INKOFF ROB</text:p>
          </table:table-cell>
          <table:table-cell table:style-name="ce3" office:value-type="string">
            <text:p>MURPHY EDDIE</text:p>
          </table:table-cell>
          <table:table-cell table:style-name="ce3" office:value-type="string">
            <text:p>STAMP TERENCE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5203">
            <text:p>25203</text:p>
          </table:table-cell>
          <table:table-cell table:style-name="ce3" office:value-type="string">
            <text:p>TERRA DI CONFINE - OPEN RANGE</text:p>
          </table:table-cell>
          <table:table-cell table:style-name="ce3" office:value-type="string">
            <text:p>Western</text:p>
          </table:table-cell>
          <table:table-cell table:number-columns-repeated="2" table:style-name="ce3" office:value-type="string">
            <text:p>COSTNER KEVIN</text:p>
          </table:table-cell>
          <table:table-cell table:style-name="ce3" office:value-type="string">
            <text:p>DUVALL ROBERT</text:p>
          </table:table-cell>
          <table:table-cell table:style-name="ce3" office:value-type="string">
            <text:p>MEDUSA VIDEO</text:p>
          </table:table-cell>
          <table:table-cell table:number-columns-repeated="249"/>
        </table:table-row>
        <table:table-row table:style-name="ro1">
          <table:table-cell table:style-name="ce2" office:value-type="float" office:value="25260">
            <text:p>25260</text:p>
          </table:table-cell>
          <table:table-cell table:style-name="ce3" office:value-type="string">
            <text:p>GOTHIK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KASSOVITZ MATHIEU</text:p>
          </table:table-cell>
          <table:table-cell table:style-name="ce3" office:value-type="string">
            <text:p>BERRY HALLE</text:p>
          </table:table-cell>
          <table:table-cell table:style-name="ce3" office:value-type="string">
            <text:p>CRUZ PENELOPE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5261">
            <text:p>25261</text:p>
          </table:table-cell>
          <table:table-cell table:style-name="ce3" office:value-type="string">
            <text:p>TUTTO PUO' SUCCEDERE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MEYERS NANCY</text:p>
          </table:table-cell>
          <table:table-cell table:style-name="ce3" office:value-type="string">
            <text:p>NICHOLSON JACK</text:p>
          </table:table-cell>
          <table:table-cell table:style-name="ce3" office:value-type="string">
            <text:p>KEATON DIANE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5302">
            <text:p>25302</text:p>
          </table:table-cell>
          <table:table-cell table:style-name="ce3" office:value-type="string">
            <text:p>IDENTITA' VIOLATE - TAKING LIVES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CARUSO D.J.</text:p>
          </table:table-cell>
          <table:table-cell table:style-name="ce3" office:value-type="string">
            <text:p>JOLIE ANGELINA</text:p>
          </table:table-cell>
          <table:table-cell table:style-name="ce3" office:value-type="string">
            <text:p>HAWKE ETHAN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5303">
            <text:p>25303</text:p>
          </table:table-cell>
          <table:table-cell table:style-name="ce3" office:value-type="string">
            <text:p>SCHOOL OF ROCK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LINKLATER RICHARD</text:p>
          </table:table-cell>
          <table:table-cell table:style-name="ce3" office:value-type="string">
            <text:p>BLACK JACK</text:p>
          </table:table-cell>
          <table:table-cell table:style-name="ce3" office:value-type="string">
            <text:p>CUSACK JOAN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5304">
            <text:p>25304</text:p>
          </table:table-cell>
          <table:table-cell table:style-name="ce3" office:value-type="string">
            <text:p>KILL BILL VOL.2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TARANTINO QUENTIN</text:p>
          </table:table-cell>
          <table:table-cell table:style-name="ce3" office:value-type="string">
            <text:p>THURMAN UMA</text:p>
          </table:table-cell>
          <table:table-cell table:style-name="ce3" office:value-type="string">
            <text:p>CARRADINE DAVID</text:p>
          </table:table-cell>
          <table:table-cell table:style-name="ce3" office:value-type="string">
            <text:p>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5305">
            <text:p>25305</text:p>
          </table:table-cell>
          <table:table-cell table:style-name="ce3" office:value-type="string">
            <text:p>MATRIMONIO IMPOSSIBILE - THE IN-LAW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FLEMING ANDREW</text:p>
          </table:table-cell>
          <table:table-cell table:style-name="ce3" office:value-type="string">
            <text:p>DOUGLAS MICHAEL</text:p>
          </table:table-cell>
          <table:table-cell table:style-name="ce3" office:value-type="string">
            <text:p>BROOKS ALBERT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5306">
            <text:p>25306</text:p>
          </table:table-cell>
          <table:table-cell table:style-name="ce3" office:value-type="string">
            <text:p>KODA FRATELLO ORSO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5364">
            <text:p>25364</text:p>
          </table:table-cell>
          <table:table-cell table:style-name="ce3" office:value-type="string">
            <text:p>VAN HELSING</text:p>
          </table:table-cell>
          <table:table-cell table:style-name="ce3" office:value-type="string">
            <text:p>Horror</text:p>
          </table:table-cell>
          <table:table-cell table:style-name="ce3" office:value-type="string">
            <text:p>SOMMERS STEPHEN</text:p>
          </table:table-cell>
          <table:table-cell table:style-name="ce3" office:value-type="string">
            <text:p>JACKMAN HUGH</text:p>
          </table:table-cell>
          <table:table-cell table:style-name="ce3" office:value-type="string">
            <text:p>BECKINSALE KAT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402">
            <text:p>25402</text:p>
          </table:table-cell>
          <table:table-cell table:style-name="ce3" office:value-type="string">
            <text:p>THE DAY AFTER TOMORROW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EMMERICH ROLAND</text:p>
          </table:table-cell>
          <table:table-cell table:style-name="ce3" office:value-type="string">
            <text:p>QUAID DENNIS</text:p>
          </table:table-cell>
          <table:table-cell table:style-name="ce3" office:value-type="string">
            <text:p>GYLLENHAAL JAK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5403">
            <text:p>25403</text:p>
          </table:table-cell>
          <table:table-cell table:style-name="ce3" office:value-type="string">
            <text:p>LADYKILLERS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COEN JOEL &amp; ETHAN</text:p>
          </table:table-cell>
          <table:table-cell table:style-name="ce3" office:value-type="string">
            <text:p>HANKS TOM</text:p>
          </table:table-cell>
          <table:table-cell table:style-name="ce3" office:value-type="string">
            <text:p>HALL IRMA P.</text:p>
          </table:table-cell>
          <table:table-cell table:style-name="ce3" office:value-type="string">
            <text:p>TOUCHSTONE</text:p>
          </table:table-cell>
          <table:table-cell table:number-columns-repeated="249"/>
        </table:table-row>
        <table:table-row table:style-name="ro1">
          <table:table-cell table:style-name="ce2" office:value-type="float" office:value="25424">
            <text:p>25424</text:p>
          </table:table-cell>
          <table:table-cell table:style-name="ce3" office:value-type="string">
            <text:p>TROY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PETERSEN WOLFGANG</text:p>
          </table:table-cell>
          <table:table-cell table:style-name="ce3" office:value-type="string">
            <text:p>PITT BRAD</text:p>
          </table:table-cell>
          <table:table-cell table:style-name="ce3" office:value-type="string">
            <text:p>BANA ERIC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5425">
            <text:p>25425</text:p>
          </table:table-cell>
          <table:table-cell table:style-name="ce3" office:value-type="string">
            <text:p>HIGHWAYMEN - I BANDITI DELLA STRADA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HARMON ROBERT</text:p>
          </table:table-cell>
          <table:table-cell table:style-name="ce3" office:value-type="string">
            <text:p>CAVIEZEL JIM</text:p>
          </table:table-cell>
          <table:table-cell table:style-name="ce3" office:value-type="string">
            <text:p>MITRA RHONA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5451">
            <text:p>25451</text:p>
          </table:table-cell>
          <table:table-cell table:style-name="ce3" office:value-type="string">
            <text:p>DUE CANDIDATI PER UNA POLTRONA</text:p>
          </table:table-cell>
          <table:table-cell table:style-name="ce3" office:value-type="string">
            <text:p>Commedia</text:p>
          </table:table-cell>
          <table:table-cell table:style-name="ce3" office:value-type="string">
            <text:p>PETRIE DONALD</text:p>
          </table:table-cell>
          <table:table-cell table:style-name="ce3" office:value-type="string">
            <text:p>ROMANO RAY</text:p>
          </table:table-cell>
          <table:table-cell table:style-name="ce3" office:value-type="string">
            <text:p>HACKMAN GENE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5452">
            <text:p>25452</text:p>
          </table:table-cell>
          <table:table-cell table:style-name="ce3" office:value-type="string">
            <text:p>BARBIE LA PRINCIPESSA E LA POVERA</text:p>
          </table:table-cell>
          <table:table-cell table:style-name="ce3" office:value-type="string">
            <text:p>Animazione</text:p>
          </table:table-cell>
          <table:table-cell table:style-name="ce3" office:value-type="string">
            <text:p>LAU WILLIAM</text:p>
          </table:table-cell>
          <table:table-cell table:number-columns-repeated="2" table:style-name="ce3" office:value-type="string">
            <text:p>.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514">
            <text:p>25514</text:p>
          </table:table-cell>
          <table:table-cell table:style-name="ce3" office:value-type="string">
            <text:p>OUT OF TIME</text:p>
          </table:table-cell>
          <table:table-cell table:style-name="ce3" office:value-type="string">
            <text:p>Giallo</text:p>
          </table:table-cell>
          <table:table-cell table:style-name="ce3" office:value-type="string">
            <text:p>FRANKLIN CARL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MENDES EVA</text:p>
          </table:table-cell>
          <table:table-cell table:style-name="ce3" office:value-type="string">
            <text:p>MEDUSA</text:p>
          </table:table-cell>
          <table:table-cell table:number-columns-repeated="249"/>
        </table:table-row>
        <table:table-row table:style-name="ro1">
          <table:table-cell table:style-name="ce2" office:value-type="float" office:value="25515">
            <text:p>25515</text:p>
          </table:table-cell>
          <table:table-cell table:style-name="ce3" office:value-type="string">
            <text:p>MULAN 2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5539">
            <text:p>25539</text:p>
          </table:table-cell>
          <table:table-cell table:style-name="ce3" office:value-type="string">
            <text:p>THE CHRONICLES OF RIDDICK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TWOHY DAVID</text:p>
          </table:table-cell>
          <table:table-cell table:style-name="ce3" office:value-type="string">
            <text:p>DIESEL VIN</text:p>
          </table:table-cell>
          <table:table-cell table:style-name="ce3" office:value-type="string">
            <text:p>NEWTON THANDIE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540">
            <text:p>25540</text:p>
          </table:table-cell>
          <table:table-cell table:style-name="ce3" office:value-type="string">
            <text:p>THE PUNISHER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HENSLEIGH JONATHAN</text:p>
          </table:table-cell>
          <table:table-cell table:style-name="ce3" office:value-type="string">
            <text:p>JANE TOM</text:p>
          </table:table-cell>
          <table:table-cell table:style-name="ce3" office:value-type="string">
            <text:p>TRAVOLTA JOH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5561">
            <text:p>25561</text:p>
          </table:table-cell>
          <table:table-cell table:style-name="ce3" office:value-type="string">
            <text:p>ELF - UN ELFO DI NOME BUDDY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FAVREAU JON</text:p>
          </table:table-cell>
          <table:table-cell table:style-name="ce3" office:value-type="string">
            <text:p>FERRELL WILL</text:p>
          </table:table-cell>
          <table:table-cell table:style-name="ce3" office:value-type="string">
            <text:p>CAAN JAM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5571">
            <text:p>25571</text:p>
          </table:table-cell>
          <table:table-cell table:style-name="ce3" office:value-type="string">
            <text:p>HARRY POTTER E IL PRIGIONIERO DI AZKABAN</text:p>
          </table:table-cell>
          <table:table-cell table:style-name="ce3" office:value-type="string">
            <text:p>Ragazzi</text:p>
          </table:table-cell>
          <table:table-cell table:style-name="ce3" office:value-type="string">
            <text:p>CUARON ALFONSO</text:p>
          </table:table-cell>
          <table:table-cell table:style-name="ce3" office:value-type="string">
            <text:p>RADCLIFFE DANIEL</text:p>
          </table:table-cell>
          <table:table-cell table:style-name="ce3" office:value-type="string">
            <text:p>GRINT RUPERT</text:p>
          </table:table-cell>
          <table:table-cell table:style-name="ce3" office:value-type="string">
            <text:p>WARNER BROS</text:p>
          </table:table-cell>
          <table:table-cell table:number-columns-repeated="249"/>
        </table:table-row>
        <table:table-row table:style-name="ro1">
          <table:table-cell table:style-name="ce2" office:value-type="float" office:value="25572">
            <text:p>25572</text:p>
          </table:table-cell>
          <table:table-cell table:style-name="ce3" office:value-type="string">
            <text:p>MUCCHE ALLA RISCOSSA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WALT 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5603">
            <text:p>25603</text:p>
          </table:table-cell>
          <table:table-cell table:style-name="ce3" office:value-type="string">
            <text:p>SPIDER-MAN 2</text:p>
          </table:table-cell>
          <table:table-cell table:style-name="ce3" office:value-type="string">
            <text:p>Fantascienza</text:p>
          </table:table-cell>
          <table:table-cell table:style-name="ce3" office:value-type="string">
            <text:p>RAIMI SAM</text:p>
          </table:table-cell>
          <table:table-cell table:style-name="ce3" office:value-type="string">
            <text:p>MAGUIRE TOBEY</text:p>
          </table:table-cell>
          <table:table-cell table:style-name="ce3" office:value-type="string">
            <text:p>DURST KIRSTEN</text:p>
          </table:table-cell>
          <table:table-cell table:style-name="ce3" office:value-type="string">
            <text:p>COLUMBIA TRISTAR</text:p>
          </table:table-cell>
          <table:table-cell table:number-columns-repeated="249"/>
        </table:table-row>
        <table:table-row table:style-name="ro1">
          <table:table-cell table:style-name="ce2" office:value-type="float" office:value="25651">
            <text:p>25651</text:p>
          </table:table-cell>
          <table:table-cell table:style-name="ce3" office:value-type="string">
            <text:p>STARSKY &amp; HUTCH</text:p>
          </table:table-cell>
          <table:table-cell table:style-name="ce3" office:value-type="string">
            <text:p>Azione</text:p>
          </table:table-cell>
          <table:table-cell table:style-name="ce3" office:value-type="string">
            <text:p>PHILLIPS TODD</text:p>
          </table:table-cell>
          <table:table-cell table:style-name="ce3" office:value-type="string">
            <text:p>STILLER BEN</text:p>
          </table:table-cell>
          <table:table-cell table:style-name="ce3" office:value-type="string">
            <text:p>WILSON OWEN</text:p>
          </table:table-cell>
          <table:table-cell table:style-name="ce3" office:value-type="string">
            <text:p>DIMENSION/MIRAMAX</text:p>
          </table:table-cell>
          <table:table-cell table:number-columns-repeated="249"/>
        </table:table-row>
        <table:table-row table:style-name="ro1">
          <table:table-cell table:style-name="ce2" office:value-type="float" office:value="25718">
            <text:p>25718</text:p>
          </table:table-cell>
          <table:table-cell table:style-name="ce3" office:value-type="string">
            <text:p>THE BOURNE SUPREMACY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GREENGRASS PAUL</text:p>
          </table:table-cell>
          <table:table-cell table:style-name="ce3" office:value-type="string">
            <text:p>DAMON MATT</text:p>
          </table:table-cell>
          <table:table-cell table:style-name="ce3" office:value-type="string">
            <text:p>POTENTE FRANKA</text:p>
          </table:table-cell>
          <table:table-cell table:style-name="ce3" office:value-type="string">
            <text:p>UNIVERSAL</text:p>
          </table:table-cell>
          <table:table-cell table:number-columns-repeated="249"/>
        </table:table-row>
        <table:table-row table:style-name="ro1">
          <table:table-cell table:style-name="ce2" office:value-type="float" office:value="25769">
            <text:p>25769</text:p>
          </table:table-cell>
          <table:table-cell table:style-name="ce3" office:value-type="string">
            <text:p>IO ROBOT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PROYAS ALEX</text:p>
          </table:table-cell>
          <table:table-cell table:style-name="ce3" office:value-type="string">
            <text:p>SMITH WILL</text:p>
          </table:table-cell>
          <table:table-cell table:style-name="ce3" office:value-type="string">
            <text:p>MOYNAHAN BRIDGET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5872">
            <text:p>25872</text:p>
          </table:table-cell>
          <table:table-cell table:style-name="ce3" office:value-type="string">
            <text:p>HERO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YIMOU ZHANG</text:p>
          </table:table-cell>
          <table:table-cell table:style-name="ce3" office:value-type="string">
            <text:p>LI JET</text:p>
          </table:table-cell>
          <table:table-cell table:style-name="ce3" office:value-type="string">
            <text:p>LEUNG TON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5894">
            <text:p>25894</text:p>
          </table:table-cell>
          <table:table-cell table:style-name="ce3" office:value-type="string">
            <text:p>MAN ON FIRE - IL FUOCO DELLA VENDETTA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SCOTT TONY</text:p>
          </table:table-cell>
          <table:table-cell table:style-name="ce3" office:value-type="string">
            <text:p>WASHINGTON DENZEL</text:p>
          </table:table-cell>
          <table:table-cell table:style-name="ce3" office:value-type="string">
            <text:p>FANNING DAKOTA</text:p>
          </table:table-cell>
          <table:table-cell table:style-name="ce3" office:value-type="string">
            <text:p>FOX</text:p>
          </table:table-cell>
          <table:table-cell table:number-columns-repeated="249"/>
        </table:table-row>
        <table:table-row table:style-name="ro1">
          <table:table-cell table:style-name="ce2" office:value-type="float" office:value="25939">
            <text:p>25939</text:p>
          </table:table-cell>
          <table:table-cell table:style-name="ce3" office:value-type="string">
            <text:p>COLLATERAL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MANN MICHAEL</text:p>
          </table:table-cell>
          <table:table-cell table:style-name="ce3" office:value-type="string">
            <text:p>CRUISE TOM</text:p>
          </table:table-cell>
          <table:table-cell table:style-name="ce3" office:value-type="string">
            <text:p>FOXX JAMIE</text:p>
          </table:table-cell>
          <table:table-cell table:style-name="ce3" office:value-type="string">
            <text:p>PARAMOUNT</text:p>
          </table:table-cell>
          <table:table-cell table:number-columns-repeated="249"/>
        </table:table-row>
        <table:table-row table:style-name="ro1">
          <table:table-cell table:style-name="ce2" office:value-type="float" office:value="25976">
            <text:p>25976</text:p>
          </table:table-cell>
          <table:table-cell table:style-name="ce3" office:value-type="string">
            <text:p>L'ESORCISTA LA GENESI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HARLIN RENNY</text:p>
          </table:table-cell>
          <table:table-cell table:style-name="ce3" office:value-type="string">
            <text:p>SKARSGARD STLLAN</text:p>
          </table:table-cell>
          <table:table-cell table:style-name="ce3" office:value-type="string">
            <text:p>D'ARCY JAMES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6023">
            <text:p>26023</text:p>
          </table:table-cell>
          <table:table-cell table:style-name="ce3" office:value-type="string">
            <text:p>GLI INCREDIBILI</text:p>
          </table:table-cell>
          <table:table-cell table:style-name="ce3" office:value-type="string">
            <text:p>Animazione</text:p>
          </table:table-cell>
          <table:table-cell table:number-columns-repeated="3" table:style-name="ce3" office:value-type="string">
            <text:p>.</text:p>
          </table:table-cell>
          <table:table-cell table:style-name="ce3" office:value-type="string">
            <text:p>DISNEY</text:p>
          </table:table-cell>
          <table:table-cell table:number-columns-repeated="249"/>
        </table:table-row>
        <table:table-row table:style-name="ro1">
          <table:table-cell table:style-name="ce2" office:value-type="float" office:value="26123">
            <text:p>26123</text:p>
          </table:table-cell>
          <table:table-cell table:style-name="ce3" office:value-type="string">
            <text:p>LA TELA DELL'ASSASSINO - TWISTED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KAUFMAN PHILIP</text:p>
          </table:table-cell>
          <table:table-cell table:style-name="ce3" office:value-type="string">
            <text:p>JUDD ASHLEY</text:p>
          </table:table-cell>
          <table:table-cell table:style-name="ce3" office:value-type="string">
            <text:p>JACKSON SAMUEL L.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6166">
            <text:p>26166</text:p>
          </table:table-cell>
          <table:table-cell table:style-name="ce3" office:value-type="string">
            <text:p>IL GIRO DEL MONDO IN 80 GIORNI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CORACI FRANK</text:p>
          </table:table-cell>
          <table:table-cell table:style-name="ce3" office:value-type="string">
            <text:p>CHAN JACKIE</text:p>
          </table:table-cell>
          <table:table-cell table:style-name="ce3" office:value-type="string">
            <text:p>COOGAN STEVE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>
          <table:table-cell table:style-name="ce2" office:value-type="float" office:value="26276">
            <text:p>26276</text:p>
          </table:table-cell>
          <table:table-cell table:style-name="ce3" office:value-type="string">
            <text:p>SAW - L'ENIGMISTA</text:p>
          </table:table-cell>
          <table:table-cell table:style-name="ce3" office:value-type="string">
            <text:p>Novità</text:p>
          </table:table-cell>
          <table:table-cell table:style-name="ce3" office:value-type="string">
            <text:p>WAN JAMES</text:p>
          </table:table-cell>
          <table:table-cell table:style-name="ce3" office:value-type="string">
            <text:p>ELWES CARY</text:p>
          </table:table-cell>
          <table:table-cell table:style-name="ce3" office:value-type="string">
            <text:p>GLOVER DANNY</text:p>
          </table:table-cell>
          <table:table-cell table:style-name="ce3" office:value-type="string">
            <text:p>EAGLE PICTURES</text:p>
          </table:table-cell>
          <table:table-cell table:number-columns-repeated="249"/>
        </table:table-row>
        <table:table-row table:style-name="ro1" table:number-rows-repeated="62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lienti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53" table:default-cell-style-name="Default"/>
        <table:table-row table:style-name="ro2">
          <table:table-cell table:style-name="ce5" office:value-type="string">
            <text:p>Codice</text:p>
          </table:table-cell>
          <table:table-cell table:style-name="ce5" office:value-type="string">
            <text:p>COGNOME NOME</text:p>
          </table:table-cell>
          <table:table-cell table:style-name="ce5" office:value-type="string">
            <text:p>Città</text:p>
          </table:table-cell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SCOLO BIELO DANIEL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GI SILVI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CHIRATO MARIN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ENNO PATRIZI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IMONETTI DOROTE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ZANIN MART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PPELLARO MAURO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ACCAGNA LIN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UCIULO ANNALIS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ICCATO PAMEL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CIDA' RIT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CUDELER ANTONEL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PINA MARCO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RINCA UMBERT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VAGLIO ANNIT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RNARDI ALESSANDR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SENTINO MICHELE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'ALVISE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E VITA GIOVANN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IORENTINO ROBERT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INDELICATO PAO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EO STELL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ASO STEFAN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EGARO TIZIANO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JETTO GIUSEPPE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OSATO CRISTIN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MBROSIN CAR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NGERMANN SABINE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ONETTI MARIA LAUR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E MUTTIS MATTEO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IUSTINO MARIA TERES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RECO PATRIZI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 BELLA MARIANGE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LO SCIUTO GIOVANN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UNARDI CRISTIN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SCHIAVONE ANGE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VOLPATO MONIC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ZETTA DONATELL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ZZATO CARMELIN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ARISONFRANCESC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OSCARIOL LORENZ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AL MOLIN MARZI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ELLA LUCIA MARZI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AVARO MICHELE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AGLIARDONI SILVI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ALLINA GIORGIO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OLLIO ELIAN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ERGAMINI MARIA LUIS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ALDEO AID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ENSABELLA CRISTIN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CONCOLINO ANTONELL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UPIA LAUR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E CARLI SILVI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UROGIOVANNI ROSALB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ELOTTO ROSSELL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ODINELLI GIAMPAOL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APAVERO MONIC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ETRUCCI GIOVANN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RIGHETTI PATRIZI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SCHIAVO STEFANI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VIVIANI FEDERIC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ELLUZZO FRANCESC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ERNACCHIA CRISTIN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ARRETTA FRANCESC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ECCHINATO FABIANO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ALFINO SPINELLI CHIAR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PIS ALESSANDR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ORESCO ALICE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RDI FRANCESC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INCIVALLE MARIA GRAZI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STUCCIA FORTUNATA</text:p>
          </table:table-cell>
          <table:table-cell office:value-type="string">
            <text:p>Merano</text:p>
          </table:table-cell>
          <table:table-cell table:number-columns-repeated="25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HIELLA CHIARA</text:p>
          </table:table-cell>
          <table:table-cell office:value-type="string">
            <text:p>Bressanone</text:p>
          </table:table-cell>
          <table:table-cell table:number-columns-repeated="25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TOTARO MARIA</text:p>
          </table:table-cell>
          <table:table-cell office:value-type="string">
            <text:p>Bolzano</text:p>
          </table:table-cell>
          <table:table-cell table:number-columns-repeated="253"/>
        </table:table-row>
        <table:table-row table:style-name="ro2" table:number-rows-repeated="6546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t" table:style-name="ta3" table:print="false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52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5" office:value-type="string">
            <text:p>Cliente</text:p>
          </table:table-cell>
          <table:table-cell table:style-name="ce5" office:value-type="string">
            <text:p>Film</text:p>
          </table:table-cell>
          <table:table-cell table:style-name="ce5" office:value-type="string">
            <text:p>Tempo di consegna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1T02:59:03.421622">
            <text:p>01/09/2005</text:p>
          </table:table-cell>
          <table:table-cell office:value-type="string">
            <text:p>MASO STEFANO</text:p>
          </table:table-cell>
          <table:table-cell office:value-type="string">
            <text:p>GALLINE IN FUGA - CHICKEN RUN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1T13:03:29.934959">
            <text:p>01/09/2005</text:p>
          </table:table-cell>
          <table:table-cell office:value-type="string">
            <text:p>LO SCIUTO GIOVANNA</text:p>
          </table:table-cell>
          <table:table-cell office:value-type="string">
            <text:p>NAVE FANTASMA - GHOST SHIP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2T14:57:54.212339">
            <text:p>02/09/2005</text:p>
          </table:table-cell>
          <table:table-cell office:value-type="string">
            <text:p>MAGGI SILVIA</text:p>
          </table:table-cell>
          <table:table-cell office:value-type="string">
            <text:p>IL CASTELLO - THE LAST CASTLE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2T20:26:34.091149">
            <text:p>02/09/2005</text:p>
          </table:table-cell>
          <table:table-cell office:value-type="string">
            <text:p>MEGARO TIZIANO</text:p>
          </table:table-cell>
          <table:table-cell office:value-type="string">
            <text:p>FANTOMAS CONTRO SCOTLAND YARD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2T23:00:25.963388">
            <text:p>02/09/2005</text:p>
          </table:table-cell>
          <table:table-cell office:value-type="string">
            <text:p>VOLPATO MONICA</text:p>
          </table:table-cell>
          <table:table-cell office:value-type="string">
            <text:p>TANK GIRL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3T03:07:56.828654">
            <text:p>03/09/2005</text:p>
          </table:table-cell>
          <table:table-cell office:value-type="string">
            <text:p>DE CARLI SILVIA</text:p>
          </table:table-cell>
          <table:table-cell office:value-type="string">
            <text:p>UOMINI &amp; DONNE AMORI &amp; BUGIE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3T03:55:01.703705">
            <text:p>03/09/2005</text:p>
          </table:table-cell>
          <table:table-cell office:value-type="string">
            <text:p>PETRUCCI GIOVANNA</text:p>
          </table:table-cell>
          <table:table-cell office:value-type="string">
            <text:p>OCTOPUS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3T14:22:20.977713">
            <text:p>03/09/2005</text:p>
          </table:table-cell>
          <table:table-cell office:value-type="string">
            <text:p>MEGARO TIZIANO</text:p>
          </table:table-cell>
          <table:table-cell office:value-type="string">
            <text:p>LUPIN III - IL CASTELLO DI CAGLIOSTRO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08:07:31.971821">
            <text:p>04/09/2005</text:p>
          </table:table-cell>
          <table:table-cell office:value-type="string">
            <text:p>VIVIANI FEDERICA</text:p>
          </table:table-cell>
          <table:table-cell office:value-type="string">
            <text:p>BASIC INSTINCT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08:09:03.823774">
            <text:p>04/09/2005</text:p>
          </table:table-cell>
          <table:table-cell office:value-type="string">
            <text:p>CARRETTA FRANCESCA</text:p>
          </table:table-cell>
          <table:table-cell office:value-type="string">
            <text:p>FLASH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09:33:36.242939">
            <text:p>04/09/2005</text:p>
          </table:table-cell>
          <table:table-cell office:value-type="string">
            <text:p>ZANIN MARTA</text:p>
          </table:table-cell>
          <table:table-cell office:value-type="string">
            <text:p>FACE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14:40:14.278435">
            <text:p>04/09/2005</text:p>
          </table:table-cell>
          <table:table-cell office:value-type="string">
            <text:p>TRINCA UMBERTO</text:p>
          </table:table-cell>
          <table:table-cell office:value-type="string">
            <text:p>TIME CRISIS PROJECT TITAN <text:s text:c="9"/>*PSX*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15:58:10.306573">
            <text:p>04/09/2005</text:p>
          </table:table-cell>
          <table:table-cell office:value-type="string">
            <text:p>ALZETTA DONATELLA</text:p>
          </table:table-cell>
          <table:table-cell office:value-type="string">
            <text:p>I FIUMI DI PORPORA - LES RIVIERES POURPR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4T23:57:32.201802">
            <text:p>04/09/2005</text:p>
          </table:table-cell>
          <table:table-cell office:value-type="string">
            <text:p>D'ALVISE</text:p>
          </table:table-cell>
          <table:table-cell office:value-type="string">
            <text:p>TIN CUP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5T10:43:43.986923">
            <text:p>05/09/2005</text:p>
          </table:table-cell>
          <table:table-cell office:value-type="string">
            <text:p>BERNARDI ALESSANDRA</text:p>
          </table:table-cell>
          <table:table-cell office:value-type="string">
            <text:p>I RUBACCHIOTTI - THE BORROWER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5T23:39:01.831916">
            <text:p>05/09/2005</text:p>
          </table:table-cell>
          <table:table-cell office:value-type="string">
            <text:p>BOSCARIOL LORENZA</text:p>
          </table:table-cell>
          <table:table-cell office:value-type="string">
            <text:p>YOMA LA STIRPE DELLE TENEBRE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6T00:22:47.996445">
            <text:p>06/09/2005</text:p>
          </table:table-cell>
          <table:table-cell office:value-type="string">
            <text:p>BELLUZZO FRANCESCO</text:p>
          </table:table-cell>
          <table:table-cell office:value-type="string">
            <text:p>FANTOMAS 70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6T05:30:56.051296">
            <text:p>06/09/2005</text:p>
          </table:table-cell>
          <table:table-cell office:value-type="string">
            <text:p>MASO STEFANO</text:p>
          </table:table-cell>
          <table:table-cell office:value-type="string">
            <text:p>DUE AMICHE ESPLOSIVE - THE BANGER SISTER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6T09:56:45.883415">
            <text:p>06/09/2005</text:p>
          </table:table-cell>
          <table:table-cell office:value-type="string">
            <text:p>VIVIANI FEDERICA</text:p>
          </table:table-cell>
          <table:table-cell office:value-type="string">
            <text:p>BREAK UP - PUNTO DI ROTTURA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6T11:37:15.061991">
            <text:p>06/09/2005</text:p>
          </table:table-cell>
          <table:table-cell office:value-type="string">
            <text:p>LO SCIUTO GIOVANNA</text:p>
          </table:table-cell>
          <table:table-cell office:value-type="string">
            <text:p>RAVANELLO PALLIDO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7T07:22:53.059803">
            <text:p>07/09/2005</text:p>
          </table:table-cell>
          <table:table-cell office:value-type="string">
            <text:p>LEO STELLA</text:p>
          </table:table-cell>
          <table:table-cell office:value-type="string">
            <text:p>10 COSE CHE ODIO DI TE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7T19:20:03.925983">
            <text:p>07/09/2005</text:p>
          </table:table-cell>
          <table:table-cell office:value-type="string">
            <text:p>PRINCIVALLE MARIA GRAZIA</text:p>
          </table:table-cell>
          <table:table-cell office:value-type="string">
            <text:p>L'OMBRA DEL VAMPIRO - SHADOW OF THE VAMP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01:53:23.36375">
            <text:p>08/09/2005</text:p>
          </table:table-cell>
          <table:table-cell office:value-type="string">
            <text:p>LO SCIUTO GIOVANNA</text:p>
          </table:table-cell>
          <table:table-cell office:value-type="string">
            <text:p>IL REGNO D'INVERNO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04:31:55.504451">
            <text:p>08/09/2005</text:p>
          </table:table-cell>
          <table:table-cell office:value-type="string">
            <text:p>MELOTTO ROSSELLA</text:p>
          </table:table-cell>
          <table:table-cell office:value-type="string">
            <text:p>MY NAME IS TANINO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06:32:59.092882">
            <text:p>08/09/2005</text:p>
          </table:table-cell>
          <table:table-cell office:value-type="string">
            <text:p>BERNARDI ALESSANDRA</text:p>
          </table:table-cell>
          <table:table-cell office:value-type="string">
            <text:p>AMICI MIEI ATTO III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09:17:46.852858">
            <text:p>08/09/2005</text:p>
          </table:table-cell>
          <table:table-cell office:value-type="string">
            <text:p>RESTUCCIA FORTUNATA</text:p>
          </table:table-cell>
          <table:table-cell office:value-type="string">
            <text:p>ALIEN CARGO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12:54:59.865841">
            <text:p>08/09/2005</text:p>
          </table:table-cell>
          <table:table-cell office:value-type="string">
            <text:p>SENNO PATRIZIA</text:p>
          </table:table-cell>
          <table:table-cell office:value-type="string">
            <text:p>BAD GIRL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8T13:32:27.471877">
            <text:p>08/09/2005</text:p>
          </table:table-cell>
          <table:table-cell office:value-type="string">
            <text:p>BERNACCHIA CRISTINA</text:p>
          </table:table-cell>
          <table:table-cell office:value-type="string">
            <text:p>LA FORMULA - THE SPANISH PRISONER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9T02:35:31.575089">
            <text:p>09/09/2005</text:p>
          </table:table-cell>
          <table:table-cell office:value-type="string">
            <text:p>MAGGI SILVIA</text:p>
          </table:table-cell>
          <table:table-cell office:value-type="string">
            <text:p>GROOVE - UN PARTY DOVE TUTTO PUO' ACCADE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9T09:00:24.298147">
            <text:p>09/09/2005</text:p>
          </table:table-cell>
          <table:table-cell office:value-type="string">
            <text:p>BARISONFRANCESCA</text:p>
          </table:table-cell>
          <table:table-cell office:value-type="string">
            <text:p>BARBIE RAPERONZOL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9T17:18:18.45399">
            <text:p>09/09/2005</text:p>
          </table:table-cell>
          <table:table-cell office:value-type="string">
            <text:p>POLLIO ELIANA</text:p>
          </table:table-cell>
          <table:table-cell office:value-type="string">
            <text:p>ALIEN 3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09T23:02:03.825413">
            <text:p>09/09/2005</text:p>
          </table:table-cell>
          <table:table-cell office:value-type="string">
            <text:p>LUNARDI CRISTINA</text:p>
          </table:table-cell>
          <table:table-cell office:value-type="string">
            <text:p>HAMBURGER HILL COLLINA 937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0T11:41:28.567091">
            <text:p>10/09/2005</text:p>
          </table:table-cell>
          <table:table-cell office:value-type="string">
            <text:p>ZANIN MARTA</text:p>
          </table:table-cell>
          <table:table-cell office:value-type="string">
            <text:p>SWIMMING POOL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0T12:28:53.764493">
            <text:p>10/09/2005</text:p>
          </table:table-cell>
          <table:table-cell office:value-type="string">
            <text:p>COSENTINO MICHELE</text:p>
          </table:table-cell>
          <table:table-cell office:value-type="string">
            <text:p>STAR TREK <text:s/>DEEP SPACE NINE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2T09:09:51.391673">
            <text:p>12/09/2005</text:p>
          </table:table-cell>
          <table:table-cell office:value-type="string">
            <text:p>DE CARLI SILVIA</text:p>
          </table:table-cell>
          <table:table-cell office:value-type="string">
            <text:p>ROSSO D'AUTUNNO (SILENT FALL)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2T13:43:56.797808">
            <text:p>12/09/2005</text:p>
          </table:table-cell>
          <table:table-cell office:value-type="string">
            <text:p>TRINCA UMBERTO</text:p>
          </table:table-cell>
          <table:table-cell office:value-type="string">
            <text:p>LA BATTAGLIA DI MIDWAY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2T15:17:23.039968">
            <text:p>12/09/2005</text:p>
          </table:table-cell>
          <table:table-cell office:value-type="string">
            <text:p>SCUDELER ANTONELLA</text:p>
          </table:table-cell>
          <table:table-cell office:value-type="string">
            <text:p>SIN - PECCATO MORTALE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2T17:05:49.463009">
            <text:p>12/09/2005</text:p>
          </table:table-cell>
          <table:table-cell office:value-type="string">
            <text:p>CALDEO AIDA</text:p>
          </table:table-cell>
          <table:table-cell office:value-type="string">
            <text:p>THE ADDICTION - VAMPIRI A NEW YORK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3T12:33:44.501776">
            <text:p>13/09/2005</text:p>
          </table:table-cell>
          <table:table-cell office:value-type="string">
            <text:p>PROJETTO GIUSEPPE</text:p>
          </table:table-cell>
          <table:table-cell office:value-type="string">
            <text:p>SOL LEVANTE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4T00:08:05.98332">
            <text:p>14/09/2005</text:p>
          </table:table-cell>
          <table:table-cell office:value-type="string">
            <text:p>GALLINA GIORGIO</text:p>
          </table:table-cell>
          <table:table-cell office:value-type="string">
            <text:p>BIANCANEVE E I 7 NANI (80+20M) *RIMASTER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4T04:04:29.674811">
            <text:p>14/09/2005</text:p>
          </table:table-cell>
          <table:table-cell office:value-type="string">
            <text:p>COSENTINO MICHELE</text:p>
          </table:table-cell>
          <table:table-cell office:value-type="string">
            <text:p>SCARFACE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4T07:08:09.064876">
            <text:p>14/09/2005</text:p>
          </table:table-cell>
          <table:table-cell office:value-type="string">
            <text:p>GIUSTINO MARIA TERESA</text:p>
          </table:table-cell>
          <table:table-cell office:value-type="string">
            <text:p>STAR TREK <text:s/>DEEP SPACE NINE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4T11:17:16.538429">
            <text:p>14/09/2005</text:p>
          </table:table-cell>
          <table:table-cell office:value-type="string">
            <text:p>BOSCOLO BIELO DANIELA</text:p>
          </table:table-cell>
          <table:table-cell office:value-type="string">
            <text:p>UN INVERNO FREDDO FREDDO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8T02:06:29.191968">
            <text:p>18/09/2005</text:p>
          </table:table-cell>
          <table:table-cell office:value-type="string">
            <text:p>CAPPELLARO MAURO</text:p>
          </table:table-cell>
          <table:table-cell office:value-type="string">
            <text:p>SOLDATO JANE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8T17:08:42.620315">
            <text:p>18/09/2005</text:p>
          </table:table-cell>
          <table:table-cell office:value-type="string">
            <text:p>FIORENTINO ROBERTA</text:p>
          </table:table-cell>
          <table:table-cell office:value-type="string">
            <text:p>LA LEGGENDA DEL DRAGO ROSSO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9T02:10:02.811425">
            <text:p>19/09/2005</text:p>
          </table:table-cell>
          <table:table-cell office:value-type="string">
            <text:p>DELLA LUCIA MARZIA</text:p>
          </table:table-cell>
          <table:table-cell office:value-type="string">
            <text:p>THE BARBER - SEI TU IL PROSSIMO?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19T11:38:34.917285">
            <text:p>19/09/2005</text:p>
          </table:table-cell>
          <table:table-cell office:value-type="string">
            <text:p>LEO STELLA</text:p>
          </table:table-cell>
          <table:table-cell office:value-type="string">
            <text:p>LA LEGGENDA DEL VENTO DEL NORD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1T03:43:24.292445">
            <text:p>21/09/2005</text:p>
          </table:table-cell>
          <table:table-cell office:value-type="string">
            <text:p>BELLUZZO FRANCESCO</text:p>
          </table:table-cell>
          <table:table-cell office:value-type="string">
            <text:p>PIOVUTA DAL CIELO - FORCES OF NATURE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1T13:33:09.262581">
            <text:p>21/09/2005</text:p>
          </table:table-cell>
          <table:table-cell office:value-type="string">
            <text:p>BARISONFRANCESCA</text:p>
          </table:table-cell>
          <table:table-cell office:value-type="string">
            <text:p>LE AVVENTURE DI STANLEY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2T01:50:13.482279">
            <text:p>22/09/2005</text:p>
          </table:table-cell>
          <table:table-cell office:value-type="string">
            <text:p>CECCHINATO FABIANO</text:p>
          </table:table-cell>
          <table:table-cell office:value-type="string">
            <text:p>E ALLORA MAMBO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3T11:10:29.16381">
            <text:p>23/09/2005</text:p>
          </table:table-cell>
          <table:table-cell office:value-type="string">
            <text:p>LEO STELLA</text:p>
          </table:table-cell>
          <table:table-cell office:value-type="string">
            <text:p>PSYCHO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4T02:46:45.790837">
            <text:p>24/09/2005</text:p>
          </table:table-cell>
          <table:table-cell office:value-type="string">
            <text:p>SCHIAVONE ANGELA</text:p>
          </table:table-cell>
          <table:table-cell office:value-type="string">
            <text:p>ABANDON - MISTERIOSI OMICIDI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4T12:17:02.943134">
            <text:p>24/09/2005</text:p>
          </table:table-cell>
          <table:table-cell office:value-type="string">
            <text:p>GAGLIARDONI SILVIA</text:p>
          </table:table-cell>
          <table:table-cell office:value-type="string">
            <text:p>I DUE INVINCIBILI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4T12:39:43.040829">
            <text:p>24/09/2005</text:p>
          </table:table-cell>
          <table:table-cell office:value-type="string">
            <text:p>NARDI FRANCESCA</text:p>
          </table:table-cell>
          <table:table-cell office:value-type="string">
            <text:p>MYSTERY MEN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5T00:37:04.175148">
            <text:p>25/09/2005</text:p>
          </table:table-cell>
          <table:table-cell office:value-type="string">
            <text:p>BERGAMINI MARIA LUISA</text:p>
          </table:table-cell>
          <table:table-cell office:value-type="string">
            <text:p>AGENTE 007 IL MONDO NON BASTA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5T00:44:34.362639">
            <text:p>25/09/2005</text:p>
          </table:table-cell>
          <table:table-cell office:value-type="string">
            <text:p>GIUSTINO MARIA TERESA</text:p>
          </table:table-cell>
          <table:table-cell office:value-type="string">
            <text:p>PREMIER MANAGER NOVANTA NOVE <text:s text:c="6"/>*PSX*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5T17:01:12.737299">
            <text:p>25/09/2005</text:p>
          </table:table-cell>
          <table:table-cell office:value-type="string">
            <text:p>CAPPELLARO MAURO</text:p>
          </table:table-cell>
          <table:table-cell office:value-type="string">
            <text:p>LE OLIMPIADI DEI PUFFI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5T21:36:35.176206">
            <text:p>25/09/2005</text:p>
          </table:table-cell>
          <table:table-cell office:value-type="string">
            <text:p>BERNACCHIA CRISTINA</text:p>
          </table:table-cell>
          <table:table-cell office:value-type="string">
            <text:p>TRAPPOLA CRIMINALE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6T02:05:46.429602">
            <text:p>26/09/2005</text:p>
          </table:table-cell>
          <table:table-cell office:value-type="string">
            <text:p>SCUDELER ANTONELLA</text:p>
          </table:table-cell>
          <table:table-cell office:value-type="string">
            <text:p>A SHOT IN THE DARK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7T23:51:52.993817">
            <text:p>27/09/2005</text:p>
          </table:table-cell>
          <table:table-cell office:value-type="string">
            <text:p>THIELLA CHIARA</text:p>
          </table:table-cell>
          <table:table-cell office:value-type="string">
            <text:p>OBSESSION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8T02:19:12.419931">
            <text:p>28/09/2005</text:p>
          </table:table-cell>
          <table:table-cell office:value-type="string">
            <text:p>POLLIO ELIANA</text:p>
          </table:table-cell>
          <table:table-cell office:value-type="string">
            <text:p>ORIGINAL SIN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8T04:24:07.584594">
            <text:p>28/09/2005</text:p>
          </table:table-cell>
          <table:table-cell office:value-type="string">
            <text:p>BOSCOLO BIELO DANIELA</text:p>
          </table:table-cell>
          <table:table-cell office:value-type="string">
            <text:p>BROWN AWAY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8T10:32:14.628561">
            <text:p>28/09/2005</text:p>
          </table:table-cell>
          <table:table-cell office:value-type="string">
            <text:p>DELLA LUCIA MARZIA</text:p>
          </table:table-cell>
          <table:table-cell office:value-type="string">
            <text:p>FIGHT CLUB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8T18:24:31.940067">
            <text:p>28/09/2005</text:p>
          </table:table-cell>
          <table:table-cell office:value-type="string">
            <text:p>BERGAMINI MARIA LUISA</text:p>
          </table:table-cell>
          <table:table-cell office:value-type="string">
            <text:p>LA BELVA COL MITRA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9T03:51:31.558187">
            <text:p>29/09/2005</text:p>
          </table:table-cell>
          <table:table-cell office:value-type="string">
            <text:p>LEO STELLA</text:p>
          </table:table-cell>
          <table:table-cell office:value-type="string">
            <text:p>TARZAN IL MISTERO DELLA CITTA PERDUTA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9T16:55:57.524098">
            <text:p>29/09/2005</text:p>
          </table:table-cell>
          <table:table-cell office:value-type="string">
            <text:p>SCHIAVONE ANGELA</text:p>
          </table:table-cell>
          <table:table-cell office:value-type="string">
            <text:p>CONGO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3">
          <table:table-cell table:style-name="ce6" office:value-type="date" office:date-value="2005-09-29T22:01:49.147467">
            <text:p>29/09/2005</text:p>
          </table:table-cell>
          <table:table-cell office:value-type="string">
            <text:p>GIUSTINO MARIA TERESA</text:p>
          </table:table-cell>
          <table:table-cell office:value-type="string">
            <text:p>UN UOMO CHIAMATO FLINTSTONES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3" table:number-rows-repeated="654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Ott" table:style-name="ta4" table:print="false">
        <table:table-column table:style-name="co1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number-columns-repeated="252" table:default-cell-style-name="Default"/>
        <table:table-row table:style-name="ro1">
          <table:table-cell table:style-name="ce5" office:value-type="string">
            <text:p>Data</text:p>
          </table:table-cell>
          <table:table-cell table:style-name="ce5" office:value-type="string">
            <text:p>Cliente</text:p>
          </table:table-cell>
          <table:table-cell table:style-name="ce5" office:value-type="string">
            <text:p>Film</text:p>
          </table:table-cell>
          <table:table-cell table:style-name="ce5" office:value-type="string">
            <text:p>Tempo di consegna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1T01:11:40.652875">
            <text:p>01/10/2005</text:p>
          </table:table-cell>
          <table:table-cell office:value-type="string">
            <text:p>SIMONETTI DOROTEA</text:p>
          </table:table-cell>
          <table:table-cell office:value-type="string">
            <text:p>BEOWULF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1T05:32:45.088315">
            <text:p>01/10/2005</text:p>
          </table:table-cell>
          <table:table-cell office:value-type="string">
            <text:p>LO SCIUTO GIOVANNA</text:p>
          </table:table-cell>
          <table:table-cell office:value-type="string">
            <text:p>LOST IN SPACE - PERDUTI NELLO SPAZI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1T07:49:37.60661">
            <text:p>01/10/2005</text:p>
          </table:table-cell>
          <table:table-cell office:value-type="string">
            <text:p>BERGAMINI MARIA LUISA</text:p>
          </table:table-cell>
          <table:table-cell office:value-type="string">
            <text:p>IL GRANDE JOE - MIGHTY JOE YOUNG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1T08:18:42.318423">
            <text:p>01/10/2005</text:p>
          </table:table-cell>
          <table:table-cell office:value-type="string">
            <text:p>SCHIAVONE ANGELA</text:p>
          </table:table-cell>
          <table:table-cell office:value-type="string">
            <text:p>GLI SPIETATI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1T18:00:58.773305">
            <text:p>01/10/2005</text:p>
          </table:table-cell>
          <table:table-cell office:value-type="string">
            <text:p>GRECO PATRIZIA</text:p>
          </table:table-cell>
          <table:table-cell office:value-type="string">
            <text:p>STATI DI ALLUCINAZIONE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2T00:05:37.066372">
            <text:p>02/10/2005</text:p>
          </table:table-cell>
          <table:table-cell office:value-type="string">
            <text:p>TRINCA UMBERTO</text:p>
          </table:table-cell>
          <table:table-cell office:value-type="string">
            <text:p>SVITATI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2T03:07:23.40866">
            <text:p>02/10/2005</text:p>
          </table:table-cell>
          <table:table-cell office:value-type="string">
            <text:p>MORESCO ALICE</text:p>
          </table:table-cell>
          <table:table-cell office:value-type="string">
            <text:p>MARS ATTACKS !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2T11:49:36.018309">
            <text:p>02/10/2005</text:p>
          </table:table-cell>
          <table:table-cell office:value-type="string">
            <text:p>MELOTTO ROSSELLA</text:p>
          </table:table-cell>
          <table:table-cell office:value-type="string">
            <text:p>SCOOBY-DOO - IL FILM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4T04:28:16.086071">
            <text:p>04/10/2005</text:p>
          </table:table-cell>
          <table:table-cell office:value-type="string">
            <text:p>FIORENTINO ROBERTA</text:p>
          </table:table-cell>
          <table:table-cell office:value-type="string">
            <text:p>ANIMANIACS VOL.2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4T07:16:53.201655">
            <text:p>04/10/2005</text:p>
          </table:table-cell>
          <table:table-cell office:value-type="string">
            <text:p>LAPIS ALESSANDRA</text:p>
          </table:table-cell>
          <table:table-cell office:value-type="string">
            <text:p>BAMBOOZLED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4T15:32:13.772428">
            <text:p>04/10/2005</text:p>
          </table:table-cell>
          <table:table-cell office:value-type="string">
            <text:p>DE MUTTIS MATTEO</text:p>
          </table:table-cell>
          <table:table-cell office:value-type="string">
            <text:p>BEVERLY HILLS COP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4T23:02:30.700484">
            <text:p>04/10/2005</text:p>
          </table:table-cell>
          <table:table-cell office:value-type="string">
            <text:p>MASO STEFANO</text:p>
          </table:table-cell>
          <table:table-cell office:value-type="string">
            <text:p>FACCIA DA BASTARD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5T02:38:50.658897">
            <text:p>05/10/2005</text:p>
          </table:table-cell>
          <table:table-cell office:value-type="string">
            <text:p>TRINCA UMBERTO</text:p>
          </table:table-cell>
          <table:table-cell office:value-type="string">
            <text:p>ARRIVANO I PUFFI VOL.2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5T09:15:01.846721">
            <text:p>05/10/2005</text:p>
          </table:table-cell>
          <table:table-cell office:value-type="string">
            <text:p>TOSATO CRISTINA</text:p>
          </table:table-cell>
          <table:table-cell office:value-type="string">
            <text:p>SVITATI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5T17:04:13.355643">
            <text:p>05/10/2005</text:p>
          </table:table-cell>
          <table:table-cell office:value-type="string">
            <text:p>CUPIA LAURA</text:p>
          </table:table-cell>
          <table:table-cell office:value-type="string">
            <text:p>NOME IN CODICE: BROKEN ARROW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5T22:51:21.264084">
            <text:p>05/10/2005</text:p>
          </table:table-cell>
          <table:table-cell office:value-type="string">
            <text:p>PROJETTO GIUSEPPE</text:p>
          </table:table-cell>
          <table:table-cell office:value-type="string">
            <text:p>CARMEN STORY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6T06:26:59.513711">
            <text:p>06/10/2005</text:p>
          </table:table-cell>
          <table:table-cell office:value-type="string">
            <text:p>SCHIAVONE ANGELA</text:p>
          </table:table-cell>
          <table:table-cell office:value-type="string">
            <text:p>THE X FILES 13 - BIOGENESIS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6T08:07:44.967778">
            <text:p>06/10/2005</text:p>
          </table:table-cell>
          <table:table-cell office:value-type="string">
            <text:p>TRINCA UMBERTO</text:p>
          </table:table-cell>
          <table:table-cell office:value-type="string">
            <text:p>HANOI HILTON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6T15:22:04.776089">
            <text:p>06/10/2005</text:p>
          </table:table-cell>
          <table:table-cell office:value-type="string">
            <text:p>PROJETTO GIUSEPPE</text:p>
          </table:table-cell>
          <table:table-cell office:value-type="string">
            <text:p>STREGATI DALLA LUNA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7T02:04:13.745566">
            <text:p>07/10/2005</text:p>
          </table:table-cell>
          <table:table-cell office:value-type="string">
            <text:p>TOSATO CRISTINA</text:p>
          </table:table-cell>
          <table:table-cell office:value-type="string">
            <text:p>PICCOLO LORD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7T02:48:14.389446">
            <text:p>07/10/2005</text:p>
          </table:table-cell>
          <table:table-cell office:value-type="string">
            <text:p>CUPIA LAURA</text:p>
          </table:table-cell>
          <table:table-cell office:value-type="string">
            <text:p>SNATCH - LO STRAPP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7T08:42:40.002141">
            <text:p>07/10/2005</text:p>
          </table:table-cell>
          <table:table-cell office:value-type="string">
            <text:p>SIMONETTI DOROTEA</text:p>
          </table:table-cell>
          <table:table-cell office:value-type="string">
            <text:p>CODICE: SWORDFISH - PASSWORD ACCEPTED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7T08:42:47.738987">
            <text:p>07/10/2005</text:p>
          </table:table-cell>
          <table:table-cell office:value-type="string">
            <text:p>CAPPELLARO MAURO</text:p>
          </table:table-cell>
          <table:table-cell office:value-type="string">
            <text:p>CHRISTIANE F.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7T14:38:28.993228">
            <text:p>07/10/2005</text:p>
          </table:table-cell>
          <table:table-cell office:value-type="string">
            <text:p>MAUROGIOVANNI ROSALBA</text:p>
          </table:table-cell>
          <table:table-cell office:value-type="string">
            <text:p>AMERICAN PIE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8T10:50:26.454449">
            <text:p>08/10/2005</text:p>
          </table:table-cell>
          <table:table-cell office:value-type="string">
            <text:p>ODINELLI GIAMPAOLO</text:p>
          </table:table-cell>
          <table:table-cell office:value-type="string">
            <text:p>FACE/OFF - DUE FACCE DI UN ASSASSINO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8T16:56:28.670203">
            <text:p>08/10/2005</text:p>
          </table:table-cell>
          <table:table-cell office:value-type="string">
            <text:p>BELLUZZO FRANCESCO</text:p>
          </table:table-cell>
          <table:table-cell office:value-type="string">
            <text:p>PSYCHO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9T10:27:51.391051">
            <text:p>09/10/2005</text:p>
          </table:table-cell>
          <table:table-cell office:value-type="string">
            <text:p>MACCAGNA LINO</text:p>
          </table:table-cell>
          <table:table-cell office:value-type="string">
            <text:p>COME CANI &amp; GATTI - CATS &amp; DOGS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09T11:42:31.567621">
            <text:p>09/10/2005</text:p>
          </table:table-cell>
          <table:table-cell office:value-type="string">
            <text:p>CALDEO AIDA</text:p>
          </table:table-cell>
          <table:table-cell office:value-type="string">
            <text:p>STAR TREK - VOYAGER 1. 3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0T23:45:13.113949">
            <text:p>10/10/2005</text:p>
          </table:table-cell>
          <table:table-cell office:value-type="string">
            <text:p>INDELICATO PAOLA</text:p>
          </table:table-cell>
          <table:table-cell office:value-type="string">
            <text:p>DEMONIAC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1T01:04:15.844397">
            <text:p>11/10/2005</text:p>
          </table:table-cell>
          <table:table-cell office:value-type="string">
            <text:p>CARRETTA FRANCESCA</text:p>
          </table:table-cell>
          <table:table-cell office:value-type="string">
            <text:p>MIO CUGINO VINCENZO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1T16:47:55.815515">
            <text:p>11/10/2005</text:p>
          </table:table-cell>
          <table:table-cell office:value-type="string">
            <text:p>RIGHETTI PATRIZIA</text:p>
          </table:table-cell>
          <table:table-cell office:value-type="string">
            <text:p>IL GIORNO PIU LUNGO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1T23:00:26.401897">
            <text:p>11/10/2005</text:p>
          </table:table-cell>
          <table:table-cell office:value-type="string">
            <text:p>DE MUTTIS MATTEO</text:p>
          </table:table-cell>
          <table:table-cell office:value-type="string">
            <text:p>HEDWIG - LA DIVA CON QUALCOSA IN PIU'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2T16:12:14.050958">
            <text:p>12/10/2005</text:p>
          </table:table-cell>
          <table:table-cell office:value-type="string">
            <text:p>SIMONETTI DOROTEA</text:p>
          </table:table-cell>
          <table:table-cell office:value-type="string">
            <text:p>FANTAVISION <text:s text:c="23"/>*PS2*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3T01:13:38.758078">
            <text:p>13/10/2005</text:p>
          </table:table-cell>
          <table:table-cell office:value-type="string">
            <text:p>BONETTI MARIA LAURA</text:p>
          </table:table-cell>
          <table:table-cell office:value-type="string">
            <text:p>UN INVERNO FREDDO FREDD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3T17:40:49.655079">
            <text:p>13/10/2005</text:p>
          </table:table-cell>
          <table:table-cell office:value-type="string">
            <text:p>BOSCARIOL LORENZA</text:p>
          </table:table-cell>
          <table:table-cell office:value-type="string">
            <text:p>CARNE TREMULA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4T05:40:09.587959">
            <text:p>14/10/2005</text:p>
          </table:table-cell>
          <table:table-cell office:value-type="string">
            <text:p>DE CARLI SILVIA</text:p>
          </table:table-cell>
          <table:table-cell office:value-type="string">
            <text:p>PINOCCHIO - DI WALT DISNEY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4T16:38:28.419144">
            <text:p>14/10/2005</text:p>
          </table:table-cell>
          <table:table-cell office:value-type="string">
            <text:p>BARISONFRANCESCA</text:p>
          </table:table-cell>
          <table:table-cell office:value-type="string">
            <text:p>LA BOTTEGA DEL BARBIERE - BARBERSHOP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5T06:46:56.969346">
            <text:p>15/10/2005</text:p>
          </table:table-cell>
          <table:table-cell office:value-type="string">
            <text:p>ZANIN MARTA</text:p>
          </table:table-cell>
          <table:table-cell office:value-type="string">
            <text:p>IL TEMPO DEI CANI PAZZI - MAD DOG TIME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5T21:00:55.195514">
            <text:p>15/10/2005</text:p>
          </table:table-cell>
          <table:table-cell office:value-type="string">
            <text:p>LAPIS ALESSANDRA</text:p>
          </table:table-cell>
          <table:table-cell office:value-type="string">
            <text:p>FORT APACHE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6T04:14:55.127909">
            <text:p>16/10/2005</text:p>
          </table:table-cell>
          <table:table-cell office:value-type="string">
            <text:p>THIELLA CHIARA</text:p>
          </table:table-cell>
          <table:table-cell office:value-type="string">
            <text:p>GIOVANNA D'ARCO-THE STORY OF JOAN OF ARC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6T21:39:37.55436">
            <text:p>16/10/2005</text:p>
          </table:table-cell>
          <table:table-cell office:value-type="string">
            <text:p>CENSABELLA CRISTINA</text:p>
          </table:table-cell>
          <table:table-cell office:value-type="string">
            <text:p>POKEMON 2 - LA FORZA DI UNO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7T10:48:05.446963">
            <text:p>17/10/2005</text:p>
          </table:table-cell>
          <table:table-cell office:value-type="string">
            <text:p>MACCAGNA LINO</text:p>
          </table:table-cell>
          <table:table-cell office:value-type="string">
            <text:p>MORTAL KOMBAT - IL MITO "CONQUEST"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8T05:19:20.055126">
            <text:p>18/10/2005</text:p>
          </table:table-cell>
          <table:table-cell office:value-type="string">
            <text:p>LA BELLA MARIANGELA</text:p>
          </table:table-cell>
          <table:table-cell office:value-type="string">
            <text:p>IL TERZO MIRACOLO - THE THIRD MIRACLE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8T06:54:42.152159">
            <text:p>18/10/2005</text:p>
          </table:table-cell>
          <table:table-cell office:value-type="string">
            <text:p>CARRETTA FRANCESCA</text:p>
          </table:table-cell>
          <table:table-cell office:value-type="string">
            <text:p>THE INVADERS - GLI INVASORI SONO TRA NOI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9T03:41:37.10685">
            <text:p>19/10/2005</text:p>
          </table:table-cell>
          <table:table-cell office:value-type="string">
            <text:p>PAUCIULO ANNALISA</text:p>
          </table:table-cell>
          <table:table-cell office:value-type="string">
            <text:p>AMERICAN SCHOOL - LOSER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9T04:21:32.674945">
            <text:p>19/10/2005</text:p>
          </table:table-cell>
          <table:table-cell office:value-type="string">
            <text:p>ALZETTA DONATELLA</text:p>
          </table:table-cell>
          <table:table-cell office:value-type="string">
            <text:p>STALINGRAD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19T13:59:48.682688">
            <text:p>19/10/2005</text:p>
          </table:table-cell>
          <table:table-cell office:value-type="string">
            <text:p>VOLPATO MONICA</text:p>
          </table:table-cell>
          <table:table-cell office:value-type="string">
            <text:p>RICOMINCIARE A VIVERE - HOPE FLOATS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1T06:49:35.700812">
            <text:p>21/10/2005</text:p>
          </table:table-cell>
          <table:table-cell office:value-type="string">
            <text:p>POLLIO ELIANA</text:p>
          </table:table-cell>
          <table:table-cell office:value-type="string">
            <text:p>IL GRANDE COLPO - THE BIG HIT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1T07:48:41.107424">
            <text:p>21/10/2005</text:p>
          </table:table-cell>
          <table:table-cell office:value-type="string">
            <text:p>AZZATO CARMELINA</text:p>
          </table:table-cell>
          <table:table-cell office:value-type="string">
            <text:p>BAD COMPANY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1T11:54:30.622585">
            <text:p>21/10/2005</text:p>
          </table:table-cell>
          <table:table-cell office:value-type="string">
            <text:p>TOSATO CRISTINA</text:p>
          </table:table-cell>
          <table:table-cell office:value-type="string">
            <text:p>THE FLINTSTONE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1T17:41:48.131907">
            <text:p>21/10/2005</text:p>
          </table:table-cell>
          <table:table-cell office:value-type="string">
            <text:p>MAGGI SILVIA</text:p>
          </table:table-cell>
          <table:table-cell office:value-type="string">
            <text:p>GANDHI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2T04:25:24.491947">
            <text:p>22/10/2005</text:p>
          </table:table-cell>
          <table:table-cell office:value-type="string">
            <text:p>ANGERMANN SABINE</text:p>
          </table:table-cell>
          <table:table-cell office:value-type="string">
            <text:p>CACCIATORE DI ANIME - JOHN SINCLAIR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2T08:47:37.974014">
            <text:p>22/10/2005</text:p>
          </table:table-cell>
          <table:table-cell office:value-type="string">
            <text:p>SENNO PATRIZIA</text:p>
          </table:table-cell>
          <table:table-cell office:value-type="string">
            <text:p>WHITE OLEANDER - OLEANDRO BIANCO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2T18:58:59.097752">
            <text:p>22/10/2005</text:p>
          </table:table-cell>
          <table:table-cell office:value-type="string">
            <text:p>VIVIANI FEDERICA</text:p>
          </table:table-cell>
          <table:table-cell office:value-type="string">
            <text:p>JUDGMENT DAY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2T19:00:22.638196">
            <text:p>22/10/2005</text:p>
          </table:table-cell>
          <table:table-cell office:value-type="string">
            <text:p>SCUDELER ANTONELLA</text:p>
          </table:table-cell>
          <table:table-cell office:value-type="string">
            <text:p>LA LINGUA DEL SANTO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2T21:27:39.794084">
            <text:p>22/10/2005</text:p>
          </table:table-cell>
          <table:table-cell office:value-type="string">
            <text:p>PETRUCCI GIOVANNA</text:p>
          </table:table-cell>
          <table:table-cell office:value-type="string">
            <text:p>LE QUATTRO PIUME-THE FOUR FEATHER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3T10:46:11.955507">
            <text:p>23/10/2005</text:p>
          </table:table-cell>
          <table:table-cell office:value-type="string">
            <text:p>FAVARO MICHELE</text:p>
          </table:table-cell>
          <table:table-cell office:value-type="string">
            <text:p>GLI SPIETATI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3T21:38:14.277425">
            <text:p>23/10/2005</text:p>
          </table:table-cell>
          <table:table-cell office:value-type="string">
            <text:p>NARDI FRANCESCA</text:p>
          </table:table-cell>
          <table:table-cell office:value-type="string">
            <text:p>CONFLITTO FATALE - SHADED PLACES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4T10:24:35.440976">
            <text:p>24/10/2005</text:p>
          </table:table-cell>
          <table:table-cell office:value-type="string">
            <text:p>SCUDELER ANTONELLA</text:p>
          </table:table-cell>
          <table:table-cell office:value-type="string">
            <text:p>L'UOMO DELLA PIOGGIA - THE RAINMAKER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4T11:55:39.829756">
            <text:p>24/10/2005</text:p>
          </table:table-cell>
          <table:table-cell office:value-type="string">
            <text:p>DELLA LUCIA MARZIA</text:p>
          </table:table-cell>
          <table:table-cell office:value-type="string">
            <text:p>LE RISERVE - THE REPLACEMENTS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4T12:50:48.083268">
            <text:p>24/10/2005</text:p>
          </table:table-cell>
          <table:table-cell office:value-type="string">
            <text:p>BOSCARIOL LORENZA</text:p>
          </table:table-cell>
          <table:table-cell office:value-type="string">
            <text:p>RAINBOW SIX <text:s text:c="23"/>*PSX*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4T17:32:52.83185">
            <text:p>24/10/2005</text:p>
          </table:table-cell>
          <table:table-cell office:value-type="string">
            <text:p>CECCHINATO FABIANO</text:p>
          </table:table-cell>
          <table:table-cell office:value-type="string">
            <text:p>UN PERFETTO CRIMINALE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4T21:48:22.1932">
            <text:p>24/10/2005</text:p>
          </table:table-cell>
          <table:table-cell office:value-type="string">
            <text:p>RESTUCCIA FORTUNATA</text:p>
          </table:table-cell>
          <table:table-cell office:value-type="string">
            <text:p>CAPE FEAR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5T06:53:47.592369">
            <text:p>25/10/2005</text:p>
          </table:table-cell>
          <table:table-cell office:value-type="string">
            <text:p>D'ALVISE</text:p>
          </table:table-cell>
          <table:table-cell office:value-type="string">
            <text:p>MAN ON THE MOON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5T07:35:41.158561">
            <text:p>25/10/2005</text:p>
          </table:table-cell>
          <table:table-cell office:value-type="string">
            <text:p>CAPPELLARO MAURO</text:p>
          </table:table-cell>
          <table:table-cell office:value-type="string">
            <text:p>DIE HARD 2 - 58 MINUTI PER MORIRE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5T12:27:17.337049">
            <text:p>25/10/2005</text:p>
          </table:table-cell>
          <table:table-cell office:value-type="string">
            <text:p>CENSABELLA CRISTINA</text:p>
          </table:table-cell>
          <table:table-cell office:value-type="string">
            <text:p>ATLANTIS - L'IMPERO PERDUTO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6T09:52:20.113492">
            <text:p>26/10/2005</text:p>
          </table:table-cell>
          <table:table-cell office:value-type="string">
            <text:p>CECCHINATO FABIANO</text:p>
          </table:table-cell>
          <table:table-cell office:value-type="string">
            <text:p>COLONY WARS RED SUN <text:s text:c="15"/>*PSX*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6T10:49:48.182468">
            <text:p>26/10/2005</text:p>
          </table:table-cell>
          <table:table-cell office:value-type="string">
            <text:p>DE MUTTIS MATTEO</text:p>
          </table:table-cell>
          <table:table-cell office:value-type="string">
            <text:p>PREMIER MANAGER NOVANTA NOVE <text:s text:c="6"/>*PSX*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6T20:54:34.432648">
            <text:p>26/10/2005</text:p>
          </table:table-cell>
          <table:table-cell office:value-type="string">
            <text:p>POLLIO ELIANA</text:p>
          </table:table-cell>
          <table:table-cell office:value-type="string">
            <text:p>PINOCCHIO - DI WALT DISNEY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6T22:13:27.533115">
            <text:p>26/10/2005</text:p>
          </table:table-cell>
          <table:table-cell office:value-type="string">
            <text:p>TRINCA UMBERTO</text:p>
          </table:table-cell>
          <table:table-cell office:value-type="string">
            <text:p>MAMMA HO PRESO IL MORBILLO-HOME ALONE 3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7T06:34:44.591335">
            <text:p>27/10/2005</text:p>
          </table:table-cell>
          <table:table-cell office:value-type="string">
            <text:p>ZANIN MARTA</text:p>
          </table:table-cell>
          <table:table-cell office:value-type="string">
            <text:p>GEKIDO - URBAN FIGHTERS <text:s text:c="11"/>*PSX*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7T17:07:15.324092">
            <text:p>27/10/2005</text:p>
          </table:table-cell>
          <table:table-cell office:value-type="string">
            <text:p>VIVIANI FEDERICA</text:p>
          </table:table-cell>
          <table:table-cell office:value-type="string">
            <text:p>INSOMNIA</text:p>
          </table:table-cell>
          <table:table-cell office:value-type="float" office:value="6">
            <text:p>6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7T20:27:40.100578">
            <text:p>27/10/2005</text:p>
          </table:table-cell>
          <table:table-cell office:value-type="string">
            <text:p>PRINCIVALLE MARIA GRAZIA</text:p>
          </table:table-cell>
          <table:table-cell office:value-type="string">
            <text:p>THE DEER HUNTER</text:p>
          </table:table-cell>
          <table:table-cell office:value-type="float" office:value="9">
            <text:p>9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8T09:37:42.957463">
            <text:p>28/10/2005</text:p>
          </table:table-cell>
          <table:table-cell office:value-type="string">
            <text:p>ODINELLI GIAMPAOLO</text:p>
          </table:table-cell>
          <table:table-cell office:value-type="string">
            <text:p>LE RISERVE - THE REPLACEMENTS</text:p>
          </table:table-cell>
          <table:table-cell office:value-type="float" office:value="10">
            <text:p>10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8T09:45:59.763846">
            <text:p>28/10/2005</text:p>
          </table:table-cell>
          <table:table-cell office:value-type="string">
            <text:p>CUPIA LAURA</text:p>
          </table:table-cell>
          <table:table-cell office:value-type="string">
            <text:p>OMICIDIO IN PARADISO - UN CRIME AU PARAD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8T15:38:57.331618">
            <text:p>28/10/2005</text:p>
          </table:table-cell>
          <table:table-cell office:value-type="string">
            <text:p>DE CARLI SILVIA</text:p>
          </table:table-cell>
          <table:table-cell office:value-type="string">
            <text:p>BELLY OF THE BEAST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9T07:23:42.297466">
            <text:p>29/10/2005</text:p>
          </table:table-cell>
          <table:table-cell office:value-type="string">
            <text:p>DALFINO SPINELLI CHIARA</text:p>
          </table:table-cell>
          <table:table-cell office:value-type="string">
            <text:p>LETHAL WEAPON 3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style-name="ce6" office:value-type="date" office:date-value="2005-10-29T16:10:10.969694">
            <text:p>29/10/2005</text:p>
          </table:table-cell>
          <table:table-cell office:value-type="string">
            <text:p>DE CARLI SILVIA</text:p>
          </table:table-cell>
          <table:table-cell office:value-type="string">
            <text:p>BATTAGLIA PER LA TERRA-BATTLEFIELD EARTH</text:p>
          </table:table-cell>
          <table:table-cell office:value-type="float" office:value="8">
            <text:p>8</text:p>
          </table:table-cell>
          <table:table-cell table:number-columns-repeated="252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Catalogo.$A$1" table:cell-range-address="$Catalogo.$A$1:.$G$2967"/>
        <table:named-range table:name="Excel_BuiltIn_Criteria_1" table:base-cell-address="$Catalogo.$A$1" table:cell-range-address="$Catalogo.$#RIF!$#RIF!" table:range-usable-as="filter"/>
        <table:named-range table:name="genere" table:base-cell-address="$Catalogo.$A$1" table:cell-range-address="$#RIF!.$A$1:.$B$21"/>
      </table:named-expressions>
      <table:database-ranges>
        <table:database-range table:name="Excel_BuiltIn__FilterDatabase_1" table:target-range-address="Catalogo.A1:Catalogo.G29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fo:color="#000000"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3.08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atalogo" style:display-name="PageStyle_Catalog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lienti" style:display-name="PageStyle_Clien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et" style:display-name="PageStyle_S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t" style:display-name="PageStyle_Ot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7-12T23:07:47</meta:creation-date>
    <dc:creator>Marco Caresia</dc:creator>
    <dc:date>2006-07-12T23:08:37</dc:date>
    <meta:print-date>2006-07-12T23:07:59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cell-count="21175"/>
  </office:meta>
</office:document-meta>
</file>